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68cm"/>
    </style:style>
    <style:style style:name="co2" style:family="table-column">
      <style:table-column-properties fo:break-before="auto" style:column-width="3.801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4.413cm"/>
    </style:style>
    <style:style style:name="co5" style:family="table-column">
      <style:table-column-properties fo:break-before="auto" style:column-width="4.618cm"/>
    </style:style>
    <style:style style:name="co6" style:family="table-column">
      <style:table-column-properties fo:break-before="auto" style:column-width="4.449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3.94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summary" table:style-name="ta1">
        <table:shapes>
          <draw:frame draw:z-index="0" draw:style-name="gr1" draw:text-style-name="P1" svg:width="46.627cm" svg:height="20.734cm" svg:x="83.075cm" svg:y="0.426cm">
            <draw:object draw:notify-on-update-of-ranges="results_summary.A2:results_summary.A99 results_summary.E2:results_summary.E99 results_summary.A137:results_summary.A209 results_summary.E137:results_summary.E209 results_summary.A213:results_summary.A278 results_summary.E213:results_summary.E278 results_summary.A282:results_summary.A360 results_summary.E282:results_summary.E360 results_summary.A363:results_summary.A413 results_summary.E363:results_summary.E4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.131cm" svg:height="30.937cm" svg:x="86.209cm" svg:y="22.541cm">
            <draw:object draw:notify-on-update-of-ranges="results_summary.A2:results_summary.A99 results_summary.D2:results_summary.D99 results_summary.A2:results_summary.A99 results_summary.F2:results_summary.F99 results_summary.A2:results_summary.A99 results_summary.L1:results_summary.L1 results_summary.L2:results_summary.L99 results_summary.A2:results_summary.A99 results_summary.O2:results_summary.O99 results_summary.A2:results_summary.A99 results_summary.R1:results_summary.R1 results_summary.R2:results_summary.R9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.477cm" svg:height="18.138cm" svg:x="154.607cm" svg:y="24.082cm">
            <draw:object draw:notify-on-update-of-ranges="results_summary.A2:results_summary.A99 results_summary.F1:results_summary.F1 results_summary.F2:results_summary.F99 results_summary.A2:results_summary.A99 results_summary.G1:results_summary.G1 results_summary.G2:results_summary.G99 results_summary.A2:results_summary.A99 results_summary.H1:results_summary.H1 results_summary.H2:results_summary.H99 results_summary.A2:results_summary.A99 results_summary.I1:results_summary.I1 results_summary.I2:results_summary.I99 results_summary.A2:results_summary.A99 results_summary.J1:results_summary.J1 results_summary.J2:results_summary.J99 results_summary.A2:results_summary.A99 results_summary.K1:results_summary.K1 results_summary.K2:results_summary.K9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0.049cm" svg:height="22.252cm" svg:x="187.432cm" svg:y="24.385cm">
            <draw:object draw:notify-on-update-of-ranges="results_summary.A2:results_summary.A99 results_summary.L1:results_summary.L1 results_summary.L2:results_summary.L99 results_summary.A2:results_summary.A99 results_summary.M1:results_summary.M1 results_summary.M2:results_summary.M99 results_summary.A2:results_summary.A99 results_summary.N1:results_summary.N1 results_summary.N2:results_summary.N9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9.222cm" svg:height="23.029cm" svg:x="122.725cm" svg:y="24.127cm">
            <draw:object draw:notify-on-update-of-ranges="results_summary.A2:results_summary.A99 results_summary.P1:results_summary.P1 results_summary.P2:results_summary.P99 results_summary.A2:results_summary.A99 results_summary.Q1:results_summary.Q1 results_summary.Q2:results_summary.Q99 results_summary.A2:results_summary.A99 results_summary.R1:results_summary.R1 results_summary.R2:results_summary.R9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4.421cm" svg:height="22.352cm" svg:x="128.588cm" svg:y="54.451cm">
            <draw:object draw:notify-on-update-of-ranges="results_summary.A2:results_summary.A99 results_summary.T2:results_summary.T99 results_summary.A418:results_summary.A494 results_summary.T418:results_summary.T494 results_summary.A499:results_summary.A570 results_summary.T499:results_summary.T57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0.372cm" svg:height="18.317cm" svg:x="0.511cm" svg:y="310.706cm">
            <draw:object draw:notify-on-update-of-ranges="results_summary.C575:results_summary.C575 results_summary.C576:results_summary.C673 results_summary.E575:results_summary.E575 results_summary.E576:results_summary.E673 results_summary.C575:results_summary.C575 results_summary.C576:results_summary.C673 results_summary.F575:results_summary.F575 results_summary.F576:results_summary.F673 results_summary.C575:results_summary.C575 results_summary.C576:results_summary.C673 results_summary.G575:results_summary.G575 results_summary.G576:results_summary.G673 results_summary.C575:results_summary.C575 results_summary.C576:results_summary.C673 results_summary.H575:results_summary.H575 results_summary.H576:results_summary.H67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6.228cm" svg:height="18.127cm" svg:x="31.901cm" svg:y="306.089cm">
            <draw:object draw:notify-on-update-of-ranges="results_summary.C575:results_summary.C575 results_summary.C576:results_summary.C673 results_summary.J575:results_summary.J575 results_summary.J576:results_summary.J673 results_summary.C575:results_summary.C575 results_summary.C576:results_summary.C673 results_summary.K575:results_summary.K575 results_summary.K576:results_summary.K673 results_summary.C575:results_summary.C575 results_summary.C576:results_summary.C673 results_summary.L575:results_summary.L575 results_summary.L576:results_summary.L673 results_summary.C575:results_summary.C575 results_summary.C576:results_summary.C673 results_summary.M575:results_summary.M575 results_summary.M576:results_summary.M673 results_summary.C575:results_summary.C575 results_summary.C576:results_summary.C673 results_summary.N575:results_summary.N575 results_summary.N576:results_summary.N67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8.811cm" svg:height="16.143cm" svg:x="44.192cm" svg:y="327.66cm">
            <draw:object draw:notify-on-update-of-ranges="results_summary.C575:results_summary.C575 results_summary.C576:results_summary.C673 results_summary.P575:results_summary.P575 results_summary.P576:results_summary.P673 results_summary.C575:results_summary.C575 results_summary.C576:results_summary.C673 results_summary.Q575:results_summary.Q575 results_summary.Q576:results_summary.Q67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25.614cm" svg:height="17.046cm" svg:x="59.126cm" svg:y="306.099cm">
            <draw:object draw:notify-on-update-of-ranges="results_summary.C575:results_summary.C575 results_summary.C576:results_summary.C673 results_summary.S575:results_summary.S575 results_summary.S576:results_summary.S673 results_summary.C575:results_summary.C575 results_summary.C576:results_summary.C673 results_summary.T575:results_summary.T575 results_summary.T576:results_summary.T67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Input_power</text:p>
          </table:table-cell>
          <table:table-cell office:value-type="string" calcext:value-type="string">
            <text:p>Output_power</text:p>
          </table:table-cell>
          <table:table-cell office:value-type="string" calcext:value-type="string">
            <text:p>Losses</text:p>
          </table:table-cell>
          <table:table-cell office:value-type="string" calcext:value-type="string">
            <text:p>Efficency</text:p>
          </table:table-cell>
          <table:table-cell office:value-type="string" calcext:value-type="string">
            <text:p>Caps_losses</text:p>
          </table:table-cell>
          <table:table-cell office:value-type="string" calcext:value-type="string">
            <text:p>FL1_losses</text:p>
          </table:table-cell>
          <table:table-cell office:value-type="string" calcext:value-type="string">
            <text:p>HF1_losses</text:p>
          </table:table-cell>
          <table:table-cell office:value-type="string" calcext:value-type="string">
            <text:p>FL2_losses</text:p>
          </table:table-cell>
          <table:table-cell office:value-type="string" calcext:value-type="string">
            <text:p>HF2_losses</text:p>
          </table:table-cell>
          <table:table-cell office:value-type="string" calcext:value-type="string">
            <text:p>Bulkcap_losses</text:p>
          </table:table-cell>
          <table:table-cell office:value-type="string" calcext:value-type="string">
            <text:p>GaN_total_losses</text:p>
          </table:table-cell>
          <table:table-cell office:value-type="string" calcext:value-type="string">
            <text:p>GaN_switching_losses</text:p>
          </table:table-cell>
          <table:table-cell office:value-type="string" calcext:value-type="string">
            <text:p>GaN_ohmic_losses</text:p>
          </table:table-cell>
          <table:table-cell office:value-type="string" calcext:value-type="string">
            <text:p>L_losses</text:p>
          </table:table-cell>
          <table:table-cell office:value-type="string" calcext:value-type="string">
            <text:p>Si_conduction</text:p>
          </table:table-cell>
          <table:table-cell office:value-type="string" calcext:value-type="string">
            <text:p>Si_switching</text:p>
          </table:table-cell>
          <table:table-cell office:value-type="string" calcext:value-type="string">
            <text:p>Si_total</text:p>
          </table:table-cell>
          <table:table-cell office:value-type="string" calcext:value-type="string">
            <text:p>iTHD</text:p>
          </table:table-cell>
          <table:table-cell office:value-type="string" calcext:value-type="string">
            <text:p>iTHD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.4175248249887" calcext:value-type="float">
            <text:p>52,4175248249887</text:p>
          </table:table-cell>
          <table:table-cell office:value-type="float" office:value="50.0000044602329" calcext:value-type="float">
            <text:p>50,0000044602329</text:p>
          </table:table-cell>
          <table:table-cell office:value-type="float" office:value="2.849355585064" calcext:value-type="float">
            <text:p>2,849355585064</text:p>
          </table:table-cell>
          <table:table-cell office:value-type="float" office:value="94.564116499886" calcext:value-type="float">
            <text:p>94,564116499886</text:p>
          </table:table-cell>
          <table:table-cell office:value-type="float" office:value="0.813404879847487" calcext:value-type="float">
            <text:p>0,813404879847487</text:p>
          </table:table-cell>
          <table:table-cell office:value-type="float" office:value="0.00849214829843445" calcext:value-type="float">
            <text:p>0,00849214829843445</text:p>
          </table:table-cell>
          <table:table-cell office:value-type="float" office:value="0" calcext:value-type="float">
            <text:p>0</text:p>
          </table:table-cell>
          <table:table-cell office:value-type="float" office:value="0.00470535168312391" calcext:value-type="float">
            <text:p>0,00470535168312391</text:p>
          </table:table-cell>
          <table:table-cell office:value-type="float" office:value="0" calcext:value-type="float">
            <text:p>0</text:p>
          </table:table-cell>
          <table:table-cell office:value-type="float" office:value="0.800206971252913" calcext:value-type="float">
            <text:p>0,800206971252913</text:p>
          </table:table-cell>
          <table:table-cell office:value-type="float" office:value="0.939675804605144" calcext:value-type="float">
            <text:p>0,939675804605144</text:p>
          </table:table-cell>
          <table:table-cell office:value-type="float" office:value="0.887672098003684" calcext:value-type="float">
            <text:p>0,887672098003684</text:p>
          </table:table-cell>
          <table:table-cell office:value-type="float" office:value="0.052003706603857" calcext:value-type="float">
            <text:p>0,052003706603857</text:p>
          </table:table-cell>
          <table:table-cell office:value-type="float" office:value="1.06319193920365" calcext:value-type="float">
            <text:p>1,06319193920365</text:p>
          </table:table-cell>
          <table:table-cell office:value-type="float" office:value="0.031148409047022" calcext:value-type="float">
            <text:p>0,031148409047022</text:p>
          </table:table-cell>
          <table:table-cell office:value-type="float" office:value="0.00193455235637622" calcext:value-type="float">
            <text:p>0,00193455235637622</text:p>
          </table:table-cell>
          <table:table-cell office:value-type="float" office:value="0.0330829614033766" calcext:value-type="float">
            <text:p>0,0330829614033766</text:p>
          </table:table-cell>
          <table:table-cell office:value-type="float" office:value="5.27393533291432" calcext:value-type="float">
            <text:p>5,27393533291432</text:p>
          </table:table-cell>
          <table:table-cell table:formula="of:=[.S2]*100" office:value-type="float" office:value="527.393533291432" calcext:value-type="float">
            <text:p>527,3935332914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.420151004772" calcext:value-type="float">
            <text:p>102,420151004772</text:p>
          </table:table-cell>
          <table:table-cell office:value-type="float" office:value="100.000023898323" calcext:value-type="float">
            <text:p>100,000023898323</text:p>
          </table:table-cell>
          <table:table-cell office:value-type="float" office:value="2.89663786668801" calcext:value-type="float">
            <text:p>2,89663786668801</text:p>
          </table:table-cell>
          <table:table-cell office:value-type="float" office:value="97.1718086396548" calcext:value-type="float">
            <text:p>97,1718086396548</text:p>
          </table:table-cell>
          <table:table-cell office:value-type="float" office:value="0.814321656944331" calcext:value-type="float">
            <text:p>0,814321656944331</text:p>
          </table:table-cell>
          <table:table-cell office:value-type="float" office:value="0.00890400906278919" calcext:value-type="float">
            <text:p>0,00890400906278919</text:p>
          </table:table-cell>
          <table:table-cell office:value-type="float" office:value="0" calcext:value-type="float">
            <text:p>0</text:p>
          </table:table-cell>
          <table:table-cell office:value-type="float" office:value="0.00520627483898094" calcext:value-type="float">
            <text:p>0,00520627483898094</text:p>
          </table:table-cell>
          <table:table-cell office:value-type="float" office:value="0" calcext:value-type="float">
            <text:p>0</text:p>
          </table:table-cell>
          <table:table-cell office:value-type="float" office:value="0.800210964067018" calcext:value-type="float">
            <text:p>0,800210964067018</text:p>
          </table:table-cell>
          <table:table-cell office:value-type="float" office:value="0.983374440869263" calcext:value-type="float">
            <text:p>0,983374440869263</text:p>
          </table:table-cell>
          <table:table-cell office:value-type="float" office:value="0.929838719912268" calcext:value-type="float">
            <text:p>0,929838719912268</text:p>
          </table:table-cell>
          <table:table-cell office:value-type="float" office:value="0.0535357209561351" calcext:value-type="float">
            <text:p>0,0535357209561351</text:p>
          </table:table-cell>
          <table:table-cell office:value-type="float" office:value="1.06270330121534" calcext:value-type="float">
            <text:p>1,06270330121534</text:p>
          </table:table-cell>
          <table:table-cell office:value-type="float" office:value="0.034335231421688" calcext:value-type="float">
            <text:p>0,034335231421688</text:p>
          </table:table-cell>
          <table:table-cell office:value-type="float" office:value="0.00190323623961414" calcext:value-type="float">
            <text:p>0,00190323623961414</text:p>
          </table:table-cell>
          <table:table-cell office:value-type="float" office:value="0.0362384676613136" calcext:value-type="float">
            <text:p>0,0362384676613136</text:p>
          </table:table-cell>
          <table:table-cell office:value-type="float" office:value="2.71307397133419" calcext:value-type="float">
            <text:p>2,71307397133419</text:p>
          </table:table-cell>
          <table:table-cell table:formula="of:=[.S3]*100" office:value-type="float" office:value="271.307397133419" calcext:value-type="float">
            <text:p>271,3073971334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2.424700851969" calcext:value-type="float">
            <text:p>152,424700851969</text:p>
          </table:table-cell>
          <table:table-cell office:value-type="float" office:value="150.000074956775" calcext:value-type="float">
            <text:p>150,000074956775</text:p>
          </table:table-cell>
          <table:table-cell office:value-type="float" office:value="3.02219226585299" calcext:value-type="float">
            <text:p>3,02219226585299</text:p>
          </table:table-cell>
          <table:table-cell office:value-type="float" office:value="98.0172555745083" calcext:value-type="float">
            <text:p>98,0172555745083</text:p>
          </table:table-cell>
          <table:table-cell office:value-type="float" office:value="0.816010460456599" calcext:value-type="float">
            <text:p>0,816010460456599</text:p>
          </table:table-cell>
          <table:table-cell office:value-type="float" office:value="0.00966343191860495" calcext:value-type="float">
            <text:p>0,00966343191860495</text:p>
          </table:table-cell>
          <table:table-cell office:value-type="float" office:value="0" calcext:value-type="float">
            <text:p>0</text:p>
          </table:table-cell>
          <table:table-cell office:value-type="float" office:value="0.00612888016015978" calcext:value-type="float">
            <text:p>0,00612888016015978</text:p>
          </table:table-cell>
          <table:table-cell office:value-type="float" office:value="0" calcext:value-type="float">
            <text:p>0</text:p>
          </table:table-cell>
          <table:table-cell office:value-type="float" office:value="0.800217755667238" calcext:value-type="float">
            <text:p>0,800217755667238</text:p>
          </table:table-cell>
          <table:table-cell office:value-type="float" office:value="1.10200390695922" calcext:value-type="float">
            <text:p>1,10200390695922</text:p>
          </table:table-cell>
          <table:table-cell office:value-type="float" office:value="1.04592406555107" calcext:value-type="float">
            <text:p>1,04592406555107</text:p>
          </table:table-cell>
          <table:table-cell office:value-type="float" office:value="0.0560798414100656" calcext:value-type="float">
            <text:p>0,0560798414100656</text:p>
          </table:table-cell>
          <table:table-cell office:value-type="float" office:value="1.06263720481049" calcext:value-type="float">
            <text:p>1,06263720481049</text:p>
          </table:table-cell>
          <table:table-cell office:value-type="float" office:value="0.0396684557132344" calcext:value-type="float">
            <text:p>0,0396684557132344</text:p>
          </table:table-cell>
          <table:table-cell office:value-type="float" office:value="0.00187223790810466" calcext:value-type="float">
            <text:p>0,00187223790810466</text:p>
          </table:table-cell>
          <table:table-cell office:value-type="float" office:value="0.0415406936214396" calcext:value-type="float">
            <text:p>0,0415406936214396</text:p>
          </table:table-cell>
          <table:table-cell office:value-type="float" office:value="1.8345927930852" calcext:value-type="float">
            <text:p>1,8345927930852</text:p>
          </table:table-cell>
          <table:table-cell table:formula="of:=[.S4]*100" office:value-type="float" office:value="183.45927930852" calcext:value-type="float">
            <text:p>183,459279308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2.45004698834" calcext:value-type="float">
            <text:p>302,45004698834</text:p>
          </table:table-cell>
          <table:table-cell office:value-type="float" office:value="300.000547691398" calcext:value-type="float">
            <text:p>300,000547691398</text:p>
          </table:table-cell>
          <table:table-cell office:value-type="float" office:value="3.92535728896125" calcext:value-type="float">
            <text:p>3,92535728896125</text:p>
          </table:table-cell>
          <table:table-cell office:value-type="float" office:value="98.7021469111019" calcext:value-type="float">
            <text:p>98,7021469111019</text:p>
          </table:table-cell>
          <table:table-cell office:value-type="float" office:value="0.824899555823428" calcext:value-type="float">
            <text:p>0,824899555823428</text:p>
          </table:table-cell>
          <table:table-cell office:value-type="float" office:value="0.0137600964903592" calcext:value-type="float">
            <text:p>0,0137600964903592</text:p>
          </table:table-cell>
          <table:table-cell office:value-type="float" office:value="0.000171306791533609" calcext:value-type="float">
            <text:p>0,000171306791533609</text:p>
          </table:table-cell>
          <table:table-cell office:value-type="float" office:value="0.0107163517999816" calcext:value-type="float">
            <text:p>0,0107163517999816</text:p>
          </table:table-cell>
          <table:table-cell office:value-type="float" office:value="0" calcext:value-type="float">
            <text:p>0</text:p>
          </table:table-cell>
          <table:table-cell office:value-type="float" office:value="0.800251459389852" calcext:value-type="float">
            <text:p>0,800251459389852</text:p>
          </table:table-cell>
          <table:table-cell office:value-type="float" office:value="1.96487670472708" calcext:value-type="float">
            <text:p>1,96487670472708</text:p>
          </table:table-cell>
          <table:table-cell office:value-type="float" office:value="1.89497282633162" calcext:value-type="float">
            <text:p>1,89497282633162</text:p>
          </table:table-cell>
          <table:table-cell office:value-type="float" office:value="0.0699038783945169" calcext:value-type="float">
            <text:p>0,0699038783945169</text:p>
          </table:table-cell>
          <table:table-cell office:value-type="float" office:value="1.06637048800567" calcext:value-type="float">
            <text:p>1,06637048800567</text:p>
          </table:table-cell>
          <table:table-cell office:value-type="float" office:value="0.0675694188752767" calcext:value-type="float">
            <text:p>0,0675694188752767</text:p>
          </table:table-cell>
          <table:table-cell office:value-type="float" office:value="0.00164112152905331" calcext:value-type="float">
            <text:p>0,00164112152905331</text:p>
          </table:table-cell>
          <table:table-cell office:value-type="float" office:value="0.0692105404044845" calcext:value-type="float">
            <text:p>0,0692105404044845</text:p>
          </table:table-cell>
          <table:table-cell office:value-type="float" office:value="0.943232084691598" calcext:value-type="float">
            <text:p>0,943232084691598</text:p>
          </table:table-cell>
          <table:table-cell table:formula="of:=[.S5]*100" office:value-type="float" office:value="94.3232084691598" calcext:value-type="float">
            <text:p>94,323208469159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2.461969965125" calcext:value-type="float">
            <text:p>352,461969965125</text:p>
          </table:table-cell>
          <table:table-cell office:value-type="float" office:value="350.00085671983" calcext:value-type="float">
            <text:p>350,00085671983</text:p>
          </table:table-cell>
          <table:table-cell office:value-type="float" office:value="4.30414941978228" calcext:value-type="float">
            <text:p>4,30414941978228</text:p>
          </table:table-cell>
          <table:table-cell office:value-type="float" office:value="98.7788329598219" calcext:value-type="float">
            <text:p>98,7788329598219</text:p>
          </table:table-cell>
          <table:table-cell office:value-type="float" office:value="0.82857916723184" calcext:value-type="float">
            <text:p>0,82857916723184</text:p>
          </table:table-cell>
          <table:table-cell office:value-type="float" office:value="0.0154225574050495" calcext:value-type="float">
            <text:p>0,0154225574050495</text:p>
          </table:table-cell>
          <table:table-cell office:value-type="float" office:value="0.000266551570301004" calcext:value-type="float">
            <text:p>0,000266551570301004</text:p>
          </table:table-cell>
          <table:table-cell office:value-type="float" office:value="0.0124388995294738" calcext:value-type="float">
            <text:p>0,0124388995294738</text:p>
          </table:table-cell>
          <table:table-cell office:value-type="float" office:value="0.000185152034769151" calcext:value-type="float">
            <text:p>0,000185152034769151</text:p>
          </table:table-cell>
          <table:table-cell office:value-type="float" office:value="0.800265675468554" calcext:value-type="float">
            <text:p>0,800265675468554</text:p>
          </table:table-cell>
          <table:table-cell office:value-type="float" office:value="2.32591734276969" calcext:value-type="float">
            <text:p>2,32591734276969</text:p>
          </table:table-cell>
          <table:table-cell office:value-type="float" office:value="2.24938907124025" calcext:value-type="float">
            <text:p>2,24938907124025</text:p>
          </table:table-cell>
          <table:table-cell office:value-type="float" office:value="0.0765282715323861" calcext:value-type="float">
            <text:p>0,0765282715323861</text:p>
          </table:table-cell>
          <table:table-cell office:value-type="float" office:value="1.06804508878889" calcext:value-type="float">
            <text:p>1,06804508878889</text:p>
          </table:table-cell>
          <table:table-cell office:value-type="float" office:value="0.0800484677719189" calcext:value-type="float">
            <text:p>0,0800484677719189</text:p>
          </table:table-cell>
          <table:table-cell office:value-type="float" office:value="0.00155935321752627" calcext:value-type="float">
            <text:p>0,00155935321752627</text:p>
          </table:table-cell>
          <table:table-cell office:value-type="float" office:value="0.0816078209893578" calcext:value-type="float">
            <text:p>0,0816078209893578</text:p>
          </table:table-cell>
          <table:table-cell office:value-type="float" office:value="0.805256985742022" calcext:value-type="float">
            <text:p>0,805256985742022</text:p>
          </table:table-cell>
          <table:table-cell table:formula="of:=[.S6]*100" office:value-type="float" office:value="80.5256985742022" calcext:value-type="float">
            <text:p>80,52569857420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2.475913672082" calcext:value-type="float">
            <text:p>402,475913672082</text:p>
          </table:table-cell>
          <table:table-cell office:value-type="float" office:value="400.001265129083" calcext:value-type="float">
            <text:p>400,001265129083</text:p>
          </table:table-cell>
          <table:table-cell office:value-type="float" office:value="4.85167876460768" calcext:value-type="float">
            <text:p>4,85167876460768</text:p>
          </table:table-cell>
          <table:table-cell office:value-type="float" office:value="98.7945418380564" calcext:value-type="float">
            <text:p>98,7945418380564</text:p>
          </table:table-cell>
          <table:table-cell office:value-type="float" office:value="0.832559666227713" calcext:value-type="float">
            <text:p>0,832559666227713</text:p>
          </table:table-cell>
          <table:table-cell office:value-type="float" office:value="0.0173280111304046" calcext:value-type="float">
            <text:p>0,0173280111304046</text:p>
          </table:table-cell>
          <table:table-cell office:value-type="float" office:value="0.000346206225557212" calcext:value-type="float">
            <text:p>0,000346206225557212</text:p>
          </table:table-cell>
          <table:table-cell office:value-type="float" office:value="0.0143268838280409" calcext:value-type="float">
            <text:p>0,0143268838280409</text:p>
          </table:table-cell>
          <table:table-cell office:value-type="float" office:value="0.000276938535944107" calcext:value-type="float">
            <text:p>0,000276938535944107</text:p>
          </table:table-cell>
          <table:table-cell office:value-type="float" office:value="0.800281304005168" calcext:value-type="float">
            <text:p>0,800281304005168</text:p>
          </table:table-cell>
          <table:table-cell office:value-type="float" office:value="2.85302394564309" calcext:value-type="float">
            <text:p>2,85302394564309</text:p>
          </table:table-cell>
          <table:table-cell office:value-type="float" office:value="2.76852531000309" calcext:value-type="float">
            <text:p>2,76852531000309</text:p>
          </table:table-cell>
          <table:table-cell office:value-type="float" office:value="0.0844986356446748" calcext:value-type="float">
            <text:p>0,0844986356446748</text:p>
          </table:table-cell>
          <table:table-cell office:value-type="float" office:value="1.07040326042171" calcext:value-type="float">
            <text:p>1,07040326042171</text:p>
          </table:table-cell>
          <table:table-cell office:value-type="float" office:value="0.0941870294115663" calcext:value-type="float">
            <text:p>0,0941870294115663</text:p>
          </table:table-cell>
          <table:table-cell office:value-type="float" office:value="0.00150486289940065" calcext:value-type="float">
            <text:p>0,00150486289940065</text:p>
          </table:table-cell>
          <table:table-cell office:value-type="float" office:value="0.095691892310953" calcext:value-type="float">
            <text:p>0,095691892310953</text:p>
          </table:table-cell>
          <table:table-cell office:value-type="float" office:value="0.698157733470251" calcext:value-type="float">
            <text:p>0,698157733470251</text:p>
          </table:table-cell>
          <table:table-cell table:formula="of:=[.S7]*100" office:value-type="float" office:value="69.8157733470251" calcext:value-type="float">
            <text:p>69,815773347025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2.493045796009" calcext:value-type="float">
            <text:p>452,493045796009</text:p>
          </table:table-cell>
          <table:table-cell office:value-type="float" office:value="450.001717411708" calcext:value-type="float">
            <text:p>450,001717411708</text:p>
          </table:table-cell>
          <table:table-cell office:value-type="float" office:value="6.23951034922968" calcext:value-type="float">
            <text:p>6,23951034922968</text:p>
          </table:table-cell>
          <table:table-cell office:value-type="float" office:value="98.6210814959915" calcext:value-type="float">
            <text:p>98,6210814959915</text:p>
          </table:table-cell>
          <table:table-cell office:value-type="float" office:value="0.837671772436517" calcext:value-type="float">
            <text:p>0,837671772436517</text:p>
          </table:table-cell>
          <table:table-cell office:value-type="float" office:value="0.0196168568630905" calcext:value-type="float">
            <text:p>0,0196168568630905</text:p>
          </table:table-cell>
          <table:table-cell office:value-type="float" office:value="0.000476574756870638" calcext:value-type="float">
            <text:p>0,000476574756870638</text:p>
          </table:table-cell>
          <table:table-cell office:value-type="float" office:value="0.0168330531806221" calcext:value-type="float">
            <text:p>0,0168330531806221</text:p>
          </table:table-cell>
          <table:table-cell office:value-type="float" office:value="0.000443587346452193" calcext:value-type="float">
            <text:p>0,000443587346452193</text:p>
          </table:table-cell>
          <table:table-cell office:value-type="float" office:value="0.800301383248546" calcext:value-type="float">
            <text:p>0,800301383248546</text:p>
          </table:table-cell>
          <table:table-cell office:value-type="float" office:value="4.21518977082887" calcext:value-type="float">
            <text:p>4,21518977082887</text:p>
          </table:table-cell>
          <table:table-cell office:value-type="float" office:value="4.12042707508335" calcext:value-type="float">
            <text:p>4,12042707508335</text:p>
          </table:table-cell>
          <table:table-cell office:value-type="float" office:value="0.0947626957468782" calcext:value-type="float">
            <text:p>0,0947626957468782</text:p>
          </table:table-cell>
          <table:table-cell office:value-type="float" office:value="1.07353015883991" calcext:value-type="float">
            <text:p>1,07353015883991</text:p>
          </table:table-cell>
          <table:table-cell office:value-type="float" office:value="0.111613488733695" calcext:value-type="float">
            <text:p>0,111613488733695</text:p>
          </table:table-cell>
          <table:table-cell office:value-type="float" office:value="0.00150515838543641" calcext:value-type="float">
            <text:p>0,00150515838543641</text:p>
          </table:table-cell>
          <table:table-cell office:value-type="float" office:value="0.11311864711919" calcext:value-type="float">
            <text:p>0,11311864711919</text:p>
          </table:table-cell>
          <table:table-cell office:value-type="float" office:value="0.627640720730426" calcext:value-type="float">
            <text:p>0,627640720730426</text:p>
          </table:table-cell>
          <table:table-cell table:formula="of:=[.S8]*100" office:value-type="float" office:value="62.7640720730426" calcext:value-type="float">
            <text:p>62,76407207304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2.513013404235" calcext:value-type="float">
            <text:p>502,513013404235</text:p>
          </table:table-cell>
          <table:table-cell office:value-type="float" office:value="500.002340939396" calcext:value-type="float">
            <text:p>500,002340939396</text:p>
          </table:table-cell>
          <table:table-cell office:value-type="float" office:value="7.31920859840774" calcext:value-type="float">
            <text:p>7,31920859840774</text:p>
          </table:table-cell>
          <table:table-cell office:value-type="float" office:value="98.5434787974096" calcext:value-type="float">
            <text:p>98,5434787974096</text:p>
          </table:table-cell>
          <table:table-cell office:value-type="float" office:value="0.84231451013046" calcext:value-type="float">
            <text:p>0,84231451013046</text:p>
          </table:table-cell>
          <table:table-cell office:value-type="float" office:value="0.0218326108830235" calcext:value-type="float">
            <text:p>0,0218326108830235</text:p>
          </table:table-cell>
          <table:table-cell office:value-type="float" office:value="0.000554617512855191" calcext:value-type="float">
            <text:p>0,000554617512855191</text:p>
          </table:table-cell>
          <table:table-cell office:value-type="float" office:value="0.0190739973577286" calcext:value-type="float">
            <text:p>0,0190739973577286</text:p>
          </table:table-cell>
          <table:table-cell office:value-type="float" office:value="0.000530252811855433" calcext:value-type="float">
            <text:p>0,000530252811855433</text:p>
          </table:table-cell>
          <table:table-cell office:value-type="float" office:value="0.800322721859287" calcext:value-type="float">
            <text:p>0,800322721859287</text:p>
          </table:table-cell>
          <table:table-cell office:value-type="float" office:value="5.26818547841659" calcext:value-type="float">
            <text:p>5,26818547841659</text:p>
          </table:table-cell>
          <table:table-cell office:value-type="float" office:value="5.16230128316466" calcext:value-type="float">
            <text:p>5,16230128316466</text:p>
          </table:table-cell>
          <table:table-cell office:value-type="float" office:value="0.105884195249938" calcext:value-type="float">
            <text:p>0,105884195249938</text:p>
          </table:table-cell>
          <table:table-cell office:value-type="float" office:value="1.07708081563244" calcext:value-type="float">
            <text:p>1,07708081563244</text:p>
          </table:table-cell>
          <table:table-cell office:value-type="float" office:value="0.130157156528541" calcext:value-type="float">
            <text:p>0,130157156528541</text:p>
          </table:table-cell>
          <table:table-cell office:value-type="float" office:value="0.00147063770324684" calcext:value-type="float">
            <text:p>0,00147063770324684</text:p>
          </table:table-cell>
          <table:table-cell office:value-type="float" office:value="0.131627794231723" calcext:value-type="float">
            <text:p>0,131627794231723</text:p>
          </table:table-cell>
          <table:table-cell office:value-type="float" office:value="0.563929242541184" calcext:value-type="float">
            <text:p>0,563929242541184</text:p>
          </table:table-cell>
          <table:table-cell table:formula="of:=[.S9]*100" office:value-type="float" office:value="56.3929242541184" calcext:value-type="float">
            <text:p>56,392924254118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2.534494871874" calcext:value-type="float">
            <text:p>552,534494871874</text:p>
          </table:table-cell>
          <table:table-cell office:value-type="float" office:value="550.003108519161" calcext:value-type="float">
            <text:p>550,003108519161</text:p>
          </table:table-cell>
          <table:table-cell office:value-type="float" office:value="7.62812443354473" calcext:value-type="float">
            <text:p>7,62812443354473</text:p>
          </table:table-cell>
          <table:table-cell office:value-type="float" office:value="98.6194301906874" calcext:value-type="float">
            <text:p>98,6194301906874</text:p>
          </table:table-cell>
          <table:table-cell office:value-type="float" office:value="0.847506258583691" calcext:value-type="float">
            <text:p>0,847506258583691</text:p>
          </table:table-cell>
          <table:table-cell office:value-type="float" office:value="0.0243176057873775" calcext:value-type="float">
            <text:p>0,0243176057873775</text:p>
          </table:table-cell>
          <table:table-cell office:value-type="float" office:value="0.000648896867210626" calcext:value-type="float">
            <text:p>0,000648896867210626</text:p>
          </table:table-cell>
          <table:table-cell office:value-type="float" office:value="0.0215687774853688" calcext:value-type="float">
            <text:p>0,0215687774853688</text:p>
          </table:table-cell>
          <table:table-cell office:value-type="float" office:value="0.000624486825755694" calcext:value-type="float">
            <text:p>0,000624486825755694</text:p>
          </table:table-cell>
          <table:table-cell office:value-type="float" office:value="0.800346180233703" calcext:value-type="float">
            <text:p>0,800346180233703</text:p>
          </table:table-cell>
          <table:table-cell office:value-type="float" office:value="5.54859696744599" calcext:value-type="float">
            <text:p>5,54859696744599</text:p>
          </table:table-cell>
          <table:table-cell office:value-type="float" office:value="5.43021897808823" calcext:value-type="float">
            <text:p>5,43021897808823</text:p>
          </table:table-cell>
          <table:table-cell office:value-type="float" office:value="0.118377989358275" calcext:value-type="float">
            <text:p>0,118377989358275</text:p>
          </table:table-cell>
          <table:table-cell office:value-type="float" office:value="1.08014139949737" calcext:value-type="float">
            <text:p>1,08014139949737</text:p>
          </table:table-cell>
          <table:table-cell office:value-type="float" office:value="0.150611158149485" calcext:value-type="float">
            <text:p>0,150611158149485</text:p>
          </table:table-cell>
          <table:table-cell office:value-type="float" office:value="0.00126864986294764" calcext:value-type="float">
            <text:p>0,00126864986294764</text:p>
          </table:table-cell>
          <table:table-cell office:value-type="float" office:value="0.151879808011952" calcext:value-type="float">
            <text:p>0,151879808011952</text:p>
          </table:table-cell>
          <table:table-cell office:value-type="float" office:value="0.51142768079425" calcext:value-type="float">
            <text:p>0,51142768079425</text:p>
          </table:table-cell>
          <table:table-cell table:formula="of:=[.S10]*100" office:value-type="float" office:value="51.142768079425" calcext:value-type="float">
            <text:p>51,1427680794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02.557922780907" calcext:value-type="float">
            <text:p>602,557922780907</text:p>
          </table:table-cell>
          <table:table-cell office:value-type="float" office:value="600.004040125885" calcext:value-type="float">
            <text:p>600,004040125885</text:p>
          </table:table-cell>
          <table:table-cell office:value-type="float" office:value="8.02283560020303" calcext:value-type="float">
            <text:p>8,02283560020303</text:p>
          </table:table-cell>
          <table:table-cell office:value-type="float" office:value="98.6685370347288" calcext:value-type="float">
            <text:p>98,6685370347288</text:p>
          </table:table-cell>
          <table:table-cell office:value-type="float" office:value="0.853186224626487" calcext:value-type="float">
            <text:p>0,853186224626487</text:p>
          </table:table-cell>
          <table:table-cell office:value-type="float" office:value="0.0270410392869698" calcext:value-type="float">
            <text:p>0,0270410392869698</text:p>
          </table:table-cell>
          <table:table-cell office:value-type="float" office:value="0.00075539328883637" calcext:value-type="float">
            <text:p>0,00075539328883637</text:p>
          </table:table-cell>
          <table:table-cell office:value-type="float" office:value="0.0242786676292763" calcext:value-type="float">
            <text:p>0,0242786676292763</text:p>
          </table:table-cell>
          <table:table-cell office:value-type="float" office:value="0.000738924033219711" calcext:value-type="float">
            <text:p>0,000738924033219711</text:p>
          </table:table-cell>
          <table:table-cell office:value-type="float" office:value="0.800371892472346" calcext:value-type="float">
            <text:p>0,800371892472346</text:p>
          </table:table-cell>
          <table:table-cell office:value-type="float" office:value="5.91250026852177" calcext:value-type="float">
            <text:p>5,91250026852177</text:p>
          </table:table-cell>
          <table:table-cell office:value-type="float" office:value="5.78027775728431" calcext:value-type="float">
            <text:p>5,78027775728431</text:p>
          </table:table-cell>
          <table:table-cell office:value-type="float" office:value="0.132222511227489" calcext:value-type="float">
            <text:p>0,132222511227489</text:p>
          </table:table-cell>
          <table:table-cell office:value-type="float" office:value="1.08321441066742" calcext:value-type="float">
            <text:p>1,08321441066742</text:p>
          </table:table-cell>
          <table:table-cell office:value-type="float" office:value="0.173000523874523" calcext:value-type="float">
            <text:p>0,173000523874523</text:p>
          </table:table-cell>
          <table:table-cell office:value-type="float" office:value="0.000934172519927688" calcext:value-type="float">
            <text:p>0,000934172519927688</text:p>
          </table:table-cell>
          <table:table-cell office:value-type="float" office:value="0.17393469639431" calcext:value-type="float">
            <text:p>0,17393469639431</text:p>
          </table:table-cell>
          <table:table-cell office:value-type="float" office:value="0.467436456506729" calcext:value-type="float">
            <text:p>0,467436456506729</text:p>
          </table:table-cell>
          <table:table-cell table:formula="of:=[.S11]*100" office:value-type="float" office:value="46.7436456506729" calcext:value-type="float">
            <text:p>46,743645650672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52.582924089195" calcext:value-type="float">
            <text:p>652,582924089195</text:p>
          </table:table-cell>
          <table:table-cell office:value-type="float" office:value="650.005140307443" calcext:value-type="float">
            <text:p>650,005140307443</text:p>
          </table:table-cell>
          <table:table-cell office:value-type="float" office:value="8.49829847233049" calcext:value-type="float">
            <text:p>8,49829847233049</text:p>
          </table:table-cell>
          <table:table-cell office:value-type="float" office:value="98.6977442795521" calcext:value-type="float">
            <text:p>98,6977442795521</text:p>
          </table:table-cell>
          <table:table-cell office:value-type="float" office:value="0.859172589231156" calcext:value-type="float">
            <text:p>0,859172589231156</text:p>
          </table:table-cell>
          <table:table-cell office:value-type="float" office:value="0.0299430039404344" calcext:value-type="float">
            <text:p>0,0299430039404344</text:p>
          </table:table-cell>
          <table:table-cell office:value-type="float" office:value="0.000868521180610995" calcext:value-type="float">
            <text:p>0,000868521180610995</text:p>
          </table:table-cell>
          <table:table-cell office:value-type="float" office:value="0.0271115533000886" calcext:value-type="float">
            <text:p>0,0271115533000886</text:p>
          </table:table-cell>
          <table:table-cell office:value-type="float" office:value="0.000849035884538605" calcext:value-type="float">
            <text:p>0,000849035884538605</text:p>
          </table:table-cell>
          <table:table-cell office:value-type="float" office:value="0.800400168776401" calcext:value-type="float">
            <text:p>0,800400168776401</text:p>
          </table:table-cell>
          <table:table-cell office:value-type="float" office:value="6.35341579815707" calcext:value-type="float">
            <text:p>6,35341579815707</text:p>
          </table:table-cell>
          <table:table-cell office:value-type="float" office:value="6.20649582853655" calcext:value-type="float">
            <text:p>6,20649582853655</text:p>
          </table:table-cell>
          <table:table-cell office:value-type="float" office:value="0.146919969602455" calcext:value-type="float">
            <text:p>0,146919969602455</text:p>
          </table:table-cell>
          <table:table-cell office:value-type="float" office:value="1.08750645509795" calcext:value-type="float">
            <text:p>1,08750645509795</text:p>
          </table:table-cell>
          <table:table-cell office:value-type="float" office:value="0.196970543227663" calcext:value-type="float">
            <text:p>0,196970543227663</text:p>
          </table:table-cell>
          <table:table-cell office:value-type="float" office:value="0.0012330866490153" calcext:value-type="float">
            <text:p>0,0012330866490153</text:p>
          </table:table-cell>
          <table:table-cell office:value-type="float" office:value="0.198203629876213" calcext:value-type="float">
            <text:p>0,198203629876213</text:p>
          </table:table-cell>
          <table:table-cell office:value-type="float" office:value="0.427550786175786" calcext:value-type="float">
            <text:p>0,427550786175786</text:p>
          </table:table-cell>
          <table:table-cell table:formula="of:=[.S12]*100" office:value-type="float" office:value="42.7550786175786" calcext:value-type="float">
            <text:p>42,755078617578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2.610579558698" calcext:value-type="float">
            <text:p>702,610579558698</text:p>
          </table:table-cell>
          <table:table-cell office:value-type="float" office:value="700.006434946735" calcext:value-type="float">
            <text:p>700,006434946735</text:p>
          </table:table-cell>
          <table:table-cell office:value-type="float" office:value="9.00726913086772" calcext:value-type="float">
            <text:p>9,00726913086772</text:p>
          </table:table-cell>
          <table:table-cell office:value-type="float" office:value="98.7180282533485" calcext:value-type="float">
            <text:p>98,7180282533485</text:p>
          </table:table-cell>
          <table:table-cell office:value-type="float" office:value="0.865558041582847" calcext:value-type="float">
            <text:p>0,865558041582847</text:p>
          </table:table-cell>
          <table:table-cell office:value-type="float" office:value="0.0329666773511379" calcext:value-type="float">
            <text:p>0,0329666773511379</text:p>
          </table:table-cell>
          <table:table-cell office:value-type="float" office:value="0.000993211924511953" calcext:value-type="float">
            <text:p>0,000993211924511953</text:p>
          </table:table-cell>
          <table:table-cell office:value-type="float" office:value="0.0301883725811028" calcext:value-type="float">
            <text:p>0,0301883725811028</text:p>
          </table:table-cell>
          <table:table-cell office:value-type="float" office:value="0.000979862633723405" calcext:value-type="float">
            <text:p>0,000979862633723405</text:p>
          </table:table-cell>
          <table:table-cell office:value-type="float" office:value="0.800429612649858" calcext:value-type="float">
            <text:p>0,800429612649858</text:p>
          </table:table-cell>
          <table:table-cell office:value-type="float" office:value="6.82540848263394" calcext:value-type="float">
            <text:p>6,82540848263394</text:p>
          </table:table-cell>
          <table:table-cell office:value-type="float" office:value="6.66279621179975" calcext:value-type="float">
            <text:p>6,66279621179975</text:p>
          </table:table-cell>
          <table:table-cell office:value-type="float" office:value="0.162612270832454" calcext:value-type="float">
            <text:p>0,162612270832454</text:p>
          </table:table-cell>
          <table:table-cell office:value-type="float" office:value="1.09205658539772" calcext:value-type="float">
            <text:p>1,09205658539772</text:p>
          </table:table-cell>
          <table:table-cell office:value-type="float" office:value="0.222966778006482" calcext:value-type="float">
            <text:p>0,222966778006482</text:p>
          </table:table-cell>
          <table:table-cell office:value-type="float" office:value="0.00127924324138044" calcext:value-type="float">
            <text:p>0,00127924324138044</text:p>
          </table:table-cell>
          <table:table-cell office:value-type="float" office:value="0.22424602124828" calcext:value-type="float">
            <text:p>0,22424602124828</text:p>
          </table:table-cell>
          <table:table-cell office:value-type="float" office:value="0.393753036992224" calcext:value-type="float">
            <text:p>0,393753036992224</text:p>
          </table:table-cell>
          <table:table-cell table:formula="of:=[.S13]*100" office:value-type="float" office:value="39.3753036992224" calcext:value-type="float">
            <text:p>39,375303699222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52.640306509556" calcext:value-type="float">
            <text:p>752,640306509556</text:p>
          </table:table-cell>
          <table:table-cell office:value-type="float" office:value="750.007921539275" calcext:value-type="float">
            <text:p>750,007921539275</text:p>
          </table:table-cell>
          <table:table-cell office:value-type="float" office:value="9.42076751436393" calcext:value-type="float">
            <text:p>9,42076751436393</text:p>
          </table:table-cell>
          <table:table-cell office:value-type="float" office:value="98.7483041472978" calcext:value-type="float">
            <text:p>98,7483041472978</text:p>
          </table:table-cell>
          <table:table-cell office:value-type="float" office:value="0.872637941761236" calcext:value-type="float">
            <text:p>0,872637941761236</text:p>
          </table:table-cell>
          <table:table-cell office:value-type="float" office:value="0.0363568928153916" calcext:value-type="float">
            <text:p>0,0363568928153916</text:p>
          </table:table-cell>
          <table:table-cell office:value-type="float" office:value="0.00113282394823882" calcext:value-type="float">
            <text:p>0,00113282394823882</text:p>
          </table:table-cell>
          <table:table-cell office:value-type="float" office:value="0.0335607900361944" calcext:value-type="float">
            <text:p>0,0335607900361944</text:p>
          </table:table-cell>
          <table:table-cell office:value-type="float" office:value="0.00112403673679171" calcext:value-type="float">
            <text:p>0,00112403673679171</text:p>
          </table:table-cell>
          <table:table-cell office:value-type="float" office:value="0.800463094785659" calcext:value-type="float">
            <text:p>0,800463094785659</text:p>
          </table:table-cell>
          <table:table-cell office:value-type="float" office:value="7.19850464636875" calcext:value-type="float">
            <text:p>7,19850464636875</text:p>
          </table:table-cell>
          <table:table-cell office:value-type="float" office:value="7.01896179946955" calcext:value-type="float">
            <text:p>7,01896179946955</text:p>
          </table:table-cell>
          <table:table-cell office:value-type="float" office:value="0.179542846898419" calcext:value-type="float">
            <text:p>0,179542846898419</text:p>
          </table:table-cell>
          <table:table-cell office:value-type="float" office:value="1.09698364130279" calcext:value-type="float">
            <text:p>1,09698364130279</text:p>
          </table:table-cell>
          <table:table-cell office:value-type="float" office:value="0.251504424997395" calcext:value-type="float">
            <text:p>0,251504424997395</text:p>
          </table:table-cell>
          <table:table-cell office:value-type="float" office:value="0.00113685994138076" calcext:value-type="float">
            <text:p>0,00113685994138076</text:p>
          </table:table-cell>
          <table:table-cell office:value-type="float" office:value="0.252641284938764" calcext:value-type="float">
            <text:p>0,252641284938764</text:p>
          </table:table-cell>
          <table:table-cell office:value-type="float" office:value="0.368038724142818" calcext:value-type="float">
            <text:p>0,368038724142818</text:p>
          </table:table-cell>
          <table:table-cell table:formula="of:=[.S14]*100" office:value-type="float" office:value="36.8038724142818" calcext:value-type="float">
            <text:p>36,80387241428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02.672208939639" calcext:value-type="float">
            <text:p>802,672208939639</text:p>
          </table:table-cell>
          <table:table-cell office:value-type="float" office:value="800.009610219389" calcext:value-type="float">
            <text:p>800,009610219389</text:p>
          </table:table-cell>
          <table:table-cell office:value-type="float" office:value="9.75201297588685" calcext:value-type="float">
            <text:p>9,75201297588685</text:p>
          </table:table-cell>
          <table:table-cell office:value-type="float" office:value="98.7850566077076" calcext:value-type="float">
            <text:p>98,7850566077076</text:p>
          </table:table-cell>
          <table:table-cell office:value-type="float" office:value="0.880237953619589" calcext:value-type="float">
            <text:p>0,880237953619589</text:p>
          </table:table-cell>
          <table:table-cell office:value-type="float" office:value="0.0399892478841011" calcext:value-type="float">
            <text:p>0,0399892478841011</text:p>
          </table:table-cell>
          <table:table-cell office:value-type="float" office:value="0.00125439182002967" calcext:value-type="float">
            <text:p>0,00125439182002967</text:p>
          </table:table-cell>
          <table:table-cell office:value-type="float" office:value="0.0372079901835437" calcext:value-type="float">
            <text:p>0,0372079901835437</text:p>
          </table:table-cell>
          <table:table-cell office:value-type="float" office:value="0.0012874701296164" calcext:value-type="float">
            <text:p>0,0012874701296164</text:p>
          </table:table-cell>
          <table:table-cell office:value-type="float" office:value="0.800498551584454" calcext:value-type="float">
            <text:p>0,800498551584454</text:p>
          </table:table-cell>
          <table:table-cell office:value-type="float" office:value="7.48708262480151" calcext:value-type="float">
            <text:p>7,48708262480151</text:p>
          </table:table-cell>
          <table:table-cell office:value-type="float" office:value="7.28966417833482" calcext:value-type="float">
            <text:p>7,28966417833482</text:p>
          </table:table-cell>
          <table:table-cell office:value-type="float" office:value="0.197418446454982" calcext:value-type="float">
            <text:p>0,197418446454982</text:p>
          </table:table-cell>
          <table:table-cell office:value-type="float" office:value="1.10194474809405" calcext:value-type="float">
            <text:p>1,10194474809405</text:p>
          </table:table-cell>
          <table:table-cell office:value-type="float" office:value="0.2819186172996" calcext:value-type="float">
            <text:p>0,2819186172996</text:p>
          </table:table-cell>
          <table:table-cell office:value-type="float" office:value="0.000829032095748888" calcext:value-type="float">
            <text:p>0,000829032095748888</text:p>
          </table:table-cell>
          <table:table-cell office:value-type="float" office:value="0.28274764939482" calcext:value-type="float">
            <text:p>0,28274764939482</text:p>
          </table:table-cell>
          <table:table-cell office:value-type="float" office:value="0.345076732827116" calcext:value-type="float">
            <text:p>0,345076732827116</text:p>
          </table:table-cell>
          <table:table-cell table:formula="of:=[.S15]*100" office:value-type="float" office:value="34.5076732827116" calcext:value-type="float">
            <text:p>34,507673282711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52.705910332256" calcext:value-type="float">
            <text:p>852,705910332256</text:p>
          </table:table-cell>
          <table:table-cell office:value-type="float" office:value="850.011511774513" calcext:value-type="float">
            <text:p>850,011511774513</text:p>
          </table:table-cell>
          <table:table-cell office:value-type="float" office:value="9.99341962452589" calcext:value-type="float">
            <text:p>9,99341962452589</text:p>
          </table:table-cell>
          <table:table-cell office:value-type="float" office:value="98.8280344382835" calcext:value-type="float">
            <text:p>98,8280344382835</text:p>
          </table:table-cell>
          <table:table-cell office:value-type="float" office:value="0.888375307821975" calcext:value-type="float">
            <text:p>0,888375307821975</text:p>
          </table:table-cell>
          <table:table-cell office:value-type="float" office:value="0.0438793075361202" calcext:value-type="float">
            <text:p>0,0438793075361202</text:p>
          </table:table-cell>
          <table:table-cell office:value-type="float" office:value="0.00140530390346011" calcext:value-type="float">
            <text:p>0,00140530390346011</text:p>
          </table:table-cell>
          <table:table-cell office:value-type="float" office:value="0.0411225144605127" calcext:value-type="float">
            <text:p>0,0411225144605127</text:p>
          </table:table-cell>
          <table:table-cell office:value-type="float" office:value="0.0014316935096969" calcext:value-type="float">
            <text:p>0,0014316935096969</text:p>
          </table:table-cell>
          <table:table-cell office:value-type="float" office:value="0.800536187616997" calcext:value-type="float">
            <text:p>0,800536187616997</text:p>
          </table:table-cell>
          <table:table-cell office:value-type="float" office:value="7.68321301174122" calcext:value-type="float">
            <text:p>7,68321301174122</text:p>
          </table:table-cell>
          <table:table-cell office:value-type="float" office:value="7.46690258265094" calcext:value-type="float">
            <text:p>7,46690258265094</text:p>
          </table:table-cell>
          <table:table-cell office:value-type="float" office:value="0.216310429084886" calcext:value-type="float">
            <text:p>0,216310429084886</text:p>
          </table:table-cell>
          <table:table-cell office:value-type="float" office:value="1.10702457972662" calcext:value-type="float">
            <text:p>1,10702457972662</text:p>
          </table:table-cell>
          <table:table-cell office:value-type="float" office:value="0.314354834097335" calcext:value-type="float">
            <text:p>0,314354834097335</text:p>
          </table:table-cell>
          <table:table-cell office:value-type="float" office:value="0.00045189114325116" calcext:value-type="float">
            <text:p>0,00045189114325116</text:p>
          </table:table-cell>
          <table:table-cell office:value-type="float" office:value="0.314806725240443" calcext:value-type="float">
            <text:p>0,314806725240443</text:p>
          </table:table-cell>
          <table:table-cell office:value-type="float" office:value="0.325164943221867" calcext:value-type="float">
            <text:p>0,325164943221867</text:p>
          </table:table-cell>
          <table:table-cell table:formula="of:=[.S16]*100" office:value-type="float" office:value="32.5164943221867" calcext:value-type="float">
            <text:p>32,516494322186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02.741485164285" calcext:value-type="float">
            <text:p>902,741485164285</text:p>
          </table:table-cell>
          <table:table-cell office:value-type="float" office:value="900.013642900183" calcext:value-type="float">
            <text:p>900,013642900183</text:p>
          </table:table-cell>
          <table:table-cell office:value-type="float" office:value="10.2037758286484" calcext:value-type="float">
            <text:p>10,2037758286484</text:p>
          </table:table-cell>
          <table:table-cell office:value-type="float" office:value="98.869690162285" calcext:value-type="float">
            <text:p>98,869690162285</text:p>
          </table:table-cell>
          <table:table-cell office:value-type="float" office:value="0.897020760065494" calcext:value-type="float">
            <text:p>0,897020760065494</text:p>
          </table:table-cell>
          <table:table-cell office:value-type="float" office:value="0.0480155399546557" calcext:value-type="float">
            <text:p>0,0480155399546557</text:p>
          </table:table-cell>
          <table:table-cell office:value-type="float" office:value="0.00156104755421803" calcext:value-type="float">
            <text:p>0,00156104755421803</text:p>
          </table:table-cell>
          <table:table-cell office:value-type="float" office:value="0.0452723226386051" calcext:value-type="float">
            <text:p>0,0452723226386051</text:p>
          </table:table-cell>
          <table:table-cell office:value-type="float" office:value="0.00159541184272304" calcext:value-type="float">
            <text:p>0,00159541184272304</text:p>
          </table:table-cell>
          <table:table-cell office:value-type="float" office:value="0.800576163393286" calcext:value-type="float">
            <text:p>0,800576163393286</text:p>
          </table:table-cell>
          <table:table-cell office:value-type="float" office:value="7.84530600046158" calcext:value-type="float">
            <text:p>7,84530600046158</text:p>
          </table:table-cell>
          <table:table-cell office:value-type="float" office:value="7.60914072410787" calcext:value-type="float">
            <text:p>7,60914072410787</text:p>
          </table:table-cell>
          <table:table-cell office:value-type="float" office:value="0.23616527637208" calcext:value-type="float">
            <text:p>0,23616527637208</text:p>
          </table:table-cell>
          <table:table-cell office:value-type="float" office:value="1.11249000312451" calcext:value-type="float">
            <text:p>1,11249000312451</text:p>
          </table:table-cell>
          <table:table-cell office:value-type="float" office:value="0.348706719609616" calcext:value-type="float">
            <text:p>0,348706719609616</text:p>
          </table:table-cell>
          <table:table-cell office:value-type="float" office:value="0.000252345367451194" calcext:value-type="float">
            <text:p>0,000252345367451194</text:p>
          </table:table-cell>
          <table:table-cell office:value-type="float" office:value="0.348959064976952" calcext:value-type="float">
            <text:p>0,348959064976952</text:p>
          </table:table-cell>
          <table:table-cell office:value-type="float" office:value="0.307245709330897" calcext:value-type="float">
            <text:p>0,307245709330897</text:p>
          </table:table-cell>
          <table:table-cell table:formula="of:=[.S17]*100" office:value-type="float" office:value="30.7245709330897" calcext:value-type="float">
            <text:p>30,724570933089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52.77899872779" calcext:value-type="float">
            <text:p>952,77899872779</text:p>
          </table:table-cell>
          <table:table-cell office:value-type="float" office:value="950.016020901687" calcext:value-type="float">
            <text:p>950,016020901687</text:p>
          </table:table-cell>
          <table:table-cell office:value-type="float" office:value="10.3817101001628" calcext:value-type="float">
            <text:p>10,3817101001628</text:p>
          </table:table-cell>
          <table:table-cell office:value-type="float" office:value="98.9103758479404" calcext:value-type="float">
            <text:p>98,9103758479404</text:p>
          </table:table-cell>
          <table:table-cell office:value-type="float" office:value="0.906153210448783" calcext:value-type="float">
            <text:p>0,906153210448783</text:p>
          </table:table-cell>
          <table:table-cell office:value-type="float" office:value="0.052398779592827" calcext:value-type="float">
            <text:p>0,052398779592827</text:p>
          </table:table-cell>
          <table:table-cell office:value-type="float" office:value="0.00174006489875621" calcext:value-type="float">
            <text:p>0,00174006489875621</text:p>
          </table:table-cell>
          <table:table-cell office:value-type="float" office:value="0.0496240355627397" calcext:value-type="float">
            <text:p>0,0496240355627397</text:p>
          </table:table-cell>
          <table:table-cell office:value-type="float" office:value="0.00177185914625883" calcext:value-type="float">
            <text:p>0,00177185914625883</text:p>
          </table:table-cell>
          <table:table-cell office:value-type="float" office:value="0.800618172932817" calcext:value-type="float">
            <text:p>0,800618172932817</text:p>
          </table:table-cell>
          <table:table-cell office:value-type="float" office:value="7.97202889942444" calcext:value-type="float">
            <text:p>7,97202889942444</text:p>
          </table:table-cell>
          <table:table-cell office:value-type="float" office:value="7.71503568968346" calcext:value-type="float">
            <text:p>7,71503568968346</text:p>
          </table:table-cell>
          <table:table-cell office:value-type="float" office:value="0.256993209740143" calcext:value-type="float">
            <text:p>0,256993209740143</text:p>
          </table:table-cell>
          <table:table-cell office:value-type="float" office:value="1.11825518679473" calcext:value-type="float">
            <text:p>1,11825518679473</text:p>
          </table:table-cell>
          <table:table-cell office:value-type="float" office:value="0.384995044393435" calcext:value-type="float">
            <text:p>0,384995044393435</text:p>
          </table:table-cell>
          <table:table-cell office:value-type="float" office:value="0.000277759096896752" calcext:value-type="float">
            <text:p>0,000277759096896752</text:p>
          </table:table-cell>
          <table:table-cell office:value-type="float" office:value="0.385272803490592" calcext:value-type="float">
            <text:p>0,385272803490592</text:p>
          </table:table-cell>
          <table:table-cell office:value-type="float" office:value="0.291100854412672" calcext:value-type="float">
            <text:p>0,291100854412672</text:p>
          </table:table-cell>
          <table:table-cell table:formula="of:=[.S18]*100" office:value-type="float" office:value="29.1100854412672" calcext:value-type="float">
            <text:p>29,11008544126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2.81847426366" calcext:value-type="float">
            <text:p>1002,81847426366</text:p>
          </table:table-cell>
          <table:table-cell office:value-type="float" office:value="1000.01866055087" calcext:value-type="float">
            <text:p>1000,01866055087</text:p>
          </table:table-cell>
          <table:table-cell office:value-type="float" office:value="10.56275190548" calcext:value-type="float">
            <text:p>10,56275190548</text:p>
          </table:table-cell>
          <table:table-cell office:value-type="float" office:value="98.9466935282967" calcext:value-type="float">
            <text:p>98,9466935282967</text:p>
          </table:table-cell>
          <table:table-cell office:value-type="float" office:value="0.915733492846483" calcext:value-type="float">
            <text:p>0,915733492846483</text:p>
          </table:table-cell>
          <table:table-cell office:value-type="float" office:value="0.0569725029503723" calcext:value-type="float">
            <text:p>0,0569725029503723</text:p>
          </table:table-cell>
          <table:table-cell office:value-type="float" office:value="0.00191514143274795" calcext:value-type="float">
            <text:p>0,00191514143274795</text:p>
          </table:table-cell>
          <table:table-cell office:value-type="float" office:value="0.0542243824486647" calcext:value-type="float">
            <text:p>0,0542243824486647</text:p>
          </table:table-cell>
          <table:table-cell office:value-type="float" office:value="0.00195868226580608" calcext:value-type="float">
            <text:p>0,00195868226580608</text:p>
          </table:table-cell>
          <table:table-cell office:value-type="float" office:value="0.800662486271906" calcext:value-type="float">
            <text:p>0,800662486271906</text:p>
          </table:table-cell>
          <table:table-cell office:value-type="float" office:value="8.09904290446588" calcext:value-type="float">
            <text:p>8,09904290446588</text:p>
          </table:table-cell>
          <table:table-cell office:value-type="float" office:value="7.82024573943164" calcext:value-type="float">
            <text:p>7,82024573943164</text:p>
          </table:table-cell>
          <table:table-cell office:value-type="float" office:value="0.278797165020507" calcext:value-type="float">
            <text:p>0,278797165020507</text:p>
          </table:table-cell>
          <table:table-cell office:value-type="float" office:value="1.12441468033166" calcext:value-type="float">
            <text:p>1,12441468033166</text:p>
          </table:table-cell>
          <table:table-cell office:value-type="float" office:value="0.42325073957856" calcext:value-type="float">
            <text:p>0,42325073957856</text:p>
          </table:table-cell>
          <table:table-cell office:value-type="float" office:value="0.000310088260922011" calcext:value-type="float">
            <text:p>0,000310088260922011</text:p>
          </table:table-cell>
          <table:table-cell office:value-type="float" office:value="0.423560827838805" calcext:value-type="float">
            <text:p>0,423560827838805</text:p>
          </table:table-cell>
          <table:table-cell office:value-type="float" office:value="0.276604874946812" calcext:value-type="float">
            <text:p>0,276604874946812</text:p>
          </table:table-cell>
          <table:table-cell table:formula="of:=[.S19]*100" office:value-type="float" office:value="27.6604874946812" calcext:value-type="float">
            <text:p>27,660487494681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52.85994560785" calcext:value-type="float">
            <text:p>1052,85994560785</text:p>
          </table:table-cell>
          <table:table-cell office:value-type="float" office:value="1050.02157554077" calcext:value-type="float">
            <text:p>1050,02157554077</text:p>
          </table:table-cell>
          <table:table-cell office:value-type="float" office:value="10.7474108569462" calcext:value-type="float">
            <text:p>10,7474108569462</text:p>
          </table:table-cell>
          <table:table-cell office:value-type="float" office:value="98.9792174269341" calcext:value-type="float">
            <text:p>98,9792174269341</text:p>
          </table:table-cell>
          <table:table-cell office:value-type="float" office:value="0.925928387737684" calcext:value-type="float">
            <text:p>0,925928387737684</text:p>
          </table:table-cell>
          <table:table-cell office:value-type="float" office:value="0.0618861533573343" calcext:value-type="float">
            <text:p>0,0618861533573343</text:p>
          </table:table-cell>
          <table:table-cell office:value-type="float" office:value="0.00212798638830447" calcext:value-type="float">
            <text:p>0,00212798638830447</text:p>
          </table:table-cell>
          <table:table-cell office:value-type="float" office:value="0.059004671162106" calcext:value-type="float">
            <text:p>0,059004671162106</text:p>
          </table:table-cell>
          <table:table-cell office:value-type="float" office:value="0.0022002689229121" calcext:value-type="float">
            <text:p>0,0022002689229121</text:p>
          </table:table-cell>
          <table:table-cell office:value-type="float" office:value="0.800709011451203" calcext:value-type="float">
            <text:p>0,800709011451203</text:p>
          </table:table-cell>
          <table:table-cell office:value-type="float" office:value="8.22669166086271" calcext:value-type="float">
            <text:p>8,22669166086271</text:p>
          </table:table-cell>
          <table:table-cell office:value-type="float" office:value="7.92517949193282" calcext:value-type="float">
            <text:p>7,92517949193282</text:p>
          </table:table-cell>
          <table:table-cell office:value-type="float" office:value="0.301512168950047" calcext:value-type="float">
            <text:p>0,301512168950047</text:p>
          </table:table-cell>
          <table:table-cell office:value-type="float" office:value="1.13104501736804" calcext:value-type="float">
            <text:p>1,13104501736804</text:p>
          </table:table-cell>
          <table:table-cell office:value-type="float" office:value="0.46343948173384" calcext:value-type="float">
            <text:p>0,46343948173384</text:p>
          </table:table-cell>
          <table:table-cell office:value-type="float" office:value="0.000306309243968609" calcext:value-type="float">
            <text:p>0,000306309243968609</text:p>
          </table:table-cell>
          <table:table-cell office:value-type="float" office:value="0.463745790976919" calcext:value-type="float">
            <text:p>0,463745790976919</text:p>
          </table:table-cell>
          <table:table-cell office:value-type="float" office:value="0.263371396724936" calcext:value-type="float">
            <text:p>0,263371396724936</text:p>
          </table:table-cell>
          <table:table-cell table:formula="of:=[.S20]*100" office:value-type="float" office:value="26.3371396724936" calcext:value-type="float">
            <text:p>26,33713967249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02.90340341573" calcext:value-type="float">
            <text:p>1102,90340341573</text:p>
          </table:table-cell>
          <table:table-cell office:value-type="float" office:value="1100.0247794784" calcext:value-type="float">
            <text:p>1100,0247794784</text:p>
          </table:table-cell>
          <table:table-cell office:value-type="float" office:value="10.934774952956" calcext:value-type="float">
            <text:p>10,934774952956</text:p>
          </table:table-cell>
          <table:table-cell office:value-type="float" office:value="99.0085464509081" calcext:value-type="float">
            <text:p>99,0085464509081</text:p>
          </table:table-cell>
          <table:table-cell office:value-type="float" office:value="0.936490554629389" calcext:value-type="float">
            <text:p>0,936490554629389</text:p>
          </table:table-cell>
          <table:table-cell office:value-type="float" office:value="0.0669060907279216" calcext:value-type="float">
            <text:p>0,0669060907279216</text:p>
          </table:table-cell>
          <table:table-cell office:value-type="float" office:value="0.00231552346006723" calcext:value-type="float">
            <text:p>0,00231552346006723</text:p>
          </table:table-cell>
          <table:table-cell office:value-type="float" office:value="0.0641023202947213" calcext:value-type="float">
            <text:p>0,0641023202947213</text:p>
          </table:table-cell>
          <table:table-cell office:value-type="float" office:value="0.0024083179219039" calcext:value-type="float">
            <text:p>0,0024083179219039</text:p>
          </table:table-cell>
          <table:table-cell office:value-type="float" office:value="0.800758006333302" calcext:value-type="float">
            <text:p>0,800758006333302</text:p>
          </table:table-cell>
          <table:table-cell office:value-type="float" office:value="8.35436927707559" calcext:value-type="float">
            <text:p>8,35436927707559</text:p>
          </table:table-cell>
          <table:table-cell office:value-type="float" office:value="8.02919450167731" calcext:value-type="float">
            <text:p>8,02919450167731</text:p>
          </table:table-cell>
          <table:table-cell office:value-type="float" office:value="0.325174775375593" calcext:value-type="float">
            <text:p>0,325174775375593</text:p>
          </table:table-cell>
          <table:table-cell office:value-type="float" office:value="1.13802884314911" calcext:value-type="float">
            <text:p>1,13802884314911</text:p>
          </table:table-cell>
          <table:table-cell office:value-type="float" office:value="0.505612281540599" calcext:value-type="float">
            <text:p>0,505612281540599</text:p>
          </table:table-cell>
          <table:table-cell office:value-type="float" office:value="0.000273996580044323" calcext:value-type="float">
            <text:p>0,000273996580044323</text:p>
          </table:table-cell>
          <table:table-cell office:value-type="float" office:value="0.505886278120301" calcext:value-type="float">
            <text:p>0,505886278120301</text:p>
          </table:table-cell>
          <table:table-cell office:value-type="float" office:value="0.251441046855158" calcext:value-type="float">
            <text:p>0,251441046855158</text:p>
          </table:table-cell>
          <table:table-cell table:formula="of:=[.S21]*100" office:value-type="float" office:value="25.1441046855158" calcext:value-type="float">
            <text:p>25,144104685515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152.94888915093" calcext:value-type="float">
            <text:p>1152,94888915093</text:p>
          </table:table-cell>
          <table:table-cell office:value-type="float" office:value="1150.02828592752" calcext:value-type="float">
            <text:p>1150,02828592752</text:p>
          </table:table-cell>
          <table:table-cell office:value-type="float" office:value="11.125367635992" calcext:value-type="float">
            <text:p>11,125367635992</text:p>
          </table:table-cell>
          <table:table-cell office:value-type="float" office:value="99.0350511005464" calcext:value-type="float">
            <text:p>99,0350511005464</text:p>
          </table:table-cell>
          <table:table-cell office:value-type="float" office:value="0.947568304501078" calcext:value-type="float">
            <text:p>0,947568304501078</text:p>
          </table:table-cell>
          <table:table-cell office:value-type="float" office:value="0.0721988196929263" calcext:value-type="float">
            <text:p>0,0721988196929263</text:p>
          </table:table-cell>
          <table:table-cell office:value-type="float" office:value="0.00253656190296163" calcext:value-type="float">
            <text:p>0,00253656190296163</text:p>
          </table:table-cell>
          <table:table-cell office:value-type="float" office:value="0.0693969347210858" calcext:value-type="float">
            <text:p>0,0693969347210858</text:p>
          </table:table-cell>
          <table:table-cell office:value-type="float" office:value="0.00262654039960476" calcext:value-type="float">
            <text:p>0,00262654039960476</text:p>
          </table:table-cell>
          <table:table-cell office:value-type="float" office:value="0.800809151981652" calcext:value-type="float">
            <text:p>0,800809151981652</text:p>
          </table:table-cell>
          <table:table-cell office:value-type="float" office:value="8.48234060546777" calcext:value-type="float">
            <text:p>8,48234060546777</text:p>
          </table:table-cell>
          <table:table-cell office:value-type="float" office:value="8.13256848570343" calcext:value-type="float">
            <text:p>8,13256848570343</text:p>
          </table:table-cell>
          <table:table-cell office:value-type="float" office:value="0.349772119775722" calcext:value-type="float">
            <text:p>0,349772119775722</text:p>
          </table:table-cell>
          <table:table-cell office:value-type="float" office:value="1.14542765344432" calcext:value-type="float">
            <text:p>1,14542765344432</text:p>
          </table:table-cell>
          <table:table-cell office:value-type="float" office:value="0.549774439711357" calcext:value-type="float">
            <text:p>0,549774439711357</text:p>
          </table:table-cell>
          <table:table-cell office:value-type="float" office:value="0.000256632879475376" calcext:value-type="float">
            <text:p>0,000256632879475376</text:p>
          </table:table-cell>
          <table:table-cell office:value-type="float" office:value="0.550031072591038" calcext:value-type="float">
            <text:p>0,550031072591038</text:p>
          </table:table-cell>
          <table:table-cell office:value-type="float" office:value="0.240664342200949" calcext:value-type="float">
            <text:p>0,240664342200949</text:p>
          </table:table-cell>
          <table:table-cell table:formula="of:=[.S22]*100" office:value-type="float" office:value="24.0664342200949" calcext:value-type="float">
            <text:p>24,066434220094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2.9964041072" calcext:value-type="float">
            <text:p>1202,9964041072</text:p>
          </table:table-cell>
          <table:table-cell office:value-type="float" office:value="1200.03210838915" calcext:value-type="float">
            <text:p>1200,03210838915</text:p>
          </table:table-cell>
          <table:table-cell office:value-type="float" office:value="11.319297719765" calcext:value-type="float">
            <text:p>11,319297719765</text:p>
          </table:table-cell>
          <table:table-cell office:value-type="float" office:value="99.0590746852602" calcext:value-type="float">
            <text:p>99,0590746852602</text:p>
          </table:table-cell>
          <table:table-cell office:value-type="float" office:value="0.95916154573781" calcext:value-type="float">
            <text:p>0,95916154573781</text:p>
          </table:table-cell>
          <table:table-cell office:value-type="float" office:value="0.0776941968962476" calcext:value-type="float">
            <text:p>0,0776941968962476</text:p>
          </table:table-cell>
          <table:table-cell office:value-type="float" office:value="0.00275315111757497" calcext:value-type="float">
            <text:p>0,00275315111757497</text:p>
          </table:table-cell>
          <table:table-cell office:value-type="float" office:value="0.0749374378511973" calcext:value-type="float">
            <text:p>0,0749374378511973</text:p>
          </table:table-cell>
          <table:table-cell office:value-type="float" office:value="0.00291390655657245" calcext:value-type="float">
            <text:p>0,00291390655657245</text:p>
          </table:table-cell>
          <table:table-cell office:value-type="float" office:value="0.800862558465763" calcext:value-type="float">
            <text:p>0,800862558465763</text:p>
          </table:table-cell>
          <table:table-cell office:value-type="float" office:value="8.61073421493178" calcext:value-type="float">
            <text:p>8,61073421493178</text:p>
          </table:table-cell>
          <table:table-cell office:value-type="float" office:value="8.23545430665536" calcext:value-type="float">
            <text:p>8,23545430665536</text:p>
          </table:table-cell>
          <table:table-cell office:value-type="float" office:value="0.375279908285451" calcext:value-type="float">
            <text:p>0,375279908285451</text:p>
          </table:table-cell>
          <table:table-cell office:value-type="float" office:value="1.15319881050776" calcext:value-type="float">
            <text:p>1,15319881050776</text:p>
          </table:table-cell>
          <table:table-cell office:value-type="float" office:value="0.5958413534796" calcext:value-type="float">
            <text:p>0,5958413534796</text:p>
          </table:table-cell>
          <table:table-cell office:value-type="float" office:value="0.000361795078949512" calcext:value-type="float">
            <text:p>0,000361795078949512</text:p>
          </table:table-cell>
          <table:table-cell office:value-type="float" office:value="0.596203148559019" calcext:value-type="float">
            <text:p>0,596203148559019</text:p>
          </table:table-cell>
          <table:table-cell office:value-type="float" office:value="0.230572239318521" calcext:value-type="float">
            <text:p>0,230572239318521</text:p>
          </table:table-cell>
          <table:table-cell table:formula="of:=[.S23]*100" office:value-type="float" office:value="23.0572239318521" calcext:value-type="float">
            <text:p>23,057223931852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53.04594699817" calcext:value-type="float">
            <text:p>1253,04594699817</text:p>
          </table:table-cell>
          <table:table-cell office:value-type="float" office:value="1250.03626038289" calcext:value-type="float">
            <text:p>1250,03626038289</text:p>
          </table:table-cell>
          <table:table-cell office:value-type="float" office:value="11.5156961888433" calcext:value-type="float">
            <text:p>11,5156961888433</text:p>
          </table:table-cell>
          <table:table-cell office:value-type="float" office:value="99.0809837261708" calcext:value-type="float">
            <text:p>99,0809837261708</text:p>
          </table:table-cell>
          <table:table-cell office:value-type="float" office:value="0.971130180581811" calcext:value-type="float">
            <text:p>0,971130180581811</text:p>
          </table:table-cell>
          <table:table-cell office:value-type="float" office:value="0.0834688045698466" calcext:value-type="float">
            <text:p>0,0834688045698466</text:p>
          </table:table-cell>
          <table:table-cell office:value-type="float" office:value="0.00299180998014361" calcext:value-type="float">
            <text:p>0,00299180998014361</text:p>
          </table:table-cell>
          <table:table-cell office:value-type="float" office:value="0.0806539997411039" calcext:value-type="float">
            <text:p>0,0806539997411039</text:p>
          </table:table-cell>
          <table:table-cell office:value-type="float" office:value="0.00309716658397917" calcext:value-type="float">
            <text:p>0,00309716658397917</text:p>
          </table:table-cell>
          <table:table-cell office:value-type="float" office:value="0.80091810533422" calcext:value-type="float">
            <text:p>0,80091810533422</text:p>
          </table:table-cell>
          <table:table-cell office:value-type="float" office:value="8.73891751486216" calcext:value-type="float">
            <text:p>8,73891751486216</text:p>
          </table:table-cell>
          <table:table-cell office:value-type="float" office:value="8.33721715622902" calcext:value-type="float">
            <text:p>8,33721715622902</text:p>
          </table:table-cell>
          <table:table-cell office:value-type="float" office:value="0.401700358620472" calcext:value-type="float">
            <text:p>0,401700358620472</text:p>
          </table:table-cell>
          <table:table-cell office:value-type="float" office:value="1.16132587220695" calcext:value-type="float">
            <text:p>1,16132587220695</text:p>
          </table:table-cell>
          <table:table-cell office:value-type="float" office:value="0.643901783829217" calcext:value-type="float">
            <text:p>0,643901783829217</text:p>
          </table:table-cell>
          <table:table-cell office:value-type="float" office:value="0.000420837374529766" calcext:value-type="float">
            <text:p>0,000420837374529766</text:p>
          </table:table-cell>
          <table:table-cell office:value-type="float" office:value="0.644322621203509" calcext:value-type="float">
            <text:p>0,644322621203509</text:p>
          </table:table-cell>
          <table:table-cell office:value-type="float" office:value="0.221408494273874" calcext:value-type="float">
            <text:p>0,221408494273874</text:p>
          </table:table-cell>
          <table:table-cell table:formula="of:=[.S24]*100" office:value-type="float" office:value="22.1408494273874" calcext:value-type="float">
            <text:p>22,140849427387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03.09748143603" calcext:value-type="float">
            <text:p>1303,09748143603</text:p>
          </table:table-cell>
          <table:table-cell office:value-type="float" office:value="1300.04075551059" calcext:value-type="float">
            <text:p>1300,04075551059</text:p>
          </table:table-cell>
          <table:table-cell office:value-type="float" office:value="11.715217068072" calcext:value-type="float">
            <text:p>11,715217068072</text:p>
          </table:table-cell>
          <table:table-cell office:value-type="float" office:value="99.1009715530534" calcext:value-type="float">
            <text:p>99,1009715530534</text:p>
          </table:table-cell>
          <table:table-cell office:value-type="float" office:value="0.983759061590779" calcext:value-type="float">
            <text:p>0,983759061590779</text:p>
          </table:table-cell>
          <table:table-cell office:value-type="float" office:value="0.0894329228340746" calcext:value-type="float">
            <text:p>0,0894329228340746</text:p>
          </table:table-cell>
          <table:table-cell office:value-type="float" office:value="0.00327960789342187" calcext:value-type="float">
            <text:p>0,00327960789342187</text:p>
          </table:table-cell>
          <table:table-cell office:value-type="float" office:value="0.0866573023677777" calcext:value-type="float">
            <text:p>0,0866573023677777</text:p>
          </table:table-cell>
          <table:table-cell office:value-type="float" office:value="0.00341292223091446" calcext:value-type="float">
            <text:p>0,00341292223091446</text:p>
          </table:table-cell>
          <table:table-cell office:value-type="float" office:value="0.800976012248134" calcext:value-type="float">
            <text:p>0,800976012248134</text:p>
          </table:table-cell>
          <table:table-cell office:value-type="float" office:value="8.86750078148868" calcext:value-type="float">
            <text:p>8,86750078148868</text:p>
          </table:table-cell>
          <table:table-cell office:value-type="float" office:value="8.43846717731763" calcext:value-type="float">
            <text:p>8,43846717731763</text:p>
          </table:table-cell>
          <table:table-cell office:value-type="float" office:value="0.429033604158407" calcext:value-type="float">
            <text:p>0,429033604158407</text:p>
          </table:table-cell>
          <table:table-cell office:value-type="float" office:value="1.1697782668535" calcext:value-type="float">
            <text:p>1,1697782668535</text:p>
          </table:table-cell>
          <table:table-cell office:value-type="float" office:value="0.69390577237562" calcext:value-type="float">
            <text:p>0,69390577237562</text:p>
          </table:table-cell>
          <table:table-cell office:value-type="float" office:value="0.000273185751256824" calcext:value-type="float">
            <text:p>0,000273185751256824</text:p>
          </table:table-cell>
          <table:table-cell office:value-type="float" office:value="0.694178958128224" calcext:value-type="float">
            <text:p>0,694178958128224</text:p>
          </table:table-cell>
          <table:table-cell office:value-type="float" office:value="0.212888752721801" calcext:value-type="float">
            <text:p>0,212888752721801</text:p>
          </table:table-cell>
          <table:table-cell table:formula="of:=[.S25]*100" office:value-type="float" office:value="21.2888752721801" calcext:value-type="float">
            <text:p>21,288875272180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353.15111248756" calcext:value-type="float">
            <text:p>1353,15111248756</text:p>
          </table:table-cell>
          <table:table-cell office:value-type="float" office:value="1350.04560743257" calcext:value-type="float">
            <text:p>1350,04560743257</text:p>
          </table:table-cell>
          <table:table-cell office:value-type="float" office:value="11.9193331575366" calcext:value-type="float">
            <text:p>11,9193331575366</text:p>
          </table:table-cell>
          <table:table-cell office:value-type="float" office:value="99.119142494218" calcext:value-type="float">
            <text:p>99,119142494218</text:p>
          </table:table-cell>
          <table:table-cell office:value-type="float" office:value="0.996755242658479" calcext:value-type="float">
            <text:p>0,996755242658479</text:p>
          </table:table-cell>
          <table:table-cell office:value-type="float" office:value="0.0956418105671876" calcext:value-type="float">
            <text:p>0,0956418105671876</text:p>
          </table:table-cell>
          <table:table-cell office:value-type="float" office:value="0.00351011650624725" calcext:value-type="float">
            <text:p>0,00351011650624725</text:p>
          </table:table-cell>
          <table:table-cell office:value-type="float" office:value="0.0928620142535304" calcext:value-type="float">
            <text:p>0,0928620142535304</text:p>
          </table:table-cell>
          <table:table-cell office:value-type="float" office:value="0.00370486796869857" calcext:value-type="float">
            <text:p>0,00370486796869857</text:p>
          </table:table-cell>
          <table:table-cell office:value-type="float" office:value="0.801036139677652" calcext:value-type="float">
            <text:p>0,801036139677652</text:p>
          </table:table-cell>
          <table:table-cell office:value-type="float" office:value="8.99796885321045" calcext:value-type="float">
            <text:p>8,99796885321045</text:p>
          </table:table-cell>
          <table:table-cell office:value-type="float" office:value="8.54069152714392" calcext:value-type="float">
            <text:p>8,54069152714392</text:p>
          </table:table-cell>
          <table:table-cell office:value-type="float" office:value="0.457277326078124" calcext:value-type="float">
            <text:p>0,457277326078124</text:p>
          </table:table-cell>
          <table:table-cell office:value-type="float" office:value="1.1784812151175" calcext:value-type="float">
            <text:p>1,1784812151175</text:p>
          </table:table-cell>
          <table:table-cell office:value-type="float" office:value="0.745826294705182" calcext:value-type="float">
            <text:p>0,745826294705182</text:p>
          </table:table-cell>
          <table:table-cell office:value-type="float" office:value="0.00030155182942713" calcext:value-type="float">
            <text:p>0,00030155182942713</text:p>
          </table:table-cell>
          <table:table-cell office:value-type="float" office:value="0.746127846533871" calcext:value-type="float">
            <text:p>0,746127846533871</text:p>
          </table:table-cell>
          <table:table-cell office:value-type="float" office:value="0.204848277666125" calcext:value-type="float">
            <text:p>0,204848277666125</text:p>
          </table:table-cell>
          <table:table-cell table:formula="of:=[.S26]*100" office:value-type="float" office:value="20.4848277666125" calcext:value-type="float">
            <text:p>20,484827766612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03.20681005563" calcext:value-type="float">
            <text:p>1403,20681005563</text:p>
          </table:table-cell>
          <table:table-cell office:value-type="float" office:value="1400.05082993757" calcext:value-type="float">
            <text:p>1400,05082993757</text:p>
          </table:table-cell>
          <table:table-cell office:value-type="float" office:value="12.1272961815322" calcext:value-type="float">
            <text:p>12,1272961815322</text:p>
          </table:table-cell>
          <table:table-cell office:value-type="float" office:value="99.1357442056859" calcext:value-type="float">
            <text:p>99,1357442056859</text:p>
          </table:table-cell>
          <table:table-cell office:value-type="float" office:value="1.0101789953397" calcext:value-type="float">
            <text:p>1,0101789953397</text:p>
          </table:table-cell>
          <table:table-cell office:value-type="float" office:value="0.102086309682695" calcext:value-type="float">
            <text:p>0,102086309682695</text:p>
          </table:table-cell>
          <table:table-cell office:value-type="float" office:value="0.00377502854765344" calcext:value-type="float">
            <text:p>0,00377502854765344</text:p>
          </table:table-cell>
          <table:table-cell office:value-type="float" office:value="0.0992953868011795" calcext:value-type="float">
            <text:p>0,0992953868011795</text:p>
          </table:table-cell>
          <table:table-cell office:value-type="float" office:value="0.00392334810869675" calcext:value-type="float">
            <text:p>0,00392334810869675</text:p>
          </table:table-cell>
          <table:table-cell office:value-type="float" office:value="0.8010986288046" calcext:value-type="float">
            <text:p>0,8010986288046</text:p>
          </table:table-cell>
          <table:table-cell office:value-type="float" office:value="9.12961588867622" calcext:value-type="float">
            <text:p>9,12961588867622</text:p>
          </table:table-cell>
          <table:table-cell office:value-type="float" office:value="8.6431601444067" calcext:value-type="float">
            <text:p>8,6431601444067</text:p>
          </table:table-cell>
          <table:table-cell office:value-type="float" office:value="0.486455744253384" calcext:value-type="float">
            <text:p>0,486455744253384</text:p>
          </table:table-cell>
          <table:table-cell office:value-type="float" office:value="1.18771015821756" calcext:value-type="float">
            <text:p>1,18771015821756</text:p>
          </table:table-cell>
          <table:table-cell office:value-type="float" office:value="0.799704090727644" calcext:value-type="float">
            <text:p>0,799704090727644</text:p>
          </table:table-cell>
          <table:table-cell office:value-type="float" office:value="0.0000870485843272235" calcext:value-type="float">
            <text:p>8,70485843272235E-05</text:p>
          </table:table-cell>
          <table:table-cell office:value-type="float" office:value="0.799791139309136" calcext:value-type="float">
            <text:p>0,799791139309136</text:p>
          </table:table-cell>
          <table:table-cell office:value-type="float" office:value="0.197368994074597" calcext:value-type="float">
            <text:p>0,197368994074597</text:p>
          </table:table-cell>
          <table:table-cell table:formula="of:=[.S27]*100" office:value-type="float" office:value="19.7368994074597" calcext:value-type="float">
            <text:p>19,736899407459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53.26460108565" calcext:value-type="float">
            <text:p>1453,26460108565</text:p>
          </table:table-cell>
          <table:table-cell office:value-type="float" office:value="1450.05643693275" calcext:value-type="float">
            <text:p>1450,05643693275</text:p>
          </table:table-cell>
          <table:table-cell office:value-type="float" office:value="12.3391353039424" calcext:value-type="float">
            <text:p>12,3391353039424</text:p>
          </table:table-cell>
          <table:table-cell office:value-type="float" office:value="99.1509367752897" calcext:value-type="float">
            <text:p>99,1509367752897</text:p>
          </table:table-cell>
          <table:table-cell office:value-type="float" office:value="1.02425962992295" calcext:value-type="float">
            <text:p>1,02425962992295</text:p>
          </table:table-cell>
          <table:table-cell office:value-type="float" office:value="0.108758109126219" calcext:value-type="float">
            <text:p>0,108758109126219</text:p>
          </table:table-cell>
          <table:table-cell office:value-type="float" office:value="0.00405998113005807" calcext:value-type="float">
            <text:p>0,00405998113005807</text:p>
          </table:table-cell>
          <table:table-cell office:value-type="float" office:value="0.105975766161268" calcext:value-type="float">
            <text:p>0,105975766161268</text:p>
          </table:table-cell>
          <table:table-cell office:value-type="float" office:value="0.00430222646328324" calcext:value-type="float">
            <text:p>0,00430222646328324</text:p>
          </table:table-cell>
          <table:table-cell office:value-type="float" office:value="0.801163253907365" calcext:value-type="float">
            <text:p>0,801163253907365</text:p>
          </table:table-cell>
          <table:table-cell office:value-type="float" office:value="9.26174603121999" calcext:value-type="float">
            <text:p>9,26174603121999</text:p>
          </table:table-cell>
          <table:table-cell office:value-type="float" office:value="8.74516939334105" calcext:value-type="float">
            <text:p>8,74516939334105</text:p>
          </table:table-cell>
          <table:table-cell office:value-type="float" office:value="0.516576637866718" calcext:value-type="float">
            <text:p>0,516576637866718</text:p>
          </table:table-cell>
          <table:table-cell office:value-type="float" office:value="1.19749915632454" calcext:value-type="float">
            <text:p>1,19749915632454</text:p>
          </table:table-cell>
          <table:table-cell office:value-type="float" office:value="0.855551530457455" calcext:value-type="float">
            <text:p>0,855551530457455</text:p>
          </table:table-cell>
          <table:table-cell office:value-type="float" office:value="0.000078956014078467" calcext:value-type="float">
            <text:p>7,8956014078467E-05</text:p>
          </table:table-cell>
          <table:table-cell office:value-type="float" office:value="0.855630486472574" calcext:value-type="float">
            <text:p>0,855630486472574</text:p>
          </table:table-cell>
          <table:table-cell office:value-type="float" office:value="0.190431374010649" calcext:value-type="float">
            <text:p>0,190431374010649</text:p>
          </table:table-cell>
          <table:table-cell table:formula="of:=[.S28]*100" office:value-type="float" office:value="19.0431374010649" calcext:value-type="float">
            <text:p>19,043137401064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3.32449738394" calcext:value-type="float">
            <text:p>1503,32449738394</text:p>
          </table:table-cell>
          <table:table-cell office:value-type="float" office:value="1500.06244235881" calcext:value-type="float">
            <text:p>1500,06244235881</text:p>
          </table:table-cell>
          <table:table-cell office:value-type="float" office:value="12.5540671004921" calcext:value-type="float">
            <text:p>12,5540671004921</text:p>
          </table:table-cell>
          <table:table-cell office:value-type="float" office:value="99.1649130245087" calcext:value-type="float">
            <text:p>99,1649130245087</text:p>
          </table:table-cell>
          <table:table-cell office:value-type="float" office:value="1.0386777873548" calcext:value-type="float">
            <text:p>1,0386777873548</text:p>
          </table:table-cell>
          <table:table-cell office:value-type="float" office:value="0.115662291605313" calcext:value-type="float">
            <text:p>0,115662291605313</text:p>
          </table:table-cell>
          <table:table-cell office:value-type="float" office:value="0.00432058358044891" calcext:value-type="float">
            <text:p>0,00432058358044891</text:p>
          </table:table-cell>
          <table:table-cell office:value-type="float" office:value="0.112868445898745" calcext:value-type="float">
            <text:p>0,112868445898745</text:p>
          </table:table-cell>
          <table:table-cell office:value-type="float" office:value="0.00459603227015124" calcext:value-type="float">
            <text:p>0,00459603227015124</text:p>
          </table:table-cell>
          <table:table-cell office:value-type="float" office:value="0.801230141657821" calcext:value-type="float">
            <text:p>0,801230141657821</text:p>
          </table:table-cell>
          <table:table-cell office:value-type="float" office:value="9.39422041167887" calcext:value-type="float">
            <text:p>9,39422041167887</text:p>
          </table:table-cell>
          <table:table-cell office:value-type="float" office:value="8.84659009839163" calcext:value-type="float">
            <text:p>8,84659009839163</text:p>
          </table:table-cell>
          <table:table-cell office:value-type="float" office:value="0.547630313302713" calcext:value-type="float">
            <text:p>0,547630313302713</text:p>
          </table:table-cell>
          <table:table-cell office:value-type="float" office:value="1.20773137936875" calcext:value-type="float">
            <text:p>1,20773137936875</text:p>
          </table:table-cell>
          <table:table-cell office:value-type="float" office:value="0.913358569193157" calcext:value-type="float">
            <text:p>0,913358569193157</text:p>
          </table:table-cell>
          <table:table-cell office:value-type="float" office:value="0.0000789528650225524" calcext:value-type="float">
            <text:p>7,89528650225524E-05</text:p>
          </table:table-cell>
          <table:table-cell office:value-type="float" office:value="0.913437522057987" calcext:value-type="float">
            <text:p>0,913437522057987</text:p>
          </table:table-cell>
          <table:table-cell office:value-type="float" office:value="0.183949709861167" calcext:value-type="float">
            <text:p>0,183949709861167</text:p>
          </table:table-cell>
          <table:table-cell table:formula="of:=[.S29]*100" office:value-type="float" office:value="18.3949709861167" calcext:value-type="float">
            <text:p>18,394970986116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553.38654170126" calcext:value-type="float">
            <text:p>1553,38654170126</text:p>
          </table:table-cell>
          <table:table-cell office:value-type="float" office:value="1550.06885990499" calcext:value-type="float">
            <text:p>1550,06885990499</text:p>
          </table:table-cell>
          <table:table-cell office:value-type="float" office:value="12.7726899120171" calcext:value-type="float">
            <text:p>12,7726899120171</text:p>
          </table:table-cell>
          <table:table-cell office:value-type="float" office:value="99.1777519923493" calcext:value-type="float">
            <text:p>99,1777519923493</text:p>
          </table:table-cell>
          <table:table-cell office:value-type="float" office:value="1.05371925354905" calcext:value-type="float">
            <text:p>1,05371925354905</text:p>
          </table:table-cell>
          <table:table-cell office:value-type="float" office:value="0.122812906429843" calcext:value-type="float">
            <text:p>0,122812906429843</text:p>
          </table:table-cell>
          <table:table-cell office:value-type="float" office:value="0.00465268327370525" calcext:value-type="float">
            <text:p>0,00465268327370525</text:p>
          </table:table-cell>
          <table:table-cell office:value-type="float" office:value="0.120001162272675" calcext:value-type="float">
            <text:p>0,120001162272675</text:p>
          </table:table-cell>
          <table:table-cell office:value-type="float" office:value="0.00495282769765742" calcext:value-type="float">
            <text:p>0,00495282769765742</text:p>
          </table:table-cell>
          <table:table-cell office:value-type="float" office:value="0.801299381182078" calcext:value-type="float">
            <text:p>0,801299381182078</text:p>
          </table:table-cell>
          <table:table-cell office:value-type="float" office:value="9.52748573221236" calcext:value-type="float">
            <text:p>9,52748573221236</text:p>
          </table:table-cell>
          <table:table-cell office:value-type="float" office:value="8.94787232766952" calcext:value-type="float">
            <text:p>8,94787232766952</text:p>
          </table:table-cell>
          <table:table-cell office:value-type="float" office:value="0.579613404531351" calcext:value-type="float">
            <text:p>0,579613404531351</text:p>
          </table:table-cell>
          <table:table-cell office:value-type="float" office:value="1.21830029475513" calcext:value-type="float">
            <text:p>1,21830029475513</text:p>
          </table:table-cell>
          <table:table-cell office:value-type="float" office:value="0.973105680742359" calcext:value-type="float">
            <text:p>0,973105680742359</text:p>
          </table:table-cell>
          <table:table-cell office:value-type="float" office:value="0.0000789507813080133" calcext:value-type="float">
            <text:p>7,89507813080133E-05</text:p>
          </table:table-cell>
          <table:table-cell office:value-type="float" office:value="0.973184631523264" calcext:value-type="float">
            <text:p>0,973184631523264</text:p>
          </table:table-cell>
          <table:table-cell office:value-type="float" office:value="0.177820786856155" calcext:value-type="float">
            <text:p>0,177820786856155</text:p>
          </table:table-cell>
          <table:table-cell table:formula="of:=[.S30]*100" office:value-type="float" office:value="17.7820786856155" calcext:value-type="float">
            <text:p>17,782078685615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3.45061781694" calcext:value-type="float">
            <text:p>1603,45061781694</text:p>
          </table:table-cell>
          <table:table-cell office:value-type="float" office:value="1600.07570299042" calcext:value-type="float">
            <text:p>1600,07570299042</text:p>
          </table:table-cell>
          <table:table-cell office:value-type="float" office:value="12.9972516379497" calcext:value-type="float">
            <text:p>12,9972516379497</text:p>
          </table:table-cell>
          <table:table-cell office:value-type="float" office:value="99.1894199002462" calcext:value-type="float">
            <text:p>99,1894199002462</text:p>
          </table:table-cell>
          <table:table-cell office:value-type="float" office:value="1.06922831737718" calcext:value-type="float">
            <text:p>1,06922831737718</text:p>
          </table:table-cell>
          <table:table-cell office:value-type="float" office:value="0.130192560413335" calcext:value-type="float">
            <text:p>0,130192560413335</text:p>
          </table:table-cell>
          <table:table-cell office:value-type="float" office:value="0.00502558622391363" calcext:value-type="float">
            <text:p>0,00502558622391363</text:p>
          </table:table-cell>
          <table:table-cell office:value-type="float" office:value="0.127371482011239" calcext:value-type="float">
            <text:p>0,127371482011239</text:p>
          </table:table-cell>
          <table:table-cell office:value-type="float" office:value="0.00526750950582608" calcext:value-type="float">
            <text:p>0,00526750950582608</text:p>
          </table:table-cell>
          <table:table-cell office:value-type="float" office:value="0.801370886728957" calcext:value-type="float">
            <text:p>0,801370886728957</text:p>
          </table:table-cell>
          <table:table-cell office:value-type="float" office:value="9.66386236793922" calcext:value-type="float">
            <text:p>9,66386236793922</text:p>
          </table:table-cell>
          <table:table-cell office:value-type="float" office:value="9.05129953896001" calcext:value-type="float">
            <text:p>9,05129953896001</text:p>
          </table:table-cell>
          <table:table-cell office:value-type="float" office:value="0.612562828997038" calcext:value-type="float">
            <text:p>0,612562828997038</text:p>
          </table:table-cell>
          <table:table-cell office:value-type="float" office:value="1.22920919718973" calcext:value-type="float">
            <text:p>1,22920919718973</text:p>
          </table:table-cell>
          <table:table-cell office:value-type="float" office:value="1.03487280622002" calcext:value-type="float">
            <text:p>1,03487280622002</text:p>
          </table:table-cell>
          <table:table-cell office:value-type="float" office:value="0.0000789492352091082" calcext:value-type="float">
            <text:p>7,89492352091082E-05</text:p>
          </table:table-cell>
          <table:table-cell office:value-type="float" office:value="1.03495175545868" calcext:value-type="float">
            <text:p>1,03495175545868</text:p>
          </table:table-cell>
          <table:table-cell office:value-type="float" office:value="0.172242141084021" calcext:value-type="float">
            <text:p>0,172242141084021</text:p>
          </table:table-cell>
          <table:table-cell table:formula="of:=[.S31]*100" office:value-type="float" office:value="17.2242141084021" calcext:value-type="float">
            <text:p>17,224214108402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653.51686521566" calcext:value-type="float">
            <text:p>1653,51686521566</text:p>
          </table:table-cell>
          <table:table-cell office:value-type="float" office:value="1650.08298478014" calcext:value-type="float">
            <text:p>1650,08298478014</text:p>
          </table:table-cell>
          <table:table-cell office:value-type="float" office:value="13.2254811973238" calcext:value-type="float">
            <text:p>13,2254811973238</text:p>
          </table:table-cell>
          <table:table-cell office:value-type="float" office:value="99.2001604911066" calcext:value-type="float">
            <text:p>99,2001604911066</text:p>
          </table:table-cell>
          <table:table-cell office:value-type="float" office:value="1.08516910804501" calcext:value-type="float">
            <text:p>1,08516910804501</text:p>
          </table:table-cell>
          <table:table-cell office:value-type="float" office:value="0.137792323606039" calcext:value-type="float">
            <text:p>0,137792323606039</text:p>
          </table:table-cell>
          <table:table-cell office:value-type="float" office:value="0.00536900756732595" calcext:value-type="float">
            <text:p>0,00536900756732595</text:p>
          </table:table-cell>
          <table:table-cell office:value-type="float" office:value="0.134968428556957" calcext:value-type="float">
            <text:p>0,134968428556957</text:p>
          </table:table-cell>
          <table:table-cell office:value-type="float" office:value="0.00559450157775616" calcext:value-type="float">
            <text:p>0,00559450157775616</text:p>
          </table:table-cell>
          <table:table-cell office:value-type="float" office:value="0.801444554402194" calcext:value-type="float">
            <text:p>0,801444554402194</text:p>
          </table:table-cell>
          <table:table-cell office:value-type="float" office:value="9.8009519018659" calcext:value-type="float">
            <text:p>9,8009519018659</text:p>
          </table:table-cell>
          <table:table-cell office:value-type="float" office:value="9.1545004414454" calcext:value-type="float">
            <text:p>9,1545004414454</text:p>
          </table:table-cell>
          <table:table-cell office:value-type="float" office:value="0.646451460414712" calcext:value-type="float">
            <text:p>0,646451460414712</text:p>
          </table:table-cell>
          <table:table-cell office:value-type="float" office:value="1.24067651989467" calcext:value-type="float">
            <text:p>1,24067651989467</text:p>
          </table:table-cell>
          <table:table-cell office:value-type="float" office:value="1.0985962708296" calcext:value-type="float">
            <text:p>1,0985962708296</text:p>
          </table:table-cell>
          <table:table-cell office:value-type="float" office:value="0.0000873966735291227" calcext:value-type="float">
            <text:p>8,73966735291227E-05</text:p>
          </table:table-cell>
          <table:table-cell office:value-type="float" office:value="1.09868366750357" calcext:value-type="float">
            <text:p>1,09868366750357</text:p>
          </table:table-cell>
          <table:table-cell office:value-type="float" office:value="0.166984480147745" calcext:value-type="float">
            <text:p>0,166984480147745</text:p>
          </table:table-cell>
          <table:table-cell table:formula="of:=[.S32]*100" office:value-type="float" office:value="16.6984480147745" calcext:value-type="float">
            <text:p>16,698448014774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703.58532932599" calcext:value-type="float">
            <text:p>1703,58532932599</text:p>
          </table:table-cell>
          <table:table-cell office:value-type="float" office:value="1700.09071838355" calcext:value-type="float">
            <text:p>1700,09071838355</text:p>
          </table:table-cell>
          <table:table-cell office:value-type="float" office:value="13.4588335419721" calcext:value-type="float">
            <text:p>13,4588335419721</text:p>
          </table:table-cell>
          <table:table-cell office:value-type="float" office:value="99.2099700972953" calcext:value-type="float">
            <text:p>99,2099700972953</text:p>
          </table:table-cell>
          <table:table-cell office:value-type="float" office:value="1.10161341167659" calcext:value-type="float">
            <text:p>1,10161341167659</text:p>
          </table:table-cell>
          <table:table-cell office:value-type="float" office:value="0.145642341548354" calcext:value-type="float">
            <text:p>0,145642341548354</text:p>
          </table:table-cell>
          <table:table-cell office:value-type="float" office:value="0.00571321665523245" calcext:value-type="float">
            <text:p>0,00571321665523245</text:p>
          </table:table-cell>
          <table:table-cell office:value-type="float" office:value="0.142802095642687" calcext:value-type="float">
            <text:p>0,142802095642687</text:p>
          </table:table-cell>
          <table:table-cell office:value-type="float" office:value="0.00593482322220953" calcext:value-type="float">
            <text:p>0,00593482322220953</text:p>
          </table:table-cell>
          <table:table-cell office:value-type="float" office:value="0.801520642425387" calcext:value-type="float">
            <text:p>0,801520642425387</text:p>
          </table:table-cell>
          <table:table-cell office:value-type="float" office:value="9.94000169127406" calcext:value-type="float">
            <text:p>9,94000169127406</text:p>
          </table:table-cell>
          <table:table-cell office:value-type="float" office:value="9.25873404915556" calcext:value-type="float">
            <text:p>9,25873404915556</text:p>
          </table:table-cell>
          <table:table-cell office:value-type="float" office:value="0.681267642130934" calcext:value-type="float">
            <text:p>0,681267642130934</text:p>
          </table:table-cell>
          <table:table-cell office:value-type="float" office:value="1.25266552066516" calcext:value-type="float">
            <text:p>1,25266552066516</text:p>
          </table:table-cell>
          <table:table-cell office:value-type="float" office:value="1.16425881873266" calcext:value-type="float">
            <text:p>1,16425881873266</text:p>
          </table:table-cell>
          <table:table-cell office:value-type="float" office:value="0.000294099602568276" calcext:value-type="float">
            <text:p>0,000294099602568276</text:p>
          </table:table-cell>
          <table:table-cell office:value-type="float" office:value="1.1645529183358" calcext:value-type="float">
            <text:p>1,1645529183358</text:p>
          </table:table-cell>
          <table:table-cell office:value-type="float" office:value="0.161971680090436" calcext:value-type="float">
            <text:p>0,161971680090436</text:p>
          </table:table-cell>
          <table:table-cell table:formula="of:=[.S33]*100" office:value-type="float" office:value="16.1971680090436" calcext:value-type="float">
            <text:p>16,1971680090436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753.65588667239" calcext:value-type="float">
            <text:p>1753,65588667239</text:p>
          </table:table-cell>
          <table:table-cell office:value-type="float" office:value="1750.09891709566" calcext:value-type="float">
            <text:p>1750,09891709566</text:p>
          </table:table-cell>
          <table:table-cell office:value-type="float" office:value="13.6958716701965" calcext:value-type="float">
            <text:p>13,6958716701965</text:p>
          </table:table-cell>
          <table:table-cell office:value-type="float" office:value="99.2190103113644" calcext:value-type="float">
            <text:p>99,2190103113644</text:p>
          </table:table-cell>
          <table:table-cell office:value-type="float" office:value="1.11862915350683" calcext:value-type="float">
            <text:p>1,11862915350683</text:p>
          </table:table-cell>
          <table:table-cell office:value-type="float" office:value="0.153715447197228" calcext:value-type="float">
            <text:p>0,153715447197228</text:p>
          </table:table-cell>
          <table:table-cell office:value-type="float" office:value="0.00603604535016717" calcext:value-type="float">
            <text:p>0,00603604535016717</text:p>
          </table:table-cell>
          <table:table-cell office:value-type="float" office:value="0.150888536910175" calcext:value-type="float">
            <text:p>0,150888536910175</text:p>
          </table:table-cell>
          <table:table-cell office:value-type="float" office:value="0.00638984900673866" calcext:value-type="float">
            <text:p>0,00638984900673866</text:p>
          </table:table-cell>
          <table:table-cell office:value-type="float" office:value="0.801598982992996" calcext:value-type="float">
            <text:p>0,801598982992996</text:p>
          </table:table-cell>
          <table:table-cell office:value-type="float" office:value="10.079915605421" calcext:value-type="float">
            <text:p>10,079915605421</text:p>
          </table:table-cell>
          <table:table-cell office:value-type="float" office:value="9.36285729230963" calcext:value-type="float">
            <text:p>9,36285729230963</text:p>
          </table:table-cell>
          <table:table-cell office:value-type="float" office:value="0.717058313102187" calcext:value-type="float">
            <text:p>0,717058313102187</text:p>
          </table:table-cell>
          <table:table-cell office:value-type="float" office:value="1.26510748518912" calcext:value-type="float">
            <text:p>1,26510748518912</text:p>
          </table:table-cell>
          <table:table-cell office:value-type="float" office:value="1.23194123185979" calcext:value-type="float">
            <text:p>1,23194123185979</text:p>
          </table:table-cell>
          <table:table-cell office:value-type="float" office:value="0.000278194241662076" calcext:value-type="float">
            <text:p>0,000278194241662076</text:p>
          </table:table-cell>
          <table:table-cell office:value-type="float" office:value="1.23221942610257" calcext:value-type="float">
            <text:p>1,23221942610257</text:p>
          </table:table-cell>
          <table:table-cell office:value-type="float" office:value="0.15739604804326" calcext:value-type="float">
            <text:p>0,15739604804326</text:p>
          </table:table-cell>
          <table:table-cell table:formula="of:=[.S34]*100" office:value-type="float" office:value="15.739604804326" calcext:value-type="float">
            <text:p>15,73960480432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03.72869019394" calcext:value-type="float">
            <text:p>1803,72869019394</text:p>
          </table:table-cell>
          <table:table-cell office:value-type="float" office:value="1800.10759469894" calcext:value-type="float">
            <text:p>1800,10759469894</text:p>
          </table:table-cell>
          <table:table-cell office:value-type="float" office:value="13.9354557239846" calcext:value-type="float">
            <text:p>13,9354557239846</text:p>
          </table:table-cell>
          <table:table-cell office:value-type="float" office:value="99.2274084358215" calcext:value-type="float">
            <text:p>99,2274084358215</text:p>
          </table:table-cell>
          <table:table-cell office:value-type="float" office:value="1.13613815797981" calcext:value-type="float">
            <text:p>1,13613815797981</text:p>
          </table:table-cell>
          <table:table-cell office:value-type="float" office:value="0.1620242206867" calcext:value-type="float">
            <text:p>0,1620242206867</text:p>
          </table:table-cell>
          <table:table-cell office:value-type="float" office:value="0.00643681966692441" calcext:value-type="float">
            <text:p>0,00643681966692441</text:p>
          </table:table-cell>
          <table:table-cell office:value-type="float" office:value="0.159192781535142" calcext:value-type="float">
            <text:p>0,159192781535142</text:p>
          </table:table-cell>
          <table:table-cell office:value-type="float" office:value="0.00680451236739983" calcext:value-type="float">
            <text:p>0,00680451236739983</text:p>
          </table:table-cell>
          <table:table-cell office:value-type="float" office:value="0.801679531789161" calcext:value-type="float">
            <text:p>0,801679531789161</text:p>
          </table:table-cell>
          <table:table-cell office:value-type="float" office:value="10.2197662846371" calcext:value-type="float">
            <text:p>10,2197662846371</text:p>
          </table:table-cell>
          <table:table-cell office:value-type="float" office:value="9.46599145047106" calcext:value-type="float">
            <text:p>9,46599145047106</text:p>
          </table:table-cell>
          <table:table-cell office:value-type="float" office:value="0.753774834172756" calcext:value-type="float">
            <text:p>0,753774834172756</text:p>
          </table:table-cell>
          <table:table-cell office:value-type="float" office:value="1.27790195660536" calcext:value-type="float">
            <text:p>1,27790195660536</text:p>
          </table:table-cell>
          <table:table-cell office:value-type="float" office:value="1.30155557053216" calcext:value-type="float">
            <text:p>1,30155557053216</text:p>
          </table:table-cell>
          <table:table-cell office:value-type="float" office:value="0.0000937541931586924" calcext:value-type="float">
            <text:p>9,37541931586924E-05</text:p>
          </table:table-cell>
          <table:table-cell office:value-type="float" office:value="1.30164932472723" calcext:value-type="float">
            <text:p>1,30164932472723</text:p>
          </table:table-cell>
          <table:table-cell office:value-type="float" office:value="0.152994023293188" calcext:value-type="float">
            <text:p>0,152994023293188</text:p>
          </table:table-cell>
          <table:table-cell table:formula="of:=[.S35]*100" office:value-type="float" office:value="15.2994023293188" calcext:value-type="float">
            <text:p>15,2994023293188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853.80378069422" calcext:value-type="float">
            <text:p>1853,80378069422</text:p>
          </table:table-cell>
          <table:table-cell office:value-type="float" office:value="1850.11676555575" calcext:value-type="float">
            <text:p>1850,11676555575</text:p>
          </table:table-cell>
          <table:table-cell office:value-type="float" office:value="14.1798538626041" calcext:value-type="float">
            <text:p>14,1798538626041</text:p>
          </table:table-cell>
          <table:table-cell office:value-type="float" office:value="99.2350941353498" calcext:value-type="float">
            <text:p>99,2350941353498</text:p>
          </table:table-cell>
          <table:table-cell office:value-type="float" office:value="1.1541551485" calcext:value-type="float">
            <text:p>1,1541551485</text:p>
          </table:table-cell>
          <table:table-cell office:value-type="float" office:value="0.170567535606498" calcext:value-type="float">
            <text:p>0,170567535606498</text:p>
          </table:table-cell>
          <table:table-cell office:value-type="float" office:value="0.00683029340049427" calcext:value-type="float">
            <text:p>0,00683029340049427</text:p>
          </table:table-cell>
          <table:table-cell office:value-type="float" office:value="0.167737602631591" calcext:value-type="float">
            <text:p>0,167737602631591</text:p>
          </table:table-cell>
          <table:table-cell office:value-type="float" office:value="0.00725704117991129" calcext:value-type="float">
            <text:p>0,00725704117991129</text:p>
          </table:table-cell>
          <table:table-cell office:value-type="float" office:value="0.801762383849792" calcext:value-type="float">
            <text:p>0,801762383849792</text:p>
          </table:table-cell>
          <table:table-cell office:value-type="float" office:value="10.3611754422159" calcext:value-type="float">
            <text:p>10,3611754422159</text:p>
          </table:table-cell>
          <table:table-cell office:value-type="float" office:value="9.56975114496774" calcext:value-type="float">
            <text:p>9,56975114496774</text:p>
          </table:table-cell>
          <table:table-cell office:value-type="float" office:value="0.791424297251017" calcext:value-type="float">
            <text:p>0,791424297251017</text:p>
          </table:table-cell>
          <table:table-cell office:value-type="float" office:value="1.29132772893736" calcext:value-type="float">
            <text:p>1,29132772893736</text:p>
          </table:table-cell>
          <table:table-cell office:value-type="float" office:value="1.37311662489144" calcext:value-type="float">
            <text:p>1,37311662489144</text:p>
          </table:table-cell>
          <table:table-cell office:value-type="float" office:value="0.0000789180702597221" calcext:value-type="float">
            <text:p>7,89180702597221E-05</text:p>
          </table:table-cell>
          <table:table-cell office:value-type="float" office:value="1.37319554296162" calcext:value-type="float">
            <text:p>1,37319554296162</text:p>
          </table:table-cell>
          <table:table-cell office:value-type="float" office:value="0.148787745104859" calcext:value-type="float">
            <text:p>0,148787745104859</text:p>
          </table:table-cell>
          <table:table-cell table:formula="of:=[.S36]*100" office:value-type="float" office:value="14.8787745104859" calcext:value-type="float">
            <text:p>14,87877451048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03.88113590098" calcext:value-type="float">
            <text:p>1903,88113590098</text:p>
          </table:table-cell>
          <table:table-cell office:value-type="float" office:value="1900.12644449686" calcext:value-type="float">
            <text:p>1900,12644449686</text:p>
          </table:table-cell>
          <table:table-cell office:value-type="float" office:value="14.4275269858158" calcext:value-type="float">
            <text:p>14,4275269858158</text:p>
          </table:table-cell>
          <table:table-cell office:value-type="float" office:value="99.242204427286" calcext:value-type="float">
            <text:p>99,242204427286</text:p>
          </table:table-cell>
          <table:table-cell office:value-type="float" office:value="1.1725771177641" calcext:value-type="float">
            <text:p>1,1725771177641</text:p>
          </table:table-cell>
          <table:table-cell office:value-type="float" office:value="0.179351560451133" calcext:value-type="float">
            <text:p>0,179351560451133</text:p>
          </table:table-cell>
          <table:table-cell office:value-type="float" office:value="0.00722407352039779" calcext:value-type="float">
            <text:p>0,00722407352039779</text:p>
          </table:table-cell>
          <table:table-cell office:value-type="float" office:value="0.176507906174411" calcext:value-type="float">
            <text:p>0,176507906174411</text:p>
          </table:table-cell>
          <table:table-cell office:value-type="float" office:value="0.00764570938654038" calcext:value-type="float">
            <text:p>0,00764570938654038</text:p>
          </table:table-cell>
          <table:table-cell office:value-type="float" office:value="0.801847576487543" calcext:value-type="float">
            <text:p>0,801847576487543</text:p>
          </table:table-cell>
          <table:table-cell office:value-type="float" office:value="10.5026924718404" calcext:value-type="float">
            <text:p>10,5026924718404</text:p>
          </table:table-cell>
          <table:table-cell office:value-type="float" office:value="9.67267102457217" calcext:value-type="float">
            <text:p>9,67267102457217</text:p>
          </table:table-cell>
          <table:table-cell office:value-type="float" office:value="0.830021447267407" calcext:value-type="float">
            <text:p>0,830021447267407</text:p>
          </table:table-cell>
          <table:table-cell office:value-type="float" office:value="1.30550702564762" calcext:value-type="float">
            <text:p>1,30550702564762</text:p>
          </table:table-cell>
          <table:table-cell office:value-type="float" office:value="1.44667145985828" calcext:value-type="float">
            <text:p>1,44667145985828</text:p>
          </table:table-cell>
          <table:table-cell office:value-type="float" office:value="0.0000789107061717189" calcext:value-type="float">
            <text:p>7,89107061717189E-05</text:p>
          </table:table-cell>
          <table:table-cell office:value-type="float" office:value="1.44675037056571" calcext:value-type="float">
            <text:p>1,44675037056571</text:p>
          </table:table-cell>
          <table:table-cell office:value-type="float" office:value="0.144875887058191" calcext:value-type="float">
            <text:p>0,144875887058191</text:p>
          </table:table-cell>
          <table:table-cell table:formula="of:=[.S37]*100" office:value-type="float" office:value="14.4875887058191" calcext:value-type="float">
            <text:p>14,487588705819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953.96071273972" calcext:value-type="float">
            <text:p>1953,96071273972</text:p>
          </table:table-cell>
          <table:table-cell office:value-type="float" office:value="1950.13664635104" calcext:value-type="float">
            <text:p>1950,13664635104</text:p>
          </table:table-cell>
          <table:table-cell office:value-type="float" office:value="14.6799239081547" calcext:value-type="float">
            <text:p>14,6799239081547</text:p>
          </table:table-cell>
          <table:table-cell office:value-type="float" office:value="99.2487093632009" calcext:value-type="float">
            <text:p>99,2487093632009</text:p>
          </table:table-cell>
          <table:table-cell office:value-type="float" office:value="1.1916721848591" calcext:value-type="float">
            <text:p>1,1916721848591</text:p>
          </table:table-cell>
          <table:table-cell office:value-type="float" office:value="0.188377657376866" calcext:value-type="float">
            <text:p>0,188377657376866</text:p>
          </table:table-cell>
          <table:table-cell office:value-type="float" office:value="0.00776347019330069" calcext:value-type="float">
            <text:p>0,00776347019330069</text:p>
          </table:table-cell>
          <table:table-cell office:value-type="float" office:value="0.185520054121452" calcext:value-type="float">
            <text:p>0,185520054121452</text:p>
          </table:table-cell>
          <table:table-cell office:value-type="float" office:value="0.00807572457566155" calcext:value-type="float">
            <text:p>0,00807572457566155</text:p>
          </table:table-cell>
          <table:table-cell office:value-type="float" office:value="0.801934986937959" calcext:value-type="float">
            <text:p>0,801934986937959</text:p>
          </table:table-cell>
          <table:table-cell office:value-type="float" office:value="10.6458907414617" calcext:value-type="float">
            <text:p>10,6458907414617</text:p>
          </table:table-cell>
          <table:table-cell office:value-type="float" office:value="9.77634410880919" calcext:value-type="float">
            <text:p>9,77634410880919</text:p>
          </table:table-cell>
          <table:table-cell office:value-type="float" office:value="0.86954663267296" calcext:value-type="float">
            <text:p>0,86954663267296</text:p>
          </table:table-cell>
          <table:table-cell office:value-type="float" office:value="1.32009370060899" calcext:value-type="float">
            <text:p>1,32009370060899</text:p>
          </table:table-cell>
          <table:table-cell office:value-type="float" office:value="1.52218837509695" calcext:value-type="float">
            <text:p>1,52218837509695</text:p>
          </table:table-cell>
          <table:table-cell office:value-type="float" office:value="0.0000789061380869659" calcext:value-type="float">
            <text:p>7,89061380869659E-05</text:p>
          </table:table-cell>
          <table:table-cell office:value-type="float" office:value="1.52226728123494" calcext:value-type="float">
            <text:p>1,52226728123494</text:p>
          </table:table-cell>
          <table:table-cell office:value-type="float" office:value="0.141160073013662" calcext:value-type="float">
            <text:p>0,141160073013662</text:p>
          </table:table-cell>
          <table:table-cell table:formula="of:=[.S38]*100" office:value-type="float" office:value="14.1160073013662" calcext:value-type="float">
            <text:p>14,11600730136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4.04248795082" calcext:value-type="float">
            <text:p>2004,04248795082</text:p>
          </table:table-cell>
          <table:table-cell office:value-type="float" office:value="2000.14738541976" calcext:value-type="float">
            <text:p>2000,14738541976</text:p>
          </table:table-cell>
          <table:table-cell office:value-type="float" office:value="14.9357234448271" calcext:value-type="float">
            <text:p>14,9357234448271</text:p>
          </table:table-cell>
          <table:table-cell office:value-type="float" office:value="99.2547202213963" calcext:value-type="float">
            <text:p>99,2547202213963</text:p>
          </table:table-cell>
          <table:table-cell office:value-type="float" office:value="1.21110631587498" calcext:value-type="float">
            <text:p>1,21110631587498</text:p>
          </table:table-cell>
          <table:table-cell office:value-type="float" office:value="0.197615384805121" calcext:value-type="float">
            <text:p>0,197615384805121</text:p>
          </table:table-cell>
          <table:table-cell office:value-type="float" office:value="0.00818178841891893" calcext:value-type="float">
            <text:p>0,00818178841891893</text:p>
          </table:table-cell>
          <table:table-cell office:value-type="float" office:value="0.194768759586064" calcext:value-type="float">
            <text:p>0,194768759586064</text:p>
          </table:table-cell>
          <table:table-cell office:value-type="float" office:value="0.00851540009600578" calcext:value-type="float">
            <text:p>0,00851540009600578</text:p>
          </table:table-cell>
          <table:table-cell office:value-type="float" office:value="0.802024691329763" calcext:value-type="float">
            <text:p>0,802024691329763</text:p>
          </table:table-cell>
          <table:table-cell office:value-type="float" office:value="10.7899236828835" calcext:value-type="float">
            <text:p>10,7899236828835</text:p>
          </table:table-cell>
          <table:table-cell office:value-type="float" office:value="9.87992667683913" calcext:value-type="float">
            <text:p>9,87992667683913</text:p>
          </table:table-cell>
          <table:table-cell office:value-type="float" office:value="0.909997006012645" calcext:value-type="float">
            <text:p>0,909997006012645</text:p>
          </table:table-cell>
          <table:table-cell office:value-type="float" office:value="1.3349615714946" calcext:value-type="float">
            <text:p>1,3349615714946</text:p>
          </table:table-cell>
          <table:table-cell office:value-type="float" office:value="1.59965296949542" calcext:value-type="float">
            <text:p>1,59965296949542</text:p>
          </table:table-cell>
          <table:table-cell office:value-type="float" office:value="0.0000789051075554673" calcext:value-type="float">
            <text:p>7,89051075554673E-05</text:p>
          </table:table-cell>
          <table:table-cell office:value-type="float" office:value="1.59973187459989" calcext:value-type="float">
            <text:p>1,59973187459989</text:p>
          </table:table-cell>
          <table:table-cell office:value-type="float" office:value="0.137591641193721" calcext:value-type="float">
            <text:p>0,137591641193721</text:p>
          </table:table-cell>
          <table:table-cell table:formula="of:=[.S39]*100" office:value-type="float" office:value="13.7591641193721" calcext:value-type="float">
            <text:p>13,759164119372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054.12651742509" calcext:value-type="float">
            <text:p>2054,12651742509</text:p>
          </table:table-cell>
          <table:table-cell office:value-type="float" office:value="2050.15867466545" calcext:value-type="float">
            <text:p>2050,15867466545</text:p>
          </table:table-cell>
          <table:table-cell office:value-type="float" office:value="15.1951005032882" calcext:value-type="float">
            <text:p>15,1951005032882</text:p>
          </table:table-cell>
          <table:table-cell office:value-type="float" office:value="99.2602646258697" calcext:value-type="float">
            <text:p>99,2602646258697</text:p>
          </table:table-cell>
          <table:table-cell office:value-type="float" office:value="1.23092223474549" calcext:value-type="float">
            <text:p>1,23092223474549</text:p>
          </table:table-cell>
          <table:table-cell office:value-type="float" office:value="0.207101391537879" calcext:value-type="float">
            <text:p>0,207101391537879</text:p>
          </table:table-cell>
          <table:table-cell office:value-type="float" office:value="0.00852580888256917" calcext:value-type="float">
            <text:p>0,00852580888256917</text:p>
          </table:table-cell>
          <table:table-cell office:value-type="float" office:value="0.204238228760383" calcext:value-type="float">
            <text:p>0,204238228760383</text:p>
          </table:table-cell>
          <table:table-cell office:value-type="float" office:value="0.00893986764130367" calcext:value-type="float">
            <text:p>0,00893986764130367</text:p>
          </table:table-cell>
          <table:table-cell office:value-type="float" office:value="0.80211664648409" calcext:value-type="float">
            <text:p>0,80211664648409</text:p>
          </table:table-cell>
          <table:table-cell office:value-type="float" office:value="10.9349073451946" calcext:value-type="float">
            <text:p>10,9349073451946</text:p>
          </table:table-cell>
          <table:table-cell office:value-type="float" office:value="9.98352602953073" calcext:value-type="float">
            <text:p>9,98352602953073</text:p>
          </table:table-cell>
          <table:table-cell office:value-type="float" office:value="0.951381315661337" calcext:value-type="float">
            <text:p>0,951381315661337</text:p>
          </table:table-cell>
          <table:table-cell office:value-type="float" office:value="1.35010192066353" calcext:value-type="float">
            <text:p>1,35010192066353</text:p>
          </table:table-cell>
          <table:table-cell office:value-type="float" office:value="1.67909009592567" calcext:value-type="float">
            <text:p>1,67909009592567</text:p>
          </table:table-cell>
          <table:table-cell office:value-type="float" office:value="0.000078906796624615" calcext:value-type="float">
            <text:p>7,8906796624615E-05</text:p>
          </table:table-cell>
          <table:table-cell office:value-type="float" office:value="1.67916900272359" calcext:value-type="float">
            <text:p>1,67916900272359</text:p>
          </table:table-cell>
          <table:table-cell office:value-type="float" office:value="0.134215254278578" calcext:value-type="float">
            <text:p>0,134215254278578</text:p>
          </table:table-cell>
          <table:table-cell table:formula="of:=[.S40]*100" office:value-type="float" office:value="13.4215254278578" calcext:value-type="float">
            <text:p>13,421525427857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104.21277775824" calcext:value-type="float">
            <text:p>2104,21277775824</text:p>
          </table:table-cell>
          <table:table-cell office:value-type="float" office:value="2100.1705257908" calcext:value-type="float">
            <text:p>2100,1705257908</text:p>
          </table:table-cell>
          <table:table-cell office:value-type="float" office:value="15.4588340942121" calcext:value-type="float">
            <text:p>15,4588340942121</text:p>
          </table:table-cell>
          <table:table-cell office:value-type="float" office:value="99.2653388370822" calcext:value-type="float">
            <text:p>99,2653388370822</text:p>
          </table:table-cell>
          <table:table-cell office:value-type="float" office:value="1.25148560733355" calcext:value-type="float">
            <text:p>1,25148560733355</text:p>
          </table:table-cell>
          <table:table-cell office:value-type="float" office:value="0.216821468446342" calcext:value-type="float">
            <text:p>0,216821468446342</text:p>
          </table:table-cell>
          <table:table-cell office:value-type="float" office:value="0.00900948788501847" calcext:value-type="float">
            <text:p>0,00900948788501847</text:p>
          </table:table-cell>
          <table:table-cell office:value-type="float" office:value="0.2139634794557" calcext:value-type="float">
            <text:p>0,2139634794557</text:p>
          </table:table-cell>
          <table:table-cell office:value-type="float" office:value="0.00947993073896239" calcext:value-type="float">
            <text:p>0,00947993073896239</text:p>
          </table:table-cell>
          <table:table-cell office:value-type="float" office:value="0.802210949363095" calcext:value-type="float">
            <text:p>0,802210949363095</text:p>
          </table:table-cell>
          <table:table-cell office:value-type="float" office:value="11.0811740944028" calcext:value-type="float">
            <text:p>11,0811740944028</text:p>
          </table:table-cell>
          <table:table-cell office:value-type="float" office:value="10.0874849296941" calcext:value-type="float">
            <text:p>10,0874849296941</text:p>
          </table:table-cell>
          <table:table-cell office:value-type="float" office:value="0.993689164727128" calcext:value-type="float">
            <text:p>0,993689164727128</text:p>
          </table:table-cell>
          <table:table-cell office:value-type="float" office:value="1.36562516638322" calcext:value-type="float">
            <text:p>1,36562516638322</text:p>
          </table:table-cell>
          <table:table-cell office:value-type="float" office:value="1.7604703171772" calcext:value-type="float">
            <text:p>1,7604703171772</text:p>
          </table:table-cell>
          <table:table-cell office:value-type="float" office:value="0.0000789089016259618" calcext:value-type="float">
            <text:p>7,89089016259618E-05</text:p>
          </table:table-cell>
          <table:table-cell office:value-type="float" office:value="1.76054922608144" calcext:value-type="float">
            <text:p>1,76054922608144</text:p>
          </table:table-cell>
          <table:table-cell office:value-type="float" office:value="0.130951754351356" calcext:value-type="float">
            <text:p>0,130951754351356</text:p>
          </table:table-cell>
          <table:table-cell table:formula="of:=[.S41]*100" office:value-type="float" office:value="13.0951754351356" calcext:value-type="float">
            <text:p>13,0951754351356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154.30132250654" calcext:value-type="float">
            <text:p>2154,30132250654</text:p>
          </table:table-cell>
          <table:table-cell office:value-type="float" office:value="2150.18295013174" calcext:value-type="float">
            <text:p>2150,18295013174</text:p>
          </table:table-cell>
          <table:table-cell office:value-type="float" office:value="15.7271432097365" calcext:value-type="float">
            <text:p>15,7271432097365</text:p>
          </table:table-cell>
          <table:table-cell office:value-type="float" office:value="99.2699654862995" calcext:value-type="float">
            <text:p>99,2699654862995</text:p>
          </table:table-cell>
          <table:table-cell office:value-type="float" office:value="1.27255635524102" calcext:value-type="float">
            <text:p>1,27255635524102</text:p>
          </table:table-cell>
          <table:table-cell office:value-type="float" office:value="0.226794629245985" calcext:value-type="float">
            <text:p>0,226794629245985</text:p>
          </table:table-cell>
          <table:table-cell office:value-type="float" office:value="0.00951781010236453" calcext:value-type="float">
            <text:p>0,00951781010236453</text:p>
          </table:table-cell>
          <table:table-cell office:value-type="float" office:value="0.223909484436784" calcext:value-type="float">
            <text:p>0,223909484436784</text:p>
          </table:table-cell>
          <table:table-cell office:value-type="float" office:value="0.010026599650615" calcext:value-type="float">
            <text:p>0,010026599650615</text:p>
          </table:table-cell>
          <table:table-cell office:value-type="float" office:value="0.802307540422856" calcext:value-type="float">
            <text:p>0,802307540422856</text:p>
          </table:table-cell>
          <table:table-cell office:value-type="float" office:value="11.2288849788985" calcext:value-type="float">
            <text:p>11,2288849788985</text:p>
          </table:table-cell>
          <table:table-cell office:value-type="float" office:value="10.1919678569961" calcext:value-type="float">
            <text:p>10,1919678569961</text:p>
          </table:table-cell>
          <table:table-cell office:value-type="float" office:value="1.03691712189748" calcext:value-type="float">
            <text:p>1,03691712189748</text:p>
          </table:table-cell>
          <table:table-cell office:value-type="float" office:value="1.38174308634481" calcext:value-type="float">
            <text:p>1,38174308634481</text:p>
          </table:table-cell>
          <table:table-cell office:value-type="float" office:value="1.8438798804586" calcext:value-type="float">
            <text:p>1,8438798804586</text:p>
          </table:table-cell>
          <table:table-cell office:value-type="float" office:value="0.0000789088108417308" calcext:value-type="float">
            <text:p>7,89088108417308E-05</text:p>
          </table:table-cell>
          <table:table-cell office:value-type="float" office:value="1.84395878927226" calcext:value-type="float">
            <text:p>1,84395878927226</text:p>
          </table:table-cell>
          <table:table-cell office:value-type="float" office:value="0.127978366487045" calcext:value-type="float">
            <text:p>0,127978366487045</text:p>
          </table:table-cell>
          <table:table-cell table:formula="of:=[.S42]*100" office:value-type="float" office:value="12.7978366487045" calcext:value-type="float">
            <text:p>12,797836648704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204.39219074853" calcext:value-type="float">
            <text:p>2204,39219074853</text:p>
          </table:table-cell>
          <table:table-cell office:value-type="float" office:value="2200.19596048572" calcext:value-type="float">
            <text:p>2200,19596048572</text:p>
          </table:table-cell>
          <table:table-cell office:value-type="float" office:value="16.0005588170568" calcext:value-type="float">
            <text:p>16,0005588170568</text:p>
          </table:table-cell>
          <table:table-cell office:value-type="float" office:value="99.2741509947705" calcext:value-type="float">
            <text:p>99,2741509947705</text:p>
          </table:table-cell>
          <table:table-cell office:value-type="float" office:value="1.29404095314281" calcext:value-type="float">
            <text:p>1,29404095314281</text:p>
          </table:table-cell>
          <table:table-cell office:value-type="float" office:value="0.236985334005276" calcext:value-type="float">
            <text:p>0,236985334005276</text:p>
          </table:table-cell>
          <table:table-cell office:value-type="float" office:value="0.0100358901299419" calcext:value-type="float">
            <text:p>0,0100358901299419</text:p>
          </table:table-cell>
          <table:table-cell office:value-type="float" office:value="0.234088104071959" calcext:value-type="float">
            <text:p>0,234088104071959</text:p>
          </table:table-cell>
          <table:table-cell office:value-type="float" office:value="0.0105250372319044" calcext:value-type="float">
            <text:p>0,0105250372319044</text:p>
          </table:table-cell>
          <table:table-cell office:value-type="float" office:value="0.802406296376726" calcext:value-type="float">
            <text:p>0,802406296376726</text:p>
          </table:table-cell>
          <table:table-cell office:value-type="float" office:value="11.3785544506369" calcext:value-type="float">
            <text:p>11,3785544506369</text:p>
          </table:table-cell>
          <table:table-cell office:value-type="float" office:value="10.2975560143067" calcext:value-type="float">
            <text:p>10,2975560143067</text:p>
          </table:table-cell>
          <table:table-cell office:value-type="float" office:value="1.08099843632796" calcext:value-type="float">
            <text:p>1,08099843632796</text:p>
          </table:table-cell>
          <table:table-cell office:value-type="float" office:value="1.39864444766322" calcext:value-type="float">
            <text:p>1,39864444766322</text:p>
          </table:table-cell>
          <table:table-cell office:value-type="float" office:value="1.92924006002168" calcext:value-type="float">
            <text:p>1,92924006002168</text:p>
          </table:table-cell>
          <table:table-cell office:value-type="float" office:value="0.0000789055887359983" calcext:value-type="float">
            <text:p>7,89055887359983E-05</text:p>
          </table:table-cell>
          <table:table-cell office:value-type="float" office:value="1.92931896560915" calcext:value-type="float">
            <text:p>1,92931896560915</text:p>
          </table:table-cell>
          <table:table-cell office:value-type="float" office:value="0.125108926000023" calcext:value-type="float">
            <text:p>0,125108926000023</text:p>
          </table:table-cell>
          <table:table-cell table:formula="of:=[.S43]*100" office:value-type="float" office:value="12.5108926000023" calcext:value-type="float">
            <text:p>12,5108926000023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254.48539536977" calcext:value-type="float">
            <text:p>2254,48539536977</text:p>
          </table:table-cell>
          <table:table-cell office:value-type="float" office:value="2250.20957294249" calcext:value-type="float">
            <text:p>2250,20957294249</text:p>
          </table:table-cell>
          <table:table-cell office:value-type="float" office:value="16.2793406623704" calcext:value-type="float">
            <text:p>16,2793406623704</text:p>
          </table:table-cell>
          <table:table-cell office:value-type="float" office:value="99.277913236221" calcext:value-type="float">
            <text:p>99,277913236221</text:p>
          </table:table-cell>
          <table:table-cell office:value-type="float" office:value="1.31608686180948" calcext:value-type="float">
            <text:p>1,31608686180948</text:p>
          </table:table-cell>
          <table:table-cell office:value-type="float" office:value="0.247416129361554" calcext:value-type="float">
            <text:p>0,247416129361554</text:p>
          </table:table-cell>
          <table:table-cell office:value-type="float" office:value="0.0105704118443832" calcext:value-type="float">
            <text:p>0,0105704118443832</text:p>
          </table:table-cell>
          <table:table-cell office:value-type="float" office:value="0.244512402663697" calcext:value-type="float">
            <text:p>0,244512402663697</text:p>
          </table:table-cell>
          <table:table-cell office:value-type="float" office:value="0.0110802820572598" calcext:value-type="float">
            <text:p>0,0110802820572598</text:p>
          </table:table-cell>
          <table:table-cell office:value-type="float" office:value="0.802507344608173" calcext:value-type="float">
            <text:p>0,802507344608173</text:p>
          </table:table-cell>
          <table:table-cell office:value-type="float" office:value="11.5302183307601" calcext:value-type="float">
            <text:p>11,5302183307601</text:p>
          </table:table-cell>
          <table:table-cell office:value-type="float" office:value="10.4042349519007" calcext:value-type="float">
            <text:p>10,4042349519007</text:p>
          </table:table-cell>
          <table:table-cell office:value-type="float" office:value="1.12598337886019" calcext:value-type="float">
            <text:p>1,12598337886019</text:p>
          </table:table-cell>
          <table:table-cell office:value-type="float" office:value="1.4163867718558" calcext:value-type="float">
            <text:p>1,4163867718558</text:p>
          </table:table-cell>
          <table:table-cell office:value-type="float" office:value="2.01656979629457" calcext:value-type="float">
            <text:p>2,01656979629457</text:p>
          </table:table-cell>
          <table:table-cell office:value-type="float" office:value="0.000078901681989601" calcext:value-type="float">
            <text:p>7,8901681989601E-05</text:p>
          </table:table-cell>
          <table:table-cell office:value-type="float" office:value="2.01664869797725" calcext:value-type="float">
            <text:p>2,01664869797725</text:p>
          </table:table-cell>
          <table:table-cell office:value-type="float" office:value="0.122374904213214" calcext:value-type="float">
            <text:p>0,122374904213214</text:p>
          </table:table-cell>
          <table:table-cell table:formula="of:=[.S44]*100" office:value-type="float" office:value="12.2374904213214" calcext:value-type="float">
            <text:p>12,237490421321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304.58094146811" calcext:value-type="float">
            <text:p>2304,58094146811</text:p>
          </table:table-cell>
          <table:table-cell office:value-type="float" office:value="2300.22380880508" calcext:value-type="float">
            <text:p>2300,22380880508</text:p>
          </table:table-cell>
          <table:table-cell office:value-type="float" office:value="16.5614908632861" calcext:value-type="float">
            <text:p>16,5614908632861</text:p>
          </table:table-cell>
          <table:table-cell office:value-type="float" office:value="99.2813664933242" calcext:value-type="float">
            <text:p>99,2813664933242</text:p>
          </table:table-cell>
          <table:table-cell office:value-type="float" office:value="1.33855178250813" calcext:value-type="float">
            <text:p>1,33855178250813</text:p>
          </table:table-cell>
          <table:table-cell office:value-type="float" office:value="0.258082012533568" calcext:value-type="float">
            <text:p>0,258082012533568</text:p>
          </table:table-cell>
          <table:table-cell office:value-type="float" office:value="0.0111192825572311" calcext:value-type="float">
            <text:p>0,0111192825572311</text:p>
          </table:table-cell>
          <table:table-cell office:value-type="float" office:value="0.255160959290319" calcext:value-type="float">
            <text:p>0,255160959290319</text:p>
          </table:table-cell>
          <table:table-cell office:value-type="float" office:value="0.0115785350112464" calcext:value-type="float">
            <text:p>0,0115785350112464</text:p>
          </table:table-cell>
          <table:table-cell office:value-type="float" office:value="0.802610701885009" calcext:value-type="float">
            <text:p>0,802610701885009</text:p>
          </table:table-cell>
          <table:table-cell office:value-type="float" office:value="11.6822310772154" calcext:value-type="float">
            <text:p>11,6822310772154</text:p>
          </table:table-cell>
          <table:table-cell office:value-type="float" office:value="10.5103302430354" calcext:value-type="float">
            <text:p>10,5103302430354</text:p>
          </table:table-cell>
          <table:table-cell office:value-type="float" office:value="1.17190083417525" calcext:value-type="float">
            <text:p>1,17190083417525</text:p>
          </table:table-cell>
          <table:table-cell office:value-type="float" office:value="1.43476488400954" calcext:value-type="float">
            <text:p>1,43476488400954</text:p>
          </table:table-cell>
          <table:table-cell office:value-type="float" office:value="2.10586421588215" calcext:value-type="float">
            <text:p>2,10586421588215</text:p>
          </table:table-cell>
          <table:table-cell office:value-type="float" office:value="0.0000789036920285094" calcext:value-type="float">
            <text:p>7,89036920285094E-05</text:p>
          </table:table-cell>
          <table:table-cell office:value-type="float" office:value="2.10594311957331" calcext:value-type="float">
            <text:p>2,10594311957331</text:p>
          </table:table-cell>
          <table:table-cell office:value-type="float" office:value="0.119756893745758" calcext:value-type="float">
            <text:p>0,119756893745758</text:p>
          </table:table-cell>
          <table:table-cell table:formula="of:=[.S45]*100" office:value-type="float" office:value="11.9756893745758" calcext:value-type="float">
            <text:p>11,9756893745758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354.67882992588" calcext:value-type="float">
            <text:p>2354,67882992588</text:p>
          </table:table-cell>
          <table:table-cell office:value-type="float" office:value="2350.23869309552" calcext:value-type="float">
            <text:p>2350,23869309552</text:p>
          </table:table-cell>
          <table:table-cell office:value-type="float" office:value="16.8467934096487" calcext:value-type="float">
            <text:p>16,8467934096487</text:p>
          </table:table-cell>
          <table:table-cell office:value-type="float" office:value="99.2845396508405" calcext:value-type="float">
            <text:p>99,2845396508405</text:p>
          </table:table-cell>
          <table:table-cell office:value-type="float" office:value="1.3613749165444" calcext:value-type="float">
            <text:p>1,3613749165444</text:p>
          </table:table-cell>
          <table:table-cell office:value-type="float" office:value="0.268987909030015" calcext:value-type="float">
            <text:p>0,268987909030015</text:p>
          </table:table-cell>
          <table:table-cell office:value-type="float" office:value="0.0116040237847821" calcext:value-type="float">
            <text:p>0,0116040237847821</text:p>
          </table:table-cell>
          <table:table-cell office:value-type="float" office:value="0.266051053166206" calcext:value-type="float">
            <text:p>0,266051053166206</text:p>
          </table:table-cell>
          <table:table-cell office:value-type="float" office:value="0.0120150944818189" calcext:value-type="float">
            <text:p>0,0120150944818189</text:p>
          </table:table-cell>
          <table:table-cell office:value-type="float" office:value="0.802716544897817" calcext:value-type="float">
            <text:p>0,802716544897817</text:p>
          </table:table-cell>
          <table:table-cell office:value-type="float" office:value="11.8349642926936" calcext:value-type="float">
            <text:p>11,8349642926936</text:p>
          </table:table-cell>
          <table:table-cell office:value-type="float" office:value="10.6162005660674" calcext:value-type="float">
            <text:p>10,6162005660674</text:p>
          </table:table-cell>
          <table:table-cell office:value-type="float" office:value="1.21876372660913" calcext:value-type="float">
            <text:p>1,21876372660913</text:p>
          </table:table-cell>
          <table:table-cell office:value-type="float" office:value="1.45321730401096" calcext:value-type="float">
            <text:p>1,45321730401096</text:p>
          </table:table-cell>
          <table:table-cell office:value-type="float" office:value="2.19715797572126" calcext:value-type="float">
            <text:p>2,19715797572126</text:p>
          </table:table-cell>
          <table:table-cell office:value-type="float" office:value="0.0000789206980840959" calcext:value-type="float">
            <text:p>7,89206980840959E-05</text:p>
          </table:table-cell>
          <table:table-cell office:value-type="float" office:value="2.19723689641795" calcext:value-type="float">
            <text:p>2,19723689641795</text:p>
          </table:table-cell>
          <table:table-cell office:value-type="float" office:value="0.117315434940852" calcext:value-type="float">
            <text:p>0,117315434940852</text:p>
          </table:table-cell>
          <table:table-cell table:formula="of:=[.S46]*100" office:value-type="float" office:value="11.7315434940852" calcext:value-type="float">
            <text:p>11,731543494085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4.77901281405" calcext:value-type="float">
            <text:p>2404,77901281405</text:p>
          </table:table-cell>
          <table:table-cell office:value-type="float" office:value="2400.25418588883" calcext:value-type="float">
            <text:p>2400,25418588883</text:p>
          </table:table-cell>
          <table:table-cell office:value-type="float" office:value="17.1450188579697" calcext:value-type="float">
            <text:p>17,1450188579697</text:p>
          </table:table-cell>
          <table:table-cell office:value-type="float" office:value="99.2870438930362" calcext:value-type="float">
            <text:p>99,2870438930362</text:p>
          </table:table-cell>
          <table:table-cell office:value-type="float" office:value="1.38455127095524" calcext:value-type="float">
            <text:p>1,38455127095524</text:p>
          </table:table-cell>
          <table:table-cell office:value-type="float" office:value="0.28012231138823" calcext:value-type="float">
            <text:p>0,28012231138823</text:p>
          </table:table-cell>
          <table:table-cell office:value-type="float" office:value="0.0119816172564762" calcext:value-type="float">
            <text:p>0,0119816172564762</text:p>
          </table:table-cell>
          <table:table-cell office:value-type="float" office:value="0.277166083993668" calcext:value-type="float">
            <text:p>0,277166083993668</text:p>
          </table:table-cell>
          <table:table-cell office:value-type="float" office:value="0.0124564032132983" calcext:value-type="float">
            <text:p>0,0124564032132983</text:p>
          </table:table-cell>
          <table:table-cell office:value-type="float" office:value="0.802824564080205" calcext:value-type="float">
            <text:p>0,802824564080205</text:p>
          </table:table-cell>
          <table:table-cell office:value-type="float" office:value="11.9982060785964" calcext:value-type="float">
            <text:p>11,9982060785964</text:p>
          </table:table-cell>
          <table:table-cell office:value-type="float" office:value="10.731580924327" calcext:value-type="float">
            <text:p>10,731580924327</text:p>
          </table:table-cell>
          <table:table-cell office:value-type="float" office:value="1.2666251542901" calcext:value-type="float">
            <text:p>1,2666251542901</text:p>
          </table:table-cell>
          <table:table-cell office:value-type="float" office:value="1.47167880151958" calcext:value-type="float">
            <text:p>1,47167880151958</text:p>
          </table:table-cell>
          <table:table-cell office:value-type="float" office:value="2.29050376016484" calcext:value-type="float">
            <text:p>2,29050376016484</text:p>
          </table:table-cell>
          <table:table-cell office:value-type="float" office:value="0.0000789467111126784" calcext:value-type="float">
            <text:p>7,89467111126784E-05</text:p>
          </table:table-cell>
          <table:table-cell office:value-type="float" office:value="2.29058270687709" calcext:value-type="float">
            <text:p>2,29058270687709</text:p>
          </table:table-cell>
          <table:table-cell office:value-type="float" office:value="0.115139736362659" calcext:value-type="float">
            <text:p>0,115139736362659</text:p>
          </table:table-cell>
          <table:table-cell table:formula="of:=[.S47]*100" office:value-type="float" office:value="11.5139736362659" calcext:value-type="float">
            <text:p>11,5139736362659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454.88153684847" calcext:value-type="float">
            <text:p>2454,88153684847</text:p>
          </table:table-cell>
          <table:table-cell office:value-type="float" office:value="2450.27036973504" calcext:value-type="float">
            <text:p>2450,27036973504</text:p>
          </table:table-cell>
          <table:table-cell office:value-type="float" office:value="17.433418458825" calcext:value-type="float">
            <text:p>17,433418458825</text:p>
          </table:table-cell>
          <table:table-cell office:value-type="float" office:value="99.2898468554512" calcext:value-type="float">
            <text:p>99,2898468554512</text:p>
          </table:table-cell>
          <table:table-cell office:value-type="float" office:value="1.40880488989604" calcext:value-type="float">
            <text:p>1,40880488989604</text:p>
          </table:table-cell>
          <table:table-cell office:value-type="float" office:value="0.291512192341738" calcext:value-type="float">
            <text:p>0,291512192341738</text:p>
          </table:table-cell>
          <table:table-cell office:value-type="float" office:value="0.0126187598383506" calcext:value-type="float">
            <text:p>0,0126187598383506</text:p>
          </table:table-cell>
          <table:table-cell office:value-type="float" office:value="0.288557787321496" calcext:value-type="float">
            <text:p>0,288557787321496</text:p>
          </table:table-cell>
          <table:table-cell office:value-type="float" office:value="0.0131808880535971" calcext:value-type="float">
            <text:p>0,0131808880535971</text:p>
          </table:table-cell>
          <table:table-cell office:value-type="float" office:value="0.802934971125841" calcext:value-type="float">
            <text:p>0,802934971125841</text:p>
          </table:table-cell>
          <table:table-cell office:value-type="float" office:value="12.1481546909441" calcext:value-type="float">
            <text:p>12,1481546909441</text:p>
          </table:table-cell>
          <table:table-cell office:value-type="float" office:value="10.8328434019502" calcext:value-type="float">
            <text:p>10,8328434019502</text:p>
          </table:table-cell>
          <table:table-cell office:value-type="float" office:value="1.31531128900465" calcext:value-type="float">
            <text:p>1,31531128900465</text:p>
          </table:table-cell>
          <table:table-cell office:value-type="float" office:value="1.49070498562122" calcext:value-type="float">
            <text:p>1,49070498562122</text:p>
          </table:table-cell>
          <table:table-cell office:value-type="float" office:value="2.38567491940761" calcext:value-type="float">
            <text:p>2,38567491940761</text:p>
          </table:table-cell>
          <table:table-cell office:value-type="float" office:value="0.0000789729643887737" calcext:value-type="float">
            <text:p>7,89729643887737E-05</text:p>
          </table:table-cell>
          <table:table-cell office:value-type="float" office:value="2.38575389237199" calcext:value-type="float">
            <text:p>2,38575389237199</text:p>
          </table:table-cell>
          <table:table-cell office:value-type="float" office:value="0.112786450713" calcext:value-type="float">
            <text:p>0,112786450713</text:p>
          </table:table-cell>
          <table:table-cell table:formula="of:=[.S48]*100" office:value-type="float" office:value="11.2786450713" calcext:value-type="float">
            <text:p>11,278645071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04.98649496965" calcext:value-type="float">
            <text:p>2504,98649496965</text:p>
          </table:table-cell>
          <table:table-cell office:value-type="float" office:value="2500.28722777623" calcext:value-type="float">
            <text:p>2500,28722777623</text:p>
          </table:table-cell>
          <table:table-cell office:value-type="float" office:value="17.7239397335142" calcext:value-type="float">
            <text:p>17,7239397335142</text:p>
          </table:table-cell>
          <table:table-cell office:value-type="float" office:value="99.2924536823027" calcext:value-type="float">
            <text:p>99,2924536823027</text:p>
          </table:table-cell>
          <table:table-cell office:value-type="float" office:value="1.43333522234663" calcext:value-type="float">
            <text:p>1,43333522234663</text:p>
          </table:table-cell>
          <table:table-cell office:value-type="float" office:value="0.30314078239261" calcext:value-type="float">
            <text:p>0,30314078239261</text:p>
          </table:table-cell>
          <table:table-cell office:value-type="float" office:value="0.0132400616106297" calcext:value-type="float">
            <text:p>0,0132400616106297</text:p>
          </table:table-cell>
          <table:table-cell office:value-type="float" office:value="0.300173475709827" calcext:value-type="float">
            <text:p>0,300173475709827</text:p>
          </table:table-cell>
          <table:table-cell office:value-type="float" office:value="0.013732920456509" calcext:value-type="float">
            <text:p>0,013732920456509</text:p>
          </table:table-cell>
          <table:table-cell office:value-type="float" office:value="0.803047691140713" calcext:value-type="float">
            <text:p>0,803047691140713</text:p>
          </table:table-cell>
          <table:table-cell office:value-type="float" office:value="12.2973185445675" calcext:value-type="float">
            <text:p>12,2973185445675</text:p>
          </table:table-cell>
          <table:table-cell office:value-type="float" office:value="10.9323678259428" calcext:value-type="float">
            <text:p>10,9323678259428</text:p>
          </table:table-cell>
          <table:table-cell office:value-type="float" office:value="1.36495071864221" calcext:value-type="float">
            <text:p>1,36495071864221</text:p>
          </table:table-cell>
          <table:table-cell office:value-type="float" office:value="1.51031452766369" calcext:value-type="float">
            <text:p>1,51031452766369</text:p>
          </table:table-cell>
          <table:table-cell office:value-type="float" office:value="2.48289221180602" calcext:value-type="float">
            <text:p>2,48289221180602</text:p>
          </table:table-cell>
          <table:table-cell office:value-type="float" office:value="0.000079227112473848" calcext:value-type="float">
            <text:p>7,9227112473848E-05</text:p>
          </table:table-cell>
          <table:table-cell office:value-type="float" office:value="2.48297143891873" calcext:value-type="float">
            <text:p>2,48297143891873</text:p>
          </table:table-cell>
          <table:table-cell office:value-type="float" office:value="0.110672580549033" calcext:value-type="float">
            <text:p>0,110672580549033</text:p>
          </table:table-cell>
          <table:table-cell table:formula="of:=[.S49]*100" office:value-type="float" office:value="11.0672580549033" calcext:value-type="float">
            <text:p>11,0672580549033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55.09402624558" calcext:value-type="float">
            <text:p>2555,09402624558</text:p>
          </table:table-cell>
          <table:table-cell office:value-type="float" office:value="2550.3047728486" calcext:value-type="float">
            <text:p>2550,3047728486</text:p>
          </table:table-cell>
          <table:table-cell office:value-type="float" office:value="18.0225026193155" calcext:value-type="float">
            <text:p>18,0225026193155</text:p>
          </table:table-cell>
          <table:table-cell office:value-type="float" office:value="99.2946442517064" calcext:value-type="float">
            <text:p>99,2946442517064</text:p>
          </table:table-cell>
          <table:table-cell office:value-type="float" office:value="1.45829625256951" calcext:value-type="float">
            <text:p>1,45829625256951</text:p>
          </table:table-cell>
          <table:table-cell office:value-type="float" office:value="0.315001901067779" calcext:value-type="float">
            <text:p>0,315001901067779</text:p>
          </table:table-cell>
          <table:table-cell office:value-type="float" office:value="0.0137750998656816" calcext:value-type="float">
            <text:p>0,0137750998656816</text:p>
          </table:table-cell>
          <table:table-cell office:value-type="float" office:value="0.31201704795217" calcext:value-type="float">
            <text:p>0,31201704795217</text:p>
          </table:table-cell>
          <table:table-cell office:value-type="float" office:value="0.0143392527965606" calcext:value-type="float">
            <text:p>0,0143392527965606</text:p>
          </table:table-cell>
          <table:table-cell office:value-type="float" office:value="0.803162659838593" calcext:value-type="float">
            <text:p>0,803162659838593</text:p>
          </table:table-cell>
          <table:table-cell office:value-type="float" office:value="12.4494487162743" calcext:value-type="float">
            <text:p>12,4494487162743</text:p>
          </table:table-cell>
          <table:table-cell office:value-type="float" office:value="11.0338436435774" calcext:value-type="float">
            <text:p>11,0338436435774</text:p>
          </table:table-cell>
          <table:table-cell office:value-type="float" office:value="1.41560507271506" calcext:value-type="float">
            <text:p>1,41560507271506</text:p>
          </table:table-cell>
          <table:table-cell office:value-type="float" office:value="1.53259205528688" calcext:value-type="float">
            <text:p>1,53259205528688</text:p>
          </table:table-cell>
          <table:table-cell office:value-type="float" office:value="2.58208657229174" calcext:value-type="float">
            <text:p>2,58208657229174</text:p>
          </table:table-cell>
          <table:table-cell office:value-type="float" office:value="0.0000790229016251486" calcext:value-type="float">
            <text:p>7,90229016251486E-05</text:p>
          </table:table-cell>
          <table:table-cell office:value-type="float" office:value="2.58216559519148" calcext:value-type="float">
            <text:p>2,58216559519148</text:p>
          </table:table-cell>
          <table:table-cell office:value-type="float" office:value="0.108658123597606" calcext:value-type="float">
            <text:p>0,108658123597606</text:p>
          </table:table-cell>
          <table:table-cell table:formula="of:=[.S50]*100" office:value-type="float" office:value="10.8658123597606" calcext:value-type="float">
            <text:p>10,865812359760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605.20382093166" calcext:value-type="float">
            <text:p>2605,20382093166</text:p>
          </table:table-cell>
          <table:table-cell office:value-type="float" office:value="2600.32301372374" calcext:value-type="float">
            <text:p>2600,32301372374</text:p>
          </table:table-cell>
          <table:table-cell office:value-type="float" office:value="18.3238680410906" calcext:value-type="float">
            <text:p>18,3238680410906</text:p>
          </table:table-cell>
          <table:table-cell office:value-type="float" office:value="99.29664359231" calcext:value-type="float">
            <text:p>99,29664359231</text:p>
          </table:table-cell>
          <table:table-cell office:value-type="float" office:value="1.48398511962469" calcext:value-type="float">
            <text:p>1,48398511962469</text:p>
          </table:table-cell>
          <table:table-cell office:value-type="float" office:value="0.327119456273347" calcext:value-type="float">
            <text:p>0,327119456273347</text:p>
          </table:table-cell>
          <table:table-cell office:value-type="float" office:value="0.0144817768658478" calcext:value-type="float">
            <text:p>0,0144817768658478</text:p>
          </table:table-cell>
          <table:table-cell office:value-type="float" office:value="0.324096054554563" calcext:value-type="float">
            <text:p>0,324096054554563</text:p>
          </table:table-cell>
          <table:table-cell office:value-type="float" office:value="0.015007583212148" calcext:value-type="float">
            <text:p>0,015007583212148</text:p>
          </table:table-cell>
          <table:table-cell office:value-type="float" office:value="0.803279957913002" calcext:value-type="float">
            <text:p>0,803279957913002</text:p>
          </table:table-cell>
          <table:table-cell office:value-type="float" office:value="12.6032740757961" calcext:value-type="float">
            <text:p>12,6032740757961</text:p>
          </table:table-cell>
          <table:table-cell office:value-type="float" office:value="11.1360802635874" calcext:value-type="float">
            <text:p>11,1360802635874</text:p>
          </table:table-cell>
          <table:table-cell office:value-type="float" office:value="1.46719381220378" calcext:value-type="float">
            <text:p>1,46719381220378</text:p>
          </table:table-cell>
          <table:table-cell office:value-type="float" office:value="1.55327767343957" calcext:value-type="float">
            <text:p>1,55327767343957</text:p>
          </table:table-cell>
          <table:table-cell office:value-type="float" office:value="2.68325212666607" calcext:value-type="float">
            <text:p>2,68325212666607</text:p>
          </table:table-cell>
          <table:table-cell office:value-type="float" office:value="0.0000790455895661804" calcext:value-type="float">
            <text:p>7,90455895661804E-05</text:p>
          </table:table-cell>
          <table:table-cell office:value-type="float" office:value="2.68333117225086" calcext:value-type="float">
            <text:p>2,68333117225086</text:p>
          </table:table-cell>
          <table:table-cell office:value-type="float" office:value="0.106727388081987" calcext:value-type="float">
            <text:p>0,106727388081987</text:p>
          </table:table-cell>
          <table:table-cell table:formula="of:=[.S51]*100" office:value-type="float" office:value="10.6727388081987" calcext:value-type="float">
            <text:p>10,6727388081987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655.31603666294" calcext:value-type="float">
            <text:p>2655,31603666294</text:p>
          </table:table-cell>
          <table:table-cell office:value-type="float" office:value="2650.34195934299" calcext:value-type="float">
            <text:p>2650,34195934299</text:p>
          </table:table-cell>
          <table:table-cell office:value-type="float" office:value="18.6310663594716" calcext:value-type="float">
            <text:p>18,6310663594716</text:p>
          </table:table-cell>
          <table:table-cell office:value-type="float" office:value="99.2983484422688" calcext:value-type="float">
            <text:p>99,2983484422688</text:p>
          </table:table-cell>
          <table:table-cell office:value-type="float" office:value="1.50987187949569" calcext:value-type="float">
            <text:p>1,50987187949569</text:p>
          </table:table-cell>
          <table:table-cell office:value-type="float" office:value="0.339440298254525" calcext:value-type="float">
            <text:p>0,339440298254525</text:p>
          </table:table-cell>
          <table:table-cell office:value-type="float" office:value="0.0150960147287579" calcext:value-type="float">
            <text:p>0,0150960147287579</text:p>
          </table:table-cell>
          <table:table-cell office:value-type="float" office:value="0.336395085005247" calcext:value-type="float">
            <text:p>0,336395085005247</text:p>
          </table:table-cell>
          <table:table-cell office:value-type="float" office:value="0.0155407378876134" calcext:value-type="float">
            <text:p>0,0155407378876134</text:p>
          </table:table-cell>
          <table:table-cell office:value-type="float" office:value="0.803399452879123" calcext:value-type="float">
            <text:p>0,803399452879123</text:p>
          </table:table-cell>
          <table:table-cell office:value-type="float" office:value="12.7602248136329" calcext:value-type="float">
            <text:p>12,7602248136329</text:p>
          </table:table-cell>
          <table:table-cell office:value-type="float" office:value="11.2404804181728" calcext:value-type="float">
            <text:p>11,2404804181728</text:p>
          </table:table-cell>
          <table:table-cell office:value-type="float" office:value="1.51974439547458" calcext:value-type="float">
            <text:p>1,51974439547458</text:p>
          </table:table-cell>
          <table:table-cell office:value-type="float" office:value="1.57449924939391" calcext:value-type="float">
            <text:p>1,57449924939391</text:p>
          </table:table-cell>
          <table:table-cell office:value-type="float" office:value="2.7863913489807" calcext:value-type="float">
            <text:p>2,7863913489807</text:p>
          </table:table-cell>
          <table:table-cell office:value-type="float" office:value="0.0000790679725004625" calcext:value-type="float">
            <text:p>7,90679725004625E-05</text:p>
          </table:table-cell>
          <table:table-cell office:value-type="float" office:value="2.78647041695329" calcext:value-type="float">
            <text:p>2,78647041695329</text:p>
          </table:table-cell>
          <table:table-cell office:value-type="float" office:value="0.104879090834151" calcext:value-type="float">
            <text:p>0,104879090834151</text:p>
          </table:table-cell>
          <table:table-cell table:formula="of:=[.S52]*100" office:value-type="float" office:value="10.4879090834151" calcext:value-type="float">
            <text:p>10,487909083415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05.43054914175" calcext:value-type="float">
            <text:p>2705,43054914175</text:p>
          </table:table-cell>
          <table:table-cell office:value-type="float" office:value="2700.36161520595" calcext:value-type="float">
            <text:p>2700,36161520595</text:p>
          </table:table-cell>
          <table:table-cell office:value-type="float" office:value="18.9443279937895" calcext:value-type="float">
            <text:p>18,9443279937895</text:p>
          </table:table-cell>
          <table:table-cell office:value-type="float" office:value="99.2997666132193" calcext:value-type="float">
            <text:p>99,2997666132193</text:p>
          </table:table-cell>
          <table:table-cell office:value-type="float" office:value="1.5360105658022" calcext:value-type="float">
            <text:p>1,5360105658022</text:p>
          </table:table-cell>
          <table:table-cell office:value-type="float" office:value="0.351970287548865" calcext:value-type="float">
            <text:p>0,351970287548865</text:p>
          </table:table-cell>
          <table:table-cell office:value-type="float" office:value="0.0155192360433287" calcext:value-type="float">
            <text:p>0,0155192360433287</text:p>
          </table:table-cell>
          <table:table-cell office:value-type="float" office:value="0.348921308522004" calcext:value-type="float">
            <text:p>0,348921308522004</text:p>
          </table:table-cell>
          <table:table-cell office:value-type="float" office:value="0.0160783644156086" calcext:value-type="float">
            <text:p>0,0160783644156086</text:p>
          </table:table-cell>
          <table:table-cell office:value-type="float" office:value="0.803521078546434" calcext:value-type="float">
            <text:p>0,803521078546434</text:p>
          </table:table-cell>
          <table:table-cell office:value-type="float" office:value="12.9204692268171" calcext:value-type="float">
            <text:p>12,9204692268171</text:p>
          </table:table-cell>
          <table:table-cell office:value-type="float" office:value="11.3472426422849" calcext:value-type="float">
            <text:p>11,3472426422849</text:p>
          </table:table-cell>
          <table:table-cell office:value-type="float" office:value="1.57322658453826" calcext:value-type="float">
            <text:p>1,57322658453826</text:p>
          </table:table-cell>
          <table:table-cell office:value-type="float" office:value="1.59629316211614" calcext:value-type="float">
            <text:p>1,59629316211614</text:p>
          </table:table-cell>
          <table:table-cell office:value-type="float" office:value="2.89147595020948" calcext:value-type="float">
            <text:p>2,89147595020948</text:p>
          </table:table-cell>
          <table:table-cell office:value-type="float" office:value="0.0000790888480888064" calcext:value-type="float">
            <text:p>7,90888480888064E-05</text:p>
          </table:table-cell>
          <table:table-cell office:value-type="float" office:value="2.8915550390543" calcext:value-type="float">
            <text:p>2,8915550390543</text:p>
          </table:table-cell>
          <table:table-cell office:value-type="float" office:value="0.103060123882207" calcext:value-type="float">
            <text:p>0,103060123882207</text:p>
          </table:table-cell>
          <table:table-cell table:formula="of:=[.S53]*100" office:value-type="float" office:value="10.3060123882207" calcext:value-type="float">
            <text:p>10,3060123882207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755.54757955796" calcext:value-type="float">
            <text:p>2755,54757955796</text:p>
          </table:table-cell>
          <table:table-cell office:value-type="float" office:value="2750.38197944794" calcext:value-type="float">
            <text:p>2750,38197944794</text:p>
          </table:table-cell>
          <table:table-cell office:value-type="float" office:value="19.2728549819232" calcext:value-type="float">
            <text:p>19,2728549819232</text:p>
          </table:table-cell>
          <table:table-cell office:value-type="float" office:value="99.3005798522101" calcext:value-type="float">
            <text:p>99,3005798522101</text:p>
          </table:table-cell>
          <table:table-cell office:value-type="float" office:value="1.56334807168317" calcext:value-type="float">
            <text:p>1,56334807168317</text:p>
          </table:table-cell>
          <table:table-cell office:value-type="float" office:value="0.364775091885603" calcext:value-type="float">
            <text:p>0,364775091885603</text:p>
          </table:table-cell>
          <table:table-cell office:value-type="float" office:value="0.0162739920892284" calcext:value-type="float">
            <text:p>0,0162739920892284</text:p>
          </table:table-cell>
          <table:table-cell office:value-type="float" office:value="0.361710377882429" calcext:value-type="float">
            <text:p>0,361710377882429</text:p>
          </table:table-cell>
          <table:table-cell office:value-type="float" office:value="0.0169434289714224" calcext:value-type="float">
            <text:p>0,0169434289714224</text:p>
          </table:table-cell>
          <table:table-cell office:value-type="float" office:value="0.80364488973695" calcext:value-type="float">
            <text:p>0,80364488973695</text:p>
          </table:table-cell>
          <table:table-cell office:value-type="float" office:value="13.0920312672805" calcext:value-type="float">
            <text:p>13,0920312672805</text:p>
          </table:table-cell>
          <table:table-cell office:value-type="float" office:value="11.4643178916725" calcext:value-type="float">
            <text:p>11,4643178916725</text:p>
          </table:table-cell>
          <table:table-cell office:value-type="float" office:value="1.62771337561519" calcext:value-type="float">
            <text:p>1,62771337561519</text:p>
          </table:table-cell>
          <table:table-cell office:value-type="float" office:value="1.61879001694751" calcext:value-type="float">
            <text:p>1,61879001694751</text:p>
          </table:table-cell>
          <table:table-cell office:value-type="float" office:value="2.99860651928575" calcext:value-type="float">
            <text:p>2,99860651928575</text:p>
          </table:table-cell>
          <table:table-cell office:value-type="float" office:value="0.0000791067213384837" calcext:value-type="float">
            <text:p>7,91067213384837E-05</text:p>
          </table:table-cell>
          <table:table-cell office:value-type="float" office:value="2.99868562600481" calcext:value-type="float">
            <text:p>2,99868562600481</text:p>
          </table:table-cell>
          <table:table-cell office:value-type="float" office:value="0.101435236284029" calcext:value-type="float">
            <text:p>0,101435236284029</text:p>
          </table:table-cell>
          <table:table-cell table:formula="of:=[.S54]*100" office:value-type="float" office:value="10.1435236284029" calcext:value-type="float">
            <text:p>10,143523628402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805.66702732003" calcext:value-type="float">
            <text:p>2805,66702732003</text:p>
          </table:table-cell>
          <table:table-cell office:value-type="float" office:value="2800.40311308389" calcext:value-type="float">
            <text:p>2800,40311308389</text:p>
          </table:table-cell>
          <table:table-cell office:value-type="float" office:value="19.5941378511088" calcext:value-type="float">
            <text:p>19,5941378511088</text:p>
          </table:table-cell>
          <table:table-cell office:value-type="float" office:value="99.3016228358986" calcext:value-type="float">
            <text:p>99,3016228358986</text:p>
          </table:table-cell>
          <table:table-cell office:value-type="float" office:value="1.5909117908599" calcext:value-type="float">
            <text:p>1,5909117908599</text:p>
          </table:table-cell>
          <table:table-cell office:value-type="float" office:value="0.377803441146469" calcext:value-type="float">
            <text:p>0,377803441146469</text:p>
          </table:table-cell>
          <table:table-cell office:value-type="float" office:value="0.0169907128088841" calcext:value-type="float">
            <text:p>0,0169907128088841</text:p>
          </table:table-cell>
          <table:table-cell office:value-type="float" office:value="0.374719606369502" calcext:value-type="float">
            <text:p>0,374719606369502</text:p>
          </table:table-cell>
          <table:table-cell office:value-type="float" office:value="0.0176266903755979" calcext:value-type="float">
            <text:p>0,0176266903755979</text:p>
          </table:table-cell>
          <table:table-cell office:value-type="float" office:value="0.803771049212098" calcext:value-type="float">
            <text:p>0,803771049212098</text:p>
          </table:table-cell>
          <table:table-cell office:value-type="float" office:value="13.2537119960953" calcext:value-type="float">
            <text:p>13,2537119960953</text:p>
          </table:table-cell>
          <table:table-cell office:value-type="float" office:value="11.5706479469454" calcext:value-type="float">
            <text:p>11,5706479469454</text:p>
          </table:table-cell>
          <table:table-cell office:value-type="float" office:value="1.68306404912589" calcext:value-type="float">
            <text:p>1,68306404912589</text:p>
          </table:table-cell>
          <table:table-cell office:value-type="float" office:value="1.64184373056451" calcext:value-type="float">
            <text:p>1,64184373056451</text:p>
          </table:table-cell>
          <table:table-cell office:value-type="float" office:value="3.10759120998572" calcext:value-type="float">
            <text:p>3,10759120998572</text:p>
          </table:table-cell>
          <table:table-cell office:value-type="float" office:value="0.0000791236154411963" calcext:value-type="float">
            <text:p>7,91236154411963E-05</text:p>
          </table:table-cell>
          <table:table-cell office:value-type="float" office:value="3.1076703335986" calcext:value-type="float">
            <text:p>3,1076703335986</text:p>
          </table:table-cell>
          <table:table-cell office:value-type="float" office:value="0.0996807367997091" calcext:value-type="float">
            <text:p>0,0996807367997091</text:p>
          </table:table-cell>
          <table:table-cell table:formula="of:=[.S55]*100" office:value-type="float" office:value="9.96807367997091" calcext:value-type="float">
            <text:p>9,96807367997091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855.78896641114" calcext:value-type="float">
            <text:p>2855,78896641114</text:p>
          </table:table-cell>
          <table:table-cell office:value-type="float" office:value="2850.42500745555" calcext:value-type="float">
            <text:p>2850,42500745555</text:p>
          </table:table-cell>
          <table:table-cell office:value-type="float" office:value="19.9176311413362" calcext:value-type="float">
            <text:p>19,9176311413362</text:p>
          </table:table-cell>
          <table:table-cell office:value-type="float" office:value="99.3025524174716" calcext:value-type="float">
            <text:p>99,3025524174716</text:p>
          </table:table-cell>
          <table:table-cell office:value-type="float" office:value="1.61889148680318" calcext:value-type="float">
            <text:p>1,61889148680318</text:p>
          </table:table-cell>
          <table:table-cell office:value-type="float" office:value="0.391067125393833" calcext:value-type="float">
            <text:p>0,391067125393833</text:p>
          </table:table-cell>
          <table:table-cell office:value-type="float" office:value="0.0176568622117285" calcext:value-type="float">
            <text:p>0,0176568622117285</text:p>
          </table:table-cell>
          <table:table-cell office:value-type="float" office:value="0.387961304159482" calcext:value-type="float">
            <text:p>0,387961304159482</text:p>
          </table:table-cell>
          <table:table-cell office:value-type="float" office:value="0.0183064284730533" calcext:value-type="float">
            <text:p>0,0183064284730533</text:p>
          </table:table-cell>
          <table:table-cell office:value-type="float" office:value="0.803899475634213" calcext:value-type="float">
            <text:p>0,803899475634213</text:p>
          </table:table-cell>
          <table:table-cell office:value-type="float" office:value="13.4145978304431" calcext:value-type="float">
            <text:p>13,4145978304431</text:p>
          </table:table-cell>
          <table:table-cell office:value-type="float" office:value="11.6752512220245" calcext:value-type="float">
            <text:p>11,6752512220245</text:p>
          </table:table-cell>
          <table:table-cell office:value-type="float" office:value="1.73934660841648" calcext:value-type="float">
            <text:p>1,73934660841648</text:p>
          </table:table-cell>
          <table:table-cell office:value-type="float" office:value="1.66550618471896" calcext:value-type="float">
            <text:p>1,66550618471896</text:p>
          </table:table-cell>
          <table:table-cell office:value-type="float" office:value="3.21855225086209" calcext:value-type="float">
            <text:p>3,21855225086209</text:p>
          </table:table-cell>
          <table:table-cell office:value-type="float" office:value="0.0000833885526721244" calcext:value-type="float">
            <text:p>8,33885526721244E-05</text:p>
          </table:table-cell>
          <table:table-cell office:value-type="float" office:value="3.21863563940806" calcext:value-type="float">
            <text:p>3,21863563940806</text:p>
          </table:table-cell>
          <table:table-cell office:value-type="float" office:value="0.0979989028256223" calcext:value-type="float">
            <text:p>0,0979989028256223</text:p>
          </table:table-cell>
          <table:table-cell table:formula="of:=[.S56]*100" office:value-type="float" office:value="9.79989028256223" calcext:value-type="float">
            <text:p>9,7998902825622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905.91357120807" calcext:value-type="float">
            <text:p>2905,91357120807</text:p>
          </table:table-cell>
          <table:table-cell office:value-type="float" office:value="2900.44767769749" calcext:value-type="float">
            <text:p>2900,44767769749</text:p>
          </table:table-cell>
          <table:table-cell office:value-type="float" office:value="20.2465478622799" calcext:value-type="float">
            <text:p>20,2465478622799</text:p>
          </table:table-cell>
          <table:table-cell office:value-type="float" office:value="99.3032639362032" calcext:value-type="float">
            <text:p>99,3032639362032</text:p>
          </table:table-cell>
          <table:table-cell office:value-type="float" office:value="1.64735821073887" calcext:value-type="float">
            <text:p>1,64735821073887</text:p>
          </table:table-cell>
          <table:table-cell office:value-type="float" office:value="0.404565344935051" calcext:value-type="float">
            <text:p>0,404565344935051</text:p>
          </table:table-cell>
          <table:table-cell office:value-type="float" office:value="0.0183493223329039" calcext:value-type="float">
            <text:p>0,0183493223329039</text:p>
          </table:table-cell>
          <table:table-cell office:value-type="float" office:value="0.401443250823566" calcext:value-type="float">
            <text:p>0,401443250823566</text:p>
          </table:table-cell>
          <table:table-cell office:value-type="float" office:value="0.0189698080895071" calcext:value-type="float">
            <text:p>0,0189698080895071</text:p>
          </table:table-cell>
          <table:table-cell office:value-type="float" office:value="0.80403019365232" calcext:value-type="float">
            <text:p>0,80403019365232</text:p>
          </table:table-cell>
          <table:table-cell office:value-type="float" office:value="13.575961018035" calcext:value-type="float">
            <text:p>13,575961018035</text:p>
          </table:table-cell>
          <table:table-cell office:value-type="float" office:value="11.7793714311862" calcext:value-type="float">
            <text:p>11,7793714311862</text:p>
          </table:table-cell>
          <table:table-cell office:value-type="float" office:value="1.79658958684622" calcext:value-type="float">
            <text:p>1,79658958684622</text:p>
          </table:table-cell>
          <table:table-cell office:value-type="float" office:value="1.69165424155368" calcext:value-type="float">
            <text:p>1,69165424155368</text:p>
          </table:table-cell>
          <table:table-cell office:value-type="float" office:value="3.33149523859157" calcext:value-type="float">
            <text:p>3,33149523859157</text:p>
          </table:table-cell>
          <table:table-cell office:value-type="float" office:value="0.0000791533894040171" calcext:value-type="float">
            <text:p>7,91533894040171E-05</text:p>
          </table:table-cell>
          <table:table-cell office:value-type="float" office:value="3.33157439197494" calcext:value-type="float">
            <text:p>3,33157439197494</text:p>
          </table:table-cell>
          <table:table-cell office:value-type="float" office:value="0.0963936773356766" calcext:value-type="float">
            <text:p>0,0963936773356766</text:p>
          </table:table-cell>
          <table:table-cell table:formula="of:=[.S57]*100" office:value-type="float" office:value="9.63936773356766" calcext:value-type="float">
            <text:p>9,63936773356766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2956.04058493463" calcext:value-type="float">
            <text:p>2956,04058493463</text:p>
          </table:table-cell>
          <table:table-cell office:value-type="float" office:value="2950.47113810161" calcext:value-type="float">
            <text:p>2950,47113810161</text:p>
          </table:table-cell>
          <table:table-cell office:value-type="float" office:value="20.5751386684064" calcext:value-type="float">
            <text:p>20,5751386684064</text:p>
          </table:table-cell>
          <table:table-cell office:value-type="float" office:value="99.3039629175393" calcext:value-type="float">
            <text:p>99,3039629175393</text:p>
          </table:table-cell>
          <table:table-cell office:value-type="float" office:value="1.67625456430848" calcext:value-type="float">
            <text:p>1,67625456430848</text:p>
          </table:table-cell>
          <table:table-cell office:value-type="float" office:value="0.418297153028953" calcext:value-type="float">
            <text:p>0,418297153028953</text:p>
          </table:table-cell>
          <table:table-cell office:value-type="float" office:value="0.0189195450074009" calcext:value-type="float">
            <text:p>0,0189195450074009</text:p>
          </table:table-cell>
          <table:table-cell office:value-type="float" office:value="0.415169946024883" calcext:value-type="float">
            <text:p>0,415169946024883</text:p>
          </table:table-cell>
          <table:table-cell office:value-type="float" office:value="0.0197043988303407" calcext:value-type="float">
            <text:p>0,0197043988303407</text:p>
          </table:table-cell>
          <table:table-cell office:value-type="float" office:value="0.804163230510994" calcext:value-type="float">
            <text:p>0,804163230510994</text:p>
          </table:table-cell>
          <table:table-cell office:value-type="float" office:value="13.7359503346526" calcext:value-type="float">
            <text:p>13,7359503346526</text:p>
          </table:table-cell>
          <table:table-cell office:value-type="float" office:value="11.8811694463132" calcext:value-type="float">
            <text:p>11,8811694463132</text:p>
          </table:table-cell>
          <table:table-cell office:value-type="float" office:value="1.85478088833069" calcext:value-type="float">
            <text:p>1,85478088833069</text:p>
          </table:table-cell>
          <table:table-cell office:value-type="float" office:value="1.71639974483311" calcext:value-type="float">
            <text:p>1,71639974483311</text:p>
          </table:table-cell>
          <table:table-cell office:value-type="float" office:value="3.44645485919781" calcext:value-type="float">
            <text:p>3,44645485919781</text:p>
          </table:table-cell>
          <table:table-cell office:value-type="float" office:value="0.0000791654280167411" calcext:value-type="float">
            <text:p>7,91654280167411E-05</text:p>
          </table:table-cell>
          <table:table-cell office:value-type="float" office:value="3.44653402461967" calcext:value-type="float">
            <text:p>3,44653402461967</text:p>
          </table:table-cell>
          <table:table-cell office:value-type="float" office:value="0.0949150418378414" calcext:value-type="float">
            <text:p>0,0949150418378414</text:p>
          </table:table-cell>
          <table:table-cell table:formula="of:=[.S58]*100" office:value-type="float" office:value="9.49150418378414" calcext:value-type="float">
            <text:p>9,4915041837841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6.17008719656" calcext:value-type="float">
            <text:p>3006,17008719656</text:p>
          </table:table-cell>
          <table:table-cell office:value-type="float" office:value="3000.49540171774" calcext:value-type="float">
            <text:p>3000,49540171774</text:p>
          </table:table-cell>
          <table:table-cell office:value-type="float" office:value="20.9087151949198" calcext:value-type="float">
            <text:p>20,9087151949198</text:p>
          </table:table-cell>
          <table:table-cell office:value-type="float" office:value="99.3044733147619" calcext:value-type="float">
            <text:p>99,3044733147619</text:p>
          </table:table-cell>
          <table:table-cell office:value-type="float" office:value="1.70579777456161" calcext:value-type="float">
            <text:p>1,70579777456161</text:p>
          </table:table-cell>
          <table:table-cell office:value-type="float" office:value="0.432289086244607" calcext:value-type="float">
            <text:p>0,432289086244607</text:p>
          </table:table-cell>
          <table:table-cell office:value-type="float" office:value="0.0197024231314235" calcext:value-type="float">
            <text:p>0,0197024231314235</text:p>
          </table:table-cell>
          <table:table-cell office:value-type="float" office:value="0.429124623869799" calcext:value-type="float">
            <text:p>0,429124623869799</text:p>
          </table:table-cell>
          <table:table-cell office:value-type="float" office:value="0.0203828401230896" calcext:value-type="float">
            <text:p>0,0203828401230896</text:p>
          </table:table-cell>
          <table:table-cell office:value-type="float" office:value="0.804298510306497" calcext:value-type="float">
            <text:p>0,804298510306497</text:p>
          </table:table-cell>
          <table:table-cell office:value-type="float" office:value="13.8977668325969" calcext:value-type="float">
            <text:p>13,8977668325969</text:p>
          </table:table-cell>
          <table:table-cell office:value-type="float" office:value="11.9838587819621" calcext:value-type="float">
            <text:p>11,9838587819621</text:p>
          </table:table-cell>
          <table:table-cell office:value-type="float" office:value="1.91390805067031" calcext:value-type="float">
            <text:p>1,91390805067031</text:p>
          </table:table-cell>
          <table:table-cell office:value-type="float" office:value="1.74170757142809" calcext:value-type="float">
            <text:p>1,74170757142809</text:p>
          </table:table-cell>
          <table:table-cell office:value-type="float" office:value="3.56336383939022" calcext:value-type="float">
            <text:p>3,56336383939022</text:p>
          </table:table-cell>
          <table:table-cell office:value-type="float" office:value="0.0000791769264604321" calcext:value-type="float">
            <text:p>7,91769264604321E-05</text:p>
          </table:table-cell>
          <table:table-cell office:value-type="float" office:value="3.56344301631857" calcext:value-type="float">
            <text:p>3,56344301631857</text:p>
          </table:table-cell>
          <table:table-cell office:value-type="float" office:value="0.0934537511474632" calcext:value-type="float">
            <text:p>0,0934537511474632</text:p>
          </table:table-cell>
          <table:table-cell table:formula="of:=[.S59]*100" office:value-type="float" office:value="9.34537511474632" calcext:value-type="float">
            <text:p>9,34537511474632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3056.30224793933" calcext:value-type="float">
            <text:p>3056,30224793933</text:p>
          </table:table-cell>
          <table:table-cell office:value-type="float" office:value="3050.52048158691" calcext:value-type="float">
            <text:p>3050,52048158691</text:p>
          </table:table-cell>
          <table:table-cell office:value-type="float" office:value="21.2463440981592" calcext:value-type="float">
            <text:p>21,2463440981592</text:p>
          </table:table-cell>
          <table:table-cell office:value-type="float" office:value="99.3048349822094" calcext:value-type="float">
            <text:p>99,3048349822094</text:p>
          </table:table-cell>
          <table:table-cell office:value-type="float" office:value="1.73570925388278" calcext:value-type="float">
            <text:p>1,73570925388278</text:p>
          </table:table-cell>
          <table:table-cell office:value-type="float" office:value="0.446511199644344" calcext:value-type="float">
            <text:p>0,446511199644344</text:p>
          </table:table-cell>
          <table:table-cell office:value-type="float" office:value="0.0204449423152789" calcext:value-type="float">
            <text:p>0,0204449423152789</text:p>
          </table:table-cell>
          <table:table-cell office:value-type="float" office:value="0.443315409063547" calcext:value-type="float">
            <text:p>0,443315409063547</text:p>
          </table:table-cell>
          <table:table-cell office:value-type="float" office:value="0.0210013278074137" calcext:value-type="float">
            <text:p>0,0210013278074137</text:p>
          </table:table-cell>
          <table:table-cell office:value-type="float" office:value="0.804436084183639" calcext:value-type="float">
            <text:p>0,804436084183639</text:p>
          </table:table-cell>
          <table:table-cell office:value-type="float" office:value="14.060606085503" calcext:value-type="float">
            <text:p>14,060606085503</text:p>
          </table:table-cell>
          <table:table-cell office:value-type="float" office:value="12.0865790388813" calcext:value-type="float">
            <text:p>12,0865790388813</text:p>
          </table:table-cell>
          <table:table-cell office:value-type="float" office:value="1.97402704659879" calcext:value-type="float">
            <text:p>1,97402704659879</text:p>
          </table:table-cell>
          <table:table-cell office:value-type="float" office:value="1.76760852967227" calcext:value-type="float">
            <text:p>1,76760852967227</text:p>
          </table:table-cell>
          <table:table-cell office:value-type="float" office:value="3.68234104193629" calcext:value-type="float">
            <text:p>3,68234104193629</text:p>
          </table:table-cell>
          <table:table-cell office:value-type="float" office:value="0.0000791871776062686" calcext:value-type="float">
            <text:p>7,91871776062686E-05</text:p>
          </table:table-cell>
          <table:table-cell office:value-type="float" office:value="3.68242022910311" calcext:value-type="float">
            <text:p>3,68242022910311</text:p>
          </table:table-cell>
          <table:table-cell office:value-type="float" office:value="0.092184945215864" calcext:value-type="float">
            <text:p>0,092184945215864</text:p>
          </table:table-cell>
          <table:table-cell table:formula="of:=[.S60]*100" office:value-type="float" office:value="9.2184945215864" calcext:value-type="float">
            <text:p>9,218494521586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106.43680349292" calcext:value-type="float">
            <text:p>3106,43680349292</text:p>
          </table:table-cell>
          <table:table-cell office:value-type="float" office:value="3100.54639137196" calcext:value-type="float">
            <text:p>3100,54639137196</text:p>
          </table:table-cell>
          <table:table-cell office:value-type="float" office:value="21.5885182222699" calcext:value-type="float">
            <text:p>21,5885182222699</text:p>
          </table:table-cell>
          <table:table-cell office:value-type="float" office:value="99.3050391958311" calcext:value-type="float">
            <text:p>99,3050391958311</text:p>
          </table:table-cell>
          <table:table-cell office:value-type="float" office:value="1.76606405438756" calcext:value-type="float">
            <text:p>1,76606405438756</text:p>
          </table:table-cell>
          <table:table-cell office:value-type="float" office:value="0.460952118252492" calcext:value-type="float">
            <text:p>0,460952118252492</text:p>
          </table:table-cell>
          <table:table-cell office:value-type="float" office:value="0.0210287245137605" calcext:value-type="float">
            <text:p>0,0210287245137605</text:p>
          </table:table-cell>
          <table:table-cell office:value-type="float" office:value="0.457751011837759" calcext:value-type="float">
            <text:p>0,457751011837759</text:p>
          </table:table-cell>
          <table:table-cell office:value-type="float" office:value="0.0217560377409265" calcext:value-type="float">
            <text:p>0,0217560377409265</text:p>
          </table:table-cell>
          <table:table-cell office:value-type="float" office:value="0.804575871300085" calcext:value-type="float">
            <text:p>0,804575871300085</text:p>
          </table:table-cell>
          <table:table-cell office:value-type="float" office:value="14.2251035313109" calcext:value-type="float">
            <text:p>14,2251035313109</text:p>
          </table:table-cell>
          <table:table-cell office:value-type="float" office:value="12.1900252247267" calcext:value-type="float">
            <text:p>12,1900252247267</text:p>
          </table:table-cell>
          <table:table-cell office:value-type="float" office:value="2.03507830658705" calcext:value-type="float">
            <text:p>2,03507830658705</text:p>
          </table:table-cell>
          <table:table-cell office:value-type="float" office:value="1.79404422378733" calcext:value-type="float">
            <text:p>1,79404422378733</text:p>
          </table:table-cell>
          <table:table-cell office:value-type="float" office:value="3.80322721655436" calcext:value-type="float">
            <text:p>3,80322721655436</text:p>
          </table:table-cell>
          <table:table-cell office:value-type="float" office:value="0.0000791962376850718" calcext:value-type="float">
            <text:p>7,91962376850718E-05</text:p>
          </table:table-cell>
          <table:table-cell office:value-type="float" office:value="3.80330641279544" calcext:value-type="float">
            <text:p>3,80330641279544</text:p>
          </table:table-cell>
          <table:table-cell office:value-type="float" office:value="0.0908663032365695" calcext:value-type="float">
            <text:p>0,0908663032365695</text:p>
          </table:table-cell>
          <table:table-cell table:formula="of:=[.S61]*100" office:value-type="float" office:value="9.08663032365695" calcext:value-type="float">
            <text:p>9,0866303236569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156.57393538806" calcext:value-type="float">
            <text:p>3156,57393538806</text:p>
          </table:table-cell>
          <table:table-cell office:value-type="float" office:value="3150.57314395357" calcext:value-type="float">
            <text:p>3150,57314395357</text:p>
          </table:table-cell>
          <table:table-cell office:value-type="float" office:value="21.9347988110799" calcext:value-type="float">
            <text:p>21,9347988110799</text:p>
          </table:table-cell>
          <table:table-cell office:value-type="float" office:value="99.3051073972123" calcext:value-type="float">
            <text:p>99,3051073972123</text:p>
          </table:table-cell>
          <table:table-cell office:value-type="float" office:value="1.79708500535935" calcext:value-type="float">
            <text:p>1,79708500535935</text:p>
          </table:table-cell>
          <table:table-cell office:value-type="float" office:value="0.475632376775389" calcext:value-type="float">
            <text:p>0,475632376775389</text:p>
          </table:table-cell>
          <table:table-cell office:value-type="float" office:value="0.0217903624102649" calcext:value-type="float">
            <text:p>0,0217903624102649</text:p>
          </table:table-cell>
          <table:table-cell office:value-type="float" office:value="0.472407732084757" calcext:value-type="float">
            <text:p>0,472407732084757</text:p>
          </table:table-cell>
          <table:table-cell office:value-type="float" office:value="0.0225363175599229" calcext:value-type="float">
            <text:p>0,0225363175599229</text:p>
          </table:table-cell>
          <table:table-cell office:value-type="float" office:value="0.804717925677391" calcext:value-type="float">
            <text:p>0,804717925677391</text:p>
          </table:table-cell>
          <table:table-cell office:value-type="float" office:value="14.3905059613411" calcext:value-type="float">
            <text:p>14,3905059613411</text:p>
          </table:table-cell>
          <table:table-cell office:value-type="float" office:value="12.2934442295993" calcext:value-type="float">
            <text:p>12,2934442295993</text:p>
          </table:table-cell>
          <table:table-cell office:value-type="float" office:value="2.09706173177413" calcext:value-type="float">
            <text:p>2,09706173177413</text:p>
          </table:table-cell>
          <table:table-cell office:value-type="float" office:value="1.82107717602491" calcext:value-type="float">
            <text:p>1,82107717602491</text:p>
          </table:table-cell>
          <table:table-cell office:value-type="float" office:value="3.92605146422451" calcext:value-type="float">
            <text:p>3,92605146422451</text:p>
          </table:table-cell>
          <table:table-cell office:value-type="float" office:value="0.0000792041419598359" calcext:value-type="float">
            <text:p>7,92041419598359E-05</text:p>
          </table:table-cell>
          <table:table-cell office:value-type="float" office:value="3.92613066835911" calcext:value-type="float">
            <text:p>3,92613066835911</text:p>
          </table:table-cell>
          <table:table-cell office:value-type="float" office:value="0.0895414044634277" calcext:value-type="float">
            <text:p>0,0895414044634277</text:p>
          </table:table-cell>
          <table:table-cell table:formula="of:=[.S62]*100" office:value-type="float" office:value="8.95414044634277" calcext:value-type="float">
            <text:p>8,9541404463427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206.71366398206" calcext:value-type="float">
            <text:p>3206,71366398206</text:p>
          </table:table-cell>
          <table:table-cell office:value-type="float" office:value="3200.60075324643" calcext:value-type="float">
            <text:p>3200,60075324643</text:p>
          </table:table-cell>
          <table:table-cell office:value-type="float" office:value="22.2857250186377" calcext:value-type="float">
            <text:p>22,2857250186377</text:p>
          </table:table-cell>
          <table:table-cell office:value-type="float" office:value="99.3050291568406" calcext:value-type="float">
            <text:p>99,3050291568406</text:p>
          </table:table-cell>
          <table:table-cell office:value-type="float" office:value="1.82860106689481" calcext:value-type="float">
            <text:p>1,82860106689481</text:p>
          </table:table-cell>
          <table:table-cell office:value-type="float" office:value="0.490546864169648" calcext:value-type="float">
            <text:p>0,490546864169648</text:p>
          </table:table-cell>
          <table:table-cell office:value-type="float" office:value="0.0225592180023046" calcext:value-type="float">
            <text:p>0,0225592180023046</text:p>
          </table:table-cell>
          <table:table-cell office:value-type="float" office:value="0.487305010655611" calcext:value-type="float">
            <text:p>0,487305010655611</text:p>
          </table:table-cell>
          <table:table-cell office:value-type="float" office:value="0.0233274477437763" calcext:value-type="float">
            <text:p>0,0233274477437763</text:p>
          </table:table-cell>
          <table:table-cell office:value-type="float" office:value="0.80486223547996" calcext:value-type="float">
            <text:p>0,80486223547996</text:p>
          </table:table-cell>
          <table:table-cell office:value-type="float" office:value="14.5575129655576" calcext:value-type="float">
            <text:p>14,5575129655576</text:p>
          </table:table-cell>
          <table:table-cell office:value-type="float" office:value="12.3974955021727" calcext:value-type="float">
            <text:p>12,3974955021727</text:p>
          </table:table-cell>
          <table:table-cell office:value-type="float" office:value="2.16001746341107" calcext:value-type="float">
            <text:p>2,16001746341107</text:p>
          </table:table-cell>
          <table:table-cell office:value-type="float" office:value="1.84864675408116" calcext:value-type="float">
            <text:p>1,84864675408116</text:p>
          </table:table-cell>
          <table:table-cell office:value-type="float" office:value="4.05088502104683" calcext:value-type="float">
            <text:p>4,05088502104683</text:p>
          </table:table-cell>
          <table:table-cell office:value-type="float" office:value="0.0000792110341689013" calcext:value-type="float">
            <text:p>7,92110341689013E-05</text:p>
          </table:table-cell>
          <table:table-cell office:value-type="float" office:value="4.05096423207931" calcext:value-type="float">
            <text:p>4,05096423207931</text:p>
          </table:table-cell>
          <table:table-cell office:value-type="float" office:value="0.0883106912268267" calcext:value-type="float">
            <text:p>0,0883106912268267</text:p>
          </table:table-cell>
          <table:table-cell table:formula="of:=[.S63]*100" office:value-type="float" office:value="8.83106912268267" calcext:value-type="float">
            <text:p>8,83106912268267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3256.85592786339" calcext:value-type="float">
            <text:p>3256,85592786339</text:p>
          </table:table-cell>
          <table:table-cell office:value-type="float" office:value="3250.62923254282" calcext:value-type="float">
            <text:p>3250,62923254282</text:p>
          </table:table-cell>
          <table:table-cell office:value-type="float" office:value="22.6406831067078" calcext:value-type="float">
            <text:p>22,6406831067078</text:p>
          </table:table-cell>
          <table:table-cell office:value-type="float" office:value="99.304830070136" calcext:value-type="float">
            <text:p>99,304830070136</text:p>
          </table:table-cell>
          <table:table-cell office:value-type="float" office:value="1.86076962582781" calcext:value-type="float">
            <text:p>1,86076962582781</text:p>
          </table:table-cell>
          <table:table-cell office:value-type="float" office:value="0.505693096083681" calcext:value-type="float">
            <text:p>0,505693096083681</text:p>
          </table:table-cell>
          <table:table-cell office:value-type="float" office:value="0.0233461176557047" calcext:value-type="float">
            <text:p>0,0233461176557047</text:p>
          </table:table-cell>
          <table:table-cell office:value-type="float" office:value="0.502447694765011" calcext:value-type="float">
            <text:p>0,502447694765011</text:p>
          </table:table-cell>
          <table:table-cell office:value-type="float" office:value="0.024273642356751" calcext:value-type="float">
            <text:p>0,024273642356751</text:p>
          </table:table-cell>
          <table:table-cell office:value-type="float" office:value="0.8050087841293" calcext:value-type="float">
            <text:p>0,8050087841293</text:p>
          </table:table-cell>
          <table:table-cell office:value-type="float" office:value="14.7254103302779" calcext:value-type="float">
            <text:p>14,7254103302779</text:p>
          </table:table-cell>
          <table:table-cell office:value-type="float" office:value="12.5015135098814" calcext:value-type="float">
            <text:p>12,5015135098814</text:p>
          </table:table-cell>
          <table:table-cell office:value-type="float" office:value="2.22389682040996" calcext:value-type="float">
            <text:p>2,22389682040996</text:p>
          </table:table-cell>
          <table:table-cell office:value-type="float" office:value="1.87680339899546" calcext:value-type="float">
            <text:p>1,87680339899546</text:p>
          </table:table-cell>
          <table:table-cell office:value-type="float" office:value="4.17761957730721" calcext:value-type="float">
            <text:p>4,17761957730721</text:p>
          </table:table-cell>
          <table:table-cell office:value-type="float" office:value="0.0000801742613488806" calcext:value-type="float">
            <text:p>8,01742613488806E-05</text:p>
          </table:table-cell>
          <table:table-cell office:value-type="float" office:value="4.17769975156164" calcext:value-type="float">
            <text:p>4,17769975156164</text:p>
          </table:table-cell>
          <table:table-cell office:value-type="float" office:value="0.087019345761715" calcext:value-type="float">
            <text:p>0,087019345761715</text:p>
          </table:table-cell>
          <table:table-cell table:formula="of:=[.S64]*100" office:value-type="float" office:value="8.7019345761715" calcext:value-type="float">
            <text:p>8,701934576171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307.00074996388" calcext:value-type="float">
            <text:p>3307,00074996388</text:p>
          </table:table-cell>
          <table:table-cell office:value-type="float" office:value="3300.65857172648" calcext:value-type="float">
            <text:p>3300,65857172648</text:p>
          </table:table-cell>
          <table:table-cell office:value-type="float" office:value="23.0141637044398" calcext:value-type="float">
            <text:p>23,0141637044398</text:p>
          </table:table-cell>
          <table:table-cell office:value-type="float" office:value="99.3040774583255" calcext:value-type="float">
            <text:p>99,3040774583255</text:p>
          </table:table-cell>
          <table:table-cell office:value-type="float" office:value="1.8934018195582" calcext:value-type="float">
            <text:p>1,8934018195582</text:p>
          </table:table-cell>
          <table:table-cell office:value-type="float" office:value="0.521090781481588" calcext:value-type="float">
            <text:p>0,521090781481588</text:p>
          </table:table-cell>
          <table:table-cell office:value-type="float" office:value="0.0243128337391431" calcext:value-type="float">
            <text:p>0,0243128337391431</text:p>
          </table:table-cell>
          <table:table-cell office:value-type="float" office:value="0.517797082038295" calcext:value-type="float">
            <text:p>0,517797082038295</text:p>
          </table:table-cell>
          <table:table-cell office:value-type="float" office:value="0.0250433289433144" calcext:value-type="float">
            <text:p>0,0250433289433144</text:p>
          </table:table-cell>
          <table:table-cell office:value-type="float" office:value="0.805157502524358" calcext:value-type="float">
            <text:p>0,805157502524358</text:p>
          </table:table-cell>
          <table:table-cell office:value-type="float" office:value="14.9088350395016" calcext:value-type="float">
            <text:p>14,9088350395016</text:p>
          </table:table-cell>
          <table:table-cell office:value-type="float" office:value="12.620059167269" calcext:value-type="float">
            <text:p>12,620059167269</text:p>
          </table:table-cell>
          <table:table-cell office:value-type="float" office:value="2.28877587223982" calcext:value-type="float">
            <text:p>2,28877587223982</text:p>
          </table:table-cell>
          <table:table-cell office:value-type="float" office:value="1.90548474937632" calcext:value-type="float">
            <text:p>1,90548474937632</text:p>
          </table:table-cell>
          <table:table-cell office:value-type="float" office:value="4.30635090880397" calcext:value-type="float">
            <text:p>4,30635090880397</text:p>
          </table:table-cell>
          <table:table-cell office:value-type="float" office:value="0.000091187184811088" calcext:value-type="float">
            <text:p>9,1187184811088E-05</text:p>
          </table:table-cell>
          <table:table-cell office:value-type="float" office:value="4.30644209598437" calcext:value-type="float">
            <text:p>4,30644209598437</text:p>
          </table:table-cell>
          <table:table-cell office:value-type="float" office:value="0.085800559586248" calcext:value-type="float">
            <text:p>0,085800559586248</text:p>
          </table:table-cell>
          <table:table-cell table:formula="of:=[.S65]*100" office:value-type="float" office:value="8.5800559586248" calcext:value-type="float">
            <text:p>8,5800559586248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3357.14823003891" calcext:value-type="float">
            <text:p>3357,14823003891</text:p>
          </table:table-cell>
          <table:table-cell office:value-type="float" office:value="3350.68882512777" calcext:value-type="float">
            <text:p>3350,68882512777</text:p>
          </table:table-cell>
          <table:table-cell office:value-type="float" office:value="23.3570954463119" calcext:value-type="float">
            <text:p>23,3570954463119</text:p>
          </table:table-cell>
          <table:table-cell office:value-type="float" office:value="99.3042578446832" calcext:value-type="float">
            <text:p>99,3042578446832</text:p>
          </table:table-cell>
          <table:table-cell office:value-type="float" office:value="1.92599427746072" calcext:value-type="float">
            <text:p>1,92599427746072</text:p>
          </table:table-cell>
          <table:table-cell office:value-type="float" office:value="0.536705280762054" calcext:value-type="float">
            <text:p>0,536705280762054</text:p>
          </table:table-cell>
          <table:table-cell office:value-type="float" office:value="0.024973258113957" calcext:value-type="float">
            <text:p>0,024973258113957</text:p>
          </table:table-cell>
          <table:table-cell office:value-type="float" office:value="0.533362392162113" calcext:value-type="float">
            <text:p>0,533362392162113</text:p>
          </table:table-cell>
          <table:table-cell office:value-type="float" office:value="0.0256444682349835" calcext:value-type="float">
            <text:p>0,0256444682349835</text:p>
          </table:table-cell>
          <table:table-cell office:value-type="float" office:value="0.80530858491643" calcext:value-type="float">
            <text:p>0,80530858491643</text:p>
          </table:table-cell>
          <table:table-cell office:value-type="float" office:value="15.0591837252243" calcext:value-type="float">
            <text:p>15,0591837252243</text:p>
          </table:table-cell>
          <table:table-cell office:value-type="float" office:value="12.7261917160828" calcext:value-type="float">
            <text:p>12,7261917160828</text:p>
          </table:table-cell>
          <table:table-cell office:value-type="float" office:value="2.33299200918899" calcext:value-type="float">
            <text:p>2,33299200918899</text:p>
          </table:table-cell>
          <table:table-cell office:value-type="float" office:value="1.93474573568384" calcext:value-type="float">
            <text:p>1,93474573568384</text:p>
          </table:table-cell>
          <table:table-cell office:value-type="float" office:value="4.43709248208031" calcext:value-type="float">
            <text:p>4,43709248208031</text:p>
          </table:table-cell>
          <table:table-cell office:value-type="float" office:value="0.0000792258402057382" calcext:value-type="float">
            <text:p>7,92258402057382E-05</text:p>
          </table:table-cell>
          <table:table-cell office:value-type="float" office:value="4.43717170792044" calcext:value-type="float">
            <text:p>4,43717170792044</text:p>
          </table:table-cell>
          <table:table-cell office:value-type="float" office:value="0.0846682467995188" calcext:value-type="float">
            <text:p>0,0846682467995188</text:p>
          </table:table-cell>
          <table:table-cell table:formula="of:=[.S66]*100" office:value-type="float" office:value="8.46682467995188" calcext:value-type="float">
            <text:p>8,4668246799518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407.29836239144" calcext:value-type="float">
            <text:p>3407,29836239144</text:p>
          </table:table-cell>
          <table:table-cell office:value-type="float" office:value="3400.71998750712" calcext:value-type="float">
            <text:p>3400,71998750712</text:p>
          </table:table-cell>
          <table:table-cell office:value-type="float" office:value="23.7228703495677" calcext:value-type="float">
            <text:p>23,7228703495677</text:p>
          </table:table-cell>
          <table:table-cell office:value-type="float" office:value="99.3037630451818" calcext:value-type="float">
            <text:p>99,3037630451818</text:p>
          </table:table-cell>
          <table:table-cell office:value-type="float" office:value="1.95923361413287" calcext:value-type="float">
            <text:p>1,95923361413287</text:p>
          </table:table-cell>
          <table:table-cell office:value-type="float" office:value="0.552533751223993" calcext:value-type="float">
            <text:p>0,552533751223993</text:p>
          </table:table-cell>
          <table:table-cell office:value-type="float" office:value="0.025645188945595" calcext:value-type="float">
            <text:p>0,025645188945595</text:p>
          </table:table-cell>
          <table:table-cell office:value-type="float" office:value="0.549177998510953" calcext:value-type="float">
            <text:p>0,549177998510953</text:p>
          </table:table-cell>
          <table:table-cell office:value-type="float" office:value="0.0264145003295602" calcext:value-type="float">
            <text:p>0,0264145003295602</text:p>
          </table:table-cell>
          <table:table-cell office:value-type="float" office:value="0.805461882058146" calcext:value-type="float">
            <text:p>0,805461882058146</text:p>
          </table:table-cell>
          <table:table-cell office:value-type="float" office:value="15.2291957688252" calcext:value-type="float">
            <text:p>15,2291957688252</text:p>
          </table:table-cell>
          <table:table-cell office:value-type="float" office:value="12.8302775815387" calcext:value-type="float">
            <text:p>12,8302775815387</text:p>
          </table:table-cell>
          <table:table-cell office:value-type="float" office:value="2.39891818733224" calcext:value-type="float">
            <text:p>2,39891818733224</text:p>
          </table:table-cell>
          <table:table-cell office:value-type="float" office:value="1.96457532294746" calcext:value-type="float">
            <text:p>1,96457532294746</text:p>
          </table:table-cell>
          <table:table-cell office:value-type="float" office:value="4.56977995241596" calcext:value-type="float">
            <text:p>4,56977995241596</text:p>
          </table:table-cell>
          <table:table-cell office:value-type="float" office:value="0.0000856912815989417" calcext:value-type="float">
            <text:p>8,56912815989417E-05</text:p>
          </table:table-cell>
          <table:table-cell office:value-type="float" office:value="4.56986564369558" calcext:value-type="float">
            <text:p>4,56986564369558</text:p>
          </table:table-cell>
          <table:table-cell office:value-type="float" office:value="0.0835331243646876" calcext:value-type="float">
            <text:p>0,0835331243646876</text:p>
          </table:table-cell>
          <table:table-cell table:formula="of:=[.S67]*100" office:value-type="float" office:value="8.35331243646876" calcext:value-type="float">
            <text:p>8,35331243646876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3457.45123924985" calcext:value-type="float">
            <text:p>3457,45123924985</text:p>
          </table:table-cell>
          <table:table-cell office:value-type="float" office:value="3450.7520728227" calcext:value-type="float">
            <text:p>3450,7520728227</text:p>
          </table:table-cell>
          <table:table-cell office:value-type="float" office:value="24.0927554673361" calcext:value-type="float">
            <text:p>24,0927554673361</text:p>
          </table:table-cell>
          <table:table-cell office:value-type="float" office:value="99.3031642730354" calcext:value-type="float">
            <text:p>99,3031642730354</text:p>
          </table:table-cell>
          <table:table-cell office:value-type="float" office:value="1.99314644900096" calcext:value-type="float">
            <text:p>1,99314644900096</text:p>
          </table:table-cell>
          <table:table-cell office:value-type="float" office:value="0.56861398691143" calcext:value-type="float">
            <text:p>0,56861398691143</text:p>
          </table:table-cell>
          <table:table-cell office:value-type="float" office:value="0.0264776806991398" calcext:value-type="float">
            <text:p>0,0264776806991398</text:p>
          </table:table-cell>
          <table:table-cell office:value-type="float" office:value="0.565230093510911" calcext:value-type="float">
            <text:p>0,565230093510911</text:p>
          </table:table-cell>
          <table:table-cell office:value-type="float" office:value="0.0272069148921024" calcext:value-type="float">
            <text:p>0,0272069148921024</text:p>
          </table:table-cell>
          <table:table-cell office:value-type="float" office:value="0.805617480133245" calcext:value-type="float">
            <text:p>0,805617480133245</text:p>
          </table:table-cell>
          <table:table-cell office:value-type="float" office:value="15.3993116871653" calcext:value-type="float">
            <text:p>15,3993116871653</text:p>
          </table:table-cell>
          <table:table-cell office:value-type="float" office:value="12.9335101458255" calcext:value-type="float">
            <text:p>12,9335101458255</text:p>
          </table:table-cell>
          <table:table-cell office:value-type="float" office:value="2.465801541342" calcext:value-type="float">
            <text:p>2,465801541342</text:p>
          </table:table-cell>
          <table:table-cell office:value-type="float" office:value="1.9957559669785" calcext:value-type="float">
            <text:p>1,9957559669785</text:p>
          </table:table-cell>
          <table:table-cell office:value-type="float" office:value="4.70446212997387" calcext:value-type="float">
            <text:p>4,70446212997387</text:p>
          </table:table-cell>
          <table:table-cell office:value-type="float" office:value="0.0000792342163496285" calcext:value-type="float">
            <text:p>7,92342163496285E-05</text:p>
          </table:table-cell>
          <table:table-cell office:value-type="float" office:value="4.70454136418982" calcext:value-type="float">
            <text:p>4,70454136418982</text:p>
          </table:table-cell>
          <table:table-cell office:value-type="float" office:value="0.0824580872179194" calcext:value-type="float">
            <text:p>0,0824580872179194</text:p>
          </table:table-cell>
          <table:table-cell table:formula="of:=[.S68]*100" office:value-type="float" office:value="8.24580872179194" calcext:value-type="float">
            <text:p>8,2458087217919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507.60676494288" calcext:value-type="float">
            <text:p>3507,60676494288</text:p>
          </table:table-cell>
          <table:table-cell office:value-type="float" office:value="3500.7850952476" calcext:value-type="float">
            <text:p>3500,7850952476</text:p>
          </table:table-cell>
          <table:table-cell office:value-type="float" office:value="24.4679975852185" calcext:value-type="float">
            <text:p>24,4679975852185</text:p>
          </table:table-cell>
          <table:table-cell office:value-type="float" office:value="99.302430425156" calcext:value-type="float">
            <text:p>99,302430425156</text:p>
          </table:table-cell>
          <table:table-cell office:value-type="float" office:value="2.02773687603747" calcext:value-type="float">
            <text:p>2,02773687603747</text:p>
          </table:table-cell>
          <table:table-cell office:value-type="float" office:value="0.584926755856723" calcext:value-type="float">
            <text:p>0,584926755856723</text:p>
          </table:table-cell>
          <table:table-cell office:value-type="float" office:value="0.0272509639131377" calcext:value-type="float">
            <text:p>0,0272509639131377</text:p>
          </table:table-cell>
          <table:table-cell office:value-type="float" office:value="0.581547343504762" calcext:value-type="float">
            <text:p>0,581547343504762</text:p>
          </table:table-cell>
          <table:table-cell office:value-type="float" office:value="0.0282361317532541" calcext:value-type="float">
            <text:p>0,0282361317532541</text:p>
          </table:table-cell>
          <table:table-cell office:value-type="float" office:value="0.805775388312287" calcext:value-type="float">
            <text:p>0,805775388312287</text:p>
          </table:table-cell>
          <table:table-cell office:value-type="float" office:value="15.5714490091551" calcext:value-type="float">
            <text:p>15,5714490091551</text:p>
          </table:table-cell>
          <table:table-cell office:value-type="float" office:value="13.0378234850457" calcext:value-type="float">
            <text:p>13,0378234850457</text:p>
          </table:table-cell>
          <table:table-cell office:value-type="float" office:value="2.53362552409028" calcext:value-type="float">
            <text:p>2,53362552409028</text:p>
          </table:table-cell>
          <table:table-cell office:value-type="float" office:value="2.02761773907264" calcext:value-type="float">
            <text:p>2,02761773907264</text:p>
          </table:table-cell>
          <table:table-cell office:value-type="float" office:value="4.84111472529688" calcext:value-type="float">
            <text:p>4,84111472529688</text:p>
          </table:table-cell>
          <table:table-cell office:value-type="float" office:value="0.0000792356844662824" calcext:value-type="float">
            <text:p>7,92356844662824E-05</text:p>
          </table:table-cell>
          <table:table-cell office:value-type="float" office:value="4.84119396098592" calcext:value-type="float">
            <text:p>4,84119396098592</text:p>
          </table:table-cell>
          <table:table-cell office:value-type="float" office:value="0.0814093290863542" calcext:value-type="float">
            <text:p>0,0814093290863542</text:p>
          </table:table-cell>
          <table:table-cell table:formula="of:=[.S69]*100" office:value-type="float" office:value="8.14093290863542" calcext:value-type="float">
            <text:p>8,14093290863542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3557.76486175946" calcext:value-type="float">
            <text:p>3557,76486175946</text:p>
          </table:table-cell>
          <table:table-cell office:value-type="float" office:value="3550.8190665061" calcext:value-type="float">
            <text:p>3550,8190665061</text:p>
          </table:table-cell>
          <table:table-cell office:value-type="float" office:value="24.8460827114652" calcext:value-type="float">
            <text:p>24,8460827114652</text:p>
          </table:table-cell>
          <table:table-cell office:value-type="float" office:value="99.3016378627969" calcext:value-type="float">
            <text:p>99,3016378627969</text:p>
          </table:table-cell>
          <table:table-cell office:value-type="float" office:value="2.06297311570655" calcext:value-type="float">
            <text:p>2,06297311570655</text:p>
          </table:table-cell>
          <table:table-cell office:value-type="float" office:value="0.601487808912123" calcext:value-type="float">
            <text:p>0,601487808912123</text:p>
          </table:table-cell>
          <table:table-cell office:value-type="float" office:value="0.028220925437336" calcext:value-type="float">
            <text:p>0,028220925437336</text:p>
          </table:table-cell>
          <table:table-cell office:value-type="float" office:value="0.598088831153994" calcext:value-type="float">
            <text:p>0,598088831153994</text:p>
          </table:table-cell>
          <table:table-cell office:value-type="float" office:value="0.0292397558989416" calcext:value-type="float">
            <text:p>0,0292397558989416</text:p>
          </table:table-cell>
          <table:table-cell office:value-type="float" office:value="0.805935501760406" calcext:value-type="float">
            <text:p>0,805935501760406</text:p>
          </table:table-cell>
          <table:table-cell office:value-type="float" office:value="15.7442095387822" calcext:value-type="float">
            <text:p>15,7442095387822</text:p>
          </table:table-cell>
          <table:table-cell office:value-type="float" office:value="13.1418586966976" calcext:value-type="float">
            <text:p>13,1418586966976</text:p>
          </table:table-cell>
          <table:table-cell office:value-type="float" office:value="2.60235084210422" calcext:value-type="float">
            <text:p>2,60235084210422</text:p>
          </table:table-cell>
          <table:table-cell office:value-type="float" office:value="2.05911429601241" calcext:value-type="float">
            <text:p>2,05911429601241</text:p>
          </table:table-cell>
          <table:table-cell office:value-type="float" office:value="4.97970652328208" calcext:value-type="float">
            <text:p>4,97970652328208</text:p>
          </table:table-cell>
          <table:table-cell office:value-type="float" office:value="0.0000792376594102733" calcext:value-type="float">
            <text:p>7,92376594102733E-05</text:p>
          </table:table-cell>
          <table:table-cell office:value-type="float" office:value="4.97978576094724" calcext:value-type="float">
            <text:p>4,97978576094724</text:p>
          </table:table-cell>
          <table:table-cell office:value-type="float" office:value="0.0803463976168079" calcext:value-type="float">
            <text:p>0,0803463976168079</text:p>
          </table:table-cell>
          <table:table-cell table:formula="of:=[.S70]*100" office:value-type="float" office:value="8.03463976168079" calcext:value-type="float">
            <text:p>8,0346397616807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607.92560728587" calcext:value-type="float">
            <text:p>3607,92560728587</text:p>
          </table:table-cell>
          <table:table-cell office:value-type="float" office:value="3600.85400004561" calcext:value-type="float">
            <text:p>3600,85400004561</text:p>
          </table:table-cell>
          <table:table-cell office:value-type="float" office:value="25.2272491296903" calcext:value-type="float">
            <text:p>25,2272491296903</text:p>
          </table:table-cell>
          <table:table-cell office:value-type="float" office:value="99.3007824470401" calcext:value-type="float">
            <text:p>99,3007824470401</text:p>
          </table:table-cell>
          <table:table-cell office:value-type="float" office:value="2.09841731850617" calcext:value-type="float">
            <text:p>2,09841731850617</text:p>
          </table:table-cell>
          <table:table-cell office:value-type="float" office:value="0.618284984804008" calcext:value-type="float">
            <text:p>0,618284984804008</text:p>
          </table:table-cell>
          <table:table-cell office:value-type="float" office:value="0.0292189143655184" calcext:value-type="float">
            <text:p>0,0292189143655184</text:p>
          </table:table-cell>
          <table:table-cell office:value-type="float" office:value="0.614836122798135" calcext:value-type="float">
            <text:p>0,614836122798135</text:p>
          </table:table-cell>
          <table:table-cell office:value-type="float" office:value="0.029979099126414" calcext:value-type="float">
            <text:p>0,029979099126414</text:p>
          </table:table-cell>
          <table:table-cell office:value-type="float" office:value="0.806097906892028" calcext:value-type="float">
            <text:p>0,806097906892028</text:p>
          </table:table-cell>
          <table:table-cell office:value-type="float" office:value="15.9173366580933" calcext:value-type="float">
            <text:p>15,9173366580933</text:p>
          </table:table-cell>
          <table:table-cell office:value-type="float" office:value="13.2453311978915" calcext:value-type="float">
            <text:p>13,2453311978915</text:p>
          </table:table-cell>
          <table:table-cell office:value-type="float" office:value="2.67200546019611" calcext:value-type="float">
            <text:p>2,67200546019611</text:p>
          </table:table-cell>
          <table:table-cell office:value-type="float" office:value="2.09114969241841" calcext:value-type="float">
            <text:p>2,09114969241841</text:p>
          </table:table-cell>
          <table:table-cell office:value-type="float" office:value="5.1202662211863" calcext:value-type="float">
            <text:p>5,1202662211863</text:p>
          </table:table-cell>
          <table:table-cell office:value-type="float" office:value="0.0000792394893301913" calcext:value-type="float">
            <text:p>7,92394893301913E-05</text:p>
          </table:table-cell>
          <table:table-cell office:value-type="float" office:value="5.12034546067824" calcext:value-type="float">
            <text:p>5,12034546067824</text:p>
          </table:table-cell>
          <table:table-cell office:value-type="float" office:value="0.0793049517578922" calcext:value-type="float">
            <text:p>0,0793049517578922</text:p>
          </table:table-cell>
          <table:table-cell table:formula="of:=[.S71]*100" office:value-type="float" office:value="7.93049517578922" calcext:value-type="float">
            <text:p>7,93049517578922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3658.08907320177" calcext:value-type="float">
            <text:p>3658,08907320177</text:p>
          </table:table-cell>
          <table:table-cell office:value-type="float" office:value="3650.88990895749" calcext:value-type="float">
            <text:p>3650,88990895749</text:p>
          </table:table-cell>
          <table:table-cell office:value-type="float" office:value="25.6118977425219" calcext:value-type="float">
            <text:p>25,6118977425219</text:p>
          </table:table-cell>
          <table:table-cell office:value-type="float" office:value="99.2998558195733" calcext:value-type="float">
            <text:p>99,2998558195733</text:p>
          </table:table-cell>
          <table:table-cell office:value-type="float" office:value="2.13435216014927" calcext:value-type="float">
            <text:p>2,13435216014927</text:p>
          </table:table-cell>
          <table:table-cell office:value-type="float" office:value="0.635309728601025" calcext:value-type="float">
            <text:p>0,635309728601025</text:p>
          </table:table-cell>
          <table:table-cell office:value-type="float" office:value="0.0301159637506543" calcext:value-type="float">
            <text:p>0,0301159637506543</text:p>
          </table:table-cell>
          <table:table-cell office:value-type="float" office:value="0.631830468612422" calcext:value-type="float">
            <text:p>0,631830468612422</text:p>
          </table:table-cell>
          <table:table-cell office:value-type="float" office:value="0.0308331571875169" calcext:value-type="float">
            <text:p>0,0308331571875169</text:p>
          </table:table-cell>
          <table:table-cell office:value-type="float" office:value="0.806262549647086" calcext:value-type="float">
            <text:p>0,806262549647086</text:p>
          </table:table-cell>
          <table:table-cell office:value-type="float" office:value="16.090914462797" calcext:value-type="float">
            <text:p>16,090914462797</text:p>
          </table:table-cell>
          <table:table-cell office:value-type="float" office:value="13.3483144252957" calcext:value-type="float">
            <text:p>13,3483144252957</text:p>
          </table:table-cell>
          <table:table-cell office:value-type="float" office:value="2.74260003753575" calcext:value-type="float">
            <text:p>2,74260003753575</text:p>
          </table:table-cell>
          <table:table-cell office:value-type="float" office:value="2.12374345386372" calcext:value-type="float">
            <text:p>2,12374345386372</text:p>
          </table:table-cell>
          <table:table-cell office:value-type="float" office:value="5.26280842483192" calcext:value-type="float">
            <text:p>5,26280842483192</text:p>
          </table:table-cell>
          <table:table-cell office:value-type="float" office:value="0.0000792408184757477" calcext:value-type="float">
            <text:p>7,92408184757477E-05</text:p>
          </table:table-cell>
          <table:table-cell office:value-type="float" office:value="5.26288766565461" calcext:value-type="float">
            <text:p>5,26288766565461</text:p>
          </table:table-cell>
          <table:table-cell office:value-type="float" office:value="0.0783012585112717" calcext:value-type="float">
            <text:p>0,0783012585112717</text:p>
          </table:table-cell>
          <table:table-cell table:formula="of:=[.S72]*100" office:value-type="float" office:value="7.83012585112717" calcext:value-type="float">
            <text:p>7,83012585112717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708.25526281334" calcext:value-type="float">
            <text:p>3708,25526281334</text:p>
          </table:table-cell>
          <table:table-cell office:value-type="float" office:value="3700.92680616959" calcext:value-type="float">
            <text:p>3700,92680616959</text:p>
          </table:table-cell>
          <table:table-cell office:value-type="float" office:value="26.0003792275076" calcext:value-type="float">
            <text:p>26,0003792275076</text:p>
          </table:table-cell>
          <table:table-cell office:value-type="float" office:value="99.2988514167192" calcext:value-type="float">
            <text:p>99,2988514167192</text:p>
          </table:table-cell>
          <table:table-cell office:value-type="float" office:value="2.1702059989004" calcext:value-type="float">
            <text:p>2,1702059989004</text:p>
          </table:table-cell>
          <table:table-cell office:value-type="float" office:value="0.652539073423303" calcext:value-type="float">
            <text:p>0,652539073423303</text:p>
          </table:table-cell>
          <table:table-cell office:value-type="float" office:value="0.030784445513139" calcext:value-type="float">
            <text:p>0,030784445513139</text:p>
          </table:table-cell>
          <table:table-cell office:value-type="float" office:value="0.649026740341387" calcext:value-type="float">
            <text:p>0,649026740341387</text:p>
          </table:table-cell>
          <table:table-cell office:value-type="float" office:value="0.0314259950443854" calcext:value-type="float">
            <text:p>0,0314259950443854</text:p>
          </table:table-cell>
          <table:table-cell office:value-type="float" office:value="0.806429452294466" calcext:value-type="float">
            <text:p>0,806429452294466</text:p>
          </table:table-cell>
          <table:table-cell office:value-type="float" office:value="16.2658610934014" calcext:value-type="float">
            <text:p>16,2658610934014</text:p>
          </table:table-cell>
          <table:table-cell office:value-type="float" office:value="13.4517197711091" calcext:value-type="float">
            <text:p>13,4517197711091</text:p>
          </table:table-cell>
          <table:table-cell office:value-type="float" office:value="2.81414132230768" calcext:value-type="float">
            <text:p>2,81414132230768</text:p>
          </table:table-cell>
          <table:table-cell office:value-type="float" office:value="2.15689387087492" calcext:value-type="float">
            <text:p>2,15689387087492</text:p>
          </table:table-cell>
          <table:table-cell office:value-type="float" office:value="5.40733902270637" calcext:value-type="float">
            <text:p>5,40733902270637</text:p>
          </table:table-cell>
          <table:table-cell office:value-type="float" office:value="0.0000792416592981651" calcext:value-type="float">
            <text:p>7,92416592981651E-05</text:p>
          </table:table-cell>
          <table:table-cell office:value-type="float" office:value="5.40741826437587" calcext:value-type="float">
            <text:p>5,40741826437587</text:p>
          </table:table-cell>
          <table:table-cell office:value-type="float" office:value="0.0773405218466006" calcext:value-type="float">
            <text:p>0,0773405218466006</text:p>
          </table:table-cell>
          <table:table-cell table:formula="of:=[.S73]*100" office:value-type="float" office:value="7.73405218466006" calcext:value-type="float">
            <text:p>7,73405218466006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3758.42413818084" calcext:value-type="float">
            <text:p>3758,42413818084</text:p>
          </table:table-cell>
          <table:table-cell office:value-type="float" office:value="3750.9647048089" calcext:value-type="float">
            <text:p>3750,9647048089</text:p>
          </table:table-cell>
          <table:table-cell office:value-type="float" office:value="26.3939635726479" calcext:value-type="float">
            <text:p>26,3939635726479</text:p>
          </table:table-cell>
          <table:table-cell office:value-type="float" office:value="99.297738556926" calcext:value-type="float">
            <text:p>99,297738556926</text:p>
          </table:table-cell>
          <table:table-cell office:value-type="float" office:value="2.20699295784638" calcext:value-type="float">
            <text:p>2,20699295784638</text:p>
          </table:table-cell>
          <table:table-cell office:value-type="float" office:value="0.670001418394367" calcext:value-type="float">
            <text:p>0,670001418394367</text:p>
          </table:table-cell>
          <table:table-cell office:value-type="float" office:value="0.0314004880448677" calcext:value-type="float">
            <text:p>0,0314004880448677</text:p>
          </table:table-cell>
          <table:table-cell office:value-type="float" office:value="0.666515048056363" calcext:value-type="float">
            <text:p>0,666515048056363</text:p>
          </table:table-cell>
          <table:table-cell office:value-type="float" office:value="0.0324770805191073" calcext:value-type="float">
            <text:p>0,0324770805191073</text:p>
          </table:table-cell>
          <table:table-cell office:value-type="float" office:value="0.806598630593443" calcext:value-type="float">
            <text:p>0,806598630593443</text:p>
          </table:table-cell>
          <table:table-cell office:value-type="float" office:value="16.4424521970873" calcext:value-type="float">
            <text:p>16,4424521970873</text:p>
          </table:table-cell>
          <table:table-cell office:value-type="float" office:value="13.5558392304954" calcext:value-type="float">
            <text:p>13,5558392304954</text:p>
          </table:table-cell>
          <table:table-cell office:value-type="float" office:value="2.88661296657016" calcext:value-type="float">
            <text:p>2,88661296657016</text:p>
          </table:table-cell>
          <table:table-cell office:value-type="float" office:value="2.19061107308255" calcext:value-type="float">
            <text:p>2,19061107308255</text:p>
          </table:table-cell>
          <table:table-cell office:value-type="float" office:value="5.55382810272744" calcext:value-type="float">
            <text:p>5,55382810272744</text:p>
          </table:table-cell>
          <table:table-cell office:value-type="float" office:value="0.0000792419395740394" calcext:value-type="float">
            <text:p>7,92419395740394E-05</text:p>
          </table:table-cell>
          <table:table-cell office:value-type="float" office:value="5.55390734466493" calcext:value-type="float">
            <text:p>5,55390734466493</text:p>
          </table:table-cell>
          <table:table-cell office:value-type="float" office:value="0.076385272943931" calcext:value-type="float">
            <text:p>0,076385272943931</text:p>
          </table:table-cell>
          <table:table-cell table:formula="of:=[.S74]*100" office:value-type="float" office:value="7.6385272943931" calcext:value-type="float">
            <text:p>7,638527294393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808.59577909438" calcext:value-type="float">
            <text:p>3808,59577909438</text:p>
          </table:table-cell>
          <table:table-cell office:value-type="float" office:value="3801.00361732295" calcext:value-type="float">
            <text:p>3801,00361732295</text:p>
          </table:table-cell>
          <table:table-cell office:value-type="float" office:value="26.7914194668125" calcext:value-type="float">
            <text:p>26,7914194668125</text:p>
          </table:table-cell>
          <table:table-cell office:value-type="float" office:value="99.2965538735033" calcext:value-type="float">
            <text:p>99,2965538735033</text:p>
          </table:table-cell>
          <table:table-cell office:value-type="float" office:value="2.2447948772068" calcext:value-type="float">
            <text:p>2,2447948772068</text:p>
          </table:table-cell>
          <table:table-cell office:value-type="float" office:value="0.687744057832579" calcext:value-type="float">
            <text:p>0,687744057832579</text:p>
          </table:table-cell>
          <table:table-cell office:value-type="float" office:value="0.0324827023611693" calcext:value-type="float">
            <text:p>0,0324827023611693</text:p>
          </table:table-cell>
          <table:table-cell office:value-type="float" office:value="0.684238190930288" calcext:value-type="float">
            <text:p>0,684238190930288</text:p>
          </table:table-cell>
          <table:table-cell office:value-type="float" office:value="0.0335595874466312" calcext:value-type="float">
            <text:p>0,0335595874466312</text:p>
          </table:table-cell>
          <table:table-cell office:value-type="float" office:value="0.806770046460663" calcext:value-type="float">
            <text:p>0,806770046460663</text:p>
          </table:table-cell>
          <table:table-cell office:value-type="float" office:value="16.619348946911" calcext:value-type="float">
            <text:p>16,619348946911</text:p>
          </table:table-cell>
          <table:table-cell office:value-type="float" office:value="13.65933055178" calcext:value-type="float">
            <text:p>13,65933055178</text:p>
          </table:table-cell>
          <table:table-cell office:value-type="float" office:value="2.96001839515026" calcext:value-type="float">
            <text:p>2,96001839515026</text:p>
          </table:table-cell>
          <table:table-cell office:value-type="float" office:value="2.22490061506749" calcext:value-type="float">
            <text:p>2,22490061506749</text:p>
          </table:table-cell>
          <table:table-cell office:value-type="float" office:value="5.70229578587725" calcext:value-type="float">
            <text:p>5,70229578587725</text:p>
          </table:table-cell>
          <table:table-cell office:value-type="float" office:value="0.0000792417502844481" calcext:value-type="float">
            <text:p>7,92417502844481E-05</text:p>
          </table:table-cell>
          <table:table-cell office:value-type="float" office:value="5.7023750276256" calcext:value-type="float">
            <text:p>5,7023750276256</text:p>
          </table:table-cell>
          <table:table-cell office:value-type="float" office:value="0.0754582233323521" calcext:value-type="float">
            <text:p>0,0754582233323521</text:p>
          </table:table-cell>
          <table:table-cell table:formula="of:=[.S75]*100" office:value-type="float" office:value="7.54582233323521" calcext:value-type="float">
            <text:p>7,54582233323521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3858.77013882503" calcext:value-type="float">
            <text:p>3858,77013882503</text:p>
          </table:table-cell>
          <table:table-cell office:value-type="float" office:value="3851.0435566619" calcext:value-type="float">
            <text:p>3851,0435566619</text:p>
          </table:table-cell>
          <table:table-cell office:value-type="float" office:value="27.1933233486297" calcext:value-type="float">
            <text:p>27,1933233486297</text:p>
          </table:table-cell>
          <table:table-cell office:value-type="float" office:value="99.2952852234149" calcext:value-type="float">
            <text:p>99,2952852234149</text:p>
          </table:table-cell>
          <table:table-cell office:value-type="float" office:value="2.28298947547718" calcext:value-type="float">
            <text:p>2,28298947547718</text:p>
          </table:table-cell>
          <table:table-cell office:value-type="float" office:value="0.705727748259891" calcext:value-type="float">
            <text:p>0,705727748259891</text:p>
          </table:table-cell>
          <table:table-cell office:value-type="float" office:value="0.0335644446235239" calcext:value-type="float">
            <text:p>0,0335644446235239</text:p>
          </table:table-cell>
          <table:table-cell office:value-type="float" office:value="0.702184926355029" calcext:value-type="float">
            <text:p>0,702184926355029</text:p>
          </table:table-cell>
          <table:table-cell office:value-type="float" office:value="0.0345683026850994" calcext:value-type="float">
            <text:p>0,0345683026850994</text:p>
          </table:table-cell>
          <table:table-cell office:value-type="float" office:value="0.806943761400505" calcext:value-type="float">
            <text:p>0,806943761400505</text:p>
          </table:table-cell>
          <table:table-cell office:value-type="float" office:value="16.7977502603699" calcext:value-type="float">
            <text:p>16,7977502603699</text:p>
          </table:table-cell>
          <table:table-cell office:value-type="float" office:value="13.7633832532275" calcext:value-type="float">
            <text:p>13,7633832532275</text:p>
          </table:table-cell>
          <table:table-cell office:value-type="float" office:value="3.03436700712494" calcext:value-type="float">
            <text:p>3,03436700712494</text:p>
          </table:table-cell>
          <table:table-cell office:value-type="float" office:value="2.25975612303922" calcext:value-type="float">
            <text:p>2,25975612303922</text:p>
          </table:table-cell>
          <table:table-cell office:value-type="float" office:value="5.8527482486548" calcext:value-type="float">
            <text:p>5,8527482486548</text:p>
          </table:table-cell>
          <table:table-cell office:value-type="float" office:value="0.0000792411232331923" calcext:value-type="float">
            <text:p>7,92411232331923E-05</text:p>
          </table:table-cell>
          <table:table-cell office:value-type="float" office:value="5.85282748978147" calcext:value-type="float">
            <text:p>5,85282748978147</text:p>
          </table:table-cell>
          <table:table-cell office:value-type="float" office:value="0.0745651547470491" calcext:value-type="float">
            <text:p>0,0745651547470491</text:p>
          </table:table-cell>
          <table:table-cell table:formula="of:=[.S76]*100" office:value-type="float" office:value="7.45651547470491" calcext:value-type="float">
            <text:p>7,4565154747049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908.94722825423" calcext:value-type="float">
            <text:p>3908,94722825423</text:p>
          </table:table-cell>
          <table:table-cell office:value-type="float" office:value="3901.0845371331" calcext:value-type="float">
            <text:p>3901,0845371331</text:p>
          </table:table-cell>
          <table:table-cell office:value-type="float" office:value="27.5983172358352" calcext:value-type="float">
            <text:p>27,5983172358352</text:p>
          </table:table-cell>
          <table:table-cell office:value-type="float" office:value="99.2939705849387" calcext:value-type="float">
            <text:p>99,2939705849387</text:p>
          </table:table-cell>
          <table:table-cell office:value-type="float" office:value="2.3210294911172" calcext:value-type="float">
            <text:p>2,3210294911172</text:p>
          </table:table-cell>
          <table:table-cell office:value-type="float" office:value="0.723889914910218" calcext:value-type="float">
            <text:p>0,723889914910218</text:p>
          </table:table-cell>
          <table:table-cell office:value-type="float" office:value="0.0343195282924435" calcext:value-type="float">
            <text:p>0,0343195282924435</text:p>
          </table:table-cell>
          <table:table-cell office:value-type="float" office:value="0.720335858279172" calcext:value-type="float">
            <text:p>0,720335858279172</text:p>
          </table:table-cell>
          <table:table-cell office:value-type="float" office:value="0.0353642613920361" calcext:value-type="float">
            <text:p>0,0353642613920361</text:p>
          </table:table-cell>
          <table:table-cell office:value-type="float" office:value="0.807119636142026" calcext:value-type="float">
            <text:p>0,807119636142026</text:p>
          </table:table-cell>
          <table:table-cell office:value-type="float" office:value="16.9769920943352" calcext:value-type="float">
            <text:p>16,9769920943352</text:p>
          </table:table-cell>
          <table:table-cell office:value-type="float" office:value="13.8673766159439" calcext:value-type="float">
            <text:p>13,8673766159439</text:p>
          </table:table-cell>
          <table:table-cell office:value-type="float" office:value="3.10961547841143" calcext:value-type="float">
            <text:p>3,10961547841143</text:p>
          </table:table-cell>
          <table:table-cell office:value-type="float" office:value="2.29510343440878" calcext:value-type="float">
            <text:p>2,29510343440878</text:p>
          </table:table-cell>
          <table:table-cell office:value-type="float" office:value="6.00511297593152" calcext:value-type="float">
            <text:p>6,00511297593152</text:p>
          </table:table-cell>
          <table:table-cell office:value-type="float" office:value="0.0000792400571210699" calcext:value-type="float">
            <text:p>7,92400571210699E-05</text:p>
          </table:table-cell>
          <table:table-cell office:value-type="float" office:value="6.00519221599305" calcext:value-type="float">
            <text:p>6,00519221599305</text:p>
          </table:table-cell>
          <table:table-cell office:value-type="float" office:value="0.0736218865705396" calcext:value-type="float">
            <text:p>0,0736218865705396</text:p>
          </table:table-cell>
          <table:table-cell table:formula="of:=[.S77]*100" office:value-type="float" office:value="7.36218865705396" calcext:value-type="float">
            <text:p>7,36218865705396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3959.12714614411" calcext:value-type="float">
            <text:p>3959,12714614411</text:p>
          </table:table-cell>
          <table:table-cell office:value-type="float" office:value="3951.12657459475" calcext:value-type="float">
            <text:p>3951,12657459475</text:p>
          </table:table-cell>
          <table:table-cell office:value-type="float" office:value="28.007008820116" calcext:value-type="float">
            <text:p>28,007008820116</text:p>
          </table:table-cell>
          <table:table-cell office:value-type="float" office:value="99.2925963777594" calcext:value-type="float">
            <text:p>99,2925963777594</text:p>
          </table:table-cell>
          <table:table-cell office:value-type="float" office:value="2.35994841472991" calcext:value-type="float">
            <text:p>2,35994841472991</text:p>
          </table:table-cell>
          <table:table-cell office:value-type="float" office:value="0.742334581408785" calcext:value-type="float">
            <text:p>0,742334581408785</text:p>
          </table:table-cell>
          <table:table-cell office:value-type="float" office:value="0.0354004898794047" calcext:value-type="float">
            <text:p>0,0354004898794047</text:p>
          </table:table-cell>
          <table:table-cell office:value-type="float" office:value="0.738726923715835" calcext:value-type="float">
            <text:p>0,738726923715835</text:p>
          </table:table-cell>
          <table:table-cell office:value-type="float" office:value="0.03618830251253" calcext:value-type="float">
            <text:p>0,03618830251253</text:p>
          </table:table-cell>
          <table:table-cell office:value-type="float" office:value="0.807297825117833" calcext:value-type="float">
            <text:p>0,807297825117833</text:p>
          </table:table-cell>
          <table:table-cell office:value-type="float" office:value="17.1564594465595" calcext:value-type="float">
            <text:p>17,1564594465595</text:p>
          </table:table-cell>
          <table:table-cell office:value-type="float" office:value="13.9706380310575" calcext:value-type="float">
            <text:p>13,9706380310575</text:p>
          </table:table-cell>
          <table:table-cell office:value-type="float" office:value="3.18582141552933" calcext:value-type="float">
            <text:p>3,18582141552933</text:p>
          </table:table-cell>
          <table:table-cell office:value-type="float" office:value="2.3310333708556" calcext:value-type="float">
            <text:p>2,3310333708556</text:p>
          </table:table-cell>
          <table:table-cell office:value-type="float" office:value="6.15948834938507" calcext:value-type="float">
            <text:p>6,15948834938507</text:p>
          </table:table-cell>
          <table:table-cell office:value-type="float" office:value="0.000079238571014399" calcext:value-type="float">
            <text:p>7,9238571014399E-05</text:p>
          </table:table-cell>
          <table:table-cell office:value-type="float" office:value="6.15956758796558" calcext:value-type="float">
            <text:p>6,15956758796558</text:p>
          </table:table-cell>
          <table:table-cell office:value-type="float" office:value="0.0727401115920519" calcext:value-type="float">
            <text:p>0,0727401115920519</text:p>
          </table:table-cell>
          <table:table-cell table:formula="of:=[.S78]*100" office:value-type="float" office:value="7.27401115920519" calcext:value-type="float">
            <text:p>7,2740111592051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9.30982960219" calcext:value-type="float">
            <text:p>4009,30982960219</text:p>
          </table:table-cell>
          <table:table-cell office:value-type="float" office:value="4001.16968292425" calcext:value-type="float">
            <text:p>4001,16968292425</text:p>
          </table:table-cell>
          <table:table-cell office:value-type="float" office:value="28.4187807892155" calcext:value-type="float">
            <text:p>28,4187807892155</text:p>
          </table:table-cell>
          <table:table-cell office:value-type="float" office:value="99.291180227594" calcext:value-type="float">
            <text:p>99,291180227594</text:p>
          </table:table-cell>
          <table:table-cell office:value-type="float" office:value="2.39891062117829" calcext:value-type="float">
            <text:p>2,39891062117829</text:p>
          </table:table-cell>
          <table:table-cell office:value-type="float" office:value="0.760961863585074" calcext:value-type="float">
            <text:p>0,760961863585074</text:p>
          </table:table-cell>
          <table:table-cell office:value-type="float" office:value="0.0361168590558285" calcext:value-type="float">
            <text:p>0,0361168590558285</text:p>
          </table:table-cell>
          <table:table-cell office:value-type="float" office:value="0.757346225276742" calcext:value-type="float">
            <text:p>0,757346225276742</text:p>
          </table:table-cell>
          <table:table-cell office:value-type="float" office:value="0.0370070637746839" calcext:value-type="float">
            <text:p>0,0370070637746839</text:p>
          </table:table-cell>
          <table:table-cell office:value-type="float" office:value="0.807478317423284" calcext:value-type="float">
            <text:p>0,807478317423284</text:p>
          </table:table-cell>
          <table:table-cell office:value-type="float" office:value="17.3364576776959" calcext:value-type="float">
            <text:p>17,3364576776959</text:p>
          </table:table-cell>
          <table:table-cell office:value-type="float" office:value="14.0735032492322" calcext:value-type="float">
            <text:p>14,0735032492322</text:p>
          </table:table-cell>
          <table:table-cell office:value-type="float" office:value="3.26295442846061" calcext:value-type="float">
            <text:p>3,26295442846061</text:p>
          </table:table-cell>
          <table:table-cell office:value-type="float" office:value="2.36750603428914" calcext:value-type="float">
            <text:p>2,36750603428914</text:p>
          </table:table-cell>
          <table:table-cell office:value-type="float" office:value="6.31582721934194" calcext:value-type="float">
            <text:p>6,31582721934194</text:p>
          </table:table-cell>
          <table:table-cell office:value-type="float" office:value="0.0000792367282932089" calcext:value-type="float">
            <text:p>7,92367282932089E-05</text:p>
          </table:table-cell>
          <table:table-cell office:value-type="float" office:value="6.31590645607673" calcext:value-type="float">
            <text:p>6,31590645607673</text:p>
          </table:table-cell>
          <table:table-cell office:value-type="float" office:value="0.0718651277133071" calcext:value-type="float">
            <text:p>0,0718651277133071</text:p>
          </table:table-cell>
          <table:table-cell table:formula="of:=[.S79]*100" office:value-type="float" office:value="7.18651277133071" calcext:value-type="float">
            <text:p>7,18651277133071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4059.4953239099" calcext:value-type="float">
            <text:p>4059,4953239099</text:p>
          </table:table-cell>
          <table:table-cell office:value-type="float" office:value="4051.21387504719" calcext:value-type="float">
            <text:p>4051,21387504719</text:p>
          </table:table-cell>
          <table:table-cell office:value-type="float" office:value="28.8352102673874" calcext:value-type="float">
            <text:p>28,8352102673874</text:p>
          </table:table-cell>
          <table:table-cell office:value-type="float" office:value="99.2896848504488" calcext:value-type="float">
            <text:p>99,2896848504488</text:p>
          </table:table-cell>
          <table:table-cell office:value-type="float" office:value="2.43897903477759" calcext:value-type="float">
            <text:p>2,43897903477759</text:p>
          </table:table-cell>
          <table:table-cell office:value-type="float" office:value="0.779851706280988" calcext:value-type="float">
            <text:p>0,779851706280988</text:p>
          </table:table-cell>
          <table:table-cell office:value-type="float" office:value="0.0370257692961408" calcext:value-type="float">
            <text:p>0,0370257692961408</text:p>
          </table:table-cell>
          <table:table-cell office:value-type="float" office:value="0.776247579355812" calcext:value-type="float">
            <text:p>0,776247579355812</text:p>
          </table:table-cell>
          <table:table-cell office:value-type="float" office:value="0.0381926748391186" calcext:value-type="float">
            <text:p>0,0381926748391186</text:p>
          </table:table-cell>
          <table:table-cell office:value-type="float" office:value="0.807661013112248" calcext:value-type="float">
            <text:p>0,807661013112248</text:p>
          </table:table-cell>
          <table:table-cell office:value-type="float" office:value="17.5174770260487" calcext:value-type="float">
            <text:p>17,5174770260487</text:p>
          </table:table-cell>
          <table:table-cell office:value-type="float" office:value="14.1764485087653" calcext:value-type="float">
            <text:p>14,1764485087653</text:p>
          </table:table-cell>
          <table:table-cell office:value-type="float" office:value="3.34102851731013" calcext:value-type="float">
            <text:p>3,34102851731013</text:p>
          </table:table-cell>
          <table:table-cell office:value-type="float" office:value="2.40453226054325" calcext:value-type="float">
            <text:p>2,40453226054325</text:p>
          </table:table-cell>
          <table:table-cell office:value-type="float" office:value="6.47414271148772" calcext:value-type="float">
            <text:p>6,47414271148772</text:p>
          </table:table-cell>
          <table:table-cell office:value-type="float" office:value="0.0000792345202188797" calcext:value-type="float">
            <text:p>7,92345202188797E-05</text:p>
          </table:table-cell>
          <table:table-cell office:value-type="float" office:value="6.47422194601327" calcext:value-type="float">
            <text:p>6,47422194601327</text:p>
          </table:table-cell>
          <table:table-cell office:value-type="float" office:value="0.0710105344557663" calcext:value-type="float">
            <text:p>0,0710105344557663</text:p>
          </table:table-cell>
          <table:table-cell table:formula="of:=[.S80]*100" office:value-type="float" office:value="7.10105344557663" calcext:value-type="float">
            <text:p>7,1010534455766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4109.68365777855" calcext:value-type="float">
            <text:p>4109,68365777855</text:p>
          </table:table-cell>
          <table:table-cell office:value-type="float" office:value="4101.25916461753" calcext:value-type="float">
            <text:p>4101,25916461753</text:p>
          </table:table-cell>
          <table:table-cell office:value-type="float" office:value="29.2555710967575" calcext:value-type="float">
            <text:p>29,2555710967575</text:p>
          </table:table-cell>
          <table:table-cell office:value-type="float" office:value="99.2881308259552" calcext:value-type="float">
            <text:p>99,2881308259552</text:p>
          </table:table-cell>
          <table:table-cell office:value-type="float" office:value="2.47944633647068" calcext:value-type="float">
            <text:p>2,47944633647068</text:p>
          </table:table-cell>
          <table:table-cell office:value-type="float" office:value="0.799006932627723" calcext:value-type="float">
            <text:p>0,799006932627723</text:p>
          </table:table-cell>
          <table:table-cell office:value-type="float" office:value="0.0380013519167003" calcext:value-type="float">
            <text:p>0,0380013519167003</text:p>
          </table:table-cell>
          <table:table-cell office:value-type="float" office:value="0.795393560955605" calcext:value-type="float">
            <text:p>0,795393560955605</text:p>
          </table:table-cell>
          <table:table-cell office:value-type="float" office:value="0.0391980540831619" calcext:value-type="float">
            <text:p>0,0391980540831619</text:p>
          </table:table-cell>
          <table:table-cell office:value-type="float" office:value="0.807846144687477" calcext:value-type="float">
            <text:p>0,807846144687477</text:p>
          </table:table-cell>
          <table:table-cell office:value-type="float" office:value="17.6993996349083" calcext:value-type="float">
            <text:p>17,6993996349083</text:p>
          </table:table-cell>
          <table:table-cell office:value-type="float" office:value="14.2793398239582" calcext:value-type="float">
            <text:p>14,2793398239582</text:p>
          </table:table-cell>
          <table:table-cell office:value-type="float" office:value="3.42005981090134" calcext:value-type="float">
            <text:p>3,42005981090134</text:p>
          </table:table-cell>
          <table:table-cell office:value-type="float" office:value="2.44215343939354" calcext:value-type="float">
            <text:p>2,44215343939354</text:p>
          </table:table-cell>
          <table:table-cell office:value-type="float" office:value="6.6344924540994" calcext:value-type="float">
            <text:p>6,6344924540994</text:p>
          </table:table-cell>
          <table:table-cell office:value-type="float" office:value="0.0000792318880569288" calcext:value-type="float">
            <text:p>7,92318880569288E-05</text:p>
          </table:table-cell>
          <table:table-cell office:value-type="float" office:value="6.63457168598571" calcext:value-type="float">
            <text:p>6,63457168598571</text:p>
          </table:table-cell>
          <table:table-cell office:value-type="float" office:value="0.0702373266768748" calcext:value-type="float">
            <text:p>0,0702373266768748</text:p>
          </table:table-cell>
          <table:table-cell table:formula="of:=[.S81]*100" office:value-type="float" office:value="7.02373266768748" calcext:value-type="float">
            <text:p>7,02373266768748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4159.87476528018" calcext:value-type="float">
            <text:p>4159,87476528018</text:p>
          </table:table-cell>
          <table:table-cell office:value-type="float" office:value="4151.30556528852" calcext:value-type="float">
            <text:p>4151,30556528852</text:p>
          </table:table-cell>
          <table:table-cell office:value-type="float" office:value="29.6797228603261" calcext:value-type="float">
            <text:p>29,6797228603261</text:p>
          </table:table-cell>
          <table:table-cell office:value-type="float" office:value="99.2865236441871" calcext:value-type="float">
            <text:p>99,2865236441871</text:p>
          </table:table-cell>
          <table:table-cell office:value-type="float" office:value="2.52050187990432" calcext:value-type="float">
            <text:p>2,52050187990432</text:p>
          </table:table-cell>
          <table:table-cell office:value-type="float" office:value="0.818433057151954" calcext:value-type="float">
            <text:p>0,818433057151954</text:p>
          </table:table-cell>
          <table:table-cell office:value-type="float" office:value="0.0391935301918179" calcext:value-type="float">
            <text:p>0,0391935301918179</text:p>
          </table:table-cell>
          <table:table-cell office:value-type="float" office:value="0.814773373760896" calcext:value-type="float">
            <text:p>0,814773373760896</text:p>
          </table:table-cell>
          <table:table-cell office:value-type="float" office:value="0.0400679755064536" calcext:value-type="float">
            <text:p>0,0400679755064536</text:p>
          </table:table-cell>
          <table:table-cell office:value-type="float" office:value="0.808033651271614" calcext:value-type="float">
            <text:p>0,808033651271614</text:p>
          </table:table-cell>
          <table:table-cell office:value-type="float" office:value="17.8818917883683" calcext:value-type="float">
            <text:p>17,8818917883683</text:p>
          </table:table-cell>
          <table:table-cell office:value-type="float" office:value="14.3818219222303" calcext:value-type="float">
            <text:p>14,3818219222303</text:p>
          </table:table-cell>
          <table:table-cell office:value-type="float" office:value="3.50006986614723" calcext:value-type="float">
            <text:p>3,50006986614723</text:p>
          </table:table-cell>
          <table:table-cell office:value-type="float" office:value="2.48034296481919" calcext:value-type="float">
            <text:p>2,48034296481919</text:p>
          </table:table-cell>
          <table:table-cell office:value-type="float" office:value="6.79690699824895" calcext:value-type="float">
            <text:p>6,79690699824895</text:p>
          </table:table-cell>
          <table:table-cell office:value-type="float" office:value="0.0000792289778599068" calcext:value-type="float">
            <text:p>7,92289778599068E-05</text:p>
          </table:table-cell>
          <table:table-cell office:value-type="float" office:value="6.79698622721833" calcext:value-type="float">
            <text:p>6,79698622721833</text:p>
          </table:table-cell>
          <table:table-cell office:value-type="float" office:value="0.0695746365910568" calcext:value-type="float">
            <text:p>0,0695746365910568</text:p>
          </table:table-cell>
          <table:table-cell table:formula="of:=[.S82]*100" office:value-type="float" office:value="6.95746365910568" calcext:value-type="float">
            <text:p>6,9574636591056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210.06866043336" calcext:value-type="float">
            <text:p>4210,06866043336</text:p>
          </table:table-cell>
          <table:table-cell office:value-type="float" office:value="4201.3530906502" calcext:value-type="float">
            <text:p>4201,3530906502</text:p>
          </table:table-cell>
          <table:table-cell office:value-type="float" office:value="30.1093329232302" calcext:value-type="float">
            <text:p>30,1093329232302</text:p>
          </table:table-cell>
          <table:table-cell office:value-type="float" office:value="99.2848256082448" calcext:value-type="float">
            <text:p>99,2848256082448</text:p>
          </table:table-cell>
          <table:table-cell office:value-type="float" office:value="2.56402026781246" calcext:value-type="float">
            <text:p>2,56402026781246</text:p>
          </table:table-cell>
          <table:table-cell office:value-type="float" office:value="0.838201241035008" calcext:value-type="float">
            <text:p>0,838201241035008</text:p>
          </table:table-cell>
          <table:table-cell office:value-type="float" office:value="0.0414842569548547" calcext:value-type="float">
            <text:p>0,0414842569548547</text:p>
          </table:table-cell>
          <table:table-cell office:value-type="float" office:value="0.834439437765656" calcext:value-type="float">
            <text:p>0,834439437765656</text:p>
          </table:table-cell>
          <table:table-cell office:value-type="float" office:value="0.0416717208878517" calcext:value-type="float">
            <text:p>0,0416717208878517</text:p>
          </table:table-cell>
          <table:table-cell office:value-type="float" office:value="0.808223319012843" calcext:value-type="float">
            <text:p>0,808223319012843</text:p>
          </table:table-cell>
          <table:table-cell office:value-type="float" office:value="18.0648363329736" calcext:value-type="float">
            <text:p>18,0648363329736</text:p>
          </table:table-cell>
          <table:table-cell office:value-type="float" office:value="14.4838168364064" calcext:value-type="float">
            <text:p>14,4838168364064</text:p>
          </table:table-cell>
          <table:table-cell office:value-type="float" office:value="3.58101949655644" calcext:value-type="float">
            <text:p>3,58101949655644</text:p>
          </table:table-cell>
          <table:table-cell office:value-type="float" office:value="2.51913065074113" calcext:value-type="float">
            <text:p>2,51913065074113</text:p>
          </table:table-cell>
          <table:table-cell office:value-type="float" office:value="6.96126644593155" calcext:value-type="float">
            <text:p>6,96126644593155</text:p>
          </table:table-cell>
          <table:table-cell office:value-type="float" office:value="0.0000792257498547318" calcext:value-type="float">
            <text:p>7,92257498547318E-05</text:p>
          </table:table-cell>
          <table:table-cell office:value-type="float" office:value="6.96134567167781" calcext:value-type="float">
            <text:p>6,96134567167781</text:p>
          </table:table-cell>
          <table:table-cell office:value-type="float" office:value="0.0688919358201104" calcext:value-type="float">
            <text:p>0,0688919358201104</text:p>
          </table:table-cell>
          <table:table-cell table:formula="of:=[.S83]*100" office:value-type="float" office:value="6.88919358201104" calcext:value-type="float">
            <text:p>6,88919358201104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4260.26551092283" calcext:value-type="float">
            <text:p>4260,26551092283</text:p>
          </table:table-cell>
          <table:table-cell office:value-type="float" office:value="4251.40175414082" calcext:value-type="float">
            <text:p>4251,40175414082</text:p>
          </table:table-cell>
          <table:table-cell office:value-type="float" office:value="30.5400865148587" calcext:value-type="float">
            <text:p>30,5400865148587</text:p>
          </table:table-cell>
          <table:table-cell office:value-type="float" office:value="99.2831412396592" calcext:value-type="float">
            <text:p>99,2831412396592</text:p>
          </table:table-cell>
          <table:table-cell office:value-type="float" office:value="2.60571531791601" calcext:value-type="float">
            <text:p>2,60571531791601</text:p>
          </table:table-cell>
          <table:table-cell office:value-type="float" office:value="0.858024379126562" calcext:value-type="float">
            <text:p>0,858024379126562</text:p>
          </table:table-cell>
          <table:table-cell office:value-type="float" office:value="0.0424047974987901" calcext:value-type="float">
            <text:p>0,0424047974987901</text:p>
          </table:table-cell>
          <table:table-cell office:value-type="float" office:value="0.854250122300628" calcext:value-type="float">
            <text:p>0,854250122300628</text:p>
          </table:table-cell>
          <table:table-cell office:value-type="float" office:value="0.0426204996082771" calcext:value-type="float">
            <text:p>0,0426204996082771</text:p>
          </table:table-cell>
          <table:table-cell office:value-type="float" office:value="0.808415227317832" calcext:value-type="float">
            <text:p>0,808415227317832</text:p>
          </table:table-cell>
          <table:table-cell office:value-type="float" office:value="18.2483452704636" calcext:value-type="float">
            <text:p>18,2483452704636</text:p>
          </table:table-cell>
          <table:table-cell office:value-type="float" office:value="14.5854807811327" calcext:value-type="float">
            <text:p>14,5854807811327</text:p>
          </table:table-cell>
          <table:table-cell office:value-type="float" office:value="3.6628644893697" calcext:value-type="float">
            <text:p>3,6628644893697</text:p>
          </table:table-cell>
          <table:table-cell office:value-type="float" office:value="2.55844004908737" calcext:value-type="float">
            <text:p>2,55844004908737</text:p>
          </table:table-cell>
          <table:table-cell office:value-type="float" office:value="7.1275066551812" calcext:value-type="float">
            <text:p>7,1275066551812</text:p>
          </table:table-cell>
          <table:table-cell office:value-type="float" office:value="0.0000792222068068519" calcext:value-type="float">
            <text:p>7,92222068068519E-05</text:p>
          </table:table-cell>
          <table:table-cell office:value-type="float" office:value="7.12758587740031" calcext:value-type="float">
            <text:p>7,12758587740031</text:p>
          </table:table-cell>
          <table:table-cell office:value-type="float" office:value="0.0681229036235218" calcext:value-type="float">
            <text:p>0,0681229036235218</text:p>
          </table:table-cell>
          <table:table-cell table:formula="of:=[.S84]*100" office:value-type="float" office:value="6.81229036235218" calcext:value-type="float">
            <text:p>6,8122903623521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4310.46518446961" calcext:value-type="float">
            <text:p>4310,46518446961</text:p>
          </table:table-cell>
          <table:table-cell office:value-type="float" office:value="4301.45156921745" calcext:value-type="float">
            <text:p>4301,45156921745</text:p>
          </table:table-cell>
          <table:table-cell office:value-type="float" office:value="30.9766776641815" calcext:value-type="float">
            <text:p>30,9766776641815</text:p>
          </table:table-cell>
          <table:table-cell office:value-type="float" office:value="99.281361144158" calcext:value-type="float">
            <text:p>99,281361144158</text:p>
          </table:table-cell>
          <table:table-cell office:value-type="float" office:value="2.64999515505276" calcext:value-type="float">
            <text:p>2,64999515505276</text:p>
          </table:table-cell>
          <table:table-cell office:value-type="float" office:value="0.878193869199479" calcext:value-type="float">
            <text:p>0,878193869199479</text:p>
          </table:table-cell>
          <table:table-cell office:value-type="float" office:value="0.0441153447515024" calcext:value-type="float">
            <text:p>0,0441153447515024</text:p>
          </table:table-cell>
          <table:table-cell office:value-type="float" office:value="0.874425972440931" calcext:value-type="float">
            <text:p>0,874425972440931</text:p>
          </table:table-cell>
          <table:table-cell office:value-type="float" office:value="0.0446503517625546" calcext:value-type="float">
            <text:p>0,0446503517625546</text:p>
          </table:table-cell>
          <table:table-cell office:value-type="float" office:value="0.808609324893374" calcext:value-type="float">
            <text:p>0,808609324893374</text:p>
          </table:table-cell>
          <table:table-cell office:value-type="float" office:value="18.432544142577" calcext:value-type="float">
            <text:p>18,432544142577</text:p>
          </table:table-cell>
          <table:table-cell office:value-type="float" office:value="14.6868873116588" calcext:value-type="float">
            <text:p>14,6868873116588</text:p>
          </table:table-cell>
          <table:table-cell office:value-type="float" office:value="3.74565683090545" calcext:value-type="float">
            <text:p>3,74565683090545</text:p>
          </table:table-cell>
          <table:table-cell office:value-type="float" office:value="2.59831309511316" calcext:value-type="float">
            <text:p>2,59831309511316</text:p>
          </table:table-cell>
          <table:table-cell office:value-type="float" office:value="7.29574605311341" calcext:value-type="float">
            <text:p>7,29574605311341</text:p>
          </table:table-cell>
          <table:table-cell office:value-type="float" office:value="0.0000792183820494823" calcext:value-type="float">
            <text:p>7,92183820494823E-05</text:p>
          </table:table-cell>
          <table:table-cell office:value-type="float" office:value="7.29582527149228" calcext:value-type="float">
            <text:p>7,29582527149228</text:p>
          </table:table-cell>
          <table:table-cell office:value-type="float" office:value="0.0673919392112247" calcext:value-type="float">
            <text:p>0,0673919392112247</text:p>
          </table:table-cell>
          <table:table-cell table:formula="of:=[.S85]*100" office:value-type="float" office:value="6.73919392112247" calcext:value-type="float">
            <text:p>6,73919392112247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4360.66777731989" calcext:value-type="float">
            <text:p>4360,66777731989</text:p>
          </table:table-cell>
          <table:table-cell office:value-type="float" office:value="4351.50254868736" calcext:value-type="float">
            <text:p>4351,50254868736</text:p>
          </table:table-cell>
          <table:table-cell office:value-type="float" office:value="31.4149708354796" calcext:value-type="float">
            <text:p>31,4149708354796</text:p>
          </table:table-cell>
          <table:table-cell office:value-type="float" office:value="99.2795834846063" calcext:value-type="float">
            <text:p>99,2795834846063</text:p>
          </table:table-cell>
          <table:table-cell office:value-type="float" office:value="2.69252803901131" calcext:value-type="float">
            <text:p>2,69252803901131</text:p>
          </table:table-cell>
          <table:table-cell office:value-type="float" office:value="0.898459936352737" calcext:value-type="float">
            <text:p>0,898459936352737</text:p>
          </table:table-cell>
          <table:table-cell office:value-type="float" office:value="0.0445776689759894" calcext:value-type="float">
            <text:p>0,0445776689759894</text:p>
          </table:table-cell>
          <table:table-cell office:value-type="float" office:value="0.894753646351912" calcext:value-type="float">
            <text:p>0,894753646351912</text:p>
          </table:table-cell>
          <table:table-cell office:value-type="float" office:value="0.0459307383033632" calcext:value-type="float">
            <text:p>0,0459307383033632</text:p>
          </table:table-cell>
          <table:table-cell office:value-type="float" office:value="0.808805757003685" calcext:value-type="float">
            <text:p>0,808805757003685</text:p>
          </table:table-cell>
          <table:table-cell office:value-type="float" office:value="18.6176950712541" calcext:value-type="float">
            <text:p>18,6176950712541</text:p>
          </table:table-cell>
          <table:table-cell office:value-type="float" office:value="14.7882924421424" calcext:value-type="float">
            <text:p>14,7882924421424</text:p>
          </table:table-cell>
          <table:table-cell office:value-type="float" office:value="3.82940262914118" calcext:value-type="float">
            <text:p>3,82940262914118</text:p>
          </table:table-cell>
          <table:table-cell office:value-type="float" office:value="2.63866444677095" calcext:value-type="float">
            <text:p>2,63866444677095</text:p>
          </table:table-cell>
          <table:table-cell office:value-type="float" office:value="7.4660040639829" calcext:value-type="float">
            <text:p>7,4660040639829</text:p>
          </table:table-cell>
          <table:table-cell office:value-type="float" office:value="0.0000792144595997687" calcext:value-type="float">
            <text:p>7,92144595997687E-05</text:p>
          </table:table-cell>
          <table:table-cell office:value-type="float" office:value="7.46608327845812" calcext:value-type="float">
            <text:p>7,46608327845812</text:p>
          </table:table-cell>
          <table:table-cell office:value-type="float" office:value="0.0667166023613087" calcext:value-type="float">
            <text:p>0,0667166023613087</text:p>
          </table:table-cell>
          <table:table-cell table:formula="of:=[.S86]*100" office:value-type="float" office:value="6.67166023613087" calcext:value-type="float">
            <text:p>6,6716602361308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4410.87327328509" calcext:value-type="float">
            <text:p>4410,87327328509</text:p>
          </table:table-cell>
          <table:table-cell office:value-type="float" office:value="4401.55470606442" calcext:value-type="float">
            <text:p>4401,55470606442</text:p>
          </table:table-cell>
          <table:table-cell office:value-type="float" office:value="31.8571010769698" calcext:value-type="float">
            <text:p>31,8571010769698</text:p>
          </table:table-cell>
          <table:table-cell office:value-type="float" office:value="99.2777597740594" calcext:value-type="float">
            <text:p>99,2777597740594</text:p>
          </table:table-cell>
          <table:table-cell office:value-type="float" office:value="2.7360065034729" calcext:value-type="float">
            <text:p>2,7360065034729</text:p>
          </table:table-cell>
          <table:table-cell office:value-type="float" office:value="0.919097455596937" calcext:value-type="float">
            <text:p>0,919097455596937</text:p>
          </table:table-cell>
          <table:table-cell office:value-type="float" office:value="0.0461904851473443" calcext:value-type="float">
            <text:p>0,0461904851473443</text:p>
          </table:table-cell>
          <table:table-cell office:value-type="float" office:value="0.915225655068945" calcext:value-type="float">
            <text:p>0,915225655068945</text:p>
          </table:table-cell>
          <table:table-cell office:value-type="float" office:value="0.0464881772294128" calcext:value-type="float">
            <text:p>0,0464881772294128</text:p>
          </table:table-cell>
          <table:table-cell office:value-type="float" office:value="0.809004438411134" calcext:value-type="float">
            <text:p>0,809004438411134</text:p>
          </table:table-cell>
          <table:table-cell office:value-type="float" office:value="18.8033103198813" calcext:value-type="float">
            <text:p>18,8033103198813</text:p>
          </table:table-cell>
          <table:table-cell office:value-type="float" office:value="14.8892400116451" calcext:value-type="float">
            <text:p>14,8892400116451</text:p>
          </table:table-cell>
          <table:table-cell office:value-type="float" office:value="3.91407030824991" calcext:value-type="float">
            <text:p>3,91407030824991</text:p>
          </table:table-cell>
          <table:table-cell office:value-type="float" office:value="2.67949803194667" calcext:value-type="float">
            <text:p>2,67949803194667</text:p>
          </table:table-cell>
          <table:table-cell office:value-type="float" office:value="7.63820701137496" calcext:value-type="float">
            <text:p>7,63820701137496</text:p>
          </table:table-cell>
          <table:table-cell office:value-type="float" office:value="0.0000792103388648427" calcext:value-type="float">
            <text:p>7,92103388648427E-05</text:p>
          </table:table-cell>
          <table:table-cell office:value-type="float" office:value="7.63828622171701" calcext:value-type="float">
            <text:p>7,63828622171701</text:p>
          </table:table-cell>
          <table:table-cell office:value-type="float" office:value="0.0660211742425547" calcext:value-type="float">
            <text:p>0,0660211742425547</text:p>
          </table:table-cell>
          <table:table-cell table:formula="of:=[.S87]*100" office:value-type="float" office:value="6.60211742425547" calcext:value-type="float">
            <text:p>6,60211742425547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4461.08168326815" calcext:value-type="float">
            <text:p>4461,08168326815</text:p>
          </table:table-cell>
          <table:table-cell office:value-type="float" office:value="4451.60805477273" calcext:value-type="float">
            <text:p>4451,60805477273</text:p>
          </table:table-cell>
          <table:table-cell office:value-type="float" office:value="32.3026002576656" calcext:value-type="float">
            <text:p>32,3026002576656</text:p>
          </table:table-cell>
          <table:table-cell office:value-type="float" office:value="99.2759020666483" calcext:value-type="float">
            <text:p>99,2759020666483</text:p>
          </table:table-cell>
          <table:table-cell office:value-type="float" office:value="2.77966819412536" calcext:value-type="float">
            <text:p>2,77966819412536</text:p>
          </table:table-cell>
          <table:table-cell office:value-type="float" office:value="0.939841801511011" calcext:value-type="float">
            <text:p>0,939841801511011</text:p>
          </table:table-cell>
          <table:table-cell office:value-type="float" office:value="0.0467489265081304" calcext:value-type="float">
            <text:p>0,0467489265081304</text:p>
          </table:table-cell>
          <table:table-cell office:value-type="float" office:value="0.936030416506667" calcext:value-type="float">
            <text:p>0,936030416506667</text:p>
          </table:table-cell>
          <table:table-cell office:value-type="float" office:value="0.0478413740327224" calcext:value-type="float">
            <text:p>0,0478413740327224</text:p>
          </table:table-cell>
          <table:table-cell office:value-type="float" office:value="0.809205383537387" calcext:value-type="float">
            <text:p>0,809205383537387</text:p>
          </table:table-cell>
          <table:table-cell office:value-type="float" office:value="18.9895465419946" calcext:value-type="float">
            <text:p>18,9895465419946</text:p>
          </table:table-cell>
          <table:table-cell office:value-type="float" office:value="14.9898598976259" calcext:value-type="float">
            <text:p>14,9898598976259</text:p>
          </table:table-cell>
          <table:table-cell office:value-type="float" office:value="3.99968664438751" calcext:value-type="float">
            <text:p>3,99968664438751</text:p>
          </table:table-cell>
          <table:table-cell office:value-type="float" office:value="2.72090425476074" calcext:value-type="float">
            <text:p>2,72090425476074</text:p>
          </table:table-cell>
          <table:table-cell office:value-type="float" office:value="7.81240206133108" calcext:value-type="float">
            <text:p>7,81240206133108</text:p>
          </table:table-cell>
          <table:table-cell office:value-type="float" office:value="0.00007920553382162" calcext:value-type="float">
            <text:p>7,920553382162E-05</text:p>
          </table:table-cell>
          <table:table-cell office:value-type="float" office:value="7.81248126687319" calcext:value-type="float">
            <text:p>7,81248126687319</text:p>
          </table:table-cell>
          <table:table-cell office:value-type="float" office:value="0.0653525159559741" calcext:value-type="float">
            <text:p>0,0653525159559741</text:p>
          </table:table-cell>
          <table:table-cell table:formula="of:=[.S88]*100" office:value-type="float" office:value="6.53525159559741" calcext:value-type="float">
            <text:p>6,5352515955974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4511.29301083445" calcext:value-type="float">
            <text:p>4511,29301083445</text:p>
          </table:table-cell>
          <table:table-cell office:value-type="float" office:value="4501.66260857584" calcext:value-type="float">
            <text:p>4501,66260857584</text:p>
          </table:table-cell>
          <table:table-cell office:value-type="float" office:value="32.7519820404733" calcext:value-type="float">
            <text:p>32,7519820404733</text:p>
          </table:table-cell>
          <table:table-cell office:value-type="float" office:value="99.274000115396" calcext:value-type="float">
            <text:p>99,274000115396</text:p>
          </table:table-cell>
          <table:table-cell office:value-type="float" office:value="2.82393307602778" calcext:value-type="float">
            <text:p>2,82393307602778</text:p>
          </table:table-cell>
          <table:table-cell office:value-type="float" office:value="0.960872815813158" calcext:value-type="float">
            <text:p>0,960872815813158</text:p>
          </table:table-cell>
          <table:table-cell office:value-type="float" office:value="0.0476500770582947" calcext:value-type="float">
            <text:p>0,0476500770582947</text:p>
          </table:table-cell>
          <table:table-cell office:value-type="float" office:value="0.957043750691076" calcext:value-type="float">
            <text:p>0,957043750691076</text:p>
          </table:table-cell>
          <table:table-cell office:value-type="float" office:value="0.04895749413572" calcext:value-type="float">
            <text:p>0,04895749413572</text:p>
          </table:table-cell>
          <table:table-cell office:value-type="float" office:value="0.809408643567698" calcext:value-type="float">
            <text:p>0,809408643567698</text:p>
          </table:table-cell>
          <table:table-cell office:value-type="float" office:value="19.1764983201864" calcext:value-type="float">
            <text:p>19,1764983201864</text:p>
          </table:table-cell>
          <table:table-cell office:value-type="float" office:value="15.0902315575872" calcext:value-type="float">
            <text:p>15,0902315575872</text:p>
          </table:table-cell>
          <table:table-cell office:value-type="float" office:value="4.0862667626071" calcext:value-type="float">
            <text:p>4,0862667626071</text:p>
          </table:table-cell>
          <table:table-cell office:value-type="float" office:value="2.7628616476075" calcext:value-type="float">
            <text:p>2,7628616476075</text:p>
          </table:table-cell>
          <table:table-cell office:value-type="float" office:value="7.98860979612442" calcext:value-type="float">
            <text:p>7,98860979612442</text:p>
          </table:table-cell>
          <table:table-cell office:value-type="float" office:value="0.0000792005089101824" calcext:value-type="float">
            <text:p>7,92005089101824E-05</text:p>
          </table:table-cell>
          <table:table-cell office:value-type="float" office:value="7.98868899665379" calcext:value-type="float">
            <text:p>7,98868899665379</text:p>
          </table:table-cell>
          <table:table-cell office:value-type="float" office:value="0.0647292267551" calcext:value-type="float">
            <text:p>0,0647292267551</text:p>
          </table:table-cell>
          <table:table-cell table:formula="of:=[.S89]*100" office:value-type="float" office:value="6.47292267551" calcext:value-type="float">
            <text:p>6,47292267551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4561.50728947329" calcext:value-type="float">
            <text:p>4561,50728947329</text:p>
          </table:table-cell>
          <table:table-cell office:value-type="float" office:value="4551.7183809439" calcext:value-type="float">
            <text:p>4551,7183809439</text:p>
          </table:table-cell>
          <table:table-cell office:value-type="float" office:value="33.2042890453869" calcext:value-type="float">
            <text:p>33,2042890453869</text:p>
          </table:table-cell>
          <table:table-cell office:value-type="float" office:value="99.2720763783514" calcext:value-type="float">
            <text:p>99,2720763783514</text:p>
          </table:table-cell>
          <table:table-cell office:value-type="float" office:value="2.86797823709668" calcext:value-type="float">
            <text:p>2,86797823709668</text:p>
          </table:table-cell>
          <table:table-cell office:value-type="float" office:value="0.982073115654525" calcext:value-type="float">
            <text:p>0,982073115654525</text:p>
          </table:table-cell>
          <table:table-cell office:value-type="float" office:value="0.0480957732541021" calcext:value-type="float">
            <text:p>0,0480957732541021</text:p>
          </table:table-cell>
          <table:table-cell office:value-type="float" office:value="0.978275153527766" calcext:value-type="float">
            <text:p>0,978275153527766</text:p>
          </table:table-cell>
          <table:table-cell office:value-type="float" office:value="0.0499196722989557" calcext:value-type="float">
            <text:p>0,0499196722989557</text:p>
          </table:table-cell>
          <table:table-cell office:value-type="float" office:value="0.809614230298488" calcext:value-type="float">
            <text:p>0,809614230298488</text:p>
          </table:table-cell>
          <table:table-cell office:value-type="float" office:value="19.364070661777" calcext:value-type="float">
            <text:p>19,364070661777</text:p>
          </table:table-cell>
          <table:table-cell office:value-type="float" office:value="15.1902840625125" calcext:value-type="float">
            <text:p>15,1902840625125</text:p>
          </table:table-cell>
          <table:table-cell office:value-type="float" office:value="4.17378659927555" calcext:value-type="float">
            <text:p>4,17378659927555</text:p>
          </table:table-cell>
          <table:table-cell office:value-type="float" office:value="2.80537027878525" calcext:value-type="float">
            <text:p>2,80537027878525</text:p>
          </table:table-cell>
          <table:table-cell office:value-type="float" office:value="8.16679067193303" calcext:value-type="float">
            <text:p>8,16679067193303</text:p>
          </table:table-cell>
          <table:table-cell office:value-type="float" office:value="0.0000791957656691838" calcext:value-type="float">
            <text:p>7,91957656691838E-05</text:p>
          </table:table-cell>
          <table:table-cell office:value-type="float" office:value="8.16686986769931" calcext:value-type="float">
            <text:p>8,16686986769931</text:p>
          </table:table-cell>
          <table:table-cell office:value-type="float" office:value="0.0641115097273808" calcext:value-type="float">
            <text:p>0,0641115097273808</text:p>
          </table:table-cell>
          <table:table-cell table:formula="of:=[.S90]*100" office:value-type="float" office:value="6.41115097273808" calcext:value-type="float">
            <text:p>6,4111509727380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4611.72451295478" calcext:value-type="float">
            <text:p>4611,72451295478</text:p>
          </table:table-cell>
          <table:table-cell office:value-type="float" office:value="4601.77538533462" calcext:value-type="float">
            <text:p>4601,77538533462</text:p>
          </table:table-cell>
          <table:table-cell office:value-type="float" office:value="33.6602664699731" calcext:value-type="float">
            <text:p>33,6602664699731</text:p>
          </table:table-cell>
          <table:table-cell office:value-type="float" office:value="99.2701154114148" calcext:value-type="float">
            <text:p>99,2701154114148</text:p>
          </table:table-cell>
          <table:table-cell office:value-type="float" office:value="2.91242436157657" calcext:value-type="float">
            <text:p>2,91242436157657</text:p>
          </table:table-cell>
          <table:table-cell office:value-type="float" office:value="1.0035339331585" calcext:value-type="float">
            <text:p>1,0035339331585</text:p>
          </table:table-cell>
          <table:table-cell office:value-type="float" office:value="0.0486495521970561" calcext:value-type="float">
            <text:p>0,0486495521970561</text:p>
          </table:table-cell>
          <table:table-cell office:value-type="float" office:value="0.999721470077314" calcext:value-type="float">
            <text:p>0,999721470077314</text:p>
          </table:table-cell>
          <table:table-cell office:value-type="float" office:value="0.0506969793043808" calcext:value-type="float">
            <text:p>0,0506969793043808</text:p>
          </table:table-cell>
          <table:table-cell office:value-type="float" office:value="0.809822134768756" calcext:value-type="float">
            <text:p>0,809822134768756</text:p>
          </table:table-cell>
          <table:table-cell office:value-type="float" office:value="19.5524019896538" calcext:value-type="float">
            <text:p>19,5524019896538</text:p>
          </table:table-cell>
          <table:table-cell office:value-type="float" office:value="15.2901408963666" calcext:value-type="float">
            <text:p>15,2901408963666</text:p>
          </table:table-cell>
          <table:table-cell office:value-type="float" office:value="4.26226109329711" calcext:value-type="float">
            <text:p>4,26226109329711</text:p>
          </table:table-cell>
          <table:table-cell office:value-type="float" office:value="2.84839492379745" calcext:value-type="float">
            <text:p>2,84839492379745</text:p>
          </table:table-cell>
          <table:table-cell office:value-type="float" office:value="8.34696600449811" calcext:value-type="float">
            <text:p>8,34696600449811</text:p>
          </table:table-cell>
          <table:table-cell office:value-type="float" office:value="0.0000791903778867507" calcext:value-type="float">
            <text:p>7,91903778867507E-05</text:p>
          </table:table-cell>
          <table:table-cell office:value-type="float" office:value="8.34704519488419" calcext:value-type="float">
            <text:p>8,34704519488419</text:p>
          </table:table-cell>
          <table:table-cell office:value-type="float" office:value="0.0635189589844617" calcext:value-type="float">
            <text:p>0,0635189589844617</text:p>
          </table:table-cell>
          <table:table-cell table:formula="of:=[.S91]*100" office:value-type="float" office:value="6.35189589844617" calcext:value-type="float">
            <text:p>6,35189589844617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4661.94473855843" calcext:value-type="float">
            <text:p>4661,94473855843</text:p>
          </table:table-cell>
          <table:table-cell office:value-type="float" office:value="4651.83363458724" calcext:value-type="float">
            <text:p>4651,83363458724</text:p>
          </table:table-cell>
          <table:table-cell office:value-type="float" office:value="34.1215583617831" calcext:value-type="float">
            <text:p>34,1215583617831</text:p>
          </table:table-cell>
          <table:table-cell office:value-type="float" office:value="99.2680831650188" calcext:value-type="float">
            <text:p>99,2680831650188</text:p>
          </table:table-cell>
          <table:table-cell office:value-type="float" office:value="2.95870681476359" calcext:value-type="float">
            <text:p>2,95870681476359</text:p>
          </table:table-cell>
          <table:table-cell office:value-type="float" office:value="1.02533433729958" calcext:value-type="float">
            <text:p>1,02533433729958</text:p>
          </table:table-cell>
          <table:table-cell office:value-type="float" office:value="0.0500761999546289" calcext:value-type="float">
            <text:p>0,0500761999546289</text:p>
          </table:table-cell>
          <table:table-cell office:value-type="float" office:value="1.02144947456535" calcext:value-type="float">
            <text:p>1,02144947456535</text:p>
          </table:table-cell>
          <table:table-cell office:value-type="float" office:value="0.0518143711518136" calcext:value-type="float">
            <text:p>0,0518143711518136</text:p>
          </table:table-cell>
          <table:table-cell office:value-type="float" office:value="0.810032367421267" calcext:value-type="float">
            <text:p>0,810032367421267</text:p>
          </table:table-cell>
          <table:table-cell office:value-type="float" office:value="19.7416005983346" calcext:value-type="float">
            <text:p>19,7416005983346</text:p>
          </table:table-cell>
          <table:table-cell office:value-type="float" office:value="15.3899240914025" calcext:value-type="float">
            <text:p>15,3899240914025</text:p>
          </table:table-cell>
          <table:table-cell office:value-type="float" office:value="4.35167650689924" calcext:value-type="float">
            <text:p>4,35167650689924</text:p>
          </table:table-cell>
          <table:table-cell office:value-type="float" office:value="2.89205289854581" calcext:value-type="float">
            <text:p>2,89205289854581</text:p>
          </table:table-cell>
          <table:table-cell office:value-type="float" office:value="8.52911886520659" calcext:value-type="float">
            <text:p>8,52911886520659</text:p>
          </table:table-cell>
          <table:table-cell office:value-type="float" office:value="0.0000791849173019196" calcext:value-type="float">
            <text:p>7,91849173019196E-05</text:p>
          </table:table-cell>
          <table:table-cell office:value-type="float" office:value="8.52919805012365" calcext:value-type="float">
            <text:p>8,52919805012365</text:p>
          </table:table-cell>
          <table:table-cell office:value-type="float" office:value="0.0629344581644576" calcext:value-type="float">
            <text:p>0,0629344581644576</text:p>
          </table:table-cell>
          <table:table-cell table:formula="of:=[.S92]*100" office:value-type="float" office:value="6.29344581644576" calcext:value-type="float">
            <text:p>6,2934458164457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4712.16792297967" calcext:value-type="float">
            <text:p>4712,16792297967</text:p>
          </table:table-cell>
          <table:table-cell office:value-type="float" office:value="4701.8931418928" calcext:value-type="float">
            <text:p>4701,8931418928</text:p>
          </table:table-cell>
          <table:table-cell office:value-type="float" office:value="34.5861612586216" calcext:value-type="float">
            <text:p>34,5861612586216</text:p>
          </table:table-cell>
          <table:table-cell office:value-type="float" office:value="99.2660244320408" calcext:value-type="float">
            <text:p>99,2660244320408</text:p>
          </table:table-cell>
          <table:table-cell office:value-type="float" office:value="3.00524163617142" calcext:value-type="float">
            <text:p>3,00524163617142</text:p>
          </table:table-cell>
          <table:table-cell office:value-type="float" office:value="1.04730899637476" calcext:value-type="float">
            <text:p>1,04730899637476</text:p>
          </table:table-cell>
          <table:table-cell office:value-type="float" office:value="0.0510073207994467" calcext:value-type="float">
            <text:p>0,0510073207994467</text:p>
          </table:table-cell>
          <table:table-cell office:value-type="float" office:value="1.04344906837382" calcext:value-type="float">
            <text:p>1,04344906837382</text:p>
          </table:table-cell>
          <table:table-cell office:value-type="float" office:value="0.0532311184123796" calcext:value-type="float">
            <text:p>0,0532311184123796</text:p>
          </table:table-cell>
          <table:table-cell office:value-type="float" office:value="0.810244840118284" calcext:value-type="float">
            <text:p>0,810244840118284</text:p>
          </table:table-cell>
          <table:table-cell office:value-type="float" office:value="19.9313657026491" calcext:value-type="float">
            <text:p>19,9313657026491</text:p>
          </table:table-cell>
          <table:table-cell office:value-type="float" office:value="15.4893346536928" calcext:value-type="float">
            <text:p>15,4893346536928</text:p>
          </table:table-cell>
          <table:table-cell office:value-type="float" office:value="4.442031048961" calcext:value-type="float">
            <text:p>4,442031048961</text:p>
          </table:table-cell>
          <table:table-cell office:value-type="float" office:value="2.93622897987768" calcext:value-type="float">
            <text:p>2,93622897987768</text:p>
          </table:table-cell>
          <table:table-cell office:value-type="float" office:value="8.71324576069739" calcext:value-type="float">
            <text:p>8,71324576069739</text:p>
          </table:table-cell>
          <table:table-cell office:value-type="float" office:value="0.0000791792680866668" calcext:value-type="float">
            <text:p>7,91792680866668E-05</text:p>
          </table:table-cell>
          <table:table-cell office:value-type="float" office:value="8.71332493995535" calcext:value-type="float">
            <text:p>8,71332493995535</text:p>
          </table:table-cell>
          <table:table-cell office:value-type="float" office:value="0.0623541654339562" calcext:value-type="float">
            <text:p>0,0623541654339562</text:p>
          </table:table-cell>
          <table:table-cell table:formula="of:=[.S93]*100" office:value-type="float" office:value="6.23541654339562" calcext:value-type="float">
            <text:p>6,23541654339562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4762.39411731462" calcext:value-type="float">
            <text:p>4762,39411731462</text:p>
          </table:table-cell>
          <table:table-cell office:value-type="float" office:value="4751.9539207636" calcext:value-type="float">
            <text:p>4751,9539207636</text:p>
          </table:table-cell>
          <table:table-cell office:value-type="float" office:value="35.0542523986642" calcext:value-type="float">
            <text:p>35,0542523986642</text:p>
          </table:table-cell>
          <table:table-cell office:value-type="float" office:value="99.2639363407093" calcext:value-type="float">
            <text:p>99,2639363407093</text:p>
          </table:table-cell>
          <table:table-cell office:value-type="float" office:value="3.0517327450877" calcext:value-type="float">
            <text:p>3,0517327450877</text:p>
          </table:table-cell>
          <table:table-cell office:value-type="float" office:value="1.06957560262054" calcext:value-type="float">
            <text:p>1,06957560262054</text:p>
          </table:table-cell>
          <table:table-cell office:value-type="float" office:value="0.0524762444461718" calcext:value-type="float">
            <text:p>0,0524762444461718</text:p>
          </table:table-cell>
          <table:table-cell office:value-type="float" office:value="1.06556353133046" calcext:value-type="float">
            <text:p>1,06556353133046</text:p>
          </table:table-cell>
          <table:table-cell office:value-type="float" office:value="0.0536574236989239" calcext:value-type="float">
            <text:p>0,0536574236989239</text:p>
          </table:table-cell>
          <table:table-cell office:value-type="float" office:value="0.810459650961701" calcext:value-type="float">
            <text:p>0,810459650961701</text:p>
          </table:table-cell>
          <table:table-cell office:value-type="float" office:value="20.1221758328113" calcext:value-type="float">
            <text:p>20,1221758328113</text:p>
          </table:table-cell>
          <table:table-cell office:value-type="float" office:value="15.5888436601495" calcext:value-type="float">
            <text:p>15,5888436601495</text:p>
          </table:table-cell>
          <table:table-cell office:value-type="float" office:value="4.53333217265138" calcext:value-type="float">
            <text:p>4,53333217265138</text:p>
          </table:table-cell>
          <table:table-cell office:value-type="float" office:value="2.98091315462751" calcext:value-type="float">
            <text:p>2,98091315462751</text:p>
          </table:table-cell>
          <table:table-cell office:value-type="float" office:value="8.89935149270058" calcext:value-type="float">
            <text:p>8,89935149270058</text:p>
          </table:table-cell>
          <table:table-cell office:value-type="float" office:value="0.0000791734754475407" calcext:value-type="float">
            <text:p>7,91734754475407E-05</text:p>
          </table:table-cell>
          <table:table-cell office:value-type="float" office:value="8.89943066617467" calcext:value-type="float">
            <text:p>8,89943066617467</text:p>
          </table:table-cell>
          <table:table-cell office:value-type="float" office:value="0.0617820690348349" calcext:value-type="float">
            <text:p>0,0617820690348349</text:p>
          </table:table-cell>
          <table:table-cell table:formula="of:=[.S94]*100" office:value-type="float" office:value="6.17820690348349" calcext:value-type="float">
            <text:p>6,1782069034834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4812.62331246533" calcext:value-type="float">
            <text:p>4812,62331246533</text:p>
          </table:table-cell>
          <table:table-cell office:value-type="float" office:value="4802.01598489182" calcext:value-type="float">
            <text:p>4802,01598489182</text:p>
          </table:table-cell>
          <table:table-cell office:value-type="float" office:value="35.5280165960181" calcext:value-type="float">
            <text:p>35,5280165960181</text:p>
          </table:table-cell>
          <table:table-cell office:value-type="float" office:value="99.2617744147866" calcext:value-type="float">
            <text:p>99,2617744147866</text:p>
          </table:table-cell>
          <table:table-cell office:value-type="float" office:value="3.10076295586324" calcext:value-type="float">
            <text:p>3,10076295586324</text:p>
          </table:table-cell>
          <table:table-cell office:value-type="float" office:value="1.09224142627707" calcext:value-type="float">
            <text:p>1,09224142627707</text:p>
          </table:table-cell>
          <table:table-cell office:value-type="float" office:value="0.0553698819863092" calcext:value-type="float">
            <text:p>0,0553698819863092</text:p>
          </table:table-cell>
          <table:table-cell office:value-type="float" office:value="1.08796274930827" calcext:value-type="float">
            <text:p>1,08796274930827</text:p>
          </table:table-cell>
          <table:table-cell office:value-type="float" office:value="0.0545117670400291" calcext:value-type="float">
            <text:p>0,0545117670400291</text:p>
          </table:table-cell>
          <table:table-cell office:value-type="float" office:value="0.810676877530693" calcext:value-type="float">
            <text:p>0,810676877530693</text:p>
          </table:table-cell>
          <table:table-cell office:value-type="float" office:value="20.3134630586822" calcext:value-type="float">
            <text:p>20,3134630586822</text:p>
          </table:table-cell>
          <table:table-cell office:value-type="float" office:value="15.6878697723433" calcext:value-type="float">
            <text:p>15,6878697723433</text:p>
          </table:table-cell>
          <table:table-cell office:value-type="float" office:value="4.62559328635419" calcext:value-type="float">
            <text:p>4,62559328635419</text:p>
          </table:table-cell>
          <table:table-cell office:value-type="float" office:value="3.0262585579941" calcext:value-type="float">
            <text:p>3,0262585579941</text:p>
          </table:table-cell>
          <table:table-cell office:value-type="float" office:value="9.08745285556836" calcext:value-type="float">
            <text:p>9,08745285556836</text:p>
          </table:table-cell>
          <table:table-cell office:value-type="float" office:value="0.0000791678259647819" calcext:value-type="float">
            <text:p>7,91678259647819E-05</text:p>
          </table:table-cell>
          <table:table-cell office:value-type="float" office:value="9.08753202342531" calcext:value-type="float">
            <text:p>9,08753202342531</text:p>
          </table:table-cell>
          <table:table-cell office:value-type="float" office:value="0.0612327373528976" calcext:value-type="float">
            <text:p>0,0612327373528976</text:p>
          </table:table-cell>
          <table:table-cell table:formula="of:=[.S95]*100" office:value-type="float" office:value="6.12327373528976" calcext:value-type="float">
            <text:p>6,12327373528976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4862.85554734286" calcext:value-type="float">
            <text:p>4862,85554734286</text:p>
          </table:table-cell>
          <table:table-cell office:value-type="float" office:value="4852.07934773985" calcext:value-type="float">
            <text:p>4852,07934773985</text:p>
          </table:table-cell>
          <table:table-cell office:value-type="float" office:value="36.004022234656" calcext:value-type="float">
            <text:p>36,004022234656</text:p>
          </table:table-cell>
          <table:table-cell office:value-type="float" office:value="99.25961152027" calcext:value-type="float">
            <text:p>99,25961152027</text:p>
          </table:table-cell>
          <table:table-cell office:value-type="float" office:value="3.14909731324344" calcext:value-type="float">
            <text:p>3,14909731324344</text:p>
          </table:table-cell>
          <table:table-cell office:value-type="float" office:value="1.11497194750588" calcext:value-type="float">
            <text:p>1,11497194750588</text:p>
          </table:table-cell>
          <table:table-cell office:value-type="float" office:value="0.0567421744729512" calcext:value-type="float">
            <text:p>0,0567421744729512</text:p>
          </table:table-cell>
          <table:table-cell office:value-type="float" office:value="1.11065520613296" calcext:value-type="float">
            <text:p>1,11065520613296</text:p>
          </table:table-cell>
          <table:table-cell office:value-type="float" office:value="0.0558313634938372" calcext:value-type="float">
            <text:p>0,0558313634938372</text:p>
          </table:table-cell>
          <table:table-cell office:value-type="float" office:value="0.810896329385603" calcext:value-type="float">
            <text:p>0,810896329385603</text:p>
          </table:table-cell>
          <table:table-cell office:value-type="float" office:value="20.5052126749581" calcext:value-type="float">
            <text:p>20,5052126749581</text:p>
          </table:table-cell>
          <table:table-cell office:value-type="float" office:value="15.7864043167158" calcext:value-type="float">
            <text:p>15,7864043167158</text:p>
          </table:table-cell>
          <table:table-cell office:value-type="float" office:value="4.71880835820724" calcext:value-type="float">
            <text:p>4,71880835820724</text:p>
          </table:table-cell>
          <table:table-cell office:value-type="float" office:value="3.07207064741501" calcext:value-type="float">
            <text:p>3,07207064741501</text:p>
          </table:table-cell>
          <table:table-cell office:value-type="float" office:value="9.27756243749736" calcext:value-type="float">
            <text:p>9,27756243749736</text:p>
          </table:table-cell>
          <table:table-cell office:value-type="float" office:value="0.0000791615809061287" calcext:value-type="float">
            <text:p>7,91615809061287E-05</text:p>
          </table:table-cell>
          <table:table-cell office:value-type="float" office:value="9.27764159906289" calcext:value-type="float">
            <text:p>9,27764159906289</text:p>
          </table:table-cell>
          <table:table-cell office:value-type="float" office:value="0.0607161521919382" calcext:value-type="float">
            <text:p>0,0607161521919382</text:p>
          </table:table-cell>
          <table:table-cell table:formula="of:=[.S96]*100" office:value-type="float" office:value="6.07161521919382" calcext:value-type="float">
            <text:p>6,0716152191938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4913.09082970335" calcext:value-type="float">
            <text:p>4913,09082970335</text:p>
          </table:table-cell>
          <table:table-cell office:value-type="float" office:value="4902.14402278902" calcext:value-type="float">
            <text:p>4902,14402278902</text:p>
          </table:table-cell>
          <table:table-cell office:value-type="float" office:value="36.484788936031" calcext:value-type="float">
            <text:p>36,484788936031</text:p>
          </table:table-cell>
          <table:table-cell office:value-type="float" office:value="99.2573964085979" calcext:value-type="float">
            <text:p>99,2573964085979</text:p>
          </table:table-cell>
          <table:table-cell office:value-type="float" office:value="3.19860094463153" calcext:value-type="float">
            <text:p>3,19860094463153</text:p>
          </table:table-cell>
          <table:table-cell office:value-type="float" office:value="1.13795612343271" calcext:value-type="float">
            <text:p>1,13795612343271</text:p>
          </table:table-cell>
          <table:table-cell office:value-type="float" office:value="0.0582273950332893" calcext:value-type="float">
            <text:p>0,0582273950332893</text:p>
          </table:table-cell>
          <table:table-cell office:value-type="float" office:value="1.13364463038197" calcext:value-type="float">
            <text:p>1,13364463038197</text:p>
          </table:table-cell>
          <table:table-cell office:value-type="float" office:value="0.0576545900337672" calcext:value-type="float">
            <text:p>0,0576545900337672</text:p>
          </table:table-cell>
          <table:table-cell office:value-type="float" office:value="0.811117913653712" calcext:value-type="float">
            <text:p>0,811117913653712</text:p>
          </table:table-cell>
          <table:table-cell office:value-type="float" office:value="20.6981179730403" calcext:value-type="float">
            <text:p>20,6981179730403</text:p>
          </table:table-cell>
          <table:table-cell office:value-type="float" office:value="15.8851660496562" calcext:value-type="float">
            <text:p>15,8851660496562</text:p>
          </table:table-cell>
          <table:table-cell office:value-type="float" office:value="4.81295192337558" calcext:value-type="float">
            <text:p>4,81295192337558</text:p>
          </table:table-cell>
          <table:table-cell office:value-type="float" office:value="3.1183868378406" calcext:value-type="float">
            <text:p>3,1183868378406</text:p>
          </table:table-cell>
          <table:table-cell office:value-type="float" office:value="9.46960402492291" calcext:value-type="float">
            <text:p>9,46960402492291</text:p>
          </table:table-cell>
          <table:table-cell office:value-type="float" office:value="0.0000791556013676513" calcext:value-type="float">
            <text:p>7,91556013676513E-05</text:p>
          </table:table-cell>
          <table:table-cell office:value-type="float" office:value="9.46968318049661" calcext:value-type="float">
            <text:p>9,46968318049661</text:p>
          </table:table-cell>
          <table:table-cell office:value-type="float" office:value="0.0601637880412155" calcext:value-type="float">
            <text:p>0,0601637880412155</text:p>
          </table:table-cell>
          <table:table-cell table:formula="of:=[.S97]*100" office:value-type="float" office:value="6.01637880412155" calcext:value-type="float">
            <text:p>6,01637880412155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4963.32917498632" calcext:value-type="float">
            <text:p>4963,32917498632</text:p>
          </table:table-cell>
          <table:table-cell office:value-type="float" office:value="4952.21002310645" calcext:value-type="float">
            <text:p>4952,21002310645</text:p>
          </table:table-cell>
          <table:table-cell office:value-type="float" office:value="36.9716301719959" calcext:value-type="float">
            <text:p>36,9716301719959</text:p>
          </table:table-cell>
          <table:table-cell office:value-type="float" office:value="99.2551042073864" calcext:value-type="float">
            <text:p>99,2551042073864</text:p>
          </table:table-cell>
          <table:table-cell office:value-type="float" office:value="3.25030283588153" calcext:value-type="float">
            <text:p>3,25030283588153</text:p>
          </table:table-cell>
          <table:table-cell office:value-type="float" office:value="1.16130793532685" calcext:value-type="float">
            <text:p>1,16130793532685</text:p>
          </table:table-cell>
          <table:table-cell office:value-type="float" office:value="0.0608300167552387" calcext:value-type="float">
            <text:p>0,0608300167552387</text:p>
          </table:table-cell>
          <table:table-cell office:value-type="float" office:value="1.15692411481125" calcext:value-type="float">
            <text:p>1,15692411481125</text:p>
          </table:table-cell>
          <table:table-cell office:value-type="float" office:value="0.0598986044449198" calcext:value-type="float">
            <text:p>0,0598986044449198</text:p>
          </table:table-cell>
          <table:table-cell office:value-type="float" office:value="0.811341872412141" calcext:value-type="float">
            <text:p>0,811341872412141</text:p>
          </table:table-cell>
          <table:table-cell office:value-type="float" office:value="20.8922936753141" calcext:value-type="float">
            <text:p>20,8922936753141</text:p>
          </table:table-cell>
          <table:table-cell office:value-type="float" office:value="15.9842539926794" calcext:value-type="float">
            <text:p>15,9842539926794</text:p>
          </table:table-cell>
          <table:table-cell office:value-type="float" office:value="4.90803968265072" calcext:value-type="float">
            <text:p>4,90803968265072</text:p>
          </table:table-cell>
          <table:table-cell office:value-type="float" office:value="3.16534609490885" calcext:value-type="float">
            <text:p>3,16534609490885</text:p>
          </table:table-cell>
          <table:table-cell office:value-type="float" office:value="9.66360841621491" calcext:value-type="float">
            <text:p>9,66360841621491</text:p>
          </table:table-cell>
          <table:table-cell office:value-type="float" office:value="0.0000791496537243491" calcext:value-type="float">
            <text:p>7,91496537243491E-05</text:p>
          </table:table-cell>
          <table:table-cell office:value-type="float" office:value="9.66368756587202" calcext:value-type="float">
            <text:p>9,66368756587202</text:p>
          </table:table-cell>
          <table:table-cell office:value-type="float" office:value="0.0596033851081699" calcext:value-type="float">
            <text:p>0,0596033851081699</text:p>
          </table:table-cell>
          <table:table-cell table:formula="of:=[.S98]*100" office:value-type="float" office:value="5.96033851081699" calcext:value-type="float">
            <text:p>5,9603385108169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13.57060941808" calcext:value-type="float">
            <text:p>5013,57060941808</text:p>
          </table:table-cell>
          <table:table-cell office:value-type="float" office:value="5002.27736101723" calcext:value-type="float">
            <text:p>5002,27736101723</text:p>
          </table:table-cell>
          <table:table-cell office:value-type="float" office:value="37.4615858392318" calcext:value-type="float">
            <text:p>37,4615858392318</text:p>
          </table:table-cell>
          <table:table-cell office:value-type="float" office:value="99.2527962848368" calcext:value-type="float">
            <text:p>99,2527962848368</text:p>
          </table:table-cell>
          <table:table-cell office:value-type="float" office:value="3.30184880043533" calcext:value-type="float">
            <text:p>3,30184880043533</text:p>
          </table:table-cell>
          <table:table-cell office:value-type="float" office:value="1.18482352606543" calcext:value-type="float">
            <text:p>1,18482352606543</text:p>
          </table:table-cell>
          <table:table-cell office:value-type="float" office:value="0.0628236208320237" calcext:value-type="float">
            <text:p>0,0628236208320237</text:p>
          </table:table-cell>
          <table:table-cell office:value-type="float" office:value="1.18044725912371" calcext:value-type="float">
            <text:p>1,18044725912371</text:p>
          </table:table-cell>
          <table:table-cell office:value-type="float" office:value="0.0621861415343621" calcext:value-type="float">
            <text:p>0,0621861415343621</text:p>
          </table:table-cell>
          <table:table-cell office:value-type="float" office:value="0.811567960795433" calcext:value-type="float">
            <text:p>0,811567960795433</text:p>
          </table:table-cell>
          <table:table-cell office:value-type="float" office:value="21.0873405695594" calcext:value-type="float">
            <text:p>21,0873405695594</text:p>
          </table:table-cell>
          <table:table-cell office:value-type="float" office:value="16.0832786465046" calcext:value-type="float">
            <text:p>16,0832786465046</text:p>
          </table:table-cell>
          <table:table-cell office:value-type="float" office:value="5.00406192303568" calcext:value-type="float">
            <text:p>5,00406192303568</text:p>
          </table:table-cell>
          <table:table-cell office:value-type="float" office:value="3.21274144708091" calcext:value-type="float">
            <text:p>3,21274144708091</text:p>
          </table:table-cell>
          <table:table-cell office:value-type="float" office:value="9.85957587928513" calcext:value-type="float">
            <text:p>9,85957587928513</text:p>
          </table:table-cell>
          <table:table-cell office:value-type="float" office:value="0.0000791429034145379" calcext:value-type="float">
            <text:p>7,91429034145379E-05</text:p>
          </table:table-cell>
          <table:table-cell office:value-type="float" office:value="9.85965502218787" calcext:value-type="float">
            <text:p>9,85965502218787</text:p>
          </table:table-cell>
          <table:table-cell office:value-type="float" office:value="0.0590349660967277" calcext:value-type="float">
            <text:p>0,0590349660967277</text:p>
          </table:table-cell>
          <table:table-cell table:formula="of:=[.S99]*100" office:value-type="float" office:value="5.90349660967277" calcext:value-type="float">
            <text:p>5,90349660967277</text:p>
          </table:table-cell>
        </table:table-row>
        <table:table-row table:style-name="ro1" table:number-rows-repeated="37">
          <table:table-cell table:number-columns-repeated="20"/>
        </table:table-row>
        <table:table-row table:style-name="ro1">
          <table:table-cell office:value-type="float" office:value="383.8701885464" calcext:value-type="float">
            <text:p>383,8701885464</text:p>
          </table:table-cell>
          <table:table-cell table:number-columns-repeated="3"/>
          <table:table-cell office:value-type="float" office:value="94.1166396342632" calcext:value-type="float">
            <text:p>94,1166396342632</text:p>
          </table:table-cell>
          <table:table-cell table:number-columns-repeated="15"/>
        </table:table-row>
        <table:table-row table:style-name="ro1">
          <table:table-cell office:value-type="float" office:value="388.621728220568" calcext:value-type="float">
            <text:p>388,621728220568</text:p>
          </table:table-cell>
          <table:table-cell table:number-columns-repeated="3"/>
          <table:table-cell office:value-type="float" office:value="94.0204408905682" calcext:value-type="float">
            <text:p>94,0204408905682</text:p>
          </table:table-cell>
          <table:table-cell table:number-columns-repeated="15"/>
        </table:table-row>
        <table:table-row table:style-name="ro1">
          <table:table-cell office:value-type="float" office:value="398.988785702322" calcext:value-type="float">
            <text:p>398,988785702322</text:p>
          </table:table-cell>
          <table:table-cell table:number-columns-repeated="3"/>
          <table:table-cell office:value-type="float" office:value="94.2848434256341" calcext:value-type="float">
            <text:p>94,2848434256341</text:p>
          </table:table-cell>
          <table:table-cell table:number-columns-repeated="15"/>
        </table:table-row>
        <table:table-row table:style-name="ro1">
          <table:table-cell office:value-type="float" office:value="402.133657039698" calcext:value-type="float">
            <text:p>402,133657039698</text:p>
          </table:table-cell>
          <table:table-cell table:number-columns-repeated="3"/>
          <table:table-cell office:value-type="float" office:value="94.4524711766235" calcext:value-type="float">
            <text:p>94,4524711766235</text:p>
          </table:table-cell>
          <table:table-cell table:number-columns-repeated="15"/>
        </table:table-row>
        <table:table-row table:style-name="ro1">
          <table:table-cell office:value-type="float" office:value="416.562386586073" calcext:value-type="float">
            <text:p>416,562386586073</text:p>
          </table:table-cell>
          <table:table-cell table:number-columns-repeated="3"/>
          <table:table-cell office:value-type="float" office:value="94.6062739584592" calcext:value-type="float">
            <text:p>94,6062739584592</text:p>
          </table:table-cell>
          <table:table-cell table:number-columns-repeated="15"/>
        </table:table-row>
        <table:table-row table:style-name="ro1">
          <table:table-cell office:value-type="float" office:value="417.940502473658" calcext:value-type="float">
            <text:p>417,940502473658</text:p>
          </table:table-cell>
          <table:table-cell table:number-columns-repeated="3"/>
          <table:table-cell office:value-type="float" office:value="94.7551392513114" calcext:value-type="float">
            <text:p>94,7551392513114</text:p>
          </table:table-cell>
          <table:table-cell table:number-columns-repeated="15"/>
        </table:table-row>
        <table:table-row table:style-name="ro1">
          <table:table-cell office:value-type="float" office:value="432.071145475821" calcext:value-type="float">
            <text:p>432,071145475821</text:p>
          </table:table-cell>
          <table:table-cell table:number-columns-repeated="3"/>
          <table:table-cell office:value-type="float" office:value="94.8965983106884" calcext:value-type="float">
            <text:p>94,8965983106884</text:p>
          </table:table-cell>
          <table:table-cell table:number-columns-repeated="15"/>
        </table:table-row>
        <table:table-row table:style-name="ro1">
          <table:table-cell office:value-type="float" office:value="434.766749479286" calcext:value-type="float">
            <text:p>434,766749479286</text:p>
          </table:table-cell>
          <table:table-cell table:number-columns-repeated="3"/>
          <table:table-cell office:value-type="float" office:value="95.0402792401079" calcext:value-type="float">
            <text:p>95,0402792401079</text:p>
          </table:table-cell>
          <table:table-cell table:number-columns-repeated="15"/>
        </table:table-row>
        <table:table-row table:style-name="ro1">
          <table:table-cell office:value-type="float" office:value="452.734868098623" calcext:value-type="float">
            <text:p>452,734868098623</text:p>
          </table:table-cell>
          <table:table-cell table:number-columns-repeated="3"/>
          <table:table-cell office:value-type="float" office:value="95.2465428423932" calcext:value-type="float">
            <text:p>95,2465428423932</text:p>
          </table:table-cell>
          <table:table-cell table:number-columns-repeated="15"/>
        </table:table-row>
        <table:table-row table:style-name="ro1">
          <table:table-cell office:value-type="float" office:value="469.238019604211" calcext:value-type="float">
            <text:p>469,238019604211</text:p>
          </table:table-cell>
          <table:table-cell table:number-columns-repeated="3"/>
          <table:table-cell office:value-type="float" office:value="95.4557936255134" calcext:value-type="float">
            <text:p>95,4557936255134</text:p>
          </table:table-cell>
          <table:table-cell table:number-columns-repeated="15"/>
        </table:table-row>
        <table:table-row table:style-name="ro1">
          <table:table-cell office:value-type="float" office:value="491.620668291683" calcext:value-type="float">
            <text:p>491,620668291683</text:p>
          </table:table-cell>
          <table:table-cell table:number-columns-repeated="3"/>
          <table:table-cell office:value-type="float" office:value="95.6098371099371" calcext:value-type="float">
            <text:p>95,6098371099371</text:p>
          </table:table-cell>
          <table:table-cell table:number-columns-repeated="15"/>
        </table:table-row>
        <table:table-row table:style-name="ro1">
          <table:table-cell office:value-type="float" office:value="521.703549217024" calcext:value-type="float">
            <text:p>521,703549217024</text:p>
          </table:table-cell>
          <table:table-cell table:number-columns-repeated="3"/>
          <table:table-cell office:value-type="float" office:value="95.7714596399504" calcext:value-type="float">
            <text:p>95,7714596399504</text:p>
          </table:table-cell>
          <table:table-cell table:number-columns-repeated="15"/>
        </table:table-row>
        <table:table-row table:style-name="ro1">
          <table:table-cell office:value-type="float" office:value="542.433802074882" calcext:value-type="float">
            <text:p>542,433802074882</text:p>
          </table:table-cell>
          <table:table-cell table:number-columns-repeated="3"/>
          <table:table-cell office:value-type="float" office:value="95.9179179069231" calcext:value-type="float">
            <text:p>95,9179179069231</text:p>
          </table:table-cell>
          <table:table-cell table:number-columns-repeated="15"/>
        </table:table-row>
        <table:table-row table:style-name="ro1">
          <table:table-cell office:value-type="float" office:value="571.08479640021" calcext:value-type="float">
            <text:p>571,08479640021</text:p>
          </table:table-cell>
          <table:table-cell table:number-columns-repeated="3"/>
          <table:table-cell office:value-type="float" office:value="96.073448809903" calcext:value-type="float">
            <text:p>96,073448809903</text:p>
          </table:table-cell>
          <table:table-cell table:number-columns-repeated="15"/>
        </table:table-row>
        <table:table-row table:style-name="ro1">
          <table:table-cell office:value-type="float" office:value="591.813761889517" calcext:value-type="float">
            <text:p>591,813761889517</text:p>
          </table:table-cell>
          <table:table-cell table:number-columns-repeated="3"/>
          <table:table-cell office:value-type="float" office:value="96.2166359904242" calcext:value-type="float">
            <text:p>96,2166359904242</text:p>
          </table:table-cell>
          <table:table-cell table:number-columns-repeated="15"/>
        </table:table-row>
        <table:table-row table:style-name="ro1">
          <table:table-cell office:value-type="float" office:value="620.460772659333" calcext:value-type="float">
            <text:p>620,460772659333</text:p>
          </table:table-cell>
          <table:table-cell table:number-columns-repeated="3"/>
          <table:table-cell office:value-type="float" office:value="96.362045040988" calcext:value-type="float">
            <text:p>96,362045040988</text:p>
          </table:table-cell>
          <table:table-cell table:number-columns-repeated="15"/>
        </table:table-row>
        <table:table-row table:style-name="ro1">
          <table:table-cell office:value-type="float" office:value="642.071085231823" calcext:value-type="float">
            <text:p>642,071085231823</text:p>
          </table:table-cell>
          <table:table-cell table:number-columns-repeated="3"/>
          <table:table-cell office:value-type="float" office:value="96.50945377459" calcext:value-type="float">
            <text:p>96,50945377459</text:p>
          </table:table-cell>
          <table:table-cell table:number-columns-repeated="15"/>
        </table:table-row>
        <table:table-row table:style-name="ro1">
          <table:table-cell office:value-type="float" office:value="666.75757709907" calcext:value-type="float">
            <text:p>666,75757709907</text:p>
          </table:table-cell>
          <table:table-cell table:number-columns-repeated="3"/>
          <table:table-cell office:value-type="float" office:value="96.6499500236152" calcext:value-type="float">
            <text:p>96,6499500236152</text:p>
          </table:table-cell>
          <table:table-cell table:number-columns-repeated="15"/>
        </table:table-row>
        <table:table-row table:style-name="ro1">
          <table:table-cell office:value-type="float" office:value="697.591054613882" calcext:value-type="float">
            <text:p>697,591054613882</text:p>
          </table:table-cell>
          <table:table-cell table:number-columns-repeated="3"/>
          <table:table-cell office:value-type="float" office:value="96.7629691464473" calcext:value-type="float">
            <text:p>96,7629691464473</text:p>
          </table:table-cell>
          <table:table-cell table:number-columns-repeated="15"/>
        </table:table-row>
        <table:table-row table:style-name="ro1">
          <table:table-cell office:value-type="float" office:value="728.423715985614" calcext:value-type="float">
            <text:p>728,423715985614</text:p>
          </table:table-cell>
          <table:table-cell table:number-columns-repeated="3"/>
          <table:table-cell office:value-type="float" office:value="96.8739145239063" calcext:value-type="float">
            <text:p>96,8739145239063</text:p>
          </table:table-cell>
          <table:table-cell table:number-columns-repeated="15"/>
        </table:table-row>
        <table:table-row table:style-name="ro1">
          <table:table-cell office:value-type="float" office:value="756.171254494664" calcext:value-type="float">
            <text:p>756,171254494664</text:p>
          </table:table-cell>
          <table:table-cell table:number-columns-repeated="3"/>
          <table:table-cell office:value-type="float" office:value="96.9690475928957" calcext:value-type="float">
            <text:p>96,9690475928957</text:p>
          </table:table-cell>
          <table:table-cell table:number-columns-repeated="15"/>
        </table:table-row>
        <table:table-row table:style-name="ro1">
          <table:table-cell office:value-type="float" office:value="787.008710706994" calcext:value-type="float">
            <text:p>787,008710706994</text:p>
          </table:table-cell>
          <table:table-cell table:number-columns-repeated="3"/>
          <table:table-cell office:value-type="float" office:value="97.0921762244214" calcext:value-type="float">
            <text:p>97,0921762244214</text:p>
          </table:table-cell>
          <table:table-cell table:number-columns-repeated="15"/>
        </table:table-row>
        <table:table-row table:style-name="ro1">
          <table:table-cell office:value-type="float" office:value="820.920883957728" calcext:value-type="float">
            <text:p>820,920883957728</text:p>
          </table:table-cell>
          <table:table-cell table:number-columns-repeated="3"/>
          <table:table-cell office:value-type="float" office:value="97.2046769109102" calcext:value-type="float">
            <text:p>97,2046769109102</text:p>
          </table:table-cell>
          <table:table-cell table:number-columns-repeated="15"/>
        </table:table-row>
        <table:table-row table:style-name="ro1">
          <table:table-cell office:value-type="float" office:value="857.915950251655" calcext:value-type="float">
            <text:p>857,915950251655</text:p>
          </table:table-cell>
          <table:table-cell table:number-columns-repeated="3"/>
          <table:table-cell office:value-type="float" office:value="97.3273241372601" calcext:value-type="float">
            <text:p>97,3273241372601</text:p>
          </table:table-cell>
          <table:table-cell table:number-columns-repeated="15"/>
        </table:table-row>
        <table:table-row table:style-name="ro1">
          <table:table-cell office:value-type="float" office:value="910.30038536182" calcext:value-type="float">
            <text:p>910,30038536182</text:p>
          </table:table-cell>
          <table:table-cell table:number-columns-repeated="3"/>
          <table:table-cell office:value-type="float" office:value="97.4369363926936" calcext:value-type="float">
            <text:p>97,4369363926936</text:p>
          </table:table-cell>
          <table:table-cell table:number-columns-repeated="15"/>
        </table:table-row>
        <table:table-row table:style-name="ro1">
          <table:table-cell office:value-type="float" office:value="968.844595599809" calcext:value-type="float">
            <text:p>968,844595599809</text:p>
          </table:table-cell>
          <table:table-cell table:number-columns-repeated="3"/>
          <table:table-cell office:value-type="float" office:value="97.5515684285936" calcext:value-type="float">
            <text:p>97,5515684285936</text:p>
          </table:table-cell>
          <table:table-cell table:number-columns-repeated="15"/>
        </table:table-row>
        <table:table-row table:style-name="ro1">
          <table:table-cell office:value-type="float" office:value="1027.38835242498" calcext:value-type="float">
            <text:p>1027,38835242498</text:p>
          </table:table-cell>
          <table:table-cell table:number-columns-repeated="3"/>
          <table:table-cell office:value-type="float" office:value="97.6650483837308" calcext:value-type="float">
            <text:p>97,6650483837308</text:p>
          </table:table-cell>
          <table:table-cell table:number-columns-repeated="15"/>
        </table:table-row>
        <table:table-row table:style-name="ro1">
          <table:table-cell office:value-type="float" office:value="1092.08698221985" calcext:value-type="float">
            <text:p>1092,08698221985</text:p>
          </table:table-cell>
          <table:table-cell table:number-columns-repeated="3"/>
          <table:table-cell office:value-type="float" office:value="97.7710921812171" calcext:value-type="float">
            <text:p>97,7710921812171</text:p>
          </table:table-cell>
          <table:table-cell table:number-columns-repeated="15"/>
        </table:table-row>
        <table:table-row table:style-name="ro1">
          <table:table-cell office:value-type="float" office:value="1159.85968912276" calcext:value-type="float">
            <text:p>1159,85968912276</text:p>
          </table:table-cell>
          <table:table-cell table:number-columns-repeated="3"/>
          <table:table-cell office:value-type="float" office:value="97.8648820287716" calcext:value-type="float">
            <text:p>97,8648820287716</text:p>
          </table:table-cell>
          <table:table-cell table:number-columns-repeated="15"/>
        </table:table-row>
        <table:table-row table:style-name="ro1">
          <table:table-cell office:value-type="float" office:value="1227.6327669998" calcext:value-type="float">
            <text:p>1227,6327669998</text:p>
          </table:table-cell>
          <table:table-cell table:number-columns-repeated="3"/>
          <table:table-cell office:value-type="float" office:value="97.9596144878594" calcext:value-type="float">
            <text:p>97,9596144878594</text:p>
          </table:table-cell>
          <table:table-cell table:number-columns-repeated="15"/>
        </table:table-row>
        <table:table-row table:style-name="ro1">
          <table:table-cell office:value-type="float" office:value="1295.3999092908" calcext:value-type="float">
            <text:p>1295,3999092908</text:p>
          </table:table-cell>
          <table:table-cell table:number-columns-repeated="3"/>
          <table:table-cell office:value-type="float" office:value="98.0392651624158" calcext:value-type="float">
            <text:p>98,0392651624158</text:p>
          </table:table-cell>
          <table:table-cell table:number-columns-repeated="15"/>
        </table:table-row>
        <table:table-row table:style-name="ro1">
          <table:table-cell office:value-type="float" office:value="1363.16278537933" calcext:value-type="float">
            <text:p>1363,16278537933</text:p>
          </table:table-cell>
          <table:table-cell table:number-columns-repeated="3"/>
          <table:table-cell office:value-type="float" office:value="98.1080758043402" calcext:value-type="float">
            <text:p>98,1080758043402</text:p>
          </table:table-cell>
          <table:table-cell table:number-columns-repeated="15"/>
        </table:table-row>
        <table:table-row table:style-name="ro1">
          <table:table-cell office:value-type="float" office:value="1430.92529049373" calcext:value-type="float">
            <text:p>1430,92529049373</text:p>
          </table:table-cell>
          <table:table-cell table:number-columns-repeated="3"/>
          <table:table-cell office:value-type="float" office:value="98.1759438347314" calcext:value-type="float">
            <text:p>98,1759438347314</text:p>
          </table:table-cell>
          <table:table-cell table:number-columns-repeated="15"/>
        </table:table-row>
        <table:table-row table:style-name="ro1">
          <table:table-cell office:value-type="float" office:value="1497.4482041096" calcext:value-type="float">
            <text:p>1497,4482041096</text:p>
          </table:table-cell>
          <table:table-cell table:number-columns-repeated="3"/>
          <table:table-cell office:value-type="float" office:value="98.2234043254287" calcext:value-type="float">
            <text:p>98,2234043254287</text:p>
          </table:table-cell>
          <table:table-cell table:number-columns-repeated="15"/>
        </table:table-row>
        <table:table-row table:style-name="ro1">
          <table:table-cell office:value-type="float" office:value="1566.44065539522" calcext:value-type="float">
            <text:p>1566,44065539522</text:p>
          </table:table-cell>
          <table:table-cell table:number-columns-repeated="3"/>
          <table:table-cell office:value-type="float" office:value="98.2871719956504" calcext:value-type="float">
            <text:p>98,2871719956504</text:p>
          </table:table-cell>
          <table:table-cell table:number-columns-repeated="15"/>
        </table:table-row>
        <table:table-row table:style-name="ro1">
          <table:table-cell office:value-type="float" office:value="1634.1940716435" calcext:value-type="float">
            <text:p>1634,1940716435</text:p>
          </table:table-cell>
          <table:table-cell table:number-columns-repeated="3"/>
          <table:table-cell office:value-type="float" office:value="98.331946043478" calcext:value-type="float">
            <text:p>98,331946043478</text:p>
          </table:table-cell>
          <table:table-cell table:number-columns-repeated="15"/>
        </table:table-row>
        <table:table-row table:style-name="ro1">
          <table:table-cell office:value-type="float" office:value="1701.94804435297" calcext:value-type="float">
            <text:p>1701,94804435297</text:p>
          </table:table-cell>
          <table:table-cell table:number-columns-repeated="3"/>
          <table:table-cell office:value-type="float" office:value="98.3781340086053" calcext:value-type="float">
            <text:p>98,3781340086053</text:p>
          </table:table-cell>
          <table:table-cell table:number-columns-repeated="15"/>
        </table:table-row>
        <table:table-row table:style-name="ro1">
          <table:table-cell office:value-type="float" office:value="1769.69737988584" calcext:value-type="float">
            <text:p>1769,69737988584</text:p>
          </table:table-cell>
          <table:table-cell table:number-columns-repeated="3"/>
          <table:table-cell office:value-type="float" office:value="98.4125393295676" calcext:value-type="float">
            <text:p>98,4125393295676</text:p>
          </table:table-cell>
          <table:table-cell table:number-columns-repeated="15"/>
        </table:table-row>
        <table:table-row table:style-name="ro1">
          <table:table-cell office:value-type="float" office:value="1837.44727187991" calcext:value-type="float">
            <text:p>1837,44727187991</text:p>
          </table:table-cell>
          <table:table-cell table:number-columns-repeated="3"/>
          <table:table-cell office:value-type="float" office:value="98.4483585678296" calcext:value-type="float">
            <text:p>98,4483585678296</text:p>
          </table:table-cell>
          <table:table-cell table:number-columns-repeated="15"/>
        </table:table-row>
        <table:table-row table:style-name="ro1">
          <table:table-cell office:value-type="float" office:value="1905.19734936104" calcext:value-type="float">
            <text:p>1905,19734936104</text:p>
          </table:table-cell>
          <table:table-cell table:number-columns-repeated="3"/>
          <table:table-cell office:value-type="float" office:value="98.4846491118582" calcext:value-type="float">
            <text:p>98,4846491118582</text:p>
          </table:table-cell>
          <table:table-cell table:number-columns-repeated="15"/>
        </table:table-row>
        <table:table-row table:style-name="ro1">
          <table:table-cell office:value-type="float" office:value="1972.9370395666" calcext:value-type="float">
            <text:p>1972,9370395666</text:p>
          </table:table-cell>
          <table:table-cell table:number-columns-repeated="3"/>
          <table:table-cell office:value-type="float" office:value="98.494546532957" calcext:value-type="float">
            <text:p>98,494546532957</text:p>
          </table:table-cell>
          <table:table-cell table:number-columns-repeated="15"/>
        </table:table-row>
        <table:table-row table:style-name="ro1">
          <table:table-cell office:value-type="float" office:value="2040.68043951343" calcext:value-type="float">
            <text:p>2040,68043951343</text:p>
          </table:table-cell>
          <table:table-cell table:number-columns-repeated="3"/>
          <table:table-cell office:value-type="float" office:value="98.5138700693878" calcext:value-type="float">
            <text:p>98,5138700693878</text:p>
          </table:table-cell>
          <table:table-cell table:number-columns-repeated="15"/>
        </table:table-row>
        <table:table-row table:style-name="ro1">
          <table:table-cell office:value-type="float" office:value="2108.42346848614" calcext:value-type="float">
            <text:p>2108,42346848614</text:p>
          </table:table-cell>
          <table:table-cell table:number-columns-repeated="3"/>
          <table:table-cell office:value-type="float" office:value="98.5322509942854" calcext:value-type="float">
            <text:p>98,5322509942854</text:p>
          </table:table-cell>
          <table:table-cell table:number-columns-repeated="15"/>
        </table:table-row>
        <table:table-row table:style-name="ro1">
          <table:table-cell office:value-type="float" office:value="2176.16612648472" calcext:value-type="float">
            <text:p>2176,16612648472</text:p>
          </table:table-cell>
          <table:table-cell table:number-columns-repeated="3"/>
          <table:table-cell office:value-type="float" office:value="98.5496893076498" calcext:value-type="float">
            <text:p>98,5496893076498</text:p>
          </table:table-cell>
          <table:table-cell table:number-columns-repeated="15"/>
        </table:table-row>
        <table:table-row table:style-name="ro1">
          <table:table-cell office:value-type="float" office:value="2243.91267971163" calcext:value-type="float">
            <text:p>2243,91267971163</text:p>
          </table:table-cell>
          <table:table-cell table:number-columns-repeated="3"/>
          <table:table-cell office:value-type="float" office:value="98.577025042113" calcext:value-type="float">
            <text:p>98,577025042113</text:p>
          </table:table-cell>
          <table:table-cell table:number-columns-repeated="15"/>
        </table:table-row>
        <table:table-row table:style-name="ro1">
          <table:table-cell office:value-type="float" office:value="2311.65051504655" calcext:value-type="float">
            <text:p>2311,65051504655</text:p>
          </table:table-cell>
          <table:table-cell table:number-columns-repeated="3"/>
          <table:table-cell office:value-type="float" office:value="98.5822094055456" calcext:value-type="float">
            <text:p>98,5822094055456</text:p>
          </table:table-cell>
          <table:table-cell table:number-columns-repeated="15"/>
        </table:table-row>
        <table:table-row table:style-name="ro1">
          <table:table-cell office:value-type="float" office:value="2379.39206012275" calcext:value-type="float">
            <text:p>2379,39206012275</text:p>
          </table:table-cell>
          <table:table-cell table:number-columns-repeated="3"/>
          <table:table-cell office:value-type="float" office:value="98.5968198843104" calcext:value-type="float">
            <text:p>98,5968198843104</text:p>
          </table:table-cell>
          <table:table-cell table:number-columns-repeated="15"/>
        </table:table-row>
        <table:table-row table:style-name="ro1">
          <table:table-cell office:value-type="float" office:value="2447.13583104371" calcext:value-type="float">
            <text:p>2447,13583104371</text:p>
          </table:table-cell>
          <table:table-cell table:number-columns-repeated="3"/>
          <table:table-cell office:value-type="float" office:value="98.6170860322745" calcext:value-type="float">
            <text:p>98,6170860322745</text:p>
          </table:table-cell>
          <table:table-cell table:number-columns-repeated="15"/>
        </table:table-row>
        <table:table-row table:style-name="ro1">
          <table:table-cell office:value-type="float" office:value="2514.87236796918" calcext:value-type="float">
            <text:p>2514,87236796918</text:p>
          </table:table-cell>
          <table:table-cell table:number-columns-repeated="3"/>
          <table:table-cell office:value-type="float" office:value="98.6189712553409" calcext:value-type="float">
            <text:p>98,6189712553409</text:p>
          </table:table-cell>
          <table:table-cell table:number-columns-repeated="15"/>
        </table:table-row>
        <table:table-row table:style-name="ro1">
          <table:table-cell office:value-type="float" office:value="2582.61502596776" calcext:value-type="float">
            <text:p>2582,61502596776</text:p>
          </table:table-cell>
          <table:table-cell table:number-columns-repeated="3"/>
          <table:table-cell office:value-type="float" office:value="98.6364095687053" calcext:value-type="float">
            <text:p>98,6364095687053</text:p>
          </table:table-cell>
          <table:table-cell table:number-columns-repeated="15"/>
        </table:table-row>
        <table:table-row table:style-name="ro1">
          <table:table-cell office:value-type="float" office:value="2650.353788738" calcext:value-type="float">
            <text:p>2650,353788738</text:p>
          </table:table-cell>
          <table:table-cell table:number-columns-repeated="3"/>
          <table:table-cell office:value-type="float" office:value="98.643950460971" calcext:value-type="float">
            <text:p>98,643950460971</text:p>
          </table:table-cell>
          <table:table-cell table:number-columns-repeated="15"/>
        </table:table-row>
        <table:table-row table:style-name="ro1">
          <table:table-cell office:value-type="float" office:value="2718.0912530988" calcext:value-type="float">
            <text:p>2718,0912530988</text:p>
          </table:table-cell>
          <table:table-cell table:number-columns-repeated="3"/>
          <table:table-cell office:value-type="float" office:value="98.6481922128704" calcext:value-type="float">
            <text:p>98,6481922128704</text:p>
          </table:table-cell>
          <table:table-cell table:number-columns-repeated="15"/>
        </table:table-row>
        <table:table-row table:style-name="ro1">
          <table:table-cell office:value-type="float" office:value="2785.83261268793" calcext:value-type="float">
            <text:p>2785,83261268793</text:p>
          </table:table-cell>
          <table:table-cell table:number-columns-repeated="3"/>
          <table:table-cell office:value-type="float" office:value="98.6623313858686" calcext:value-type="float">
            <text:p>98,6623313858686</text:p>
          </table:table-cell>
          <table:table-cell table:number-columns-repeated="15"/>
        </table:table-row>
        <table:table-row table:style-name="ro1">
          <table:table-cell office:value-type="float" office:value="2853.56636730744" calcext:value-type="float">
            <text:p>2853,56636730744</text:p>
          </table:table-cell>
          <table:table-cell table:number-columns-repeated="3"/>
          <table:table-cell office:value-type="float" office:value="98.657147022436" calcext:value-type="float">
            <text:p>98,657147022436</text:p>
          </table:table-cell>
          <table:table-cell table:number-columns-repeated="15"/>
        </table:table-row>
        <table:table-row table:style-name="ro1">
          <table:table-cell office:value-type="float" office:value="2912.06676137903" calcext:value-type="float">
            <text:p>2912,06676137903</text:p>
          </table:table-cell>
          <table:table-cell table:number-columns-repeated="3"/>
          <table:table-cell office:value-type="float" office:value="98.6604461628022" calcext:value-type="float">
            <text:p>98,6604461628022</text:p>
          </table:table-cell>
          <table:table-cell table:number-columns-repeated="15"/>
        </table:table-row>
        <table:table-row table:style-name="ro1">
          <table:table-cell office:value-type="float" office:value="2979.81301318947" calcext:value-type="float">
            <text:p>2979,81301318947</text:p>
          </table:table-cell>
          <table:table-cell table:number-columns-repeated="3"/>
          <table:table-cell office:value-type="float" office:value="98.6870160253946" calcext:value-type="float">
            <text:p>98,6870160253946</text:p>
          </table:table-cell>
          <table:table-cell table:number-columns-repeated="15"/>
        </table:table-row>
        <table:table-row table:style-name="ro1">
          <table:table-cell office:value-type="float" office:value="3161.47542314604" calcext:value-type="float">
            <text:p>3161,47542314604</text:p>
          </table:table-cell>
          <table:table-cell table:number-columns-repeated="3"/>
          <table:table-cell office:value-type="float" office:value="98.7056241870011" calcext:value-type="float">
            <text:p>98,7056241870011</text:p>
          </table:table-cell>
          <table:table-cell table:number-columns-repeated="15"/>
        </table:table-row>
        <table:table-row table:style-name="ro1">
          <table:table-cell office:value-type="float" office:value="3343.13083759048" calcext:value-type="float">
            <text:p>3343,13083759048</text:p>
          </table:table-cell>
          <table:table-cell table:number-columns-repeated="3"/>
          <table:table-cell office:value-type="float" office:value="98.7064573882671" calcext:value-type="float">
            <text:p>98,7064573882671</text:p>
          </table:table-cell>
          <table:table-cell table:number-columns-repeated="15"/>
        </table:table-row>
        <table:table-row table:style-name="ro1">
          <table:table-cell office:value-type="float" office:value="3524.78355584796" calcext:value-type="float">
            <text:p>3524,78355584796</text:p>
          </table:table-cell>
          <table:table-cell table:number-columns-repeated="3"/>
          <table:table-cell office:value-type="float" office:value="98.7004398235685" calcext:value-type="float">
            <text:p>98,7004398235685</text:p>
          </table:table-cell>
          <table:table-cell table:number-columns-repeated="15"/>
        </table:table-row>
        <table:table-row table:style-name="ro1">
          <table:table-cell office:value-type="float" office:value="3709.509963678" calcext:value-type="float">
            <text:p>3709,509963678</text:p>
          </table:table-cell>
          <table:table-cell table:number-columns-repeated="3"/>
          <table:table-cell office:value-type="float" office:value="98.6811836165329" calcext:value-type="float">
            <text:p>98,6811836165329</text:p>
          </table:table-cell>
          <table:table-cell table:number-columns-repeated="15"/>
        </table:table-row>
        <table:table-row table:style-name="ro1">
          <table:table-cell office:value-type="float" office:value="3808.02251422593" calcext:value-type="float">
            <text:p>3808,02251422593</text:p>
          </table:table-cell>
          <table:table-cell table:number-columns-repeated="3"/>
          <table:table-cell office:value-type="float" office:value="98.6500774359369" calcext:value-type="float">
            <text:p>98,6500774359369</text:p>
          </table:table-cell>
          <table:table-cell table:number-columns-repeated="15"/>
        </table:table-row>
        <table:table-row table:style-name="ro1">
          <table:table-cell office:value-type="float" office:value="3891.15892913471" calcext:value-type="float">
            <text:p>3891,15892913471</text:p>
          </table:table-cell>
          <table:table-cell table:number-columns-repeated="3"/>
          <table:table-cell office:value-type="float" office:value="98.6656305262349" calcext:value-type="float">
            <text:p>98,6656305262349</text:p>
          </table:table-cell>
          <table:table-cell table:number-columns-repeated="15"/>
        </table:table-row>
        <table:table-row table:style-name="ro1">
          <table:table-cell office:value-type="float" office:value="4075.89674110691" calcext:value-type="float">
            <text:p>4075,89674110691</text:p>
          </table:table-cell>
          <table:table-cell table:number-columns-repeated="3"/>
          <table:table-cell office:value-type="float" office:value="98.6753512076711" calcext:value-type="float">
            <text:p>98,6753512076711</text:p>
          </table:table-cell>
          <table:table-cell table:number-columns-repeated="15"/>
        </table:table-row>
        <table:table-row table:style-name="ro1">
          <table:table-cell office:value-type="float" office:value="4248.31028247211" calcext:value-type="float">
            <text:p>4248,31028247211</text:p>
          </table:table-cell>
          <table:table-cell table:number-columns-repeated="3"/>
          <table:table-cell office:value-type="float" office:value="98.6630383445185" calcext:value-type="float">
            <text:p>98,6630383445185</text:p>
          </table:table-cell>
          <table:table-cell table:number-columns-repeated="15"/>
        </table:table-row>
        <table:table-row table:style-name="ro1">
          <table:table-cell office:value-type="float" office:value="4405.33500552017" calcext:value-type="float">
            <text:p>4405,33500552017</text:p>
          </table:table-cell>
          <table:table-cell table:number-columns-repeated="3"/>
          <table:table-cell office:value-type="float" office:value="98.6651592204683" calcext:value-type="float">
            <text:p>98,6651592204683</text:p>
          </table:table-cell>
          <table:table-cell table:number-columns-repeated="15"/>
        </table:table-row>
        <table:table-row table:style-name="ro1">
          <table:table-cell office:value-type="float" office:value="4473.0702440362" calcext:value-type="float">
            <text:p>4473,0702440362</text:p>
          </table:table-cell>
          <table:table-cell table:number-columns-repeated="3"/>
          <table:table-cell office:value-type="float" office:value="98.6637453031684" calcext:value-type="float">
            <text:p>98,6637453031684</text:p>
          </table:table-cell>
          <table:table-cell table:number-columns-repeated="15"/>
        </table:table-row>
        <table:table-row table:style-name="ro1">
          <table:table-cell office:value-type="float" office:value="4540.8030712204" calcext:value-type="float">
            <text:p>4540,8030712204</text:p>
          </table:table-cell>
          <table:table-cell table:number-columns-repeated="3"/>
          <table:table-cell office:value-type="float" office:value="98.6562044109028" calcext:value-type="float">
            <text:p>98,6562044109028</text:p>
          </table:table-cell>
          <table:table-cell table:number-columns-repeated="15"/>
        </table:table-row>
        <table:table-row table:style-name="ro1">
          <table:table-cell office:value-type="float" office:value="4608.52829343498" calcext:value-type="float">
            <text:p>4608,52829343498</text:p>
          </table:table-cell>
          <table:table-cell table:number-columns-repeated="3"/>
          <table:table-cell office:value-type="float" office:value="98.6293399822062" calcext:value-type="float">
            <text:p>98,6293399822062</text:p>
          </table:table-cell>
          <table:table-cell table:number-columns-repeated="15"/>
        </table:table-row>
        <table:table-row table:style-name="ro1">
          <table:table-cell office:value-type="float" office:value="4657.79068978205" calcext:value-type="float">
            <text:p>4657,79068978205</text:p>
          </table:table-cell>
          <table:table-cell table:number-columns-repeated="3"/>
          <table:table-cell office:value-type="float" office:value="98.6293399822062" calcext:value-type="float">
            <text:p>98,6293399822062</text:p>
          </table:table-cell>
          <table:table-cell table:number-columns-repeated="15"/>
        </table:table-row>
        <table:table-row table:style-name="ro1">
          <table:table-cell office:value-type="float" office:value="4802.4836763688" calcext:value-type="float">
            <text:p>4802,4836763688</text:p>
          </table:table-cell>
          <table:table-cell table:number-columns-repeated="3"/>
          <table:table-cell office:value-type="float" office:value="98.5904572564612" calcext:value-type="float">
            <text:p>98,5904572564612</text:p>
          </table:table-cell>
          <table:table-cell table:number-columns-repeated="15"/>
        </table:table-row>
        <table:table-row table:style-name="ro1">
          <table:table-cell office:value-type="float" office:value="4984.13366200436" calcext:value-type="float">
            <text:p>4984,13366200436</text:p>
          </table:table-cell>
          <table:table-cell table:number-columns-repeated="3"/>
          <table:table-cell office:value-type="float" office:value="98.5774963478796" calcext:value-type="float">
            <text:p>98,5774963478796</text:p>
          </table:table-cell>
          <table:table-cell table:number-columns-repeated="15"/>
        </table:table-row>
        <table:table-row table:style-name="ro1">
          <table:table-cell office:value-type="float" office:value="5165.78109719279" calcext:value-type="float">
            <text:p>5165,78109719279</text:p>
          </table:table-cell>
          <table:table-cell table:number-columns-repeated="3"/>
          <table:table-cell office:value-type="float" office:value="98.5580549850071" calcext:value-type="float">
            <text:p>98,5580549850071</text:p>
          </table:table-cell>
          <table:table-cell table:number-columns-repeated="15"/>
        </table:table-row>
        <table:table-row table:style-name="ro1">
          <table:table-cell office:value-type="float" office:value="5276.61383763231" calcext:value-type="float">
            <text:p>5276,61383763231</text:p>
          </table:table-cell>
          <table:table-cell table:number-columns-repeated="3"/>
          <table:table-cell office:value-type="float" office:value="98.5386136221346" calcext:value-type="float">
            <text:p>98,5386136221346</text:p>
          </table:table-cell>
          <table:table-cell table:number-columns-repeated="1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float" office:value="277.502940966605" calcext:value-type="float">
            <text:p>277,502940966605</text:p>
          </table:table-cell>
          <table:table-cell table:number-columns-repeated="3"/>
          <table:table-cell office:value-type="float" office:value="95.0515531732869" calcext:value-type="float">
            <text:p>95,0515531732869</text:p>
          </table:table-cell>
          <table:table-cell table:number-columns-repeated="15"/>
        </table:table-row>
        <table:table-row table:style-name="ro1">
          <table:table-cell office:value-type="float" office:value="327.482409692574" calcext:value-type="float">
            <text:p>327,482409692574</text:p>
          </table:table-cell>
          <table:table-cell table:number-columns-repeated="3"/>
          <table:table-cell office:value-type="float" office:value="95.1350790285909" calcext:value-type="float">
            <text:p>95,1350790285909</text:p>
          </table:table-cell>
          <table:table-cell table:number-columns-repeated="15"/>
        </table:table-row>
        <table:table-row table:style-name="ro1">
          <table:table-cell office:value-type="float" office:value="379.868338636056" calcext:value-type="float">
            <text:p>379,868338636056</text:p>
          </table:table-cell>
          <table:table-cell table:number-columns-repeated="3"/>
          <table:table-cell office:value-type="float" office:value="95.2484869786804" calcext:value-type="float">
            <text:p>95,2484869786804</text:p>
          </table:table-cell>
          <table:table-cell table:number-columns-repeated="15"/>
        </table:table-row>
        <table:table-row table:style-name="ro1">
          <table:table-cell office:value-type="float" office:value="441.495557699442" calcext:value-type="float">
            <text:p>441,495557699442</text:p>
          </table:table-cell>
          <table:table-cell table:number-columns-repeated="3"/>
          <table:table-cell office:value-type="float" office:value="95.3735597464934" calcext:value-type="float">
            <text:p>95,3735597464934</text:p>
          </table:table-cell>
          <table:table-cell table:number-columns-repeated="15"/>
        </table:table-row>
        <table:table-row table:style-name="ro1">
          <table:table-cell office:value-type="float" office:value="500.045370824453" calcext:value-type="float">
            <text:p>500,045370824453</text:p>
          </table:table-cell>
          <table:table-cell table:number-columns-repeated="3"/>
          <table:table-cell office:value-type="float" office:value="95.5024282089625" calcext:value-type="float">
            <text:p>95,5024282089625</text:p>
          </table:table-cell>
          <table:table-cell table:number-columns-repeated="15"/>
        </table:table-row>
        <table:table-row table:style-name="ro1">
          <table:table-cell office:value-type="float" office:value="540.129679560421" calcext:value-type="float">
            <text:p>540,129679560421</text:p>
          </table:table-cell>
          <table:table-cell table:number-columns-repeated="3"/>
          <table:table-cell office:value-type="float" office:value="95.651355220427" calcext:value-type="float">
            <text:p>95,651355220427</text:p>
          </table:table-cell>
          <table:table-cell table:number-columns-repeated="15"/>
        </table:table-row>
        <table:table-row table:style-name="ro1">
          <table:table-cell office:value-type="float" office:value="577.134116925792" calcext:value-type="float">
            <text:p>577,134116925792</text:p>
          </table:table-cell>
          <table:table-cell table:number-columns-repeated="3"/>
          <table:table-cell office:value-type="float" office:value="95.7978134873997" calcext:value-type="float">
            <text:p>95,7978134873997</text:p>
          </table:table-cell>
          <table:table-cell table:number-columns-repeated="15"/>
        </table:table-row>
        <table:table-row table:style-name="ro1">
          <table:table-cell office:value-type="float" office:value="614.140424619056" calcext:value-type="float">
            <text:p>614,140424619056</text:p>
          </table:table-cell>
          <table:table-cell table:number-columns-repeated="3"/>
          <table:table-cell office:value-type="float" office:value="95.9490240875191" calcext:value-type="float">
            <text:p>95,9490240875191</text:p>
          </table:table-cell>
          <table:table-cell table:number-columns-repeated="15"/>
        </table:table-row>
        <table:table-row table:style-name="ro1">
          <table:table-cell office:value-type="float" office:value="651.147072371937" calcext:value-type="float">
            <text:p>651,147072371937</text:p>
          </table:table-cell>
          <table:table-cell table:number-columns-repeated="3"/>
          <table:table-cell office:value-type="float" office:value="96.1010987482106" calcext:value-type="float">
            <text:p>96,1010987482106</text:p>
          </table:table-cell>
          <table:table-cell table:number-columns-repeated="15"/>
        </table:table-row>
        <table:table-row table:style-name="ro1">
          <table:table-cell office:value-type="float" office:value="681.985888822735" calcext:value-type="float">
            <text:p>681,985888822735</text:p>
          </table:table-cell>
          <table:table-cell table:number-columns-repeated="3"/>
          <table:table-cell office:value-type="float" office:value="96.2276836220248" calcext:value-type="float">
            <text:p>96,2276836220248</text:p>
          </table:table-cell>
          <table:table-cell table:number-columns-repeated="15"/>
        </table:table-row>
        <table:table-row table:style-name="ro1">
          <table:table-cell office:value-type="float" office:value="706.648457495931" calcext:value-type="float">
            <text:p>706,648457495931</text:p>
          </table:table-cell>
          <table:table-cell table:number-columns-repeated="3"/>
          <table:table-cell office:value-type="float" office:value="96.307393209802" calcext:value-type="float">
            <text:p>96,307393209802</text:p>
          </table:table-cell>
          <table:table-cell table:number-columns-repeated="15"/>
        </table:table-row>
        <table:table-row table:style-name="ro1">
          <table:table-cell office:value-type="float" office:value="737.488889229909" calcext:value-type="float">
            <text:p>737,488889229909</text:p>
          </table:table-cell>
          <table:table-cell table:number-columns-repeated="3"/>
          <table:table-cell office:value-type="float" office:value="96.4380823713337" calcext:value-type="float">
            <text:p>96,4380823713337</text:p>
          </table:table-cell>
          <table:table-cell table:number-columns-repeated="15"/>
        </table:table-row>
        <table:table-row table:style-name="ro1">
          <table:table-cell office:value-type="float" office:value="774.494290097528" calcext:value-type="float">
            <text:p>774,494290097528</text:p>
          </table:table-cell>
          <table:table-cell table:number-columns-repeated="3"/>
          <table:table-cell office:value-type="float" office:value="96.5869888099274" calcext:value-type="float">
            <text:p>96,5869888099274</text:p>
          </table:table-cell>
          <table:table-cell table:number-columns-repeated="15"/>
        </table:table-row>
        <table:table-row table:style-name="ro1">
          <table:table-cell office:value-type="float" office:value="811.500371084381" calcext:value-type="float">
            <text:p>811,500371084381</text:p>
          </table:table-cell>
          <table:table-cell table:number-columns-repeated="3"/>
          <table:table-cell office:value-type="float" office:value="96.7376233696654" calcext:value-type="float">
            <text:p>96,7376233696654</text:p>
          </table:table-cell>
          <table:table-cell table:number-columns-repeated="15"/>
        </table:table-row>
        <table:table-row table:style-name="ro1">
          <table:table-cell office:value-type="float" office:value="848.506282041425" calcext:value-type="float">
            <text:p>848,506282041425</text:p>
          </table:table-cell>
          <table:table-cell table:number-columns-repeated="3"/>
          <table:table-cell office:value-type="float" office:value="96.8878258991173" calcext:value-type="float">
            <text:p>96,8878258991173</text:p>
          </table:table-cell>
          <table:table-cell table:number-columns-repeated="15"/>
        </table:table-row>
        <table:table-row table:style-name="ro1">
          <table:table-cell office:value-type="float" office:value="885.512589734689" calcext:value-type="float">
            <text:p>885,512589734689</text:p>
          </table:table-cell>
          <table:table-cell table:number-columns-repeated="3"/>
          <table:table-cell office:value-type="float" office:value="97.0390364992366" calcext:value-type="float">
            <text:p>97,0390364992366</text:p>
          </table:table-cell>
          <table:table-cell table:number-columns-repeated="15"/>
        </table:table-row>
        <table:table-row table:style-name="ro1">
          <table:table-cell office:value-type="float" office:value="922.514306623124" calcext:value-type="float">
            <text:p>922,514306623124</text:p>
          </table:table-cell>
          <table:table-cell table:number-columns-repeated="3"/>
          <table:table-cell office:value-type="float" office:value="97.1785822816325" calcext:value-type="float">
            <text:p>97,1785822816325</text:p>
          </table:table-cell>
          <table:table-cell table:number-columns-repeated="15"/>
        </table:table-row>
        <table:table-row table:style-name="ro1">
          <table:table-cell office:value-type="float" office:value="956.438041900834" calcext:value-type="float">
            <text:p>956,438041900834</text:p>
          </table:table-cell>
          <table:table-cell table:number-columns-repeated="3"/>
          <table:table-cell office:value-type="float" office:value="97.3204610275731" calcext:value-type="float">
            <text:p>97,3204610275731</text:p>
          </table:table-cell>
          <table:table-cell table:number-columns-repeated="15"/>
        </table:table-row>
        <table:table-row table:style-name="ro1">
          <table:table-cell office:value-type="float" office:value="978.015096642788" calcext:value-type="float">
            <text:p>978,015096642788</text:p>
          </table:table-cell>
          <table:table-cell table:number-columns-repeated="3"/>
          <table:table-cell office:value-type="float" office:value="97.3833646372227" calcext:value-type="float">
            <text:p>97,3833646372227</text:p>
          </table:table-cell>
          <table:table-cell table:number-columns-repeated="15"/>
        </table:table-row>
        <table:table-row table:style-name="ro1">
          <table:table-cell office:value-type="float" office:value="1008.84787703539" calcext:value-type="float">
            <text:p>1008,84787703539</text:p>
          </table:table-cell>
          <table:table-cell table:number-columns-repeated="3"/>
          <table:table-cell office:value-type="float" office:value="97.494612435882" calcext:value-type="float">
            <text:p>97,494612435882</text:p>
          </table:table-cell>
          <table:table-cell table:number-columns-repeated="15"/>
        </table:table-row>
        <table:table-row table:style-name="ro1">
          <table:table-cell office:value-type="float" office:value="1098.15630443381" calcext:value-type="float">
            <text:p>1098,15630443381</text:p>
          </table:table-cell>
          <table:table-cell table:number-columns-repeated="3"/>
          <table:table-cell office:value-type="float" office:value="97.5462793305461" calcext:value-type="float">
            <text:p>97,5462793305461</text:p>
          </table:table-cell>
          <table:table-cell table:number-columns-repeated="15"/>
        </table:table-row>
        <table:table-row table:style-name="ro1">
          <table:table-cell office:value-type="float" office:value="1193.62139526736" calcext:value-type="float">
            <text:p>1193,62139526736</text:p>
          </table:table-cell>
          <table:table-cell table:number-columns-repeated="3"/>
          <table:table-cell office:value-type="float" office:value="97.5950594773898" calcext:value-type="float">
            <text:p>97,5950594773898</text:p>
          </table:table-cell>
          <table:table-cell table:number-columns-repeated="15"/>
        </table:table-row>
        <table:table-row table:style-name="ro1">
          <table:table-cell office:value-type="float" office:value="1292.16495925235" calcext:value-type="float">
            <text:p>1292,16495925235</text:p>
          </table:table-cell>
          <table:table-cell table:number-columns-repeated="3"/>
          <table:table-cell office:value-type="float" office:value="97.6427556209703" calcext:value-type="float">
            <text:p>97,6427556209703</text:p>
          </table:table-cell>
          <table:table-cell table:number-columns-repeated="15"/>
        </table:table-row>
        <table:table-row table:style-name="ro1">
          <table:table-cell office:value-type="float" office:value="1384.55092772973" calcext:value-type="float">
            <text:p>1384,55092772973</text:p>
          </table:table-cell>
          <table:table-cell table:number-columns-repeated="3"/>
          <table:table-cell office:value-type="float" office:value="97.6909702008941" calcext:value-type="float">
            <text:p>97,6909702008941</text:p>
          </table:table-cell>
          <table:table-cell table:number-columns-repeated="15"/>
        </table:table-row>
        <table:table-row table:style-name="ro1">
          <table:table-cell office:value-type="float" office:value="1483.09428767895" calcext:value-type="float">
            <text:p>1483,09428767895</text:p>
          </table:table-cell>
          <table:table-cell table:number-columns-repeated="3"/>
          <table:table-cell office:value-type="float" office:value="97.7381479081313" calcext:value-type="float">
            <text:p>97,7381479081313</text:p>
          </table:table-cell>
          <table:table-cell table:number-columns-repeated="15"/>
        </table:table-row>
        <table:table-row table:style-name="ro1">
          <table:table-cell office:value-type="float" office:value="1501.96739238284" calcext:value-type="float">
            <text:p>1501,96739238284</text:p>
          </table:table-cell>
          <table:table-cell table:number-columns-repeated="3"/>
          <table:table-cell office:value-type="float" office:value="97.7537647045901" calcext:value-type="float">
            <text:p>97,7537647045901</text:p>
          </table:table-cell>
          <table:table-cell table:number-columns-repeated="15"/>
        </table:table-row>
        <table:table-row table:style-name="ro1">
          <table:table-cell office:value-type="float" office:value="1569.70318736006" calcext:value-type="float">
            <text:p>1569,70318736006</text:p>
          </table:table-cell>
          <table:table-cell table:number-columns-repeated="3"/>
          <table:table-cell office:value-type="float" office:value="97.7537647045901" calcext:value-type="float">
            <text:p>97,7537647045901</text:p>
          </table:table-cell>
          <table:table-cell table:number-columns-repeated="15"/>
        </table:table-row>
        <table:table-row table:style-name="ro1">
          <table:table-cell office:value-type="float" office:value="1575.48066422787" calcext:value-type="float">
            <text:p>1575,48066422787</text:p>
          </table:table-cell>
          <table:table-cell table:number-columns-repeated="3"/>
          <table:table-cell office:value-type="float" office:value="97.7873993607416" calcext:value-type="float">
            <text:p>97,7873993607416</text:p>
          </table:table-cell>
          <table:table-cell table:number-columns-repeated="15"/>
        </table:table-row>
        <table:table-row table:style-name="ro1">
          <table:table-cell office:value-type="float" office:value="1674.02443224863" calcext:value-type="float">
            <text:p>1674,02443224863</text:p>
          </table:table-cell>
          <table:table-cell table:number-columns-repeated="3"/>
          <table:table-cell office:value-type="float" office:value="97.8356139406654" calcext:value-type="float">
            <text:p>97,8356139406654</text:p>
          </table:table-cell>
          <table:table-cell table:number-columns-repeated="15"/>
        </table:table-row>
        <table:table-row table:style-name="ro1">
          <table:table-cell office:value-type="float" office:value="1769.48926340028" calcext:value-type="float">
            <text:p>1769,48926340028</text:p>
          </table:table-cell>
          <table:table-cell table:number-columns-repeated="3"/>
          <table:table-cell office:value-type="float" office:value="97.8837342594359" calcext:value-type="float">
            <text:p>97,8837342594359</text:p>
          </table:table-cell>
          <table:table-cell table:number-columns-repeated="15"/>
        </table:table-row>
        <table:table-row table:style-name="ro1">
          <table:table-cell office:value-type="float" office:value="1864.95396471099" calcext:value-type="float">
            <text:p>1864,95396471099</text:p>
          </table:table-cell>
          <table:table-cell table:number-columns-repeated="3"/>
          <table:table-cell office:value-type="float" office:value="97.9315246641697" calcext:value-type="float">
            <text:p>97,9315246641697</text:p>
          </table:table-cell>
          <table:table-cell table:number-columns-repeated="15"/>
        </table:table-row>
        <table:table-row table:style-name="ro1">
          <table:table-cell office:value-type="float" office:value="1960.41925958031" calcext:value-type="float">
            <text:p>1960,41925958031</text:p>
          </table:table-cell>
          <table:table-cell table:number-columns-repeated="3"/>
          <table:table-cell office:value-type="float" office:value="97.9808232473567" calcext:value-type="float">
            <text:p>97,9808232473567</text:p>
          </table:table-cell>
          <table:table-cell table:number-columns-repeated="15"/>
        </table:table-row>
        <table:table-row table:style-name="ro1">
          <table:table-cell office:value-type="float" office:value="2055.88349717336" calcext:value-type="float">
            <text:p>2055,88349717336</text:p>
          </table:table-cell>
          <table:table-cell table:number-columns-repeated="3"/>
          <table:table-cell office:value-type="float" office:value="98.027435387674" calcext:value-type="float">
            <text:p>98,027435387674</text:p>
          </table:table-cell>
          <table:table-cell table:number-columns-repeated="15"/>
        </table:table-row>
        <table:table-row table:style-name="ro1">
          <table:table-cell office:value-type="float" office:value="2154.42726519412" calcext:value-type="float">
            <text:p>2154,42726519412</text:p>
          </table:table-cell>
          <table:table-cell table:number-columns-repeated="3"/>
          <table:table-cell office:value-type="float" office:value="98.0756499675977" calcext:value-type="float">
            <text:p>98,0756499675977</text:p>
          </table:table-cell>
          <table:table-cell table:number-columns-repeated="15"/>
        </table:table-row>
        <table:table-row table:style-name="ro1">
          <table:table-cell office:value-type="float" office:value="2249.89241167379" calcext:value-type="float">
            <text:p>2249,89241167379</text:p>
          </table:table-cell>
          <table:table-cell table:number-columns-repeated="3"/>
          <table:table-cell office:value-type="float" office:value="98.1245715061714" calcext:value-type="float">
            <text:p>98,1245715061714</text:p>
          </table:table-cell>
          <table:table-cell table:number-columns-repeated="15"/>
        </table:table-row>
        <table:table-row table:style-name="ro1">
          <table:table-cell office:value-type="float" office:value="2345.35720572803" calcext:value-type="float">
            <text:p>2345,35720572803</text:p>
          </table:table-cell>
          <table:table-cell table:number-columns-repeated="3"/>
          <table:table-cell office:value-type="float" office:value="98.1725975637885" calcext:value-type="float">
            <text:p>98,1725975637885</text:p>
          </table:table-cell>
          <table:table-cell table:number-columns-repeated="15"/>
        </table:table-row>
        <table:table-row table:style-name="ro1">
          <table:table-cell office:value-type="float" office:value="2440.82055298318" calcext:value-type="float">
            <text:p>2440,82055298318</text:p>
          </table:table-cell>
          <table:table-cell table:number-columns-repeated="3"/>
          <table:table-cell office:value-type="float" office:value="98.2169474364262" calcext:value-type="float">
            <text:p>98,2169474364262</text:p>
          </table:table-cell>
          <table:table-cell table:number-columns-repeated="15"/>
        </table:table-row>
        <table:table-row table:style-name="ro1">
          <table:table-cell office:value-type="float" office:value="2536.26776286378" calcext:value-type="float">
            <text:p>2536,26776286378</text:p>
          </table:table-cell>
          <table:table-cell table:number-columns-repeated="3"/>
          <table:table-cell office:value-type="float" office:value="98.2202937073691" calcext:value-type="float">
            <text:p>98,2202937073691</text:p>
          </table:table-cell>
          <table:table-cell table:number-columns-repeated="15"/>
        </table:table-row>
        <table:table-row table:style-name="ro1">
          <table:table-cell office:value-type="float" office:value="2622.44675917716" calcext:value-type="float">
            <text:p>2622,44675917716</text:p>
          </table:table-cell>
          <table:table-cell table:number-columns-repeated="3"/>
          <table:table-cell office:value-type="float" office:value="98.1435651285656" calcext:value-type="float">
            <text:p>98,1435651285656</text:p>
          </table:table-cell>
          <table:table-cell table:number-columns-repeated="15"/>
        </table:table-row>
        <table:table-row table:style-name="ro1">
          <table:table-cell office:value-type="float" office:value="2711.70363508339" calcext:value-type="float">
            <text:p>2711,70363508339</text:p>
          </table:table-cell>
          <table:table-cell table:number-columns-repeated="3"/>
          <table:table-cell office:value-type="float" office:value="98.0642443680459" calcext:value-type="float">
            <text:p>98,0642443680459</text:p>
          </table:table-cell>
          <table:table-cell table:number-columns-repeated="15"/>
        </table:table-row>
        <table:table-row table:style-name="ro1">
          <table:table-cell office:value-type="float" office:value="2800.96010291807" calcext:value-type="float">
            <text:p>2800,96010291807</text:p>
          </table:table-cell>
          <table:table-cell table:number-columns-repeated="3"/>
          <table:table-cell office:value-type="float" office:value="97.9838867348396" calcext:value-type="float">
            <text:p>97,9838867348396</text:p>
          </table:table-cell>
          <table:table-cell table:number-columns-repeated="15"/>
        </table:table-row>
        <table:table-row table:style-name="ro1">
          <table:table-cell office:value-type="float" office:value="2887.13828308838" calcext:value-type="float">
            <text:p>2887,13828308838</text:p>
          </table:table-cell>
          <table:table-cell table:number-columns-repeated="3"/>
          <table:table-cell office:value-type="float" office:value="97.9050844106631" calcext:value-type="float">
            <text:p>97,9050844106631</text:p>
          </table:table-cell>
          <table:table-cell table:number-columns-repeated="15"/>
        </table:table-row>
        <table:table-row table:style-name="ro1">
          <table:table-cell office:value-type="float" office:value="2976.39497350754" calcext:value-type="float">
            <text:p>2976,39497350754</text:p>
          </table:table-cell>
          <table:table-cell table:number-columns-repeated="3"/>
          <table:table-cell office:value-type="float" office:value="97.8252923443767" calcext:value-type="float">
            <text:p>97,8252923443767</text:p>
          </table:table-cell>
          <table:table-cell table:number-columns-repeated="15"/>
        </table:table-row>
        <table:table-row table:style-name="ro1">
          <table:table-cell office:value-type="float" office:value="3065.65162682929" calcext:value-type="float">
            <text:p>3065,65162682929</text:p>
          </table:table-cell>
          <table:table-cell table:number-columns-repeated="3"/>
          <table:table-cell office:value-type="float" office:value="97.7454060169371" calcext:value-type="float">
            <text:p>97,7454060169371</text:p>
          </table:table-cell>
          <table:table-cell table:number-columns-repeated="15"/>
        </table:table-row>
        <table:table-row table:style-name="ro1">
          <table:table-cell office:value-type="float" office:value="3151.82960296383" calcext:value-type="float">
            <text:p>3151,82960296383</text:p>
          </table:table-cell>
          <table:table-cell table:number-columns-repeated="3"/>
          <table:table-cell office:value-type="float" office:value="97.6660852564173" calcext:value-type="float">
            <text:p>97,6660852564173</text:p>
          </table:table-cell>
          <table:table-cell table:number-columns-repeated="15"/>
        </table:table-row>
        <table:table-row table:style-name="ro1">
          <table:table-cell office:value-type="float" office:value="3238.00778313413" calcext:value-type="float">
            <text:p>3238,00778313413</text:p>
          </table:table-cell>
          <table:table-cell table:number-columns-repeated="3"/>
          <table:table-cell office:value-type="float" office:value="97.5872829322408" calcext:value-type="float">
            <text:p>97,5872829322408</text:p>
          </table:table-cell>
          <table:table-cell table:number-columns-repeated="15"/>
        </table:table-row>
        <table:table-row table:style-name="ro1">
          <table:table-cell office:value-type="float" office:value="3330.34315074051" calcext:value-type="float">
            <text:p>3330,34315074051</text:p>
          </table:table-cell>
          <table:table-cell table:number-columns-repeated="3"/>
          <table:table-cell office:value-type="float" office:value="97.5069252990345" calcext:value-type="float">
            <text:p>97,5069252990345</text:p>
          </table:table-cell>
          <table:table-cell table:number-columns-repeated="15"/>
        </table:table-row>
        <table:table-row table:style-name="ro1">
          <table:table-cell office:value-type="float" office:value="3416.52092283927" calcext:value-type="float">
            <text:p>3416,52092283927</text:p>
          </table:table-cell>
          <table:table-cell table:number-columns-repeated="3"/>
          <table:table-cell office:value-type="float" office:value="97.4270861021715" calcext:value-type="float">
            <text:p>97,4270861021715</text:p>
          </table:table-cell>
          <table:table-cell table:number-columns-repeated="15"/>
        </table:table-row>
        <table:table-row table:style-name="ro1">
          <table:table-cell office:value-type="float" office:value="3502.69930704535" calcext:value-type="float">
            <text:p>3502,69930704535</text:p>
          </table:table-cell>
          <table:table-cell table:number-columns-repeated="3"/>
          <table:table-cell office:value-type="float" office:value="97.3488022143383" calcext:value-type="float">
            <text:p>97,3488022143383</text:p>
          </table:table-cell>
          <table:table-cell table:number-columns-repeated="15"/>
        </table:table-row>
        <table:table-row table:style-name="ro1">
          <table:table-cell office:value-type="float" office:value="3595.03426658019" calcext:value-type="float">
            <text:p>3595,03426658019</text:p>
          </table:table-cell>
          <table:table-cell table:number-columns-repeated="3"/>
          <table:table-cell office:value-type="float" office:value="97.2674077084455" calcext:value-type="float">
            <text:p>97,2674077084455</text:p>
          </table:table-cell>
          <table:table-cell table:number-columns-repeated="15"/>
        </table:table-row>
        <table:table-row table:style-name="ro1">
          <table:table-cell office:value-type="float" office:value="3681.21244675049" calcext:value-type="float">
            <text:p>3681,21244675049</text:p>
          </table:table-cell>
          <table:table-cell table:number-columns-repeated="3"/>
          <table:table-cell office:value-type="float" office:value="97.188605384269" calcext:value-type="float">
            <text:p>97,188605384269</text:p>
          </table:table-cell>
          <table:table-cell table:number-columns-repeated="15"/>
        </table:table-row>
        <table:table-row table:style-name="ro1">
          <table:table-cell office:value-type="float" office:value="3767.39042288503" calcext:value-type="float">
            <text:p>3767,39042288503</text:p>
          </table:table-cell>
          <table:table-cell table:number-columns-repeated="3"/>
          <table:table-cell office:value-type="float" office:value="97.1092846237492" calcext:value-type="float">
            <text:p>97,1092846237492</text:p>
          </table:table-cell>
          <table:table-cell table:number-columns-repeated="15"/>
        </table:table-row>
        <table:table-row table:style-name="ro1">
          <table:table-cell office:value-type="float" office:value="3859.72579049141" calcext:value-type="float">
            <text:p>3859,72579049141</text:p>
          </table:table-cell>
          <table:table-cell table:number-columns-repeated="3"/>
          <table:table-cell office:value-type="float" office:value="97.0289269905429" calcext:value-type="float">
            <text:p>97,0289269905429</text:p>
          </table:table-cell>
          <table:table-cell table:number-columns-repeated="15"/>
        </table:table-row>
        <table:table-row table:style-name="ro1">
          <table:table-cell office:value-type="float" office:value="3945.90356259017" calcext:value-type="float">
            <text:p>3945,90356259017</text:p>
          </table:table-cell>
          <table:table-cell table:number-columns-repeated="3"/>
          <table:table-cell office:value-type="float" office:value="96.9490877936799" calcext:value-type="float">
            <text:p>96,9490877936799</text:p>
          </table:table-cell>
          <table:table-cell table:number-columns-repeated="15"/>
        </table:table-row>
        <table:table-row table:style-name="ro1">
          <table:table-cell office:value-type="float" office:value="4032.08174276048" calcext:value-type="float">
            <text:p>4032,08174276048</text:p>
          </table:table-cell>
          <table:table-cell table:number-columns-repeated="3"/>
          <table:table-cell office:value-type="float" office:value="96.8702854695034" calcext:value-type="float">
            <text:p>96,8702854695034</text:p>
          </table:table-cell>
          <table:table-cell table:number-columns-repeated="15"/>
        </table:table-row>
        <table:table-row table:style-name="ro1">
          <table:table-cell office:value-type="float" office:value="4124.41690633108" calcext:value-type="float">
            <text:p>4124,41690633108</text:p>
          </table:table-cell>
          <table:table-cell table:number-columns-repeated="3"/>
          <table:table-cell office:value-type="float" office:value="96.7894093999539" calcext:value-type="float">
            <text:p>96,7894093999539</text:p>
          </table:table-cell>
          <table:table-cell table:number-columns-repeated="15"/>
        </table:table-row>
        <table:table-row table:style-name="ro1">
          <table:table-cell office:value-type="float" office:value="4210.59488246562" calcext:value-type="float">
            <text:p>4210,59488246562</text:p>
          </table:table-cell>
          <table:table-cell table:number-columns-repeated="3"/>
          <table:table-cell office:value-type="float" office:value="96.7100886394341" calcext:value-type="float">
            <text:p>96,7100886394341</text:p>
          </table:table-cell>
          <table:table-cell table:number-columns-repeated="15"/>
        </table:table-row>
        <table:table-row table:style-name="ro1">
          <table:table-cell office:value-type="float" office:value="4296.77306263592" calcext:value-type="float">
            <text:p>4296,77306263592</text:p>
          </table:table-cell>
          <table:table-cell table:number-columns-repeated="3"/>
          <table:table-cell office:value-type="float" office:value="96.6312863152576" calcext:value-type="float">
            <text:p>96,6312863152576</text:p>
          </table:table-cell>
          <table:table-cell table:number-columns-repeated="15"/>
        </table:table-row>
        <table:table-row table:style-name="ro1">
          <table:table-cell office:value-type="float" office:value="4386.02969740897" calcext:value-type="float">
            <text:p>4386,02969740897</text:p>
          </table:table-cell>
          <table:table-cell table:number-columns-repeated="3"/>
          <table:table-cell office:value-type="float" office:value="96.5513528572413" calcext:value-type="float">
            <text:p>96,5513528572413</text:p>
          </table:table-cell>
          <table:table-cell table:number-columns-repeated="15"/>
        </table:table-row>
        <table:table-row table:style-name="ro1">
          <table:table-cell office:value-type="float" office:value="4475.28620234107" calcext:value-type="float">
            <text:p>4475,28620234107</text:p>
          </table:table-cell>
          <table:table-cell table:number-columns-repeated="3"/>
          <table:table-cell office:value-type="float" office:value="96.4710894851883" calcext:value-type="float">
            <text:p>96,4710894851883</text:p>
          </table:table-cell>
          <table:table-cell table:number-columns-repeated="15"/>
        </table:table-row>
        <table:table-row table:style-name="ro1">
          <table:table-cell office:value-type="float" office:value="4561.46458654714" calcext:value-type="float">
            <text:p>4561,46458654714</text:p>
          </table:table-cell>
          <table:table-cell table:number-columns-repeated="3"/>
          <table:table-cell office:value-type="float" office:value="96.3928055973551" calcext:value-type="float">
            <text:p>96,3928055973551</text:p>
          </table:table-cell>
          <table:table-cell table:number-columns-repeated="15"/>
        </table:table-row>
        <table:table-row table:style-name="ro1">
          <table:table-cell office:value-type="float" office:value="4650.72103583312" calcext:value-type="float">
            <text:p>4650,72103583312</text:p>
          </table:table-cell>
          <table:table-cell table:number-columns-repeated="3"/>
          <table:table-cell office:value-type="float" office:value="96.3124008335722" calcext:value-type="float">
            <text:p>96,3124008335722</text:p>
          </table:table-cell>
          <table:table-cell table:number-columns-repeated="15"/>
        </table:table-row>
        <table:table-row table:style-name="ro1">
          <table:table-cell office:value-type="float" office:value="4739.97772625228" calcext:value-type="float">
            <text:p>4739,97772625228</text:p>
          </table:table-cell>
          <table:table-cell table:number-columns-repeated="3"/>
          <table:table-cell office:value-type="float" office:value="96.2326087672858" calcext:value-type="float">
            <text:p>96,2326087672858</text:p>
          </table:table-cell>
          <table:table-cell table:number-columns-repeated="15"/>
        </table:table-row>
        <table:table-row table:style-name="ro1">
          <table:table-cell office:value-type="float" office:value="4826.15590642259" calcext:value-type="float">
            <text:p>4826,15590642259</text:p>
          </table:table-cell>
          <table:table-cell table:number-columns-repeated="3"/>
          <table:table-cell office:value-type="float" office:value="96.1538064431093" calcext:value-type="float">
            <text:p>96,1538064431093</text:p>
          </table:table-cell>
          <table:table-cell table:number-columns-repeated="15"/>
        </table:table-row>
        <table:table-row table:style-name="ro1">
          <table:table-cell office:value-type="float" office:value="4915.41255974434" calcext:value-type="float">
            <text:p>4915,41255974434</text:p>
          </table:table-cell>
          <table:table-cell table:number-columns-repeated="3"/>
          <table:table-cell office:value-type="float" office:value="96.0739201156696" calcext:value-type="float">
            <text:p>96,0739201156696</text:p>
          </table:table-cell>
          <table:table-cell table:number-columns-repeated="15"/>
        </table:table-row>
        <table:table-row table:style-name="ro1">
          <table:table-cell office:value-type="float" office:value="4989.2798521993" calcext:value-type="float">
            <text:p>4989,2798521993</text:p>
          </table:table-cell>
          <table:table-cell table:number-columns-repeated="3"/>
          <table:table-cell office:value-type="float" office:value="96.0070889579649" calcext:value-type="float">
            <text:p>96,0070889579649</text:p>
          </table:table-cell>
          <table:table-cell table:number-columns-repeated="1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float" office:value="500.634101465262" calcext:value-type="float">
            <text:p>500,634101465262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565.290690617134" calcext:value-type="float">
            <text:p>565,290690617134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633.026485594352" calcext:value-type="float">
            <text:p>633,026485594352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700.762790660996" calcext:value-type="float">
            <text:p>700,762790660996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768.498075548789" calcext:value-type="float">
            <text:p>768,498075548789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846.702435803415" calcext:value-type="float">
            <text:p>846,702435803415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914.437822709093" calcext:value-type="float">
            <text:p>914,437822709093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982.481609681366" calcext:value-type="float">
            <text:p>982,481609681366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050.21791474801" calcext:value-type="float">
            <text:p>1050,21791474801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117.95370972523" calcext:value-type="float">
            <text:p>1117,95370972523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185.68899461302" calcext:value-type="float">
            <text:p>1185,68899461302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260.50615704725" calcext:value-type="float">
            <text:p>1260,50615704725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328.24195202447" calcext:value-type="float">
            <text:p>1328,24195202447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395.97815507322" calcext:value-type="float">
            <text:p>1395,97815507322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472.34085446044" calcext:value-type="float">
            <text:p>1472,34085446044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501.33658179343" calcext:value-type="float">
            <text:p>1501,33658179343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501.38146966287" calcext:value-type="float">
            <text:p>1501,38146966287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501.43599255478" calcext:value-type="float">
            <text:p>1501,43599255478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501.49691990282" calcext:value-type="float">
            <text:p>1501,49691990282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501.54180777225" calcext:value-type="float">
            <text:p>1501,54180777225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501.58669564168" calcext:value-type="float">
            <text:p>1501,58669564168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501.63158351112" calcext:value-type="float">
            <text:p>1501,63158351112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501.67647138055" calcext:value-type="float">
            <text:p>1501,67647138055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501.72458981635" calcext:value-type="float">
            <text:p>1501,72458981635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501.76947768579" calcext:value-type="float">
            <text:p>1501,76947768579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508.47046579061" calcext:value-type="float">
            <text:p>1508,47046579061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1579.97353188676" calcext:value-type="float">
            <text:p>1579,97353188676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1647.70973493551" calcext:value-type="float">
            <text:p>1647,70973493551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1715.75301181836" calcext:value-type="float">
            <text:p>1715,75301181836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1752.90078431227" calcext:value-type="float">
            <text:p>1752,9007843122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1783.48880679558" calcext:value-type="float">
            <text:p>1783,48880679558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1826.79437883287" calcext:value-type="float">
            <text:p>1826,7943788328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1858.30607124769" calcext:value-type="float">
            <text:p>1858,30607124769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1900.68797335347" calcext:value-type="float">
            <text:p>1900,6879733534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1929.73654595094" calcext:value-type="float">
            <text:p>1929,73654595094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1997.47336110701" calcext:value-type="float">
            <text:p>1997,47336110701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065.20813590538" calcext:value-type="float">
            <text:p>2065,20813590538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136.63861060862" calcext:value-type="float">
            <text:p>2136,63861060862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211.45587506073" calcext:value-type="float">
            <text:p>2211,45587506073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279.1926902168" calcext:value-type="float">
            <text:p>2279,1926902168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346.92746501517" calcext:value-type="float">
            <text:p>2346,9274650151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414.97114996956" calcext:value-type="float">
            <text:p>2414,97114996956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493.17520417053" calcext:value-type="float">
            <text:p>2493,17520417053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571.3792583715" calcext:value-type="float">
            <text:p>2571,379258371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639.11546142026" calcext:value-type="float">
            <text:p>2639,11546142026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707.15873830311" calcext:value-type="float">
            <text:p>2707,15873830311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774.89453328033" calcext:value-type="float">
            <text:p>2774,89453328033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849.71179773244" calcext:value-type="float">
            <text:p>2849,71179773244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921.14227243568" calcext:value-type="float">
            <text:p>2921,14227243568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988.87908759175" calcext:value-type="float">
            <text:p>2988,8790875917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056.61386239012" calcext:value-type="float">
            <text:p>3056,61386239012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128.04433709337" calcext:value-type="float">
            <text:p>3128,0443370933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202.86160154548" calcext:value-type="float">
            <text:p>3202,86160154548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270.59841670155" calcext:value-type="float">
            <text:p>3270,5984167015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338.33319149992" calcext:value-type="float">
            <text:p>3338,33319149992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406.3768764543" calcext:value-type="float">
            <text:p>3406,3768764543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484.58093065527" calcext:value-type="float">
            <text:p>3484,5809306552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562.78498485625" calcext:value-type="float">
            <text:p>3562,7849848562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630.521187905" calcext:value-type="float">
            <text:p>3630,52118790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698.56446478785" calcext:value-type="float">
            <text:p>3698,5644647878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766.30025976507" calcext:value-type="float">
            <text:p>3766,3002597650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841.11752421718" calcext:value-type="float">
            <text:p>3841,11752421718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912.54799892043" calcext:value-type="float">
            <text:p>3912,54799892043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980.2848140765" calcext:value-type="float">
            <text:p>3980,284814076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048.01958887487" calcext:value-type="float">
            <text:p>4048,0195888748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119.45006357812" calcext:value-type="float">
            <text:p>4119,45006357812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194.26732803022" calcext:value-type="float">
            <text:p>4194,26732803022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262.00414318629" calcext:value-type="float">
            <text:p>4262,00414318629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329.73891798466" calcext:value-type="float">
            <text:p>4329,73891798466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397.78260293905" calcext:value-type="float">
            <text:p>4397,7826029390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475.98665714002" calcext:value-type="float">
            <text:p>4475,98665714002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554.19071134099" calcext:value-type="float">
            <text:p>4554,19071134099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621.92691438975" calcext:value-type="float">
            <text:p>4621,9269143897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689.9701912726" calcext:value-type="float">
            <text:p>4689,9701912726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757.70598624982" calcext:value-type="float">
            <text:p>4757,70598624982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832.52325070193" calcext:value-type="float">
            <text:p>4832,52325070193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903.95372540517" calcext:value-type="float">
            <text:p>4903,9537254051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971.69054056124" calcext:value-type="float">
            <text:p>4971,69054056124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5011.71521741439" calcext:value-type="float">
            <text:p>5011,71521741439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1501.96739238284" calcext:value-type="float">
            <text:p>1501,96739238284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1569.70318736006" calcext:value-type="float">
            <text:p>1569,70318736006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1647.90724156103" calcext:value-type="float">
            <text:p>1647,9072415610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1715.64262846671" calcext:value-type="float">
            <text:p>1715,64262846671</text:p>
          </table:table-cell>
          <table:table-cell table:number-columns-repeated="3"/>
          <table:table-cell office:value-type="float" office:value="98.7527278319036" calcext:value-type="float">
            <text:p>98,7527278319036</text:p>
          </table:table-cell>
          <table:table-cell table:number-columns-repeated="15"/>
        </table:table-row>
        <table:table-row table:style-name="ro1">
          <table:table-cell office:value-type="float" office:value="1783.68672149263" calcext:value-type="float">
            <text:p>1783,6867214926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1851.42200638043" calcext:value-type="float">
            <text:p>1851,42200638043</text:p>
          </table:table-cell>
          <table:table-cell table:number-columns-repeated="3"/>
          <table:table-cell office:value-type="float" office:value="98.752468613732" calcext:value-type="float">
            <text:p>98,752468613732</text:p>
          </table:table-cell>
          <table:table-cell table:number-columns-repeated="15"/>
        </table:table-row>
        <table:table-row table:style-name="ro1">
          <table:table-cell office:value-type="float" office:value="1919.15780135765" calcext:value-type="float">
            <text:p>1919,15780135765</text:p>
          </table:table-cell>
          <table:table-cell table:number-columns-repeated="3"/>
          <table:table-cell office:value-type="float" office:value="98.752468613732" calcext:value-type="float">
            <text:p>98,752468613732</text:p>
          </table:table-cell>
          <table:table-cell table:number-columns-repeated="15"/>
        </table:table-row>
        <table:table-row table:style-name="ro1">
          <table:table-cell office:value-type="float" office:value="1993.97516782764" calcext:value-type="float">
            <text:p>1993,97516782764</text:p>
          </table:table-cell>
          <table:table-cell table:number-columns-repeated="3"/>
          <table:table-cell office:value-type="float" office:value="98.7527278319036" calcext:value-type="float">
            <text:p>98,7527278319036</text:p>
          </table:table-cell>
          <table:table-cell table:number-columns-repeated="15"/>
        </table:table-row>
        <table:table-row table:style-name="ro1">
          <table:table-cell office:value-type="float" office:value="2061.7113708764" calcext:value-type="float">
            <text:p>2061,7113708764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129.44716585362" calcext:value-type="float">
            <text:p>2129,44716585362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200.87764055687" calcext:value-type="float">
            <text:p>2200,87764055687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268.61343553409" calcext:value-type="float">
            <text:p>2268,61343553409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340.04391023733" calcext:value-type="float">
            <text:p>2340,0439102373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407.77970521455" calcext:value-type="float">
            <text:p>2407,77970521455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475.51550019177" calcext:value-type="float">
            <text:p>2475,51550019177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550.33276464388" calcext:value-type="float">
            <text:p>2550,33276464388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618.0685596211" calcext:value-type="float">
            <text:p>2618,0685596211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685.80435459832" calcext:value-type="float">
            <text:p>2685,80435459832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753.84803955271" calcext:value-type="float">
            <text:p>2753,84803955271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821.58383452993" calcext:value-type="float">
            <text:p>2821,5838345299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899.7878887309" calcext:value-type="float">
            <text:p>2899,7878887309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967.52317361869" calcext:value-type="float">
            <text:p>2967,52317361869</text:p>
          </table:table-cell>
          <table:table-cell table:number-columns-repeated="3"/>
          <table:table-cell office:value-type="float" office:value="98.752468613732" calcext:value-type="float">
            <text:p>98,752468613732</text:p>
          </table:table-cell>
          <table:table-cell table:number-columns-repeated="15"/>
        </table:table-row>
        <table:table-row table:style-name="ro1">
          <table:table-cell office:value-type="float" office:value="3045.72773790908" calcext:value-type="float">
            <text:p>3045,72773790908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113.4635328863" calcext:value-type="float">
            <text:p>3113,463532886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181.19932786352" calcext:value-type="float">
            <text:p>3181,19932786352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249.24301281791" calcext:value-type="float">
            <text:p>3249,24301281791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316.97880779513" calcext:value-type="float">
            <text:p>3316,9788077951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391.79607224724" calcext:value-type="float">
            <text:p>3391,79607224724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459.53186722446" calcext:value-type="float">
            <text:p>3459,53186722446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527.26766220167" calcext:value-type="float">
            <text:p>3527,26766220167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598.6976268155" calcext:value-type="float">
            <text:p>3598,6976268155</text:p>
          </table:table-cell>
          <table:table-cell table:number-columns-repeated="3"/>
          <table:table-cell office:value-type="float" office:value="98.752468613732" calcext:value-type="float">
            <text:p>98,752468613732</text:p>
          </table:table-cell>
          <table:table-cell table:number-columns-repeated="15"/>
        </table:table-row>
        <table:table-row table:style-name="ro1">
          <table:table-cell office:value-type="float" office:value="3666.43393188214" calcext:value-type="float">
            <text:p>3666,43393188214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734.16972685936" calcext:value-type="float">
            <text:p>3734,16972685936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805.60020156261" calcext:value-type="float">
            <text:p>3805,60020156261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873.33599653983" calcext:value-type="float">
            <text:p>3873,3359965398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948.15326099194" calcext:value-type="float">
            <text:p>3948,15326099194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015.88854587973" calcext:value-type="float">
            <text:p>4015,88854587973</text:p>
          </table:table-cell>
          <table:table-cell table:number-columns-repeated="3"/>
          <table:table-cell office:value-type="float" office:value="98.752468613732" calcext:value-type="float">
            <text:p>98,752468613732</text:p>
          </table:table-cell>
          <table:table-cell table:number-columns-repeated="15"/>
        </table:table-row>
        <table:table-row table:style-name="ro1">
          <table:table-cell office:value-type="float" office:value="4083.62485094638" calcext:value-type="float">
            <text:p>4083,62485094638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151.66853590076" calcext:value-type="float">
            <text:p>4151,66853590076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219.40433087798" calcext:value-type="float">
            <text:p>4219,40433087798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287.1401258552" calcext:value-type="float">
            <text:p>4287,1401258552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365.34418005617" calcext:value-type="float">
            <text:p>4365,34418005617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443.54823425714" calcext:value-type="float">
            <text:p>4443,54823425714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511.28402923436" calcext:value-type="float">
            <text:p>4511,28402923436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579.01982421158" calcext:value-type="float">
            <text:p>4579,01982421158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647.06350916597" calcext:value-type="float">
            <text:p>4647,06350916597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714.79879405376" calcext:value-type="float">
            <text:p>4714,79879405376</text:p>
          </table:table-cell>
          <table:table-cell table:number-columns-repeated="3"/>
          <table:table-cell office:value-type="float" office:value="98.752468613732" calcext:value-type="float">
            <text:p>98,752468613732</text:p>
          </table:table-cell>
          <table:table-cell table:number-columns-repeated="15"/>
        </table:table-row>
        <table:table-row table:style-name="ro1">
          <table:table-cell office:value-type="float" office:value="4782.5350991204" calcext:value-type="float">
            <text:p>4782,5350991204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857.35236357251" calcext:value-type="float">
            <text:p>4857,35236357251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925.08815854973" calcext:value-type="float">
            <text:p>4925,0881585497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968.80853530776" calcext:value-type="float">
            <text:p>4968,80853530776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float" office:value="253.742348109824" calcext:value-type="float">
            <text:p>253,742348109824</text:p>
          </table:table-cell>
          <table:table-cell table:number-columns-repeated="18"/>
          <table:table-cell office:value-type="float" office:value="7.34857547476844" calcext:value-type="float">
            <text:p>7,34857547476844</text:p>
          </table:table-cell>
        </table:table-row>
        <table:table-row table:style-name="ro1">
          <table:table-cell office:value-type="float" office:value="296.768215528705" calcext:value-type="float">
            <text:p>296,768215528705</text:p>
          </table:table-cell>
          <table:table-cell table:number-columns-repeated="18"/>
          <table:table-cell office:value-type="float" office:value="6.70635164970489" calcext:value-type="float">
            <text:p>6,70635164970489</text:p>
          </table:table-cell>
        </table:table-row>
        <table:table-row table:style-name="ro1">
          <table:table-cell office:value-type="float" office:value="333.640993976667" calcext:value-type="float">
            <text:p>333,640993976667</text:p>
          </table:table-cell>
          <table:table-cell table:number-columns-repeated="18"/>
          <table:table-cell office:value-type="float" office:value="6.11386232961259" calcext:value-type="float">
            <text:p>6,11386232961259</text:p>
          </table:table-cell>
        </table:table-row>
        <table:table-row table:style-name="ro1">
          <table:table-cell office:value-type="float" office:value="370.512426678231" calcext:value-type="float">
            <text:p>370,512426678231</text:p>
          </table:table-cell>
          <table:table-cell table:number-columns-repeated="18"/>
          <table:table-cell office:value-type="float" office:value="5.51272353039485" calcext:value-type="float">
            <text:p>5,51272353039485</text:p>
          </table:table-cell>
        </table:table-row>
        <table:table-row table:style-name="ro1">
          <table:table-cell office:value-type="float" office:value="407.382513633396" calcext:value-type="float">
            <text:p>407,382513633396</text:p>
          </table:table-cell>
          <table:table-cell table:number-columns-repeated="18"/>
          <table:table-cell office:value-type="float" office:value="4.90293525205168" calcext:value-type="float">
            <text:p>4,90293525205168</text:p>
          </table:table-cell>
        </table:table-row>
        <table:table-row table:style-name="ro1">
          <table:table-cell office:value-type="float" office:value="459.652098968123" calcext:value-type="float">
            <text:p>459,652098968123</text:p>
          </table:table-cell>
          <table:table-cell table:number-columns-repeated="18"/>
          <table:table-cell office:value-type="float" office:value="4.27663433174178" calcext:value-type="float">
            <text:p>4,27663433174178</text:p>
          </table:table-cell>
        </table:table-row>
        <table:table-row table:style-name="ro1">
          <table:table-cell office:value-type="float" office:value="527.347791758929" calcext:value-type="float">
            <text:p>527,347791758929</text:p>
          </table:table-cell>
          <table:table-cell table:number-columns-repeated="18"/>
          <table:table-cell office:value-type="float" office:value="3.8048445612635" calcext:value-type="float">
            <text:p>3,8048445612635</text:p>
          </table:table-cell>
        </table:table-row>
        <table:table-row table:style-name="ro1">
          <table:table-cell office:value-type="float" office:value="595.047888810675" calcext:value-type="float">
            <text:p>595,047888810675</text:p>
          </table:table-cell>
          <table:table-cell table:number-columns-repeated="18"/>
          <table:table-cell office:value-type="float" office:value="3.36136217701392" calcext:value-type="float">
            <text:p>3,36136217701392</text:p>
          </table:table-cell>
        </table:table-row>
        <table:table-row table:style-name="ro1">
          <table:table-cell office:value-type="float" office:value="662.761932688735" calcext:value-type="float">
            <text:p>662,761932688735</text:p>
          </table:table-cell>
          <table:table-cell table:number-columns-repeated="18"/>
          <table:table-cell office:value-type="float" office:value="3.00751984915522" calcext:value-type="float">
            <text:p>3,00751984915522</text:p>
          </table:table-cell>
        </table:table-row>
        <table:table-row table:style-name="ro1">
          <table:table-cell office:value-type="float" office:value="730.502402132439" calcext:value-type="float">
            <text:p>730,502402132439</text:p>
          </table:table-cell>
          <table:table-cell table:number-columns-repeated="18"/>
          <table:table-cell office:value-type="float" office:value="2.82352183866869" calcext:value-type="float">
            <text:p>2,82352183866869</text:p>
          </table:table-cell>
        </table:table-row>
        <table:table-row table:style-name="ro1">
          <table:table-cell office:value-type="float" office:value="798.243605619633" calcext:value-type="float">
            <text:p>798,243605619633</text:p>
          </table:table-cell>
          <table:table-cell table:number-columns-repeated="18"/>
          <table:table-cell office:value-type="float" office:value="2.64424172588694" calcext:value-type="float">
            <text:p>2,64424172588694</text:p>
          </table:table-cell>
        </table:table-row>
        <table:table-row table:style-name="ro1">
          <table:table-cell office:value-type="float" office:value="865.989580389513" calcext:value-type="float">
            <text:p>865,989580389513</text:p>
          </table:table-cell>
          <table:table-cell table:number-columns-repeated="18"/>
          <table:table-cell office:value-type="float" office:value="2.49562794818629" calcext:value-type="float">
            <text:p>2,49562794818629</text:p>
          </table:table-cell>
        </table:table-row>
        <table:table-row table:style-name="ro1">
          <table:table-cell office:value-type="float" office:value="933.743629637785" calcext:value-type="float">
            <text:p>933,743629637785</text:p>
          </table:table-cell>
          <table:table-cell table:number-columns-repeated="18"/>
          <table:table-cell office:value-type="float" office:value="2.39891104523824" calcext:value-type="float">
            <text:p>2,39891104523824</text:p>
          </table:table-cell>
        </table:table-row>
        <table:table-row table:style-name="ro1">
          <table:table-cell office:value-type="float" office:value="1001.49767888606" calcext:value-type="float">
            <text:p>1001,49767888606</text:p>
          </table:table-cell>
          <table:table-cell table:number-columns-repeated="18"/>
          <table:table-cell office:value-type="float" office:value="2.30219414229019" calcext:value-type="float">
            <text:p>2,30219414229019</text:p>
          </table:table-cell>
        </table:table-row>
        <table:table-row table:style-name="ro1">
          <table:table-cell office:value-type="float" office:value="1069.25282919956" calcext:value-type="float">
            <text:p>1069,25282919956</text:p>
          </table:table-cell>
          <table:table-cell table:number-columns-repeated="18"/>
          <table:table-cell office:value-type="float" office:value="2.21255408589932" calcext:value-type="float">
            <text:p>2,21255408589932</text:p>
          </table:table-cell>
        </table:table-row>
        <table:table-row table:style-name="ro1">
          <table:table-cell office:value-type="float" office:value="1137.01018164354" calcext:value-type="float">
            <text:p>1137,01018164354</text:p>
          </table:table-cell>
          <table:table-cell table:number-columns-repeated="18"/>
          <table:table-cell office:value-type="float" office:value="2.1370677226228" calcext:value-type="float">
            <text:p>2,1370677226228</text:p>
          </table:table-cell>
        </table:table-row>
        <table:table-row table:style-name="ro1">
          <table:table-cell office:value-type="float" office:value="1204.76716706577" calcext:value-type="float">
            <text:p>1204,76716706577</text:p>
          </table:table-cell>
          <table:table-cell table:number-columns-repeated="18"/>
          <table:table-cell office:value-type="float" office:value="2.05922241049388" calcext:value-type="float">
            <text:p>2,05922241049388</text:p>
          </table:table-cell>
        </table:table-row>
        <table:table-row table:style-name="ro1">
          <table:table-cell office:value-type="float" office:value="1272.52562057499" calcext:value-type="float">
            <text:p>1272,52562057499</text:p>
          </table:table-cell>
          <table:table-cell table:number-columns-repeated="18"/>
          <table:table-cell office:value-type="float" office:value="1.99081289377453" calcext:value-type="float">
            <text:p>1,99081289377453</text:p>
          </table:table-cell>
        </table:table-row>
        <table:table-row table:style-name="ro1">
          <table:table-cell office:value-type="float" office:value="1340.28701025816" calcext:value-type="float">
            <text:p>1340,28701025816</text:p>
          </table:table-cell>
          <table:table-cell table:number-columns-repeated="18"/>
          <table:table-cell office:value-type="float" office:value="1.94127496787431" calcext:value-type="float">
            <text:p>1,94127496787431</text:p>
          </table:table-cell>
        </table:table-row>
        <table:table-row table:style-name="ro1">
          <table:table-cell office:value-type="float" office:value="1408.0432616369" calcext:value-type="float">
            <text:p>1408,0432616369</text:p>
          </table:table-cell>
          <table:table-cell table:number-columns-repeated="18"/>
          <table:table-cell office:value-type="float" office:value="1.85871175804061" calcext:value-type="float">
            <text:p>1,85871175804061</text:p>
          </table:table-cell>
        </table:table-row>
        <table:table-row table:style-name="ro1">
          <table:table-cell office:value-type="float" office:value="1475.80465132007" calcext:value-type="float">
            <text:p>1475,80465132007</text:p>
          </table:table-cell>
          <table:table-cell table:number-columns-repeated="18"/>
          <table:table-cell office:value-type="float" office:value="1.8091738321404" calcext:value-type="float">
            <text:p>1,8091738321404</text:p>
          </table:table-cell>
        </table:table-row>
        <table:table-row table:style-name="ro1">
          <table:table-cell office:value-type="float" office:value="1543.56934419895" calcext:value-type="float">
            <text:p>1543,56934419895</text:p>
          </table:table-cell>
          <table:table-cell table:number-columns-repeated="18"/>
          <table:table-cell office:value-type="float" office:value="1.7808664459117" calcext:value-type="float">
            <text:p>1,7808664459117</text:p>
          </table:table-cell>
        </table:table-row>
        <table:table-row table:style-name="ro1">
          <table:table-cell office:value-type="float" office:value="1611.32853175166" calcext:value-type="float">
            <text:p>1611,32853175166</text:p>
          </table:table-cell>
          <table:table-cell table:number-columns-repeated="18"/>
          <table:table-cell office:value-type="float" office:value="1.71717482689713" calcext:value-type="float">
            <text:p>1,71717482689713</text:p>
          </table:table-cell>
        </table:table-row>
        <table:table-row table:style-name="ro1">
          <table:table-cell office:value-type="float" office:value="1685.25478568673" calcext:value-type="float">
            <text:p>1685,25478568673</text:p>
          </table:table-cell>
          <table:table-cell table:number-columns-repeated="18"/>
          <table:table-cell office:value-type="float" office:value="1.69358533837322" calcext:value-type="float">
            <text:p>1,69358533837322</text:p>
          </table:table-cell>
        </table:table-row>
        <table:table-row table:style-name="ro1">
          <table:table-cell office:value-type="float" office:value="1753.02168069608" calcext:value-type="float">
            <text:p>1753,02168069608</text:p>
          </table:table-cell>
          <table:table-cell table:number-columns-repeated="18"/>
          <table:table-cell office:value-type="float" office:value="1.67943164525887" calcext:value-type="float">
            <text:p>1,67943164525887</text:p>
          </table:table-cell>
        </table:table-row>
        <table:table-row table:style-name="ro1">
          <table:table-cell office:value-type="float" office:value="1820.79041081416" calcext:value-type="float">
            <text:p>1820,79041081416</text:p>
          </table:table-cell>
          <table:table-cell table:number-columns-repeated="18"/>
          <table:table-cell office:value-type="float" office:value="1.67707269640648" calcext:value-type="float">
            <text:p>1,67707269640648</text:p>
          </table:table-cell>
        </table:table-row>
        <table:table-row table:style-name="ro1">
          <table:table-cell office:value-type="float" office:value="1888.55290156257" calcext:value-type="float">
            <text:p>1888,55290156257</text:p>
          </table:table-cell>
          <table:table-cell table:number-columns-repeated="18"/>
          <table:table-cell office:value-type="float" office:value="1.63461161706343" calcext:value-type="float">
            <text:p>1,63461161706343</text:p>
          </table:table-cell>
        </table:table-row>
        <table:table-row table:style-name="ro1">
          <table:table-cell office:value-type="float" office:value="1956.31282315876" calcext:value-type="float">
            <text:p>1956,31282315876</text:p>
          </table:table-cell>
          <table:table-cell table:number-columns-repeated="18"/>
          <table:table-cell office:value-type="float" office:value="1.57563789575365" calcext:value-type="float">
            <text:p>1,57563789575365</text:p>
          </table:table-cell>
        </table:table-row>
        <table:table-row table:style-name="ro1">
          <table:table-cell office:value-type="float" office:value="2024.0731117767" calcext:value-type="float">
            <text:p>2024,0731117767</text:p>
          </table:table-cell>
          <table:table-cell table:number-columns-repeated="18"/>
          <table:table-cell office:value-type="float" office:value="1.51902312329626" calcext:value-type="float">
            <text:p>1,51902312329626</text:p>
          </table:table-cell>
        </table:table-row>
        <table:table-row table:style-name="ro1">
          <table:table-cell office:value-type="float" office:value="2091.84184189477" calcext:value-type="float">
            <text:p>2091,84184189477</text:p>
          </table:table-cell>
          <table:table-cell table:number-columns-repeated="18"/>
          <table:table-cell office:value-type="float" office:value="1.51666417444387" calcext:value-type="float">
            <text:p>1,51666417444387</text:p>
          </table:table-cell>
        </table:table-row>
        <table:table-row table:style-name="ro1">
          <table:table-cell office:value-type="float" office:value="2159.60726881714" calcext:value-type="float">
            <text:p>2159,60726881714</text:p>
          </table:table-cell>
          <table:table-cell table:number-columns-repeated="18"/>
          <table:table-cell office:value-type="float" office:value="1.49307468591995" calcext:value-type="float">
            <text:p>1,49307468591995</text:p>
          </table:table-cell>
        </table:table-row>
        <table:table-row table:style-name="ro1">
          <table:table-cell office:value-type="float" office:value="2227.37930213092" calcext:value-type="float">
            <text:p>2227,37930213092</text:p>
          </table:table-cell>
          <table:table-cell table:number-columns-repeated="18"/>
          <table:table-cell office:value-type="float" office:value="1.51194627673909" calcext:value-type="float">
            <text:p>1,51194627673909</text:p>
          </table:table-cell>
        </table:table-row>
        <table:table-row table:style-name="ro1">
          <table:table-cell office:value-type="float" office:value="2295.14693118376" calcext:value-type="float">
            <text:p>2295,14693118376</text:p>
          </table:table-cell>
          <table:table-cell table:number-columns-repeated="18"/>
          <table:table-cell office:value-type="float" office:value="1.50251048132952" calcext:value-type="float">
            <text:p>1,50251048132952</text:p>
          </table:table-cell>
        </table:table-row>
        <table:table-row table:style-name="ro1">
          <table:table-cell office:value-type="float" office:value="2362.90685277995" calcext:value-type="float">
            <text:p>2362,90685277995</text:p>
          </table:table-cell>
          <table:table-cell table:number-columns-repeated="18"/>
          <table:table-cell office:value-type="float" office:value="1.44353676001973" calcext:value-type="float">
            <text:p>1,44353676001973</text:p>
          </table:table-cell>
        </table:table-row>
        <table:table-row table:style-name="ro1">
          <table:table-cell office:value-type="float" office:value="2430.67631694152" calcext:value-type="float">
            <text:p>2430,67631694152</text:p>
          </table:table-cell>
          <table:table-cell table:number-columns-repeated="18"/>
          <table:table-cell office:value-type="float" office:value="1.44589570887213" calcext:value-type="float">
            <text:p>1,44589570887213</text:p>
          </table:table-cell>
        </table:table-row>
        <table:table-row table:style-name="ro1">
          <table:table-cell office:value-type="float" office:value="2498.43733960294" calcext:value-type="float">
            <text:p>2498,43733960294</text:p>
          </table:table-cell>
          <table:table-cell table:number-columns-repeated="18"/>
          <table:table-cell office:value-type="float" office:value="1.39399883411951" calcext:value-type="float">
            <text:p>1,39399883411951</text:p>
          </table:table-cell>
        </table:table-row>
        <table:table-row table:style-name="ro1">
          <table:table-cell office:value-type="float" office:value="2566.20166546008" calcext:value-type="float">
            <text:p>2566,20166546008</text:p>
          </table:table-cell>
          <table:table-cell table:number-columns-repeated="18"/>
          <table:table-cell office:value-type="float" office:value="1.36333249903843" calcext:value-type="float">
            <text:p>1,36333249903843</text:p>
          </table:table-cell>
        </table:table-row>
        <table:table-row table:style-name="ro1">
          <table:table-cell office:value-type="float" office:value="2633.9740657956" calcext:value-type="float">
            <text:p>2633,9740657956</text:p>
          </table:table-cell>
          <table:table-cell table:number-columns-repeated="18"/>
          <table:table-cell office:value-type="float" office:value="1.38456303870995" calcext:value-type="float">
            <text:p>1,38456303870995</text:p>
          </table:table-cell>
        </table:table-row>
        <table:table-row table:style-name="ro1">
          <table:table-cell office:value-type="float" office:value="2701.73068419609" calcext:value-type="float">
            <text:p>2701,73068419609</text:p>
          </table:table-cell>
          <table:table-cell table:number-columns-repeated="18"/>
          <table:table-cell office:value-type="float" office:value="1.30435877772864" calcext:value-type="float">
            <text:p>1,30435877772864</text:p>
          </table:table-cell>
        </table:table-row>
        <table:table-row table:style-name="ro1">
          <table:table-cell office:value-type="float" office:value="2769.49464303148" calcext:value-type="float">
            <text:p>2769,49464303148</text:p>
          </table:table-cell>
          <table:table-cell table:number-columns-repeated="18"/>
          <table:table-cell office:value-type="float" office:value="1.27133349379516" calcext:value-type="float">
            <text:p>1,27133349379516</text:p>
          </table:table-cell>
        </table:table-row>
        <table:table-row table:style-name="ro1">
          <table:table-cell office:value-type="float" office:value="2837.2597029321" calcext:value-type="float">
            <text:p>2837,2597029321</text:p>
          </table:table-cell>
          <table:table-cell table:number-columns-repeated="18"/>
          <table:table-cell office:value-type="float" office:value="1.24538505641886" calcext:value-type="float">
            <text:p>1,24538505641886</text:p>
          </table:table-cell>
        </table:table-row>
        <table:table-row table:style-name="ro1">
          <table:table-cell office:value-type="float" office:value="2905.02256070226" calcext:value-type="float">
            <text:p>2905,02256070226</text:p>
          </table:table-cell>
          <table:table-cell table:number-columns-repeated="18"/>
          <table:table-cell office:value-type="float" office:value="1.20528292592821" calcext:value-type="float">
            <text:p>1,20528292592821</text:p>
          </table:table-cell>
        </table:table-row>
        <table:table-row table:style-name="ro1">
          <table:table-cell office:value-type="float" office:value="2972.79826423349" calcext:value-type="float">
            <text:p>2972,79826423349</text:p>
          </table:table-cell>
          <table:table-cell table:number-columns-repeated="18"/>
          <table:table-cell office:value-type="float" office:value="1.24774400527125" calcext:value-type="float">
            <text:p>1,24774400527125</text:p>
          </table:table-cell>
        </table:table-row>
        <table:table-row table:style-name="ro1">
          <table:table-cell office:value-type="float" office:value="3040.56552626458" calcext:value-type="float">
            <text:p>3040,56552626458</text:p>
          </table:table-cell>
          <table:table-cell table:number-columns-repeated="18"/>
          <table:table-cell office:value-type="float" office:value="1.23594926100929" calcext:value-type="float">
            <text:p>1,23594926100929</text:p>
          </table:table-cell>
        </table:table-row>
        <table:table-row table:style-name="ro1">
          <table:table-cell office:value-type="float" office:value="3108.32985212171" calcext:value-type="float">
            <text:p>3108,32985212171</text:p>
          </table:table-cell>
          <table:table-cell table:number-columns-repeated="18"/>
          <table:table-cell office:value-type="float" office:value="1.20528292592821" calcext:value-type="float">
            <text:p>1,20528292592821</text:p>
          </table:table-cell>
        </table:table-row>
        <table:table-row table:style-name="ro1">
          <table:table-cell office:value-type="float" office:value="3176.10665671818" calcext:value-type="float">
            <text:p>3176,10665671818</text:p>
          </table:table-cell>
          <table:table-cell table:number-columns-repeated="18"/>
          <table:table-cell office:value-type="float" office:value="1.25482085182842" calcext:value-type="float">
            <text:p>1,25482085182842</text:p>
          </table:table-cell>
        </table:table-row>
        <table:table-row table:style-name="ro1">
          <table:table-cell office:value-type="float" office:value="3243.8643761839" calcext:value-type="float">
            <text:p>3243,8643761839</text:p>
          </table:table-cell>
          <table:table-cell table:number-columns-repeated="18"/>
          <table:table-cell office:value-type="float" office:value="1.18169343740429" calcext:value-type="float">
            <text:p>1,18169343740429</text:p>
          </table:table-cell>
        </table:table-row>
        <table:table-row table:style-name="ro1">
          <table:table-cell office:value-type="float" office:value="3311.63310630198" calcext:value-type="float">
            <text:p>3311,63310630198</text:p>
          </table:table-cell>
          <table:table-cell table:number-columns-repeated="18"/>
          <table:table-cell office:value-type="float" office:value="1.1793344885519" calcext:value-type="float">
            <text:p>1,1793344885519</text:p>
          </table:table-cell>
        </table:table-row>
        <table:table-row table:style-name="ro1">
          <table:table-cell office:value-type="float" office:value="3379.40734174623" calcext:value-type="float">
            <text:p>3379,40734174623</text:p>
          </table:table-cell>
          <table:table-cell table:number-columns-repeated="18"/>
          <table:table-cell office:value-type="float" office:value="1.21235977248538" calcext:value-type="float">
            <text:p>1,21235977248538</text:p>
          </table:table-cell>
        </table:table-row>
        <table:table-row table:style-name="ro1">
          <table:table-cell office:value-type="float" office:value="3447.16983249464" calcext:value-type="float">
            <text:p>3447,16983249464</text:p>
          </table:table-cell>
          <table:table-cell table:number-columns-repeated="18"/>
          <table:table-cell office:value-type="float" office:value="1.16989869314233" calcext:value-type="float">
            <text:p>1,16989869314233</text:p>
          </table:table-cell>
        </table:table-row>
        <table:table-row table:style-name="ro1">
          <table:table-cell office:value-type="float" office:value="3514.93232324304" calcext:value-type="float">
            <text:p>3514,93232324304</text:p>
          </table:table-cell>
          <table:table-cell table:number-columns-repeated="18"/>
          <table:table-cell office:value-type="float" office:value="1.12743761379929" calcext:value-type="float">
            <text:p>1,12743761379929</text:p>
          </table:table-cell>
        </table:table-row>
        <table:table-row table:style-name="ro1">
          <table:table-cell office:value-type="float" office:value="3582.69297888273" calcext:value-type="float">
            <text:p>3582,69297888273</text:p>
          </table:table-cell>
          <table:table-cell table:number-columns-repeated="18"/>
          <table:table-cell office:value-type="float" office:value="1.07318179019429" calcext:value-type="float">
            <text:p>1,07318179019429</text:p>
          </table:table-cell>
        </table:table-row>
        <table:table-row table:style-name="ro1">
          <table:table-cell office:value-type="float" office:value="3650.45069834845" calcext:value-type="float">
            <text:p>3650,45069834845</text:p>
          </table:table-cell>
          <table:table-cell table:number-columns-repeated="18"/>
          <table:table-cell office:value-type="float" office:value="1.00005437577016" calcext:value-type="float">
            <text:p>1,00005437577016</text:p>
          </table:table-cell>
        </table:table-row>
        <table:table-row table:style-name="ro1">
          <table:table-cell office:value-type="float" office:value="3718.2175933578" calcext:value-type="float">
            <text:p>3718,2175933578</text:p>
          </table:table-cell>
          <table:table-cell table:number-columns-repeated="18"/>
          <table:table-cell office:value-type="float" office:value="0.985900682655807" calcext:value-type="float">
            <text:p>0,985900682655807</text:p>
          </table:table-cell>
        </table:table-row>
        <table:table-row table:style-name="ro1">
          <table:table-cell office:value-type="float" office:value="3785.98448836715" calcext:value-type="float">
            <text:p>3785,98448836715</text:p>
          </table:table-cell>
          <table:table-cell table:number-columns-repeated="18"/>
          <table:table-cell office:value-type="float" office:value="0.971746989541458" calcext:value-type="float">
            <text:p>0,971746989541458</text:p>
          </table:table-cell>
        </table:table-row>
        <table:table-row table:style-name="ro1">
          <table:table-cell office:value-type="float" office:value="3853.75248444173" calcext:value-type="float">
            <text:p>3853,75248444173</text:p>
          </table:table-cell>
          <table:table-cell table:number-columns-repeated="18"/>
          <table:table-cell office:value-type="float" office:value="0.964670142984286" calcext:value-type="float">
            <text:p>0,964670142984286</text:p>
          </table:table-cell>
        </table:table-row>
        <table:table-row table:style-name="ro1">
          <table:table-cell office:value-type="float" office:value="3921.52304966853" calcext:value-type="float">
            <text:p>3921,52304966853</text:p>
          </table:table-cell>
          <table:table-cell table:number-columns-repeated="18"/>
          <table:table-cell office:value-type="float" office:value="0.974105938393851" calcext:value-type="float">
            <text:p>0,974105938393851</text:p>
          </table:table-cell>
        </table:table-row>
        <table:table-row table:style-name="ro1">
          <table:table-cell office:value-type="float" office:value="3989.28921063439" calcext:value-type="float">
            <text:p>3989,28921063439</text:p>
          </table:table-cell>
          <table:table-cell table:number-columns-repeated="18"/>
          <table:table-cell office:value-type="float" office:value="0.95523434757472" calcext:value-type="float">
            <text:p>0,95523434757472</text:p>
          </table:table-cell>
        </table:table-row>
        <table:table-row table:style-name="ro1">
          <table:table-cell office:value-type="float" office:value="4057.06161096991" calcext:value-type="float">
            <text:p>4057,06161096991</text:p>
          </table:table-cell>
          <table:table-cell table:number-columns-repeated="18"/>
          <table:table-cell office:value-type="float" office:value="0.976464887246241" calcext:value-type="float">
            <text:p>0,976464887246241</text:p>
          </table:table-cell>
        </table:table-row>
        <table:table-row table:style-name="ro1">
          <table:table-cell office:value-type="float" office:value="4124.83364428369" calcext:value-type="float">
            <text:p>4124,83364428369</text:p>
          </table:table-cell>
          <table:table-cell table:number-columns-repeated="18"/>
          <table:table-cell office:value-type="float" office:value="0.995336478065372" calcext:value-type="float">
            <text:p>0,995336478065372</text:p>
          </table:table-cell>
        </table:table-row>
        <table:table-row table:style-name="ro1">
          <table:table-cell office:value-type="float" office:value="4192.59503396687" calcext:value-type="float">
            <text:p>4192,59503396687</text:p>
          </table:table-cell>
          <table:table-cell table:number-columns-repeated="18"/>
          <table:table-cell office:value-type="float" office:value="0.945798552165154" calcext:value-type="float">
            <text:p>0,945798552165154</text:p>
          </table:table-cell>
        </table:table-row>
        <table:table-row table:style-name="ro1">
          <table:table-cell office:value-type="float" office:value="4260.36706728065" calcext:value-type="float">
            <text:p>4260,36706728065</text:p>
          </table:table-cell>
          <table:table-cell table:number-columns-repeated="18"/>
          <table:table-cell office:value-type="float" office:value="0.964670142984286" calcext:value-type="float">
            <text:p>0,964670142984286</text:p>
          </table:table-cell>
        </table:table-row>
        <table:table-row table:style-name="ro1">
          <table:table-cell office:value-type="float" office:value="4328.13249420302" calcext:value-type="float">
            <text:p>4328,13249420302</text:p>
          </table:table-cell>
          <table:table-cell table:number-columns-repeated="18"/>
          <table:table-cell office:value-type="float" office:value="0.941080654460372" calcext:value-type="float">
            <text:p>0,941080654460372</text:p>
          </table:table-cell>
        </table:table-row>
        <table:table-row table:style-name="ro1">
          <table:table-cell office:value-type="float" office:value="4395.89498495143" calcext:value-type="float">
            <text:p>4395,89498495143</text:p>
          </table:table-cell>
          <table:table-cell table:number-columns-repeated="18"/>
          <table:table-cell office:value-type="float" office:value="0.898619575117326" calcext:value-type="float">
            <text:p>0,898619575117326</text:p>
          </table:table-cell>
        </table:table-row>
        <table:table-row table:style-name="ro1">
          <table:table-cell office:value-type="float" office:value="4463.6710555044" calcext:value-type="float">
            <text:p>4463,6710555044</text:p>
          </table:table-cell>
          <table:table-cell table:number-columns-repeated="18"/>
          <table:table-cell office:value-type="float" office:value="0.943439603312761" calcext:value-type="float">
            <text:p>0,943439603312761</text:p>
          </table:table-cell>
        </table:table-row>
        <table:table-row table:style-name="ro1">
          <table:table-cell office:value-type="float" office:value="4531.43134412234" calcext:value-type="float">
            <text:p>4531,43134412234</text:p>
          </table:table-cell>
          <table:table-cell table:number-columns-repeated="18"/>
          <table:table-cell office:value-type="float" office:value="0.886824830855371" calcext:value-type="float">
            <text:p>0,886824830855371</text:p>
          </table:table-cell>
        </table:table-row>
        <table:table-row table:style-name="ro1">
          <table:table-cell office:value-type="float" office:value="4599.19970721867" calcext:value-type="float">
            <text:p>4599,19970721867</text:p>
          </table:table-cell>
          <table:table-cell table:number-columns-repeated="18"/>
          <table:table-cell office:value-type="float" office:value="0.882106933150585" calcext:value-type="float">
            <text:p>0,882106933150585</text:p>
          </table:table-cell>
        </table:table-row>
        <table:table-row table:style-name="ro1">
          <table:table-cell office:value-type="float" office:value="4666.97320861943" calcext:value-type="float">
            <text:p>4666,97320861943</text:p>
          </table:table-cell>
          <table:table-cell table:number-columns-repeated="18"/>
          <table:table-cell office:value-type="float" office:value="0.910414319379282" calcext:value-type="float">
            <text:p>0,910414319379282</text:p>
          </table:table-cell>
        </table:table-row>
        <table:table-row table:style-name="ro1">
          <table:table-cell office:value-type="float" office:value="4734.73569936784" calcext:value-type="float">
            <text:p>4734,73569936784</text:p>
          </table:table-cell>
          <table:table-cell table:number-columns-repeated="18"/>
          <table:table-cell office:value-type="float" office:value="0.86795324003624" calcext:value-type="float">
            <text:p>0,86795324003624</text:p>
          </table:table-cell>
        </table:table-row>
        <table:table-row table:style-name="ro1">
          <table:table-cell office:value-type="float" office:value="4802.49965820322" calcext:value-type="float">
            <text:p>4802,49965820322</text:p>
          </table:table-cell>
          <table:table-cell table:number-columns-repeated="18"/>
          <table:table-cell office:value-type="float" office:value="0.83492795610276" calcext:value-type="float">
            <text:p>0,83492795610276</text:p>
          </table:table-cell>
        </table:table-row>
        <table:table-row table:style-name="ro1">
          <table:table-cell office:value-type="float" office:value="4870.26581916908" calcext:value-type="float">
            <text:p>4870,26581916908</text:p>
          </table:table-cell>
          <table:table-cell table:number-columns-repeated="18"/>
          <table:table-cell office:value-type="float" office:value="0.816056365283629" calcext:value-type="float">
            <text:p>0,816056365283629</text:p>
          </table:table-cell>
        </table:table-row>
        <table:table-row table:style-name="ro1">
          <table:table-cell office:value-type="float" office:value="4938.03785248286" calcext:value-type="float">
            <text:p>4938,03785248286</text:p>
          </table:table-cell>
          <table:table-cell table:number-columns-repeated="18"/>
          <table:table-cell office:value-type="float" office:value="0.83492795610276" calcext:value-type="float">
            <text:p>0,83492795610276</text:p>
          </table:table-cell>
        </table:table-row>
        <table:table-row table:style-name="ro1">
          <table:table-cell office:value-type="float" office:value="5005.81869431853" calcext:value-type="float">
            <text:p>5005,81869431853</text:p>
          </table:table-cell>
          <table:table-cell table:number-columns-repeated="18"/>
          <table:table-cell office:value-type="float" office:value="0.910414319379282" calcext:value-type="float">
            <text:p>0,910414319379282</text:p>
          </table:table-cell>
        </table:table-row>
        <table:table-row table:style-name="ro1">
          <table:table-cell office:value-type="float" office:value="5062.80983089268" calcext:value-type="float">
            <text:p>5062,80983089268</text:p>
          </table:table-cell>
          <table:table-cell table:number-columns-repeated="18"/>
          <table:table-cell office:value-type="float" office:value="0.932824333477001" calcext:value-type="float">
            <text:p>0,932824333477001</text:p>
          </table:table-cell>
        </table:table-row>
        <table:table-row table:style-name="ro1">
          <table:table-cell office:value-type="float" office:value="5141.35431944595" calcext:value-type="float">
            <text:p>5141,35431944595</text:p>
          </table:table-cell>
          <table:table-cell table:number-columns-repeated="18"/>
          <table:table-cell office:value-type="float" office:value="0.893901677412543" calcext:value-type="float">
            <text:p>0,893901677412543</text:p>
          </table:table-cell>
        </table:table-row>
        <table:table-row table:style-name="ro1">
          <table:table-cell office:value-type="float" office:value="5209.12818786845" calcext:value-type="float">
            <text:p>5209,12818786845</text:p>
          </table:table-cell>
          <table:table-cell table:number-columns-repeated="18"/>
          <table:table-cell office:value-type="float" office:value="0.92456801249363" calcext:value-type="float">
            <text:p>0,92456801249363</text:p>
          </table:table-cell>
        </table:table-row>
        <table:table-row table:style-name="ro1">
          <table:table-cell office:value-type="float" office:value="5258.40599544826" calcext:value-type="float">
            <text:p>5258,40599544826</text:p>
          </table:table-cell>
          <table:table-cell table:number-columns-repeated="18"/>
          <table:table-cell office:value-type="float" office:value="0.86795324003624" calcext:value-type="float">
            <text:p>0,86795324003624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float" office:value="280.893791011025" calcext:value-type="float">
            <text:p>280,893791011025</text:p>
          </table:table-cell>
          <table:table-cell table:number-columns-repeated="18"/>
          <table:table-cell office:value-type="float" office:value="14.9839031727462" calcext:value-type="float">
            <text:p>14,9839031727462</text:p>
          </table:table-cell>
        </table:table-row>
        <table:table-row table:style-name="ro1">
          <table:table-cell office:value-type="float" office:value="338.101470414769" calcext:value-type="float">
            <text:p>338,101470414769</text:p>
          </table:table-cell>
          <table:table-cell table:number-columns-repeated="18"/>
          <table:table-cell office:value-type="float" office:value="14.9839031727462" calcext:value-type="float">
            <text:p>14,9839031727462</text:p>
          </table:table-cell>
        </table:table-row>
        <table:table-row table:style-name="ro1">
          <table:table-cell office:value-type="float" office:value="415.111808073655" calcext:value-type="float">
            <text:p>415,111808073655</text:p>
          </table:table-cell>
          <table:table-cell table:number-columns-repeated="18"/>
          <table:table-cell office:value-type="float" office:value="14.9839031727462" calcext:value-type="float">
            <text:p>14,9839031727462</text:p>
          </table:table-cell>
        </table:table-row>
        <table:table-row table:style-name="ro1">
          <table:table-cell office:value-type="float" office:value="489.034162402693" calcext:value-type="float">
            <text:p>489,034162402693</text:p>
          </table:table-cell>
          <table:table-cell table:number-columns-repeated="18"/>
          <table:table-cell office:value-type="float" office:value="14.9352498526657" calcext:value-type="float">
            <text:p>14,9352498526657</text:p>
          </table:table-cell>
        </table:table-row>
        <table:table-row table:style-name="ro1">
          <table:table-cell office:value-type="float" office:value="497.623489722626" calcext:value-type="float">
            <text:p>497,623489722626</text:p>
          </table:table-cell>
          <table:table-cell table:number-columns-repeated="18"/>
          <table:table-cell office:value-type="float" office:value="10.7452259273268" calcext:value-type="float">
            <text:p>10,7452259273268</text:p>
          </table:table-cell>
        </table:table-row>
        <table:table-row table:style-name="ro1">
          <table:table-cell office:value-type="float" office:value="497.722603944882" calcext:value-type="float">
            <text:p>497,722603944882</text:p>
          </table:table-cell>
          <table:table-cell table:number-columns-repeated="18"/>
          <table:table-cell office:value-type="float" office:value="11.3822600649151" calcext:value-type="float">
            <text:p>11,3822600649151</text:p>
          </table:table-cell>
        </table:table-row>
        <table:table-row table:style-name="ro1">
          <table:table-cell office:value-type="float" office:value="497.834839194523" calcext:value-type="float">
            <text:p>497,834839194523</text:p>
          </table:table-cell>
          <table:table-cell table:number-columns-repeated="18"/>
          <table:table-cell office:value-type="float" office:value="12.1036266239764" calcext:value-type="float">
            <text:p>12,1036266239764</text:p>
          </table:table-cell>
        </table:table-row>
        <table:table-row table:style-name="ro1">
          <table:table-cell office:value-type="float" office:value="497.947881892004" calcext:value-type="float">
            <text:p>497,947881892004</text:p>
          </table:table-cell>
          <table:table-cell table:number-columns-repeated="18"/>
          <table:table-cell office:value-type="float" office:value="12.8301828705129" calcext:value-type="float">
            <text:p>12,8301828705129</text:p>
          </table:table-cell>
        </table:table-row>
        <table:table-row table:style-name="ro1">
          <table:table-cell office:value-type="float" office:value="498.05688735029" calcext:value-type="float">
            <text:p>498,05688735029</text:p>
          </table:table-cell>
          <table:table-cell table:number-columns-repeated="18"/>
          <table:table-cell office:value-type="float" office:value="13.5307906796731" calcext:value-type="float">
            <text:p>13,5307906796731</text:p>
          </table:table-cell>
        </table:table-row>
        <table:table-row table:style-name="ro1">
          <table:table-cell office:value-type="float" office:value="498.16993004777" calcext:value-type="float">
            <text:p>498,16993004777</text:p>
          </table:table-cell>
          <table:table-cell table:number-columns-repeated="18"/>
          <table:table-cell office:value-type="float" office:value="14.2573469262097" calcext:value-type="float">
            <text:p>14,2573469262097</text:p>
          </table:table-cell>
        </table:table-row>
        <table:table-row table:style-name="ro1">
          <table:table-cell office:value-type="float" office:value="503.681915046879" calcext:value-type="float">
            <text:p>503,681915046879</text:p>
          </table:table-cell>
          <table:table-cell table:number-columns-repeated="18"/>
          <table:table-cell office:value-type="float" office:value="10.0870623478749" calcext:value-type="float">
            <text:p>10,0870623478749</text:p>
          </table:table-cell>
        </table:table-row>
        <table:table-row table:style-name="ro1">
          <table:table-cell office:value-type="float" office:value="580.666875773677" calcext:value-type="float">
            <text:p>580,666875773677</text:p>
          </table:table-cell>
          <table:table-cell table:number-columns-repeated="18"/>
          <table:table-cell office:value-type="float" office:value="9.92395788436673" calcext:value-type="float">
            <text:p>9,92395788436673</text:p>
          </table:table-cell>
        </table:table-row>
        <table:table-row table:style-name="ro1">
          <table:table-cell office:value-type="float" office:value="663.838040445274" calcext:value-type="float">
            <text:p>663,838040445274</text:p>
          </table:table-cell>
          <table:table-cell table:number-columns-repeated="18"/>
          <table:table-cell office:value-type="float" office:value="9.92395788436673" calcext:value-type="float">
            <text:p>9,92395788436673</text:p>
          </table:table-cell>
        </table:table-row>
        <table:table-row table:style-name="ro1">
          <table:table-cell office:value-type="float" office:value="747.00920511687" calcext:value-type="float">
            <text:p>747,00920511687</text:p>
          </table:table-cell>
          <table:table-cell table:number-columns-repeated="18"/>
          <table:table-cell office:value-type="float" office:value="9.92395788436673" calcext:value-type="float">
            <text:p>9,92395788436673</text:p>
          </table:table-cell>
        </table:table-row>
        <table:table-row table:style-name="ro1">
          <table:table-cell office:value-type="float" office:value="833.260783294822" calcext:value-type="float">
            <text:p>833,260783294822</text:p>
          </table:table-cell>
          <table:table-cell table:number-columns-repeated="18"/>
          <table:table-cell office:value-type="float" office:value="9.92395788436673" calcext:value-type="float">
            <text:p>9,92395788436673</text:p>
          </table:table-cell>
        </table:table-row>
        <table:table-row table:style-name="ro1">
          <table:table-cell office:value-type="float" office:value="913.351534460064" calcext:value-type="float">
            <text:p>913,351534460064</text:p>
          </table:table-cell>
          <table:table-cell table:number-columns-repeated="18"/>
          <table:table-cell office:value-type="float" office:value="9.92395788436673" calcext:value-type="float">
            <text:p>9,92395788436673</text:p>
          </table:table-cell>
        </table:table-row>
        <table:table-row table:style-name="ro1">
          <table:table-cell office:value-type="float" office:value="999.603112638016" calcext:value-type="float">
            <text:p>999,603112638016</text:p>
          </table:table-cell>
          <table:table-cell table:number-columns-repeated="18"/>
          <table:table-cell office:value-type="float" office:value="9.92395788436673" calcext:value-type="float">
            <text:p>9,92395788436673</text:p>
          </table:table-cell>
        </table:table-row>
        <table:table-row table:style-name="ro1">
          <table:table-cell office:value-type="float" office:value="1085.85469081597" calcext:value-type="float">
            <text:p>1085,85469081597</text:p>
          </table:table-cell>
          <table:table-cell table:number-columns-repeated="18"/>
          <table:table-cell office:value-type="float" office:value="9.92395788436673" calcext:value-type="float">
            <text:p>9,92395788436673</text:p>
          </table:table-cell>
        </table:table-row>
        <table:table-row table:style-name="ro1">
          <table:table-cell office:value-type="float" office:value="1165.94544198121" calcext:value-type="float">
            <text:p>1165,94544198121</text:p>
          </table:table-cell>
          <table:table-cell table:number-columns-repeated="18"/>
          <table:table-cell office:value-type="float" office:value="9.92395788436673" calcext:value-type="float">
            <text:p>9,92395788436673</text:p>
          </table:table-cell>
        </table:table-row>
        <table:table-row table:style-name="ro1">
          <table:table-cell office:value-type="float" office:value="1252.19702015916" calcext:value-type="float">
            <text:p>1252,19702015916</text:p>
          </table:table-cell>
          <table:table-cell table:number-columns-repeated="18"/>
          <table:table-cell office:value-type="float" office:value="9.92395788436673" calcext:value-type="float">
            <text:p>9,92395788436673</text:p>
          </table:table-cell>
        </table:table-row>
        <table:table-row table:style-name="ro1">
          <table:table-cell office:value-type="float" office:value="1332.2877713244" calcext:value-type="float">
            <text:p>1332,2877713244</text:p>
          </table:table-cell>
          <table:table-cell table:number-columns-repeated="18"/>
          <table:table-cell office:value-type="float" office:value="9.92395788436673" calcext:value-type="float">
            <text:p>9,92395788436673</text:p>
          </table:table-cell>
        </table:table-row>
        <table:table-row table:style-name="ro1">
          <table:table-cell office:value-type="float" office:value="1418.53934950235" calcext:value-type="float">
            <text:p>1418,53934950235</text:p>
          </table:table-cell>
          <table:table-cell table:number-columns-repeated="18"/>
          <table:table-cell office:value-type="float" office:value="9.92395788436673" calcext:value-type="float">
            <text:p>9,92395788436673</text:p>
          </table:table-cell>
        </table:table-row>
        <table:table-row table:style-name="ro1">
          <table:table-cell office:value-type="float" office:value="1495.54391967667" calcext:value-type="float">
            <text:p>1495,54391967667</text:p>
          </table:table-cell>
          <table:table-cell table:number-columns-repeated="18"/>
          <table:table-cell office:value-type="float" office:value="9.88688868811486" calcext:value-type="float">
            <text:p>9,88688868811486</text:p>
          </table:table-cell>
        </table:table-row>
        <table:table-row table:style-name="ro1">
          <table:table-cell office:value-type="float" office:value="1501.03629522826" calcext:value-type="float">
            <text:p>1501,03629522826</text:p>
          </table:table-cell>
          <table:table-cell table:number-columns-repeated="18"/>
          <table:table-cell office:value-type="float" office:value="5.59056884252377" calcext:value-type="float">
            <text:p>5,59056884252377</text:p>
          </table:table-cell>
        </table:table-row>
        <table:table-row table:style-name="ro1">
          <table:table-cell office:value-type="float" office:value="1501.14530068655" calcext:value-type="float">
            <text:p>1501,14530068655</text:p>
          </table:table-cell>
          <table:table-cell table:number-columns-repeated="18"/>
          <table:table-cell office:value-type="float" office:value="6.29117665168401" calcext:value-type="float">
            <text:p>6,29117665168401</text:p>
          </table:table-cell>
        </table:table-row>
        <table:table-row table:style-name="ro1">
          <table:table-cell office:value-type="float" office:value="1501.26238062322" calcext:value-type="float">
            <text:p>1501,26238062322</text:p>
          </table:table-cell>
          <table:table-cell table:number-columns-repeated="18"/>
          <table:table-cell office:value-type="float" office:value="7.04368133559686" calcext:value-type="float">
            <text:p>7,04368133559686</text:p>
          </table:table-cell>
        </table:table-row>
        <table:table-row table:style-name="ro1">
          <table:table-cell office:value-type="float" office:value="1501.3754233207" calcext:value-type="float">
            <text:p>1501,3754233207</text:p>
          </table:table-cell>
          <table:table-cell table:number-columns-repeated="18"/>
          <table:table-cell office:value-type="float" office:value="7.7702375821334" calcext:value-type="float">
            <text:p>7,7702375821334</text:p>
          </table:table-cell>
        </table:table-row>
        <table:table-row table:style-name="ro1">
          <table:table-cell office:value-type="float" office:value="1501.48846601818" calcext:value-type="float">
            <text:p>1501,48846601818</text:p>
          </table:table-cell>
          <table:table-cell table:number-columns-repeated="18"/>
          <table:table-cell office:value-type="float" office:value="8.49679382866994" calcext:value-type="float">
            <text:p>8,49679382866994</text:p>
          </table:table-cell>
        </table:table-row>
        <table:table-row table:style-name="ro1">
          <table:table-cell office:value-type="float" office:value="1501.60150871567" calcext:value-type="float">
            <text:p>1501,60150871567</text:p>
          </table:table-cell>
          <table:table-cell table:number-columns-repeated="18"/>
          <table:table-cell office:value-type="float" office:value="9.22335007520649" calcext:value-type="float">
            <text:p>9,22335007520649</text:p>
          </table:table-cell>
        </table:table-row>
        <table:table-row table:style-name="ro1">
          <table:table-cell office:value-type="float" office:value="1510.17206287334" calcext:value-type="float">
            <text:p>1510,17206287334</text:p>
          </table:table-cell>
          <table:table-cell table:number-columns-repeated="18"/>
          <table:table-cell office:value-type="float" office:value="4.9126659160678" calcext:value-type="float">
            <text:p>4,9126659160678</text:p>
          </table:table-cell>
        </table:table-row>
        <table:table-row table:style-name="ro1">
          <table:table-cell office:value-type="float" office:value="1584.09441720238" calcext:value-type="float">
            <text:p>1584,09441720238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1670.34599538033" calcext:value-type="float">
            <text:p>1670,34599538033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1753.51716005193" calcext:value-type="float">
            <text:p>1753,51716005193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1836.68832472352" calcext:value-type="float">
            <text:p>1836,68832472352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1922.93990290147" calcext:value-type="float">
            <text:p>1922,93990290147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2003.03065406672" calcext:value-type="float">
            <text:p>2003,03065406672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2089.28223224467" calcext:value-type="float">
            <text:p>2089,28223224467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2172.45339691626" calcext:value-type="float">
            <text:p>2172,45339691626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2255.62456158786" calcext:value-type="float">
            <text:p>2255,62456158786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2341.87613976581" calcext:value-type="float">
            <text:p>2341,87613976581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2421.96325741578" calcext:value-type="float">
            <text:p>2421,96325741578</text:p>
          </table:table-cell>
          <table:table-cell table:number-columns-repeated="18"/>
          <table:table-cell office:value-type="float" office:value="4.84065900234855" calcext:value-type="float">
            <text:p>4,84065900234855</text:p>
          </table:table-cell>
        </table:table-row>
        <table:table-row table:style-name="ro1">
          <table:table-cell office:value-type="float" office:value="2502.0576420963" calcext:value-type="float">
            <text:p>2502,0576420963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2575.99059417822" calcext:value-type="float">
            <text:p>2575,99059417822</text:p>
          </table:table-cell>
          <table:table-cell table:number-columns-repeated="18"/>
          <table:table-cell office:value-type="float" office:value="4.88347392401946" calcext:value-type="float">
            <text:p>4,88347392401946</text:p>
          </table:table-cell>
        </table:table-row>
        <table:table-row table:style-name="ro1">
          <table:table-cell office:value-type="float" office:value="2675.88674315377" calcext:value-type="float">
            <text:p>2675,88674315377</text:p>
          </table:table-cell>
          <table:table-cell table:number-columns-repeated="18"/>
          <table:table-cell office:value-type="float" office:value="4.90108179223909" calcext:value-type="float">
            <text:p>4,90108179223909</text:p>
          </table:table-cell>
        </table:table-row>
        <table:table-row table:style-name="ro1">
          <table:table-cell office:value-type="float" office:value="2760.81843248894" calcext:value-type="float">
            <text:p>2760,81843248894</text:p>
          </table:table-cell>
          <table:table-cell table:number-columns-repeated="18"/>
          <table:table-cell office:value-type="float" office:value="4.90293525205168" calcext:value-type="float">
            <text:p>4,90293525205168</text:p>
          </table:table-cell>
        </table:table-row>
        <table:table-row table:style-name="ro1">
          <table:table-cell office:value-type="float" office:value="2840.90716503459" calcext:value-type="float">
            <text:p>2840,90716503459</text:p>
          </table:table-cell>
          <table:table-cell table:number-columns-repeated="18"/>
          <table:table-cell office:value-type="float" office:value="4.88996103336353" calcext:value-type="float">
            <text:p>4,88996103336353</text:p>
          </table:table-cell>
        </table:table-row>
        <table:table-row table:style-name="ro1">
          <table:table-cell office:value-type="float" office:value="2927.15874321254" calcext:value-type="float">
            <text:p>2927,15874321254</text:p>
          </table:table-cell>
          <table:table-cell table:number-columns-repeated="18"/>
          <table:table-cell office:value-type="float" office:value="4.88996103336353" calcext:value-type="float">
            <text:p>4,88996103336353</text:p>
          </table:table-cell>
        </table:table-row>
        <table:table-row table:style-name="ro1">
          <table:table-cell office:value-type="float" office:value="3013.40830277089" calcext:value-type="float">
            <text:p>3013,40830277089</text:p>
          </table:table-cell>
          <table:table-cell table:number-columns-repeated="18"/>
          <table:table-cell office:value-type="float" office:value="4.87698681467538" calcext:value-type="float">
            <text:p>4,87698681467538</text:p>
          </table:table-cell>
        </table:table-row>
        <table:table-row table:style-name="ro1">
          <table:table-cell office:value-type="float" office:value="3093.49865021222" calcext:value-type="float">
            <text:p>3093,49865021222</text:p>
          </table:table-cell>
          <table:table-cell table:number-columns-repeated="18"/>
          <table:table-cell office:value-type="float" office:value="4.87439197093775" calcext:value-type="float">
            <text:p>4,87439197093775</text:p>
          </table:table-cell>
        </table:table-row>
        <table:table-row table:style-name="ro1">
          <table:table-cell office:value-type="float" office:value="3179.74861349449" calcext:value-type="float">
            <text:p>3179,74861349449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3259.83936465973" calcext:value-type="float">
            <text:p>3259,83936465973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3346.09094283768" calcext:value-type="float">
            <text:p>3346,09094283768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3432.34252101563" calcext:value-type="float">
            <text:p>3432,34252101563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3512.43327218088" calcext:value-type="float">
            <text:p>3512,43327218088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3598.68485035883" calcext:value-type="float">
            <text:p>3598,68485035883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3678.77560152407" calcext:value-type="float">
            <text:p>3678,77560152407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3765.02717970202" calcext:value-type="float">
            <text:p>3765,02717970202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3851.27875787997" calcext:value-type="float">
            <text:p>3851,27875787997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3931.36950904521" calcext:value-type="float">
            <text:p>3931,36950904521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017.62108722317" calcext:value-type="float">
            <text:p>4017,62108722317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100.79225189476" calcext:value-type="float">
            <text:p>4100,79225189476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183.96341656636" calcext:value-type="float">
            <text:p>4183,96341656636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270.21499474431" calcext:value-type="float">
            <text:p>4270,21499474431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350.30574590955" calcext:value-type="float">
            <text:p>4350,30574590955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436.5573240875" calcext:value-type="float">
            <text:p>4436,5573240875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519.7284887591" calcext:value-type="float">
            <text:p>4519,7284887591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602.8996534307" calcext:value-type="float">
            <text:p>4602,8996534307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689.15123160865" calcext:value-type="float">
            <text:p>4689,15123160865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769.24198277389" calcext:value-type="float">
            <text:p>4769,24198277389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855.49356095184" calcext:value-type="float">
            <text:p>4855,49356095184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938.66472562344" calcext:value-type="float">
            <text:p>4938,66472562344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5006.43382276326" calcext:value-type="float">
            <text:p>5006,43382276326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Total_losses_%</text:p>
          </table:table-cell>
          <table:table-cell office:value-type="string" calcext:value-type="string">
            <text:p>Caps_losses_%</text:p>
          </table:table-cell>
          <table:table-cell office:value-type="string" calcext:value-type="string">
            <text:p>SI_losses_%</text:p>
          </table:table-cell>
          <table:table-cell office:value-type="string" calcext:value-type="string">
            <text:p>GaN_Losses_%</text:p>
          </table:table-cell>
          <table:table-cell office:value-type="string" calcext:value-type="string">
            <text:p>L_losses_%</text:p>
          </table:table-cell>
          <table:table-cell/>
          <table:table-cell office:value-type="string" calcext:value-type="string">
            <text:p>FL1_%</text:p>
          </table:table-cell>
          <table:table-cell office:value-type="string" calcext:value-type="string">
            <text:p>FL2_%</text:p>
          </table:table-cell>
          <table:table-cell office:value-type="string" calcext:value-type="string">
            <text:p>HF1_%</text:p>
          </table:table-cell>
          <table:table-cell office:value-type="string" calcext:value-type="string">
            <text:p>HF2_%</text:p>
          </table:table-cell>
          <table:table-cell office:value-type="string" calcext:value-type="string">
            <text:p>Bulk_%</text:p>
          </table:table-cell>
          <table:table-cell/>
          <table:table-cell office:value-type="string" calcext:value-type="string">
            <text:p>Si_conduction_%</text:p>
          </table:table-cell>
          <table:table-cell office:value-type="string" calcext:value-type="string">
            <text:p>Si_switching_%</text:p>
          </table:table-cell>
          <table:table-cell/>
          <table:table-cell office:value-type="string" calcext:value-type="string">
            <text:p>GaN_conduction_%</text:p>
          </table:table-cell>
          <table:table-cell office:value-type="string" calcext:value-type="string">
            <text:p>GaN_switching_%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([.F2]/[.D2])*100" office:value-type="float" office:value="28.5469768712359" calcext:value-type="float">
            <text:p>28,5469768712359</text:p>
          </table:table-cell>
          <table:table-cell table:formula="of:=([.R2]/[.D2])*100" office:value-type="float" office:value="1.1610681929905" calcext:value-type="float">
            <text:p>1,1610681929905</text:p>
          </table:table-cell>
          <table:table-cell table:formula="of:=([.L2]/[.D2])*100" office:value-type="float" office:value="32.9785376571046" calcext:value-type="float">
            <text:p>32,9785376571046</text:p>
          </table:table-cell>
          <table:table-cell table:formula="of:=([.O2]/[.D2])*100" office:value-type="float" office:value="37.3134172785167" calcext:value-type="float">
            <text:p>37,3134172785167</text:p>
          </table:table-cell>
          <table:table-cell/>
          <table:table-cell table:formula="of:=([.G2]/[.F2])*100" office:value-type="float" office:value="1.04402475431752" calcext:value-type="float">
            <text:p>1,04402475431752</text:p>
          </table:table-cell>
          <table:table-cell table:formula="of:=([.I2]/[.F2])*100" office:value-type="float" office:value="0.578475959476191" calcext:value-type="float">
            <text:p>0,578475959476191</text:p>
          </table:table-cell>
          <table:table-cell table:formula="of:=([.H2]/[.F2])*100" office:value-type="float" office:value="0" calcext:value-type="float">
            <text:p>0</text:p>
          </table:table-cell>
          <table:table-cell table:formula="of:=([.J2]/[.F2])*100" office:value-type="float" office:value="0" calcext:value-type="float">
            <text:p>0</text:p>
          </table:table-cell>
          <table:table-cell table:formula="of:=([.K2]/[.F2])*100" office:value-type="float" office:value="98.3774490513201" calcext:value-type="float">
            <text:p>98,3774490513201</text:p>
          </table:table-cell>
          <table:table-cell/>
          <table:table-cell table:formula="of:=([.P2]/[.R2])*100" office:value-type="float" office:value="94.1524208405444" calcext:value-type="float">
            <text:p>94,1524208405444</text:p>
          </table:table-cell>
          <table:table-cell table:formula="of:=([.Q2]/[.R2])*100" office:value-type="float" office:value="5.84757915952098" calcext:value-type="float">
            <text:p>5,84757915952098</text:p>
          </table:table-cell>
          <table:table-cell/>
          <table:table-cell table:formula="of:=([.N2]/[.L2])*100" office:value-type="float" office:value="5.53421790249342" calcext:value-type="float">
            <text:p>5,53421790249342</text:p>
          </table:table-cell>
          <table:table-cell table:formula="of:=([.M2]/[.L2])*100" office:value-type="float" office:value="94.4657820977617" calcext:value-type="float">
            <text:p>94,4657820977617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formula="of:=([.F3]/[.D3])*100" office:value-type="float" office:value="28.1126497139741" calcext:value-type="float">
            <text:p>28,1126497139741</text:p>
          </table:table-cell>
          <table:table-cell table:formula="of:=([.R3]/[.D3])*100" office:value-type="float" office:value="1.25105274905311" calcext:value-type="float">
            <text:p>1,25105274905311</text:p>
          </table:table-cell>
          <table:table-cell table:formula="of:=([.L3]/[.D3])*100" office:value-type="float" office:value="33.9488222597064" calcext:value-type="float">
            <text:p>33,9488222597064</text:p>
          </table:table-cell>
          <table:table-cell table:formula="of:=([.O3]/[.D3])*100" office:value-type="float" office:value="36.6874752773437" calcext:value-type="float">
            <text:p>36,6874752773437</text:p>
          </table:table-cell>
          <table:table-cell/>
          <table:table-cell table:formula="of:=([.G3]/[.F3])*100" office:value-type="float" office:value="1.09342653322038" calcext:value-type="float">
            <text:p>1,09342653322038</text:p>
          </table:table-cell>
          <table:table-cell table:formula="of:=([.I3]/[.F3])*100" office:value-type="float" office:value="0.63933886500293" calcext:value-type="float">
            <text:p>0,63933886500293</text:p>
          </table:table-cell>
          <table:table-cell table:formula="of:=([.H3]/[.F3])*100" office:value-type="float" office:value="0" calcext:value-type="float">
            <text:p>0</text:p>
          </table:table-cell>
          <table:table-cell table:formula="of:=([.J3]/[.F3])*100" office:value-type="float" office:value="0" calcext:value-type="float">
            <text:p>0</text:p>
          </table:table-cell>
          <table:table-cell table:formula="of:=([.K3]/[.F3])*100" office:value-type="float" office:value="98.2671843789269" calcext:value-type="float">
            <text:p>98,2671843789269</text:p>
          </table:table-cell>
          <table:table-cell/>
          <table:table-cell table:formula="of:=([.P3]/[.R3])*100" office:value-type="float" office:value="94.7480223021201" calcext:value-type="float">
            <text:p>94,7480223021201</text:p>
          </table:table-cell>
          <table:table-cell table:formula="of:=([.Q3]/[.R3])*100" office:value-type="float" office:value="5.25197769784825" calcext:value-type="float">
            <text:p>5,25197769784825</text:p>
          </table:table-cell>
          <table:table-cell/>
          <table:table-cell table:formula="of:=([.N3]/[.L3])*100" office:value-type="float" office:value="5.44408301977136" calcext:value-type="float">
            <text:p>5,44408301977136</text:p>
          </table:table-cell>
          <table:table-cell table:formula="of:=([.M3]/[.L3])*100" office:value-type="float" office:value="94.5559169801412" calcext:value-type="float">
            <text:p>94,5559169801412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([.F4]/[.D4])*100" office:value-type="float" office:value="27.000613749049" calcext:value-type="float">
            <text:p>27,000613749049</text:p>
          </table:table-cell>
          <table:table-cell table:formula="of:=([.R4]/[.D4])*100" office:value-type="float" office:value="1.37452186913446" calcext:value-type="float">
            <text:p>1,37452186913446</text:p>
          </table:table-cell>
          <table:table-cell table:formula="of:=([.L4]/[.D4])*100" office:value-type="float" office:value="36.4637259981932" calcext:value-type="float">
            <text:p>36,4637259981932</text:p>
          </table:table-cell>
          <table:table-cell table:formula="of:=([.O4]/[.D4])*100" office:value-type="float" office:value="35.1611383834499" calcext:value-type="float">
            <text:p>35,1611383834499</text:p>
          </table:table-cell>
          <table:table-cell/>
          <table:table-cell table:formula="of:=([.G4]/[.F4])*100" office:value-type="float" office:value="1.1842289268201" calcext:value-type="float">
            <text:p>1,1842289268201</text:p>
          </table:table-cell>
          <table:table-cell table:formula="of:=([.I4]/[.F4])*100" office:value-type="float" office:value="0.751078626704168" calcext:value-type="float">
            <text:p>0,751078626704168</text:p>
          </table:table-cell>
          <table:table-cell table:formula="of:=([.H4]/[.F4])*100" office:value-type="float" office:value="0" calcext:value-type="float">
            <text:p>0</text:p>
          </table:table-cell>
          <table:table-cell table:formula="of:=([.J4]/[.F4])*100" office:value-type="float" office:value="0" calcext:value-type="float">
            <text:p>0</text:p>
          </table:table-cell>
          <table:table-cell table:formula="of:=([.K4]/[.F4])*100" office:value-type="float" office:value="98.0646443207941" calcext:value-type="float">
            <text:p>98,0646443207941</text:p>
          </table:table-cell>
          <table:table-cell/>
          <table:table-cell table:formula="of:=([.P4]/[.R4])*100" office:value-type="float" office:value="95.4930027763453" calcext:value-type="float">
            <text:p>95,4930027763453</text:p>
          </table:table-cell>
          <table:table-cell table:formula="of:=([.Q4]/[.R4])*100" office:value-type="float" office:value="4.5069972234127" calcext:value-type="float">
            <text:p>4,5069972234127</text:p>
          </table:table-cell>
          <table:table-cell/>
          <table:table-cell table:formula="of:=([.N4]/[.L4])*100" office:value-type="float" office:value="5.08889678665548" calcext:value-type="float">
            <text:p>5,08889678665548</text:p>
          </table:table-cell>
          <table:table-cell table:formula="of:=([.M4]/[.L4])*100" office:value-type="float" office:value="94.9111032135184" calcext:value-type="float">
            <text:p>94,9111032135184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([.F5]/[.D5])*100" office:value-type="float" office:value="21.0146362509008" calcext:value-type="float">
            <text:p>21,0146362509008</text:p>
          </table:table-cell>
          <table:table-cell table:formula="of:=([.R5]/[.D5])*100" office:value-type="float" office:value="1.76316537093619" calcext:value-type="float">
            <text:p>1,76316537093619</text:p>
          </table:table-cell>
          <table:table-cell table:formula="of:=([.L5]/[.D5])*100" office:value-type="float" office:value="50.0559964376399" calcext:value-type="float">
            <text:p>50,0559964376399</text:p>
          </table:table-cell>
          <table:table-cell table:formula="of:=([.O5]/[.D5])*100" office:value-type="float" office:value="27.1662019405082" calcext:value-type="float">
            <text:p>27,1662019405082</text:p>
          </table:table-cell>
          <table:table-cell/>
          <table:table-cell table:formula="of:=([.G5]/[.F5])*100" office:value-type="float" office:value="1.66809357493515" calcext:value-type="float">
            <text:p>1,66809357493515</text:p>
          </table:table-cell>
          <table:table-cell table:formula="of:=([.I5]/[.F5])*100" office:value-type="float" office:value="1.29910990063322" calcext:value-type="float">
            <text:p>1,29910990063322</text:p>
          </table:table-cell>
          <table:table-cell table:formula="of:=([.H5]/[.F5])*100" office:value-type="float" office:value="0.0207669879713546" calcext:value-type="float">
            <text:p>0,0207669879713546</text:p>
          </table:table-cell>
          <table:table-cell table:formula="of:=([.J5]/[.F5])*100" office:value-type="float" office:value="0" calcext:value-type="float">
            <text:p>0</text:p>
          </table:table-cell>
          <table:table-cell table:formula="of:=([.K5]/[.F5])*100" office:value-type="float" office:value="97.0119881554583" calcext:value-type="float">
            <text:p>97,0119881554583</text:p>
          </table:table-cell>
          <table:table-cell/>
          <table:table-cell table:formula="of:=([.P5]/[.R5])*100" office:value-type="float" office:value="97.6287982731869" calcext:value-type="float">
            <text:p>97,6287982731869</text:p>
          </table:table-cell>
          <table:table-cell table:formula="of:=([.Q5]/[.R5])*100" office:value-type="float" office:value="2.37120172658986" calcext:value-type="float">
            <text:p>2,37120172658986</text:p>
          </table:table-cell>
          <table:table-cell/>
          <table:table-cell table:formula="of:=([.N5]/[.L5])*100" office:value-type="float" office:value="3.55767251076583" calcext:value-type="float">
            <text:p>3,55767251076583</text:p>
          </table:table-cell>
          <table:table-cell table:formula="of:=([.M5]/[.L5])*100" office:value-type="float" office:value="96.4423274891862" calcext:value-type="float">
            <text:p>96,4423274891862</text:p>
          </table:table-cell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table:formula="of:=([.F6]/[.D6])*100" office:value-type="float" office:value="19.2507063863446" calcext:value-type="float">
            <text:p>19,2507063863446</text:p>
          </table:table-cell>
          <table:table-cell table:formula="of:=([.R6]/[.D6])*100" office:value-type="float" office:value="1.8960266717108" calcext:value-type="float">
            <text:p>1,8960266717108</text:p>
          </table:table-cell>
          <table:table-cell table:formula="of:=([.L6]/[.D6])*100" office:value-type="float" office:value="54.0389544117486" calcext:value-type="float">
            <text:p>54,0389544117486</text:p>
          </table:table-cell>
          <table:table-cell table:formula="of:=([.O6]/[.D6])*100" office:value-type="float" office:value="24.8143125301379" calcext:value-type="float">
            <text:p>24,8143125301379</text:p>
          </table:table-cell>
          <table:table-cell/>
          <table:table-cell table:formula="of:=([.G6]/[.F6])*100" office:value-type="float" office:value="1.86132575075161" calcext:value-type="float">
            <text:p>1,86132575075161</text:p>
          </table:table-cell>
          <table:table-cell table:formula="of:=([.I6]/[.F6])*100" office:value-type="float" office:value="1.50123247378163" calcext:value-type="float">
            <text:p>1,50123247378163</text:p>
          </table:table-cell>
          <table:table-cell table:formula="of:=([.H6]/[.F6])*100" office:value-type="float" office:value="0.0321697166477783" calcext:value-type="float">
            <text:p>0,0321697166477783</text:p>
          </table:table-cell>
          <table:table-cell table:formula="of:=([.J6]/[.F6])*100" office:value-type="float" office:value="0.0223457265269795" calcext:value-type="float">
            <text:p>0,0223457265269795</text:p>
          </table:table-cell>
          <table:table-cell table:formula="of:=([.K6]/[.F6])*100" office:value-type="float" office:value="96.5828863573921" calcext:value-type="float">
            <text:p>96,5828863573921</text:p>
          </table:table-cell>
          <table:table-cell/>
          <table:table-cell table:formula="of:=([.P6]/[.R6])*100" office:value-type="float" office:value="98.089211060246" calcext:value-type="float">
            <text:p>98,089211060246</text:p>
          </table:table-cell>
          <table:table-cell table:formula="of:=([.Q6]/[.R6])*100" office:value-type="float" office:value="1.91078893986107" calcext:value-type="float">
            <text:p>1,91078893986107</text:p>
          </table:table-cell>
          <table:table-cell/>
          <table:table-cell table:formula="of:=([.N6]/[.L6])*100" office:value-type="float" office:value="3.29024037635218" calcext:value-type="float">
            <text:p>3,29024037635218</text:p>
          </table:table-cell>
          <table:table-cell table:formula="of:=([.M6]/[.L6])*100" office:value-type="float" office:value="96.7097596237745" calcext:value-type="float">
            <text:p>96,7097596237745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formula="of:=([.F7]/[.D7])*100" office:value-type="float" office:value="17.1602388909406" calcext:value-type="float">
            <text:p>17,1602388909406</text:p>
          </table:table-cell>
          <table:table-cell table:formula="of:=([.R7]/[.D7])*100" office:value-type="float" office:value="1.97234600544892" calcext:value-type="float">
            <text:p>1,97234600544892</text:p>
          </table:table-cell>
          <table:table-cell table:formula="of:=([.L7]/[.D7])*100" office:value-type="float" office:value="58.8048814454803" calcext:value-type="float">
            <text:p>58,8048814454803</text:p>
          </table:table-cell>
          <table:table-cell table:formula="of:=([.O7]/[.D7])*100" office:value-type="float" office:value="22.0625336580433" calcext:value-type="float">
            <text:p>22,0625336580433</text:p>
          </table:table-cell>
          <table:table-cell/>
          <table:table-cell table:formula="of:=([.G7]/[.F7])*100" office:value-type="float" office:value="2.08129360973214" calcext:value-type="float">
            <text:p>2,08129360973214</text:p>
          </table:table-cell>
          <table:table-cell table:formula="of:=([.I7]/[.F7])*100" office:value-type="float" office:value="1.72082367296933" calcext:value-type="float">
            <text:p>1,72082367296933</text:p>
          </table:table-cell>
          <table:table-cell table:formula="of:=([.H7]/[.F7])*100" office:value-type="float" office:value="0.0415833530737629" calcext:value-type="float">
            <text:p>0,0415833530737629</text:p>
          </table:table-cell>
          <table:table-cell table:formula="of:=([.J7]/[.F7])*100" office:value-type="float" office:value="0.0332635061699424" calcext:value-type="float">
            <text:p>0,0332635061699424</text:p>
          </table:table-cell>
          <table:table-cell table:formula="of:=([.K7]/[.F7])*100" office:value-type="float" office:value="96.1229971217803" calcext:value-type="float">
            <text:p>96,1229971217803</text:p>
          </table:table-cell>
          <table:table-cell/>
          <table:table-cell table:formula="of:=([.P7]/[.R7])*100" office:value-type="float" office:value="98.4273872498031" calcext:value-type="float">
            <text:p>98,4273872498031</text:p>
          </table:table-cell>
          <table:table-cell table:formula="of:=([.Q7]/[.R7])*100" office:value-type="float" office:value="1.57261275021144" calcext:value-type="float">
            <text:p>1,57261275021144</text:p>
          </table:table-cell>
          <table:table-cell/>
          <table:table-cell table:formula="of:=([.N7]/[.L7])*100" office:value-type="float" office:value="2.96172192223323" calcext:value-type="float">
            <text:p>2,96172192223323</text:p>
          </table:table-cell>
          <table:table-cell table:formula="of:=([.M7]/[.L7])*100" office:value-type="float" office:value="97.0382780779306" calcext:value-type="float">
            <text:p>97,0382780779306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table:formula="of:=([.F8]/[.D8])*100" office:value-type="float" office:value="13.4252805997819" calcext:value-type="float">
            <text:p>13,4252805997819</text:p>
          </table:table-cell>
          <table:table-cell table:formula="of:=([.R8]/[.D8])*100" office:value-type="float" office:value="1.81294109293617" calcext:value-type="float">
            <text:p>1,81294109293617</text:p>
          </table:table-cell>
          <table:table-cell table:formula="of:=([.L8]/[.D8])*100" office:value-type="float" office:value="67.5564192525022" calcext:value-type="float">
            <text:p>67,5564192525022</text:p>
          </table:table-cell>
          <table:table-cell table:formula="of:=([.O8]/[.D8])*100" office:value-type="float" office:value="17.2053590546964" calcext:value-type="float">
            <text:p>17,2053590546964</text:p>
          </table:table-cell>
          <table:table-cell/>
          <table:table-cell table:formula="of:=([.G8]/[.F8])*100" office:value-type="float" office:value="2.34183095438818" calcext:value-type="float">
            <text:p>2,34183095438818</text:p>
          </table:table-cell>
          <table:table-cell table:formula="of:=([.I8]/[.F8])*100" office:value-type="float" office:value="2.0095046454365" calcext:value-type="float">
            <text:p>2,0095046454365</text:p>
          </table:table-cell>
          <table:table-cell table:formula="of:=([.H8]/[.F8])*100" office:value-type="float" office:value="0.0568927797918313" calcext:value-type="float">
            <text:p>0,0568927797918313</text:p>
          </table:table-cell>
          <table:table-cell table:formula="of:=([.J8]/[.F8])*100" office:value-type="float" office:value="0.0529547922048203" calcext:value-type="float">
            <text:p>0,0529547922048203</text:p>
          </table:table-cell>
          <table:table-cell table:formula="of:=([.K8]/[.F8])*100" office:value-type="float" office:value="95.5387789803072" calcext:value-type="float">
            <text:p>95,5387789803072</text:p>
          </table:table-cell>
          <table:table-cell/>
          <table:table-cell table:formula="of:=([.P8]/[.R8])*100" office:value-type="float" office:value="98.6693985263906" calcext:value-type="float">
            <text:p>98,6693985263906</text:p>
          </table:table-cell>
          <table:table-cell table:formula="of:=([.Q8]/[.R8])*100" office:value-type="float" office:value="1.33060147355764" calcext:value-type="float">
            <text:p>1,33060147355764</text:p>
          </table:table-cell>
          <table:table-cell/>
          <table:table-cell table:formula="of:=([.N8]/[.L8])*100" office:value-type="float" office:value="2.24812406792884" calcext:value-type="float">
            <text:p>2,24812406792884</text:p>
          </table:table-cell>
          <table:table-cell table:formula="of:=([.M8]/[.L8])*100" office:value-type="float" office:value="97.7518759321034" calcext:value-type="float">
            <text:p>97,7518759321034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([.F9]/[.D9])*100" office:value-type="float" office:value="11.5082730435324" calcext:value-type="float">
            <text:p>11,5082730435324</text:p>
          </table:table-cell>
          <table:table-cell table:formula="of:=([.R9]/[.D9])*100" office:value-type="float" office:value="1.7983883429741" calcext:value-type="float">
            <text:p>1,7983883429741</text:p>
          </table:table-cell>
          <table:table-cell table:formula="of:=([.L9]/[.D9])*100" office:value-type="float" office:value="71.9775288213901" calcext:value-type="float">
            <text:p>71,9775288213901</text:p>
          </table:table-cell>
          <table:table-cell table:formula="of:=([.O9]/[.D9])*100" office:value-type="float" office:value="14.7158097921509" calcext:value-type="float">
            <text:p>14,7158097921509</text:p>
          </table:table-cell>
          <table:table-cell/>
          <table:table-cell table:formula="of:=([.G9]/[.F9])*100" office:value-type="float" office:value="2.59197848552342" calcext:value-type="float">
            <text:p>2,59197848552342</text:p>
          </table:table-cell>
          <table:table-cell table:formula="of:=([.I9]/[.F9])*100" office:value-type="float" office:value="2.26447450783845" calcext:value-type="float">
            <text:p>2,26447450783845</text:p>
          </table:table-cell>
          <table:table-cell table:formula="of:=([.H9]/[.F9])*100" office:value-type="float" office:value="0.065844468566651" calcext:value-type="float">
            <text:p>0,065844468566651</text:p>
          </table:table-cell>
          <table:table-cell table:formula="of:=([.J9]/[.F9])*100" office:value-type="float" office:value="0.0629518790758224" calcext:value-type="float">
            <text:p>0,0629518790758224</text:p>
          </table:table-cell>
          <table:table-cell table:formula="of:=([.K9]/[.F9])*100" office:value-type="float" office:value="95.0147138905788" calcext:value-type="float">
            <text:p>95,0147138905788</text:p>
          </table:table-cell>
          <table:table-cell/>
          <table:table-cell table:formula="of:=([.P9]/[.R9])*100" office:value-type="float" office:value="98.8827301165641" calcext:value-type="float">
            <text:p>98,8827301165641</text:p>
          </table:table-cell>
          <table:table-cell table:formula="of:=([.Q9]/[.R9])*100" office:value-type="float" office:value="1.11726988348515" calcext:value-type="float">
            <text:p>1,11726988348515</text:p>
          </table:table-cell>
          <table:table-cell/>
          <table:table-cell table:formula="of:=([.N9]/[.L9])*100" office:value-type="float" office:value="2.00987979037068" calcext:value-type="float">
            <text:p>2,00987979037068</text:p>
          </table:table-cell>
          <table:table-cell table:formula="of:=([.M9]/[.L9])*100" office:value-type="float" office:value="97.9901202095915" calcext:value-type="float">
            <text:p>97,9901202095915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00" calcext:value-type="float">
            <text:p>100</text:p>
          </table:table-cell>
          <table:table-cell table:formula="of:=([.F10]/[.D10])*100" office:value-type="float" office:value="11.1102836085995" calcext:value-type="float">
            <text:p>11,1102836085995</text:p>
          </table:table-cell>
          <table:table-cell table:formula="of:=([.R10]/[.D10])*100" office:value-type="float" office:value="1.99105047820221" calcext:value-type="float">
            <text:p>1,99105047820221</text:p>
          </table:table-cell>
          <table:table-cell table:formula="of:=([.L10]/[.D10])*100" office:value-type="float" office:value="72.7386792885286" calcext:value-type="float">
            <text:p>72,7386792885286</text:p>
          </table:table-cell>
          <table:table-cell table:formula="of:=([.O10]/[.D10])*100" office:value-type="float" office:value="14.1599866245947" calcext:value-type="float">
            <text:p>14,1599866245947</text:p>
          </table:table-cell>
          <table:table-cell/>
          <table:table-cell table:formula="of:=([.G10]/[.F10])*100" office:value-type="float" office:value="2.86931282702453" calcext:value-type="float">
            <text:p>2,86931282702453</text:p>
          </table:table-cell>
          <table:table-cell table:formula="of:=([.I10]/[.F10])*100" office:value-type="float" office:value="2.54496969985961" calcext:value-type="float">
            <text:p>2,54496969985961</text:p>
          </table:table-cell>
          <table:table-cell table:formula="of:=([.H10]/[.F10])*100" office:value-type="float" office:value="0.0765654366134156" calcext:value-type="float">
            <text:p>0,0765654366134156</text:p>
          </table:table-cell>
          <table:table-cell table:formula="of:=([.J10]/[.F10])*100" office:value-type="float" office:value="0.0736852170035068" calcext:value-type="float">
            <text:p>0,0736852170035068</text:p>
          </table:table-cell>
          <table:table-cell table:formula="of:=([.K10]/[.F10])*100" office:value-type="float" office:value="94.4354300782628" calcext:value-type="float">
            <text:p>94,4354300782628</text:p>
          </table:table-cell>
          <table:table-cell/>
          <table:table-cell table:formula="of:=([.P10]/[.R10])*100" office:value-type="float" office:value="99.1647014313008" calcext:value-type="float">
            <text:p>99,1647014313008</text:p>
          </table:table-cell>
          <table:table-cell table:formula="of:=([.Q10]/[.R10])*100" office:value-type="float" office:value="0.835298569015708" calcext:value-type="float">
            <text:p>0,835298569015708</text:p>
          </table:table-cell>
          <table:table-cell/>
          <table:table-cell table:formula="of:=([.N10]/[.L10])*100" office:value-type="float" office:value="2.13347608508614" calcext:value-type="float">
            <text:p>2,13347608508614</text:p>
          </table:table-cell>
          <table:table-cell table:formula="of:=([.M10]/[.L10])*100" office:value-type="float" office:value="97.8665239149231" calcext:value-type="float">
            <text:p>97,8665239149231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table:formula="of:=([.F11]/[.D11])*100" office:value-type="float" office:value="10.6344722382806" calcext:value-type="float">
            <text:p>10,6344722382806</text:p>
          </table:table-cell>
          <table:table-cell table:formula="of:=([.R11]/[.D11])*100" office:value-type="float" office:value="2.1679952707732" calcext:value-type="float">
            <text:p>2,1679952707732</text:p>
          </table:table-cell>
          <table:table-cell table:formula="of:=([.L11]/[.D11])*100" office:value-type="float" office:value="73.695892115403" calcext:value-type="float">
            <text:p>73,695892115403</text:p>
          </table:table-cell>
          <table:table-cell table:formula="of:=([.O11]/[.D11])*100" office:value-type="float" office:value="13.5016403756299" calcext:value-type="float">
            <text:p>13,5016403756299</text:p>
          </table:table-cell>
          <table:table-cell/>
          <table:table-cell table:formula="of:=([.G11]/[.F11])*100" office:value-type="float" office:value="3.16941817699975" calcext:value-type="float">
            <text:p>3,16941817699975</text:p>
          </table:table-cell>
          <table:table-cell table:formula="of:=([.I11]/[.F11])*100" office:value-type="float" office:value="2.84564693246251" calcext:value-type="float">
            <text:p>2,84564693246251</text:p>
          </table:table-cell>
          <table:table-cell table:formula="of:=([.H11]/[.F11])*100" office:value-type="float" office:value="0.0885379143535833" calcext:value-type="float">
            <text:p>0,0885379143535833</text:p>
          </table:table-cell>
          <table:table-cell table:formula="of:=([.J11]/[.F11])*100" office:value-type="float" office:value="0.0866075906866876" calcext:value-type="float">
            <text:p>0,0866075906866876</text:p>
          </table:table-cell>
          <table:table-cell table:formula="of:=([.K11]/[.F11])*100" office:value-type="float" office:value="93.8097532953884" calcext:value-type="float">
            <text:p>93,8097532953884</text:p>
          </table:table-cell>
          <table:table-cell/>
          <table:table-cell table:formula="of:=([.P11]/[.R11])*100" office:value-type="float" office:value="99.4629176701644" calcext:value-type="float">
            <text:p>99,4629176701644</text:p>
          </table:table-cell>
          <table:table-cell table:formula="of:=([.Q11]/[.R11])*100" office:value-type="float" office:value="0.537082329916464" calcext:value-type="float">
            <text:p>0,537082329916464</text:p>
          </table:table-cell>
          <table:table-cell/>
          <table:table-cell table:formula="of:=([.N11]/[.L11])*100" office:value-type="float" office:value="2.236321441395" calcext:value-type="float">
            <text:p>2,236321441395</text:p>
          </table:table-cell>
          <table:table-cell table:formula="of:=([.M11]/[.L11])*100" office:value-type="float" office:value="97.7636785584364" calcext:value-type="float">
            <text:p>97,7636785584364</text:p>
          </table:table-cell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100" calcext:value-type="float">
            <text:p>100</text:p>
          </table:table-cell>
          <table:table-cell table:formula="of:=([.F12]/[.D12])*100" office:value-type="float" office:value="10.1099366188247" calcext:value-type="float">
            <text:p>10,1099366188247</text:p>
          </table:table-cell>
          <table:table-cell table:formula="of:=([.R12]/[.D12])*100" office:value-type="float" office:value="2.33227428433517" calcext:value-type="float">
            <text:p>2,33227428433517</text:p>
          </table:table-cell>
          <table:table-cell table:formula="of:=([.L12]/[.D12])*100" office:value-type="float" office:value="74.7610338568724" calcext:value-type="float">
            <text:p>74,7610338568724</text:p>
          </table:table-cell>
          <table:table-cell table:formula="of:=([.O12]/[.D12])*100" office:value-type="float" office:value="12.7967552403431" calcext:value-type="float">
            <text:p>12,7967552403431</text:p>
          </table:table-cell>
          <table:table-cell/>
          <table:table-cell table:formula="of:=([.G12]/[.F12])*100" office:value-type="float" office:value="3.48509767603612" calcext:value-type="float">
            <text:p>3,48509767603612</text:p>
          </table:table-cell>
          <table:table-cell table:formula="of:=([.I12]/[.F12])*100" office:value-type="float" office:value="3.15554216229708" calcext:value-type="float">
            <text:p>3,15554216229708</text:p>
          </table:table-cell>
          <table:table-cell table:formula="of:=([.H12]/[.F12])*100" office:value-type="float" office:value="0.101088092368985" calcext:value-type="float">
            <text:p>0,101088092368985</text:p>
          </table:table-cell>
          <table:table-cell table:formula="of:=([.J12]/[.F12])*100" office:value-type="float" office:value="0.0988201782948381" calcext:value-type="float">
            <text:p>0,0988201782948381</text:p>
          </table:table-cell>
          <table:table-cell table:formula="of:=([.K12]/[.F12])*100" office:value-type="float" office:value="93.1594162579897" calcext:value-type="float">
            <text:p>93,1594162579897</text:p>
          </table:table-cell>
          <table:table-cell/>
          <table:table-cell table:formula="of:=([.P12]/[.R12])*100" office:value-type="float" office:value="99.3778687860963" calcext:value-type="float">
            <text:p>99,3778687860963</text:p>
          </table:table-cell>
          <table:table-cell table:formula="of:=([.Q12]/[.R12])*100" office:value-type="float" office:value="0.622131214138418" calcext:value-type="float">
            <text:p>0,622131214138418</text:p>
          </table:table-cell>
          <table:table-cell/>
          <table:table-cell table:formula="of:=([.N12]/[.L12])*100" office:value-type="float" office:value="2.31245638991662" calcext:value-type="float">
            <text:p>2,31245638991662</text:p>
          </table:table-cell>
          <table:table-cell table:formula="of:=([.M12]/[.L12])*100" office:value-type="float" office:value="97.6875436097991" calcext:value-type="float">
            <text:p>97,6875436097991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formula="of:=([.F13]/[.D13])*100" office:value-type="float" office:value="9.60955012009798" calcext:value-type="float">
            <text:p>9,60955012009798</text:p>
          </table:table-cell>
          <table:table-cell table:formula="of:=([.R13]/[.D13])*100" office:value-type="float" office:value="2.4896116457739" calcext:value-type="float">
            <text:p>2,4896116457739</text:p>
          </table:table-cell>
          <table:table-cell table:formula="of:=([.L13]/[.D13])*100" office:value-type="float" office:value="75.7766686380383" calcext:value-type="float">
            <text:p>75,7766686380383</text:p>
          </table:table-cell>
          <table:table-cell table:formula="of:=([.O13]/[.D13])*100" office:value-type="float" office:value="12.1241695960351" calcext:value-type="float">
            <text:p>12,1241695960351</text:p>
          </table:table-cell>
          <table:table-cell/>
          <table:table-cell table:formula="of:=([.G13]/[.F13])*100" office:value-type="float" office:value="3.80871943501925" calcext:value-type="float">
            <text:p>3,80871943501925</text:p>
          </table:table-cell>
          <table:table-cell table:formula="of:=([.I13]/[.F13])*100" office:value-type="float" office:value="3.48773521021159" calcext:value-type="float">
            <text:p>3,48773521021159</text:p>
          </table:table-cell>
          <table:table-cell table:formula="of:=([.H13]/[.F13])*100" office:value-type="float" office:value="0.114748159776283" calcext:value-type="float">
            <text:p>0,114748159776283</text:p>
          </table:table-cell>
          <table:table-cell table:formula="of:=([.J13]/[.F13])*100" office:value-type="float" office:value="0.11320588414054" calcext:value-type="float">
            <text:p>0,11320588414054</text:p>
          </table:table-cell>
          <table:table-cell table:formula="of:=([.K13]/[.F13])*100" office:value-type="float" office:value="92.4755561378774" calcext:value-type="float">
            <text:p>92,4755561378774</text:p>
          </table:table-cell>
          <table:table-cell/>
          <table:table-cell table:formula="of:=([.P13]/[.R13])*100" office:value-type="float" office:value="99.4295358130873" calcext:value-type="float">
            <text:p>99,4295358130873</text:p>
          </table:table-cell>
          <table:table-cell table:formula="of:=([.Q13]/[.R13])*100" office:value-type="float" office:value="0.570464186726458" calcext:value-type="float">
            <text:p>0,570464186726458</text:p>
          </table:table-cell>
          <table:table-cell/>
          <table:table-cell table:formula="of:=([.N13]/[.L13])*100" office:value-type="float" office:value="2.38245478268726" calcext:value-type="float">
            <text:p>2,38245478268726</text:p>
          </table:table-cell>
          <table:table-cell table:formula="of:=([.M13]/[.L13])*100" office:value-type="float" office:value="97.6175452172873" calcext:value-type="float">
            <text:p>97,6175452172873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table:formula="of:=([.F14]/[.D14])*100" office:value-type="float" office:value="9.26291770209505" calcext:value-type="float">
            <text:p>9,26291770209505</text:p>
          </table:table-cell>
          <table:table-cell table:formula="of:=([.R14]/[.D14])*100" office:value-type="float" office:value="2.68174843030103" calcext:value-type="float">
            <text:p>2,68174843030103</text:p>
          </table:table-cell>
          <table:table-cell table:formula="of:=([.L14]/[.D14])*100" office:value-type="float" office:value="76.4110210276724" calcext:value-type="float">
            <text:p>76,4110210276724</text:p>
          </table:table-cell>
          <table:table-cell table:formula="of:=([.O14]/[.D14])*100" office:value-type="float" office:value="11.6443128400123" calcext:value-type="float">
            <text:p>11,6443128400123</text:p>
          </table:table-cell>
          <table:table-cell/>
          <table:table-cell table:formula="of:=([.G14]/[.F14])*100" office:value-type="float" office:value="4.16632042631711" calcext:value-type="float">
            <text:p>4,16632042631711</text:p>
          </table:table-cell>
          <table:table-cell table:formula="of:=([.I14]/[.F14])*100" office:value-type="float" office:value="3.84590085189959" calcext:value-type="float">
            <text:p>3,84590085189959</text:p>
          </table:table-cell>
          <table:table-cell table:formula="of:=([.H14]/[.F14])*100" office:value-type="float" office:value="0.12981603183016" calcext:value-type="float">
            <text:p>0,12981603183016</text:p>
          </table:table-cell>
          <table:table-cell table:formula="of:=([.J14]/[.F14])*100" office:value-type="float" office:value="0.128809060779901" calcext:value-type="float">
            <text:p>0,128809060779901</text:p>
          </table:table-cell>
          <table:table-cell table:formula="of:=([.K14]/[.F14])*100" office:value-type="float" office:value="91.7291188565664" calcext:value-type="float">
            <text:p>91,7291188565664</text:p>
          </table:table-cell>
          <table:table-cell/>
          <table:table-cell table:formula="of:=([.P14]/[.R14])*100" office:value-type="float" office:value="99.550010228279" calcext:value-type="float">
            <text:p>99,550010228279</text:p>
          </table:table-cell>
          <table:table-cell table:formula="of:=([.Q14]/[.R14])*100" office:value-type="float" office:value="0.449989771725677" calcext:value-type="float">
            <text:p>0,449989771725677</text:p>
          </table:table-cell>
          <table:table-cell/>
          <table:table-cell table:formula="of:=([.N14]/[.L14])*100" office:value-type="float" office:value="2.49416866027847" calcext:value-type="float">
            <text:p>2,49416866027847</text:p>
          </table:table-cell>
          <table:table-cell table:formula="of:=([.M14]/[.L14])*100" office:value-type="float" office:value="97.5058313397107" calcext:value-type="float">
            <text:p>97,5058313397107</text:p>
          </table:table-cell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table:formula="of:=([.F15]/[.D15])*100" office:value-type="float" office:value="9.02621803104748" calcext:value-type="float">
            <text:p>9,02621803104748</text:p>
          </table:table-cell>
          <table:table-cell table:formula="of:=([.R15]/[.D15])*100" office:value-type="float" office:value="2.89937728850394" calcext:value-type="float">
            <text:p>2,89937728850394</text:p>
          </table:table-cell>
          <table:table-cell table:formula="of:=([.L15]/[.D15])*100" office:value-type="float" office:value="76.7747401825071" calcext:value-type="float">
            <text:p>76,7747401825071</text:p>
          </table:table-cell>
          <table:table-cell table:formula="of:=([.O15]/[.D15])*100" office:value-type="float" office:value="11.2996644981785" calcext:value-type="float">
            <text:p>11,2996644981785</text:p>
          </table:table-cell>
          <table:table-cell/>
          <table:table-cell table:formula="of:=([.G15]/[.F15])*100" office:value-type="float" office:value="4.54300427738466" calcext:value-type="float">
            <text:p>4,54300427738466</text:p>
          </table:table-cell>
          <table:table-cell table:formula="of:=([.I15]/[.F15])*100" office:value-type="float" office:value="4.22703770390067" calcext:value-type="float">
            <text:p>4,22703770390067</text:p>
          </table:table-cell>
          <table:table-cell table:formula="of:=([.H15]/[.F15])*100" office:value-type="float" office:value="0.142505991121098" calcext:value-type="float">
            <text:p>0,142505991121098</text:p>
          </table:table-cell>
          <table:table-cell table:formula="of:=([.J15]/[.F15])*100" office:value-type="float" office:value="0.14626387379938" calcext:value-type="float">
            <text:p>0,14626387379938</text:p>
          </table:table-cell>
          <table:table-cell table:formula="of:=([.K15]/[.F15])*100" office:value-type="float" office:value="90.9411538428624" calcext:value-type="float">
            <text:p>90,9411538428624</text:p>
          </table:table-cell>
          <table:table-cell/>
          <table:table-cell table:formula="of:=([.P15]/[.R15])*100" office:value-type="float" office:value="99.7067943457729" calcext:value-type="float">
            <text:p>99,7067943457729</text:p>
          </table:table-cell>
          <table:table-cell table:formula="of:=([.Q15]/[.R15])*100" office:value-type="float" office:value="0.293205654414214" calcext:value-type="float">
            <text:p>0,293205654414214</text:p>
          </table:table-cell>
          <table:table-cell/>
          <table:table-cell table:formula="of:=([.N15]/[.L15])*100" office:value-type="float" office:value="2.6367873355774" calcext:value-type="float">
            <text:p>2,6367873355774</text:p>
          </table:table-cell>
          <table:table-cell table:formula="of:=([.M15]/[.L15])*100" office:value-type="float" office:value="97.3632126642662" calcext:value-type="float">
            <text:p>97,3632126642662</text:p>
          </table:table-cell>
        </table:table-row>
        <table:table-row table:style-name="ro1">
          <table:table-cell table:number-columns-repeated="2"/>
          <table:table-cell office:value-type="float" office:value="850" calcext:value-type="float">
            <text:p>850</text:p>
          </table:table-cell>
          <table:table-cell office:value-type="float" office:value="100" calcext:value-type="float">
            <text:p>100</text:p>
          </table:table-cell>
          <table:table-cell table:formula="of:=([.F16]/[.D16])*100" office:value-type="float" office:value="8.88960277062439" calcext:value-type="float">
            <text:p>8,88960277062439</text:p>
          </table:table-cell>
          <table:table-cell table:formula="of:=([.R16]/[.D16])*100" office:value-type="float" office:value="3.15014016291123" calcext:value-type="float">
            <text:p>3,15014016291123</text:p>
          </table:table-cell>
          <table:table-cell table:formula="of:=([.L16]/[.D16])*100" office:value-type="float" office:value="76.8827218351269" calcext:value-type="float">
            <text:p>76,8827218351269</text:p>
          </table:table-cell>
          <table:table-cell table:formula="of:=([.O16]/[.D16])*100" office:value-type="float" office:value="11.0775352313812" calcext:value-type="float">
            <text:p>11,0775352313812</text:p>
          </table:table-cell>
          <table:table-cell/>
          <table:table-cell table:formula="of:=([.G16]/[.F16])*100" office:value-type="float" office:value="4.93927590622694" calcext:value-type="float">
            <text:p>4,93927590622694</text:p>
          </table:table-cell>
          <table:table-cell table:formula="of:=([.I16]/[.F16])*100" office:value-type="float" office:value="4.628957389792" calcext:value-type="float">
            <text:p>4,628957389792</text:p>
          </table:table-cell>
          <table:table-cell table:formula="of:=([.H16]/[.F16])*100" office:value-type="float" office:value="0.15818808684648" calcext:value-type="float">
            <text:p>0,15818808684648</text:p>
          </table:table-cell>
          <table:table-cell table:formula="of:=([.J16]/[.F16])*100" office:value-type="float" office:value="0.161158633866915" calcext:value-type="float">
            <text:p>0,161158633866915</text:p>
          </table:table-cell>
          <table:table-cell table:formula="of:=([.K16]/[.F16])*100" office:value-type="float" office:value="90.112386124246" calcext:value-type="float">
            <text:p>90,112386124246</text:p>
          </table:table-cell>
          <table:table-cell/>
          <table:table-cell table:formula="of:=([.P16]/[.R16])*100" office:value-type="float" office:value="99.8564544188937" calcext:value-type="float">
            <text:p>99,8564544188937</text:p>
          </table:table-cell>
          <table:table-cell table:formula="of:=([.Q16]/[.R16])*100" office:value-type="float" office:value="0.143545581151742" calcext:value-type="float">
            <text:p>0,143545581151742</text:p>
          </table:table-cell>
          <table:table-cell/>
          <table:table-cell table:formula="of:=([.N16]/[.L16])*100" office:value-type="float" office:value="2.81536420706191" calcext:value-type="float">
            <text:p>2,81536420706191</text:p>
          </table:table-cell>
          <table:table-cell table:formula="of:=([.M16]/[.L16])*100" office:value-type="float" office:value="97.1846357928679" calcext:value-type="float">
            <text:p>97,1846357928679</text:p>
          </table:table-cell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table:formula="of:=([.F17]/[.D17])*100" office:value-type="float" office:value="8.79106690630143" calcext:value-type="float">
            <text:p>8,79106690630143</text:p>
          </table:table-cell>
          <table:table-cell table:formula="of:=([.R17]/[.D17])*100" office:value-type="float" office:value="3.41990132708722" calcext:value-type="float">
            <text:p>3,41990132708722</text:p>
          </table:table-cell>
          <table:table-cell table:formula="of:=([.L17]/[.D17])*100" office:value-type="float" office:value="76.8863029941807" calcext:value-type="float">
            <text:p>76,8863029941807</text:p>
          </table:table-cell>
          <table:table-cell table:formula="of:=([.O17]/[.D17])*100" office:value-type="float" office:value="10.902728772236" calcext:value-type="float">
            <text:p>10,902728772236</text:p>
          </table:table-cell>
          <table:table-cell/>
          <table:table-cell table:formula="of:=([.G17]/[.F17])*100" office:value-type="float" office:value="5.35277912087006" calcext:value-type="float">
            <text:p>5,35277912087006</text:p>
          </table:table-cell>
          <table:table-cell table:formula="of:=([.I17]/[.F17])*100" office:value-type="float" office:value="5.0469648701664" calcext:value-type="float">
            <text:p>5,0469648701664</text:p>
          </table:table-cell>
          <table:table-cell table:formula="of:=([.H17]/[.F17])*100" office:value-type="float" office:value="0.174025800038792" calcext:value-type="float">
            <text:p>0,174025800038792</text:p>
          </table:table-cell>
          <table:table-cell table:formula="of:=([.J17]/[.F17])*100" office:value-type="float" office:value="0.177856735735587" calcext:value-type="float">
            <text:p>0,177856735735587</text:p>
          </table:table-cell>
          <table:table-cell table:formula="of:=([.K17]/[.F17])*100" office:value-type="float" office:value="89.2483428516006" calcext:value-type="float">
            <text:p>89,2483428516006</text:p>
          </table:table-cell>
          <table:table-cell/>
          <table:table-cell table:formula="of:=([.P17]/[.R17])*100" office:value-type="float" office:value="99.9276862553054" calcext:value-type="float">
            <text:p>99,9276862553054</text:p>
          </table:table-cell>
          <table:table-cell table:formula="of:=([.Q17]/[.R17])*100" office:value-type="float" office:value="0.0723137447275831" calcext:value-type="float">
            <text:p>0,0723137447275831</text:p>
          </table:table-cell>
          <table:table-cell/>
          <table:table-cell table:formula="of:=([.N17]/[.L17])*100" office:value-type="float" office:value="3.01027488740637" calcext:value-type="float">
            <text:p>3,01027488740637</text:p>
          </table:table-cell>
          <table:table-cell table:formula="of:=([.M17]/[.L17])*100" office:value-type="float" office:value="96.9897251128278" calcext:value-type="float">
            <text:p>96,9897251128278</text:p>
          </table:table-cell>
        </table:table-row>
        <table:table-row table:style-name="ro1"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100" calcext:value-type="float">
            <text:p>100</text:p>
          </table:table-cell>
          <table:table-cell table:formula="of:=([.F18]/[.D18])*100" office:value-type="float" office:value="8.72836172178005" calcext:value-type="float">
            <text:p>8,72836172178005</text:p>
          </table:table-cell>
          <table:table-cell table:formula="of:=([.R18]/[.D18])*100" office:value-type="float" office:value="3.71107264384651" calcext:value-type="float">
            <text:p>3,71107264384651</text:p>
          </table:table-cell>
          <table:table-cell table:formula="of:=([.L18]/[.D18])*100" office:value-type="float" office:value="76.7891688605274" calcext:value-type="float">
            <text:p>76,7891688605274</text:p>
          </table:table-cell>
          <table:table-cell table:formula="of:=([.O18]/[.D18])*100" office:value-type="float" office:value="10.7713967738051" calcext:value-type="float">
            <text:p>10,7713967738051</text:p>
          </table:table-cell>
          <table:table-cell/>
          <table:table-cell table:formula="of:=([.G18]/[.F18])*100" office:value-type="float" office:value="5.78255188952825" calcext:value-type="float">
            <text:p>5,78255188952825</text:p>
          </table:table-cell>
          <table:table-cell table:formula="of:=([.I18]/[.F18])*100" office:value-type="float" office:value="5.47634053386654" calcext:value-type="float">
            <text:p>5,47634053386654</text:p>
          </table:table-cell>
          <table:table-cell table:formula="of:=([.H18]/[.F18])*100" office:value-type="float" office:value="0.192027670231883" calcext:value-type="float">
            <text:p>0,192027670231883</text:p>
          </table:table-cell>
          <table:table-cell table:formula="of:=([.J18]/[.F18])*100" office:value-type="float" office:value="0.195536375728481" calcext:value-type="float">
            <text:p>0,195536375728481</text:p>
          </table:table-cell>
          <table:table-cell table:formula="of:=([.K18]/[.F18])*100" office:value-type="float" office:value="88.3535106095692" calcext:value-type="float">
            <text:p>88,3535106095692</text:p>
          </table:table-cell>
          <table:table-cell/>
          <table:table-cell table:formula="of:=([.P18]/[.R18])*100" office:value-type="float" office:value="99.9279058644575" calcext:value-type="float">
            <text:p>99,9279058644575</text:p>
          </table:table-cell>
          <table:table-cell table:formula="of:=([.Q18]/[.R18])*100" office:value-type="float" office:value="0.0720941354749777" calcext:value-type="float">
            <text:p>0,0720941354749777</text:p>
          </table:table-cell>
          <table:table-cell/>
          <table:table-cell table:formula="of:=([.N18]/[.L18])*100" office:value-type="float" office:value="3.22368637874227" calcext:value-type="float">
            <text:p>3,22368637874227</text:p>
          </table:table-cell>
          <table:table-cell table:formula="of:=([.M18]/[.L18])*100" office:value-type="float" office:value="96.7763136212472" calcext:value-type="float">
            <text:p>96,7763136212472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([.F19]/[.D19])*100" office:value-type="float" office:value="8.66945944618274" calcext:value-type="float">
            <text:p>8,66945944618274</text:p>
          </table:table-cell>
          <table:table-cell table:formula="of:=([.R19]/[.D19])*100" office:value-type="float" office:value="4.00994770708436" calcext:value-type="float">
            <text:p>4,00994770708436</text:p>
          </table:table-cell>
          <table:table-cell table:formula="of:=([.L19]/[.D19])*100" office:value-type="float" office:value="76.6755006360044" calcext:value-type="float">
            <text:p>76,6755006360044</text:p>
          </table:table-cell>
          <table:table-cell table:formula="of:=([.O19]/[.D19])*100" office:value-type="float" office:value="10.6450922107553" calcext:value-type="float">
            <text:p>10,6450922107553</text:p>
          </table:table-cell>
          <table:table-cell/>
          <table:table-cell table:formula="of:=([.G19]/[.F19])*100" office:value-type="float" office:value="6.22151569156632" calcext:value-type="float">
            <text:p>6,22151569156632</text:p>
          </table:table-cell>
          <table:table-cell table:formula="of:=([.I19]/[.F19])*100" office:value-type="float" office:value="5.92141522312487" calcext:value-type="float">
            <text:p>5,92141522312487</text:p>
          </table:table-cell>
          <table:table-cell table:formula="of:=([.H19]/[.F19])*100" office:value-type="float" office:value="0.209137423465302" calcext:value-type="float">
            <text:p>0,209137423465302</text:p>
          </table:table-cell>
          <table:table-cell table:formula="of:=([.J19]/[.F19])*100" office:value-type="float" office:value="0.213892172898217" calcext:value-type="float">
            <text:p>0,213892172898217</text:p>
          </table:table-cell>
          <table:table-cell table:formula="of:=([.K19]/[.F19])*100" office:value-type="float" office:value="87.4340070038404" calcext:value-type="float">
            <text:p>87,4340070038404</text:p>
          </table:table-cell>
          <table:table-cell/>
          <table:table-cell table:formula="of:=([.P19]/[.R19])*100" office:value-type="float" office:value="99.9267901468067" calcext:value-type="float">
            <text:p>99,9267901468067</text:p>
          </table:table-cell>
          <table:table-cell table:formula="of:=([.Q19]/[.R19])*100" office:value-type="float" office:value="0.0732098533531107" calcext:value-type="float">
            <text:p>0,0732098533531107</text:p>
          </table:table-cell>
          <table:table-cell/>
          <table:table-cell table:formula="of:=([.N19]/[.L19])*100" office:value-type="float" office:value="3.44234705642534" calcext:value-type="float">
            <text:p>3,44234705642534</text:p>
          </table:table-cell>
          <table:table-cell table:formula="of:=([.M19]/[.L19])*100" office:value-type="float" office:value="96.5576529434051" calcext:value-type="float">
            <text:p>96,5576529434051</text:p>
          </table:table-cell>
        </table:table-row>
        <table:table-row table:style-name="ro1">
          <table:table-cell table:number-columns-repeated="2"/>
          <table:table-cell office:value-type="float" office:value="1050" calcext:value-type="float">
            <text:p>1050</text:p>
          </table:table-cell>
          <table:table-cell office:value-type="float" office:value="100" calcext:value-type="float">
            <text:p>100</text:p>
          </table:table-cell>
          <table:table-cell table:formula="of:=([.F20]/[.D20])*100" office:value-type="float" office:value="8.61536234226352" calcext:value-type="float">
            <text:p>8,61536234226352</text:p>
          </table:table-cell>
          <table:table-cell table:formula="of:=([.R20]/[.D20])*100" office:value-type="float" office:value="4.31495359347125" calcext:value-type="float">
            <text:p>4,31495359347125</text:p>
          </table:table-cell>
          <table:table-cell table:formula="of:=([.L20]/[.D20])*100" office:value-type="float" office:value="76.5458003826632" calcext:value-type="float">
            <text:p>76,5458003826632</text:p>
          </table:table-cell>
          <table:table-cell table:formula="of:=([.O20]/[.D20])*100" office:value-type="float" office:value="10.5238836815942" calcext:value-type="float">
            <text:p>10,5238836815942</text:p>
          </table:table-cell>
          <table:table-cell/>
          <table:table-cell table:formula="of:=([.G20]/[.F20])*100" office:value-type="float" office:value="6.68368679229507" calcext:value-type="float">
            <text:p>6,68368679229507</text:p>
          </table:table-cell>
          <table:table-cell table:formula="of:=([.I20]/[.F20])*100" office:value-type="float" office:value="6.37248754261351" calcext:value-type="float">
            <text:p>6,37248754261351</text:p>
          </table:table-cell>
          <table:table-cell table:formula="of:=([.H20]/[.F20])*100" office:value-type="float" office:value="0.229821918896316" calcext:value-type="float">
            <text:p>0,229821918896316</text:p>
          </table:table-cell>
          <table:table-cell table:formula="of:=([.J20]/[.F20])*100" office:value-type="float" office:value="0.237628411878375" calcext:value-type="float">
            <text:p>0,237628411878375</text:p>
          </table:table-cell>
          <table:table-cell table:formula="of:=([.K20]/[.F20])*100" office:value-type="float" office:value="86.4763433171729" calcext:value-type="float">
            <text:p>86,4763433171729</text:p>
          </table:table-cell>
          <table:table-cell/>
          <table:table-cell table:formula="of:=([.P20]/[.R20])*100" office:value-type="float" office:value="99.9339488898792" calcext:value-type="float">
            <text:p>99,9339488898792</text:p>
          </table:table-cell>
          <table:table-cell table:formula="of:=([.Q20]/[.R20])*100" office:value-type="float" office:value="0.0660511103126873" calcext:value-type="float">
            <text:p>0,0660511103126873</text:p>
          </table:table-cell>
          <table:table-cell/>
          <table:table-cell table:formula="of:=([.N20]/[.L20])*100" office:value-type="float" office:value="3.66504764466192" calcext:value-type="float">
            <text:p>3,66504764466192</text:p>
          </table:table-cell>
          <table:table-cell table:formula="of:=([.M20]/[.L20])*100" office:value-type="float" office:value="96.3349523555831" calcext:value-type="float">
            <text:p>96,3349523555831</text:p>
          </table:table-cell>
        </table:table-row>
        <table:table-row table:style-name="ro1"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table:formula="of:=([.F21]/[.D21])*100" office:value-type="float" office:value="8.56433313587517" calcext:value-type="float">
            <text:p>8,56433313587517</text:p>
          </table:table-cell>
          <table:table-cell table:formula="of:=([.R21]/[.D21])*100" office:value-type="float" office:value="4.62639862545634" calcext:value-type="float">
            <text:p>4,62639862545634</text:p>
          </table:table-cell>
          <table:table-cell table:formula="of:=([.L21]/[.D21])*100" office:value-type="float" office:value="76.4018401203323" calcext:value-type="float">
            <text:p>76,4018401203323</text:p>
          </table:table-cell>
          <table:table-cell table:formula="of:=([.O21]/[.D21])*100" office:value-type="float" office:value="10.4074281185043" calcext:value-type="float">
            <text:p>10,4074281185043</text:p>
          </table:table-cell>
          <table:table-cell/>
          <table:table-cell table:formula="of:=([.G21]/[.F21])*100" office:value-type="float" office:value="7.14434228911143" calcext:value-type="float">
            <text:p>7,14434228911143</text:p>
          </table:table-cell>
          <table:table-cell table:formula="of:=([.I21]/[.F21])*100" office:value-type="float" office:value="6.84495107589093" calcext:value-type="float">
            <text:p>6,84495107589093</text:p>
          </table:table-cell>
          <table:table-cell table:formula="of:=([.H21]/[.F21])*100" office:value-type="float" office:value="0.247255399279877" calcext:value-type="float">
            <text:p>0,247255399279877</text:p>
          </table:table-cell>
          <table:table-cell table:formula="of:=([.J21]/[.F21])*100" office:value-type="float" office:value="0.257164144368437" calcext:value-type="float">
            <text:p>0,257164144368437</text:p>
          </table:table-cell>
          <table:table-cell table:formula="of:=([.K21]/[.F21])*100" office:value-type="float" office:value="85.5062554955717" calcext:value-type="float">
            <text:p>85,5062554955717</text:p>
          </table:table-cell>
          <table:table-cell/>
          <table:table-cell table:formula="of:=([.P21]/[.R21])*100" office:value-type="float" office:value="99.9458383056524" calcext:value-type="float">
            <text:p>99,9458383056524</text:p>
          </table:table-cell>
          <table:table-cell table:formula="of:=([.Q21]/[.R21])*100" office:value-type="float" office:value="0.0541616944152745" calcext:value-type="float">
            <text:p>0,0541616944152745</text:p>
          </table:table-cell>
          <table:table-cell/>
          <table:table-cell table:formula="of:=([.N21]/[.L21])*100" office:value-type="float" office:value="3.89227199075187" calcext:value-type="float">
            <text:p>3,89227199075187</text:p>
          </table:table-cell>
          <table:table-cell table:formula="of:=([.M21]/[.L21])*100" office:value-type="float" office:value="96.1077280089766" calcext:value-type="float">
            <text:p>96,1077280089766</text:p>
          </table:table-cell>
        </table:table-row>
        <table:table-row table:style-name="ro1"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100" calcext:value-type="float">
            <text:p>100</text:p>
          </table:table-cell>
          <table:table-cell table:formula="of:=([.F22]/[.D22])*100" office:value-type="float" office:value="8.51718644726465" calcext:value-type="float">
            <text:p>8,51718644726465</text:p>
          </table:table-cell>
          <table:table-cell table:formula="of:=([.R22]/[.D22])*100" office:value-type="float" office:value="4.94393615193099" calcext:value-type="float">
            <text:p>4,94393615193099</text:p>
          </table:table-cell>
          <table:table-cell table:formula="of:=([.L22]/[.D22])*100" office:value-type="float" office:value="76.2432387225237" calcext:value-type="float">
            <text:p>76,2432387225237</text:p>
          </table:table-cell>
          <table:table-cell table:formula="of:=([.O22]/[.D22])*100" office:value-type="float" office:value="10.2956386783904" calcext:value-type="float">
            <text:p>10,2956386783904</text:p>
          </table:table-cell>
          <table:table-cell/>
          <table:table-cell table:formula="of:=([.G22]/[.F22])*100" office:value-type="float" office:value="7.61937892497798" calcext:value-type="float">
            <text:p>7,61937892497798</text:p>
          </table:table-cell>
          <table:table-cell table:formula="of:=([.I22]/[.F22])*100" office:value-type="float" office:value="7.32368678769023" calcext:value-type="float">
            <text:p>7,32368678769023</text:p>
          </table:table-cell>
          <table:table-cell table:formula="of:=([.H22]/[.F22])*100" office:value-type="float" office:value="0.267691721104707" calcext:value-type="float">
            <text:p>0,267691721104707</text:p>
          </table:table-cell>
          <table:table-cell table:formula="of:=([.J22]/[.F22])*100" office:value-type="float" office:value="0.277187447820736" calcext:value-type="float">
            <text:p>0,277187447820736</text:p>
          </table:table-cell>
          <table:table-cell table:formula="of:=([.K22]/[.F22])*100" office:value-type="float" office:value="84.5120239013589" calcext:value-type="float">
            <text:p>84,5120239013589</text:p>
          </table:table-cell>
          <table:table-cell/>
          <table:table-cell table:formula="of:=([.P22]/[.R22])*100" office:value-type="float" office:value="99.9533421123879" calcext:value-type="float">
            <text:p>99,9533421123879</text:p>
          </table:table-cell>
          <table:table-cell table:formula="of:=([.Q22]/[.R22])*100" office:value-type="float" office:value="0.0466578875746878" calcext:value-type="float">
            <text:p>0,0466578875746878</text:p>
          </table:table-cell>
          <table:table-cell/>
          <table:table-cell table:formula="of:=([.N22]/[.L22])*100" office:value-type="float" office:value="4.12353306763297" calcext:value-type="float">
            <text:p>4,12353306763297</text:p>
          </table:table-cell>
          <table:table-cell table:formula="of:=([.M22]/[.L22])*100" office:value-type="float" office:value="95.8764669325012" calcext:value-type="float">
            <text:p>95,8764669325012</text:p>
          </table:table-cell>
        </table:table-row>
        <table:table-row table:style-name="ro1"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table:formula="of:=([.F23]/[.D23])*100" office:value-type="float" office:value="8.47368422921668" calcext:value-type="float">
            <text:p>8,47368422921668</text:p>
          </table:table-cell>
          <table:table-cell table:formula="of:=([.R23]/[.D23])*100" office:value-type="float" office:value="5.26713903388166" calcext:value-type="float">
            <text:p>5,26713903388166</text:p>
          </table:table-cell>
          <table:table-cell table:formula="of:=([.L23]/[.D23])*100" office:value-type="float" office:value="76.0712760465368" calcext:value-type="float">
            <text:p>76,0712760465368</text:p>
          </table:table-cell>
          <table:table-cell table:formula="of:=([.O23]/[.D23])*100" office:value-type="float" office:value="10.1879006901119" calcext:value-type="float">
            <text:p>10,1879006901119</text:p>
          </table:table-cell>
          <table:table-cell/>
          <table:table-cell table:formula="of:=([.G23]/[.F23])*100" office:value-type="float" office:value="8.10022016014866" calcext:value-type="float">
            <text:p>8,10022016014866</text:p>
          </table:table-cell>
          <table:table-cell table:formula="of:=([.I23]/[.F23])*100" office:value-type="float" office:value="7.81280673565303" calcext:value-type="float">
            <text:p>7,81280673565303</text:p>
          </table:table-cell>
          <table:table-cell table:formula="of:=([.H23]/[.F23])*100" office:value-type="float" office:value="0.287037270187597" calcext:value-type="float">
            <text:p>0,287037270187597</text:p>
          </table:table-cell>
          <table:table-cell table:formula="of:=([.J23]/[.F23])*100" office:value-type="float" office:value="0.303797266427211" calcext:value-type="float">
            <text:p>0,303797266427211</text:p>
          </table:table-cell>
          <table:table-cell table:formula="of:=([.K23]/[.F23])*100" office:value-type="float" office:value="83.4961078271461" calcext:value-type="float">
            <text:p>83,4961078271461</text:p>
          </table:table-cell>
          <table:table-cell/>
          <table:table-cell table:formula="of:=([.P23]/[.R23])*100" office:value-type="float" office:value="99.9393168116785" calcext:value-type="float">
            <text:p>99,9393168116785</text:p>
          </table:table-cell>
          <table:table-cell table:formula="of:=([.Q23]/[.R23])*100" office:value-type="float" office:value="0.0606831882427903" calcext:value-type="float">
            <text:p>0,0606831882427903</text:p>
          </table:table-cell>
          <table:table-cell/>
          <table:table-cell table:formula="of:=([.N23]/[.L23])*100" office:value-type="float" office:value="4.35828001327323" calcext:value-type="float">
            <text:p>4,35828001327323</text:p>
          </table:table-cell>
          <table:table-cell table:formula="of:=([.M23]/[.L23])*100" office:value-type="float" office:value="95.6417199868317" calcext:value-type="float">
            <text:p>95,6417199868317</text:p>
          </table:table-cell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100" calcext:value-type="float">
            <text:p>100</text:p>
          </table:table-cell>
          <table:table-cell table:formula="of:=([.F24]/[.D24])*100" office:value-type="float" office:value="8.43310004585451" calcext:value-type="float">
            <text:p>8,43310004585451</text:p>
          </table:table-cell>
          <table:table-cell table:formula="of:=([.R24]/[.D24])*100" office:value-type="float" office:value="5.595168634509" calcext:value-type="float">
            <text:p>5,595168634509</text:p>
          </table:table-cell>
          <table:table-cell table:formula="of:=([.L24]/[.D24])*100" office:value-type="float" office:value="75.887009969303" calcext:value-type="float">
            <text:p>75,887009969303</text:p>
          </table:table-cell>
          <table:table-cell table:formula="of:=([.O24]/[.D24])*100" office:value-type="float" office:value="10.0847213504301" calcext:value-type="float">
            <text:p>10,0847213504301</text:p>
          </table:table-cell>
          <table:table-cell/>
          <table:table-cell table:formula="of:=([.G24]/[.F24])*100" office:value-type="float" office:value="8.59501704702863" calcext:value-type="float">
            <text:p>8,59501704702863</text:p>
          </table:table-cell>
          <table:table-cell table:formula="of:=([.I24]/[.F24])*100" office:value-type="float" office:value="8.30516869455993" calcext:value-type="float">
            <text:p>8,30516869455993</text:p>
          </table:table-cell>
          <table:table-cell table:formula="of:=([.H24]/[.F24])*100" office:value-type="float" office:value="0.308075069642177" calcext:value-type="float">
            <text:p>0,308075069642177</text:p>
          </table:table-cell>
          <table:table-cell table:formula="of:=([.J24]/[.F24])*100" office:value-type="float" office:value="0.318923934803842" calcext:value-type="float">
            <text:p>0,318923934803842</text:p>
          </table:table-cell>
          <table:table-cell table:formula="of:=([.K24]/[.F24])*100" office:value-type="float" office:value="82.4727849416012" calcext:value-type="float">
            <text:p>82,4727849416012</text:p>
          </table:table-cell>
          <table:table-cell/>
          <table:table-cell table:formula="of:=([.P24]/[.R24])*100" office:value-type="float" office:value="99.9346853019834" calcext:value-type="float">
            <text:p>99,9346853019834</text:p>
          </table:table-cell>
          <table:table-cell table:formula="of:=([.Q24]/[.R24])*100" office:value-type="float" office:value="0.0653146980535462" calcext:value-type="float">
            <text:p>0,0653146980535462</text:p>
          </table:table-cell>
          <table:table-cell/>
          <table:table-cell table:formula="of:=([.N24]/[.L24])*100" office:value-type="float" office:value="4.5966832612541" calcext:value-type="float">
            <text:p>4,5966832612541</text:p>
          </table:table-cell>
          <table:table-cell table:formula="of:=([.M24]/[.L24])*100" office:value-type="float" office:value="95.4033167386009" calcext:value-type="float">
            <text:p>95,4033167386009</text:p>
          </table:table-cell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table:formula="of:=([.F25]/[.D25])*100" office:value-type="float" office:value="8.39727557649667" calcext:value-type="float">
            <text:p>8,39727557649667</text:p>
          </table:table-cell>
          <table:table-cell table:formula="of:=([.R25]/[.D25])*100" office:value-type="float" office:value="5.92544682778521" calcext:value-type="float">
            <text:p>5,92544682778521</text:p>
          </table:table-cell>
          <table:table-cell table:formula="of:=([.L25]/[.D25])*100" office:value-type="float" office:value="75.692159436428" calcext:value-type="float">
            <text:p>75,692159436428</text:p>
          </table:table-cell>
          <table:table-cell table:formula="of:=([.O25]/[.D25])*100" office:value-type="float" office:value="9.98511815919782" calcext:value-type="float">
            <text:p>9,98511815919782</text:p>
          </table:table-cell>
          <table:table-cell/>
          <table:table-cell table:formula="of:=([.G25]/[.F25])*100" office:value-type="float" office:value="9.09093764172885" calcext:value-type="float">
            <text:p>9,09093764172885</text:p>
          </table:table-cell>
          <table:table-cell table:formula="of:=([.I25]/[.F25])*100" office:value-type="float" office:value="8.80879330632536" calcext:value-type="float">
            <text:p>8,80879330632536</text:p>
          </table:table-cell>
          <table:table-cell table:formula="of:=([.H25]/[.F25])*100" office:value-type="float" office:value="0.33337511403642" calcext:value-type="float">
            <text:p>0,33337511403642</text:p>
          </table:table-cell>
          <table:table-cell table:formula="of:=([.J25]/[.F25])*100" office:value-type="float" office:value="0.346926637239369" calcext:value-type="float">
            <text:p>0,346926637239369</text:p>
          </table:table-cell>
          <table:table-cell table:formula="of:=([.K25]/[.F25])*100" office:value-type="float" office:value="81.4199374136308" calcext:value-type="float">
            <text:p>81,4199374136308</text:p>
          </table:table-cell>
          <table:table-cell/>
          <table:table-cell table:formula="of:=([.P25]/[.R25])*100" office:value-type="float" office:value="99.9606462066582" calcext:value-type="float">
            <text:p>99,9606462066582</text:p>
          </table:table-cell>
          <table:table-cell table:formula="of:=([.Q25]/[.R25])*100" office:value-type="float" office:value="0.0393537931477265" calcext:value-type="float">
            <text:p>0,0393537931477265</text:p>
          </table:table-cell>
          <table:table-cell/>
          <table:table-cell table:formula="of:=([.N25]/[.L25])*100" office:value-type="float" office:value="4.83826970789825" calcext:value-type="float">
            <text:p>4,83826970789825</text:p>
          </table:table-cell>
          <table:table-cell table:formula="of:=([.M25]/[.L25])*100" office:value-type="float" office:value="95.1617302919592" calcext:value-type="float">
            <text:p>95,1617302919592</text:p>
          </table:table-cell>
        </table:table-row>
        <table:table-row table:style-name="ro1">
          <table:table-cell table:number-columns-repeated="2"/>
          <table:table-cell office:value-type="float" office:value="1350" calcext:value-type="float">
            <text:p>1350</text:p>
          </table:table-cell>
          <table:table-cell office:value-type="float" office:value="100" calcext:value-type="float">
            <text:p>100</text:p>
          </table:table-cell>
          <table:table-cell table:formula="of:=([.F26]/[.D26])*100" office:value-type="float" office:value="8.36250845147516" calcext:value-type="float">
            <text:p>8,36250845147516</text:p>
          </table:table-cell>
          <table:table-cell table:formula="of:=([.R26]/[.D26])*100" office:value-type="float" office:value="6.25981199344272" calcext:value-type="float">
            <text:p>6,25981199344272</text:p>
          </table:table-cell>
          <table:table-cell table:formula="of:=([.L26]/[.D26])*100" office:value-type="float" office:value="75.4905390619192" calcext:value-type="float">
            <text:p>75,4905390619192</text:p>
          </table:table-cell>
          <table:table-cell table:formula="of:=([.O26]/[.D26])*100" office:value-type="float" office:value="9.8871404930262" calcext:value-type="float">
            <text:p>9,8871404930262</text:p>
          </table:table-cell>
          <table:table-cell/>
          <table:table-cell table:formula="of:=([.G26]/[.F26])*100" office:value-type="float" office:value="9.59531552721992" calcext:value-type="float">
            <text:p>9,59531552721992</text:p>
          </table:table-cell>
          <table:table-cell table:formula="of:=([.I26]/[.F26])*100" office:value-type="float" office:value="9.31643098318249" calcext:value-type="float">
            <text:p>9,31643098318249</text:p>
          </table:table-cell>
          <table:table-cell table:formula="of:=([.H26]/[.F26])*100" office:value-type="float" office:value="0.352154305894123" calcext:value-type="float">
            <text:p>0,352154305894123</text:p>
          </table:table-cell>
          <table:table-cell table:formula="of:=([.J26]/[.F26])*100" office:value-type="float" office:value="0.3716928499736" calcext:value-type="float">
            <text:p>0,3716928499736</text:p>
          </table:table-cell>
          <table:table-cell table:formula="of:=([.K26]/[.F26])*100" office:value-type="float" office:value="80.3643768696096" calcext:value-type="float">
            <text:p>80,3643768696096</text:p>
          </table:table-cell>
          <table:table-cell/>
          <table:table-cell table:formula="of:=([.P26]/[.R26])*100" office:value-type="float" office:value="99.9595844291176" calcext:value-type="float">
            <text:p>99,9595844291176</text:p>
          </table:table-cell>
          <table:table-cell table:formula="of:=([.Q26]/[.R26])*100" office:value-type="float" office:value="0.0404155709812984" calcext:value-type="float">
            <text:p>0,0404155709812984</text:p>
          </table:table-cell>
          <table:table-cell/>
          <table:table-cell table:formula="of:=([.N26]/[.L26])*100" office:value-type="float" office:value="5.08200610090986" calcext:value-type="float">
            <text:p>5,08200610090986</text:p>
          </table:table-cell>
          <table:table-cell table:formula="of:=([.M26]/[.L26])*100" office:value-type="float" office:value="94.917993899219" calcext:value-type="float">
            <text:p>94,917993899219</text:p>
          </table:table-cell>
        </table:table-row>
        <table:table-row table:style-name="ro1"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table:formula="of:=([.F27]/[.D27])*100" office:value-type="float" office:value="8.32979569574651" calcext:value-type="float">
            <text:p>8,32979569574651</text:p>
          </table:table-cell>
          <table:table-cell table:formula="of:=([.R27]/[.D27])*100" office:value-type="float" office:value="6.59496665486806" calcext:value-type="float">
            <text:p>6,59496665486806</text:p>
          </table:table-cell>
          <table:table-cell table:formula="of:=([.L27]/[.D27])*100" office:value-type="float" office:value="75.2815446412455" calcext:value-type="float">
            <text:p>75,2815446412455</text:p>
          </table:table-cell>
          <table:table-cell table:formula="of:=([.O27]/[.D27])*100" office:value-type="float" office:value="9.79369300822585" calcext:value-type="float">
            <text:p>9,79369300822585</text:p>
          </table:table-cell>
          <table:table-cell/>
          <table:table-cell table:formula="of:=([.G27]/[.F27])*100" office:value-type="float" office:value="10.1057644391394" calcext:value-type="float">
            <text:p>10,1057644391394</text:p>
          </table:table-cell>
          <table:table-cell table:formula="of:=([.I27]/[.F27])*100" office:value-type="float" office:value="9.82948440417619" calcext:value-type="float">
            <text:p>9,82948440417619</text:p>
          </table:table-cell>
          <table:table-cell table:formula="of:=([.H27]/[.F27])*100" office:value-type="float" office:value="0.373698974643992" calcext:value-type="float">
            <text:p>0,373698974643992</text:p>
          </table:table-cell>
          <table:table-cell table:formula="of:=([.J27]/[.F27])*100" office:value-type="float" office:value="0.388381477618966" calcext:value-type="float">
            <text:p>0,388381477618966</text:p>
          </table:table-cell>
          <table:table-cell table:formula="of:=([.K27]/[.F27])*100" office:value-type="float" office:value="79.3026416605712" calcext:value-type="float">
            <text:p>79,3026416605712</text:p>
          </table:table-cell>
          <table:table-cell/>
          <table:table-cell table:formula="of:=([.P27]/[.R27])*100" office:value-type="float" office:value="99.9891160857862" calcext:value-type="float">
            <text:p>99,9891160857862</text:p>
          </table:table-cell>
          <table:table-cell table:formula="of:=([.Q27]/[.R27])*100" office:value-type="float" office:value="0.010883914568298" calcext:value-type="float">
            <text:p>0,010883914568298</text:p>
          </table:table-cell>
          <table:table-cell/>
          <table:table-cell table:formula="of:=([.N27]/[.L27])*100" office:value-type="float" office:value="5.32832651652686" calcext:value-type="float">
            <text:p>5,32832651652686</text:p>
          </table:table-cell>
          <table:table-cell table:formula="of:=([.M27]/[.L27])*100" office:value-type="float" office:value="94.6716734832964" calcext:value-type="float">
            <text:p>94,6716734832964</text:p>
          </table:table-cell>
        </table:table-row>
        <table:table-row table:style-name="ro1">
          <table:table-cell table:number-columns-repeated="2"/>
          <table:table-cell office:value-type="float" office:value="1450" calcext:value-type="float">
            <text:p>1450</text:p>
          </table:table-cell>
          <table:table-cell office:value-type="float" office:value="100" calcext:value-type="float">
            <text:p>100</text:p>
          </table:table-cell>
          <table:table-cell table:formula="of:=([.F28]/[.D28])*100" office:value-type="float" office:value="8.30090281606439" calcext:value-type="float">
            <text:p>8,30090281606439</text:p>
          </table:table-cell>
          <table:table-cell table:formula="of:=([.R28]/[.D28])*100" office:value-type="float" office:value="6.93428239010554" calcext:value-type="float">
            <text:p>6,93428239010554</text:p>
          </table:table-cell>
          <table:table-cell table:formula="of:=([.L28]/[.D28])*100" office:value-type="float" office:value="75.0599276455039" calcext:value-type="float">
            <text:p>75,0599276455039</text:p>
          </table:table-cell>
          <table:table-cell table:formula="of:=([.O28]/[.D28])*100" office:value-type="float" office:value="9.70488714830718" calcext:value-type="float">
            <text:p>9,70488714830718</text:p>
          </table:table-cell>
          <table:table-cell/>
          <table:table-cell table:formula="of:=([.G28]/[.F28])*100" office:value-type="float" office:value="10.6182169001819" calcext:value-type="float">
            <text:p>10,6182169001819</text:p>
          </table:table-cell>
          <table:table-cell table:formula="of:=([.I28]/[.F28])*100" office:value-type="float" office:value="10.3465725940248" calcext:value-type="float">
            <text:p>10,3465725940248</text:p>
          </table:table-cell>
          <table:table-cell table:formula="of:=([.H28]/[.F28])*100" office:value-type="float" office:value="0.396382031610821" calcext:value-type="float">
            <text:p>0,396382031610821</text:p>
          </table:table-cell>
          <table:table-cell table:formula="of:=([.J28]/[.F28])*100" office:value-type="float" office:value="0.420032805901652" calcext:value-type="float">
            <text:p>0,420032805901652</text:p>
          </table:table-cell>
          <table:table-cell table:formula="of:=([.K28]/[.F28])*100" office:value-type="float" office:value="78.218767049096" calcext:value-type="float">
            <text:p>78,218767049096</text:p>
          </table:table-cell>
          <table:table-cell/>
          <table:table-cell table:formula="of:=([.P28]/[.R28])*100" office:value-type="float" office:value="99.9907721830431" calcext:value-type="float">
            <text:p>99,9907721830431</text:p>
          </table:table-cell>
          <table:table-cell table:formula="of:=([.Q28]/[.R28])*100" office:value-type="float" office:value="0.00922781683527564" calcext:value-type="float">
            <text:p>0,00922781683527564</text:p>
          </table:table-cell>
          <table:table-cell/>
          <table:table-cell table:formula="of:=([.N28]/[.L28])*100" office:value-type="float" office:value="5.57752972415151" calcext:value-type="float">
            <text:p>5,57752972415151</text:p>
          </table:table-cell>
          <table:table-cell table:formula="of:=([.M28]/[.L28])*100" office:value-type="float" office:value="94.4224702757165" calcext:value-type="float">
            <text:p>94,4224702757165</text:p>
          </table:table-cell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formula="of:=([.F29]/[.D29])*100" office:value-type="float" office:value="8.27363577907024" calcext:value-type="float">
            <text:p>8,27363577907024</text:p>
          </table:table-cell>
          <table:table-cell table:formula="of:=([.R29]/[.D29])*100" office:value-type="float" office:value="7.27602867458134" calcext:value-type="float">
            <text:p>7,27602867458134</text:p>
          </table:table-cell>
          <table:table-cell table:formula="of:=([.L29]/[.D29])*100" office:value-type="float" office:value="74.8300955895849" calcext:value-type="float">
            <text:p>74,8300955895849</text:p>
          </table:table-cell>
          <table:table-cell table:formula="of:=([.O29]/[.D29])*100" office:value-type="float" office:value="9.62023995651106" calcext:value-type="float">
            <text:p>9,62023995651106</text:p>
          </table:table-cell>
          <table:table-cell/>
          <table:table-cell table:formula="of:=([.G29]/[.F29])*100" office:value-type="float" office:value="11.1355314432852" calcext:value-type="float">
            <text:p>11,1355314432852</text:p>
          </table:table-cell>
          <table:table-cell table:formula="of:=([.I29]/[.F29])*100" office:value-type="float" office:value="10.8665504618316" calcext:value-type="float">
            <text:p>10,8665504618316</text:p>
          </table:table-cell>
          <table:table-cell table:formula="of:=([.H29]/[.F29])*100" office:value-type="float" office:value="0.415969575266661" calcext:value-type="float">
            <text:p>0,415969575266661</text:p>
          </table:table-cell>
          <table:table-cell table:formula="of:=([.J29]/[.F29])*100" office:value-type="float" office:value="0.442488741562092" calcext:value-type="float">
            <text:p>0,442488741562092</text:p>
          </table:table-cell>
          <table:table-cell table:formula="of:=([.K29]/[.F29])*100" office:value-type="float" office:value="77.1394316324327" calcext:value-type="float">
            <text:p>77,1394316324327</text:p>
          </table:table-cell>
          <table:table-cell/>
          <table:table-cell table:formula="of:=([.P29]/[.R29])*100" office:value-type="float" office:value="99.9913565117566" calcext:value-type="float">
            <text:p>99,9913565117566</text:p>
          </table:table-cell>
          <table:table-cell table:formula="of:=([.Q29]/[.R29])*100" office:value-type="float" office:value="0.00864348826449241" calcext:value-type="float">
            <text:p>0,00864348826449241</text:p>
          </table:table-cell>
          <table:table-cell/>
          <table:table-cell table:formula="of:=([.N29]/[.L29])*100" office:value-type="float" office:value="5.8294386261355" calcext:value-type="float">
            <text:p>5,8294386261355</text:p>
          </table:table-cell>
          <table:table-cell table:formula="of:=([.M29]/[.L29])*100" office:value-type="float" office:value="94.1705613740292" calcext:value-type="float">
            <text:p>94,1705613740292</text:p>
          </table:table-cell>
        </table:table-row>
        <table:table-row table:style-name="ro1">
          <table:table-cell table:number-columns-repeated="2"/>
          <table:table-cell office:value-type="float" office:value="1550" calcext:value-type="float">
            <text:p>1550</text:p>
          </table:table-cell>
          <table:table-cell office:value-type="float" office:value="100" calcext:value-type="float">
            <text:p>100</text:p>
          </table:table-cell>
          <table:table-cell table:formula="of:=([.F30]/[.D30])*100" office:value-type="float" office:value="8.24978341138358" calcext:value-type="float">
            <text:p>8,24978341138358</text:p>
          </table:table-cell>
          <table:table-cell table:formula="of:=([.R30]/[.D30])*100" office:value-type="float" office:value="7.61926139463896" calcext:value-type="float">
            <text:p>7,61926139463896</text:p>
          </table:table-cell>
          <table:table-cell table:formula="of:=([.L30]/[.D30])*100" office:value-type="float" office:value="74.5926331715647" calcext:value-type="float">
            <text:p>74,5926331715647</text:p>
          </table:table-cell>
          <table:table-cell table:formula="of:=([.O30]/[.D30])*100" office:value-type="float" office:value="9.53832202259056" calcext:value-type="float">
            <text:p>9,53832202259056</text:p>
          </table:table-cell>
          <table:table-cell/>
          <table:table-cell table:formula="of:=([.G30]/[.F30])*100" office:value-type="float" office:value="11.6551829167204" calcext:value-type="float">
            <text:p>11,6551829167204</text:p>
          </table:table-cell>
          <table:table-cell table:formula="of:=([.I30]/[.F30])*100" office:value-type="float" office:value="11.3883429450963" calcext:value-type="float">
            <text:p>11,3883429450963</text:p>
          </table:table-cell>
          <table:table-cell table:formula="of:=([.H30]/[.F30])*100" office:value-type="float" office:value="0.441548662799362" calcext:value-type="float">
            <text:p>0,441548662799362</text:p>
          </table:table-cell>
          <table:table-cell table:formula="of:=([.J30]/[.F30])*100" office:value-type="float" office:value="0.470032950520332" calcext:value-type="float">
            <text:p>0,470032950520332</text:p>
          </table:table-cell>
          <table:table-cell table:formula="of:=([.K30]/[.F30])*100" office:value-type="float" office:value="76.0448647477217" calcext:value-type="float">
            <text:p>76,0448647477217</text:p>
          </table:table-cell>
          <table:table-cell/>
          <table:table-cell table:formula="of:=([.P30]/[.R30])*100" office:value-type="float" office:value="99.9918873789878" calcext:value-type="float">
            <text:p>99,9918873789878</text:p>
          </table:table-cell>
          <table:table-cell table:formula="of:=([.Q30]/[.R30])*100" office:value-type="float" office:value="0.00811262105366755" calcext:value-type="float">
            <text:p>0,00811262105366755</text:p>
          </table:table-cell>
          <table:table-cell/>
          <table:table-cell table:formula="of:=([.N30]/[.L30])*100" office:value-type="float" office:value="6.08359246943485" calcext:value-type="float">
            <text:p>6,08359246943485</text:p>
          </table:table-cell>
          <table:table-cell table:formula="of:=([.M30]/[.L30])*100" office:value-type="float" office:value="93.9164075304446" calcext:value-type="float">
            <text:p>93,9164075304446</text:p>
          </table:table-cell>
        </table:table-row>
        <table:table-row table:style-name="ro1"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table:formula="of:=([.F31]/[.D31])*100" office:value-type="float" office:value="8.22657241054886" calcext:value-type="float">
            <text:p>8,22657241054886</text:p>
          </table:table-cell>
          <table:table-cell table:formula="of:=([.R31]/[.D31])*100" office:value-type="float" office:value="7.96285079560053" calcext:value-type="float">
            <text:p>7,96285079560053</text:p>
          </table:table-cell>
          <table:table-cell table:formula="of:=([.L31]/[.D31])*100" office:value-type="float" office:value="74.353122007136" calcext:value-type="float">
            <text:p>74,353122007136</text:p>
          </table:table-cell>
          <table:table-cell table:formula="of:=([.O31]/[.D31])*100" office:value-type="float" office:value="9.45745478683089" calcext:value-type="float">
            <text:p>9,45745478683089</text:p>
          </table:table-cell>
          <table:table-cell/>
          <table:table-cell table:formula="of:=([.G31]/[.F31])*100" office:value-type="float" office:value="12.1763105500888" calcext:value-type="float">
            <text:p>12,1763105500888</text:p>
          </table:table-cell>
          <table:table-cell table:formula="of:=([.I31]/[.F31])*100" office:value-type="float" office:value="11.9124680801273" calcext:value-type="float">
            <text:p>11,9124680801273</text:p>
          </table:table-cell>
          <table:table-cell table:formula="of:=([.H31]/[.F31])*100" office:value-type="float" office:value="0.470019933276871" calcext:value-type="float">
            <text:p>0,470019933276871</text:p>
          </table:table-cell>
          <table:table-cell table:formula="of:=([.J31]/[.F31])*100" office:value-type="float" office:value="0.492645903612738" calcext:value-type="float">
            <text:p>0,492645903612738</text:p>
          </table:table-cell>
          <table:table-cell table:formula="of:=([.K31]/[.F31])*100" office:value-type="float" office:value="74.948528177286" calcext:value-type="float">
            <text:p>74,948528177286</text:p>
          </table:table-cell>
          <table:table-cell/>
          <table:table-cell table:formula="of:=([.P31]/[.R31])*100" office:value-type="float" office:value="99.9923716986571" calcext:value-type="float">
            <text:p>99,9923716986571</text:p>
          </table:table-cell>
          <table:table-cell table:formula="of:=([.Q31]/[.R31])*100" office:value-type="float" office:value="0.00762830100946287" calcext:value-type="float">
            <text:p>0,00762830100946287</text:p>
          </table:table-cell>
          <table:table-cell/>
          <table:table-cell table:formula="of:=([.N31]/[.L31])*100" office:value-type="float" office:value="6.3386957064835" calcext:value-type="float">
            <text:p>6,3386957064835</text:p>
          </table:table-cell>
          <table:table-cell table:formula="of:=([.M31]/[.L31])*100" office:value-type="float" office:value="93.661304293701" calcext:value-type="float">
            <text:p>93,661304293701</text:p>
          </table:table-cell>
        </table:table-row>
        <table:table-row table:style-name="ro1">
          <table:table-cell table:number-columns-repeated="2"/>
          <table:table-cell office:value-type="float" office:value="1650" calcext:value-type="float">
            <text:p>1650</text:p>
          </table:table-cell>
          <table:table-cell office:value-type="float" office:value="100" calcext:value-type="float">
            <text:p>100</text:p>
          </table:table-cell>
          <table:table-cell table:formula="of:=([.F32]/[.D32])*100" office:value-type="float" office:value="8.20513894242726" calcext:value-type="float">
            <text:p>8,20513894242726</text:p>
          </table:table-cell>
          <table:table-cell table:formula="of:=([.R32]/[.D32])*100" office:value-type="float" office:value="8.30732470986304" calcext:value-type="float">
            <text:p>8,30732470986304</text:p>
          </table:table-cell>
          <table:table-cell table:formula="of:=([.L32]/[.D32])*100" office:value-type="float" office:value="74.1065807408893" calcext:value-type="float">
            <text:p>74,1065807408893</text:p>
          </table:table-cell>
          <table:table-cell table:formula="of:=([.O32]/[.D32])*100" office:value-type="float" office:value="9.38095560670959" calcext:value-type="float">
            <text:p>9,38095560670959</text:p>
          </table:table-cell>
          <table:table-cell/>
          <table:table-cell table:formula="of:=([.G32]/[.F32])*100" office:value-type="float" office:value="12.697774253294" calcext:value-type="float">
            <text:p>12,697774253294</text:p>
          </table:table-cell>
          <table:table-cell table:formula="of:=([.I32]/[.F32])*100" office:value-type="float" office:value="12.4375479873464" calcext:value-type="float">
            <text:p>12,4375479873464</text:p>
          </table:table-cell>
          <table:table-cell table:formula="of:=([.H32]/[.F32])*100" office:value-type="float" office:value="0.494762293500826" calcext:value-type="float">
            <text:p>0,494762293500826</text:p>
          </table:table-cell>
          <table:table-cell table:formula="of:=([.J32]/[.F32])*100" office:value-type="float" office:value="0.515541912894567" calcext:value-type="float">
            <text:p>0,515541912894567</text:p>
          </table:table-cell>
          <table:table-cell table:formula="of:=([.K32]/[.F32])*100" office:value-type="float" office:value="73.8543466138692" calcext:value-type="float">
            <text:p>73,8543466138692</text:p>
          </table:table-cell>
          <table:table-cell/>
          <table:table-cell table:formula="of:=([.P32]/[.R32])*100" office:value-type="float" office:value="99.992045328737" calcext:value-type="float">
            <text:p>99,992045328737</text:p>
          </table:table-cell>
          <table:table-cell table:formula="of:=([.Q32]/[.R32])*100" office:value-type="float" office:value="0.00795467122285576" calcext:value-type="float">
            <text:p>0,00795467122285576</text:p>
          </table:table-cell>
          <table:table-cell/>
          <table:table-cell table:formula="of:=([.N32]/[.L32])*100" office:value-type="float" office:value="6.59580280453821" calcext:value-type="float">
            <text:p>6,59580280453821</text:p>
          </table:table-cell>
          <table:table-cell table:formula="of:=([.M32]/[.L32])*100" office:value-type="float" office:value="93.4041971954027" calcext:value-type="float">
            <text:p>93,4041971954027</text:p>
          </table:table-cell>
        </table:table-row>
        <table:table-row table:style-name="ro1"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table:formula="of:=([.F33]/[.D33])*100" office:value-type="float" office:value="8.18505859546557" calcext:value-type="float">
            <text:p>8,18505859546557</text:p>
          </table:table-cell>
          <table:table-cell table:formula="of:=([.R33]/[.D33])*100" office:value-type="float" office:value="8.65270318340797" calcext:value-type="float">
            <text:p>8,65270318340797</text:p>
          </table:table-cell>
          <table:table-cell table:formula="of:=([.L33]/[.D33])*100" office:value-type="float" office:value="73.8548527275832" calcext:value-type="float">
            <text:p>73,8548527275832</text:p>
          </table:table-cell>
          <table:table-cell table:formula="of:=([.O33]/[.D33])*100" office:value-type="float" office:value="9.30738549339105" calcext:value-type="float">
            <text:p>9,30738549339105</text:p>
          </table:table-cell>
          <table:table-cell/>
          <table:table-cell table:formula="of:=([.G33]/[.F33])*100" office:value-type="float" office:value="13.2208213883939" calcext:value-type="float">
            <text:p>13,2208213883939</text:p>
          </table:table-cell>
          <table:table-cell table:formula="of:=([.I33]/[.F33])*100" office:value-type="float" office:value="12.9629953783288" calcext:value-type="float">
            <text:p>12,9629953783288</text:p>
          </table:table-cell>
          <table:table-cell table:formula="of:=([.H33]/[.F33])*100" office:value-type="float" office:value="0.51862264880538" calcext:value-type="float">
            <text:p>0,51862264880538</text:p>
          </table:table-cell>
          <table:table-cell table:formula="of:=([.J33]/[.F33])*100" office:value-type="float" office:value="0.538739194648791" calcext:value-type="float">
            <text:p>0,538739194648791</text:p>
          </table:table-cell>
          <table:table-cell table:formula="of:=([.K33]/[.F33])*100" office:value-type="float" office:value="72.7587948666602" calcext:value-type="float">
            <text:p>72,7587948666602</text:p>
          </table:table-cell>
          <table:table-cell/>
          <table:table-cell table:formula="of:=([.P33]/[.R33])*100" office:value-type="float" office:value="99.9747457072573" calcext:value-type="float">
            <text:p>99,9747457072573</text:p>
          </table:table-cell>
          <table:table-cell table:formula="of:=([.Q33]/[.R33])*100" office:value-type="float" office:value="0.0252542926935908" calcext:value-type="float">
            <text:p>0,0252542926935908</text:p>
          </table:table-cell>
          <table:table-cell/>
          <table:table-cell table:formula="of:=([.N33]/[.L33])*100" office:value-type="float" office:value="6.85379805044694" calcext:value-type="float">
            <text:p>6,85379805044694</text:p>
          </table:table-cell>
          <table:table-cell table:formula="of:=([.M33]/[.L33])*100" office:value-type="float" office:value="93.1462019496782" calcext:value-type="float">
            <text:p>93,1462019496782</text:p>
          </table:table-cell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100" calcext:value-type="float">
            <text:p>100</text:p>
          </table:table-cell>
          <table:table-cell table:formula="of:=([.F34]/[.D34])*100" office:value-type="float" office:value="8.16763752205033" calcext:value-type="float">
            <text:p>8,16763752205033</text:p>
          </table:table-cell>
          <table:table-cell table:formula="of:=([.R34]/[.D34])*100" office:value-type="float" office:value="8.9970135218483" calcext:value-type="float">
            <text:p>8,9970135218483</text:p>
          </table:table-cell>
          <table:table-cell table:formula="of:=([.L34]/[.D34])*100" office:value-type="float" office:value="73.5982042483345" calcext:value-type="float">
            <text:p>73,5982042483345</text:p>
          </table:table-cell>
          <table:table-cell table:formula="of:=([.O34]/[.D34])*100" office:value-type="float" office:value="9.23714470793497" calcext:value-type="float">
            <text:p>9,23714470793497</text:p>
          </table:table-cell>
          <table:table-cell/>
          <table:table-cell table:formula="of:=([.G34]/[.F34])*100" office:value-type="float" office:value="13.7414125776483" calcext:value-type="float">
            <text:p>13,7414125776483</text:p>
          </table:table-cell>
          <table:table-cell table:formula="of:=([.I34]/[.F34])*100" office:value-type="float" office:value="13.4887005614997" calcext:value-type="float">
            <text:p>13,4887005614997</text:p>
          </table:table-cell>
          <table:table-cell table:formula="of:=([.H34]/[.F34])*100" office:value-type="float" office:value="0.539593066320912" calcext:value-type="float">
            <text:p>0,539593066320912</text:p>
          </table:table-cell>
          <table:table-cell table:formula="of:=([.J34]/[.F34])*100" office:value-type="float" office:value="0.57122139063754" calcext:value-type="float">
            <text:p>0,57122139063754</text:p>
          </table:table-cell>
          <table:table-cell table:formula="of:=([.K34]/[.F34])*100" office:value-type="float" office:value="71.659046296088" calcext:value-type="float">
            <text:p>71,659046296088</text:p>
          </table:table-cell>
          <table:table-cell/>
          <table:table-cell table:formula="of:=([.P34]/[.R34])*100" office:value-type="float" office:value="99.9774233195089" calcext:value-type="float">
            <text:p>99,9774233195089</text:p>
          </table:table-cell>
          <table:table-cell table:formula="of:=([.Q34]/[.R34])*100" office:value-type="float" office:value="0.0225766804003396" calcext:value-type="float">
            <text:p>0,0225766804003396</text:p>
          </table:table-cell>
          <table:table-cell/>
          <table:table-cell table:formula="of:=([.N34]/[.L34])*100" office:value-type="float" office:value="7.11373330066922" calcext:value-type="float">
            <text:p>7,11373330066922</text:p>
          </table:table-cell>
          <table:table-cell table:formula="of:=([.M34]/[.L34])*100" office:value-type="float" office:value="92.8862666992397" calcext:value-type="float">
            <text:p>92,8862666992397</text:p>
          </table:table-cell>
        </table:table-row>
        <table:table-row table:style-name="ro1"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table:formula="of:=([.F35]/[.D35])*100" office:value-type="float" office:value="8.15285973048143" calcext:value-type="float">
            <text:p>8,15285973048143</text:p>
          </table:table-cell>
          <table:table-cell table:formula="of:=([.R35]/[.D35])*100" office:value-type="float" office:value="9.34055800189537" calcext:value-type="float">
            <text:p>9,34055800189537</text:p>
          </table:table-cell>
          <table:table-cell table:formula="of:=([.L35]/[.D35])*100" office:value-type="float" office:value="73.3364339642488" calcext:value-type="float">
            <text:p>73,3364339642488</text:p>
          </table:table-cell>
          <table:table-cell table:formula="of:=([.O35]/[.D35])*100" office:value-type="float" office:value="9.17014830312249" calcext:value-type="float">
            <text:p>9,17014830312249</text:p>
          </table:table-cell>
          <table:table-cell/>
          <table:table-cell table:formula="of:=([.G35]/[.F35])*100" office:value-type="float" office:value="14.2609610942738" calcext:value-type="float">
            <text:p>14,2609610942738</text:p>
          </table:table-cell>
          <table:table-cell table:formula="of:=([.I35]/[.F35])*100" office:value-type="float" office:value="14.0117449992355" calcext:value-type="float">
            <text:p>14,0117449992355</text:p>
          </table:table-cell>
          <table:table-cell table:formula="of:=([.H35]/[.F35])*100" office:value-type="float" office:value="0.566552546599601" calcext:value-type="float">
            <text:p>0,566552546599601</text:p>
          </table:table-cell>
          <table:table-cell table:formula="of:=([.J35]/[.F35])*100" office:value-type="float" office:value="0.598915925814786" calcext:value-type="float">
            <text:p>0,598915925814786</text:p>
          </table:table-cell>
          <table:table-cell table:formula="of:=([.K35]/[.F35])*100" office:value-type="float" office:value="70.5617997387433" calcext:value-type="float">
            <text:p>70,5617997387433</text:p>
          </table:table-cell>
          <table:table-cell/>
          <table:table-cell table:formula="of:=([.P35]/[.R35])*100" office:value-type="float" office:value="99.992797277017" calcext:value-type="float">
            <text:p>99,992797277017</text:p>
          </table:table-cell>
          <table:table-cell table:formula="of:=([.Q35]/[.R35])*100" office:value-type="float" office:value="0.00720272283614784" calcext:value-type="float">
            <text:p>0,00720272283614784</text:p>
          </table:table-cell>
          <table:table-cell/>
          <table:table-cell table:formula="of:=([.N35]/[.L35])*100" office:value-type="float" office:value="7.37565628390026" calcext:value-type="float">
            <text:p>7,37565628390026</text:p>
          </table:table-cell>
          <table:table-cell table:formula="of:=([.M35]/[.L35])*100" office:value-type="float" office:value="92.6243437161655" calcext:value-type="float">
            <text:p>92,6243437161655</text:p>
          </table:table-cell>
        </table:table-row>
        <table:table-row table:style-name="ro1">
          <table:table-cell table:number-columns-repeated="2"/>
          <table:table-cell office:value-type="float" office:value="1850" calcext:value-type="float">
            <text:p>1850</text:p>
          </table:table-cell>
          <table:table-cell office:value-type="float" office:value="100" calcext:value-type="float">
            <text:p>100</text:p>
          </table:table-cell>
          <table:table-cell table:formula="of:=([.F36]/[.D36])*100" office:value-type="float" office:value="8.13940086888908" calcext:value-type="float">
            <text:p>8,13940086888908</text:p>
          </table:table-cell>
          <table:table-cell table:formula="of:=([.R36]/[.D36])*100" office:value-type="float" office:value="9.68413043087199" calcext:value-type="float">
            <text:p>9,68413043087199</text:p>
          </table:table-cell>
          <table:table-cell table:formula="of:=([.L36]/[.D36])*100" office:value-type="float" office:value="73.0696912860362" calcext:value-type="float">
            <text:p>73,0696912860362</text:p>
          </table:table-cell>
          <table:table-cell table:formula="of:=([.O36]/[.D36])*100" office:value-type="float" office:value="9.10677741427873" calcext:value-type="float">
            <text:p>9,10677741427873</text:p>
          </table:table-cell>
          <table:table-cell/>
          <table:table-cell table:formula="of:=([.G36]/[.F36])*100" office:value-type="float" office:value="14.7785621221009" calcext:value-type="float">
            <text:p>14,7785621221009</text:p>
          </table:table-cell>
          <table:table-cell table:formula="of:=([.I36]/[.F36])*100" office:value-type="float" office:value="14.5333669264129" calcext:value-type="float">
            <text:p>14,5333669264129</text:p>
          </table:table-cell>
          <table:table-cell table:formula="of:=([.H36]/[.F36])*100" office:value-type="float" office:value="0.591800280003193" calcext:value-type="float">
            <text:p>0,591800280003193</text:p>
          </table:table-cell>
          <table:table-cell table:formula="of:=([.J36]/[.F36])*100" office:value-type="float" office:value="0.628775185844201" calcext:value-type="float">
            <text:p>0,628775185844201</text:p>
          </table:table-cell>
          <table:table-cell table:formula="of:=([.K36]/[.F36])*100" office:value-type="float" office:value="69.4674702003283" calcext:value-type="float">
            <text:p>69,4674702003283</text:p>
          </table:table-cell>
          <table:table-cell/>
          <table:table-cell table:formula="of:=([.P36]/[.R36])*100" office:value-type="float" office:value="99.9942529619627" calcext:value-type="float">
            <text:p>99,9942529619627</text:p>
          </table:table-cell>
          <table:table-cell table:formula="of:=([.Q36]/[.R36])*100" office:value-type="float" office:value="0.00574703804306826" calcext:value-type="float">
            <text:p>0,00574703804306826</text:p>
          </table:table-cell>
          <table:table-cell/>
          <table:table-cell table:formula="of:=([.N36]/[.L36])*100" office:value-type="float" office:value="7.63836402215923" calcext:value-type="float">
            <text:p>7,63836402215923</text:p>
          </table:table-cell>
          <table:table-cell table:formula="of:=([.M36]/[.L36])*100" office:value-type="float" office:value="92.3616359778683" calcext:value-type="float">
            <text:p>92,3616359778683</text:p>
          </table:table-cell>
        </table:table-row>
        <table:table-row table:style-name="ro1"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table:formula="of:=([.F37]/[.D37])*100" office:value-type="float" office:value="8.12736041954315" calcext:value-type="float">
            <text:p>8,12736041954315</text:p>
          </table:table-cell>
          <table:table-cell table:formula="of:=([.R37]/[.D37])*100" office:value-type="float" office:value="10.0277086432627" calcext:value-type="float">
            <text:p>10,0277086432627</text:p>
          </table:table-cell>
          <table:table-cell table:formula="of:=([.L37]/[.D37])*100" office:value-type="float" office:value="72.7962074315713" calcext:value-type="float">
            <text:p>72,7962074315713</text:p>
          </table:table-cell>
          <table:table-cell table:formula="of:=([.O37]/[.D37])*100" office:value-type="float" office:value="9.04872350563689" calcext:value-type="float">
            <text:p>9,04872350563689</text:p>
          </table:table-cell>
          <table:table-cell/>
          <table:table-cell table:formula="of:=([.G37]/[.F37])*100" office:value-type="float" office:value="15.2955023370339" calcext:value-type="float">
            <text:p>15,2955023370339</text:p>
          </table:table-cell>
          <table:table-cell table:formula="of:=([.I37]/[.F37])*100" office:value-type="float" office:value="15.0529891382309" calcext:value-type="float">
            <text:p>15,0529891382309</text:p>
          </table:table-cell>
          <table:table-cell table:formula="of:=([.H37]/[.F37])*100" office:value-type="float" office:value="0.616085152179401" calcext:value-type="float">
            <text:p>0,616085152179401</text:p>
          </table:table-cell>
          <table:table-cell table:formula="of:=([.J37]/[.F37])*100" office:value-type="float" office:value="0.652043202166474" calcext:value-type="float">
            <text:p>0,652043202166474</text:p>
          </table:table-cell>
          <table:table-cell table:formula="of:=([.K37]/[.F37])*100" office:value-type="float" office:value="68.3833552898019" calcext:value-type="float">
            <text:p>68,3833552898019</text:p>
          </table:table-cell>
          <table:table-cell/>
          <table:table-cell table:formula="of:=([.P37]/[.R37])*100" office:value-type="float" office:value="99.9945456583917" calcext:value-type="float">
            <text:p>99,9945456583917</text:p>
          </table:table-cell>
          <table:table-cell table:formula="of:=([.Q37]/[.R37])*100" office:value-type="float" office:value="0.00545434152132708" calcext:value-type="float">
            <text:p>0,00545434152132708</text:p>
          </table:table-cell>
          <table:table-cell/>
          <table:table-cell table:formula="of:=([.N37]/[.L37])*100" office:value-type="float" office:value="7.90293964612259" calcext:value-type="float">
            <text:p>7,90293964612259</text:p>
          </table:table-cell>
          <table:table-cell table:formula="of:=([.M37]/[.L37])*100" office:value-type="float" office:value="92.0970603538696" calcext:value-type="float">
            <text:p>92,0970603538696</text:p>
          </table:table-cell>
        </table:table-row>
        <table:table-row table:style-name="ro1">
          <table:table-cell table:number-columns-repeated="2"/>
          <table:table-cell office:value-type="float" office:value="1950" calcext:value-type="float">
            <text:p>1950</text:p>
          </table:table-cell>
          <table:table-cell office:value-type="float" office:value="100" calcext:value-type="float">
            <text:p>100</text:p>
          </table:table-cell>
          <table:table-cell table:formula="of:=([.F38]/[.D38])*100" office:value-type="float" office:value="8.11770001203566" calcext:value-type="float">
            <text:p>8,11770001203566</text:p>
          </table:table-cell>
          <table:table-cell table:formula="of:=([.R38]/[.D38])*100" office:value-type="float" office:value="10.3697218783901" calcext:value-type="float">
            <text:p>10,3697218783901</text:p>
          </table:table-cell>
          <table:table-cell table:formula="of:=([.L38]/[.D38])*100" office:value-type="float" office:value="72.5200675975433" calcext:value-type="float">
            <text:p>72,5200675975433</text:p>
          </table:table-cell>
          <table:table-cell table:formula="of:=([.O38]/[.D38])*100" office:value-type="float" office:value="8.9925105120993" calcext:value-type="float">
            <text:p>8,9925105120993</text:p>
          </table:table-cell>
          <table:table-cell/>
          <table:table-cell table:formula="of:=([.G38]/[.F38])*100" office:value-type="float" office:value="15.8078421037527" calcext:value-type="float">
            <text:p>15,8078421037527</text:p>
          </table:table-cell>
          <table:table-cell table:formula="of:=([.I38]/[.F38])*100" office:value-type="float" office:value="15.5680443395922" calcext:value-type="float">
            <text:p>15,5680443395922</text:p>
          </table:table-cell>
          <table:table-cell table:formula="of:=([.H38]/[.F38])*100" office:value-type="float" office:value="0.651476999458422" calcext:value-type="float">
            <text:p>0,651476999458422</text:p>
          </table:table-cell>
          <table:table-cell table:formula="of:=([.J38]/[.F38])*100" office:value-type="float" office:value="0.677680043074631" calcext:value-type="float">
            <text:p>0,677680043074631</text:p>
          </table:table-cell>
          <table:table-cell table:formula="of:=([.K38]/[.F38])*100" office:value-type="float" office:value="67.2949320397855" calcext:value-type="float">
            <text:p>67,2949320397855</text:p>
          </table:table-cell>
          <table:table-cell/>
          <table:table-cell table:formula="of:=([.P38]/[.R38])*100" office:value-type="float" office:value="99.9948165385302" calcext:value-type="float">
            <text:p>99,9948165385302</text:p>
          </table:table-cell>
          <table:table-cell table:formula="of:=([.Q38]/[.R38])*100" office:value-type="float" office:value="0.00518346147615767" calcext:value-type="float">
            <text:p>0,00518346147615767</text:p>
          </table:table-cell>
          <table:table-cell/>
          <table:table-cell table:formula="of:=([.N38]/[.L38])*100" office:value-type="float" office:value="8.16790866814372" calcext:value-type="float">
            <text:p>8,16790866814372</text:p>
          </table:table-cell>
          <table:table-cell table:formula="of:=([.M38]/[.L38])*100" office:value-type="float" office:value="91.8320913320484" calcext:value-type="float">
            <text:p>91,8320913320484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formula="of:=([.F39]/[.D39])*100" office:value-type="float" office:value="8.10878910786501" calcext:value-type="float">
            <text:p>8,10878910786501</text:p>
          </table:table-cell>
          <table:table-cell table:formula="of:=([.R39]/[.D39])*100" office:value-type="float" office:value="10.7107759494164" calcext:value-type="float">
            <text:p>10,7107759494164</text:p>
          </table:table-cell>
          <table:table-cell table:formula="of:=([.L39]/[.D39])*100" office:value-type="float" office:value="72.2423906866093" calcext:value-type="float">
            <text:p>72,2423906866093</text:p>
          </table:table-cell>
          <table:table-cell table:formula="of:=([.O39]/[.D39])*100" office:value-type="float" office:value="8.93804425628245" calcext:value-type="float">
            <text:p>8,93804425628245</text:p>
          </table:table-cell>
          <table:table-cell/>
          <table:table-cell table:formula="of:=([.G39]/[.F39])*100" office:value-type="float" office:value="16.3169312400416" calcext:value-type="float">
            <text:p>16,3169312400416</text:p>
          </table:table-cell>
          <table:table-cell table:formula="of:=([.I39]/[.F39])*100" office:value-type="float" office:value="16.0818878601381" calcext:value-type="float">
            <text:p>16,0818878601381</text:p>
          </table:table-cell>
          <table:table-cell table:formula="of:=([.H39]/[.F39])*100" office:value-type="float" office:value="0.675563186457985" calcext:value-type="float">
            <text:p>0,675563186457985</text:p>
          </table:table-cell>
          <table:table-cell table:formula="of:=([.J39]/[.F39])*100" office:value-type="float" office:value="0.703109213814455" calcext:value-type="float">
            <text:p>0,703109213814455</text:p>
          </table:table-cell>
          <table:table-cell table:formula="of:=([.K39]/[.F39])*100" office:value-type="float" office:value="66.2224844191593" calcext:value-type="float">
            <text:p>66,2224844191593</text:p>
          </table:table-cell>
          <table:table-cell/>
          <table:table-cell table:formula="of:=([.P39]/[.R39])*100" office:value-type="float" office:value="99.9950676044078" calcext:value-type="float">
            <text:p>99,9950676044078</text:p>
          </table:table-cell>
          <table:table-cell table:formula="of:=([.Q39]/[.R39])*100" office:value-type="float" office:value="0.00493239578508757" calcext:value-type="float">
            <text:p>0,00493239578508757</text:p>
          </table:table-cell>
          <table:table-cell/>
          <table:table-cell table:formula="of:=([.N39]/[.L39])*100" office:value-type="float" office:value="8.43376684356175" calcext:value-type="float">
            <text:p>8,43376684356175</text:p>
          </table:table-cell>
          <table:table-cell table:formula="of:=([.M39]/[.L39])*100" office:value-type="float" office:value="91.5662331561442" calcext:value-type="float">
            <text:p>91,5662331561442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office:value-type="float" office:value="100" calcext:value-type="float">
            <text:p>100</text:p>
          </table:table-cell>
          <table:table-cell table:formula="of:=([.F40]/[.D40])*100" office:value-type="float" office:value="8.10078376565604" calcext:value-type="float">
            <text:p>8,10078376565604</text:p>
          </table:table-cell>
          <table:table-cell table:formula="of:=([.R40]/[.D40])*100" office:value-type="float" office:value="11.0507265309645" calcext:value-type="float">
            <text:p>11,0507265309645</text:p>
          </table:table-cell>
          <table:table-cell table:formula="of:=([.L40]/[.D40])*100" office:value-type="float" office:value="71.963376239784" calcext:value-type="float">
            <text:p>71,963376239784</text:p>
          </table:table-cell>
          <table:table-cell table:formula="of:=([.O40]/[.D40])*100" office:value-type="float" office:value="8.88511346385218" calcext:value-type="float">
            <text:p>8,88511346385218</text:p>
          </table:table-cell>
          <table:table-cell/>
          <table:table-cell table:formula="of:=([.G40]/[.F40])*100" office:value-type="float" office:value="16.8248964631547" calcext:value-type="float">
            <text:p>16,8248964631547</text:p>
          </table:table-cell>
          <table:table-cell table:formula="of:=([.I40]/[.F40])*100" office:value-type="float" office:value="16.5922934037025" calcext:value-type="float">
            <text:p>16,5922934037025</text:p>
          </table:table-cell>
          <table:table-cell table:formula="of:=([.H40]/[.F40])*100" office:value-type="float" office:value="0.692635866174925" calcext:value-type="float">
            <text:p>0,692635866174925</text:p>
          </table:table-cell>
          <table:table-cell table:formula="of:=([.J40]/[.F40])*100" office:value-type="float" office:value="0.726273958578067" calcext:value-type="float">
            <text:p>0,726273958578067</text:p>
          </table:table-cell>
          <table:table-cell table:formula="of:=([.K40]/[.F40])*100" office:value-type="float" office:value="65.1638766318929" calcext:value-type="float">
            <text:p>65,1638766318929</text:p>
          </table:table-cell>
          <table:table-cell/>
          <table:table-cell table:formula="of:=([.P40]/[.R40])*100" office:value-type="float" office:value="99.9953008423934" calcext:value-type="float">
            <text:p>99,9953008423934</text:p>
          </table:table-cell>
          <table:table-cell table:formula="of:=([.Q40]/[.R40])*100" office:value-type="float" office:value="0.00469915752950592" calcext:value-type="float">
            <text:p>0,00469915752950592</text:p>
          </table:table-cell>
          <table:table-cell/>
          <table:table-cell table:formula="of:=([.N40]/[.L40])*100" office:value-type="float" office:value="8.7004058253811" calcext:value-type="float">
            <text:p>8,7004058253811</text:p>
          </table:table-cell>
          <table:table-cell table:formula="of:=([.M40]/[.L40])*100" office:value-type="float" office:value="91.2995941745957" calcext:value-type="float">
            <text:p>91,2995941745957</text:p>
          </table:table-cell>
        </table:table-row>
        <table:table-row table:style-name="ro1"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table:formula="of:=([.F41]/[.D41])*100" office:value-type="float" office:value="8.09560151630138" calcext:value-type="float">
            <text:p>8,09560151630138</text:p>
          </table:table-cell>
          <table:table-cell table:formula="of:=([.R41]/[.D41])*100" office:value-type="float" office:value="11.388628763023" calcext:value-type="float">
            <text:p>11,388628763023</text:p>
          </table:table-cell>
          <table:table-cell table:formula="of:=([.L41]/[.D41])*100" office:value-type="float" office:value="71.681823007284" calcext:value-type="float">
            <text:p>71,681823007284</text:p>
          </table:table-cell>
          <table:table-cell table:formula="of:=([.O41]/[.D41])*100" office:value-type="float" office:value="8.83394671331986" calcext:value-type="float">
            <text:p>8,83394671331986</text:p>
          </table:table-cell>
          <table:table-cell/>
          <table:table-cell table:formula="of:=([.G41]/[.F41])*100" office:value-type="float" office:value="17.3251268073556" calcext:value-type="float">
            <text:p>17,3251268073556</text:p>
          </table:table-cell>
          <table:table-cell table:formula="of:=([.I41]/[.F41])*100" office:value-type="float" office:value="17.096759099897" calcext:value-type="float">
            <text:p>17,096759099897</text:p>
          </table:table-cell>
          <table:table-cell table:formula="of:=([.H41]/[.F41])*100" office:value-type="float" office:value="0.719903435742608" calcext:value-type="float">
            <text:p>0,719903435742608</text:p>
          </table:table-cell>
          <table:table-cell table:formula="of:=([.J41]/[.F41])*100" office:value-type="float" office:value="0.757494187980363" calcext:value-type="float">
            <text:p>0,757494187980363</text:p>
          </table:table-cell>
          <table:table-cell table:formula="of:=([.K41]/[.F41])*100" office:value-type="float" office:value="64.1006931811472" calcext:value-type="float">
            <text:p>64,1006931811472</text:p>
          </table:table-cell>
          <table:table-cell/>
          <table:table-cell table:formula="of:=([.P41]/[.R41])*100" office:value-type="float" office:value="99.9955179382053" calcext:value-type="float">
            <text:p>99,9955179382053</text:p>
          </table:table-cell>
          <table:table-cell table:formula="of:=([.Q41]/[.R41])*100" office:value-type="float" office:value="0.00448206164627354" calcext:value-type="float">
            <text:p>0,00448206164627354</text:p>
          </table:table-cell>
          <table:table-cell/>
          <table:table-cell table:formula="of:=([.N41]/[.L41])*100" office:value-type="float" office:value="8.96736353261564" calcext:value-type="float">
            <text:p>8,96736353261564</text:p>
          </table:table-cell>
          <table:table-cell table:formula="of:=([.M41]/[.L41])*100" office:value-type="float" office:value="91.0326364675507" calcext:value-type="float">
            <text:p>91,0326364675507</text:p>
          </table:table-cell>
        </table:table-row>
        <table:table-row table:style-name="ro1">
          <table:table-cell table:number-columns-repeated="2"/>
          <table:table-cell office:value-type="float" office:value="2150" calcext:value-type="float">
            <text:p>2150</text:p>
          </table:table-cell>
          <table:table-cell office:value-type="float" office:value="100" calcext:value-type="float">
            <text:p>100</text:p>
          </table:table-cell>
          <table:table-cell table:formula="of:=([.F42]/[.D42])*100" office:value-type="float" office:value="8.09146542554019" calcext:value-type="float">
            <text:p>8,09146542554019</text:p>
          </table:table-cell>
          <table:table-cell table:formula="of:=([.R42]/[.D42])*100" office:value-type="float" office:value="11.7246900131912" calcext:value-type="float">
            <text:p>11,7246900131912</text:p>
          </table:table-cell>
          <table:table-cell table:formula="of:=([.L42]/[.D42])*100" office:value-type="float" office:value="71.3981225270895" calcext:value-type="float">
            <text:p>71,3981225270895</text:p>
          </table:table-cell>
          <table:table-cell table:formula="of:=([.O42]/[.D42])*100" office:value-type="float" office:value="8.78572203430683" calcext:value-type="float">
            <text:p>8,78572203430683</text:p>
          </table:table-cell>
          <table:table-cell/>
          <table:table-cell table:formula="of:=([.G42]/[.F42])*100" office:value-type="float" office:value="17.8219713658992" calcext:value-type="float">
            <text:p>17,8219713658992</text:p>
          </table:table-cell>
          <table:table-cell table:formula="of:=([.I42]/[.F42])*100" office:value-type="float" office:value="17.595250969799" calcext:value-type="float">
            <text:p>17,595250969799</text:p>
          </table:table-cell>
          <table:table-cell table:formula="of:=([.H42]/[.F42])*100" office:value-type="float" office:value="0.747928377644374" calcext:value-type="float">
            <text:p>0,747928377644374</text:p>
          </table:table-cell>
          <table:table-cell table:formula="of:=([.J42]/[.F42])*100" office:value-type="float" office:value="0.787910068526276" calcext:value-type="float">
            <text:p>0,787910068526276</text:p>
          </table:table-cell>
          <table:table-cell table:formula="of:=([.K42]/[.F42])*100" office:value-type="float" office:value="63.0469163207236" calcext:value-type="float">
            <text:p>63,0469163207236</text:p>
          </table:table-cell>
          <table:table-cell/>
          <table:table-cell table:formula="of:=([.P42]/[.R42])*100" office:value-type="float" office:value="99.9957206845338" calcext:value-type="float">
            <text:p>99,9957206845338</text:p>
          </table:table-cell>
          <table:table-cell table:formula="of:=([.Q42]/[.R42])*100" office:value-type="float" office:value="0.00427931531337927" calcext:value-type="float">
            <text:p>0,00427931531337927</text:p>
          </table:table-cell>
          <table:table-cell/>
          <table:table-cell table:formula="of:=([.N42]/[.L42])*100" office:value-type="float" office:value="9.23437299292023" calcext:value-type="float">
            <text:p>9,23437299292023</text:p>
          </table:table-cell>
          <table:table-cell table:formula="of:=([.M42]/[.L42])*100" office:value-type="float" office:value="90.765627007036" calcext:value-type="float">
            <text:p>90,765627007036</text:p>
          </table:table-cell>
        </table:table-row>
        <table:table-row table:style-name="ro1"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table:formula="of:=([.F43]/[.D43])*100" office:value-type="float" office:value="8.08747349350915" calcext:value-type="float">
            <text:p>8,08747349350915</text:p>
          </table:table-cell>
          <table:table-cell table:formula="of:=([.R43]/[.D43])*100" office:value-type="float" office:value="12.0578224027555" calcext:value-type="float">
            <text:p>12,0578224027555</text:p>
          </table:table-cell>
          <table:table-cell table:formula="of:=([.L43]/[.D43])*100" office:value-type="float" office:value="71.1134816023251" calcext:value-type="float">
            <text:p>71,1134816023251</text:p>
          </table:table-cell>
          <table:table-cell table:formula="of:=([.O43]/[.D43])*100" office:value-type="float" office:value="8.74122250138069" calcext:value-type="float">
            <text:p>8,74122250138069</text:p>
          </table:table-cell>
          <table:table-cell/>
          <table:table-cell table:formula="of:=([.G43]/[.F43])*100" office:value-type="float" office:value="18.3135884092165" calcext:value-type="float">
            <text:p>18,3135884092165</text:p>
          </table:table-cell>
          <table:table-cell table:formula="of:=([.I43]/[.F43])*100" office:value-type="float" office:value="18.0896982822247" calcext:value-type="float">
            <text:p>18,0896982822247</text:p>
          </table:table-cell>
          <table:table-cell table:formula="of:=([.H43]/[.F43])*100" office:value-type="float" office:value="0.775546562538685" calcext:value-type="float">
            <text:p>0,775546562538685</text:p>
          </table:table-cell>
          <table:table-cell table:formula="of:=([.J43]/[.F43])*100" office:value-type="float" office:value="0.813346533302711" calcext:value-type="float">
            <text:p>0,813346533302711</text:p>
          </table:table-cell>
          <table:table-cell table:formula="of:=([.K43]/[.F43])*100" office:value-type="float" office:value="62.0077976997512" calcext:value-type="float">
            <text:p>62,0077976997512</text:p>
          </table:table-cell>
          <table:table-cell/>
          <table:table-cell table:formula="of:=([.P43]/[.R43])*100" office:value-type="float" office:value="99.995910184429" calcext:value-type="float">
            <text:p>99,995910184429</text:p>
          </table:table-cell>
          <table:table-cell table:formula="of:=([.Q43]/[.R43])*100" office:value-type="float" office:value="0.00408981563663244" calcext:value-type="float">
            <text:p>0,00408981563663244</text:p>
          </table:table-cell>
          <table:table-cell/>
          <table:table-cell table:formula="of:=([.N43]/[.L43])*100" office:value-type="float" office:value="9.50031430633487" calcext:value-type="float">
            <text:p>9,50031430633487</text:p>
          </table:table-cell>
          <table:table-cell table:formula="of:=([.M43]/[.L43])*100" office:value-type="float" office:value="90.4996856936455" calcext:value-type="float">
            <text:p>90,4996856936455</text:p>
          </table:table-cell>
        </table:table-row>
        <table:table-row table:style-name="ro1">
          <table:table-cell table:number-columns-repeated="2"/>
          <table:table-cell office:value-type="float" office:value="2250" calcext:value-type="float">
            <text:p>2250</text:p>
          </table:table-cell>
          <table:table-cell office:value-type="float" office:value="100" calcext:value-type="float">
            <text:p>100</text:p>
          </table:table-cell>
          <table:table-cell table:formula="of:=([.F44]/[.D44])*100" office:value-type="float" office:value="8.08439904972077" calcext:value-type="float">
            <text:p>8,08439904972077</text:p>
          </table:table-cell>
          <table:table-cell table:formula="of:=([.R44]/[.D44])*100" office:value-type="float" office:value="12.3877787178367" calcext:value-type="float">
            <text:p>12,3877787178367</text:p>
          </table:table-cell>
          <table:table-cell table:formula="of:=([.L44]/[.D44])*100" office:value-type="float" office:value="70.8273054166876" calcext:value-type="float">
            <text:p>70,8273054166876</text:p>
          </table:table-cell>
          <table:table-cell table:formula="of:=([.O44]/[.D44])*100" office:value-type="float" office:value="8.70051681595293" calcext:value-type="float">
            <text:p>8,70051681595293</text:p>
          </table:table-cell>
          <table:table-cell/>
          <table:table-cell table:formula="of:=([.G44]/[.F44])*100" office:value-type="float" office:value="18.7993768907763" calcext:value-type="float">
            <text:p>18,7993768907763</text:p>
          </table:table-cell>
          <table:table-cell table:formula="of:=([.I44]/[.F44])*100" office:value-type="float" office:value="18.5787435281831" calcext:value-type="float">
            <text:p>18,5787435281831</text:p>
          </table:table-cell>
          <table:table-cell table:formula="of:=([.H44]/[.F44])*100" office:value-type="float" office:value="0.80316977177707" calcext:value-type="float">
            <text:p>0,80316977177707</text:p>
          </table:table-cell>
          <table:table-cell table:formula="of:=([.J44]/[.F44])*100" office:value-type="float" office:value="0.841911151823641" calcext:value-type="float">
            <text:p>0,841911151823641</text:p>
          </table:table-cell>
          <table:table-cell table:formula="of:=([.K44]/[.F44])*100" office:value-type="float" office:value="60.9767765255866" calcext:value-type="float">
            <text:p>60,9767765255866</text:p>
          </table:table-cell>
          <table:table-cell/>
          <table:table-cell table:formula="of:=([.P44]/[.R44])*100" office:value-type="float" office:value="99.9960874850062" calcext:value-type="float">
            <text:p>99,9960874850062</text:p>
          </table:table-cell>
          <table:table-cell table:formula="of:=([.Q44]/[.R44])*100" office:value-type="float" office:value="0.00391251495953368" calcext:value-type="float">
            <text:p>0,00391251495953368</text:p>
          </table:table-cell>
          <table:table-cell/>
          <table:table-cell table:formula="of:=([.N44]/[.L44])*100" office:value-type="float" office:value="9.76549920010025" calcext:value-type="float">
            <text:p>9,76549920010025</text:p>
          </table:table-cell>
          <table:table-cell table:formula="of:=([.M44]/[.L44])*100" office:value-type="float" office:value="90.2345007999066" calcext:value-type="float">
            <text:p>90,2345007999066</text:p>
          </table:table-cell>
        </table:table-row>
        <table:table-row table:style-name="ro1"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table:formula="of:=([.F45]/[.D45])*100" office:value-type="float" office:value="8.08231453048386" calcext:value-type="float">
            <text:p>8,08231453048386</text:p>
          </table:table-cell>
          <table:table-cell table:formula="of:=([.R45]/[.D45])*100" office:value-type="float" office:value="12.7159030364942" calcext:value-type="float">
            <text:p>12,7159030364942</text:p>
          </table:table-cell>
          <table:table-cell table:formula="of:=([.L45]/[.D45])*100" office:value-type="float" office:value="70.5385232141923" calcext:value-type="float">
            <text:p>70,5385232141923</text:p>
          </table:table-cell>
          <table:table-cell table:formula="of:=([.O45]/[.D45])*100" office:value-type="float" office:value="8.66325921895208" calcext:value-type="float">
            <text:p>8,66325921895208</text:p>
          </table:table-cell>
          <table:table-cell/>
          <table:table-cell table:formula="of:=([.G45]/[.F45])*100" office:value-type="float" office:value="19.2806894664907" calcext:value-type="float">
            <text:p>19,2806894664907</text:p>
          </table:table-cell>
          <table:table-cell table:formula="of:=([.I45]/[.F45])*100" office:value-type="float" office:value="19.0624645698957" calcext:value-type="float">
            <text:p>19,0624645698957</text:p>
          </table:table-cell>
          <table:table-cell table:formula="of:=([.H45]/[.F45])*100" office:value-type="float" office:value="0.83069498711482" calcext:value-type="float">
            <text:p>0,83069498711482</text:p>
          </table:table-cell>
          <table:table-cell table:formula="of:=([.J45]/[.F45])*100" office:value-type="float" office:value="0.86500463878588" calcext:value-type="float">
            <text:p>0,86500463878588</text:p>
          </table:table-cell>
          <table:table-cell table:formula="of:=([.K45]/[.F45])*100" office:value-type="float" office:value="59.9611245805602" calcext:value-type="float">
            <text:p>59,9611245805602</text:p>
          </table:table-cell>
          <table:table-cell/>
          <table:table-cell table:formula="of:=([.P45]/[.R45])*100" office:value-type="float" office:value="99.9962532847907" calcext:value-type="float">
            <text:p>99,9962532847907</text:p>
          </table:table-cell>
          <table:table-cell table:formula="of:=([.Q45]/[.R45])*100" office:value-type="float" office:value="0.00374671525052853" calcext:value-type="float">
            <text:p>0,00374671525052853</text:p>
          </table:table-cell>
          <table:table-cell/>
          <table:table-cell table:formula="of:=([.N45]/[.L45])*100" office:value-type="float" office:value="10.0314813705482" calcext:value-type="float">
            <text:p>10,0314813705482</text:p>
          </table:table-cell>
          <table:table-cell table:formula="of:=([.M45]/[.L45])*100" office:value-type="float" office:value="89.9685186294112" calcext:value-type="float">
            <text:p>89,9685186294112</text:p>
          </table:table-cell>
        </table:table-row>
        <table:table-row table:style-name="ro1">
          <table:table-cell table:number-columns-repeated="2"/>
          <table:table-cell office:value-type="float" office:value="2350" calcext:value-type="float">
            <text:p>2350</text:p>
          </table:table-cell>
          <table:table-cell office:value-type="float" office:value="100" calcext:value-type="float">
            <text:p>100</text:p>
          </table:table-cell>
          <table:table-cell table:formula="of:=([.F46]/[.D46])*100" office:value-type="float" office:value="8.08091417423506" calcext:value-type="float">
            <text:p>8,08091417423506</text:p>
          </table:table-cell>
          <table:table-cell table:formula="of:=([.R46]/[.D46])*100" office:value-type="float" office:value="13.0424635892996" calcext:value-type="float">
            <text:p>13,0424635892996</text:p>
          </table:table-cell>
          <table:table-cell table:formula="of:=([.L46]/[.D46])*100" office:value-type="float" office:value="70.2505456374584" calcext:value-type="float">
            <text:p>70,2505456374584</text:p>
          </table:table-cell>
          <table:table-cell table:formula="of:=([.O46]/[.D46])*100" office:value-type="float" office:value="8.62607659911503" calcext:value-type="float">
            <text:p>8,62607659911503</text:p>
          </table:table-cell>
          <table:table-cell/>
          <table:table-cell table:formula="of:=([.G46]/[.F46])*100" office:value-type="float" office:value="19.7585474626484" calcext:value-type="float">
            <text:p>19,7585474626484</text:p>
          </table:table-cell>
          <table:table-cell table:formula="of:=([.I46]/[.F46])*100" office:value-type="float" office:value="19.5428202718416" calcext:value-type="float">
            <text:p>19,5428202718416</text:p>
          </table:table-cell>
          <table:table-cell table:formula="of:=([.H46]/[.F46])*100" office:value-type="float" office:value="0.852375318787038" calcext:value-type="float">
            <text:p>0,852375318787038</text:p>
          </table:table-cell>
          <table:table-cell table:formula="of:=([.J46]/[.F46])*100" office:value-type="float" office:value="0.882570578890715" calcext:value-type="float">
            <text:p>0,882570578890715</text:p>
          </table:table-cell>
          <table:table-cell table:formula="of:=([.K46]/[.F46])*100" office:value-type="float" office:value="58.9636649788851" calcext:value-type="float">
            <text:p>58,9636649788851</text:p>
          </table:table-cell>
          <table:table-cell/>
          <table:table-cell table:formula="of:=([.P46]/[.R46])*100" office:value-type="float" office:value="99.9964081844421" calcext:value-type="float">
            <text:p>99,9964081844421</text:p>
          </table:table-cell>
          <table:table-cell table:formula="of:=([.Q46]/[.R46])*100" office:value-type="float" office:value="0.0035918156213723" calcext:value-type="float">
            <text:p>0,0035918156213723</text:p>
          </table:table-cell>
          <table:table-cell/>
          <table:table-cell table:formula="of:=([.N46]/[.L46])*100" office:value-type="float" office:value="10.2979924270793" calcext:value-type="float">
            <text:p>10,2979924270793</text:p>
          </table:table-cell>
          <table:table-cell table:formula="of:=([.M46]/[.L46])*100" office:value-type="float" office:value="89.7020075727764" calcext:value-type="float">
            <text:p>89,7020075727764</text:p>
          </table:table-cell>
        </table:table-row>
        <table:table-row table:style-name="ro1">
          <table:table-cell table:number-columns-repeated="2"/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table:formula="of:=([.F47]/[.D47])*100" office:value-type="float" office:value="8.07553075575443" calcext:value-type="float">
            <text:p>8,07553075575443</text:p>
          </table:table-cell>
          <table:table-cell table:formula="of:=([.R47]/[.D47])*100" office:value-type="float" office:value="13.3600477541168" calcext:value-type="float">
            <text:p>13,3600477541168</text:p>
          </table:table-cell>
          <table:table-cell table:formula="of:=([.L47]/[.D47])*100" office:value-type="float" office:value="69.9807108874608" calcext:value-type="float">
            <text:p>69,9807108874608</text:p>
          </table:table-cell>
          <table:table-cell table:formula="of:=([.O47]/[.D47])*100" office:value-type="float" office:value="8.58371060254322" calcext:value-type="float">
            <text:p>8,58371060254322</text:p>
          </table:table-cell>
          <table:table-cell/>
          <table:table-cell table:formula="of:=([.G47]/[.F47])*100" office:value-type="float" office:value="20.231992650945" calcext:value-type="float">
            <text:p>20,231992650945</text:p>
          </table:table-cell>
          <table:table-cell table:formula="of:=([.I47]/[.F47])*100" office:value-type="float" office:value="20.0184774524416" calcext:value-type="float">
            <text:p>20,0184774524416</text:p>
          </table:table-cell>
          <table:table-cell table:formula="of:=([.H47]/[.F47])*100" office:value-type="float" office:value="0.865379094860803" calcext:value-type="float">
            <text:p>0,865379094860803</text:p>
          </table:table-cell>
          <table:table-cell table:formula="of:=([.J47]/[.F47])*100" office:value-type="float" office:value="0.899670779595203" calcext:value-type="float">
            <text:p>0,899670779595203</text:p>
          </table:table-cell>
          <table:table-cell table:formula="of:=([.K47]/[.F47])*100" office:value-type="float" office:value="57.9844590028302" calcext:value-type="float">
            <text:p>57,9844590028302</text:p>
          </table:table-cell>
          <table:table-cell/>
          <table:table-cell table:formula="of:=([.P47]/[.R47])*100" office:value-type="float" office:value="99.996553422323" calcext:value-type="float">
            <text:p>99,996553422323</text:p>
          </table:table-cell>
          <table:table-cell table:formula="of:=([.Q47]/[.R47])*100" office:value-type="float" office:value="0.00344657762741569" calcext:value-type="float">
            <text:p>0,00344657762741569</text:p>
          </table:table-cell>
          <table:table-cell/>
          <table:table-cell table:formula="of:=([.N47]/[.L47])*100" office:value-type="float" office:value="10.5567877897149" calcext:value-type="float">
            <text:p>10,5567877897149</text:p>
          </table:table-cell>
          <table:table-cell table:formula="of:=([.M47]/[.L47])*100" office:value-type="float" office:value="89.4432122104576" calcext:value-type="float">
            <text:p>89,4432122104576</text:p>
          </table:table-cell>
        </table:table-row>
        <table:table-row table:style-name="ro1">
          <table:table-cell table:number-columns-repeated="2"/>
          <table:table-cell office:value-type="float" office:value="2450" calcext:value-type="float">
            <text:p>2450</text:p>
          </table:table-cell>
          <table:table-cell office:value-type="float" office:value="100" calcext:value-type="float">
            <text:p>100</text:p>
          </table:table-cell>
          <table:table-cell table:formula="of:=([.F48]/[.D48])*100" office:value-type="float" office:value="8.08105933568575" calcext:value-type="float">
            <text:p>8,08105933568575</text:p>
          </table:table-cell>
          <table:table-cell table:formula="of:=([.R48]/[.D48])*100" office:value-type="float" office:value="13.684945944519" calcext:value-type="float">
            <text:p>13,684945944519</text:p>
          </table:table-cell>
          <table:table-cell table:formula="of:=([.L48]/[.D48])*100" office:value-type="float" office:value="69.6831474540472" calcext:value-type="float">
            <text:p>69,6831474540472</text:p>
          </table:table-cell>
          <table:table-cell table:formula="of:=([.O48]/[.D48])*100" office:value-type="float" office:value="8.55084726579604" calcext:value-type="float">
            <text:p>8,55084726579604</text:p>
          </table:table-cell>
          <table:table-cell/>
          <table:table-cell table:formula="of:=([.G48]/[.F48])*100" office:value-type="float" office:value="20.6921621604571" calcext:value-type="float">
            <text:p>20,6921621604571</text:p>
          </table:table-cell>
          <table:table-cell table:formula="of:=([.I48]/[.F48])*100" office:value-type="float" office:value="20.4824521401817" calcext:value-type="float">
            <text:p>20,4824521401817</text:p>
          </table:table-cell>
          <table:table-cell table:formula="of:=([.H48]/[.F48])*100" office:value-type="float" office:value="0.895706703522429" calcext:value-type="float">
            <text:p>0,895706703522429</text:p>
          </table:table-cell>
          <table:table-cell table:formula="of:=([.J48]/[.F48])*100" office:value-type="float" office:value="0.93560777281017" calcext:value-type="float">
            <text:p>0,93560777281017</text:p>
          </table:table-cell>
          <table:table-cell table:formula="of:=([.K48]/[.F48])*100" office:value-type="float" office:value="56.9940505519605" calcext:value-type="float">
            <text:p>56,9940505519605</text:p>
          </table:table-cell>
          <table:table-cell/>
          <table:table-cell table:formula="of:=([.P48]/[.R48])*100" office:value-type="float" office:value="99.9966898109385" calcext:value-type="float">
            <text:p>99,9966898109385</text:p>
          </table:table-cell>
          <table:table-cell table:formula="of:=([.Q48]/[.R48])*100" office:value-type="float" office:value="0.00331018906188418" calcext:value-type="float">
            <text:p>0,00331018906188418</text:p>
          </table:table-cell>
          <table:table-cell/>
          <table:table-cell table:formula="of:=([.N48]/[.L48])*100" office:value-type="float" office:value="10.827251730546" calcext:value-type="float">
            <text:p>10,827251730546</text:p>
          </table:table-cell>
          <table:table-cell table:formula="of:=([.M48]/[.L48])*100" office:value-type="float" office:value="89.1727482695425" calcext:value-type="float">
            <text:p>89,1727482695425</text:p>
          </table:table-cell>
        </table:table-row>
        <table:table-row table:style-name="ro1"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formula="of:=([.F49]/[.D49])*100" office:value-type="float" office:value="8.08700121923985" calcext:value-type="float">
            <text:p>8,08700121923985</text:p>
          </table:table-cell>
          <table:table-cell table:formula="of:=([.R49]/[.D49])*100" office:value-type="float" office:value="14.0091394816903" calcext:value-type="float">
            <text:p>14,0091394816903</text:p>
          </table:table-cell>
          <table:table-cell table:formula="of:=([.L49]/[.D49])*100" office:value-type="float" office:value="69.3825341851874" calcext:value-type="float">
            <text:p>69,3825341851874</text:p>
          </table:table-cell>
          <table:table-cell table:formula="of:=([.O49]/[.D49])*100" office:value-type="float" office:value="8.52132511378289" calcext:value-type="float">
            <text:p>8,52132511378289</text:p>
          </table:table-cell>
          <table:table-cell/>
          <table:table-cell table:formula="of:=([.G49]/[.F49])*100" office:value-type="float" office:value="21.1493290380678" calcext:value-type="float">
            <text:p>21,1493290380678</text:p>
          </table:table-cell>
          <table:table-cell table:formula="of:=([.I49]/[.F49])*100" office:value-type="float" office:value="20.9423079144311" calcext:value-type="float">
            <text:p>20,9423079144311</text:p>
          </table:table-cell>
          <table:table-cell table:formula="of:=([.H49]/[.F49])*100" office:value-type="float" office:value="0.923724011257696" calcext:value-type="float">
            <text:p>0,923724011257696</text:p>
          </table:table-cell>
          <table:table-cell table:formula="of:=([.J49]/[.F49])*100" office:value-type="float" office:value="0.958109466815845" calcext:value-type="float">
            <text:p>0,958109466815845</text:p>
          </table:table-cell>
          <table:table-cell table:formula="of:=([.K49]/[.F49])*100" office:value-type="float" office:value="56.0265092645933" calcext:value-type="float">
            <text:p>56,0265092645933</text:p>
          </table:table-cell>
          <table:table-cell/>
          <table:table-cell table:formula="of:=([.P49]/[.R49])*100" office:value-type="float" office:value="99.9968091814723" calcext:value-type="float">
            <text:p>99,9968091814723</text:p>
          </table:table-cell>
          <table:table-cell table:formula="of:=([.Q49]/[.R49])*100" office:value-type="float" office:value="0.00319081851816827" calcext:value-type="float">
            <text:p>0,00319081851816827</text:p>
          </table:table-cell>
          <table:table-cell/>
          <table:table-cell table:formula="of:=([.N49]/[.L49])*100" office:value-type="float" office:value="11.0995800726427" calcext:value-type="float">
            <text:p>11,0995800726427</text:p>
          </table:table-cell>
          <table:table-cell table:formula="of:=([.M49]/[.L49])*100" office:value-type="float" office:value="88.9004199274997" calcext:value-type="float">
            <text:p>88,9004199274997</text:p>
          </table:table-cell>
        </table:table-row>
        <table:table-row table:style-name="ro1">
          <table:table-cell table:number-columns-repeated="2"/>
          <table:table-cell office:value-type="float" office:value="2550" calcext:value-type="float">
            <text:p>2550</text:p>
          </table:table-cell>
          <table:table-cell office:value-type="float" office:value="100" calcext:value-type="float">
            <text:p>100</text:p>
          </table:table-cell>
          <table:table-cell table:formula="of:=([.F50]/[.D50])*100" office:value-type="float" office:value="8.09153025732725" calcext:value-type="float">
            <text:p>8,09153025732725</text:p>
          </table:table-cell>
          <table:table-cell table:formula="of:=([.R50]/[.D50])*100" office:value-type="float" office:value="14.3274530165642" calcext:value-type="float">
            <text:p>14,3274530165642</text:p>
          </table:table-cell>
          <table:table-cell table:formula="of:=([.L50]/[.D50])*100" office:value-type="float" office:value="69.0772473681412" calcext:value-type="float">
            <text:p>69,0772473681412</text:p>
          </table:table-cell>
          <table:table-cell table:formula="of:=([.O50]/[.D50])*100" office:value-type="float" office:value="8.50376935800433" calcext:value-type="float">
            <text:p>8,50376935800433</text:p>
          </table:table-cell>
          <table:table-cell/>
          <table:table-cell table:formula="of:=([.G50]/[.F50])*100" office:value-type="float" office:value="21.6006795952981" calcext:value-type="float">
            <text:p>21,6006795952981</text:p>
          </table:table-cell>
          <table:table-cell table:formula="of:=([.I50]/[.F50])*100" office:value-type="float" office:value="21.395998748704" calcext:value-type="float">
            <text:p>21,395998748704</text:p>
          </table:table-cell>
          <table:table-cell table:formula="of:=([.H50]/[.F50])*100" office:value-type="float" office:value="0.944602294726462" calcext:value-type="float">
            <text:p>0,944602294726462</text:p>
          </table:table-cell>
          <table:table-cell table:formula="of:=([.J50]/[.F50])*100" office:value-type="float" office:value="0.983288050784943" calcext:value-type="float">
            <text:p>0,983288050784943</text:p>
          </table:table-cell>
          <table:table-cell table:formula="of:=([.K50]/[.F50])*100" office:value-type="float" office:value="55.0754113523521" calcext:value-type="float">
            <text:p>55,0754113523521</text:p>
          </table:table-cell>
          <table:table-cell/>
          <table:table-cell table:formula="of:=([.P50]/[.R50])*100" office:value-type="float" office:value="99.9969396656865" calcext:value-type="float">
            <text:p>99,9969396656865</text:p>
          </table:table-cell>
          <table:table-cell table:formula="of:=([.Q50]/[.R50])*100" office:value-type="float" office:value="0.00306033438646636" calcext:value-type="float">
            <text:p>0,00306033438646636</text:p>
          </table:table-cell>
          <table:table-cell/>
          <table:table-cell table:formula="of:=([.N50]/[.L50])*100" office:value-type="float" office:value="11.3708253672674" calcext:value-type="float">
            <text:p>11,3708253672674</text:p>
          </table:table-cell>
          <table:table-cell table:formula="of:=([.M50]/[.L50])*100" office:value-type="float" office:value="88.6291746328785" calcext:value-type="float">
            <text:p>88,6291746328785</text:p>
          </table:table-cell>
        </table:table-row>
        <table:table-row table:style-name="ro1">
          <table:table-cell table:number-columns-repeated="2"/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table:formula="of:=([.F51]/[.D51])*100" office:value-type="float" office:value="8.09864552777235" calcext:value-type="float">
            <text:p>8,09864552777235</text:p>
          </table:table-cell>
          <table:table-cell table:formula="of:=([.R51]/[.D51])*100" office:value-type="float" office:value="14.6439123346315" calcext:value-type="float">
            <text:p>14,6439123346315</text:p>
          </table:table-cell>
          <table:table-cell table:formula="of:=([.L51]/[.D51])*100" office:value-type="float" office:value="68.7806419885459" calcext:value-type="float">
            <text:p>68,7806419885459</text:p>
          </table:table-cell>
          <table:table-cell table:formula="of:=([.O51]/[.D51])*100" office:value-type="float" office:value="8.47680014916284" calcext:value-type="float">
            <text:p>8,47680014916284</text:p>
          </table:table-cell>
          <table:table-cell/>
          <table:table-cell table:formula="of:=([.G51]/[.F51])*100" office:value-type="float" office:value="22.0433110782187" calcext:value-type="float">
            <text:p>22,0433110782187</text:p>
          </table:table-cell>
          <table:table-cell table:formula="of:=([.I51]/[.F51])*100" office:value-type="float" office:value="21.8395757658627" calcext:value-type="float">
            <text:p>21,8395757658627</text:p>
          </table:table-cell>
          <table:table-cell table:formula="of:=([.H51]/[.F51])*100" office:value-type="float" office:value="0.975870760045784" calcext:value-type="float">
            <text:p>0,975870760045784</text:p>
          </table:table-cell>
          <table:table-cell table:formula="of:=([.J51]/[.F51])*100" office:value-type="float" office:value="1.01130280982491" calcext:value-type="float">
            <text:p>1,01130280982491</text:p>
          </table:table-cell>
          <table:table-cell table:formula="of:=([.K51]/[.F51])*100" office:value-type="float" office:value="54.1299199897744" calcext:value-type="float">
            <text:p>54,1299199897744</text:p>
          </table:table-cell>
          <table:table-cell/>
          <table:table-cell table:formula="of:=([.P51]/[.R51])*100" office:value-type="float" office:value="99.9970541994366" calcext:value-type="float">
            <text:p>99,9970541994366</text:p>
          </table:table-cell>
          <table:table-cell table:formula="of:=([.Q51]/[.R51])*100" office:value-type="float" office:value="0.00294580074139244" calcext:value-type="float">
            <text:p>0,00294580074139244</text:p>
          </table:table-cell>
          <table:table-cell/>
          <table:table-cell table:formula="of:=([.N51]/[.L51])*100" office:value-type="float" office:value="11.6413703564651" calcext:value-type="float">
            <text:p>11,6413703564651</text:p>
          </table:table-cell>
          <table:table-cell table:formula="of:=([.M51]/[.L51])*100" office:value-type="float" office:value="88.3586296434959" calcext:value-type="float">
            <text:p>88,3586296434959</text:p>
          </table:table-cell>
        </table:table-row>
        <table:table-row table:style-name="ro1">
          <table:table-cell table:number-columns-repeated="2"/>
          <table:table-cell office:value-type="float" office:value="2650" calcext:value-type="float">
            <text:p>2650</text:p>
          </table:table-cell>
          <table:table-cell office:value-type="float" office:value="100" calcext:value-type="float">
            <text:p>100</text:p>
          </table:table-cell>
          <table:table-cell table:formula="of:=([.F52]/[.D52])*100" office:value-type="float" office:value="8.10405507856563" calcext:value-type="float">
            <text:p>8,10405507856563</text:p>
          </table:table-cell>
          <table:table-cell table:formula="of:=([.R52]/[.D52])*100" office:value-type="float" office:value="14.9560436487669" calcext:value-type="float">
            <text:p>14,9560436487669</text:p>
          </table:table-cell>
          <table:table-cell table:formula="of:=([.L52]/[.D52])*100" office:value-type="float" office:value="68.4889665864235" calcext:value-type="float">
            <text:p>68,4889665864235</text:p>
          </table:table-cell>
          <table:table-cell table:formula="of:=([.O52]/[.D52])*100" office:value-type="float" office:value="8.45093468626648" calcext:value-type="float">
            <text:p>8,45093468626648</text:p>
          </table:table-cell>
          <table:table-cell/>
          <table:table-cell table:formula="of:=([.G52]/[.F52])*100" office:value-type="float" office:value="22.4813974526038" calcext:value-type="float">
            <text:p>22,4813974526038</text:p>
          </table:table-cell>
          <table:table-cell table:formula="of:=([.I52]/[.F52])*100" office:value-type="float" office:value="22.2797105882657" calcext:value-type="float">
            <text:p>22,2797105882657</text:p>
          </table:table-cell>
          <table:table-cell table:formula="of:=([.H52]/[.F52])*100" office:value-type="float" office:value="0.999820907572641" calcext:value-type="float">
            <text:p>0,999820907572641</text:p>
          </table:table-cell>
          <table:table-cell table:formula="of:=([.J52]/[.F52])*100" office:value-type="float" office:value="1.02927527154186" calcext:value-type="float">
            <text:p>1,02927527154186</text:p>
          </table:table-cell>
          <table:table-cell table:formula="of:=([.K52]/[.F52])*100" office:value-type="float" office:value="53.2097765240495" calcext:value-type="float">
            <text:p>53,2097765240495</text:p>
          </table:table-cell>
          <table:table-cell/>
          <table:table-cell table:formula="of:=([.P52]/[.R52])*100" office:value-type="float" office:value="99.9971624327282" calcext:value-type="float">
            <text:p>99,9971624327282</text:p>
          </table:table-cell>
          <table:table-cell table:formula="of:=([.Q52]/[.R52])*100" office:value-type="float" office:value="0.00283756726859189" calcext:value-type="float">
            <text:p>0,00283756726859189</text:p>
          </table:table-cell>
          <table:table-cell/>
          <table:table-cell table:formula="of:=([.N52]/[.L52])*100" office:value-type="float" office:value="11.9100126970404" calcext:value-type="float">
            <text:p>11,9100126970404</text:p>
          </table:table-cell>
          <table:table-cell table:formula="of:=([.M52]/[.L52])*100" office:value-type="float" office:value="88.0899873030731" calcext:value-type="float">
            <text:p>88,0899873030731</text:p>
          </table:table-cell>
        </table:table-row>
        <table:table-row table:style-name="ro1">
          <table:table-cell table:number-columns-repeated="2"/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table:formula="of:=([.F53]/[.D53])*100" office:value-type="float" office:value="8.10802350078477" calcext:value-type="float">
            <text:p>8,10802350078477</text:p>
          </table:table-cell>
          <table:table-cell table:formula="of:=([.R53]/[.D53])*100" office:value-type="float" office:value="15.263434205754" calcext:value-type="float">
            <text:p>15,263434205754</text:p>
          </table:table-cell>
          <table:table-cell table:formula="of:=([.L53]/[.D53])*100" office:value-type="float" office:value="68.2023095833899" calcext:value-type="float">
            <text:p>68,2023095833899</text:p>
          </table:table-cell>
          <table:table-cell table:formula="of:=([.O53]/[.D53])*100" office:value-type="float" office:value="8.42623271007265" calcext:value-type="float">
            <text:p>8,42623271007265</text:p>
          </table:table-cell>
          <table:table-cell/>
          <table:table-cell table:formula="of:=([.G53]/[.F53])*100" office:value-type="float" office:value="22.9145746380361" calcext:value-type="float">
            <text:p>22,9145746380361</text:p>
          </table:table-cell>
          <table:table-cell table:formula="of:=([.I53]/[.F53])*100" office:value-type="float" office:value="22.7160747647446" calcext:value-type="float">
            <text:p>22,7160747647446</text:p>
          </table:table-cell>
          <table:table-cell table:formula="of:=([.H53]/[.F53])*100" office:value-type="float" office:value="1.01035997986274" calcext:value-type="float">
            <text:p>1,01035997986274</text:p>
          </table:table-cell>
          <table:table-cell table:formula="of:=([.J53]/[.F53])*100" office:value-type="float" office:value="1.04676131620302" calcext:value-type="float">
            <text:p>1,04676131620302</text:p>
          </table:table-cell>
          <table:table-cell table:formula="of:=([.K53]/[.F53])*100" office:value-type="float" office:value="52.3122103738125" calcext:value-type="float">
            <text:p>52,3122103738125</text:p>
          </table:table-cell>
          <table:table-cell/>
          <table:table-cell table:formula="of:=([.P53]/[.R53])*100" office:value-type="float" office:value="99.9972648334978" calcext:value-type="float">
            <text:p>99,9972648334978</text:p>
          </table:table-cell>
          <table:table-cell table:formula="of:=([.Q53]/[.R53])*100" office:value-type="float" office:value="0.0027351666152159" calcext:value-type="float">
            <text:p>0,0027351666152159</text:p>
          </table:table-cell>
          <table:table-cell/>
          <table:table-cell table:formula="of:=([.N53]/[.L53])*100" office:value-type="float" office:value="12.1762341360865" calcext:value-type="float">
            <text:p>12,1762341360865</text:p>
          </table:table-cell>
          <table:table-cell table:formula="of:=([.M53]/[.L53])*100" office:value-type="float" office:value="87.8237658639604" calcext:value-type="float">
            <text:p>87,8237658639604</text:p>
          </table:table-cell>
        </table:table-row>
        <table:table-row table:style-name="ro1">
          <table:table-cell table:number-columns-repeated="2"/>
          <table:table-cell office:value-type="float" office:value="2750" calcext:value-type="float">
            <text:p>2750</text:p>
          </table:table-cell>
          <table:table-cell office:value-type="float" office:value="100" calcext:value-type="float">
            <text:p>100</text:p>
          </table:table-cell>
          <table:table-cell table:formula="of:=([.F54]/[.D54])*100" office:value-type="float" office:value="8.11165794143887" calcext:value-type="float">
            <text:p>8,11165794143887</text:p>
          </table:table-cell>
          <table:table-cell table:formula="of:=([.R54]/[.D54])*100" office:value-type="float" office:value="15.5591147695419" calcext:value-type="float">
            <text:p>15,5591147695419</text:p>
          </table:table-cell>
          <table:table-cell table:formula="of:=([.L54]/[.D54])*100" office:value-type="float" office:value="67.9299007830446" calcext:value-type="float">
            <text:p>67,9299007830446</text:p>
          </table:table-cell>
          <table:table-cell table:formula="of:=([.O54]/[.D54])*100" office:value-type="float" office:value="8.39932650593718" calcext:value-type="float">
            <text:p>8,39932650593718</text:p>
          </table:table-cell>
          <table:table-cell/>
          <table:table-cell table:formula="of:=([.G54]/[.F54])*100" office:value-type="float" office:value="23.3329415561865" calcext:value-type="float">
            <text:p>23,3329415561865</text:p>
          </table:table-cell>
          <table:table-cell table:formula="of:=([.I54]/[.F54])*100" office:value-type="float" office:value="23.1369062612522" calcext:value-type="float">
            <text:p>23,1369062612522</text:p>
          </table:table-cell>
          <table:table-cell table:formula="of:=([.H54]/[.F54])*100" office:value-type="float" office:value="1.0409704904492" calcext:value-type="float">
            <text:p>1,0409704904492</text:p>
          </table:table-cell>
          <table:table-cell table:formula="of:=([.J54]/[.F54])*100" office:value-type="float" office:value="1.08379120928459" calcext:value-type="float">
            <text:p>1,08379120928459</text:p>
          </table:table-cell>
          <table:table-cell table:formula="of:=([.K54]/[.F54])*100" office:value-type="float" office:value="51.4053718614122" calcext:value-type="float">
            <text:p>51,4053718614122</text:p>
          </table:table-cell>
          <table:table-cell/>
          <table:table-cell table:formula="of:=([.P54]/[.R54])*100" office:value-type="float" office:value="99.9973619535715" calcext:value-type="float">
            <text:p>99,9973619535715</text:p>
          </table:table-cell>
          <table:table-cell table:formula="of:=([.Q54]/[.R54])*100" office:value-type="float" office:value="0.00263804650452401" calcext:value-type="float">
            <text:p>0,00263804650452401</text:p>
          </table:table-cell>
          <table:table-cell/>
          <table:table-cell table:formula="of:=([.N54]/[.L54])*100" office:value-type="float" office:value="12.4328558524234" calcext:value-type="float">
            <text:p>12,4328558524234</text:p>
          </table:table-cell>
          <table:table-cell table:formula="of:=([.M54]/[.L54])*100" office:value-type="float" office:value="87.5671441476315" calcext:value-type="float">
            <text:p>87,5671441476315</text:p>
          </table:table-cell>
        </table:table-row>
        <table:table-row table:style-name="ro1"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table:formula="of:=([.F55]/[.D55])*100" office:value-type="float" office:value="8.11932529488595" calcext:value-type="float">
            <text:p>8,11932529488595</text:p>
          </table:table-cell>
          <table:table-cell table:formula="of:=([.R55]/[.D55])*100" office:value-type="float" office:value="15.8602045020457" calcext:value-type="float">
            <text:p>15,8602045020457</text:p>
          </table:table-cell>
          <table:table-cell table:formula="of:=([.L55]/[.D55])*100" office:value-type="float" office:value="67.6412103293705" calcext:value-type="float">
            <text:p>67,6412103293705</text:p>
          </table:table-cell>
          <table:table-cell table:formula="of:=([.O55]/[.D55])*100" office:value-type="float" office:value="8.37925987374638" calcext:value-type="float">
            <text:p>8,37925987374638</text:p>
          </table:table-cell>
          <table:table-cell/>
          <table:table-cell table:formula="of:=([.G55]/[.F55])*100" office:value-type="float" office:value="23.7476045697206" calcext:value-type="float">
            <text:p>23,7476045697206</text:p>
          </table:table-cell>
          <table:table-cell table:formula="of:=([.I55]/[.F55])*100" office:value-type="float" office:value="23.5537638555663" calcext:value-type="float">
            <text:p>23,5537638555663</text:p>
          </table:table-cell>
          <table:table-cell table:formula="of:=([.H55]/[.F55])*100" office:value-type="float" office:value="1.06798584978118" calcext:value-type="float">
            <text:p>1,06798584978118</text:p>
          </table:table-cell>
          <table:table-cell table:formula="of:=([.J55]/[.F55])*100" office:value-type="float" office:value="1.10796151470287" calcext:value-type="float">
            <text:p>1,10796151470287</text:p>
          </table:table-cell>
          <table:table-cell table:formula="of:=([.K55]/[.F55])*100" office:value-type="float" office:value="50.522665922141" calcext:value-type="float">
            <text:p>50,522665922141</text:p>
          </table:table-cell>
          <table:table-cell/>
          <table:table-cell table:formula="of:=([.P55]/[.R55])*100" office:value-type="float" office:value="99.9974539251469" calcext:value-type="float">
            <text:p>99,9974539251469</text:p>
          </table:table-cell>
          <table:table-cell table:formula="of:=([.Q55]/[.R55])*100" office:value-type="float" office:value="0.00254607493548305" calcext:value-type="float">
            <text:p>0,00254607493548305</text:p>
          </table:table-cell>
          <table:table-cell/>
          <table:table-cell table:formula="of:=([.N55]/[.L55])*100" office:value-type="float" office:value="12.6988126014941" calcext:value-type="float">
            <text:p>12,6988126014941</text:p>
          </table:table-cell>
          <table:table-cell table:formula="of:=([.M55]/[.L55])*100" office:value-type="float" office:value="87.3011873983247" calcext:value-type="float">
            <text:p>87,3011873983247</text:p>
          </table:table-cell>
        </table:table-row>
        <table:table-row table:style-name="ro1">
          <table:table-cell table:number-columns-repeated="2"/>
          <table:table-cell office:value-type="float" office:value="2850" calcext:value-type="float">
            <text:p>2850</text:p>
          </table:table-cell>
          <table:table-cell office:value-type="float" office:value="100" calcext:value-type="float">
            <text:p>100</text:p>
          </table:table-cell>
          <table:table-cell table:formula="of:=([.F56]/[.D56])*100" office:value-type="float" office:value="8.12793185753602" calcext:value-type="float">
            <text:p>8,12793185753602</text:p>
          </table:table-cell>
          <table:table-cell table:formula="of:=([.R56]/[.D56])*100" office:value-type="float" office:value="16.1597311275046" calcext:value-type="float">
            <text:p>16,1597311275046</text:p>
          </table:table-cell>
          <table:table-cell table:formula="of:=([.L56]/[.D56])*100" office:value-type="float" office:value="67.3503677985231" calcext:value-type="float">
            <text:p>67,3503677985231</text:p>
          </table:table-cell>
          <table:table-cell table:formula="of:=([.O56]/[.D56])*100" office:value-type="float" office:value="8.36196921662255" calcext:value-type="float">
            <text:p>8,36196921662255</text:p>
          </table:table-cell>
          <table:table-cell/>
          <table:table-cell table:formula="of:=([.G56]/[.F56])*100" office:value-type="float" office:value="24.1564755007806" calcext:value-type="float">
            <text:p>24,1564755007806</text:p>
          </table:table-cell>
          <table:table-cell table:formula="of:=([.I56]/[.F56])*100" office:value-type="float" office:value="23.9646268648671" calcext:value-type="float">
            <text:p>23,9646268648671</text:p>
          </table:table-cell>
          <table:table-cell table:formula="of:=([.H56]/[.F56])*100" office:value-type="float" office:value="1.09067608024769" calcext:value-type="float">
            <text:p>1,09067608024769</text:p>
          </table:table-cell>
          <table:table-cell table:formula="of:=([.J56]/[.F56])*100" office:value-type="float" office:value="1.13080021868562" calcext:value-type="float">
            <text:p>1,13080021868562</text:p>
          </table:table-cell>
          <table:table-cell table:formula="of:=([.K56]/[.F56])*100" office:value-type="float" office:value="49.6574033644263" calcext:value-type="float">
            <text:p>49,6574033644263</text:p>
          </table:table-cell>
          <table:table-cell/>
          <table:table-cell table:formula="of:=([.P56]/[.R56])*100" office:value-type="float" office:value="99.9974091958422" calcext:value-type="float">
            <text:p>99,9974091958422</text:p>
          </table:table-cell>
          <table:table-cell table:formula="of:=([.Q56]/[.R56])*100" office:value-type="float" office:value="0.00259080436602201" calcext:value-type="float">
            <text:p>0,00259080436602201</text:p>
          </table:table-cell>
          <table:table-cell/>
          <table:table-cell table:formula="of:=([.N56]/[.L56])*100" office:value-type="float" office:value="12.9660734552116" calcext:value-type="float">
            <text:p>12,9660734552116</text:p>
          </table:table-cell>
          <table:table-cell table:formula="of:=([.M56]/[.L56])*100" office:value-type="float" office:value="87.0339265447725" calcext:value-type="float">
            <text:p>87,0339265447725</text:p>
          </table:table-cell>
        </table:table-row>
        <table:table-row table:style-name="ro1">
          <table:table-cell table:number-columns-repeated="2"/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table:formula="of:=([.F57]/[.D57])*100" office:value-type="float" office:value="8.136489350898" calcext:value-type="float">
            <text:p>8,136489350898</text:p>
          </table:table-cell>
          <table:table-cell table:formula="of:=([.R57]/[.D57])*100" office:value-type="float" office:value="16.4550244053298" calcext:value-type="float">
            <text:p>16,4550244053298</text:p>
          </table:table-cell>
          <table:table-cell table:formula="of:=([.L57]/[.D57])*100" office:value-type="float" office:value="67.0532137645428" calcext:value-type="float">
            <text:p>67,0532137645428</text:p>
          </table:table-cell>
          <table:table-cell table:formula="of:=([.O57]/[.D57])*100" office:value-type="float" office:value="8.35527247934102" calcext:value-type="float">
            <text:p>8,35527247934102</text:p>
          </table:table-cell>
          <table:table-cell/>
          <table:table-cell table:formula="of:=([.G57]/[.F57])*100" office:value-type="float" office:value="24.5584319365244" calcext:value-type="float">
            <text:p>24,5584319365244</text:p>
          </table:table-cell>
          <table:table-cell table:formula="of:=([.I57]/[.F57])*100" office:value-type="float" office:value="24.3689106720457" calcext:value-type="float">
            <text:p>24,3689106720457</text:p>
          </table:table-cell>
          <table:table-cell table:formula="of:=([.H57]/[.F57])*100" office:value-type="float" office:value="1.11386353091195" calcext:value-type="float">
            <text:p>1,11386353091195</text:p>
          </table:table-cell>
          <table:table-cell table:formula="of:=([.J57]/[.F57])*100" office:value-type="float" office:value="1.15152903393117" calcext:value-type="float">
            <text:p>1,15152903393117</text:p>
          </table:table-cell>
          <table:table-cell table:formula="of:=([.K57]/[.F57])*100" office:value-type="float" office:value="48.8072471676757" calcext:value-type="float">
            <text:p>48,8072471676757</text:p>
          </table:table-cell>
          <table:table-cell/>
          <table:table-cell table:formula="of:=([.P57]/[.R57])*100" office:value-type="float" office:value="99.9976241448019" calcext:value-type="float">
            <text:p>99,9976241448019</text:p>
          </table:table-cell>
          <table:table-cell table:formula="of:=([.Q57]/[.R57])*100" office:value-type="float" office:value="0.00237585537920693" calcext:value-type="float">
            <text:p>0,00237585537920693</text:p>
          </table:table-cell>
          <table:table-cell/>
          <table:table-cell table:formula="of:=([.N57]/[.L57])*100" office:value-type="float" office:value="13.2336089095979" calcext:value-type="float">
            <text:p>13,2336089095979</text:p>
          </table:table-cell>
          <table:table-cell table:formula="of:=([.M57]/[.L57])*100" office:value-type="float" office:value="86.7663910903831" calcext:value-type="float">
            <text:p>86,7663910903831</text:p>
          </table:table-cell>
        </table:table-row>
        <table:table-row table:style-name="ro1">
          <table:table-cell table:number-columns-repeated="2"/>
          <table:table-cell office:value-type="float" office:value="2950" calcext:value-type="float">
            <text:p>2950</text:p>
          </table:table-cell>
          <table:table-cell office:value-type="float" office:value="100" calcext:value-type="float">
            <text:p>100</text:p>
          </table:table-cell>
          <table:table-cell table:formula="of:=([.F58]/[.D58])*100" office:value-type="float" office:value="8.14699036212285" calcext:value-type="float">
            <text:p>8,14699036212285</text:p>
          </table:table-cell>
          <table:table-cell table:formula="of:=([.R58]/[.D58])*100" office:value-type="float" office:value="16.7509637731478" calcext:value-type="float">
            <text:p>16,7509637731478</text:p>
          </table:table-cell>
          <table:table-cell table:formula="of:=([.L58]/[.D58])*100" office:value-type="float" office:value="66.7599405089039" calcext:value-type="float">
            <text:p>66,7599405089039</text:p>
          </table:table-cell>
          <table:table-cell table:formula="of:=([.O58]/[.D58])*100" office:value-type="float" office:value="8.34210535586174" calcext:value-type="float">
            <text:p>8,34210535586174</text:p>
          </table:table-cell>
          <table:table-cell/>
          <table:table-cell table:formula="of:=([.G58]/[.F58])*100" office:value-type="float" office:value="24.9542737681682" calcext:value-type="float">
            <text:p>24,9542737681682</text:p>
          </table:table-cell>
          <table:table-cell table:formula="of:=([.I58]/[.F58])*100" office:value-type="float" office:value="24.7677145741975" calcext:value-type="float">
            <text:p>24,7677145741975</text:p>
          </table:table-cell>
          <table:table-cell table:formula="of:=([.H58]/[.F58])*100" office:value-type="float" office:value="1.12867970117689" calcext:value-type="float">
            <text:p>1,12867970117689</text:p>
          </table:table-cell>
          <table:table-cell table:formula="of:=([.J58]/[.F58])*100" office:value-type="float" office:value="1.17550157654422" calcext:value-type="float">
            <text:p>1,17550157654422</text:p>
          </table:table-cell>
          <table:table-cell table:formula="of:=([.K58]/[.F58])*100" office:value-type="float" office:value="47.9738130253947" calcext:value-type="float">
            <text:p>47,9738130253947</text:p>
          </table:table-cell>
          <table:table-cell/>
          <table:table-cell table:formula="of:=([.P58]/[.R58])*100" office:value-type="float" office:value="99.9977030424974" calcext:value-type="float">
            <text:p>99,9977030424974</text:p>
          </table:table-cell>
          <table:table-cell table:formula="of:=([.Q58]/[.R58])*100" office:value-type="float" office:value="0.00229695768128902" calcext:value-type="float">
            <text:p>0,00229695768128902</text:p>
          </table:table-cell>
          <table:table-cell/>
          <table:table-cell table:formula="of:=([.N58]/[.L58])*100" office:value-type="float" office:value="13.5031129491748" calcext:value-type="float">
            <text:p>13,5031129491748</text:p>
          </table:table-cell>
          <table:table-cell table:formula="of:=([.M58]/[.L58])*100" office:value-type="float" office:value="86.4968870507618" calcext:value-type="float">
            <text:p>86,4968870507618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table:formula="of:=([.F59]/[.D59])*100" office:value-type="float" office:value="8.15830986581169" calcext:value-type="float">
            <text:p>8,15830986581169</text:p>
          </table:table-cell>
          <table:table-cell table:formula="of:=([.R59]/[.D59])*100" office:value-type="float" office:value="17.0428597984078" calcext:value-type="float">
            <text:p>17,0428597984078</text:p>
          </table:table-cell>
          <table:table-cell table:formula="of:=([.L59]/[.D59])*100" office:value-type="float" office:value="66.4687748770601" calcext:value-type="float">
            <text:p>66,4687748770601</text:p>
          </table:table-cell>
          <table:table-cell table:formula="of:=([.O59]/[.D59])*100" office:value-type="float" office:value="8.33005545865044" calcext:value-type="float">
            <text:p>8,33005545865044</text:p>
          </table:table-cell>
          <table:table-cell/>
          <table:table-cell table:formula="of:=([.G59]/[.F59])*100" office:value-type="float" office:value="25.3423408502045" calcext:value-type="float">
            <text:p>25,3423408502045</text:p>
          </table:table-cell>
          <table:table-cell table:formula="of:=([.I59]/[.F59])*100" office:value-type="float" office:value="25.1568286856327" calcext:value-type="float">
            <text:p>25,1568286856327</text:p>
          </table:table-cell>
          <table:table-cell table:formula="of:=([.H59]/[.F59])*100" office:value-type="float" office:value="1.15502689857167" calcext:value-type="float">
            <text:p>1,15502689857167</text:p>
          </table:table-cell>
          <table:table-cell table:formula="of:=([.J59]/[.F59])*100" office:value-type="float" office:value="1.19491538956474" calcext:value-type="float">
            <text:p>1,19491538956474</text:p>
          </table:table-cell>
          <table:table-cell table:formula="of:=([.K59]/[.F59])*100" office:value-type="float" office:value="47.1508711232316" calcext:value-type="float">
            <text:p>47,1508711232316</text:p>
          </table:table-cell>
          <table:table-cell/>
          <table:table-cell table:formula="of:=([.P59]/[.R59])*100" office:value-type="float" office:value="99.9977780778874" calcext:value-type="float">
            <text:p>99,9977780778874</text:p>
          </table:table-cell>
          <table:table-cell table:formula="of:=([.Q59]/[.R59])*100" office:value-type="float" office:value="0.00222192205958805" calcext:value-type="float">
            <text:p>0,00222192205958805</text:p>
          </table:table-cell>
          <table:table-cell/>
          <table:table-cell table:formula="of:=([.N59]/[.L59])*100" office:value-type="float" office:value="13.7713351628643" calcext:value-type="float">
            <text:p>13,7713351628643</text:p>
          </table:table-cell>
          <table:table-cell table:formula="of:=([.M59]/[.L59])*100" office:value-type="float" office:value="86.2286648373912" calcext:value-type="float">
            <text:p>86,2286648373912</text:p>
          </table:table-cell>
        </table:table-row>
        <table:table-row table:style-name="ro1">
          <table:table-cell table:number-columns-repeated="2"/>
          <table:table-cell office:value-type="float" office:value="3050" calcext:value-type="float">
            <text:p>3050</text:p>
          </table:table-cell>
          <table:table-cell office:value-type="float" office:value="100" calcext:value-type="float">
            <text:p>100</text:p>
          </table:table-cell>
          <table:table-cell table:formula="of:=([.F60]/[.D60])*100" office:value-type="float" office:value="8.16944903962637" calcext:value-type="float">
            <text:p>8,16944903962637</text:p>
          </table:table-cell>
          <table:table-cell table:formula="of:=([.R60]/[.D60])*100" office:value-type="float" office:value="17.3320182149463" calcext:value-type="float">
            <text:p>17,3320182149463</text:p>
          </table:table-cell>
          <table:table-cell table:formula="of:=([.L60]/[.D60])*100" office:value-type="float" office:value="66.1789436363371" calcext:value-type="float">
            <text:p>66,1789436363371</text:p>
          </table:table-cell>
          <table:table-cell table:formula="of:=([.O60]/[.D60])*100" office:value-type="float" office:value="8.31958910909956" calcext:value-type="float">
            <text:p>8,31958910909956</text:p>
          </table:table-cell>
          <table:table-cell/>
          <table:table-cell table:formula="of:=([.G60]/[.F60])*100" office:value-type="float" office:value="25.7249996591018" calcext:value-type="float">
            <text:p>25,7249996591018</text:p>
          </table:table-cell>
          <table:table-cell table:formula="of:=([.I60]/[.F60])*100" office:value-type="float" office:value="25.540879503399" calcext:value-type="float">
            <text:p>25,540879503399</text:p>
          </table:table-cell>
          <table:table-cell table:formula="of:=([.H60]/[.F60])*100" office:value-type="float" office:value="1.17790132590142" calcext:value-type="float">
            <text:p>1,17790132590142</text:p>
          </table:table-cell>
          <table:table-cell table:formula="of:=([.J60]/[.F60])*100" office:value-type="float" office:value="1.20995655006354" calcext:value-type="float">
            <text:p>1,20995655006354</text:p>
          </table:table-cell>
          <table:table-cell table:formula="of:=([.K60]/[.F60])*100" office:value-type="float" office:value="46.3462462036263" calcext:value-type="float">
            <text:p>46,3462462036263</text:p>
          </table:table-cell>
          <table:table-cell/>
          <table:table-cell table:formula="of:=([.P60]/[.R60])*100" office:value-type="float" office:value="99.9978495890775" calcext:value-type="float">
            <text:p>99,9978495890775</text:p>
          </table:table-cell>
          <table:table-cell table:formula="of:=([.Q60]/[.R60])*100" office:value-type="float" office:value="0.00215041121544011" calcext:value-type="float">
            <text:p>0,00215041121544011</text:p>
          </table:table-cell>
          <table:table-cell/>
          <table:table-cell table:formula="of:=([.N60]/[.L60])*100" office:value-type="float" office:value="14.0394164703475" calcext:value-type="float">
            <text:p>14,0394164703475</text:p>
          </table:table-cell>
          <table:table-cell table:formula="of:=([.M60]/[.L60])*100" office:value-type="float" office:value="85.9605835294896" calcext:value-type="float">
            <text:p>85,9605835294896</text:p>
          </table:table-cell>
        </table:table-row>
        <table:table-row table:style-name="ro1">
          <table:table-cell table:number-columns-repeated="2"/>
          <table:table-cell office:value-type="float" office:value="3100" calcext:value-type="float">
            <text:p>3100</text:p>
          </table:table-cell>
          <table:table-cell office:value-type="float" office:value="100" calcext:value-type="float">
            <text:p>100</text:p>
          </table:table-cell>
          <table:table-cell table:formula="of:=([.F61]/[.D61])*100" office:value-type="float" office:value="8.18057096927456" calcext:value-type="float">
            <text:p>8,18057096927456</text:p>
          </table:table-cell>
          <table:table-cell table:formula="of:=([.R61]/[.D61])*100" office:value-type="float" office:value="17.6172647591538" calcext:value-type="float">
            <text:p>17,6172647591538</text:p>
          </table:table-cell>
          <table:table-cell table:formula="of:=([.L61]/[.D61])*100" office:value-type="float" office:value="65.8919865868183" calcext:value-type="float">
            <text:p>65,8919865868183</text:p>
          </table:table-cell>
          <table:table-cell table:formula="of:=([.O61]/[.D61])*100" office:value-type="float" office:value="8.31017768480591" calcext:value-type="float">
            <text:p>8,31017768480591</text:p>
          </table:table-cell>
          <table:table-cell/>
          <table:table-cell table:formula="of:=([.G61]/[.F61])*100" office:value-type="float" office:value="26.100532260272" calcext:value-type="float">
            <text:p>26,100532260272</text:p>
          </table:table-cell>
          <table:table-cell table:formula="of:=([.I61]/[.F61])*100" office:value-type="float" office:value="25.9192757307152" calcext:value-type="float">
            <text:p>25,9192757307152</text:p>
          </table:table-cell>
          <table:table-cell table:formula="of:=([.H61]/[.F61])*100" office:value-type="float" office:value="1.19071131432166" calcext:value-type="float">
            <text:p>1,19071131432166</text:p>
          </table:table-cell>
          <table:table-cell table:formula="of:=([.J61]/[.F61])*100" office:value-type="float" office:value="1.23189403503663" calcext:value-type="float">
            <text:p>1,23189403503663</text:p>
          </table:table-cell>
          <table:table-cell table:formula="of:=([.K61]/[.F61])*100" office:value-type="float" office:value="45.5575701969144" calcext:value-type="float">
            <text:p>45,5575701969144</text:p>
          </table:table-cell>
          <table:table-cell/>
          <table:table-cell table:formula="of:=([.P61]/[.R61])*100" office:value-type="float" office:value="99.9979177002197" calcext:value-type="float">
            <text:p>99,9979177002197</text:p>
          </table:table-cell>
          <table:table-cell table:formula="of:=([.Q61]/[.R61])*100" office:value-type="float" office:value="0.00208229969109595" calcext:value-type="float">
            <text:p>0,00208229969109595</text:p>
          </table:table-cell>
          <table:table-cell/>
          <table:table-cell table:formula="of:=([.N61]/[.L61])*100" office:value-type="float" office:value="14.3062460115502" calcext:value-type="float">
            <text:p>14,3062460115502</text:p>
          </table:table-cell>
          <table:table-cell table:formula="of:=([.M61]/[.L61])*100" office:value-type="float" office:value="85.6937539884699" calcext:value-type="float">
            <text:p>85,6937539884699</text:p>
          </table:table-cell>
        </table:table-row>
        <table:table-row table:style-name="ro1">
          <table:table-cell table:number-columns-repeated="2"/>
          <table:table-cell office:value-type="float" office:value="3150" calcext:value-type="float">
            <text:p>3150</text:p>
          </table:table-cell>
          <table:table-cell office:value-type="float" office:value="100" calcext:value-type="float">
            <text:p>100</text:p>
          </table:table-cell>
          <table:table-cell table:formula="of:=([.F62]/[.D62])*100" office:value-type="float" office:value="8.19284927496846" calcext:value-type="float">
            <text:p>8,19284927496846</text:p>
          </table:table-cell>
          <table:table-cell table:formula="of:=([.R62]/[.D62])*100" office:value-type="float" office:value="17.8990958712414" calcext:value-type="float">
            <text:p>17,8990958712414</text:p>
          </table:table-cell>
          <table:table-cell table:formula="of:=([.L62]/[.D62])*100" office:value-type="float" office:value="65.6058260906959" calcext:value-type="float">
            <text:p>65,6058260906959</text:p>
          </table:table-cell>
          <table:table-cell table:formula="of:=([.O62]/[.D62])*100" office:value-type="float" office:value="8.30222876311513" calcext:value-type="float">
            <text:p>8,30222876311513</text:p>
          </table:table-cell>
          <table:table-cell/>
          <table:table-cell table:formula="of:=([.G62]/[.F62])*100" office:value-type="float" office:value="26.4668824989879" calcext:value-type="float">
            <text:p>26,4668824989879</text:p>
          </table:table-cell>
          <table:table-cell table:formula="of:=([.I62]/[.F62])*100" office:value-type="float" office:value="26.2874449831767" calcext:value-type="float">
            <text:p>26,2874449831767</text:p>
          </table:table-cell>
          <table:table-cell table:formula="of:=([.H62]/[.F62])*100" office:value-type="float" office:value="1.21253932592396" calcext:value-type="float">
            <text:p>1,21253932592396</text:p>
          </table:table-cell>
          <table:table-cell table:formula="of:=([.J62]/[.F62])*100" office:value-type="float" office:value="1.25404850036109" calcext:value-type="float">
            <text:p>1,25404850036109</text:p>
          </table:table-cell>
          <table:table-cell table:formula="of:=([.K62]/[.F62])*100" office:value-type="float" office:value="44.7790685069167" calcext:value-type="float">
            <text:p>44,7790685069167</text:p>
          </table:table-cell>
          <table:table-cell/>
          <table:table-cell table:formula="of:=([.P62]/[.R62])*100" office:value-type="float" office:value="99.9979826414022" calcext:value-type="float">
            <text:p>99,9979826414022</text:p>
          </table:table-cell>
          <table:table-cell table:formula="of:=([.Q62]/[.R62])*100" office:value-type="float" office:value="0.00201735878528308" calcext:value-type="float">
            <text:p>0,00201735878528308</text:p>
          </table:table-cell>
          <table:table-cell/>
          <table:table-cell table:formula="of:=([.N62]/[.L62])*100" office:value-type="float" office:value="14.5725364862619" calcext:value-type="float">
            <text:p>14,5725364862619</text:p>
          </table:table-cell>
          <table:table-cell table:formula="of:=([.M62]/[.L62])*100" office:value-type="float" office:value="85.4274635139627" calcext:value-type="float">
            <text:p>85,4274635139627</text:p>
          </table:table-cell>
        </table:table-row>
        <table:table-row table:style-name="ro1">
          <table:table-cell table:number-columns-repeated="2"/>
          <table:table-cell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formula="of:=([.F63]/[.D63])*100" office:value-type="float" office:value="8.20525724590759" calcext:value-type="float">
            <text:p>8,20525724590759</text:p>
          </table:table-cell>
          <table:table-cell table:formula="of:=([.R63]/[.D63])*100" office:value-type="float" office:value="18.1773948511501" calcext:value-type="float">
            <text:p>18,1773948511501</text:p>
          </table:table-cell>
          <table:table-cell table:formula="of:=([.L63]/[.D63])*100" office:value-type="float" office:value="65.3221421038941" calcext:value-type="float">
            <text:p>65,3221421038941</text:p>
          </table:table-cell>
          <table:table-cell table:formula="of:=([.O63]/[.D63])*100" office:value-type="float" office:value="8.29520579893687" calcext:value-type="float">
            <text:p>8,29520579893687</text:p>
          </table:table-cell>
          <table:table-cell/>
          <table:table-cell table:formula="of:=([.G63]/[.F63])*100" office:value-type="float" office:value="26.8263468205592" calcext:value-type="float">
            <text:p>26,8263468205592</text:p>
          </table:table-cell>
          <table:table-cell table:formula="of:=([.I63]/[.F63])*100" office:value-type="float" office:value="26.6490608300429" calcext:value-type="float">
            <text:p>26,6490608300429</text:p>
          </table:table-cell>
          <table:table-cell table:formula="of:=([.H63]/[.F63])*100" office:value-type="float" office:value="1.23368723833312" calcext:value-type="float">
            <text:p>1,23368723833312</text:p>
          </table:table-cell>
          <table:table-cell table:formula="of:=([.J63]/[.F63])*100" office:value-type="float" office:value="1.27569912137201" calcext:value-type="float">
            <text:p>1,27569912137201</text:p>
          </table:table-cell>
          <table:table-cell table:formula="of:=([.K63]/[.F63])*100" office:value-type="float" office:value="44.0151900844461" calcext:value-type="float">
            <text:p>44,0151900844461</text:p>
          </table:table-cell>
          <table:table-cell/>
          <table:table-cell table:formula="of:=([.P63]/[.R63])*100" office:value-type="float" office:value="99.9980446375741" calcext:value-type="float">
            <text:p>99,9980446375741</text:p>
          </table:table-cell>
          <table:table-cell table:formula="of:=([.Q63]/[.R63])*100" office:value-type="float" office:value="0.00195536246757339" calcext:value-type="float">
            <text:p>0,00195536246757339</text:p>
          </table:table-cell>
          <table:table-cell/>
          <table:table-cell table:formula="of:=([.N63]/[.L63])*100" office:value-type="float" office:value="14.8378192657054" calcext:value-type="float">
            <text:p>14,8378192657054</text:p>
          </table:table-cell>
          <table:table-cell table:formula="of:=([.M63]/[.L63])*100" office:value-type="float" office:value="85.1621807344744" calcext:value-type="float">
            <text:p>85,1621807344744</text:p>
          </table:table-cell>
        </table:table-row>
        <table:table-row table:style-name="ro1">
          <table:table-cell table:number-columns-repeated="2"/>
          <table:table-cell office:value-type="float" office:value="3250" calcext:value-type="float">
            <text:p>3250</text:p>
          </table:table-cell>
          <table:table-cell office:value-type="float" office:value="100" calcext:value-type="float">
            <text:p>100</text:p>
          </table:table-cell>
          <table:table-cell table:formula="of:=([.F64]/[.D64])*100" office:value-type="float" office:value="8.21869913137257" calcext:value-type="float">
            <text:p>8,21869913137257</text:p>
          </table:table-cell>
          <table:table-cell table:formula="of:=([.R64]/[.D64])*100" office:value-type="float" office:value="18.4521806690714" calcext:value-type="float">
            <text:p>18,4521806690714</text:p>
          </table:table-cell>
          <table:table-cell table:formula="of:=([.L64]/[.D64])*100" office:value-type="float" office:value="65.0396026518969" calcext:value-type="float">
            <text:p>65,0396026518969</text:p>
          </table:table-cell>
          <table:table-cell table:formula="of:=([.O64]/[.D64])*100" office:value-type="float" office:value="8.28951754746046" calcext:value-type="float">
            <text:p>8,28951754746046</text:p>
          </table:table-cell>
          <table:table-cell/>
          <table:table-cell table:formula="of:=([.G64]/[.F64])*100" office:value-type="float" office:value="27.1765558220949" calcext:value-type="float">
            <text:p>27,1765558220949</text:p>
          </table:table-cell>
          <table:table-cell table:formula="of:=([.I64]/[.F64])*100" office:value-type="float" office:value="27.0021440478686" calcext:value-type="float">
            <text:p>27,0021440478686</text:p>
          </table:table-cell>
          <table:table-cell table:formula="of:=([.H64]/[.F64])*100" office:value-type="float" office:value="1.2546484708078" calcext:value-type="float">
            <text:p>1,2546484708078</text:p>
          </table:table-cell>
          <table:table-cell table:formula="of:=([.J64]/[.F64])*100" office:value-type="float" office:value="1.30449476495255" calcext:value-type="float">
            <text:p>1,30449476495255</text:p>
          </table:table-cell>
          <table:table-cell table:formula="of:=([.K64]/[.F64])*100" office:value-type="float" office:value="43.2621412643261" calcext:value-type="float">
            <text:p>43,2621412643261</text:p>
          </table:table-cell>
          <table:table-cell/>
          <table:table-cell table:formula="of:=([.P64]/[.R64])*100" office:value-type="float" office:value="99.9980808995572" calcext:value-type="float">
            <text:p>99,9980808995572</text:p>
          </table:table-cell>
          <table:table-cell table:formula="of:=([.Q64]/[.R64])*100" office:value-type="float" office:value="0.00191910060838889" calcext:value-type="float">
            <text:p>0,00191910060838889</text:p>
          </table:table-cell>
          <table:table-cell/>
          <table:table-cell table:formula="of:=([.N64]/[.L64])*100" office:value-type="float" office:value="15.1024438065217" calcext:value-type="float">
            <text:p>15,1024438065217</text:p>
          </table:table-cell>
          <table:table-cell table:formula="of:=([.M64]/[.L64])*100" office:value-type="float" office:value="84.8975561935697" calcext:value-type="float">
            <text:p>84,8975561935697</text:p>
          </table:table-cell>
        </table:table-row>
        <table:table-row table:style-name="ro1"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100" calcext:value-type="float">
            <text:p>100</text:p>
          </table:table-cell>
          <table:table-cell table:formula="of:=([.F65]/[.D65])*100" office:value-type="float" office:value="8.227115457569" calcext:value-type="float">
            <text:p>8,227115457569</text:p>
          </table:table-cell>
          <table:table-cell table:formula="of:=([.R65]/[.D65])*100" office:value-type="float" office:value="18.7121381045603" calcext:value-type="float">
            <text:p>18,7121381045603</text:p>
          </table:table-cell>
          <table:table-cell table:formula="of:=([.L65]/[.D65])*100" office:value-type="float" office:value="64.7811288342641" calcext:value-type="float">
            <text:p>64,7811288342641</text:p>
          </table:table-cell>
          <table:table-cell table:formula="of:=([.O65]/[.D65])*100" office:value-type="float" office:value="8.27961760352266" calcext:value-type="float">
            <text:p>8,27961760352266</text:p>
          </table:table-cell>
          <table:table-cell/>
          <table:table-cell table:formula="of:=([.G65]/[.F65])*100" office:value-type="float" office:value="27.5214049177991" calcext:value-type="float">
            <text:p>27,5214049177991</text:p>
          </table:table-cell>
          <table:table-cell table:formula="of:=([.I65]/[.F65])*100" office:value-type="float" office:value="27.3474482114481" calcext:value-type="float">
            <text:p>27,3474482114481</text:p>
          </table:table-cell>
          <table:table-cell table:formula="of:=([.H65]/[.F65])*100" office:value-type="float" office:value="1.28408209435524" calcext:value-type="float">
            <text:p>1,28408209435524</text:p>
          </table:table-cell>
          <table:table-cell table:formula="of:=([.J65]/[.F65])*100" office:value-type="float" office:value="1.32266319196619" calcext:value-type="float">
            <text:p>1,32266319196619</text:p>
          </table:table-cell>
          <table:table-cell table:formula="of:=([.K65]/[.F65])*100" office:value-type="float" office:value="42.5243862241682" calcext:value-type="float">
            <text:p>42,5243862241682</text:p>
          </table:table-cell>
          <table:table-cell/>
          <table:table-cell table:formula="of:=([.P65]/[.R65])*100" office:value-type="float" office:value="99.9978825401952" calcext:value-type="float">
            <text:p>99,9978825401952</text:p>
          </table:table-cell>
          <table:table-cell table:formula="of:=([.Q65]/[.R65])*100" office:value-type="float" office:value="0.00211745990724263" calcext:value-type="float">
            <text:p>0,00211745990724263</text:p>
          </table:table-cell>
          <table:table-cell/>
          <table:table-cell table:formula="of:=([.N65]/[.L65])*100" office:value-type="float" office:value="15.3518089520449" calcext:value-type="float">
            <text:p>15,3518089520449</text:p>
          </table:table-cell>
          <table:table-cell table:formula="of:=([.M65]/[.L65])*100" office:value-type="float" office:value="84.6481910480035" calcext:value-type="float">
            <text:p>84,6481910480035</text:p>
          </table:table-cell>
        </table:table-row>
        <table:table-row table:style-name="ro1">
          <table:table-cell table:number-columns-repeated="2"/>
          <table:table-cell office:value-type="float" office:value="3350" calcext:value-type="float">
            <text:p>3350</text:p>
          </table:table-cell>
          <table:table-cell office:value-type="float" office:value="100" calcext:value-type="float">
            <text:p>100</text:p>
          </table:table-cell>
          <table:table-cell table:formula="of:=([.F66]/[.D66])*100" office:value-type="float" office:value="8.24586379709655" calcext:value-type="float">
            <text:p>8,24586379709655</text:p>
          </table:table-cell>
          <table:table-cell table:formula="of:=([.R66]/[.D66])*100" office:value-type="float" office:value="18.9971039769034" calcext:value-type="float">
            <text:p>18,9971039769034</text:p>
          </table:table-cell>
          <table:table-cell table:formula="of:=([.L66]/[.D66])*100" office:value-type="float" office:value="64.4737003358958" calcext:value-type="float">
            <text:p>64,4737003358958</text:p>
          </table:table-cell>
          <table:table-cell table:formula="of:=([.O66]/[.D66])*100" office:value-type="float" office:value="8.28333189000749" calcext:value-type="float">
            <text:p>8,28333189000749</text:p>
          </table:table-cell>
          <table:table-cell/>
          <table:table-cell table:formula="of:=([.G66]/[.F66])*100" office:value-type="float" office:value="27.8664005933424" calcext:value-type="float">
            <text:p>27,8664005933424</text:p>
          </table:table-cell>
          <table:table-cell table:formula="of:=([.I66]/[.F66])*100" office:value-type="float" office:value="27.6928336913499" calcext:value-type="float">
            <text:p>27,6928336913499</text:p>
          </table:table-cell>
          <table:table-cell table:formula="of:=([.H66]/[.F66])*100" office:value-type="float" office:value="1.29664238394739" calcext:value-type="float">
            <text:p>1,29664238394739</text:p>
          </table:table-cell>
          <table:table-cell table:formula="of:=([.J66]/[.F66])*100" office:value-type="float" office:value="1.33149244185678" calcext:value-type="float">
            <text:p>1,33149244185678</text:p>
          </table:table-cell>
          <table:table-cell table:formula="of:=([.K66]/[.F66])*100" office:value-type="float" office:value="41.8126156625018" calcext:value-type="float">
            <text:p>41,8126156625018</text:p>
          </table:table-cell>
          <table:table-cell/>
          <table:table-cell table:formula="of:=([.P66]/[.R66])*100" office:value-type="float" office:value="99.998214496861" calcext:value-type="float">
            <text:p>99,998214496861</text:p>
          </table:table-cell>
          <table:table-cell table:formula="of:=([.Q66]/[.R66])*100" office:value-type="float" office:value="0.00178550314075785" calcext:value-type="float">
            <text:p>0,00178550314075785</text:p>
          </table:table-cell>
          <table:table-cell/>
          <table:table-cell table:formula="of:=([.N66]/[.L66])*100" office:value-type="float" office:value="15.4921545002549" calcext:value-type="float">
            <text:p>15,4921545002549</text:p>
          </table:table-cell>
          <table:table-cell table:formula="of:=([.M66]/[.L66])*100" office:value-type="float" office:value="84.5078455000605" calcext:value-type="float">
            <text:p>84,5078455000605</text:p>
          </table:table-cell>
        </table:table-row>
        <table:table-row table:style-name="ro1"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100" calcext:value-type="float">
            <text:p>100</text:p>
          </table:table-cell>
          <table:table-cell table:formula="of:=([.F67]/[.D67])*100" office:value-type="float" office:value="8.25883877145825" calcext:value-type="float">
            <text:p>8,25883877145825</text:p>
          </table:table-cell>
          <table:table-cell table:formula="of:=([.R67]/[.D67])*100" office:value-type="float" office:value="19.2635443197069" calcext:value-type="float">
            <text:p>19,2635443197069</text:p>
          </table:table-cell>
          <table:table-cell table:formula="of:=([.L67]/[.D67])*100" office:value-type="float" office:value="64.1962610106442" calcext:value-type="float">
            <text:p>64,1962610106442</text:p>
          </table:table-cell>
          <table:table-cell table:formula="of:=([.O67]/[.D67])*100" office:value-type="float" office:value="8.2813558983315" calcext:value-type="float">
            <text:p>8,2813558983315</text:p>
          </table:table-cell>
          <table:table-cell/>
          <table:table-cell table:formula="of:=([.G67]/[.F67])*100" office:value-type="float" office:value="28.2015246797681" calcext:value-type="float">
            <text:p>28,2015246797681</text:p>
          </table:table-cell>
          <table:table-cell table:formula="of:=([.I67]/[.F67])*100" office:value-type="float" office:value="28.0302458343648" calcext:value-type="float">
            <text:p>28,0302458343648</text:p>
          </table:table-cell>
          <table:table-cell table:formula="of:=([.H67]/[.F67])*100" office:value-type="float" office:value="1.30893982017276" calcext:value-type="float">
            <text:p>1,30893982017276</text:p>
          </table:table-cell>
          <table:table-cell table:formula="of:=([.J67]/[.F67])*100" office:value-type="float" office:value="1.34820575448584" calcext:value-type="float">
            <text:p>1,34820575448584</text:p>
          </table:table-cell>
          <table:table-cell table:formula="of:=([.K67]/[.F67])*100" office:value-type="float" office:value="41.1110689530831" calcext:value-type="float">
            <text:p>41,1110689530831</text:p>
          </table:table-cell>
          <table:table-cell/>
          <table:table-cell table:formula="of:=([.P67]/[.R67])*100" office:value-type="float" office:value="99.9981248621666" calcext:value-type="float">
            <text:p>99,9981248621666</text:p>
          </table:table-cell>
          <table:table-cell table:formula="of:=([.Q67]/[.R67])*100" office:value-type="float" office:value="0.00187513787669356" calcext:value-type="float">
            <text:p>0,00187513787669356</text:p>
          </table:table-cell>
          <table:table-cell/>
          <table:table-cell table:formula="of:=([.N67]/[.L67])*100" office:value-type="float" office:value="15.7521002667976" calcext:value-type="float">
            <text:p>15,7521002667976</text:p>
          </table:table-cell>
          <table:table-cell table:formula="of:=([.M67]/[.L67])*100" office:value-type="float" office:value="84.2478997335028" calcext:value-type="float">
            <text:p>84,2478997335028</text:p>
          </table:table-cell>
        </table:table-row>
        <table:table-row table:style-name="ro1">
          <table:table-cell table:number-columns-repeated="2"/>
          <table:table-cell office:value-type="float" office:value="3450" calcext:value-type="float">
            <text:p>3450</text:p>
          </table:table-cell>
          <table:table-cell office:value-type="float" office:value="100" calcext:value-type="float">
            <text:p>100</text:p>
          </table:table-cell>
          <table:table-cell table:formula="of:=([.F68]/[.D68])*100" office:value-type="float" office:value="8.27280404561106" calcext:value-type="float">
            <text:p>8,27280404561106</text:p>
          </table:table-cell>
          <table:table-cell table:formula="of:=([.R68]/[.D68])*100" office:value-type="float" office:value="19.5267883350579" calcext:value-type="float">
            <text:p>19,5267883350579</text:p>
          </table:table-cell>
          <table:table-cell table:formula="of:=([.L68]/[.D68])*100" office:value-type="float" office:value="63.9167724424174" calcext:value-type="float">
            <text:p>63,9167724424174</text:p>
          </table:table-cell>
          <table:table-cell table:formula="of:=([.O68]/[.D68])*100" office:value-type="float" office:value="8.28363517690726" calcext:value-type="float">
            <text:p>8,28363517690726</text:p>
          </table:table-cell>
          <table:table-cell/>
          <table:table-cell table:formula="of:=([.G68]/[.F68])*100" office:value-type="float" office:value="28.5284599732469" calcext:value-type="float">
            <text:p>28,5284599732469</text:p>
          </table:table-cell>
          <table:table-cell table:formula="of:=([.I68]/[.F68])*100" office:value-type="float" office:value="28.3586835174217" calcext:value-type="float">
            <text:p>28,3586835174217</text:p>
          </table:table-cell>
          <table:table-cell table:formula="of:=([.H68]/[.F68])*100" office:value-type="float" office:value="1.32843628788097" calcext:value-type="float">
            <text:p>1,32843628788097</text:p>
          </table:table-cell>
          <table:table-cell table:formula="of:=([.J68]/[.F68])*100" office:value-type="float" office:value="1.36502337325687" calcext:value-type="float">
            <text:p>1,36502337325687</text:p>
          </table:table-cell>
          <table:table-cell table:formula="of:=([.K68]/[.F68])*100" office:value-type="float" office:value="40.4193821551372" calcext:value-type="float">
            <text:p>40,4193821551372</text:p>
          </table:table-cell>
          <table:table-cell/>
          <table:table-cell table:formula="of:=([.P68]/[.R68])*100" office:value-type="float" office:value="99.9983157929792" calcext:value-type="float">
            <text:p>99,9983157929792</text:p>
          </table:table-cell>
          <table:table-cell table:formula="of:=([.Q68]/[.R68])*100" office:value-type="float" office:value="0.00168420702924936" calcext:value-type="float">
            <text:p>0,00168420702924936</text:p>
          </table:table-cell>
          <table:table-cell/>
          <table:table-cell table:formula="of:=([.N68]/[.L68])*100" office:value-type="float" office:value="16.0124140054724" calcext:value-type="float">
            <text:p>16,0124140054724</text:p>
          </table:table-cell>
          <table:table-cell table:formula="of:=([.M68]/[.L68])*100" office:value-type="float" office:value="83.9875859945419" calcext:value-type="float">
            <text:p>83,9875859945419</text:p>
          </table:table-cell>
        </table:table-row>
        <table:table-row table:style-name="ro1"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100" calcext:value-type="float">
            <text:p>100</text:p>
          </table:table-cell>
          <table:table-cell table:formula="of:=([.F69]/[.D69])*100" office:value-type="float" office:value="8.28730209317356" calcext:value-type="float">
            <text:p>8,28730209317356</text:p>
          </table:table-cell>
          <table:table-cell table:formula="of:=([.R69]/[.D69])*100" office:value-type="float" office:value="19.7858200047827" calcext:value-type="float">
            <text:p>19,7858200047827</text:p>
          </table:table-cell>
          <table:table-cell table:formula="of:=([.L69]/[.D69])*100" office:value-type="float" office:value="63.6400627183405" calcext:value-type="float">
            <text:p>63,6400627183405</text:p>
          </table:table-cell>
          <table:table-cell table:formula="of:=([.O69]/[.D69])*100" office:value-type="float" office:value="8.28681518383652" calcext:value-type="float">
            <text:p>8,28681518383652</text:p>
          </table:table-cell>
          <table:table-cell/>
          <table:table-cell table:formula="of:=([.G69]/[.F69])*100" office:value-type="float" office:value="28.846284878922" calcext:value-type="float">
            <text:p>28,846284878922</text:p>
          </table:table-cell>
          <table:table-cell table:formula="of:=([.I69]/[.F69])*100" office:value-type="float" office:value="28.6796255656799" calcext:value-type="float">
            <text:p>28,6796255656799</text:p>
          </table:table-cell>
          <table:table-cell table:formula="of:=([.H69]/[.F69])*100" office:value-type="float" office:value="1.34391025951999" calcext:value-type="float">
            <text:p>1,34391025951999</text:p>
          </table:table-cell>
          <table:table-cell table:formula="of:=([.J69]/[.F69])*100" office:value-type="float" office:value="1.39249485901899" calcext:value-type="float">
            <text:p>1,39249485901899</text:p>
          </table:table-cell>
          <table:table-cell table:formula="of:=([.K69]/[.F69])*100" office:value-type="float" office:value="39.7376700021802" calcext:value-type="float">
            <text:p>39,7376700021802</text:p>
          </table:table-cell>
          <table:table-cell/>
          <table:table-cell table:formula="of:=([.P69]/[.R69])*100" office:value-type="float" office:value="99.9983633027373" calcext:value-type="float">
            <text:p>99,9983633027373</text:p>
          </table:table-cell>
          <table:table-cell table:formula="of:=([.Q69]/[.R69])*100" office:value-type="float" office:value="0.00163669716819497" calcext:value-type="float">
            <text:p>0,00163669716819497</text:p>
          </table:table-cell>
          <table:table-cell/>
          <table:table-cell table:formula="of:=([.N69]/[.L69])*100" office:value-type="float" office:value="16.270968248367" calcext:value-type="float">
            <text:p>16,270968248367</text:p>
          </table:table-cell>
          <table:table-cell table:formula="of:=([.M69]/[.L69])*100" office:value-type="float" office:value="83.7290317515103" calcext:value-type="float">
            <text:p>83,7290317515103</text:p>
          </table:table-cell>
        </table:table-row>
        <table:table-row table:style-name="ro1">
          <table:table-cell table:number-columns-repeated="2"/>
          <table:table-cell office:value-type="float" office:value="3550" calcext:value-type="float">
            <text:p>3550</text:p>
          </table:table-cell>
          <table:table-cell office:value-type="float" office:value="100" calcext:value-type="float">
            <text:p>100</text:p>
          </table:table-cell>
          <table:table-cell table:formula="of:=([.F70]/[.D70])*100" office:value-type="float" office:value="8.30301154376578" calcext:value-type="float">
            <text:p>8,30301154376578</text:p>
          </table:table-cell>
          <table:table-cell table:formula="of:=([.R70]/[.D70])*100" office:value-type="float" office:value="20.042538772719" calcext:value-type="float">
            <text:p>20,042538772719</text:p>
          </table:table-cell>
          <table:table-cell table:formula="of:=([.L70]/[.D70])*100" office:value-type="float" office:value="63.366969037405" calcext:value-type="float">
            <text:p>63,366969037405</text:p>
          </table:table-cell>
          <table:table-cell table:formula="of:=([.O70]/[.D70])*100" office:value-type="float" office:value="8.28748064604258" calcext:value-type="float">
            <text:p>8,28748064604258</text:p>
          </table:table-cell>
          <table:table-cell/>
          <table:table-cell table:formula="of:=([.G70]/[.F70])*100" office:value-type="float" office:value="29.1563571203456" calcext:value-type="float">
            <text:p>29,1563571203456</text:p>
          </table:table-cell>
          <table:table-cell table:formula="of:=([.I70]/[.F70])*100" office:value-type="float" office:value="28.991595993201" calcext:value-type="float">
            <text:p>28,991595993201</text:p>
          </table:table-cell>
          <table:table-cell table:formula="of:=([.H70]/[.F70])*100" office:value-type="float" office:value="1.36797349526635" calcext:value-type="float">
            <text:p>1,36797349526635</text:p>
          </table:table-cell>
          <table:table-cell table:formula="of:=([.J70]/[.F70])*100" office:value-type="float" office:value="1.41736000708508" calcext:value-type="float">
            <text:p>1,41736000708508</text:p>
          </table:table-cell>
          <table:table-cell table:formula="of:=([.K70]/[.F70])*100" office:value-type="float" office:value="39.0666992034155" calcext:value-type="float">
            <text:p>39,0666992034155</text:p>
          </table:table-cell>
          <table:table-cell/>
          <table:table-cell table:formula="of:=([.P70]/[.R70])*100" office:value-type="float" office:value="99.998408813773" calcext:value-type="float">
            <text:p>99,998408813773</text:p>
          </table:table-cell>
          <table:table-cell table:formula="of:=([.Q70]/[.R70])*100" office:value-type="float" office:value="0.00159118611149249" calcext:value-type="float">
            <text:p>0,00159118611149249</text:p>
          </table:table-cell>
          <table:table-cell/>
          <table:table-cell table:formula="of:=([.N70]/[.L70])*100" office:value-type="float" office:value="16.528939326512" calcext:value-type="float">
            <text:p>16,528939326512</text:p>
          </table:table-cell>
          <table:table-cell table:formula="of:=([.M70]/[.L70])*100" office:value-type="float" office:value="83.4710606736126" calcext:value-type="float">
            <text:p>83,4710606736126</text:p>
          </table:table-cell>
        </table:table-row>
        <table:table-row table:style-name="ro1">
          <table:table-cell table:number-columns-repeated="2"/>
          <table:table-cell office:value-type="float" office:value="3600" calcext:value-type="float">
            <text:p>3600</text:p>
          </table:table-cell>
          <table:table-cell office:value-type="float" office:value="100" calcext:value-type="float">
            <text:p>100</text:p>
          </table:table-cell>
          <table:table-cell table:formula="of:=([.F71]/[.D71])*100" office:value-type="float" office:value="8.31805841262539" calcext:value-type="float">
            <text:p>8,31805841262539</text:p>
          </table:table-cell>
          <table:table-cell table:formula="of:=([.R71]/[.D71])*100" office:value-type="float" office:value="20.2968838748734" calcext:value-type="float">
            <text:p>20,2968838748734</text:p>
          </table:table-cell>
          <table:table-cell table:formula="of:=([.L71]/[.D71])*100" office:value-type="float" office:value="63.095807934762" calcext:value-type="float">
            <text:p>63,095807934762</text:p>
          </table:table-cell>
          <table:table-cell table:formula="of:=([.O71]/[.D71])*100" office:value-type="float" office:value="8.28924977776236" calcext:value-type="float">
            <text:p>8,28924977776236</text:p>
          </table:table-cell>
          <table:table-cell/>
          <table:table-cell table:formula="of:=([.G71]/[.F71])*100" office:value-type="float" office:value="29.4643481709422" calcext:value-type="float">
            <text:p>29,4643481709422</text:p>
          </table:table-cell>
          <table:table-cell table:formula="of:=([.I71]/[.F71])*100" office:value-type="float" office:value="29.2999927791211" calcext:value-type="float">
            <text:p>29,2999927791211</text:p>
          </table:table-cell>
          <table:table-cell table:formula="of:=([.H71]/[.F71])*100" office:value-type="float" office:value="1.39242628755651" calcext:value-type="float">
            <text:p>1,39242628755651</text:p>
          </table:table-cell>
          <table:table-cell table:formula="of:=([.J71]/[.F71])*100" office:value-type="float" office:value="1.42865286432899" calcext:value-type="float">
            <text:p>1,42865286432899</text:p>
          </table:table-cell>
          <table:table-cell table:formula="of:=([.K71]/[.F71])*100" office:value-type="float" office:value="38.4145660533281" calcext:value-type="float">
            <text:p>38,4145660533281</text:p>
          </table:table-cell>
          <table:table-cell/>
          <table:table-cell table:formula="of:=([.P71]/[.R71])*100" office:value-type="float" office:value="99.99845245809" calcext:value-type="float">
            <text:p>99,99845245809</text:p>
          </table:table-cell>
          <table:table-cell table:formula="of:=([.Q71]/[.R71])*100" office:value-type="float" office:value="0.00154754185901541" calcext:value-type="float">
            <text:p>0,00154754185901541</text:p>
          </table:table-cell>
          <table:table-cell/>
          <table:table-cell table:formula="of:=([.N71]/[.L71])*100" office:value-type="float" office:value="16.7867622429001" calcext:value-type="float">
            <text:p>16,7867622429001</text:p>
          </table:table-cell>
          <table:table-cell table:formula="of:=([.M71]/[.L71])*100" office:value-type="float" office:value="83.2132377570641" calcext:value-type="float">
            <text:p>83,2132377570641</text:p>
          </table:table-cell>
        </table:table-row>
        <table:table-row table:style-name="ro1">
          <table:table-cell table:number-columns-repeated="2"/>
          <table:table-cell office:value-type="float" office:value="3650" calcext:value-type="float">
            <text:p>3650</text:p>
          </table:table-cell>
          <table:table-cell office:value-type="float" office:value="100" calcext:value-type="float">
            <text:p>100</text:p>
          </table:table-cell>
          <table:table-cell table:formula="of:=([.F72]/[.D72])*100" office:value-type="float" office:value="8.33344011289618" calcext:value-type="float">
            <text:p>8,33344011289618</text:p>
          </table:table-cell>
          <table:table-cell table:formula="of:=([.R72]/[.D72])*100" office:value-type="float" office:value="20.5486048654526" calcext:value-type="float">
            <text:p>20,5486048654526</text:p>
          </table:table-cell>
          <table:table-cell table:formula="of:=([.L72]/[.D72])*100" office:value-type="float" office:value="62.825935916815" calcext:value-type="float">
            <text:p>62,825935916815</text:p>
          </table:table-cell>
          <table:table-cell table:formula="of:=([.O72]/[.D72])*100" office:value-type="float" office:value="8.29201910461245" calcext:value-type="float">
            <text:p>8,29201910461245</text:p>
          </table:table-cell>
          <table:table-cell/>
          <table:table-cell table:formula="of:=([.G72]/[.F72])*100" office:value-type="float" office:value="29.7659280629956" calcext:value-type="float">
            <text:p>29,7659280629956</text:p>
          </table:table-cell>
          <table:table-cell table:formula="of:=([.I72]/[.F72])*100" office:value-type="float" office:value="29.6029156017175" calcext:value-type="float">
            <text:p>29,6029156017175</text:p>
          </table:table-cell>
          <table:table-cell table:formula="of:=([.H72]/[.F72])*100" office:value-type="float" office:value="1.41101193668753" calcext:value-type="float">
            <text:p>1,41101193668753</text:p>
          </table:table-cell>
          <table:table-cell table:formula="of:=([.J72]/[.F72])*100" office:value-type="float" office:value="1.44461433137447" calcext:value-type="float">
            <text:p>1,44461433137447</text:p>
          </table:table-cell>
          <table:table-cell table:formula="of:=([.K72]/[.F72])*100" office:value-type="float" office:value="37.7755163698337" calcext:value-type="float">
            <text:p>37,7755163698337</text:p>
          </table:table-cell>
          <table:table-cell/>
          <table:table-cell table:formula="of:=([.P72]/[.R72])*100" office:value-type="float" office:value="99.9984943470634" calcext:value-type="float">
            <text:p>99,9984943470634</text:p>
          </table:table-cell>
          <table:table-cell table:formula="of:=([.Q72]/[.R72])*100" office:value-type="float" office:value="0.00150565285656523" calcext:value-type="float">
            <text:p>0,00150565285656523</text:p>
          </table:table-cell>
          <table:table-cell/>
          <table:table-cell table:formula="of:=([.N72]/[.L72])*100" office:value-type="float" office:value="17.0444013227264" calcext:value-type="float">
            <text:p>17,0444013227264</text:p>
          </table:table-cell>
          <table:table-cell table:formula="of:=([.M72]/[.L72])*100" office:value-type="float" office:value="82.9555986774877" calcext:value-type="float">
            <text:p>82,9555986774877</text:p>
          </table:table-cell>
        </table:table-row>
        <table:table-row table:style-name="ro1">
          <table:table-cell table:number-columns-repeated="2"/>
          <table:table-cell office:value-type="float" office:value="3700" calcext:value-type="float">
            <text:p>3700</text:p>
          </table:table-cell>
          <table:table-cell office:value-type="float" office:value="100" calcext:value-type="float">
            <text:p>100</text:p>
          </table:table-cell>
          <table:table-cell table:formula="of:=([.F73]/[.D73])*100" office:value-type="float" office:value="8.34682440556247" calcext:value-type="float">
            <text:p>8,34682440556247</text:p>
          </table:table-cell>
          <table:table-cell table:formula="of:=([.R73]/[.D73])*100" office:value-type="float" office:value="20.7974592103449" calcext:value-type="float">
            <text:p>20,7974592103449</text:p>
          </table:table-cell>
          <table:table-cell table:formula="of:=([.L73]/[.D73])*100" office:value-type="float" office:value="62.5600917243262" calcext:value-type="float">
            <text:p>62,5600917243262</text:p>
          </table:table-cell>
          <table:table-cell table:formula="of:=([.O73]/[.D73])*100" office:value-type="float" office:value="8.29562465993955" calcext:value-type="float">
            <text:p>8,29562465993955</text:p>
          </table:table-cell>
          <table:table-cell/>
          <table:table-cell table:formula="of:=([.G73]/[.F73])*100" office:value-type="float" office:value="30.0680706695093" calcext:value-type="float">
            <text:p>30,0680706695093</text:p>
          </table:table-cell>
          <table:table-cell table:formula="of:=([.I73]/[.F73])*100" office:value-type="float" office:value="29.9062273659844" calcext:value-type="float">
            <text:p>29,9062273659844</text:p>
          </table:table-cell>
          <table:table-cell table:formula="of:=([.H73]/[.F73])*100" office:value-type="float" office:value="1.41850338303078" calcext:value-type="float">
            <text:p>1,41850338303078</text:p>
          </table:table-cell>
          <table:table-cell table:formula="of:=([.J73]/[.F73])*100" office:value-type="float" office:value="1.44806507125629" calcext:value-type="float">
            <text:p>1,44806507125629</text:p>
          </table:table-cell>
          <table:table-cell table:formula="of:=([.K73]/[.F73])*100" office:value-type="float" office:value="37.1591200422019" calcext:value-type="float">
            <text:p>37,1591200422019</text:p>
          </table:table-cell>
          <table:table-cell/>
          <table:table-cell table:formula="of:=([.P73]/[.R73])*100" office:value-type="float" office:value="99.9985345748077" calcext:value-type="float">
            <text:p>99,9985345748077</text:p>
          </table:table-cell>
          <table:table-cell table:formula="of:=([.Q73]/[.R73])*100" office:value-type="float" office:value="0.00146542500365119" calcext:value-type="float">
            <text:p>0,00146542500365119</text:p>
          </table:table-cell>
          <table:table-cell/>
          <table:table-cell table:formula="of:=([.N73]/[.L73])*100" office:value-type="float" office:value="17.3009059043871" calcext:value-type="float">
            <text:p>17,3009059043871</text:p>
          </table:table-cell>
          <table:table-cell table:formula="of:=([.M73]/[.L73])*100" office:value-type="float" office:value="82.6990940957075" calcext:value-type="float">
            <text:p>82,6990940957075</text:p>
          </table:table-cell>
        </table:table-row>
        <table:table-row table:style-name="ro1">
          <table:table-cell table:number-columns-repeated="2"/>
          <table:table-cell office:value-type="float" office:value="3750" calcext:value-type="float">
            <text:p>3750</text:p>
          </table:table-cell>
          <table:table-cell office:value-type="float" office:value="100" calcext:value-type="float">
            <text:p>100</text:p>
          </table:table-cell>
          <table:table-cell table:formula="of:=([.F74]/[.D74])*100" office:value-type="float" office:value="8.36173374177681" calcext:value-type="float">
            <text:p>8,36173374177681</text:p>
          </table:table-cell>
          <table:table-cell table:formula="of:=([.R74]/[.D74])*100" office:value-type="float" office:value="21.0423392052433" calcext:value-type="float">
            <text:p>21,0423392052433</text:p>
          </table:table-cell>
          <table:table-cell table:formula="of:=([.L74]/[.D74])*100" office:value-type="float" office:value="62.2962600968603" calcext:value-type="float">
            <text:p>62,2962600968603</text:p>
          </table:table-cell>
          <table:table-cell table:formula="of:=([.O74]/[.D74])*100" office:value-type="float" office:value="8.29966695624557" calcext:value-type="float">
            <text:p>8,29966695624557</text:p>
          </table:table-cell>
          <table:table-cell/>
          <table:table-cell table:formula="of:=([.G74]/[.F74])*100" office:value-type="float" office:value="30.3581131064489" calcext:value-type="float">
            <text:p>30,3581131064489</text:p>
          </table:table-cell>
          <table:table-cell table:formula="of:=([.I74]/[.F74])*100" office:value-type="float" office:value="30.2001438512409" calcext:value-type="float">
            <text:p>30,2001438512409</text:p>
          </table:table-cell>
          <table:table-cell table:formula="of:=([.H74]/[.F74])*100" office:value-type="float" office:value="1.42277246210649" calcext:value-type="float">
            <text:p>1,42277246210649</text:p>
          </table:table-cell>
          <table:table-cell table:formula="of:=([.J74]/[.F74])*100" office:value-type="float" office:value="1.47155342764659" calcext:value-type="float">
            <text:p>1,47155342764659</text:p>
          </table:table-cell>
          <table:table-cell table:formula="of:=([.K74]/[.F74])*100" office:value-type="float" office:value="36.5474039110906" calcext:value-type="float">
            <text:p>36,5474039110906</text:p>
          </table:table-cell>
          <table:table-cell/>
          <table:table-cell table:formula="of:=([.P74]/[.R74])*100" office:value-type="float" office:value="99.9985732218316" calcext:value-type="float">
            <text:p>99,9985732218316</text:p>
          </table:table-cell>
          <table:table-cell table:formula="of:=([.Q74]/[.R74])*100" office:value-type="float" office:value="0.00142677820598068" calcext:value-type="float">
            <text:p>0,00142677820598068</text:p>
          </table:table-cell>
          <table:table-cell/>
          <table:table-cell table:formula="of:=([.N74]/[.L74])*100" office:value-type="float" office:value="17.5558543942826" calcext:value-type="float">
            <text:p>17,5558543942826</text:p>
          </table:table-cell>
          <table:table-cell table:formula="of:=([.M74]/[.L74])*100" office:value-type="float" office:value="82.4441456055852" calcext:value-type="float">
            <text:p>82,4441456055852</text:p>
          </table:table-cell>
        </table:table-row>
        <table:table-row table:style-name="ro1">
          <table:table-cell table:number-columns-repeated="2"/>
          <table:table-cell office:value-type="float" office:value="3800" calcext:value-type="float">
            <text:p>3800</text:p>
          </table:table-cell>
          <table:table-cell office:value-type="float" office:value="100" calcext:value-type="float">
            <text:p>100</text:p>
          </table:table-cell>
          <table:table-cell table:formula="of:=([.F75]/[.D75])*100" office:value-type="float" office:value="8.37878291587913" calcext:value-type="float">
            <text:p>8,37878291587913</text:p>
          </table:table-cell>
          <table:table-cell table:formula="of:=([.R75]/[.D75])*100" office:value-type="float" office:value="21.2843333466871" calcext:value-type="float">
            <text:p>21,2843333466871</text:p>
          </table:table-cell>
          <table:table-cell table:formula="of:=([.L75]/[.D75])*100" office:value-type="float" office:value="62.032356917475" calcext:value-type="float">
            <text:p>62,032356917475</text:p>
          </table:table-cell>
          <table:table-cell table:formula="of:=([.O75]/[.D75])*100" office:value-type="float" office:value="8.30452681995276" calcext:value-type="float">
            <text:p>8,30452681995276</text:p>
          </table:table-cell>
          <table:table-cell/>
          <table:table-cell table:formula="of:=([.G75]/[.F75])*100" office:value-type="float" office:value="30.637278479909" calcext:value-type="float">
            <text:p>30,637278479909</text:p>
          </table:table-cell>
          <table:table-cell table:formula="of:=([.I75]/[.F75])*100" office:value-type="float" office:value="30.4811008737549" calcext:value-type="float">
            <text:p>30,4811008737549</text:p>
          </table:table-cell>
          <table:table-cell table:formula="of:=([.H75]/[.F75])*100" office:value-type="float" office:value="1.44702318643864" calcext:value-type="float">
            <text:p>1,44702318643864</text:p>
          </table:table-cell>
          <table:table-cell table:formula="of:=([.J75]/[.F75])*100" office:value-type="float" office:value="1.49499572488286" calcext:value-type="float">
            <text:p>1,49499572488286</text:p>
          </table:table-cell>
          <table:table-cell table:formula="of:=([.K75]/[.F75])*100" office:value-type="float" office:value="35.9395887193278" calcext:value-type="float">
            <text:p>35,9395887193278</text:p>
          </table:table-cell>
          <table:table-cell/>
          <table:table-cell table:formula="of:=([.P75]/[.R75])*100" office:value-type="float" office:value="99.9986103729066" calcext:value-type="float">
            <text:p>99,9986103729066</text:p>
          </table:table-cell>
          <table:table-cell table:formula="of:=([.Q75]/[.R75])*100" office:value-type="float" office:value="0.00138962712730319" calcext:value-type="float">
            <text:p>0,00138962712730319</text:p>
          </table:table-cell>
          <table:table-cell/>
          <table:table-cell table:formula="of:=([.N75]/[.L75])*100" office:value-type="float" office:value="17.8106760054547" calcext:value-type="float">
            <text:p>17,8106760054547</text:p>
          </table:table-cell>
          <table:table-cell table:formula="of:=([.M75]/[.L75])*100" office:value-type="float" office:value="82.1893239946612" calcext:value-type="float">
            <text:p>82,1893239946612</text:p>
          </table:table-cell>
        </table:table-row>
        <table:table-row table:style-name="ro1">
          <table:table-cell table:number-columns-repeated="2"/>
          <table:table-cell office:value-type="float" office:value="3850" calcext:value-type="float">
            <text:p>3850</text:p>
          </table:table-cell>
          <table:table-cell office:value-type="float" office:value="100" calcext:value-type="float">
            <text:p>100</text:p>
          </table:table-cell>
          <table:table-cell table:formula="of:=([.F76]/[.D76])*100" office:value-type="float" office:value="8.39540443883341" calcext:value-type="float">
            <text:p>8,39540443883341</text:p>
          </table:table-cell>
          <table:table-cell table:formula="of:=([.R76]/[.D76])*100" office:value-type="float" office:value="21.5230312777361" calcext:value-type="float">
            <text:p>21,5230312777361</text:p>
          </table:table-cell>
          <table:table-cell table:formula="of:=([.L76]/[.D76])*100" office:value-type="float" office:value="61.7715975536192" calcext:value-type="float">
            <text:p>61,7715975536192</text:p>
          </table:table-cell>
          <table:table-cell table:formula="of:=([.O76]/[.D76])*100" office:value-type="float" office:value="8.30996672995135" calcext:value-type="float">
            <text:p>8,30996672995135</text:p>
          </table:table-cell>
          <table:table-cell/>
          <table:table-cell table:formula="of:=([.G76]/[.F76])*100" office:value-type="float" office:value="30.9124398443573" calcext:value-type="float">
            <text:p>30,9124398443573</text:p>
          </table:table-cell>
          <table:table-cell table:formula="of:=([.I76]/[.F76])*100" office:value-type="float" office:value="30.75725639113" calcext:value-type="float">
            <text:p>30,75725639113</text:p>
          </table:table-cell>
          <table:table-cell table:formula="of:=([.H76]/[.F76])*100" office:value-type="float" office:value="1.47019708080382" calcext:value-type="float">
            <text:p>1,47019708080382</text:p>
          </table:table-cell>
          <table:table-cell table:formula="of:=([.J76]/[.F76])*100" office:value-type="float" office:value="1.5141682892723" calcext:value-type="float">
            <text:p>1,5141682892723</text:p>
          </table:table-cell>
          <table:table-cell table:formula="of:=([.K76]/[.F76])*100" office:value-type="float" office:value="35.3459255974818" calcext:value-type="float">
            <text:p>35,3459255974818</text:p>
          </table:table-cell>
          <table:table-cell/>
          <table:table-cell table:formula="of:=([.P76]/[.R76])*100" office:value-type="float" office:value="99.9986461052063" calcext:value-type="float">
            <text:p>99,9986461052063</text:p>
          </table:table-cell>
          <table:table-cell table:formula="of:=([.Q76]/[.R76])*100" office:value-type="float" office:value="0.00135389473500698" calcext:value-type="float">
            <text:p>0,00135389473500698</text:p>
          </table:table-cell>
          <table:table-cell/>
          <table:table-cell table:formula="of:=([.N76]/[.L76])*100" office:value-type="float" office:value="18.0641273985587" calcext:value-type="float">
            <text:p>18,0641273985587</text:p>
          </table:table-cell>
          <table:table-cell table:formula="of:=([.M76]/[.L76])*100" office:value-type="float" office:value="81.9358726013374" calcext:value-type="float">
            <text:p>81,9358726013374</text:p>
          </table:table-cell>
        </table:table-row>
        <table:table-row table:style-name="ro1">
          <table:table-cell table:number-columns-repeated="2"/>
          <table:table-cell office:value-type="float" office:value="3900" calcext:value-type="float">
            <text:p>3900</text:p>
          </table:table-cell>
          <table:table-cell office:value-type="float" office:value="100" calcext:value-type="float">
            <text:p>100</text:p>
          </table:table-cell>
          <table:table-cell table:formula="of:=([.F77]/[.D77])*100" office:value-type="float" office:value="8.41003989947418" calcext:value-type="float">
            <text:p>8,41003989947418</text:p>
          </table:table-cell>
          <table:table-cell table:formula="of:=([.R77]/[.D77])*100" office:value-type="float" office:value="21.7592694680514" calcext:value-type="float">
            <text:p>21,7592694680514</text:p>
          </table:table-cell>
          <table:table-cell table:formula="of:=([.L77]/[.D77])*100" office:value-type="float" office:value="61.514591448682" calcext:value-type="float">
            <text:p>61,514591448682</text:p>
          </table:table-cell>
          <table:table-cell table:formula="of:=([.O77]/[.D77])*100" office:value-type="float" office:value="8.31609918386143" calcext:value-type="float">
            <text:p>8,31609918386143</text:p>
          </table:table-cell>
          <table:table-cell/>
          <table:table-cell table:formula="of:=([.G77]/[.F77])*100" office:value-type="float" office:value="31.1883118107983" calcext:value-type="float">
            <text:p>31,1883118107983</text:p>
          </table:table-cell>
          <table:table-cell table:formula="of:=([.I77]/[.F77])*100" office:value-type="float" office:value="31.0351876628869" calcext:value-type="float">
            <text:p>31,0351876628869</text:p>
          </table:table-cell>
          <table:table-cell table:formula="of:=([.H77]/[.F77])*100" office:value-type="float" office:value="1.4786338744849" calcext:value-type="float">
            <text:p>1,4786338744849</text:p>
          </table:table-cell>
          <table:table-cell table:formula="of:=([.J77]/[.F77])*100" office:value-type="float" office:value="1.52364549986885" calcext:value-type="float">
            <text:p>1,52364549986885</text:p>
          </table:table-cell>
          <table:table-cell table:formula="of:=([.K77]/[.F77])*100" office:value-type="float" office:value="34.7742085669721" calcext:value-type="float">
            <text:p>34,7742085669721</text:p>
          </table:table-cell>
          <table:table-cell/>
          <table:table-cell table:formula="of:=([.P77]/[.R77])*100" office:value-type="float" office:value="99.998680474185" calcext:value-type="float">
            <text:p>99,998680474185</text:p>
          </table:table-cell>
          <table:table-cell table:formula="of:=([.Q77]/[.R77])*100" office:value-type="float" office:value="0.00131952574157472" calcext:value-type="float">
            <text:p>0,00131952574157472</text:p>
          </table:table-cell>
          <table:table-cell/>
          <table:table-cell table:formula="of:=([.N77]/[.L77])*100" office:value-type="float" office:value="18.3166456173884" calcext:value-type="float">
            <text:p>18,3166456173884</text:p>
          </table:table-cell>
          <table:table-cell table:formula="of:=([.M77]/[.L77])*100" office:value-type="float" office:value="81.6833543827301" calcext:value-type="float">
            <text:p>81,6833543827301</text:p>
          </table:table-cell>
        </table:table-row>
        <table:table-row table:style-name="ro1">
          <table:table-cell table:number-columns-repeated="2"/>
          <table:table-cell office:value-type="float" office:value="3950" calcext:value-type="float">
            <text:p>3950</text:p>
          </table:table-cell>
          <table:table-cell office:value-type="float" office:value="100" calcext:value-type="float">
            <text:p>100</text:p>
          </table:table-cell>
          <table:table-cell table:formula="of:=([.F78]/[.D78])*100" office:value-type="float" office:value="8.42627797165858" calcext:value-type="float">
            <text:p>8,42627797165858</text:p>
          </table:table-cell>
          <table:table-cell table:formula="of:=([.R78]/[.D78])*100" office:value-type="float" office:value="21.9929505058087" calcext:value-type="float">
            <text:p>21,9929505058087</text:p>
          </table:table-cell>
          <table:table-cell table:formula="of:=([.L78]/[.D78])*100" office:value-type="float" office:value="61.2577357216273" calcext:value-type="float">
            <text:p>61,2577357216273</text:p>
          </table:table-cell>
          <table:table-cell table:formula="of:=([.O78]/[.D78])*100" office:value-type="float" office:value="8.32303580088616" calcext:value-type="float">
            <text:p>8,32303580088616</text:p>
          </table:table-cell>
          <table:table-cell/>
          <table:table-cell table:formula="of:=([.G78]/[.F78])*100" office:value-type="float" office:value="31.4555427048918" calcext:value-type="float">
            <text:p>31,4555427048918</text:p>
          </table:table-cell>
          <table:table-cell table:formula="of:=([.I78]/[.F78])*100" office:value-type="float" office:value="31.3026725120337" calcext:value-type="float">
            <text:p>31,3026725120337</text:p>
          </table:table-cell>
          <table:table-cell table:formula="of:=([.H78]/[.F78])*100" office:value-type="float" office:value="1.50005354602025" calcext:value-type="float">
            <text:p>1,50005354602025</text:p>
          </table:table-cell>
          <table:table-cell table:formula="of:=([.J78]/[.F78])*100" office:value-type="float" office:value="1.53343616693722" calcext:value-type="float">
            <text:p>1,53343616693722</text:p>
          </table:table-cell>
          <table:table-cell table:formula="of:=([.K78]/[.F78])*100" office:value-type="float" office:value="34.2082826929175" calcext:value-type="float">
            <text:p>34,2082826929175</text:p>
          </table:table-cell>
          <table:table-cell/>
          <table:table-cell table:formula="of:=([.P78]/[.R78])*100" office:value-type="float" office:value="99.998713569104" calcext:value-type="float">
            <text:p>99,998713569104</text:p>
          </table:table-cell>
          <table:table-cell table:formula="of:=([.Q78]/[.R78])*100" office:value-type="float" office:value="0.00128643074181398" calcext:value-type="float">
            <text:p>0,00128643074181398</text:p>
          </table:table-cell>
          <table:table-cell/>
          <table:table-cell table:formula="of:=([.N78]/[.L78])*100" office:value-type="float" office:value="18.5692241773591" calcext:value-type="float">
            <text:p>18,5692241773591</text:p>
          </table:table-cell>
          <table:table-cell table:formula="of:=([.M78]/[.L78])*100" office:value-type="float" office:value="81.4307758228002" calcext:value-type="float">
            <text:p>81,4307758228002</text:p>
          </table:table-cell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table:formula="of:=([.F79]/[.D79])*100" office:value-type="float" office:value="8.44128620073892" calcext:value-type="float">
            <text:p>8,44128620073892</text:p>
          </table:table-cell>
          <table:table-cell table:formula="of:=([.R79]/[.D79])*100" office:value-type="float" office:value="22.2244103394947" calcext:value-type="float">
            <text:p>22,2244103394947</text:p>
          </table:table-cell>
          <table:table-cell table:formula="of:=([.L79]/[.D79])*100" office:value-type="float" office:value="61.0035237130047" calcext:value-type="float">
            <text:p>61,0035237130047</text:p>
          </table:table-cell>
          <table:table-cell table:formula="of:=([.O79]/[.D79])*100" office:value-type="float" office:value="8.33077974684816" calcext:value-type="float">
            <text:p>8,33077974684816</text:p>
          </table:table-cell>
          <table:table-cell/>
          <table:table-cell table:formula="of:=([.G79]/[.F79])*100" office:value-type="float" office:value="31.7211427915271" calcext:value-type="float">
            <text:p>31,7211427915271</text:p>
          </table:table-cell>
          <table:table-cell table:formula="of:=([.I79]/[.F79])*100" office:value-type="float" office:value="31.5704227823524" calcext:value-type="float">
            <text:p>31,5704227823524</text:p>
          </table:table-cell>
          <table:table-cell table:formula="of:=([.H79]/[.F79])*100" office:value-type="float" office:value="1.50555250941733" calcext:value-type="float">
            <text:p>1,50555250941733</text:p>
          </table:table-cell>
          <table:table-cell table:formula="of:=([.J79]/[.F79])*100" office:value-type="float" office:value="1.54266121663619" calcext:value-type="float">
            <text:p>1,54266121663619</text:p>
          </table:table-cell>
          <table:table-cell table:formula="of:=([.K79]/[.F79])*100" office:value-type="float" office:value="33.6602085252626" calcext:value-type="float">
            <text:p>33,6602085252626</text:p>
          </table:table-cell>
          <table:table-cell/>
          <table:table-cell table:formula="of:=([.P79]/[.R79])*100" office:value-type="float" office:value="99.998745441603" calcext:value-type="float">
            <text:p>99,998745441603</text:p>
          </table:table-cell>
          <table:table-cell table:formula="of:=([.Q79]/[.R79])*100" office:value-type="float" office:value="0.00125455829411426" calcext:value-type="float">
            <text:p>0,00125455829411426</text:p>
          </table:table-cell>
          <table:table-cell/>
          <table:table-cell table:formula="of:=([.N79]/[.L79])*100" office:value-type="float" office:value="18.8213445279455" calcext:value-type="float">
            <text:p>18,8213445279455</text:p>
          </table:table-cell>
          <table:table-cell table:formula="of:=([.M79]/[.L79])*100" office:value-type="float" office:value="81.1786554720366" calcext:value-type="float">
            <text:p>81,1786554720366</text:p>
          </table:table-cell>
        </table:table-row>
        <table:table-row table:style-name="ro1">
          <table:table-cell table:number-columns-repeated="2"/>
          <table:table-cell office:value-type="float" office:value="4050" calcext:value-type="float">
            <text:p>4050</text:p>
          </table:table-cell>
          <table:table-cell office:value-type="float" office:value="100" calcext:value-type="float">
            <text:p>100</text:p>
          </table:table-cell>
          <table:table-cell table:formula="of:=([.F80]/[.D80])*100" office:value-type="float" office:value="8.45833622214322" calcext:value-type="float">
            <text:p>8,45833622214322</text:p>
          </table:table-cell>
          <table:table-cell table:formula="of:=([.R80]/[.D80])*100" office:value-type="float" office:value="22.4524873790694" calcext:value-type="float">
            <text:p>22,4524873790694</text:p>
          </table:table-cell>
          <table:table-cell table:formula="of:=([.L80]/[.D80])*100" office:value-type="float" office:value="60.7503009813698" calcext:value-type="float">
            <text:p>60,7503009813698</text:p>
          </table:table-cell>
          <table:table-cell table:formula="of:=([.O80]/[.D80])*100" office:value-type="float" office:value="8.33887541740167" calcext:value-type="float">
            <text:p>8,33887541740167</text:p>
          </table:table-cell>
          <table:table-cell/>
          <table:table-cell table:formula="of:=([.G80]/[.F80])*100" office:value-type="float" office:value="31.9745145473176" calcext:value-type="float">
            <text:p>31,9745145473176</text:p>
          </table:table-cell>
          <table:table-cell table:formula="of:=([.I80]/[.F80])*100" office:value-type="float" office:value="31.8267425954565" calcext:value-type="float">
            <text:p>31,8267425954565</text:p>
          </table:table-cell>
          <table:table-cell table:formula="of:=([.H80]/[.F80])*100" office:value-type="float" office:value="1.51808477105328" calcext:value-type="float">
            <text:p>1,51808477105328</text:p>
          </table:table-cell>
          <table:table-cell table:formula="of:=([.J80]/[.F80])*100" office:value-type="float" office:value="1.56592878801032" calcext:value-type="float">
            <text:p>1,56592878801032</text:p>
          </table:table-cell>
          <table:table-cell table:formula="of:=([.K80]/[.F80])*100" office:value-type="float" office:value="33.1147173303152" calcext:value-type="float">
            <text:p>33,1147173303152</text:p>
          </table:table-cell>
          <table:table-cell/>
          <table:table-cell table:formula="of:=([.P80]/[.R80])*100" office:value-type="float" office:value="99.9987761537029" calcext:value-type="float">
            <text:p>99,9987761537029</text:p>
          </table:table-cell>
          <table:table-cell table:formula="of:=([.Q80]/[.R80])*100" office:value-type="float" office:value="0.00122384621472038" calcext:value-type="float">
            <text:p>0,00122384621472038</text:p>
          </table:table-cell>
          <table:table-cell/>
          <table:table-cell table:formula="of:=([.N80]/[.L80])*100" office:value-type="float" office:value="19.0725440218473" calcext:value-type="float">
            <text:p>19,0725440218473</text:p>
          </table:table-cell>
          <table:table-cell table:formula="of:=([.M80]/[.L80])*100" office:value-type="float" office:value="80.9274559783053" calcext:value-type="float">
            <text:p>80,9274559783053</text:p>
          </table:table-cell>
        </table:table-row>
        <table:table-row table:style-name="ro1">
          <table:table-cell table:number-columns-repeated="2"/>
          <table:table-cell office:value-type="float" office:value="4100" calcext:value-type="float">
            <text:p>4100</text:p>
          </table:table-cell>
          <table:table-cell office:value-type="float" office:value="100" calcext:value-type="float">
            <text:p>100</text:p>
          </table:table-cell>
          <table:table-cell table:formula="of:=([.F81]/[.D81])*100" office:value-type="float" office:value="8.47512539840826" calcext:value-type="float">
            <text:p>8,47512539840826</text:p>
          </table:table-cell>
          <table:table-cell table:formula="of:=([.R81]/[.D81])*100" office:value-type="float" office:value="22.6779770049372" calcext:value-type="float">
            <text:p>22,6779770049372</text:p>
          </table:table-cell>
          <table:table-cell table:formula="of:=([.L81]/[.D81])*100" office:value-type="float" office:value="60.499245003185" calcext:value-type="float">
            <text:p>60,499245003185</text:p>
          </table:table-cell>
          <table:table-cell table:formula="of:=([.O81]/[.D81])*100" office:value-type="float" office:value="8.34765259347206" calcext:value-type="float">
            <text:p>8,34765259347206</text:p>
          </table:table-cell>
          <table:table-cell/>
          <table:table-cell table:formula="of:=([.G81]/[.F81])*100" office:value-type="float" office:value="32.2252158022123" calcext:value-type="float">
            <text:p>32,2252158022123</text:p>
          </table:table-cell>
          <table:table-cell table:formula="of:=([.I81]/[.F81])*100" office:value-type="float" office:value="32.0794827964614" calcext:value-type="float">
            <text:p>32,0794827964614</text:p>
          </table:table-cell>
          <table:table-cell table:formula="of:=([.H81]/[.F81])*100" office:value-type="float" office:value="1.53265474463918" calcext:value-type="float">
            <text:p>1,53265474463918</text:p>
          </table:table-cell>
          <table:table-cell table:formula="of:=([.J81]/[.F81])*100" office:value-type="float" office:value="1.58091963946103" calcext:value-type="float">
            <text:p>1,58091963946103</text:p>
          </table:table-cell>
          <table:table-cell table:formula="of:=([.K81]/[.F81])*100" office:value-type="float" office:value="32.5817152323365" calcext:value-type="float">
            <text:p>32,5817152323365</text:p>
          </table:table-cell>
          <table:table-cell/>
          <table:table-cell table:formula="of:=([.P81]/[.R81])*100" office:value-type="float" office:value="99.9988057723986" calcext:value-type="float">
            <text:p>99,9988057723986</text:p>
          </table:table-cell>
          <table:table-cell table:formula="of:=([.Q81]/[.R81])*100" office:value-type="float" office:value="0.00119422762775013" calcext:value-type="float">
            <text:p>0,00119422762775013</text:p>
          </table:table-cell>
          <table:table-cell/>
          <table:table-cell table:formula="of:=([.N81]/[.L81])*100" office:value-type="float" office:value="19.3230272294434" calcext:value-type="float">
            <text:p>19,3230272294434</text:p>
          </table:table-cell>
          <table:table-cell table:formula="of:=([.M81]/[.L81])*100" office:value-type="float" office:value="80.6769727702811" calcext:value-type="float">
            <text:p>80,6769727702811</text:p>
          </table:table-cell>
        </table:table-row>
        <table:table-row table:style-name="ro1">
          <table:table-cell table:number-columns-repeated="2"/>
          <table:table-cell office:value-type="float" office:value="4150" calcext:value-type="float">
            <text:p>4150</text:p>
          </table:table-cell>
          <table:table-cell office:value-type="float" office:value="100" calcext:value-type="float">
            <text:p>100</text:p>
          </table:table-cell>
          <table:table-cell table:formula="of:=([.F82]/[.D82])*100" office:value-type="float" office:value="8.49233630571922" calcext:value-type="float">
            <text:p>8,49233630571922</text:p>
          </table:table-cell>
          <table:table-cell table:formula="of:=([.R82]/[.D82])*100" office:value-type="float" office:value="22.9011108331611" calcext:value-type="float">
            <text:p>22,9011108331611</text:p>
          </table:table-cell>
          <table:table-cell table:formula="of:=([.L82]/[.D82])*100" office:value-type="float" office:value="60.2495241364657" calcext:value-type="float">
            <text:p>60,2495241364657</text:p>
          </table:table-cell>
          <table:table-cell table:formula="of:=([.O82]/[.D82])*100" office:value-type="float" office:value="8.35702872460022" calcext:value-type="float">
            <text:p>8,35702872460022</text:p>
          </table:table-cell>
          <table:table-cell/>
          <table:table-cell table:formula="of:=([.G82]/[.F82])*100" office:value-type="float" office:value="32.4710353789945" calcext:value-type="float">
            <text:p>32,4710353789945</text:p>
          </table:table-cell>
          <table:table-cell table:formula="of:=([.I82]/[.F82])*100" office:value-type="float" office:value="32.3258387647711" calcext:value-type="float">
            <text:p>32,3258387647711</text:p>
          </table:table-cell>
          <table:table-cell table:formula="of:=([.H82]/[.F82])*100" office:value-type="float" office:value="1.55498912753462" calcext:value-type="float">
            <text:p>1,55498912753462</text:p>
          </table:table-cell>
          <table:table-cell table:formula="of:=([.J82]/[.F82])*100" office:value-type="float" office:value="1.58968242896032" calcext:value-type="float">
            <text:p>1,58968242896032</text:p>
          </table:table-cell>
          <table:table-cell table:formula="of:=([.K82]/[.F82])*100" office:value-type="float" office:value="32.0584427138887" calcext:value-type="float">
            <text:p>32,0584427138887</text:p>
          </table:table-cell>
          <table:table-cell/>
          <table:table-cell table:formula="of:=([.P82]/[.R82])*100" office:value-type="float" office:value="99.9988343514797" calcext:value-type="float">
            <text:p>99,9988343514797</text:p>
          </table:table-cell>
          <table:table-cell table:formula="of:=([.Q82]/[.R82])*100" office:value-type="float" office:value="0.00116564864502206" calcext:value-type="float">
            <text:p>0,00116564864502206</text:p>
          </table:table-cell>
          <table:table-cell/>
          <table:table-cell table:formula="of:=([.N82]/[.L82])*100" office:value-type="float" office:value="19.5732638781761" calcext:value-type="float">
            <text:p>19,5732638781761</text:p>
          </table:table-cell>
          <table:table-cell table:formula="of:=([.M82]/[.L82])*100" office:value-type="float" office:value="80.4267361218755" calcext:value-type="float">
            <text:p>80,4267361218755</text:p>
          </table:table-cell>
        </table:table-row>
        <table:table-row table:style-name="ro1">
          <table:table-cell table:number-columns-repeated="2"/>
          <table:table-cell office:value-type="float" office:value="4200" calcext:value-type="float">
            <text:p>4200</text:p>
          </table:table-cell>
          <table:table-cell office:value-type="float" office:value="100" calcext:value-type="float">
            <text:p>100</text:p>
          </table:table-cell>
          <table:table-cell table:formula="of:=([.F83]/[.D83])*100" office:value-type="float" office:value="8.51569934926804" calcext:value-type="float">
            <text:p>8,51569934926804</text:p>
          </table:table-cell>
          <table:table-cell table:formula="of:=([.R83]/[.D83])*100" office:value-type="float" office:value="23.1202255108978" calcext:value-type="float">
            <text:p>23,1202255108978</text:p>
          </table:table-cell>
          <table:table-cell table:formula="of:=([.L83]/[.D83])*100" office:value-type="float" office:value="59.9974645038916" calcext:value-type="float">
            <text:p>59,9974645038916</text:p>
          </table:table-cell>
          <table:table-cell table:formula="of:=([.O83]/[.D83])*100" office:value-type="float" office:value="8.36661063585886" calcext:value-type="float">
            <text:p>8,36661063585886</text:p>
          </table:table-cell>
          <table:table-cell/>
          <table:table-cell table:formula="of:=([.G83]/[.F83])*100" office:value-type="float" office:value="32.6908976328075" calcext:value-type="float">
            <text:p>32,6908976328075</text:p>
          </table:table-cell>
          <table:table-cell table:formula="of:=([.I83]/[.F83])*100" office:value-type="float" office:value="32.5441825964025" calcext:value-type="float">
            <text:p>32,5441825964025</text:p>
          </table:table-cell>
          <table:table-cell table:formula="of:=([.H83]/[.F83])*100" office:value-type="float" office:value="1.61793794985278" calcext:value-type="float">
            <text:p>1,61793794985278</text:p>
          </table:table-cell>
          <table:table-cell table:formula="of:=([.J83]/[.F83])*100" office:value-type="float" office:value="1.62524927790078" calcext:value-type="float">
            <text:p>1,62524927790078</text:p>
          </table:table-cell>
          <table:table-cell table:formula="of:=([.K83]/[.F83])*100" office:value-type="float" office:value="31.5217211485771" calcext:value-type="float">
            <text:p>31,5217211485771</text:p>
          </table:table-cell>
          <table:table-cell/>
          <table:table-cell table:formula="of:=([.P83]/[.R83])*100" office:value-type="float" office:value="99.9988619190887" calcext:value-type="float">
            <text:p>99,9988619190887</text:p>
          </table:table-cell>
          <table:table-cell table:formula="of:=([.Q83]/[.R83])*100" office:value-type="float" office:value="0.0011380809629532" calcext:value-type="float">
            <text:p>0,0011380809629532</text:p>
          </table:table-cell>
          <table:table-cell/>
          <table:table-cell table:formula="of:=([.N83]/[.L83])*100" office:value-type="float" office:value="19.8231494077809" calcext:value-type="float">
            <text:p>19,8231494077809</text:p>
          </table:table-cell>
          <table:table-cell table:formula="of:=([.M83]/[.L83])*100" office:value-type="float" office:value="80.1768505921596" calcext:value-type="float">
            <text:p>80,1768505921596</text:p>
          </table:table-cell>
        </table:table-row>
        <table:table-row table:style-name="ro1">
          <table:table-cell table:number-columns-repeated="2"/>
          <table:table-cell office:value-type="float" office:value="4250" calcext:value-type="float">
            <text:p>4250</text:p>
          </table:table-cell>
          <table:table-cell office:value-type="float" office:value="100" calcext:value-type="float">
            <text:p>100</text:p>
          </table:table-cell>
          <table:table-cell table:formula="of:=([.F84]/[.D84])*100" office:value-type="float" office:value="8.53211505032328" calcext:value-type="float">
            <text:p>8,53211505032328</text:p>
          </table:table-cell>
          <table:table-cell table:formula="of:=([.R84]/[.D84])*100" office:value-type="float" office:value="23.3384600070878" calcext:value-type="float">
            <text:p>23,3384600070878</text:p>
          </table:table-cell>
          <table:table-cell table:formula="of:=([.L84]/[.D84])*100" office:value-type="float" office:value="59.752107321586" calcext:value-type="float">
            <text:p>59,752107321586</text:p>
          </table:table-cell>
          <table:table-cell table:formula="of:=([.O84]/[.D84])*100" office:value-type="float" office:value="8.377317621031" calcext:value-type="float">
            <text:p>8,377317621031</text:p>
          </table:table-cell>
          <table:table-cell/>
          <table:table-cell table:formula="of:=([.G84]/[.F84])*100" office:value-type="float" office:value="32.9285541374025" calcext:value-type="float">
            <text:p>32,9285541374025</text:p>
          </table:table-cell>
          <table:table-cell table:formula="of:=([.I84]/[.F84])*100" office:value-type="float" office:value="32.7837088122058" calcext:value-type="float">
            <text:p>32,7837088122058</text:p>
          </table:table-cell>
          <table:table-cell table:formula="of:=([.H84]/[.F84])*100" office:value-type="float" office:value="1.62737645234033" calcext:value-type="float">
            <text:p>1,62737645234033</text:p>
          </table:table-cell>
          <table:table-cell table:formula="of:=([.J84]/[.F84])*100" office:value-type="float" office:value="1.63565449054366" calcext:value-type="float">
            <text:p>1,63565449054366</text:p>
          </table:table-cell>
          <table:table-cell table:formula="of:=([.K84]/[.F84])*100" office:value-type="float" office:value="31.0246948989187" calcext:value-type="float">
            <text:p>31,0246948989187</text:p>
          </table:table-cell>
          <table:table-cell/>
          <table:table-cell table:formula="of:=([.P84]/[.R84])*100" office:value-type="float" office:value="99.9988885125978" calcext:value-type="float">
            <text:p>99,9988885125978</text:p>
          </table:table-cell>
          <table:table-cell table:formula="of:=([.Q84]/[.R84])*100" office:value-type="float" office:value="0.00111148722961086" calcext:value-type="float">
            <text:p>0,00111148722961086</text:p>
          </table:table-cell>
          <table:table-cell/>
          <table:table-cell table:formula="of:=([.N84]/[.L84])*100" office:value-type="float" office:value="20.0723103113264" calcext:value-type="float">
            <text:p>20,0723103113264</text:p>
          </table:table-cell>
          <table:table-cell table:formula="of:=([.M84]/[.L84])*100" office:value-type="float" office:value="79.9276896888863" calcext:value-type="float">
            <text:p>79,9276896888863</text:p>
          </table:table-cell>
        </table:table-row>
        <table:table-row table:style-name="ro1">
          <table:table-cell table:number-columns-repeated="2"/>
          <table:table-cell office:value-type="float" office:value="4300" calcext:value-type="float">
            <text:p>4300</text:p>
          </table:table-cell>
          <table:table-cell office:value-type="float" office:value="100" calcext:value-type="float">
            <text:p>100</text:p>
          </table:table-cell>
          <table:table-cell table:formula="of:=([.F85]/[.D85])*100" office:value-type="float" office:value="8.55480753546712" calcext:value-type="float">
            <text:p>8,55480753546712</text:p>
          </table:table-cell>
          <table:table-cell table:formula="of:=([.R85]/[.D85])*100" office:value-type="float" office:value="23.5526396684189" calcext:value-type="float">
            <text:p>23,5526396684189</text:p>
          </table:table-cell>
          <table:table-cell table:formula="of:=([.L85]/[.D85])*100" office:value-type="float" office:value="59.5045871038993" calcext:value-type="float">
            <text:p>59,5045871038993</text:p>
          </table:table-cell>
          <table:table-cell table:formula="of:=([.O85]/[.D85])*100" office:value-type="float" office:value="8.387965692388" calcext:value-type="float">
            <text:p>8,387965692388</text:p>
          </table:table-cell>
          <table:table-cell/>
          <table:table-cell table:formula="of:=([.G85]/[.F85])*100" office:value-type="float" office:value="33.139451878809" calcext:value-type="float">
            <text:p>33,139451878809</text:p>
          </table:table-cell>
          <table:table-cell table:formula="of:=([.I85]/[.F85])*100" office:value-type="float" office:value="32.9972668355132" calcext:value-type="float">
            <text:p>32,9972668355132</text:p>
          </table:table-cell>
          <table:table-cell table:formula="of:=([.H85]/[.F85])*100" office:value-type="float" office:value="1.66473303422414" calcext:value-type="float">
            <text:p>1,66473303422414</text:p>
          </table:table-cell>
          <table:table-cell table:formula="of:=([.J85]/[.F85])*100" office:value-type="float" office:value="1.68492201494858" calcext:value-type="float">
            <text:p>1,68492201494858</text:p>
          </table:table-cell>
          <table:table-cell table:formula="of:=([.K85]/[.F85])*100" office:value-type="float" office:value="30.5136152174314" calcext:value-type="float">
            <text:p>30,5136152174314</text:p>
          </table:table-cell>
          <table:table-cell/>
          <table:table-cell table:formula="of:=([.P85]/[.R85])*100" office:value-type="float" office:value="99.9989141957774" calcext:value-type="float">
            <text:p>99,9989141957774</text:p>
          </table:table-cell>
          <table:table-cell table:formula="of:=([.Q85]/[.R85])*100" office:value-type="float" office:value="0.00108580426616054" calcext:value-type="float">
            <text:p>0,00108580426616054</text:p>
          </table:table-cell>
          <table:table-cell/>
          <table:table-cell table:formula="of:=([.N85]/[.L85])*100" office:value-type="float" office:value="20.3208889773031" calcext:value-type="float">
            <text:p>20,3208889773031</text:p>
          </table:table-cell>
          <table:table-cell table:formula="of:=([.M85]/[.L85])*100" office:value-type="float" office:value="79.6791110226278" calcext:value-type="float">
            <text:p>79,6791110226278</text:p>
          </table:table-cell>
        </table:table-row>
        <table:table-row table:style-name="ro1">
          <table:table-cell table:number-columns-repeated="2"/>
          <table:table-cell office:value-type="float" office:value="4350" calcext:value-type="float">
            <text:p>4350</text:p>
          </table:table-cell>
          <table:table-cell office:value-type="float" office:value="100" calcext:value-type="float">
            <text:p>100</text:p>
          </table:table-cell>
          <table:table-cell table:formula="of:=([.F86]/[.D86])*100" office:value-type="float" office:value="8.57084366912863" calcext:value-type="float">
            <text:p>8,57084366912863</text:p>
          </table:table-cell>
          <table:table-cell table:formula="of:=([.R86]/[.D86])*100" office:value-type="float" office:value="23.7660041690252" calcext:value-type="float">
            <text:p>23,7660041690252</text:p>
          </table:table-cell>
          <table:table-cell table:formula="of:=([.L86]/[.D86])*100" office:value-type="float" office:value="59.2637668478353" calcext:value-type="float">
            <text:p>59,2637668478353</text:p>
          </table:table-cell>
          <table:table-cell table:formula="of:=([.O86]/[.D86])*100" office:value-type="float" office:value="8.39938531405823" calcext:value-type="float">
            <text:p>8,39938531405823</text:p>
          </table:table-cell>
          <table:table-cell/>
          <table:table-cell table:formula="of:=([.G86]/[.F86])*100" office:value-type="float" office:value="33.3686380730375" calcext:value-type="float">
            <text:p>33,3686380730375</text:p>
          </table:table-cell>
          <table:table-cell table:formula="of:=([.I86]/[.F86])*100" office:value-type="float" office:value="33.2309871387807" calcext:value-type="float">
            <text:p>33,2309871387807</text:p>
          </table:table-cell>
          <table:table-cell table:formula="of:=([.H86]/[.F86])*100" office:value-type="float" office:value="1.65560649063318" calcext:value-type="float">
            <text:p>1,65560649063318</text:p>
          </table:table-cell>
          <table:table-cell table:formula="of:=([.J86]/[.F86])*100" office:value-type="float" office:value="1.70585923852547" calcext:value-type="float">
            <text:p>1,70585923852547</text:p>
          </table:table-cell>
          <table:table-cell table:formula="of:=([.K86]/[.F86])*100" office:value-type="float" office:value="30.0388982133191" calcext:value-type="float">
            <text:p>30,0388982133191</text:p>
          </table:table-cell>
          <table:table-cell/>
          <table:table-cell table:formula="of:=([.P86]/[.R86])*100" office:value-type="float" office:value="99.998939008952" calcext:value-type="float">
            <text:p>99,998939008952</text:p>
          </table:table-cell>
          <table:table-cell table:formula="of:=([.Q86]/[.R86])*100" office:value-type="float" office:value="0.00106099083877521" calcext:value-type="float">
            <text:p>0,00106099083877521</text:p>
          </table:table-cell>
          <table:table-cell/>
          <table:table-cell table:formula="of:=([.N86]/[.L86])*100" office:value-type="float" office:value="20.5686182660377" calcext:value-type="float">
            <text:p>20,5686182660377</text:p>
          </table:table-cell>
          <table:table-cell table:formula="of:=([.M86]/[.L86])*100" office:value-type="float" office:value="79.4313817341206" calcext:value-type="float">
            <text:p>79,4313817341206</text:p>
          </table:table-cell>
        </table:table-row>
        <table:table-row table:style-name="ro1">
          <table:table-cell table:number-columns-repeated="2"/>
          <table:table-cell office:value-type="float" office:value="4400" calcext:value-type="float">
            <text:p>4400</text:p>
          </table:table-cell>
          <table:table-cell office:value-type="float" office:value="100" calcext:value-type="float">
            <text:p>100</text:p>
          </table:table-cell>
          <table:table-cell table:formula="of:=([.F87]/[.D87])*100" office:value-type="float" office:value="8.58837248518767" calcext:value-type="float">
            <text:p>8,58837248518767</text:p>
          </table:table-cell>
          <table:table-cell table:formula="of:=([.R87]/[.D87])*100" office:value-type="float" office:value="23.9767146522911" calcext:value-type="float">
            <text:p>23,9767146522911</text:p>
          </table:table-cell>
          <table:table-cell table:formula="of:=([.L87]/[.D87])*100" office:value-type="float" office:value="59.0239214624416" calcext:value-type="float">
            <text:p>59,0239214624416</text:p>
          </table:table-cell>
          <table:table-cell table:formula="of:=([.O87]/[.D87])*100" office:value-type="float" office:value="8.41099140023051" calcext:value-type="float">
            <text:p>8,41099140023051</text:p>
          </table:table-cell>
          <table:table-cell/>
          <table:table-cell table:formula="of:=([.G87]/[.F87])*100" office:value-type="float" office:value="33.59266341035" calcext:value-type="float">
            <text:p>33,59266341035</text:p>
          </table:table-cell>
          <table:table-cell table:formula="of:=([.I87]/[.F87])*100" office:value-type="float" office:value="33.4511505695334" calcext:value-type="float">
            <text:p>33,4511505695334</text:p>
          </table:table-cell>
          <table:table-cell table:formula="of:=([.H87]/[.F87])*100" office:value-type="float" office:value="1.68824471318739" calcext:value-type="float">
            <text:p>1,68824471318739</text:p>
          </table:table-cell>
          <table:table-cell table:formula="of:=([.J87]/[.F87])*100" office:value-type="float" office:value="1.69912524587949" calcext:value-type="float">
            <text:p>1,69912524587949</text:p>
          </table:table-cell>
          <table:table-cell table:formula="of:=([.K87]/[.F87])*100" office:value-type="float" office:value="29.5688053878614" calcext:value-type="float">
            <text:p>29,5688053878614</text:p>
          </table:table-cell>
          <table:table-cell/>
          <table:table-cell table:formula="of:=([.P87]/[.R87])*100" office:value-type="float" office:value="99.9989629827981" calcext:value-type="float">
            <text:p>99,9989629827981</text:p>
          </table:table-cell>
          <table:table-cell table:formula="of:=([.Q87]/[.R87])*100" office:value-type="float" office:value="0.00103701716020583" calcext:value-type="float">
            <text:p>0,00103701716020583</text:p>
          </table:table-cell>
          <table:table-cell/>
          <table:table-cell table:formula="of:=([.N87]/[.L87])*100" office:value-type="float" office:value="20.8158576424251" calcext:value-type="float">
            <text:p>20,8158576424251</text:p>
          </table:table-cell>
          <table:table-cell table:formula="of:=([.M87]/[.L87])*100" office:value-type="float" office:value="79.1841423576479" calcext:value-type="float">
            <text:p>79,1841423576479</text:p>
          </table:table-cell>
        </table:table-row>
        <table:table-row table:style-name="ro1">
          <table:table-cell table:number-columns-repeated="2"/>
          <table:table-cell office:value-type="float" office:value="4450" calcext:value-type="float">
            <text:p>4450</text:p>
          </table:table-cell>
          <table:table-cell office:value-type="float" office:value="100" calcext:value-type="float">
            <text:p>100</text:p>
          </table:table-cell>
          <table:table-cell table:formula="of:=([.F88]/[.D88])*100" office:value-type="float" office:value="8.60509114422059" calcext:value-type="float">
            <text:p>8,60509114422059</text:p>
          </table:table-cell>
          <table:table-cell table:formula="of:=([.R88]/[.D88])*100" office:value-type="float" office:value="24.1853015068632" calcext:value-type="float">
            <text:p>24,1853015068632</text:p>
          </table:table-cell>
          <table:table-cell table:formula="of:=([.L88]/[.D88])*100" office:value-type="float" office:value="58.7864332608588" calcext:value-type="float">
            <text:p>58,7864332608588</text:p>
          </table:table-cell>
          <table:table-cell table:formula="of:=([.O88]/[.D88])*100" office:value-type="float" office:value="8.42317408833072" calcext:value-type="float">
            <text:p>8,42317408833072</text:p>
          </table:table-cell>
          <table:table-cell/>
          <table:table-cell table:formula="of:=([.G88]/[.F88])*100" office:value-type="float" office:value="33.8112945817527" calcext:value-type="float">
            <text:p>33,8112945817527</text:p>
          </table:table-cell>
          <table:table-cell table:formula="of:=([.I88]/[.F88])*100" office:value-type="float" office:value="33.6741780362456" calcext:value-type="float">
            <text:p>33,6741780362456</text:p>
          </table:table-cell>
          <table:table-cell table:formula="of:=([.H88]/[.F88])*100" office:value-type="float" office:value="1.68181679406668" calcext:value-type="float">
            <text:p>1,68181679406668</text:p>
          </table:table-cell>
          <table:table-cell table:formula="of:=([.J88]/[.F88])*100" office:value-type="float" office:value="1.721118158413" calcext:value-type="float">
            <text:p>1,721118158413</text:p>
          </table:table-cell>
          <table:table-cell table:formula="of:=([.K88]/[.F88])*100" office:value-type="float" office:value="29.1115819236119" calcext:value-type="float">
            <text:p>29,1115819236119</text:p>
          </table:table-cell>
          <table:table-cell/>
          <table:table-cell table:formula="of:=([.P88]/[.R88])*100" office:value-type="float" office:value="99.99898616663" calcext:value-type="float">
            <text:p>99,99898616663</text:p>
          </table:table-cell>
          <table:table-cell table:formula="of:=([.Q88]/[.R88])*100" office:value-type="float" office:value="0.00101383326392692" calcext:value-type="float">
            <text:p>0,00101383326392692</text:p>
          </table:table-cell>
          <table:table-cell/>
          <table:table-cell table:formula="of:=([.N88]/[.L88])*100" office:value-type="float" office:value="21.0625705860978" calcext:value-type="float">
            <text:p>21,0625705860978</text:p>
          </table:table-cell>
          <table:table-cell table:formula="of:=([.M88]/[.L88])*100" office:value-type="float" office:value="78.9374294140012" calcext:value-type="float">
            <text:p>78,9374294140012</text:p>
          </table:table-cell>
        </table:table-row>
        <table:table-row table:style-name="ro1"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100" calcext:value-type="float">
            <text:p>100</text:p>
          </table:table-cell>
          <table:table-cell table:formula="of:=([.F89]/[.D89])*100" office:value-type="float" office:value="8.62217459858796" calcext:value-type="float">
            <text:p>8,62217459858796</text:p>
          </table:table-cell>
          <table:table-cell table:formula="of:=([.R89]/[.D89])*100" office:value-type="float" office:value="24.3914673218304" calcext:value-type="float">
            <text:p>24,3914673218304</text:p>
          </table:table-cell>
          <table:table-cell table:formula="of:=([.L89]/[.D89])*100" office:value-type="float" office:value="58.5506498400281" calcext:value-type="float">
            <text:p>58,5506498400281</text:p>
          </table:table-cell>
          <table:table-cell table:formula="of:=([.O89]/[.D89])*100" office:value-type="float" office:value="8.43570823956025" calcext:value-type="float">
            <text:p>8,43570823956025</text:p>
          </table:table-cell>
          <table:table-cell/>
          <table:table-cell table:formula="of:=([.G89]/[.F89])*100" office:value-type="float" office:value="34.0260477123186" calcext:value-type="float">
            <text:p>34,0260477123186</text:p>
          </table:table-cell>
          <table:table-cell table:formula="of:=([.I89]/[.F89])*100" office:value-type="float" office:value="33.8904543742687" calcext:value-type="float">
            <text:p>33,8904543742687</text:p>
          </table:table-cell>
          <table:table-cell table:formula="of:=([.H89]/[.F89])*100" office:value-type="float" office:value="1.68736566255035" calcext:value-type="float">
            <text:p>1,68736566255035</text:p>
          </table:table-cell>
          <table:table-cell table:formula="of:=([.J89]/[.F89])*100" office:value-type="float" office:value="1.73366339844657" calcext:value-type="float">
            <text:p>1,73366339844657</text:p>
          </table:table-cell>
          <table:table-cell table:formula="of:=([.K89]/[.F89])*100" office:value-type="float" office:value="28.6624584144265" calcext:value-type="float">
            <text:p>28,6624584144265</text:p>
          </table:table-cell>
          <table:table-cell/>
          <table:table-cell table:formula="of:=([.P89]/[.R89])*100" office:value-type="float" office:value="99.999008591655" calcext:value-type="float">
            <text:p>99,999008591655</text:p>
          </table:table-cell>
          <table:table-cell table:formula="of:=([.Q89]/[.R89])*100" office:value-type="float" office:value="0.000991408088903661" calcext:value-type="float">
            <text:p>0,000991408088903661</text:p>
          </table:table-cell>
          <table:table-cell/>
          <table:table-cell table:formula="of:=([.N89]/[.L89])*100" office:value-type="float" office:value="21.3087222410446" calcext:value-type="float">
            <text:p>21,3087222410446</text:p>
          </table:table-cell>
          <table:table-cell table:formula="of:=([.M89]/[.L89])*100" office:value-type="float" office:value="78.6912777589966" calcext:value-type="float">
            <text:p>78,6912777589966</text:p>
          </table:table-cell>
        </table:table-row>
        <table:table-row table:style-name="ro1">
          <table:table-cell table:number-columns-repeated="2"/>
          <table:table-cell office:value-type="float" office:value="4550" calcext:value-type="float">
            <text:p>4550</text:p>
          </table:table-cell>
          <table:table-cell office:value-type="float" office:value="100" calcext:value-type="float">
            <text:p>100</text:p>
          </table:table-cell>
          <table:table-cell table:formula="of:=([.F90]/[.D90])*100" office:value-type="float" office:value="8.63737282004877" calcext:value-type="float">
            <text:p>8,63737282004877</text:p>
          </table:table-cell>
          <table:table-cell table:formula="of:=([.R90]/[.D90])*100" office:value-type="float" office:value="24.5958281369495" calcext:value-type="float">
            <text:p>24,5958281369495</text:p>
          </table:table-cell>
          <table:table-cell table:formula="of:=([.L90]/[.D90])*100" office:value-type="float" office:value="58.3179800516381" calcext:value-type="float">
            <text:p>58,3179800516381</text:p>
          </table:table-cell>
          <table:table-cell table:formula="of:=([.O90]/[.D90])*100" office:value-type="float" office:value="8.44881899127728" calcext:value-type="float">
            <text:p>8,44881899127728</text:p>
          </table:table-cell>
          <table:table-cell/>
          <table:table-cell table:formula="of:=([.G90]/[.F90])*100" office:value-type="float" office:value="34.242697624118" calcext:value-type="float">
            <text:p>34,242697624118</text:p>
          </table:table-cell>
          <table:table-cell table:formula="of:=([.I90]/[.F90])*100" office:value-type="float" office:value="34.1102711615447" calcext:value-type="float">
            <text:p>34,1102711615447</text:p>
          </table:table-cell>
          <table:table-cell table:formula="of:=([.H90]/[.F90])*100" office:value-type="float" office:value="1.67699226695634" calcext:value-type="float">
            <text:p>1,67699226695634</text:p>
          </table:table-cell>
          <table:table-cell table:formula="of:=([.J90]/[.F90])*100" office:value-type="float" office:value="1.74058755583482" calcext:value-type="float">
            <text:p>1,74058755583482</text:p>
          </table:table-cell>
          <table:table-cell table:formula="of:=([.K90]/[.F90])*100" office:value-type="float" office:value="28.2294412079667" calcext:value-type="float">
            <text:p>28,2294412079667</text:p>
          </table:table-cell>
          <table:table-cell/>
          <table:table-cell table:formula="of:=([.P90]/[.R90])*100" office:value-type="float" office:value="99.9990302800514" calcext:value-type="float">
            <text:p>99,9990302800514</text:p>
          </table:table-cell>
          <table:table-cell table:formula="of:=([.Q90]/[.R90])*100" office:value-type="float" office:value="0.000969719941080609" calcext:value-type="float">
            <text:p>0,000969719941080609</text:p>
          </table:table-cell>
          <table:table-cell/>
          <table:table-cell table:formula="of:=([.N90]/[.L90])*100" office:value-type="float" office:value="21.5542830439792" calcext:value-type="float">
            <text:p>21,5542830439792</text:p>
          </table:table-cell>
          <table:table-cell table:formula="of:=([.M90]/[.L90])*100" office:value-type="float" office:value="78.4457169560779" calcext:value-type="float">
            <text:p>78,4457169560779</text:p>
          </table:table-cell>
        </table:table-row>
        <table:table-row table:style-name="ro1">
          <table:table-cell table:number-columns-repeated="2"/>
          <table:table-cell office:value-type="float" office:value="4600" calcext:value-type="float">
            <text:p>4600</text:p>
          </table:table-cell>
          <table:table-cell office:value-type="float" office:value="100" calcext:value-type="float">
            <text:p>100</text:p>
          </table:table-cell>
          <table:table-cell table:formula="of:=([.F91]/[.D91])*100" office:value-type="float" office:value="8.6524102956066" calcext:value-type="float">
            <text:p>8,6524102956066</text:p>
          </table:table-cell>
          <table:table-cell table:formula="of:=([.R91]/[.D91])*100" office:value-type="float" office:value="24.7979177536525" calcext:value-type="float">
            <text:p>24,7979177536525</text:p>
          </table:table-cell>
          <table:table-cell table:formula="of:=([.L91]/[.D91])*100" office:value-type="float" office:value="58.0874842660431" calcext:value-type="float">
            <text:p>58,0874842660431</text:p>
          </table:table-cell>
          <table:table-cell table:formula="of:=([.O91]/[.D91])*100" office:value-type="float" office:value="8.46218768451635" calcext:value-type="float">
            <text:p>8,46218768451635</text:p>
          </table:table-cell>
          <table:table-cell/>
          <table:table-cell table:formula="of:=([.G91]/[.F91])*100" office:value-type="float" office:value="34.4569955669256" calcext:value-type="float">
            <text:p>34,4569955669256</text:p>
          </table:table-cell>
          <table:table-cell table:formula="of:=([.I91]/[.F91])*100" office:value-type="float" office:value="34.326092147373" calcext:value-type="float">
            <text:p>34,326092147373</text:p>
          </table:table-cell>
          <table:table-cell table:formula="of:=([.H91]/[.F91])*100" office:value-type="float" office:value="1.67041427200262" calcext:value-type="float">
            <text:p>1,67041427200262</text:p>
          </table:table-cell>
          <table:table-cell table:formula="of:=([.J91]/[.F91])*100" office:value-type="float" office:value="1.7407140241382" calcext:value-type="float">
            <text:p>1,7407140241382</text:p>
          </table:table-cell>
          <table:table-cell table:formula="of:=([.K91]/[.F91])*100" office:value-type="float" office:value="27.8057739611263" calcext:value-type="float">
            <text:p>27,8057739611263</text:p>
          </table:table-cell>
          <table:table-cell/>
          <table:table-cell table:formula="of:=([.P91]/[.R91])*100" office:value-type="float" office:value="99.999051276419" calcext:value-type="float">
            <text:p>99,999051276419</text:p>
          </table:table-cell>
          <table:table-cell table:formula="of:=([.Q91]/[.R91])*100" office:value-type="float" office:value="0.000948723482835406" calcext:value-type="float">
            <text:p>0,000948723482835406</text:p>
          </table:table-cell>
          <table:table-cell/>
          <table:table-cell table:formula="of:=([.N91]/[.L91])*100" office:value-type="float" office:value="21.7991686931994" calcext:value-type="float">
            <text:p>21,7991686931994</text:p>
          </table:table-cell>
          <table:table-cell table:formula="of:=([.M91]/[.L91])*100" office:value-type="float" office:value="78.2008313068513" calcext:value-type="float">
            <text:p>78,2008313068513</text:p>
          </table:table-cell>
        </table:table-row>
        <table:table-row table:style-name="ro1">
          <table:table-cell table:number-columns-repeated="2"/>
          <table:table-cell office:value-type="float" office:value="4650" calcext:value-type="float">
            <text:p>4650</text:p>
          </table:table-cell>
          <table:table-cell office:value-type="float" office:value="100" calcext:value-type="float">
            <text:p>100</text:p>
          </table:table-cell>
          <table:table-cell table:formula="of:=([.F92]/[.D92])*100" office:value-type="float" office:value="8.67107763189798" calcext:value-type="float">
            <text:p>8,67107763189798</text:p>
          </table:table-cell>
          <table:table-cell table:formula="of:=([.R92]/[.D92])*100" office:value-type="float" office:value="24.9965079545621" calcext:value-type="float">
            <text:p>24,9965079545621</text:p>
          </table:table-cell>
          <table:table-cell table:formula="of:=([.L92]/[.D92])*100" office:value-type="float" office:value="57.8566793140539" calcext:value-type="float">
            <text:p>57,8566793140539</text:p>
          </table:table-cell>
          <table:table-cell table:formula="of:=([.O92]/[.D92])*100" office:value-type="float" office:value="8.47573509944075" calcext:value-type="float">
            <text:p>8,47573509944075</text:p>
          </table:table-cell>
          <table:table-cell/>
          <table:table-cell table:formula="of:=([.G92]/[.F92])*100" office:value-type="float" office:value="34.6548137917311" calcext:value-type="float">
            <text:p>34,6548137917311</text:p>
          </table:table-cell>
          <table:table-cell table:formula="of:=([.I92]/[.F92])*100" office:value-type="float" office:value="34.5235110646462" calcext:value-type="float">
            <text:p>34,5235110646462</text:p>
          </table:table-cell>
          <table:table-cell table:formula="of:=([.H92]/[.F92])*100" office:value-type="float" office:value="1.6925029443524" calcext:value-type="float">
            <text:p>1,6925029443524</text:p>
          </table:table-cell>
          <table:table-cell table:formula="of:=([.J92]/[.F92])*100" office:value-type="float" office:value="1.75125061034321" calcext:value-type="float">
            <text:p>1,75125061034321</text:p>
          </table:table-cell>
          <table:table-cell table:formula="of:=([.K92]/[.F92])*100" office:value-type="float" office:value="27.3779194132823" calcext:value-type="float">
            <text:p>27,3779194132823</text:p>
          </table:table-cell>
          <table:table-cell/>
          <table:table-cell table:formula="of:=([.P92]/[.R92])*100" office:value-type="float" office:value="99.9990716018482" calcext:value-type="float">
            <text:p>99,9990716018482</text:p>
          </table:table-cell>
          <table:table-cell table:formula="of:=([.Q92]/[.R92])*100" office:value-type="float" office:value="0.00092839815462805" calcext:value-type="float">
            <text:p>0,00092839815462805</text:p>
          </table:table-cell>
          <table:table-cell/>
          <table:table-cell table:formula="of:=([.N92]/[.L92])*100" office:value-type="float" office:value="22.0431797575033" calcext:value-type="float">
            <text:p>22,0431797575033</text:p>
          </table:table-cell>
          <table:table-cell table:formula="of:=([.M92]/[.L92])*100" office:value-type="float" office:value="77.9568202423303" calcext:value-type="float">
            <text:p>77,9568202423303</text:p>
          </table:table-cell>
        </table:table-row>
        <table:table-row table:style-name="ro1">
          <table:table-cell table:number-columns-repeated="2"/>
          <table:table-cell office:value-type="float" office:value="4700" calcext:value-type="float">
            <text:p>4700</text:p>
          </table:table-cell>
          <table:table-cell office:value-type="float" office:value="100" calcext:value-type="float">
            <text:p>100</text:p>
          </table:table-cell>
          <table:table-cell table:formula="of:=([.F93]/[.D93])*100" office:value-type="float" office:value="8.6891448105484" calcext:value-type="float">
            <text:p>8,6891448105484</text:p>
          </table:table-cell>
          <table:table-cell table:formula="of:=([.R93]/[.D93])*100" office:value-type="float" office:value="25.1930963797935" calcext:value-type="float">
            <text:p>25,1930963797935</text:p>
          </table:table-cell>
          <table:table-cell table:formula="of:=([.L93]/[.D93])*100" office:value-type="float" office:value="57.628152351486" calcext:value-type="float">
            <text:p>57,628152351486</text:p>
          </table:table-cell>
          <table:table-cell table:formula="of:=([.O93]/[.D93])*100" office:value-type="float" office:value="8.4896064582644" calcext:value-type="float">
            <text:p>8,4896064582644</text:p>
          </table:table-cell>
          <table:table-cell/>
          <table:table-cell table:formula="of:=([.G93]/[.F93])*100" office:value-type="float" office:value="34.8494105688286" calcext:value-type="float">
            <text:p>34,8494105688286</text:p>
          </table:table-cell>
          <table:table-cell table:formula="of:=([.I93]/[.F93])*100" office:value-type="float" office:value="34.7209707137939" calcext:value-type="float">
            <text:p>34,7209707137939</text:p>
          </table:table-cell>
          <table:table-cell table:formula="of:=([.H93]/[.F93])*100" office:value-type="float" office:value="1.69727852115174" calcext:value-type="float">
            <text:p>1,69727852115174</text:p>
          </table:table-cell>
          <table:table-cell table:formula="of:=([.J93]/[.F93])*100" office:value-type="float" office:value="1.77127581927802" calcext:value-type="float">
            <text:p>1,77127581927802</text:p>
          </table:table-cell>
          <table:table-cell table:formula="of:=([.K93]/[.F93])*100" office:value-type="float" office:value="26.9610546575053" calcext:value-type="float">
            <text:p>26,9610546575053</text:p>
          </table:table-cell>
          <table:table-cell/>
          <table:table-cell table:formula="of:=([.P93]/[.R93])*100" office:value-type="float" office:value="99.9990912853761" calcext:value-type="float">
            <text:p>99,9990912853761</text:p>
          </table:table-cell>
          <table:table-cell table:formula="of:=([.Q93]/[.R93])*100" office:value-type="float" office:value="0.000908714740151451" calcext:value-type="float">
            <text:p>0,000908714740151451</text:p>
          </table:table-cell>
          <table:table-cell/>
          <table:table-cell table:formula="of:=([.N93]/[.L93])*100" office:value-type="float" office:value="22.2866366270657" calcext:value-type="float">
            <text:p>22,2866366270657</text:p>
          </table:table-cell>
          <table:table-cell table:formula="of:=([.M93]/[.L93])*100" office:value-type="float" office:value="77.7133633729579" calcext:value-type="float">
            <text:p>77,7133633729579</text:p>
          </table:table-cell>
        </table:table-row>
        <table:table-row table:style-name="ro1">
          <table:table-cell table:number-columns-repeated="2"/>
          <table:table-cell office:value-type="float" office:value="4750" calcext:value-type="float">
            <text:p>4750</text:p>
          </table:table-cell>
          <table:table-cell office:value-type="float" office:value="100" calcext:value-type="float">
            <text:p>100</text:p>
          </table:table-cell>
          <table:table-cell table:formula="of:=([.F94]/[.D94])*100" office:value-type="float" office:value="8.70574191793059" calcext:value-type="float">
            <text:p>8,70574191793059</text:p>
          </table:table-cell>
          <table:table-cell table:formula="of:=([.R94]/[.D94])*100" office:value-type="float" office:value="25.387592252613" calcext:value-type="float">
            <text:p>25,387592252613</text:p>
          </table:table-cell>
          <table:table-cell table:formula="of:=([.L94]/[.D94])*100" office:value-type="float" office:value="57.4029524405949" calcext:value-type="float">
            <text:p>57,4029524405949</text:p>
          </table:table-cell>
          <table:table-cell table:formula="of:=([.O94]/[.D94])*100" office:value-type="float" office:value="8.50371338896705" calcext:value-type="float">
            <text:p>8,50371338896705</text:p>
          </table:table-cell>
          <table:table-cell/>
          <table:table-cell table:formula="of:=([.G94]/[.F94])*100" office:value-type="float" office:value="35.0481412352445" calcext:value-type="float">
            <text:p>35,0481412352445</text:p>
          </table:table-cell>
          <table:table-cell table:formula="of:=([.I94]/[.F94])*100" office:value-type="float" office:value="34.916672603316" calcext:value-type="float">
            <text:p>34,916672603316</text:p>
          </table:table-cell>
          <table:table-cell table:formula="of:=([.H94]/[.F94])*100" office:value-type="float" office:value="1.71955570259688" calcext:value-type="float">
            <text:p>1,71955570259688</text:p>
          </table:table-cell>
          <table:table-cell table:formula="of:=([.J94]/[.F94])*100" office:value-type="float" office:value="1.75826090227904" calcext:value-type="float">
            <text:p>1,75826090227904</text:p>
          </table:table-cell>
          <table:table-cell table:formula="of:=([.K94]/[.F94])*100" office:value-type="float" office:value="26.5573599872492" calcext:value-type="float">
            <text:p>26,5573599872492</text:p>
          </table:table-cell>
          <table:table-cell/>
          <table:table-cell table:formula="of:=([.P94]/[.R94])*100" office:value-type="float" office:value="99.9991103534927" calcext:value-type="float">
            <text:p>99,9991103534927</text:p>
          </table:table-cell>
          <table:table-cell table:formula="of:=([.Q94]/[.R94])*100" office:value-type="float" office:value="0.000889646522540667" calcext:value-type="float">
            <text:p>0,000889646522540667</text:p>
          </table:table-cell>
          <table:table-cell/>
          <table:table-cell table:formula="of:=([.N94]/[.L94])*100" office:value-type="float" office:value="22.5290356784345" calcext:value-type="float">
            <text:p>22,5290356784345</text:p>
          </table:table-cell>
          <table:table-cell table:formula="of:=([.M94]/[.L94])*100" office:value-type="float" office:value="77.4709643215137" calcext:value-type="float">
            <text:p>77,4709643215137</text:p>
          </table:table-cell>
        </table:table-row>
        <table:table-row table:style-name="ro1">
          <table:table-cell table:number-columns-repeated="2"/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formula="of:=([.F95]/[.D95])*100" office:value-type="float" office:value="8.72765567276493" calcext:value-type="float">
            <text:p>8,72765567276493</text:p>
          </table:table-cell>
          <table:table-cell table:formula="of:=([.R95]/[.D95])*100" office:value-type="float" office:value="25.5784952105765" calcext:value-type="float">
            <text:p>25,5784952105765</text:p>
          </table:table-cell>
          <table:table-cell table:formula="of:=([.L95]/[.D95])*100" office:value-type="float" office:value="57.1758994870513" calcext:value-type="float">
            <text:p>57,1758994870513</text:p>
          </table:table-cell>
          <table:table-cell table:formula="of:=([.O95]/[.D95])*100" office:value-type="float" office:value="8.51794962945744" calcext:value-type="float">
            <text:p>8,51794962945744</text:p>
          </table:table-cell>
          <table:table-cell/>
          <table:table-cell table:formula="of:=([.G95]/[.F95])*100" office:value-type="float" office:value="35.2249250208484" calcext:value-type="float">
            <text:p>35,2249250208484</text:p>
          </table:table-cell>
          <table:table-cell table:formula="of:=([.I95]/[.F95])*100" office:value-type="float" office:value="35.0869371440032" calcext:value-type="float">
            <text:p>35,0869371440032</text:p>
          </table:table-cell>
          <table:table-cell table:formula="of:=([.H95]/[.F95])*100" office:value-type="float" office:value="1.78568574168529" calcext:value-type="float">
            <text:p>1,78568574168529</text:p>
          </table:table-cell>
          <table:table-cell table:formula="of:=([.J95]/[.F95])*100" office:value-type="float" office:value="1.75801142544459" calcext:value-type="float">
            <text:p>1,75801142544459</text:p>
          </table:table-cell>
          <table:table-cell table:formula="of:=([.K95]/[.F95])*100" office:value-type="float" office:value="26.1444324854882" calcext:value-type="float">
            <text:p>26,1444324854882</text:p>
          </table:table-cell>
          <table:table-cell/>
          <table:table-cell table:formula="of:=([.P95]/[.R95])*100" office:value-type="float" office:value="99.9991288299536" calcext:value-type="float">
            <text:p>99,9991288299536</text:p>
          </table:table-cell>
          <table:table-cell table:formula="of:=([.Q95]/[.R95])*100" office:value-type="float" office:value="0.00087116970548998" calcext:value-type="float">
            <text:p>0,00087116970548998</text:p>
          </table:table-cell>
          <table:table-cell/>
          <table:table-cell table:formula="of:=([.N95]/[.L95])*100" office:value-type="float" office:value="22.7710719388005" calcext:value-type="float">
            <text:p>22,7710719388005</text:p>
          </table:table-cell>
          <table:table-cell table:formula="of:=([.M95]/[.L95])*100" office:value-type="float" office:value="77.2289280612748" calcext:value-type="float">
            <text:p>77,2289280612748</text:p>
          </table:table-cell>
        </table:table-row>
        <table:table-row table:style-name="ro1"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100" calcext:value-type="float">
            <text:p>100</text:p>
          </table:table-cell>
          <table:table-cell table:formula="of:=([.F96]/[.D96])*100" office:value-type="float" office:value="8.74651529964963" calcext:value-type="float">
            <text:p>8,74651529964963</text:p>
          </table:table-cell>
          <table:table-cell table:formula="of:=([.R96]/[.D96])*100" office:value-type="float" office:value="25.768347599043" calcext:value-type="float">
            <text:p>25,768347599043</text:p>
          </table:table-cell>
          <table:table-cell table:formula="of:=([.L96]/[.D96])*100" office:value-type="float" office:value="56.952560859216" calcext:value-type="float">
            <text:p>56,952560859216</text:p>
          </table:table-cell>
          <table:table-cell table:formula="of:=([.O96]/[.D96])*100" office:value-type="float" office:value="8.53257624215653" calcext:value-type="float">
            <text:p>8,53257624215653</text:p>
          </table:table-cell>
          <table:table-cell/>
          <table:table-cell table:formula="of:=([.G96]/[.F96])*100" office:value-type="float" office:value="35.4060810638305" calcext:value-type="float">
            <text:p>35,4060810638305</text:p>
          </table:table-cell>
          <table:table-cell table:formula="of:=([.I96]/[.F96])*100" office:value-type="float" office:value="35.2690023729064" calcext:value-type="float">
            <text:p>35,2690023729064</text:p>
          </table:table-cell>
          <table:table-cell table:formula="of:=([.H96]/[.F96])*100" office:value-type="float" office:value="1.80185522480755" calcext:value-type="float">
            <text:p>1,80185522480755</text:p>
          </table:table-cell>
          <table:table-cell table:formula="of:=([.J96]/[.F96])*100" office:value-type="float" office:value="1.77293230218831" calcext:value-type="float">
            <text:p>1,77293230218831</text:p>
          </table:table-cell>
          <table:table-cell table:formula="of:=([.K96]/[.F96])*100" office:value-type="float" office:value="25.7501197557599" calcext:value-type="float">
            <text:p>25,7501197557599</text:p>
          </table:table-cell>
          <table:table-cell/>
          <table:table-cell table:formula="of:=([.P96]/[.R96])*100" office:value-type="float" office:value="99.9991467490452" calcext:value-type="float">
            <text:p>99,9991467490452</text:p>
          </table:table-cell>
          <table:table-cell table:formula="of:=([.Q96]/[.R96])*100" office:value-type="float" office:value="0.000853251120566293" calcext:value-type="float">
            <text:p>0,000853251120566293</text:p>
          </table:table-cell>
          <table:table-cell/>
          <table:table-cell table:formula="of:=([.N96]/[.L96])*100" office:value-type="float" office:value="23.0127257542179" calcext:value-type="float">
            <text:p>23,0127257542179</text:p>
          </table:table-cell>
          <table:table-cell table:formula="of:=([.M96]/[.L96])*100" office:value-type="float" office:value="76.9872742456111" calcext:value-type="float">
            <text:p>76,9872742456111</text:p>
          </table:table-cell>
        </table:table-row>
        <table:table-row table:style-name="ro1">
          <table:table-cell table:number-columns-repeated="2"/>
          <table:table-cell office:value-type="float" office:value="4900" calcext:value-type="float">
            <text:p>4900</text:p>
          </table:table-cell>
          <table:table-cell office:value-type="float" office:value="100" calcext:value-type="float">
            <text:p>100</text:p>
          </table:table-cell>
          <table:table-cell table:formula="of:=([.F97]/[.D97])*100" office:value-type="float" office:value="8.76694380839" calcext:value-type="float">
            <text:p>8,76694380839</text:p>
          </table:table-cell>
          <table:table-cell table:formula="of:=([.R97]/[.D97])*100" office:value-type="float" office:value="25.9551540700972" calcext:value-type="float">
            <text:p>25,9551540700972</text:p>
          </table:table-cell>
          <table:table-cell table:formula="of:=([.L97]/[.D97])*100" office:value-type="float" office:value="56.7308146124415" calcext:value-type="float">
            <text:p>56,7308146124415</text:p>
          </table:table-cell>
          <table:table-cell table:formula="of:=([.O97]/[.D97])*100" office:value-type="float" office:value="8.54708750901118" calcext:value-type="float">
            <text:p>8,54708750901118</text:p>
          </table:table-cell>
          <table:table-cell/>
          <table:table-cell table:formula="of:=([.G97]/[.F97])*100" office:value-type="float" office:value="35.5766831540094" calcext:value-type="float">
            <text:p>35,5766831540094</text:p>
          </table:table-cell>
          <table:table-cell table:formula="of:=([.I97]/[.F97])*100" office:value-type="float" office:value="35.4418900639874" calcext:value-type="float">
            <text:p>35,4418900639874</text:p>
          </table:table-cell>
          <table:table-cell table:formula="of:=([.H97]/[.F97])*100" office:value-type="float" office:value="1.82040198328013" calcext:value-type="float">
            <text:p>1,82040198328013</text:p>
          </table:table-cell>
          <table:table-cell table:formula="of:=([.J97]/[.F97])*100" office:value-type="float" office:value="1.80249399758771" calcext:value-type="float">
            <text:p>1,80249399758771</text:p>
          </table:table-cell>
          <table:table-cell table:formula="of:=([.K97]/[.F97])*100" office:value-type="float" office:value="25.3585216691403" calcext:value-type="float">
            <text:p>25,3585216691403</text:p>
          </table:table-cell>
          <table:table-cell/>
          <table:table-cell table:formula="of:=([.P97]/[.R97])*100" office:value-type="float" office:value="99.9991641159246" calcext:value-type="float">
            <text:p>99,9991641159246</text:p>
          </table:table-cell>
          <table:table-cell table:formula="of:=([.Q97]/[.R97])*100" office:value-type="float" office:value="0.000835884367606691" calcext:value-type="float">
            <text:p>0,000835884367606691</text:p>
          </table:table-cell>
          <table:table-cell/>
          <table:table-cell table:formula="of:=([.N97]/[.L97])*100" office:value-type="float" office:value="23.2530896270112" calcext:value-type="float">
            <text:p>23,2530896270112</text:p>
          </table:table-cell>
          <table:table-cell table:formula="of:=([.M97]/[.L97])*100" office:value-type="float" office:value="76.7469103729476" calcext:value-type="float">
            <text:p>76,7469103729476</text:p>
          </table:table-cell>
        </table:table-row>
        <table:table-row table:style-name="ro1">
          <table:table-cell table:number-columns-repeated="2"/>
          <table:table-cell office:value-type="float" office:value="4950" calcext:value-type="float">
            <text:p>4950</text:p>
          </table:table-cell>
          <table:table-cell office:value-type="float" office:value="100" calcext:value-type="float">
            <text:p>100</text:p>
          </table:table-cell>
          <table:table-cell table:formula="of:=([.F98]/[.D98])*100" office:value-type="float" office:value="8.79134303994923" calcext:value-type="float">
            <text:p>8,79134303994923</text:p>
          </table:table-cell>
          <table:table-cell table:formula="of:=([.R98]/[.D98])*100" office:value-type="float" office:value="26.1381159578724" calcext:value-type="float">
            <text:p>26,1381159578724</text:p>
          </table:table-cell>
          <table:table-cell table:formula="of:=([.L98]/[.D98])*100" office:value-type="float" office:value="56.5089869668201" calcext:value-type="float">
            <text:p>56,5089869668201</text:p>
          </table:table-cell>
          <table:table-cell table:formula="of:=([.O98]/[.D98])*100" office:value-type="float" office:value="8.5615540353058" calcext:value-type="float">
            <text:p>8,5615540353058</text:p>
          </table:table-cell>
          <table:table-cell/>
          <table:table-cell table:formula="of:=([.G98]/[.F98])*100" office:value-type="float" office:value="35.7292225975579" calcext:value-type="float">
            <text:p>35,7292225975579</text:p>
          </table:table-cell>
          <table:table-cell table:formula="of:=([.I98]/[.F98])*100" office:value-type="float" office:value="35.5943483800787" calcext:value-type="float">
            <text:p>35,5943483800787</text:p>
          </table:table-cell>
          <table:table-cell table:formula="of:=([.H98]/[.F98])*100" office:value-type="float" office:value="1.87151843464274" calcext:value-type="float">
            <text:p>1,87151843464274</text:p>
          </table:table-cell>
          <table:table-cell table:formula="of:=([.J98]/[.F98])*100" office:value-type="float" office:value="1.84286226451494" calcext:value-type="float">
            <text:p>1,84286226451494</text:p>
          </table:table-cell>
          <table:table-cell table:formula="of:=([.K98]/[.F98])*100" office:value-type="float" office:value="24.962039335393" calcext:value-type="float">
            <text:p>24,962039335393</text:p>
          </table:table-cell>
          <table:table-cell/>
          <table:table-cell table:formula="of:=([.P98]/[.R98])*100" office:value-type="float" office:value="99.999180958029" calcext:value-type="float">
            <text:p>99,999180958029</text:p>
          </table:table-cell>
          <table:table-cell table:formula="of:=([.Q98]/[.R98])*100" office:value-type="float" office:value="0.000819041935956949" calcext:value-type="float">
            <text:p>0,000819041935956949</text:p>
          </table:table-cell>
          <table:table-cell/>
          <table:table-cell table:formula="of:=([.N98]/[.L98])*100" office:value-type="float" office:value="23.4921055530153" calcext:value-type="float">
            <text:p>23,4921055530153</text:p>
          </table:table-cell>
          <table:table-cell table:formula="of:=([.M98]/[.L98])*100" office:value-type="float" office:value="76.5078944470614" calcext:value-type="float">
            <text:p>76,5078944470614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([.F99]/[.D99])*100" office:value-type="float" office:value="8.81395895679743" calcext:value-type="float">
            <text:p>8,81395895679743</text:p>
          </table:table-cell>
          <table:table-cell table:formula="of:=([.R99]/[.D99])*100" office:value-type="float" office:value="26.3193743705914" calcext:value-type="float">
            <text:p>26,3193743705914</text:p>
          </table:table-cell>
          <table:table-cell table:formula="of:=([.L99]/[.D99])*100" office:value-type="float" office:value="56.2905709866548" calcext:value-type="float">
            <text:p>56,2905709866548</text:p>
          </table:table-cell>
          <table:table-cell table:formula="of:=([.O99]/[.D99])*100" office:value-type="float" office:value="8.57609568604102" calcext:value-type="float">
            <text:p>8,57609568604102</text:p>
          </table:table-cell>
          <table:table-cell/>
          <table:table-cell table:formula="of:=([.G99]/[.F99])*100" office:value-type="float" office:value="35.8836396720897" calcext:value-type="float">
            <text:p>35,8836396720897</text:p>
          </table:table-cell>
          <table:table-cell table:formula="of:=([.I99]/[.F99])*100" office:value-type="float" office:value="35.7510997768303" calcext:value-type="float">
            <text:p>35,7510997768303</text:p>
          </table:table-cell>
          <table:table-cell table:formula="of:=([.H99]/[.F99])*100" office:value-type="float" office:value="1.90268012344299" calcext:value-type="float">
            <text:p>1,90268012344299</text:p>
          </table:table-cell>
          <table:table-cell table:formula="of:=([.J99]/[.F99])*100" office:value-type="float" office:value="1.88337338542465" calcext:value-type="float">
            <text:p>1,88337338542465</text:p>
          </table:table-cell>
          <table:table-cell table:formula="of:=([.K99]/[.F99])*100" office:value-type="float" office:value="24.5791981961267" calcext:value-type="float">
            <text:p>24,5791981961267</text:p>
          </table:table-cell>
          <table:table-cell/>
          <table:table-cell table:formula="of:=([.P99]/[.R99])*100" office:value-type="float" office:value="99.9991973055593" calcext:value-type="float">
            <text:p>99,9991973055593</text:p>
          </table:table-cell>
          <table:table-cell table:formula="of:=([.Q99]/[.R99])*100" office:value-type="float" office:value="0.00080269444758906" calcext:value-type="float">
            <text:p>0,00080269444758906</text:p>
          </table:table-cell>
          <table:table-cell/>
          <table:table-cell table:formula="of:=([.N99]/[.L99])*100" office:value-type="float" office:value="23.7301707464207" calcext:value-type="float">
            <text:p>23,7301707464207</text:p>
          </table:table-cell>
          <table:table-cell table:formula="of:=([.M99]/[.L99])*100" office:value-type="float" office:value="76.2698292534887" calcext:value-type="float">
            <text:p>76,26982925348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5">00/00/0000</text:date>, <text:time style:data-style-name="N2" text:time-value="10:30:32.80005275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05T11:10:05.495389703</dc:date>
    <meta:editing-duration>PT12M3S</meta:editing-duration>
    <meta:editing-cycles>3</meta:editing-cycles>
    <meta:generator>LibreOffice/24.2.7.2$Linux_X86_64 LibreOffice_project/420$Build-2</meta:generator>
    <meta:document-statistic meta:table-count="1" meta:cell-count="4301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5050" chart:origin="0" chart:interval-major="50" chart:reverse-direction="false" text:line-break="false" loext:try-staggering-first="false" chart:link-data-style-to-source="true" loext:major-origin="0.5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94" chart:maximum="99.5" chart:origin="0" chart:interval-major="0.5" chart:interval-minor-divisor="5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69a2e" draw:fill-color="#069a2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ong_20_Dash_20_Dot" svg:stroke-width="0.08cm" svg:stroke-color="#f10d0c" draw:fill-color="#f10d0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uble_20_Dash_20_Dot"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Dash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6.628cm" svg:height="20.735cm" xlink:href=".." xlink:type="simple" chart:class="chart:scatter" chart:style-name="ch1">
        <chart:title svg:x="21.992cm" svg:y="0.598cm" chart:style-name="ch2">
          <text:p>Efficency vs load</text:p>
        </chart:title>
        <chart:legend chart:legend-position="end" svg:x="42.676cm" svg:y="3.155cm" style:legend-expansion="custom" svg:width="3.951cm" svg:height="13.609cm" style:legend-expansion-aspect-ratio="0.290322580645161" chart:style-name="ch3"/>
        <chart:plot-area chart:style-name="ch4" table:cell-range-address="results_summary.A2:results_summary.A99 results_summary.E2:results_summary.E99 results_summary.E137:results_summary.E209 results_summary.E213:results_summary.E278 results_summary.E282:results_summary.E360 results_summary.E363:results_summary.E413" chart:data-source-has-labels="row" svg:x="0.578cm" svg:y="1.546cm" svg:width="41.931cm" svg:height="18.132cm">
          <chart:coordinate-region svg:x="1.49cm" svg:y="1.745cm" svg:width="41.019cm" svg:height="16.879cm"/>
          <chart:axis chart:dimension="x" chart:name="primary-x" chart:style-name="ch5">
            <chart:title svg:x="22.695cm" svg:y="19.99cm" chart:style-name="ch6">
              <text:p>Load(W)</text:p>
            </chart:title>
            <chart:grid chart:style-name="ch7" chart:class="major"/>
          </chart:axis>
          <chart:axis chart:dimension="y" chart:name="primary-y" chart:style-name="ch8">
            <chart:title svg:x="0.044cm" svg:y="10.304cm" chart:style-name="ch9">
              <text:p>Effciency(%)</text:p>
            </chart:title>
            <chart:grid chart:style-name="ch7" chart:class="major"/>
          </chart:axis>
          <chart:series chart:style-name="ch10" chart:values-cell-range-address="results_summary.E2:results_summary.E99" loext:label-string="simulations" chart:class="chart:scatter">
            <chart:domain table:cell-range-address="results_summary.A2:results_summary.A99"/>
            <chart:data-point chart:repeated="98"/>
          </chart:series>
          <chart:series chart:style-name="ch11" chart:values-cell-range-address="results_summary.E137:results_summary.E209" loext:label-string="epc_50hz" chart:class="chart:scatter">
            <chart:domain table:cell-range-address="results_summary.A137:results_summary.A209"/>
            <chart:data-point chart:repeated="73"/>
          </chart:series>
          <chart:series chart:style-name="ch12" chart:values-cell-range-address="results_summary.E213:results_summary.E278" loext:label-string="80plus_ruby" chart:class="chart:scatter">
            <chart:domain table:cell-range-address="results_summary.A213:results_summary.A278"/>
            <chart:data-point chart:repeated="66"/>
          </chart:series>
          <chart:series chart:style-name="ch13" chart:values-cell-range-address="results_summary.E282:results_summary.E360" loext:label-string="ocp_min" chart:class="chart:scatter">
            <chart:domain table:cell-range-address="results_summary.A282:results_summary.A360"/>
            <chart:data-point chart:repeated="79"/>
          </chart:series>
          <chart:series chart:style-name="ch14" chart:values-cell-range-address="results_summary.E363:results_summary.E413" loext:label-string="ocp_peak" chart:class="chart:scatter">
            <chart:domain table:cell-range-address="results_summary.A363:results_summary.A413"/>
            <chart:data-point chart:repeated="5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simulations</text:p>
              </table:table-cell>
              <table:table-cell office:value-type="string">
                <text:p>Colonna A</text:p>
              </table:table-cell>
              <table:table-cell office:value-type="string">
                <text:p>epc_50hz</text:p>
              </table:table-cell>
              <table:table-cell office:value-type="string">
                <text:p>Colonna A</text:p>
              </table:table-cell>
              <table:table-cell office:value-type="string">
                <text:p>80plus_ruby</text:p>
              </table:table-cell>
              <table:table-cell office:value-type="string">
                <text:p>Colonna A</text:p>
              </table:table-cell>
              <table:table-cell office:value-type="string">
                <text:p>ocp_min</text:p>
              </table:table-cell>
              <table:table-cell office:value-type="string">
                <text:p>Colonna A</text:p>
              </table:table-cell>
              <table:table-cell office:value-type="string">
                <text:p>ocp_pea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ults_summary.A2:results_summary.A99</svg:desc>
                </draw:g>
              </table:table-cell>
              <table:table-cell office:value-type="float" office:value="94.564116499886">
                <text:p>94.564116499886</text:p>
                <draw:g>
                  <svg:desc>results_summary.E2:results_summary.E99</svg:desc>
                </draw:g>
              </table:table-cell>
              <table:table-cell office:value-type="float" office:value="383.8701885464">
                <text:p>383.8701885464</text:p>
                <draw:g>
                  <svg:desc>results_summary.A137:results_summary.A209</svg:desc>
                </draw:g>
              </table:table-cell>
              <table:table-cell office:value-type="float" office:value="94.1166396342632">
                <text:p>94.1166396342632</text:p>
                <draw:g>
                  <svg:desc>results_summary.E137:results_summary.E209</svg:desc>
                </draw:g>
              </table:table-cell>
              <table:table-cell office:value-type="float" office:value="277.502940966605">
                <text:p>277.502940966605</text:p>
                <draw:g>
                  <svg:desc>results_summary.A213:results_summary.A278</svg:desc>
                </draw:g>
              </table:table-cell>
              <table:table-cell office:value-type="float" office:value="95.0515531732869">
                <text:p>95.0515531732869</text:p>
                <draw:g>
                  <svg:desc>results_summary.E213:results_summary.E278</svg:desc>
                </draw:g>
              </table:table-cell>
              <table:table-cell office:value-type="float" office:value="500.634101465262">
                <text:p>500.634101465262</text:p>
                <draw:g>
                  <svg:desc>results_summary.A282:results_summary.A360</svg:desc>
                </draw:g>
              </table:table-cell>
              <table:table-cell office:value-type="float" office:value="96.9983392462902">
                <text:p>96.9983392462902</text:p>
                <draw:g>
                  <svg:desc>results_summary.E282:results_summary.E360</svg:desc>
                </draw:g>
              </table:table-cell>
              <table:table-cell office:value-type="float" office:value="1501.96739238284">
                <text:p>1501.96739238284</text:p>
                <draw:g>
                  <svg:desc>results_summary.A363:results_summary.A413</svg:desc>
                </draw:g>
              </table:table-cell>
              <table:table-cell office:value-type="float" office:value="98.7537647045901">
                <text:p>98.7537647045901</text:p>
                <draw:g>
                  <svg:desc>results_summary.E363:results_summary.E4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7.1718086396548">
                <text:p>97.1718086396548</text:p>
              </table:table-cell>
              <table:table-cell office:value-type="float" office:value="388.621728220568">
                <text:p>388.621728220568</text:p>
              </table:table-cell>
              <table:table-cell office:value-type="float" office:value="94.0204408905682">
                <text:p>94.0204408905682</text:p>
              </table:table-cell>
              <table:table-cell office:value-type="float" office:value="327.482409692574">
                <text:p>327.482409692574</text:p>
              </table:table-cell>
              <table:table-cell office:value-type="float" office:value="95.1350790285909">
                <text:p>95.1350790285909</text:p>
              </table:table-cell>
              <table:table-cell office:value-type="float" office:value="565.290690617134">
                <text:p>565.290690617134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1569.70318736006">
                <text:p>1569.70318736006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98.0172555745083">
                <text:p>98.0172555745083</text:p>
              </table:table-cell>
              <table:table-cell office:value-type="float" office:value="398.988785702322">
                <text:p>398.988785702322</text:p>
              </table:table-cell>
              <table:table-cell office:value-type="float" office:value="94.2848434256341">
                <text:p>94.2848434256341</text:p>
              </table:table-cell>
              <table:table-cell office:value-type="float" office:value="379.868338636056">
                <text:p>379.868338636056</text:p>
              </table:table-cell>
              <table:table-cell office:value-type="float" office:value="95.2484869786804">
                <text:p>95.2484869786804</text:p>
              </table:table-cell>
              <table:table-cell office:value-type="float" office:value="633.026485594352">
                <text:p>633.026485594352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1647.90724156103">
                <text:p>1647.9072415610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98.7021469111019">
                <text:p>98.7021469111019</text:p>
              </table:table-cell>
              <table:table-cell office:value-type="float" office:value="402.133657039698">
                <text:p>402.133657039698</text:p>
              </table:table-cell>
              <table:table-cell office:value-type="float" office:value="94.4524711766235">
                <text:p>94.4524711766235</text:p>
              </table:table-cell>
              <table:table-cell office:value-type="float" office:value="441.495557699442">
                <text:p>441.495557699442</text:p>
              </table:table-cell>
              <table:table-cell office:value-type="float" office:value="95.3735597464934">
                <text:p>95.3735597464934</text:p>
              </table:table-cell>
              <table:table-cell office:value-type="float" office:value="700.762790660996">
                <text:p>700.762790660996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1715.64262846671">
                <text:p>1715.64262846671</text:p>
              </table:table-cell>
              <table:table-cell office:value-type="float" office:value="98.7527278319036">
                <text:p>98.7527278319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98.7788329598219">
                <text:p>98.7788329598219</text:p>
              </table:table-cell>
              <table:table-cell office:value-type="float" office:value="416.562386586073">
                <text:p>416.562386586073</text:p>
              </table:table-cell>
              <table:table-cell office:value-type="float" office:value="94.6062739584592">
                <text:p>94.6062739584592</text:p>
              </table:table-cell>
              <table:table-cell office:value-type="float" office:value="500.045370824453">
                <text:p>500.045370824453</text:p>
              </table:table-cell>
              <table:table-cell office:value-type="float" office:value="95.5024282089625">
                <text:p>95.5024282089625</text:p>
              </table:table-cell>
              <table:table-cell office:value-type="float" office:value="768.498075548789">
                <text:p>768.498075548789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1783.68672149263">
                <text:p>1783.6867214926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98.7945418380564">
                <text:p>98.7945418380564</text:p>
              </table:table-cell>
              <table:table-cell office:value-type="float" office:value="417.940502473658">
                <text:p>417.940502473658</text:p>
              </table:table-cell>
              <table:table-cell office:value-type="float" office:value="94.7551392513114">
                <text:p>94.7551392513114</text:p>
              </table:table-cell>
              <table:table-cell office:value-type="float" office:value="540.129679560421">
                <text:p>540.129679560421</text:p>
              </table:table-cell>
              <table:table-cell office:value-type="float" office:value="95.651355220427">
                <text:p>95.651355220427</text:p>
              </table:table-cell>
              <table:table-cell office:value-type="float" office:value="846.702435803415">
                <text:p>846.702435803415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1851.42200638043">
                <text:p>1851.42200638043</text:p>
              </table:table-cell>
              <table:table-cell office:value-type="float" office:value="98.752468613732">
                <text:p>98.752468613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98.6210814959915">
                <text:p>98.6210814959915</text:p>
              </table:table-cell>
              <table:table-cell office:value-type="float" office:value="432.071145475821">
                <text:p>432.071145475821</text:p>
              </table:table-cell>
              <table:table-cell office:value-type="float" office:value="94.8965983106884">
                <text:p>94.8965983106884</text:p>
              </table:table-cell>
              <table:table-cell office:value-type="float" office:value="577.134116925792">
                <text:p>577.134116925792</text:p>
              </table:table-cell>
              <table:table-cell office:value-type="float" office:value="95.7978134873997">
                <text:p>95.7978134873997</text:p>
              </table:table-cell>
              <table:table-cell office:value-type="float" office:value="914.437822709093">
                <text:p>914.437822709093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1919.15780135765">
                <text:p>1919.15780135765</text:p>
              </table:table-cell>
              <table:table-cell office:value-type="float" office:value="98.752468613732">
                <text:p>98.752468613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98.5434787974096">
                <text:p>98.5434787974096</text:p>
              </table:table-cell>
              <table:table-cell office:value-type="float" office:value="434.766749479286">
                <text:p>434.766749479286</text:p>
              </table:table-cell>
              <table:table-cell office:value-type="float" office:value="95.0402792401079">
                <text:p>95.0402792401079</text:p>
              </table:table-cell>
              <table:table-cell office:value-type="float" office:value="614.140424619056">
                <text:p>614.140424619056</text:p>
              </table:table-cell>
              <table:table-cell office:value-type="float" office:value="95.9490240875191">
                <text:p>95.9490240875191</text:p>
              </table:table-cell>
              <table:table-cell office:value-type="float" office:value="982.481609681366">
                <text:p>982.481609681366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1993.97516782764">
                <text:p>1993.97516782764</text:p>
              </table:table-cell>
              <table:table-cell office:value-type="float" office:value="98.7527278319036">
                <text:p>98.7527278319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98.6194301906874">
                <text:p>98.6194301906874</text:p>
              </table:table-cell>
              <table:table-cell office:value-type="float" office:value="452.734868098623">
                <text:p>452.734868098623</text:p>
              </table:table-cell>
              <table:table-cell office:value-type="float" office:value="95.2465428423932">
                <text:p>95.2465428423932</text:p>
              </table:table-cell>
              <table:table-cell office:value-type="float" office:value="651.147072371937">
                <text:p>651.147072371937</text:p>
              </table:table-cell>
              <table:table-cell office:value-type="float" office:value="96.1010987482106">
                <text:p>96.1010987482106</text:p>
              </table:table-cell>
              <table:table-cell office:value-type="float" office:value="1050.21791474801">
                <text:p>1050.21791474801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061.7113708764">
                <text:p>2061.7113708764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98.6685370347288">
                <text:p>98.6685370347288</text:p>
              </table:table-cell>
              <table:table-cell office:value-type="float" office:value="469.238019604211">
                <text:p>469.238019604211</text:p>
              </table:table-cell>
              <table:table-cell office:value-type="float" office:value="95.4557936255134">
                <text:p>95.4557936255134</text:p>
              </table:table-cell>
              <table:table-cell office:value-type="float" office:value="681.985888822735">
                <text:p>681.985888822735</text:p>
              </table:table-cell>
              <table:table-cell office:value-type="float" office:value="96.2276836220248">
                <text:p>96.2276836220248</text:p>
              </table:table-cell>
              <table:table-cell office:value-type="float" office:value="1117.95370972523">
                <text:p>1117.95370972523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129.44716585362">
                <text:p>2129.44716585362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">
                <text:p>650</text:p>
              </table:table-cell>
              <table:table-cell office:value-type="float" office:value="98.6977442795521">
                <text:p>98.6977442795521</text:p>
              </table:table-cell>
              <table:table-cell office:value-type="float" office:value="491.620668291683">
                <text:p>491.620668291683</text:p>
              </table:table-cell>
              <table:table-cell office:value-type="float" office:value="95.6098371099371">
                <text:p>95.6098371099371</text:p>
              </table:table-cell>
              <table:table-cell office:value-type="float" office:value="706.648457495931">
                <text:p>706.648457495931</text:p>
              </table:table-cell>
              <table:table-cell office:value-type="float" office:value="96.307393209802">
                <text:p>96.307393209802</text:p>
              </table:table-cell>
              <table:table-cell office:value-type="float" office:value="1185.68899461302">
                <text:p>1185.68899461302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200.87764055687">
                <text:p>2200.87764055687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98.7180282533485">
                <text:p>98.7180282533485</text:p>
              </table:table-cell>
              <table:table-cell office:value-type="float" office:value="521.703549217024">
                <text:p>521.703549217024</text:p>
              </table:table-cell>
              <table:table-cell office:value-type="float" office:value="95.7714596399504">
                <text:p>95.7714596399504</text:p>
              </table:table-cell>
              <table:table-cell office:value-type="float" office:value="737.488889229909">
                <text:p>737.488889229909</text:p>
              </table:table-cell>
              <table:table-cell office:value-type="float" office:value="96.4380823713337">
                <text:p>96.4380823713337</text:p>
              </table:table-cell>
              <table:table-cell office:value-type="float" office:value="1260.50615704725">
                <text:p>1260.50615704725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268.61343553409">
                <text:p>2268.61343553409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98.7483041472978">
                <text:p>98.7483041472978</text:p>
              </table:table-cell>
              <table:table-cell office:value-type="float" office:value="542.433802074882">
                <text:p>542.433802074882</text:p>
              </table:table-cell>
              <table:table-cell office:value-type="float" office:value="95.9179179069231">
                <text:p>95.9179179069231</text:p>
              </table:table-cell>
              <table:table-cell office:value-type="float" office:value="774.494290097528">
                <text:p>774.494290097528</text:p>
              </table:table-cell>
              <table:table-cell office:value-type="float" office:value="96.5869888099274">
                <text:p>96.5869888099274</text:p>
              </table:table-cell>
              <table:table-cell office:value-type="float" office:value="1328.24195202447">
                <text:p>1328.24195202447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340.04391023733">
                <text:p>2340.0439102373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98.7850566077076">
                <text:p>98.7850566077076</text:p>
              </table:table-cell>
              <table:table-cell office:value-type="float" office:value="571.08479640021">
                <text:p>571.08479640021</text:p>
              </table:table-cell>
              <table:table-cell office:value-type="float" office:value="96.073448809903">
                <text:p>96.073448809903</text:p>
              </table:table-cell>
              <table:table-cell office:value-type="float" office:value="811.500371084381">
                <text:p>811.500371084381</text:p>
              </table:table-cell>
              <table:table-cell office:value-type="float" office:value="96.7376233696654">
                <text:p>96.7376233696654</text:p>
              </table:table-cell>
              <table:table-cell office:value-type="float" office:value="1395.97815507322">
                <text:p>1395.97815507322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407.77970521455">
                <text:p>2407.77970521455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98.8280344382835">
                <text:p>98.8280344382835</text:p>
              </table:table-cell>
              <table:table-cell office:value-type="float" office:value="591.813761889517">
                <text:p>591.813761889517</text:p>
              </table:table-cell>
              <table:table-cell office:value-type="float" office:value="96.2166359904242">
                <text:p>96.2166359904242</text:p>
              </table:table-cell>
              <table:table-cell office:value-type="float" office:value="848.506282041425">
                <text:p>848.506282041425</text:p>
              </table:table-cell>
              <table:table-cell office:value-type="float" office:value="96.8878258991173">
                <text:p>96.8878258991173</text:p>
              </table:table-cell>
              <table:table-cell office:value-type="float" office:value="1472.34085446044">
                <text:p>1472.34085446044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475.51550019177">
                <text:p>2475.51550019177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98.869690162285">
                <text:p>98.869690162285</text:p>
              </table:table-cell>
              <table:table-cell office:value-type="float" office:value="620.460772659333">
                <text:p>620.460772659333</text:p>
              </table:table-cell>
              <table:table-cell office:value-type="float" office:value="96.362045040988">
                <text:p>96.362045040988</text:p>
              </table:table-cell>
              <table:table-cell office:value-type="float" office:value="885.512589734689">
                <text:p>885.512589734689</text:p>
              </table:table-cell>
              <table:table-cell office:value-type="float" office:value="97.0390364992366">
                <text:p>97.0390364992366</text:p>
              </table:table-cell>
              <table:table-cell office:value-type="float" office:value="1501.33658179343">
                <text:p>1501.33658179343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550.33276464388">
                <text:p>2550.33276464388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">
                <text:p>950</text:p>
              </table:table-cell>
              <table:table-cell office:value-type="float" office:value="98.9103758479404">
                <text:p>98.9103758479404</text:p>
              </table:table-cell>
              <table:table-cell office:value-type="float" office:value="642.071085231823">
                <text:p>642.071085231823</text:p>
              </table:table-cell>
              <table:table-cell office:value-type="float" office:value="96.50945377459">
                <text:p>96.50945377459</text:p>
              </table:table-cell>
              <table:table-cell office:value-type="float" office:value="922.514306623124">
                <text:p>922.514306623124</text:p>
              </table:table-cell>
              <table:table-cell office:value-type="float" office:value="97.1785822816325">
                <text:p>97.1785822816325</text:p>
              </table:table-cell>
              <table:table-cell office:value-type="float" office:value="1501.38146966287">
                <text:p>1501.38146966287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618.0685596211">
                <text:p>2618.0685596211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98.9466935282967">
                <text:p>98.9466935282967</text:p>
              </table:table-cell>
              <table:table-cell office:value-type="float" office:value="666.75757709907">
                <text:p>666.75757709907</text:p>
              </table:table-cell>
              <table:table-cell office:value-type="float" office:value="96.6499500236152">
                <text:p>96.6499500236152</text:p>
              </table:table-cell>
              <table:table-cell office:value-type="float" office:value="956.438041900834">
                <text:p>956.438041900834</text:p>
              </table:table-cell>
              <table:table-cell office:value-type="float" office:value="97.3204610275731">
                <text:p>97.3204610275731</text:p>
              </table:table-cell>
              <table:table-cell office:value-type="float" office:value="1501.43599255478">
                <text:p>1501.43599255478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685.80435459832">
                <text:p>2685.80435459832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">
                <text:p>1050</text:p>
              </table:table-cell>
              <table:table-cell office:value-type="float" office:value="98.9792174269341">
                <text:p>98.9792174269341</text:p>
              </table:table-cell>
              <table:table-cell office:value-type="float" office:value="697.591054613882">
                <text:p>697.591054613882</text:p>
              </table:table-cell>
              <table:table-cell office:value-type="float" office:value="96.7629691464473">
                <text:p>96.7629691464473</text:p>
              </table:table-cell>
              <table:table-cell office:value-type="float" office:value="978.015096642788">
                <text:p>978.015096642788</text:p>
              </table:table-cell>
              <table:table-cell office:value-type="float" office:value="97.3833646372227">
                <text:p>97.3833646372227</text:p>
              </table:table-cell>
              <table:table-cell office:value-type="float" office:value="1501.49691990282">
                <text:p>1501.49691990282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753.84803955271">
                <text:p>2753.84803955271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">
                <text:p>1100</text:p>
              </table:table-cell>
              <table:table-cell office:value-type="float" office:value="99.0085464509081">
                <text:p>99.0085464509081</text:p>
              </table:table-cell>
              <table:table-cell office:value-type="float" office:value="728.423715985614">
                <text:p>728.423715985614</text:p>
              </table:table-cell>
              <table:table-cell office:value-type="float" office:value="96.8739145239063">
                <text:p>96.8739145239063</text:p>
              </table:table-cell>
              <table:table-cell office:value-type="float" office:value="1008.84787703539">
                <text:p>1008.84787703539</text:p>
              </table:table-cell>
              <table:table-cell office:value-type="float" office:value="97.494612435882">
                <text:p>97.494612435882</text:p>
              </table:table-cell>
              <table:table-cell office:value-type="float" office:value="1501.54180777225">
                <text:p>1501.54180777225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821.58383452993">
                <text:p>2821.5838345299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">
                <text:p>1150</text:p>
              </table:table-cell>
              <table:table-cell office:value-type="float" office:value="99.0350511005464">
                <text:p>99.0350511005464</text:p>
              </table:table-cell>
              <table:table-cell office:value-type="float" office:value="756.171254494664">
                <text:p>756.171254494664</text:p>
              </table:table-cell>
              <table:table-cell office:value-type="float" office:value="96.9690475928957">
                <text:p>96.9690475928957</text:p>
              </table:table-cell>
              <table:table-cell office:value-type="float" office:value="1098.15630443381">
                <text:p>1098.15630443381</text:p>
              </table:table-cell>
              <table:table-cell office:value-type="float" office:value="97.5462793305461">
                <text:p>97.5462793305461</text:p>
              </table:table-cell>
              <table:table-cell office:value-type="float" office:value="1501.58669564168">
                <text:p>1501.58669564168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899.7878887309">
                <text:p>2899.7878887309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99.0590746852602">
                <text:p>99.0590746852602</text:p>
              </table:table-cell>
              <table:table-cell office:value-type="float" office:value="787.008710706994">
                <text:p>787.008710706994</text:p>
              </table:table-cell>
              <table:table-cell office:value-type="float" office:value="97.0921762244214">
                <text:p>97.0921762244214</text:p>
              </table:table-cell>
              <table:table-cell office:value-type="float" office:value="1193.62139526736">
                <text:p>1193.62139526736</text:p>
              </table:table-cell>
              <table:table-cell office:value-type="float" office:value="97.5950594773898">
                <text:p>97.5950594773898</text:p>
              </table:table-cell>
              <table:table-cell office:value-type="float" office:value="1501.63158351112">
                <text:p>1501.63158351112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967.52317361869">
                <text:p>2967.52317361869</text:p>
              </table:table-cell>
              <table:table-cell office:value-type="float" office:value="98.752468613732">
                <text:p>98.7524686137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">
                <text:p>1250</text:p>
              </table:table-cell>
              <table:table-cell office:value-type="float" office:value="99.0809837261708">
                <text:p>99.0809837261708</text:p>
              </table:table-cell>
              <table:table-cell office:value-type="float" office:value="820.920883957728">
                <text:p>820.920883957728</text:p>
              </table:table-cell>
              <table:table-cell office:value-type="float" office:value="97.2046769109102">
                <text:p>97.2046769109102</text:p>
              </table:table-cell>
              <table:table-cell office:value-type="float" office:value="1292.16495925235">
                <text:p>1292.16495925235</text:p>
              </table:table-cell>
              <table:table-cell office:value-type="float" office:value="97.6427556209703">
                <text:p>97.6427556209703</text:p>
              </table:table-cell>
              <table:table-cell office:value-type="float" office:value="1501.67647138055">
                <text:p>1501.67647138055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3045.72773790908">
                <text:p>3045.72773790908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99.1009715530534">
                <text:p>99.1009715530534</text:p>
              </table:table-cell>
              <table:table-cell office:value-type="float" office:value="857.915950251655">
                <text:p>857.915950251655</text:p>
              </table:table-cell>
              <table:table-cell office:value-type="float" office:value="97.3273241372601">
                <text:p>97.3273241372601</text:p>
              </table:table-cell>
              <table:table-cell office:value-type="float" office:value="1384.55092772973">
                <text:p>1384.55092772973</text:p>
              </table:table-cell>
              <table:table-cell office:value-type="float" office:value="97.6909702008941">
                <text:p>97.6909702008941</text:p>
              </table:table-cell>
              <table:table-cell office:value-type="float" office:value="1501.72458981635">
                <text:p>1501.72458981635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3113.4635328863">
                <text:p>3113.463532886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0">
                <text:p>1350</text:p>
              </table:table-cell>
              <table:table-cell office:value-type="float" office:value="99.119142494218">
                <text:p>99.119142494218</text:p>
              </table:table-cell>
              <table:table-cell office:value-type="float" office:value="910.30038536182">
                <text:p>910.30038536182</text:p>
              </table:table-cell>
              <table:table-cell office:value-type="float" office:value="97.4369363926936">
                <text:p>97.4369363926936</text:p>
              </table:table-cell>
              <table:table-cell office:value-type="float" office:value="1483.09428767895">
                <text:p>1483.09428767895</text:p>
              </table:table-cell>
              <table:table-cell office:value-type="float" office:value="97.7381479081313">
                <text:p>97.7381479081313</text:p>
              </table:table-cell>
              <table:table-cell office:value-type="float" office:value="1501.76947768579">
                <text:p>1501.76947768579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3181.19932786352">
                <text:p>3181.19932786352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99.1357442056859">
                <text:p>99.1357442056859</text:p>
              </table:table-cell>
              <table:table-cell office:value-type="float" office:value="968.844595599809">
                <text:p>968.844595599809</text:p>
              </table:table-cell>
              <table:table-cell office:value-type="float" office:value="97.5515684285936">
                <text:p>97.5515684285936</text:p>
              </table:table-cell>
              <table:table-cell office:value-type="float" office:value="1501.96739238284">
                <text:p>1501.96739238284</text:p>
              </table:table-cell>
              <table:table-cell office:value-type="float" office:value="97.7537647045901">
                <text:p>97.7537647045901</text:p>
              </table:table-cell>
              <table:table-cell office:value-type="float" office:value="1508.47046579061">
                <text:p>1508.47046579061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249.24301281791">
                <text:p>3249.24301281791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0">
                <text:p>1450</text:p>
              </table:table-cell>
              <table:table-cell office:value-type="float" office:value="99.1509367752897">
                <text:p>99.1509367752897</text:p>
              </table:table-cell>
              <table:table-cell office:value-type="float" office:value="1027.38835242498">
                <text:p>1027.38835242498</text:p>
              </table:table-cell>
              <table:table-cell office:value-type="float" office:value="97.6650483837308">
                <text:p>97.6650483837308</text:p>
              </table:table-cell>
              <table:table-cell office:value-type="float" office:value="1569.70318736006">
                <text:p>1569.70318736006</text:p>
              </table:table-cell>
              <table:table-cell office:value-type="float" office:value="97.7537647045901">
                <text:p>97.7537647045901</text:p>
              </table:table-cell>
              <table:table-cell office:value-type="float" office:value="1579.97353188676">
                <text:p>1579.97353188676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316.97880779513">
                <text:p>3316.9788077951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99.1649130245087">
                <text:p>99.1649130245087</text:p>
              </table:table-cell>
              <table:table-cell office:value-type="float" office:value="1092.08698221985">
                <text:p>1092.08698221985</text:p>
              </table:table-cell>
              <table:table-cell office:value-type="float" office:value="97.7710921812171">
                <text:p>97.7710921812171</text:p>
              </table:table-cell>
              <table:table-cell office:value-type="float" office:value="1575.48066422787">
                <text:p>1575.48066422787</text:p>
              </table:table-cell>
              <table:table-cell office:value-type="float" office:value="97.7873993607416">
                <text:p>97.7873993607416</text:p>
              </table:table-cell>
              <table:table-cell office:value-type="float" office:value="1647.70973493551">
                <text:p>1647.70973493551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391.79607224724">
                <text:p>3391.79607224724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0">
                <text:p>1550</text:p>
              </table:table-cell>
              <table:table-cell office:value-type="float" office:value="99.1777519923493">
                <text:p>99.1777519923493</text:p>
              </table:table-cell>
              <table:table-cell office:value-type="float" office:value="1159.85968912276">
                <text:p>1159.85968912276</text:p>
              </table:table-cell>
              <table:table-cell office:value-type="float" office:value="97.8648820287716">
                <text:p>97.8648820287716</text:p>
              </table:table-cell>
              <table:table-cell office:value-type="float" office:value="1674.02443224863">
                <text:p>1674.02443224863</text:p>
              </table:table-cell>
              <table:table-cell office:value-type="float" office:value="97.8356139406654">
                <text:p>97.8356139406654</text:p>
              </table:table-cell>
              <table:table-cell office:value-type="float" office:value="1715.75301181836">
                <text:p>1715.75301181836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459.53186722446">
                <text:p>3459.53186722446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">
                <text:p>1600</text:p>
              </table:table-cell>
              <table:table-cell office:value-type="float" office:value="99.1894199002462">
                <text:p>99.1894199002462</text:p>
              </table:table-cell>
              <table:table-cell office:value-type="float" office:value="1227.6327669998">
                <text:p>1227.6327669998</text:p>
              </table:table-cell>
              <table:table-cell office:value-type="float" office:value="97.9596144878594">
                <text:p>97.9596144878594</text:p>
              </table:table-cell>
              <table:table-cell office:value-type="float" office:value="1769.48926340028">
                <text:p>1769.48926340028</text:p>
              </table:table-cell>
              <table:table-cell office:value-type="float" office:value="97.8837342594359">
                <text:p>97.8837342594359</text:p>
              </table:table-cell>
              <table:table-cell office:value-type="float" office:value="1752.90078431227">
                <text:p>1752.9007843122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527.26766220167">
                <text:p>3527.26766220167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99.2001604911066">
                <text:p>99.2001604911066</text:p>
              </table:table-cell>
              <table:table-cell office:value-type="float" office:value="1295.3999092908">
                <text:p>1295.3999092908</text:p>
              </table:table-cell>
              <table:table-cell office:value-type="float" office:value="98.0392651624158">
                <text:p>98.0392651624158</text:p>
              </table:table-cell>
              <table:table-cell office:value-type="float" office:value="1864.95396471099">
                <text:p>1864.95396471099</text:p>
              </table:table-cell>
              <table:table-cell office:value-type="float" office:value="97.9315246641697">
                <text:p>97.9315246641697</text:p>
              </table:table-cell>
              <table:table-cell office:value-type="float" office:value="1783.48880679558">
                <text:p>1783.48880679558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598.6976268155">
                <text:p>3598.6976268155</text:p>
              </table:table-cell>
              <table:table-cell office:value-type="float" office:value="98.752468613732">
                <text:p>98.7524686137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0">
                <text:p>1700</text:p>
              </table:table-cell>
              <table:table-cell office:value-type="float" office:value="99.2099700972953">
                <text:p>99.2099700972953</text:p>
              </table:table-cell>
              <table:table-cell office:value-type="float" office:value="1363.16278537933">
                <text:p>1363.16278537933</text:p>
              </table:table-cell>
              <table:table-cell office:value-type="float" office:value="98.1080758043402">
                <text:p>98.1080758043402</text:p>
              </table:table-cell>
              <table:table-cell office:value-type="float" office:value="1960.41925958031">
                <text:p>1960.41925958031</text:p>
              </table:table-cell>
              <table:table-cell office:value-type="float" office:value="97.9808232473567">
                <text:p>97.9808232473567</text:p>
              </table:table-cell>
              <table:table-cell office:value-type="float" office:value="1826.79437883287">
                <text:p>1826.7943788328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666.43393188214">
                <text:p>3666.43393188214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">
                <text:p>1750</text:p>
              </table:table-cell>
              <table:table-cell office:value-type="float" office:value="99.2190103113644">
                <text:p>99.2190103113644</text:p>
              </table:table-cell>
              <table:table-cell office:value-type="float" office:value="1430.92529049373">
                <text:p>1430.92529049373</text:p>
              </table:table-cell>
              <table:table-cell office:value-type="float" office:value="98.1759438347314">
                <text:p>98.1759438347314</text:p>
              </table:table-cell>
              <table:table-cell office:value-type="float" office:value="2055.88349717336">
                <text:p>2055.88349717336</text:p>
              </table:table-cell>
              <table:table-cell office:value-type="float" office:value="98.027435387674">
                <text:p>98.027435387674</text:p>
              </table:table-cell>
              <table:table-cell office:value-type="float" office:value="1858.30607124769">
                <text:p>1858.30607124769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734.16972685936">
                <text:p>3734.16972685936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99.2274084358215">
                <text:p>99.2274084358215</text:p>
              </table:table-cell>
              <table:table-cell office:value-type="float" office:value="1497.4482041096">
                <text:p>1497.4482041096</text:p>
              </table:table-cell>
              <table:table-cell office:value-type="float" office:value="98.2234043254287">
                <text:p>98.2234043254287</text:p>
              </table:table-cell>
              <table:table-cell office:value-type="float" office:value="2154.42726519412">
                <text:p>2154.42726519412</text:p>
              </table:table-cell>
              <table:table-cell office:value-type="float" office:value="98.0756499675977">
                <text:p>98.0756499675977</text:p>
              </table:table-cell>
              <table:table-cell office:value-type="float" office:value="1900.68797335347">
                <text:p>1900.6879733534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805.60020156261">
                <text:p>3805.60020156261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0">
                <text:p>1850</text:p>
              </table:table-cell>
              <table:table-cell office:value-type="float" office:value="99.2350941353498">
                <text:p>99.2350941353498</text:p>
              </table:table-cell>
              <table:table-cell office:value-type="float" office:value="1566.44065539522">
                <text:p>1566.44065539522</text:p>
              </table:table-cell>
              <table:table-cell office:value-type="float" office:value="98.2871719956504">
                <text:p>98.2871719956504</text:p>
              </table:table-cell>
              <table:table-cell office:value-type="float" office:value="2249.89241167379">
                <text:p>2249.89241167379</text:p>
              </table:table-cell>
              <table:table-cell office:value-type="float" office:value="98.1245715061714">
                <text:p>98.1245715061714</text:p>
              </table:table-cell>
              <table:table-cell office:value-type="float" office:value="1929.73654595094">
                <text:p>1929.73654595094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873.33599653983">
                <text:p>3873.3359965398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99.242204427286">
                <text:p>99.242204427286</text:p>
              </table:table-cell>
              <table:table-cell office:value-type="float" office:value="1634.1940716435">
                <text:p>1634.1940716435</text:p>
              </table:table-cell>
              <table:table-cell office:value-type="float" office:value="98.331946043478">
                <text:p>98.331946043478</text:p>
              </table:table-cell>
              <table:table-cell office:value-type="float" office:value="2345.35720572803">
                <text:p>2345.35720572803</text:p>
              </table:table-cell>
              <table:table-cell office:value-type="float" office:value="98.1725975637885">
                <text:p>98.1725975637885</text:p>
              </table:table-cell>
              <table:table-cell office:value-type="float" office:value="1997.47336110701">
                <text:p>1997.47336110701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948.15326099194">
                <text:p>3948.15326099194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">
                <text:p>1950</text:p>
              </table:table-cell>
              <table:table-cell office:value-type="float" office:value="99.2487093632009">
                <text:p>99.2487093632009</text:p>
              </table:table-cell>
              <table:table-cell office:value-type="float" office:value="1701.94804435297">
                <text:p>1701.94804435297</text:p>
              </table:table-cell>
              <table:table-cell office:value-type="float" office:value="98.3781340086053">
                <text:p>98.3781340086053</text:p>
              </table:table-cell>
              <table:table-cell office:value-type="float" office:value="2440.82055298318">
                <text:p>2440.82055298318</text:p>
              </table:table-cell>
              <table:table-cell office:value-type="float" office:value="98.2169474364262">
                <text:p>98.2169474364262</text:p>
              </table:table-cell>
              <table:table-cell office:value-type="float" office:value="2065.20813590538">
                <text:p>2065.20813590538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015.88854587973">
                <text:p>4015.88854587973</text:p>
              </table:table-cell>
              <table:table-cell office:value-type="float" office:value="98.752468613732">
                <text:p>98.752468613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99.2547202213963">
                <text:p>99.2547202213963</text:p>
              </table:table-cell>
              <table:table-cell office:value-type="float" office:value="1769.69737988584">
                <text:p>1769.69737988584</text:p>
              </table:table-cell>
              <table:table-cell office:value-type="float" office:value="98.4125393295676">
                <text:p>98.4125393295676</text:p>
              </table:table-cell>
              <table:table-cell office:value-type="float" office:value="2536.26776286378">
                <text:p>2536.26776286378</text:p>
              </table:table-cell>
              <table:table-cell office:value-type="float" office:value="98.2202937073691">
                <text:p>98.2202937073691</text:p>
              </table:table-cell>
              <table:table-cell office:value-type="float" office:value="2136.63861060862">
                <text:p>2136.63861060862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083.62485094638">
                <text:p>4083.62485094638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">
                <text:p>2050</text:p>
              </table:table-cell>
              <table:table-cell office:value-type="float" office:value="99.2602646258697">
                <text:p>99.2602646258697</text:p>
              </table:table-cell>
              <table:table-cell office:value-type="float" office:value="1837.44727187991">
                <text:p>1837.44727187991</text:p>
              </table:table-cell>
              <table:table-cell office:value-type="float" office:value="98.4483585678296">
                <text:p>98.4483585678296</text:p>
              </table:table-cell>
              <table:table-cell office:value-type="float" office:value="2622.44675917716">
                <text:p>2622.44675917716</text:p>
              </table:table-cell>
              <table:table-cell office:value-type="float" office:value="98.1435651285656">
                <text:p>98.1435651285656</text:p>
              </table:table-cell>
              <table:table-cell office:value-type="float" office:value="2211.45587506073">
                <text:p>2211.45587506073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151.66853590076">
                <text:p>4151.66853590076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0">
                <text:p>2100</text:p>
              </table:table-cell>
              <table:table-cell office:value-type="float" office:value="99.2653388370822">
                <text:p>99.2653388370822</text:p>
              </table:table-cell>
              <table:table-cell office:value-type="float" office:value="1905.19734936104">
                <text:p>1905.19734936104</text:p>
              </table:table-cell>
              <table:table-cell office:value-type="float" office:value="98.4846491118582">
                <text:p>98.4846491118582</text:p>
              </table:table-cell>
              <table:table-cell office:value-type="float" office:value="2711.70363508339">
                <text:p>2711.70363508339</text:p>
              </table:table-cell>
              <table:table-cell office:value-type="float" office:value="98.0642443680459">
                <text:p>98.0642443680459</text:p>
              </table:table-cell>
              <table:table-cell office:value-type="float" office:value="2279.1926902168">
                <text:p>2279.1926902168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219.40433087798">
                <text:p>4219.40433087798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0">
                <text:p>2150</text:p>
              </table:table-cell>
              <table:table-cell office:value-type="float" office:value="99.2699654862995">
                <text:p>99.2699654862995</text:p>
              </table:table-cell>
              <table:table-cell office:value-type="float" office:value="1972.9370395666">
                <text:p>1972.9370395666</text:p>
              </table:table-cell>
              <table:table-cell office:value-type="float" office:value="98.494546532957">
                <text:p>98.494546532957</text:p>
              </table:table-cell>
              <table:table-cell office:value-type="float" office:value="2800.96010291807">
                <text:p>2800.96010291807</text:p>
              </table:table-cell>
              <table:table-cell office:value-type="float" office:value="97.9838867348396">
                <text:p>97.9838867348396</text:p>
              </table:table-cell>
              <table:table-cell office:value-type="float" office:value="2346.92746501517">
                <text:p>2346.9274650151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287.1401258552">
                <text:p>4287.1401258552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0">
                <text:p>2200</text:p>
              </table:table-cell>
              <table:table-cell office:value-type="float" office:value="99.2741509947705">
                <text:p>99.2741509947705</text:p>
              </table:table-cell>
              <table:table-cell office:value-type="float" office:value="2040.68043951343">
                <text:p>2040.68043951343</text:p>
              </table:table-cell>
              <table:table-cell office:value-type="float" office:value="98.5138700693878">
                <text:p>98.5138700693878</text:p>
              </table:table-cell>
              <table:table-cell office:value-type="float" office:value="2887.13828308838">
                <text:p>2887.13828308838</text:p>
              </table:table-cell>
              <table:table-cell office:value-type="float" office:value="97.9050844106631">
                <text:p>97.9050844106631</text:p>
              </table:table-cell>
              <table:table-cell office:value-type="float" office:value="2414.97114996956">
                <text:p>2414.97114996956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365.34418005617">
                <text:p>4365.34418005617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0">
                <text:p>2250</text:p>
              </table:table-cell>
              <table:table-cell office:value-type="float" office:value="99.277913236221">
                <text:p>99.277913236221</text:p>
              </table:table-cell>
              <table:table-cell office:value-type="float" office:value="2108.42346848614">
                <text:p>2108.42346848614</text:p>
              </table:table-cell>
              <table:table-cell office:value-type="float" office:value="98.5322509942854">
                <text:p>98.5322509942854</text:p>
              </table:table-cell>
              <table:table-cell office:value-type="float" office:value="2976.39497350754">
                <text:p>2976.39497350754</text:p>
              </table:table-cell>
              <table:table-cell office:value-type="float" office:value="97.8252923443767">
                <text:p>97.8252923443767</text:p>
              </table:table-cell>
              <table:table-cell office:value-type="float" office:value="2493.17520417053">
                <text:p>2493.17520417053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443.54823425714">
                <text:p>4443.54823425714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0">
                <text:p>2300</text:p>
              </table:table-cell>
              <table:table-cell office:value-type="float" office:value="99.2813664933242">
                <text:p>99.2813664933242</text:p>
              </table:table-cell>
              <table:table-cell office:value-type="float" office:value="2176.16612648472">
                <text:p>2176.16612648472</text:p>
              </table:table-cell>
              <table:table-cell office:value-type="float" office:value="98.5496893076498">
                <text:p>98.5496893076498</text:p>
              </table:table-cell>
              <table:table-cell office:value-type="float" office:value="3065.65162682929">
                <text:p>3065.65162682929</text:p>
              </table:table-cell>
              <table:table-cell office:value-type="float" office:value="97.7454060169371">
                <text:p>97.7454060169371</text:p>
              </table:table-cell>
              <table:table-cell office:value-type="float" office:value="2571.3792583715">
                <text:p>2571.379258371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511.28402923436">
                <text:p>4511.28402923436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0">
                <text:p>2350</text:p>
              </table:table-cell>
              <table:table-cell office:value-type="float" office:value="99.2845396508405">
                <text:p>99.2845396508405</text:p>
              </table:table-cell>
              <table:table-cell office:value-type="float" office:value="2243.91267971163">
                <text:p>2243.91267971163</text:p>
              </table:table-cell>
              <table:table-cell office:value-type="float" office:value="98.577025042113">
                <text:p>98.577025042113</text:p>
              </table:table-cell>
              <table:table-cell office:value-type="float" office:value="3151.82960296383">
                <text:p>3151.82960296383</text:p>
              </table:table-cell>
              <table:table-cell office:value-type="float" office:value="97.6660852564173">
                <text:p>97.6660852564173</text:p>
              </table:table-cell>
              <table:table-cell office:value-type="float" office:value="2639.11546142026">
                <text:p>2639.11546142026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579.01982421158">
                <text:p>4579.01982421158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0">
                <text:p>2400</text:p>
              </table:table-cell>
              <table:table-cell office:value-type="float" office:value="99.2870438930362">
                <text:p>99.2870438930362</text:p>
              </table:table-cell>
              <table:table-cell office:value-type="float" office:value="2311.65051504655">
                <text:p>2311.65051504655</text:p>
              </table:table-cell>
              <table:table-cell office:value-type="float" office:value="98.5822094055456">
                <text:p>98.5822094055456</text:p>
              </table:table-cell>
              <table:table-cell office:value-type="float" office:value="3238.00778313413">
                <text:p>3238.00778313413</text:p>
              </table:table-cell>
              <table:table-cell office:value-type="float" office:value="97.5872829322408">
                <text:p>97.5872829322408</text:p>
              </table:table-cell>
              <table:table-cell office:value-type="float" office:value="2707.15873830311">
                <text:p>2707.15873830311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647.06350916597">
                <text:p>4647.06350916597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0">
                <text:p>2450</text:p>
              </table:table-cell>
              <table:table-cell office:value-type="float" office:value="99.2898468554512">
                <text:p>99.2898468554512</text:p>
              </table:table-cell>
              <table:table-cell office:value-type="float" office:value="2379.39206012275">
                <text:p>2379.39206012275</text:p>
              </table:table-cell>
              <table:table-cell office:value-type="float" office:value="98.5968198843104">
                <text:p>98.5968198843104</text:p>
              </table:table-cell>
              <table:table-cell office:value-type="float" office:value="3330.34315074051">
                <text:p>3330.34315074051</text:p>
              </table:table-cell>
              <table:table-cell office:value-type="float" office:value="97.5069252990345">
                <text:p>97.5069252990345</text:p>
              </table:table-cell>
              <table:table-cell office:value-type="float" office:value="2774.89453328033">
                <text:p>2774.89453328033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714.79879405376">
                <text:p>4714.79879405376</text:p>
              </table:table-cell>
              <table:table-cell office:value-type="float" office:value="98.752468613732">
                <text:p>98.7524686137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99.2924536823027">
                <text:p>99.2924536823027</text:p>
              </table:table-cell>
              <table:table-cell office:value-type="float" office:value="2447.13583104371">
                <text:p>2447.13583104371</text:p>
              </table:table-cell>
              <table:table-cell office:value-type="float" office:value="98.6170860322745">
                <text:p>98.6170860322745</text:p>
              </table:table-cell>
              <table:table-cell office:value-type="float" office:value="3416.52092283927">
                <text:p>3416.52092283927</text:p>
              </table:table-cell>
              <table:table-cell office:value-type="float" office:value="97.4270861021715">
                <text:p>97.4270861021715</text:p>
              </table:table-cell>
              <table:table-cell office:value-type="float" office:value="2849.71179773244">
                <text:p>2849.71179773244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782.5350991204">
                <text:p>4782.5350991204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0">
                <text:p>2550</text:p>
              </table:table-cell>
              <table:table-cell office:value-type="float" office:value="99.2946442517064">
                <text:p>99.2946442517064</text:p>
              </table:table-cell>
              <table:table-cell office:value-type="float" office:value="2514.87236796918">
                <text:p>2514.87236796918</text:p>
              </table:table-cell>
              <table:table-cell office:value-type="float" office:value="98.6189712553409">
                <text:p>98.6189712553409</text:p>
              </table:table-cell>
              <table:table-cell office:value-type="float" office:value="3502.69930704535">
                <text:p>3502.69930704535</text:p>
              </table:table-cell>
              <table:table-cell office:value-type="float" office:value="97.3488022143383">
                <text:p>97.3488022143383</text:p>
              </table:table-cell>
              <table:table-cell office:value-type="float" office:value="2921.14227243568">
                <text:p>2921.14227243568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857.35236357251">
                <text:p>4857.35236357251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0">
                <text:p>2600</text:p>
              </table:table-cell>
              <table:table-cell office:value-type="float" office:value="99.29664359231">
                <text:p>99.29664359231</text:p>
              </table:table-cell>
              <table:table-cell office:value-type="float" office:value="2582.61502596776">
                <text:p>2582.61502596776</text:p>
              </table:table-cell>
              <table:table-cell office:value-type="float" office:value="98.6364095687053">
                <text:p>98.6364095687053</text:p>
              </table:table-cell>
              <table:table-cell office:value-type="float" office:value="3595.03426658019">
                <text:p>3595.03426658019</text:p>
              </table:table-cell>
              <table:table-cell office:value-type="float" office:value="97.2674077084455">
                <text:p>97.2674077084455</text:p>
              </table:table-cell>
              <table:table-cell office:value-type="float" office:value="2988.87908759175">
                <text:p>2988.8790875917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925.08815854973">
                <text:p>4925.0881585497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0">
                <text:p>2650</text:p>
              </table:table-cell>
              <table:table-cell office:value-type="float" office:value="99.2983484422688">
                <text:p>99.2983484422688</text:p>
              </table:table-cell>
              <table:table-cell office:value-type="float" office:value="2650.353788738">
                <text:p>2650.353788738</text:p>
              </table:table-cell>
              <table:table-cell office:value-type="float" office:value="98.643950460971">
                <text:p>98.643950460971</text:p>
              </table:table-cell>
              <table:table-cell office:value-type="float" office:value="3681.21244675049">
                <text:p>3681.21244675049</text:p>
              </table:table-cell>
              <table:table-cell office:value-type="float" office:value="97.188605384269">
                <text:p>97.188605384269</text:p>
              </table:table-cell>
              <table:table-cell office:value-type="float" office:value="3056.61386239012">
                <text:p>3056.61386239012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968.80853530776">
                <text:p>4968.80853530776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0">
                <text:p>2700</text:p>
              </table:table-cell>
              <table:table-cell office:value-type="float" office:value="99.2997666132193">
                <text:p>99.2997666132193</text:p>
              </table:table-cell>
              <table:table-cell office:value-type="float" office:value="2718.0912530988">
                <text:p>2718.0912530988</text:p>
              </table:table-cell>
              <table:table-cell office:value-type="float" office:value="98.6481922128704">
                <text:p>98.6481922128704</text:p>
              </table:table-cell>
              <table:table-cell office:value-type="float" office:value="3767.39042288503">
                <text:p>3767.39042288503</text:p>
              </table:table-cell>
              <table:table-cell office:value-type="float" office:value="97.1092846237492">
                <text:p>97.1092846237492</text:p>
              </table:table-cell>
              <table:table-cell office:value-type="float" office:value="3128.04433709337">
                <text:p>3128.0443370933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99.3005798522101">
                <text:p>99.3005798522101</text:p>
              </table:table-cell>
              <table:table-cell office:value-type="float" office:value="2785.83261268793">
                <text:p>2785.83261268793</text:p>
              </table:table-cell>
              <table:table-cell office:value-type="float" office:value="98.6623313858686">
                <text:p>98.6623313858686</text:p>
              </table:table-cell>
              <table:table-cell office:value-type="float" office:value="3859.72579049141">
                <text:p>3859.72579049141</text:p>
              </table:table-cell>
              <table:table-cell office:value-type="float" office:value="97.0289269905429">
                <text:p>97.0289269905429</text:p>
              </table:table-cell>
              <table:table-cell office:value-type="float" office:value="3202.86160154548">
                <text:p>3202.86160154548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0">
                <text:p>2800</text:p>
              </table:table-cell>
              <table:table-cell office:value-type="float" office:value="99.3016228358986">
                <text:p>99.3016228358986</text:p>
              </table:table-cell>
              <table:table-cell office:value-type="float" office:value="2853.56636730744">
                <text:p>2853.56636730744</text:p>
              </table:table-cell>
              <table:table-cell office:value-type="float" office:value="98.657147022436">
                <text:p>98.657147022436</text:p>
              </table:table-cell>
              <table:table-cell office:value-type="float" office:value="3945.90356259017">
                <text:p>3945.90356259017</text:p>
              </table:table-cell>
              <table:table-cell office:value-type="float" office:value="96.9490877936799">
                <text:p>96.9490877936799</text:p>
              </table:table-cell>
              <table:table-cell office:value-type="float" office:value="3270.59841670155">
                <text:p>3270.5984167015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0">
                <text:p>2850</text:p>
              </table:table-cell>
              <table:table-cell office:value-type="float" office:value="99.3025524174716">
                <text:p>99.3025524174716</text:p>
              </table:table-cell>
              <table:table-cell office:value-type="float" office:value="2912.06676137903">
                <text:p>2912.06676137903</text:p>
              </table:table-cell>
              <table:table-cell office:value-type="float" office:value="98.6604461628022">
                <text:p>98.6604461628022</text:p>
              </table:table-cell>
              <table:table-cell office:value-type="float" office:value="4032.08174276048">
                <text:p>4032.08174276048</text:p>
              </table:table-cell>
              <table:table-cell office:value-type="float" office:value="96.8702854695034">
                <text:p>96.8702854695034</text:p>
              </table:table-cell>
              <table:table-cell office:value-type="float" office:value="3338.33319149992">
                <text:p>3338.33319149992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0">
                <text:p>2900</text:p>
              </table:table-cell>
              <table:table-cell office:value-type="float" office:value="99.3032639362032">
                <text:p>99.3032639362032</text:p>
              </table:table-cell>
              <table:table-cell office:value-type="float" office:value="2979.81301318947">
                <text:p>2979.81301318947</text:p>
              </table:table-cell>
              <table:table-cell office:value-type="float" office:value="98.6870160253946">
                <text:p>98.6870160253946</text:p>
              </table:table-cell>
              <table:table-cell office:value-type="float" office:value="4124.41690633108">
                <text:p>4124.41690633108</text:p>
              </table:table-cell>
              <table:table-cell office:value-type="float" office:value="96.7894093999539">
                <text:p>96.7894093999539</text:p>
              </table:table-cell>
              <table:table-cell office:value-type="float" office:value="3406.3768764543">
                <text:p>3406.3768764543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0">
                <text:p>2950</text:p>
              </table:table-cell>
              <table:table-cell office:value-type="float" office:value="99.3039629175393">
                <text:p>99.3039629175393</text:p>
              </table:table-cell>
              <table:table-cell office:value-type="float" office:value="3161.47542314604">
                <text:p>3161.47542314604</text:p>
              </table:table-cell>
              <table:table-cell office:value-type="float" office:value="98.7056241870011">
                <text:p>98.7056241870011</text:p>
              </table:table-cell>
              <table:table-cell office:value-type="float" office:value="4210.59488246562">
                <text:p>4210.59488246562</text:p>
              </table:table-cell>
              <table:table-cell office:value-type="float" office:value="96.7100886394341">
                <text:p>96.7100886394341</text:p>
              </table:table-cell>
              <table:table-cell office:value-type="float" office:value="3484.58093065527">
                <text:p>3484.5809306552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">
                <text:p>3000</text:p>
              </table:table-cell>
              <table:table-cell office:value-type="float" office:value="99.3044733147619">
                <text:p>99.3044733147619</text:p>
              </table:table-cell>
              <table:table-cell office:value-type="float" office:value="3343.13083759048">
                <text:p>3343.13083759048</text:p>
              </table:table-cell>
              <table:table-cell office:value-type="float" office:value="98.7064573882671">
                <text:p>98.7064573882671</text:p>
              </table:table-cell>
              <table:table-cell office:value-type="float" office:value="4296.77306263592">
                <text:p>4296.77306263592</text:p>
              </table:table-cell>
              <table:table-cell office:value-type="float" office:value="96.6312863152576">
                <text:p>96.6312863152576</text:p>
              </table:table-cell>
              <table:table-cell office:value-type="float" office:value="3562.78498485625">
                <text:p>3562.7849848562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0">
                <text:p>3050</text:p>
              </table:table-cell>
              <table:table-cell office:value-type="float" office:value="99.3048349822094">
                <text:p>99.3048349822094</text:p>
              </table:table-cell>
              <table:table-cell office:value-type="float" office:value="3524.78355584796">
                <text:p>3524.78355584796</text:p>
              </table:table-cell>
              <table:table-cell office:value-type="float" office:value="98.7004398235685">
                <text:p>98.7004398235685</text:p>
              </table:table-cell>
              <table:table-cell office:value-type="float" office:value="4386.02969740897">
                <text:p>4386.02969740897</text:p>
              </table:table-cell>
              <table:table-cell office:value-type="float" office:value="96.5513528572413">
                <text:p>96.5513528572413</text:p>
              </table:table-cell>
              <table:table-cell office:value-type="float" office:value="3630.521187905">
                <text:p>3630.52118790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0">
                <text:p>3100</text:p>
              </table:table-cell>
              <table:table-cell office:value-type="float" office:value="99.3050391958311">
                <text:p>99.3050391958311</text:p>
              </table:table-cell>
              <table:table-cell office:value-type="float" office:value="3709.509963678">
                <text:p>3709.509963678</text:p>
              </table:table-cell>
              <table:table-cell office:value-type="float" office:value="98.6811836165329">
                <text:p>98.6811836165329</text:p>
              </table:table-cell>
              <table:table-cell office:value-type="float" office:value="4475.28620234107">
                <text:p>4475.28620234107</text:p>
              </table:table-cell>
              <table:table-cell office:value-type="float" office:value="96.4710894851883">
                <text:p>96.4710894851883</text:p>
              </table:table-cell>
              <table:table-cell office:value-type="float" office:value="3698.56446478785">
                <text:p>3698.5644647878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0">
                <text:p>3150</text:p>
              </table:table-cell>
              <table:table-cell office:value-type="float" office:value="99.3051073972123">
                <text:p>99.3051073972123</text:p>
              </table:table-cell>
              <table:table-cell office:value-type="float" office:value="3808.02251422593">
                <text:p>3808.02251422593</text:p>
              </table:table-cell>
              <table:table-cell office:value-type="float" office:value="98.6500774359369">
                <text:p>98.6500774359369</text:p>
              </table:table-cell>
              <table:table-cell office:value-type="float" office:value="4561.46458654714">
                <text:p>4561.46458654714</text:p>
              </table:table-cell>
              <table:table-cell office:value-type="float" office:value="96.3928055973551">
                <text:p>96.3928055973551</text:p>
              </table:table-cell>
              <table:table-cell office:value-type="float" office:value="3766.30025976507">
                <text:p>3766.3002597650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00">
                <text:p>3200</text:p>
              </table:table-cell>
              <table:table-cell office:value-type="float" office:value="99.3050291568406">
                <text:p>99.3050291568406</text:p>
              </table:table-cell>
              <table:table-cell office:value-type="float" office:value="3891.15892913471">
                <text:p>3891.15892913471</text:p>
              </table:table-cell>
              <table:table-cell office:value-type="float" office:value="98.6656305262349">
                <text:p>98.6656305262349</text:p>
              </table:table-cell>
              <table:table-cell office:value-type="float" office:value="4650.72103583312">
                <text:p>4650.72103583312</text:p>
              </table:table-cell>
              <table:table-cell office:value-type="float" office:value="96.3124008335722">
                <text:p>96.3124008335722</text:p>
              </table:table-cell>
              <table:table-cell office:value-type="float" office:value="3841.11752421718">
                <text:p>3841.11752421718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0">
                <text:p>3250</text:p>
              </table:table-cell>
              <table:table-cell office:value-type="float" office:value="99.304830070136">
                <text:p>99.304830070136</text:p>
              </table:table-cell>
              <table:table-cell office:value-type="float" office:value="4075.89674110691">
                <text:p>4075.89674110691</text:p>
              </table:table-cell>
              <table:table-cell office:value-type="float" office:value="98.6753512076711">
                <text:p>98.6753512076711</text:p>
              </table:table-cell>
              <table:table-cell office:value-type="float" office:value="4739.97772625228">
                <text:p>4739.97772625228</text:p>
              </table:table-cell>
              <table:table-cell office:value-type="float" office:value="96.2326087672858">
                <text:p>96.2326087672858</text:p>
              </table:table-cell>
              <table:table-cell office:value-type="float" office:value="3912.54799892043">
                <text:p>3912.54799892043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00">
                <text:p>3300</text:p>
              </table:table-cell>
              <table:table-cell office:value-type="float" office:value="99.3040774583255">
                <text:p>99.3040774583255</text:p>
              </table:table-cell>
              <table:table-cell office:value-type="float" office:value="4248.31028247211">
                <text:p>4248.31028247211</text:p>
              </table:table-cell>
              <table:table-cell office:value-type="float" office:value="98.6630383445185">
                <text:p>98.6630383445185</text:p>
              </table:table-cell>
              <table:table-cell office:value-type="float" office:value="4826.15590642259">
                <text:p>4826.15590642259</text:p>
              </table:table-cell>
              <table:table-cell office:value-type="float" office:value="96.1538064431093">
                <text:p>96.1538064431093</text:p>
              </table:table-cell>
              <table:table-cell office:value-type="float" office:value="3980.2848140765">
                <text:p>3980.284814076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0">
                <text:p>3350</text:p>
              </table:table-cell>
              <table:table-cell office:value-type="float" office:value="99.3042578446832">
                <text:p>99.3042578446832</text:p>
              </table:table-cell>
              <table:table-cell office:value-type="float" office:value="4405.33500552017">
                <text:p>4405.33500552017</text:p>
              </table:table-cell>
              <table:table-cell office:value-type="float" office:value="98.6651592204683">
                <text:p>98.6651592204683</text:p>
              </table:table-cell>
              <table:table-cell office:value-type="float" office:value="4915.41255974434">
                <text:p>4915.41255974434</text:p>
              </table:table-cell>
              <table:table-cell office:value-type="float" office:value="96.0739201156696">
                <text:p>96.0739201156696</text:p>
              </table:table-cell>
              <table:table-cell office:value-type="float" office:value="4048.01958887487">
                <text:p>4048.0195888748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00">
                <text:p>3400</text:p>
              </table:table-cell>
              <table:table-cell office:value-type="float" office:value="99.3037630451818">
                <text:p>99.3037630451818</text:p>
              </table:table-cell>
              <table:table-cell office:value-type="float" office:value="4473.0702440362">
                <text:p>4473.0702440362</text:p>
              </table:table-cell>
              <table:table-cell office:value-type="float" office:value="98.6637453031684">
                <text:p>98.6637453031684</text:p>
              </table:table-cell>
              <table:table-cell office:value-type="float" office:value="4989.2798521993">
                <text:p>4989.2798521993</text:p>
              </table:table-cell>
              <table:table-cell office:value-type="float" office:value="96.0070889579649">
                <text:p>96.0070889579649</text:p>
              </table:table-cell>
              <table:table-cell office:value-type="float" office:value="4119.45006357812">
                <text:p>4119.45006357812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0">
                <text:p>3450</text:p>
              </table:table-cell>
              <table:table-cell office:value-type="float" office:value="99.3031642730354">
                <text:p>99.3031642730354</text:p>
              </table:table-cell>
              <table:table-cell office:value-type="float" office:value="4540.8030712204">
                <text:p>4540.8030712204</text:p>
              </table:table-cell>
              <table:table-cell office:value-type="float" office:value="98.6562044109028">
                <text:p>98.6562044109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4.26732803022">
                <text:p>4194.26732803022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0">
                <text:p>3500</text:p>
              </table:table-cell>
              <table:table-cell office:value-type="float" office:value="99.302430425156">
                <text:p>99.302430425156</text:p>
              </table:table-cell>
              <table:table-cell office:value-type="float" office:value="4608.52829343498">
                <text:p>4608.52829343498</text:p>
              </table:table-cell>
              <table:table-cell office:value-type="float" office:value="98.6293399822062">
                <text:p>98.629339982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2.00414318629">
                <text:p>4262.00414318629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0">
                <text:p>3550</text:p>
              </table:table-cell>
              <table:table-cell office:value-type="float" office:value="99.3016378627969">
                <text:p>99.3016378627969</text:p>
              </table:table-cell>
              <table:table-cell office:value-type="float" office:value="4657.79068978205">
                <text:p>4657.79068978205</text:p>
              </table:table-cell>
              <table:table-cell office:value-type="float" office:value="98.6293399822062">
                <text:p>98.629339982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9.73891798466">
                <text:p>4329.73891798466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99.3007824470401">
                <text:p>99.3007824470401</text:p>
              </table:table-cell>
              <table:table-cell office:value-type="float" office:value="4802.4836763688">
                <text:p>4802.4836763688</text:p>
              </table:table-cell>
              <table:table-cell office:value-type="float" office:value="98.5904572564612">
                <text:p>98.5904572564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7.78260293905">
                <text:p>4397.7826029390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0">
                <text:p>3650</text:p>
              </table:table-cell>
              <table:table-cell office:value-type="float" office:value="99.2998558195733">
                <text:p>99.2998558195733</text:p>
              </table:table-cell>
              <table:table-cell office:value-type="float" office:value="4984.13366200436">
                <text:p>4984.13366200436</text:p>
              </table:table-cell>
              <table:table-cell office:value-type="float" office:value="98.5774963478796">
                <text:p>98.5774963478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5.98665714002">
                <text:p>4475.98665714002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0">
                <text:p>3700</text:p>
              </table:table-cell>
              <table:table-cell office:value-type="float" office:value="99.2988514167192">
                <text:p>99.2988514167192</text:p>
              </table:table-cell>
              <table:table-cell office:value-type="float" office:value="5165.78109719279">
                <text:p>5165.78109719279</text:p>
              </table:table-cell>
              <table:table-cell office:value-type="float" office:value="98.5580549850071">
                <text:p>98.5580549850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4.19071134099">
                <text:p>4554.19071134099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50">
                <text:p>3750</text:p>
              </table:table-cell>
              <table:table-cell office:value-type="float" office:value="99.297738556926">
                <text:p>99.297738556926</text:p>
              </table:table-cell>
              <table:table-cell office:value-type="float" office:value="5276.61383763231">
                <text:p>5276.61383763231</text:p>
              </table:table-cell>
              <table:table-cell office:value-type="float" office:value="98.5386136221346">
                <text:p>98.538613622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1.92691438975">
                <text:p>4621.9269143897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0">
                <text:p>3800</text:p>
              </table:table-cell>
              <table:table-cell office:value-type="float" office:value="99.2965538735033">
                <text:p>99.2965538735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9.9701912726">
                <text:p>4689.9701912726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50">
                <text:p>3850</text:p>
              </table:table-cell>
              <table:table-cell office:value-type="float" office:value="99.2952852234149">
                <text:p>99.2952852234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7.70598624982">
                <text:p>4757.70598624982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0">
                <text:p>3900</text:p>
              </table:table-cell>
              <table:table-cell office:value-type="float" office:value="99.2939705849387">
                <text:p>99.2939705849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2.52325070193">
                <text:p>4832.52325070193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50">
                <text:p>3950</text:p>
              </table:table-cell>
              <table:table-cell office:value-type="float" office:value="99.2925963777594">
                <text:p>99.2925963777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3.95372540517">
                <text:p>4903.9537254051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99.291180227594">
                <text:p>99.291180227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1.69054056124">
                <text:p>4971.69054056124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0">
                <text:p>4050</text:p>
              </table:table-cell>
              <table:table-cell office:value-type="float" office:value="99.2896848504488">
                <text:p>99.2896848504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1.71521741439">
                <text:p>5011.71521741439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00">
                <text:p>4100</text:p>
              </table:table-cell>
              <table:table-cell office:value-type="float" office:value="99.2881308259552">
                <text:p>99.2881308259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50">
                <text:p>4150</text:p>
              </table:table-cell>
              <table:table-cell office:value-type="float" office:value="99.2865236441871">
                <text:p>99.286523644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99.2848256082448">
                <text:p>99.2848256082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0">
                <text:p>4250</text:p>
              </table:table-cell>
              <table:table-cell office:value-type="float" office:value="99.2831412396592">
                <text:p>99.2831412396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00">
                <text:p>4300</text:p>
              </table:table-cell>
              <table:table-cell office:value-type="float" office:value="99.281361144158">
                <text:p>99.28136114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50">
                <text:p>4350</text:p>
              </table:table-cell>
              <table:table-cell office:value-type="float" office:value="99.2795834846063">
                <text:p>99.279583484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">
                <text:p>4400</text:p>
              </table:table-cell>
              <table:table-cell office:value-type="float" office:value="99.2777597740594">
                <text:p>99.2777597740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0">
                <text:p>4450</text:p>
              </table:table-cell>
              <table:table-cell office:value-type="float" office:value="99.2759020666483">
                <text:p>99.2759020666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0">
                <text:p>4500</text:p>
              </table:table-cell>
              <table:table-cell office:value-type="float" office:value="99.274000115396">
                <text:p>99.274000115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0">
                <text:p>4550</text:p>
              </table:table-cell>
              <table:table-cell office:value-type="float" office:value="99.2720763783514">
                <text:p>99.272076378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0">
                <text:p>4600</text:p>
              </table:table-cell>
              <table:table-cell office:value-type="float" office:value="99.2701154114148">
                <text:p>99.2701154114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0">
                <text:p>4650</text:p>
              </table:table-cell>
              <table:table-cell office:value-type="float" office:value="99.2680831650188">
                <text:p>99.268083165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00">
                <text:p>4700</text:p>
              </table:table-cell>
              <table:table-cell office:value-type="float" office:value="99.2660244320408">
                <text:p>99.266024432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50">
                <text:p>4750</text:p>
              </table:table-cell>
              <table:table-cell office:value-type="float" office:value="99.2639363407093">
                <text:p>99.2639363407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00">
                <text:p>4800</text:p>
              </table:table-cell>
              <table:table-cell office:value-type="float" office:value="99.2617744147866">
                <text:p>99.2617744147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50">
                <text:p>4850</text:p>
              </table:table-cell>
              <table:table-cell office:value-type="float" office:value="99.25961152027">
                <text:p>99.2596115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0">
                <text:p>4900</text:p>
              </table:table-cell>
              <table:table-cell office:value-type="float" office:value="99.2573964085979">
                <text:p>99.2573964085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0">
                <text:p>4950</text:p>
              </table:table-cell>
              <table:table-cell office:value-type="float" office:value="99.2551042073864">
                <text:p>99.255104207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00">
                <text:p>5000</text:p>
              </table:table-cell>
              <table:table-cell office:value-type="float" office:value="99.2527962848368">
                <text:p>99.2527962848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_20__28_Rounded_29_" draw:display-name="Dash (Rounded)" draw:style="round" draw:dots1="1" draw:dots1-length="201%" draw:distance="199%"/>
    <draw:stroke-dash draw:name="Double_20_Dash_20_Dot" draw:display-name="Double Dash Dot" draw:style="rect" draw:dots1="1" draw:dots1-length="800%" draw:dots2="1" draw:dots2-length="100%" draw:distance="300%"/>
    <draw:stroke-dash draw:name="Long_20_Dash_20_Dot" draw:display-name="Long Dash Dot" draw:style="rect" draw:dots1="1" draw:dots1-length="400%" draw:dots2="1" draw:dots2-length="100%" draw:distance="300%"/>
  </office:styles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5050" chart:origin="0" chart:interval-major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0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615cm" svg:height="17.047cm" xlink:href=".." xlink:type="simple" chart:class="chart:scatter" chart:style-name="ch1">
        <chart:title svg:x="10.964cm" svg:y="0.476cm" chart:style-name="ch2">
          <text:p>GaN losses detail</text:p>
        </chart:title>
        <chart:legend chart:legend-position="end" svg:x="21.228cm" svg:y="7.975cm" style:legend-expansion="high" chart:style-name="ch3"/>
        <chart:plot-area chart:style-name="ch4" table:cell-range-address="results_summary.C575:results_summary.C673 results_summary.S575:results_summary.T673" chart:data-source-has-labels="row" svg:x="1.523cm" svg:y="1.595cm" svg:width="19.193cm" svg:height="14.131cm">
          <chart:coordinate-region svg:x="2.33cm" svg:y="1.794cm" svg:width="18.386cm" svg:height="12.878cm"/>
          <chart:axis chart:dimension="x" chart:name="primary-x" chart:style-name="ch5">
            <chart:title svg:x="10.453cm" svg:y="16.066cm" chart:style-name="ch6">
              <text:p>Load(W)</text:p>
            </chart:title>
            <chart:grid chart:style-name="ch7" chart:class="major"/>
          </chart:axis>
          <chart:axis chart:dimension="y" chart:name="primary-y" chart:style-name="ch8">
            <chart:title svg:x="0.451cm" svg:y="10.212cm" chart:style-name="ch9">
              <text:p>% of total Gan losses</text:p>
            </chart:title>
            <chart:grid chart:style-name="ch7" chart:class="major"/>
          </chart:axis>
          <chart:series chart:style-name="ch10" chart:values-cell-range-address="results_summary.S576:results_summary.S673" chart:label-cell-address="results_summary.S575:results_summary.S575" chart:class="chart:scatter">
            <chart:domain table:cell-range-address="results_summary.C576:results_summary.C673"/>
            <chart:data-point chart:repeated="98"/>
          </chart:series>
          <chart:series chart:style-name="ch11" chart:values-cell-range-address="results_summary.T576:results_summary.T673" chart:label-cell-address="results_summary.T575:results_summary.T575" chart:class="chart:scatter">
            <chart:data-point chart:repeated="9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GaN_conduction_%</text:p>
                <draw:g>
                  <svg:desc>results_summary.S575:results_summary.S575</svg:desc>
                </draw:g>
              </table:table-cell>
              <table:table-cell office:value-type="string">
                <text:p>GaN_switching_%</text:p>
                <draw:g>
                  <svg:desc>results_summary.T575:results_summary.T5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ults_summary.C576:results_summary.C673</svg:desc>
                </draw:g>
              </table:table-cell>
              <table:table-cell office:value-type="float" office:value="5.53421790249342">
                <text:p>5.53421790249342</text:p>
                <draw:g>
                  <svg:desc>results_summary.S576:results_summary.S673</svg:desc>
                </draw:g>
              </table:table-cell>
              <table:table-cell office:value-type="float" office:value="94.4657820977617">
                <text:p>94.4657820977617</text:p>
                <draw:g>
                  <svg:desc>results_summary.T576:results_summary.T6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5.44408301977136">
                <text:p>5.44408301977136</text:p>
              </table:table-cell>
              <table:table-cell office:value-type="float" office:value="94.5559169801412">
                <text:p>94.5559169801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5.08889678665548">
                <text:p>5.08889678665548</text:p>
              </table:table-cell>
              <table:table-cell office:value-type="float" office:value="94.9111032135184">
                <text:p>94.9111032135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3.55767251076583">
                <text:p>3.55767251076583</text:p>
              </table:table-cell>
              <table:table-cell office:value-type="float" office:value="96.4423274891862">
                <text:p>96.4423274891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3.29024037635218">
                <text:p>3.29024037635218</text:p>
              </table:table-cell>
              <table:table-cell office:value-type="float" office:value="96.7097596237745">
                <text:p>96.7097596237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2.96172192223323">
                <text:p>2.96172192223323</text:p>
              </table:table-cell>
              <table:table-cell office:value-type="float" office:value="97.0382780779306">
                <text:p>97.0382780779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2.24812406792884">
                <text:p>2.24812406792884</text:p>
              </table:table-cell>
              <table:table-cell office:value-type="float" office:value="97.7518759321034">
                <text:p>97.7518759321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.00987979037068">
                <text:p>2.00987979037068</text:p>
              </table:table-cell>
              <table:table-cell office:value-type="float" office:value="97.9901202095915">
                <text:p>97.9901202095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2.13347608508614">
                <text:p>2.13347608508614</text:p>
              </table:table-cell>
              <table:table-cell office:value-type="float" office:value="97.8665239149231">
                <text:p>97.8665239149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2.236321441395">
                <text:p>2.236321441395</text:p>
              </table:table-cell>
              <table:table-cell office:value-type="float" office:value="97.7636785584364">
                <text:p>97.7636785584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">
                <text:p>650</text:p>
              </table:table-cell>
              <table:table-cell office:value-type="float" office:value="2.31245638991662">
                <text:p>2.31245638991662</text:p>
              </table:table-cell>
              <table:table-cell office:value-type="float" office:value="97.6875436097991">
                <text:p>97.6875436097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2.38245478268726">
                <text:p>2.38245478268726</text:p>
              </table:table-cell>
              <table:table-cell office:value-type="float" office:value="97.6175452172873">
                <text:p>97.61754521728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2.49416866027847">
                <text:p>2.49416866027847</text:p>
              </table:table-cell>
              <table:table-cell office:value-type="float" office:value="97.5058313397107">
                <text:p>97.5058313397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2.6367873355774">
                <text:p>2.6367873355774</text:p>
              </table:table-cell>
              <table:table-cell office:value-type="float" office:value="97.3632126642662">
                <text:p>97.3632126642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2.81536420706191">
                <text:p>2.81536420706191</text:p>
              </table:table-cell>
              <table:table-cell office:value-type="float" office:value="97.1846357928679">
                <text:p>97.18463579286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3.01027488740637">
                <text:p>3.01027488740637</text:p>
              </table:table-cell>
              <table:table-cell office:value-type="float" office:value="96.9897251128278">
                <text:p>96.98972511282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">
                <text:p>950</text:p>
              </table:table-cell>
              <table:table-cell office:value-type="float" office:value="3.22368637874227">
                <text:p>3.22368637874227</text:p>
              </table:table-cell>
              <table:table-cell office:value-type="float" office:value="96.7763136212472">
                <text:p>96.7763136212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3.44234705642534">
                <text:p>3.44234705642534</text:p>
              </table:table-cell>
              <table:table-cell office:value-type="float" office:value="96.5576529434051">
                <text:p>96.55765294340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">
                <text:p>1050</text:p>
              </table:table-cell>
              <table:table-cell office:value-type="float" office:value="3.66504764466192">
                <text:p>3.66504764466192</text:p>
              </table:table-cell>
              <table:table-cell office:value-type="float" office:value="96.3349523555831">
                <text:p>96.3349523555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">
                <text:p>1100</text:p>
              </table:table-cell>
              <table:table-cell office:value-type="float" office:value="3.89227199075187">
                <text:p>3.89227199075187</text:p>
              </table:table-cell>
              <table:table-cell office:value-type="float" office:value="96.1077280089766">
                <text:p>96.10772800897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">
                <text:p>1150</text:p>
              </table:table-cell>
              <table:table-cell office:value-type="float" office:value="4.12353306763297">
                <text:p>4.12353306763297</text:p>
              </table:table-cell>
              <table:table-cell office:value-type="float" office:value="95.8764669325012">
                <text:p>95.8764669325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4.35828001327323">
                <text:p>4.35828001327323</text:p>
              </table:table-cell>
              <table:table-cell office:value-type="float" office:value="95.6417199868317">
                <text:p>95.64171998683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">
                <text:p>1250</text:p>
              </table:table-cell>
              <table:table-cell office:value-type="float" office:value="4.5966832612541">
                <text:p>4.5966832612541</text:p>
              </table:table-cell>
              <table:table-cell office:value-type="float" office:value="95.4033167386009">
                <text:p>95.4033167386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4.83826970789825">
                <text:p>4.83826970789825</text:p>
              </table:table-cell>
              <table:table-cell office:value-type="float" office:value="95.1617302919592">
                <text:p>95.16173029195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0">
                <text:p>1350</text:p>
              </table:table-cell>
              <table:table-cell office:value-type="float" office:value="5.08200610090986">
                <text:p>5.08200610090986</text:p>
              </table:table-cell>
              <table:table-cell office:value-type="float" office:value="94.917993899219">
                <text:p>94.917993899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5.32832651652686">
                <text:p>5.32832651652686</text:p>
              </table:table-cell>
              <table:table-cell office:value-type="float" office:value="94.6716734832964">
                <text:p>94.6716734832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0">
                <text:p>1450</text:p>
              </table:table-cell>
              <table:table-cell office:value-type="float" office:value="5.57752972415151">
                <text:p>5.57752972415151</text:p>
              </table:table-cell>
              <table:table-cell office:value-type="float" office:value="94.4224702757165">
                <text:p>94.42247027571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5.8294386261355">
                <text:p>5.8294386261355</text:p>
              </table:table-cell>
              <table:table-cell office:value-type="float" office:value="94.1705613740292">
                <text:p>94.17056137402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0">
                <text:p>1550</text:p>
              </table:table-cell>
              <table:table-cell office:value-type="float" office:value="6.08359246943485">
                <text:p>6.08359246943485</text:p>
              </table:table-cell>
              <table:table-cell office:value-type="float" office:value="93.9164075304446">
                <text:p>93.91640753044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">
                <text:p>1600</text:p>
              </table:table-cell>
              <table:table-cell office:value-type="float" office:value="6.3386957064835">
                <text:p>6.3386957064835</text:p>
              </table:table-cell>
              <table:table-cell office:value-type="float" office:value="93.661304293701">
                <text:p>93.6613042937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6.59580280453821">
                <text:p>6.59580280453821</text:p>
              </table:table-cell>
              <table:table-cell office:value-type="float" office:value="93.4041971954027">
                <text:p>93.40419719540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0">
                <text:p>1700</text:p>
              </table:table-cell>
              <table:table-cell office:value-type="float" office:value="6.85379805044694">
                <text:p>6.85379805044694</text:p>
              </table:table-cell>
              <table:table-cell office:value-type="float" office:value="93.1462019496782">
                <text:p>93.14620194967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">
                <text:p>1750</text:p>
              </table:table-cell>
              <table:table-cell office:value-type="float" office:value="7.11373330066922">
                <text:p>7.11373330066922</text:p>
              </table:table-cell>
              <table:table-cell office:value-type="float" office:value="92.8862666992397">
                <text:p>92.88626669923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7.37565628390026">
                <text:p>7.37565628390026</text:p>
              </table:table-cell>
              <table:table-cell office:value-type="float" office:value="92.6243437161655">
                <text:p>92.62434371616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0">
                <text:p>1850</text:p>
              </table:table-cell>
              <table:table-cell office:value-type="float" office:value="7.63836402215923">
                <text:p>7.63836402215923</text:p>
              </table:table-cell>
              <table:table-cell office:value-type="float" office:value="92.3616359778683">
                <text:p>92.36163597786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7.90293964612259">
                <text:p>7.90293964612259</text:p>
              </table:table-cell>
              <table:table-cell office:value-type="float" office:value="92.0970603538696">
                <text:p>92.09706035386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">
                <text:p>1950</text:p>
              </table:table-cell>
              <table:table-cell office:value-type="float" office:value="8.16790866814372">
                <text:p>8.16790866814372</text:p>
              </table:table-cell>
              <table:table-cell office:value-type="float" office:value="91.8320913320484">
                <text:p>91.83209133204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8.43376684356175">
                <text:p>8.43376684356175</text:p>
              </table:table-cell>
              <table:table-cell office:value-type="float" office:value="91.5662331561442">
                <text:p>91.56623315614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">
                <text:p>2050</text:p>
              </table:table-cell>
              <table:table-cell office:value-type="float" office:value="8.7004058253811">
                <text:p>8.7004058253811</text:p>
              </table:table-cell>
              <table:table-cell office:value-type="float" office:value="91.2995941745957">
                <text:p>91.29959417459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0">
                <text:p>2100</text:p>
              </table:table-cell>
              <table:table-cell office:value-type="float" office:value="8.96736353261564">
                <text:p>8.96736353261564</text:p>
              </table:table-cell>
              <table:table-cell office:value-type="float" office:value="91.0326364675507">
                <text:p>91.0326364675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0">
                <text:p>2150</text:p>
              </table:table-cell>
              <table:table-cell office:value-type="float" office:value="9.23437299292023">
                <text:p>9.23437299292023</text:p>
              </table:table-cell>
              <table:table-cell office:value-type="float" office:value="90.765627007036">
                <text:p>90.7656270070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0">
                <text:p>2200</text:p>
              </table:table-cell>
              <table:table-cell office:value-type="float" office:value="9.50031430633487">
                <text:p>9.50031430633487</text:p>
              </table:table-cell>
              <table:table-cell office:value-type="float" office:value="90.4996856936455">
                <text:p>90.49968569364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0">
                <text:p>2250</text:p>
              </table:table-cell>
              <table:table-cell office:value-type="float" office:value="9.76549920010025">
                <text:p>9.76549920010025</text:p>
              </table:table-cell>
              <table:table-cell office:value-type="float" office:value="90.2345007999066">
                <text:p>90.2345007999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0">
                <text:p>2300</text:p>
              </table:table-cell>
              <table:table-cell office:value-type="float" office:value="10.0314813705482">
                <text:p>10.0314813705482</text:p>
              </table:table-cell>
              <table:table-cell office:value-type="float" office:value="89.9685186294112">
                <text:p>89.9685186294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0">
                <text:p>2350</text:p>
              </table:table-cell>
              <table:table-cell office:value-type="float" office:value="10.2979924270793">
                <text:p>10.2979924270793</text:p>
              </table:table-cell>
              <table:table-cell office:value-type="float" office:value="89.7020075727764">
                <text:p>89.70200757277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0">
                <text:p>2400</text:p>
              </table:table-cell>
              <table:table-cell office:value-type="float" office:value="10.5567877897149">
                <text:p>10.5567877897149</text:p>
              </table:table-cell>
              <table:table-cell office:value-type="float" office:value="89.4432122104576">
                <text:p>89.44321221045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0">
                <text:p>2450</text:p>
              </table:table-cell>
              <table:table-cell office:value-type="float" office:value="10.827251730546">
                <text:p>10.827251730546</text:p>
              </table:table-cell>
              <table:table-cell office:value-type="float" office:value="89.1727482695425">
                <text:p>89.17274826954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11.0995800726427">
                <text:p>11.0995800726427</text:p>
              </table:table-cell>
              <table:table-cell office:value-type="float" office:value="88.9004199274997">
                <text:p>88.90041992749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0">
                <text:p>2550</text:p>
              </table:table-cell>
              <table:table-cell office:value-type="float" office:value="11.3708253672674">
                <text:p>11.3708253672674</text:p>
              </table:table-cell>
              <table:table-cell office:value-type="float" office:value="88.6291746328785">
                <text:p>88.62917463287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0">
                <text:p>2600</text:p>
              </table:table-cell>
              <table:table-cell office:value-type="float" office:value="11.6413703564651">
                <text:p>11.6413703564651</text:p>
              </table:table-cell>
              <table:table-cell office:value-type="float" office:value="88.3586296434959">
                <text:p>88.35862964349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0">
                <text:p>2650</text:p>
              </table:table-cell>
              <table:table-cell office:value-type="float" office:value="11.9100126970404">
                <text:p>11.9100126970404</text:p>
              </table:table-cell>
              <table:table-cell office:value-type="float" office:value="88.0899873030731">
                <text:p>88.08998730307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0">
                <text:p>2700</text:p>
              </table:table-cell>
              <table:table-cell office:value-type="float" office:value="12.1762341360865">
                <text:p>12.1762341360865</text:p>
              </table:table-cell>
              <table:table-cell office:value-type="float" office:value="87.8237658639604">
                <text:p>87.82376586396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12.4328558524234">
                <text:p>12.4328558524234</text:p>
              </table:table-cell>
              <table:table-cell office:value-type="float" office:value="87.5671441476315">
                <text:p>87.56714414763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0">
                <text:p>2800</text:p>
              </table:table-cell>
              <table:table-cell office:value-type="float" office:value="12.6988126014941">
                <text:p>12.6988126014941</text:p>
              </table:table-cell>
              <table:table-cell office:value-type="float" office:value="87.3011873983247">
                <text:p>87.30118739832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0">
                <text:p>2850</text:p>
              </table:table-cell>
              <table:table-cell office:value-type="float" office:value="12.9660734552116">
                <text:p>12.9660734552116</text:p>
              </table:table-cell>
              <table:table-cell office:value-type="float" office:value="87.0339265447725">
                <text:p>87.03392654477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0">
                <text:p>2900</text:p>
              </table:table-cell>
              <table:table-cell office:value-type="float" office:value="13.2336089095979">
                <text:p>13.2336089095979</text:p>
              </table:table-cell>
              <table:table-cell office:value-type="float" office:value="86.7663910903831">
                <text:p>86.76639109038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0">
                <text:p>2950</text:p>
              </table:table-cell>
              <table:table-cell office:value-type="float" office:value="13.5031129491748">
                <text:p>13.5031129491748</text:p>
              </table:table-cell>
              <table:table-cell office:value-type="float" office:value="86.4968870507618">
                <text:p>86.49688705076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">
                <text:p>3000</text:p>
              </table:table-cell>
              <table:table-cell office:value-type="float" office:value="13.7713351628643">
                <text:p>13.7713351628643</text:p>
              </table:table-cell>
              <table:table-cell office:value-type="float" office:value="86.2286648373912">
                <text:p>86.22866483739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0">
                <text:p>3050</text:p>
              </table:table-cell>
              <table:table-cell office:value-type="float" office:value="14.0394164703475">
                <text:p>14.0394164703475</text:p>
              </table:table-cell>
              <table:table-cell office:value-type="float" office:value="85.9605835294896">
                <text:p>85.96058352948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0">
                <text:p>3100</text:p>
              </table:table-cell>
              <table:table-cell office:value-type="float" office:value="14.3062460115502">
                <text:p>14.3062460115502</text:p>
              </table:table-cell>
              <table:table-cell office:value-type="float" office:value="85.6937539884699">
                <text:p>85.6937539884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0">
                <text:p>3150</text:p>
              </table:table-cell>
              <table:table-cell office:value-type="float" office:value="14.5725364862619">
                <text:p>14.5725364862619</text:p>
              </table:table-cell>
              <table:table-cell office:value-type="float" office:value="85.4274635139627">
                <text:p>85.42746351396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00">
                <text:p>3200</text:p>
              </table:table-cell>
              <table:table-cell office:value-type="float" office:value="14.8378192657054">
                <text:p>14.8378192657054</text:p>
              </table:table-cell>
              <table:table-cell office:value-type="float" office:value="85.1621807344744">
                <text:p>85.16218073447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0">
                <text:p>3250</text:p>
              </table:table-cell>
              <table:table-cell office:value-type="float" office:value="15.1024438065217">
                <text:p>15.1024438065217</text:p>
              </table:table-cell>
              <table:table-cell office:value-type="float" office:value="84.8975561935697">
                <text:p>84.89755619356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00">
                <text:p>3300</text:p>
              </table:table-cell>
              <table:table-cell office:value-type="float" office:value="15.3518089520449">
                <text:p>15.3518089520449</text:p>
              </table:table-cell>
              <table:table-cell office:value-type="float" office:value="84.6481910480035">
                <text:p>84.64819104800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0">
                <text:p>3350</text:p>
              </table:table-cell>
              <table:table-cell office:value-type="float" office:value="15.4921545002549">
                <text:p>15.4921545002549</text:p>
              </table:table-cell>
              <table:table-cell office:value-type="float" office:value="84.5078455000605">
                <text:p>84.50784550006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00">
                <text:p>3400</text:p>
              </table:table-cell>
              <table:table-cell office:value-type="float" office:value="15.7521002667976">
                <text:p>15.7521002667976</text:p>
              </table:table-cell>
              <table:table-cell office:value-type="float" office:value="84.2478997335028">
                <text:p>84.24789973350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0">
                <text:p>3450</text:p>
              </table:table-cell>
              <table:table-cell office:value-type="float" office:value="16.0124140054724">
                <text:p>16.0124140054724</text:p>
              </table:table-cell>
              <table:table-cell office:value-type="float" office:value="83.9875859945419">
                <text:p>83.98758599454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0">
                <text:p>3500</text:p>
              </table:table-cell>
              <table:table-cell office:value-type="float" office:value="16.270968248367">
                <text:p>16.270968248367</text:p>
              </table:table-cell>
              <table:table-cell office:value-type="float" office:value="83.7290317515103">
                <text:p>83.72903175151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0">
                <text:p>3550</text:p>
              </table:table-cell>
              <table:table-cell office:value-type="float" office:value="16.528939326512">
                <text:p>16.528939326512</text:p>
              </table:table-cell>
              <table:table-cell office:value-type="float" office:value="83.4710606736126">
                <text:p>83.47106067361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16.7867622429001">
                <text:p>16.7867622429001</text:p>
              </table:table-cell>
              <table:table-cell office:value-type="float" office:value="83.2132377570641">
                <text:p>83.21323775706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0">
                <text:p>3650</text:p>
              </table:table-cell>
              <table:table-cell office:value-type="float" office:value="17.0444013227264">
                <text:p>17.0444013227264</text:p>
              </table:table-cell>
              <table:table-cell office:value-type="float" office:value="82.9555986774877">
                <text:p>82.95559867748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0">
                <text:p>3700</text:p>
              </table:table-cell>
              <table:table-cell office:value-type="float" office:value="17.3009059043871">
                <text:p>17.3009059043871</text:p>
              </table:table-cell>
              <table:table-cell office:value-type="float" office:value="82.6990940957075">
                <text:p>82.69909409570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50">
                <text:p>3750</text:p>
              </table:table-cell>
              <table:table-cell office:value-type="float" office:value="17.5558543942826">
                <text:p>17.5558543942826</text:p>
              </table:table-cell>
              <table:table-cell office:value-type="float" office:value="82.4441456055852">
                <text:p>82.4441456055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0">
                <text:p>3800</text:p>
              </table:table-cell>
              <table:table-cell office:value-type="float" office:value="17.8106760054547">
                <text:p>17.8106760054547</text:p>
              </table:table-cell>
              <table:table-cell office:value-type="float" office:value="82.1893239946612">
                <text:p>82.18932399466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50">
                <text:p>3850</text:p>
              </table:table-cell>
              <table:table-cell office:value-type="float" office:value="18.0641273985587">
                <text:p>18.0641273985587</text:p>
              </table:table-cell>
              <table:table-cell office:value-type="float" office:value="81.9358726013374">
                <text:p>81.93587260133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0">
                <text:p>3900</text:p>
              </table:table-cell>
              <table:table-cell office:value-type="float" office:value="18.3166456173884">
                <text:p>18.3166456173884</text:p>
              </table:table-cell>
              <table:table-cell office:value-type="float" office:value="81.6833543827301">
                <text:p>81.68335438273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50">
                <text:p>3950</text:p>
              </table:table-cell>
              <table:table-cell office:value-type="float" office:value="18.5692241773591">
                <text:p>18.5692241773591</text:p>
              </table:table-cell>
              <table:table-cell office:value-type="float" office:value="81.4307758228002">
                <text:p>81.4307758228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18.8213445279455">
                <text:p>18.8213445279455</text:p>
              </table:table-cell>
              <table:table-cell office:value-type="float" office:value="81.1786554720366">
                <text:p>81.17865547203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0">
                <text:p>4050</text:p>
              </table:table-cell>
              <table:table-cell office:value-type="float" office:value="19.0725440218473">
                <text:p>19.0725440218473</text:p>
              </table:table-cell>
              <table:table-cell office:value-type="float" office:value="80.9274559783053">
                <text:p>80.92745597830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00">
                <text:p>4100</text:p>
              </table:table-cell>
              <table:table-cell office:value-type="float" office:value="19.3230272294434">
                <text:p>19.3230272294434</text:p>
              </table:table-cell>
              <table:table-cell office:value-type="float" office:value="80.6769727702811">
                <text:p>80.67697277028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50">
                <text:p>4150</text:p>
              </table:table-cell>
              <table:table-cell office:value-type="float" office:value="19.5732638781761">
                <text:p>19.5732638781761</text:p>
              </table:table-cell>
              <table:table-cell office:value-type="float" office:value="80.4267361218755">
                <text:p>80.42673612187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19.8231494077809">
                <text:p>19.8231494077809</text:p>
              </table:table-cell>
              <table:table-cell office:value-type="float" office:value="80.1768505921596">
                <text:p>80.17685059215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0">
                <text:p>4250</text:p>
              </table:table-cell>
              <table:table-cell office:value-type="float" office:value="20.0723103113264">
                <text:p>20.0723103113264</text:p>
              </table:table-cell>
              <table:table-cell office:value-type="float" office:value="79.9276896888863">
                <text:p>79.92768968888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00">
                <text:p>4300</text:p>
              </table:table-cell>
              <table:table-cell office:value-type="float" office:value="20.3208889773031">
                <text:p>20.3208889773031</text:p>
              </table:table-cell>
              <table:table-cell office:value-type="float" office:value="79.6791110226278">
                <text:p>79.67911102262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50">
                <text:p>4350</text:p>
              </table:table-cell>
              <table:table-cell office:value-type="float" office:value="20.5686182660377">
                <text:p>20.5686182660377</text:p>
              </table:table-cell>
              <table:table-cell office:value-type="float" office:value="79.4313817341206">
                <text:p>79.43138173412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">
                <text:p>4400</text:p>
              </table:table-cell>
              <table:table-cell office:value-type="float" office:value="20.8158576424251">
                <text:p>20.8158576424251</text:p>
              </table:table-cell>
              <table:table-cell office:value-type="float" office:value="79.1841423576479">
                <text:p>79.18414235764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0">
                <text:p>4450</text:p>
              </table:table-cell>
              <table:table-cell office:value-type="float" office:value="21.0625705860978">
                <text:p>21.0625705860978</text:p>
              </table:table-cell>
              <table:table-cell office:value-type="float" office:value="78.9374294140012">
                <text:p>78.93742941400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0">
                <text:p>4500</text:p>
              </table:table-cell>
              <table:table-cell office:value-type="float" office:value="21.3087222410446">
                <text:p>21.3087222410446</text:p>
              </table:table-cell>
              <table:table-cell office:value-type="float" office:value="78.6912777589966">
                <text:p>78.69127775899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0">
                <text:p>4550</text:p>
              </table:table-cell>
              <table:table-cell office:value-type="float" office:value="21.5542830439792">
                <text:p>21.5542830439792</text:p>
              </table:table-cell>
              <table:table-cell office:value-type="float" office:value="78.4457169560779">
                <text:p>78.44571695607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0">
                <text:p>4600</text:p>
              </table:table-cell>
              <table:table-cell office:value-type="float" office:value="21.7991686931994">
                <text:p>21.7991686931994</text:p>
              </table:table-cell>
              <table:table-cell office:value-type="float" office:value="78.2008313068513">
                <text:p>78.20083130685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0">
                <text:p>4650</text:p>
              </table:table-cell>
              <table:table-cell office:value-type="float" office:value="22.0431797575033">
                <text:p>22.0431797575033</text:p>
              </table:table-cell>
              <table:table-cell office:value-type="float" office:value="77.9568202423303">
                <text:p>77.95682024233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00">
                <text:p>4700</text:p>
              </table:table-cell>
              <table:table-cell office:value-type="float" office:value="22.2866366270657">
                <text:p>22.2866366270657</text:p>
              </table:table-cell>
              <table:table-cell office:value-type="float" office:value="77.7133633729579">
                <text:p>77.71336337295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50">
                <text:p>4750</text:p>
              </table:table-cell>
              <table:table-cell office:value-type="float" office:value="22.5290356784345">
                <text:p>22.5290356784345</text:p>
              </table:table-cell>
              <table:table-cell office:value-type="float" office:value="77.4709643215137">
                <text:p>77.47096432151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00">
                <text:p>4800</text:p>
              </table:table-cell>
              <table:table-cell office:value-type="float" office:value="22.7710719388005">
                <text:p>22.7710719388005</text:p>
              </table:table-cell>
              <table:table-cell office:value-type="float" office:value="77.2289280612748">
                <text:p>77.22892806127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50">
                <text:p>4850</text:p>
              </table:table-cell>
              <table:table-cell office:value-type="float" office:value="23.0127257542179">
                <text:p>23.0127257542179</text:p>
              </table:table-cell>
              <table:table-cell office:value-type="float" office:value="76.9872742456111">
                <text:p>76.98727424561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0">
                <text:p>4900</text:p>
              </table:table-cell>
              <table:table-cell office:value-type="float" office:value="23.2530896270112">
                <text:p>23.2530896270112</text:p>
              </table:table-cell>
              <table:table-cell office:value-type="float" office:value="76.7469103729476">
                <text:p>76.74691037294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0">
                <text:p>4950</text:p>
              </table:table-cell>
              <table:table-cell office:value-type="float" office:value="23.4921055530153">
                <text:p>23.4921055530153</text:p>
              </table:table-cell>
              <table:table-cell office:value-type="float" office:value="76.5078944470614">
                <text:p>76.50789444706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00">
                <text:p>5000</text:p>
              </table:table-cell>
              <table:table-cell office:value-type="float" office:value="23.7301707464207">
                <text:p>23.7301707464207</text:p>
              </table:table-cell>
              <table:table-cell office:value-type="float" office:value="76.2698292534887">
                <text:p>76.269829253488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5050" chart:origin="0" chart:interval-major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draw:stroke-dash="Long_20_Dash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"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b85c00" draw:fill-color="#b85c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69a2e" draw:fill-color="#069a2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0.132cm" svg:height="30.938cm" xlink:href=".." xlink:type="simple" chart:class="chart:scatter" chart:style-name="ch1">
        <chart:title svg:x="17.933cm" svg:y="0.753cm" chart:style-name="ch2">
          <text:p>Losses Summary</text:p>
        </chart:title>
        <chart:legend chart:legend-position="end" svg:x="33.643cm" svg:y="11.578cm" style:legend-expansion="custom" svg:width="6.193cm" svg:height="8.795cm" style:legend-expansion-aspect-ratio="0.704150085275725" chart:style-name="ch3"/>
        <chart:plot-area chart:style-name="ch4" table:cell-range-address="results_summary.A2:results_summary.A99 results_summary.D2:results_summary.D99 results_summary.F2:results_summary.F99 results_summary.L1:results_summary.L99 results_summary.O2:results_summary.O99 results_summary.R1:results_summary.R99" chart:data-source-has-labels="row" svg:x="1.957cm" svg:y="2.272cm" svg:width="30.98cm" svg:height="26.923cm">
          <chart:coordinate-region svg:x="2.578cm" svg:y="2.471cm" svg:width="30.359cm" svg:height="25.67cm"/>
          <chart:axis chart:dimension="x" chart:name="primary-x" chart:style-name="ch5">
            <chart:title svg:x="16.564cm" svg:y="29.813cm" chart:style-name="ch6">
              <text:p>Load(W)</text:p>
            </chart:title>
            <chart:grid chart:style-name="ch7" chart:class="major"/>
          </chart:axis>
          <chart:axis chart:dimension="y" chart:name="primary-y" chart:style-name="ch8">
            <chart:title svg:x="0.451cm" svg:y="16.59cm" chart:style-name="ch9">
              <text:p>Loss(W)</text:p>
            </chart:title>
            <chart:grid chart:style-name="ch7" chart:class="major"/>
          </chart:axis>
          <chart:series chart:style-name="ch10" chart:values-cell-range-address="results_summary.D2:results_summary.D99" loext:label-string="total_losses" chart:class="chart:scatter">
            <chart:domain table:cell-range-address="results_summary.A2:results_summary.A99"/>
            <chart:data-point chart:repeated="98"/>
          </chart:series>
          <chart:series chart:style-name="ch11" chart:values-cell-range-address="results_summary.F2:results_summary.F99" loext:label-string="capacitor_total_losses" chart:class="chart:scatter">
            <chart:data-point chart:repeated="98"/>
          </chart:series>
          <chart:series chart:style-name="ch12" chart:values-cell-range-address="results_summary.L2:results_summary.L99" chart:label-cell-address="results_summary.L1:results_summary.L1" chart:class="chart:scatter">
            <chart:data-point chart:repeated="98"/>
          </chart:series>
          <chart:series chart:style-name="ch13" chart:values-cell-range-address="results_summary.O2:results_summary.O99" loext:label-string="inductor_losses" chart:class="chart:scatter">
            <chart:data-point chart:repeated="98"/>
          </chart:series>
          <chart:series chart:style-name="ch14" chart:values-cell-range-address="results_summary.R2:results_summary.R99" chart:label-cell-address="results_summary.R1:results_summary.R1" chart:class="chart:scatter">
            <chart:data-point chart:repeated="9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total_losses</text:p>
              </table:table-cell>
              <table:table-cell office:value-type="string">
                <text:p>capacitor_total_losses</text:p>
              </table:table-cell>
              <table:table-cell office:value-type="string">
                <text:p>GaN_total_losses</text:p>
                <draw:g>
                  <svg:desc>results_summary.L1:results_summary.L1</svg:desc>
                </draw:g>
              </table:table-cell>
              <table:table-cell office:value-type="string">
                <text:p>inductor_losses</text:p>
              </table:table-cell>
              <table:table-cell office:value-type="string">
                <text:p>Si_total</text:p>
                <draw:g>
                  <svg:desc>results_summary.R1:results_summary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ults_summary.A2:results_summary.A99</svg:desc>
                </draw:g>
              </table:table-cell>
              <table:table-cell office:value-type="float" office:value="2.849355585064">
                <text:p>2.849355585064</text:p>
                <draw:g>
                  <svg:desc>results_summary.D2:results_summary.D99</svg:desc>
                </draw:g>
              </table:table-cell>
              <table:table-cell office:value-type="float" office:value="0.813404879847487">
                <text:p>0.813404879847487</text:p>
                <draw:g>
                  <svg:desc>results_summary.F2:results_summary.F99</svg:desc>
                </draw:g>
              </table:table-cell>
              <table:table-cell office:value-type="float" office:value="0.939675804605144">
                <text:p>0.939675804605144</text:p>
                <draw:g>
                  <svg:desc>results_summary.L2:results_summary.L99</svg:desc>
                </draw:g>
              </table:table-cell>
              <table:table-cell office:value-type="float" office:value="1.06319193920365">
                <text:p>1.06319193920365</text:p>
                <draw:g>
                  <svg:desc>results_summary.O2:results_summary.O99</svg:desc>
                </draw:g>
              </table:table-cell>
              <table:table-cell office:value-type="float" office:value="0.0330829614033766">
                <text:p>0.0330829614033766</text:p>
                <draw:g>
                  <svg:desc>results_summary.R2:results_summary.R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.89663786668801">
                <text:p>2.89663786668801</text:p>
              </table:table-cell>
              <table:table-cell office:value-type="float" office:value="0.814321656944331">
                <text:p>0.814321656944331</text:p>
              </table:table-cell>
              <table:table-cell office:value-type="float" office:value="0.983374440869263">
                <text:p>0.983374440869263</text:p>
              </table:table-cell>
              <table:table-cell office:value-type="float" office:value="1.06270330121534">
                <text:p>1.06270330121534</text:p>
              </table:table-cell>
              <table:table-cell office:value-type="float" office:value="0.0362384676613136">
                <text:p>0.0362384676613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3.02219226585299">
                <text:p>3.02219226585299</text:p>
              </table:table-cell>
              <table:table-cell office:value-type="float" office:value="0.816010460456599">
                <text:p>0.816010460456599</text:p>
              </table:table-cell>
              <table:table-cell office:value-type="float" office:value="1.10200390695922">
                <text:p>1.10200390695922</text:p>
              </table:table-cell>
              <table:table-cell office:value-type="float" office:value="1.06263720481049">
                <text:p>1.06263720481049</text:p>
              </table:table-cell>
              <table:table-cell office:value-type="float" office:value="0.0415406936214396">
                <text:p>0.0415406936214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3.92535728896125">
                <text:p>3.92535728896125</text:p>
              </table:table-cell>
              <table:table-cell office:value-type="float" office:value="0.824899555823428">
                <text:p>0.824899555823428</text:p>
              </table:table-cell>
              <table:table-cell office:value-type="float" office:value="1.96487670472708">
                <text:p>1.96487670472708</text:p>
              </table:table-cell>
              <table:table-cell office:value-type="float" office:value="1.06637048800567">
                <text:p>1.06637048800567</text:p>
              </table:table-cell>
              <table:table-cell office:value-type="float" office:value="0.0692105404044845">
                <text:p>0.0692105404044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4.30414941978228">
                <text:p>4.30414941978228</text:p>
              </table:table-cell>
              <table:table-cell office:value-type="float" office:value="0.82857916723184">
                <text:p>0.82857916723184</text:p>
              </table:table-cell>
              <table:table-cell office:value-type="float" office:value="2.32591734276969">
                <text:p>2.32591734276969</text:p>
              </table:table-cell>
              <table:table-cell office:value-type="float" office:value="1.06804508878889">
                <text:p>1.06804508878889</text:p>
              </table:table-cell>
              <table:table-cell office:value-type="float" office:value="0.0816078209893578">
                <text:p>0.0816078209893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4.85167876460768">
                <text:p>4.85167876460768</text:p>
              </table:table-cell>
              <table:table-cell office:value-type="float" office:value="0.832559666227713">
                <text:p>0.832559666227713</text:p>
              </table:table-cell>
              <table:table-cell office:value-type="float" office:value="2.85302394564309">
                <text:p>2.85302394564309</text:p>
              </table:table-cell>
              <table:table-cell office:value-type="float" office:value="1.07040326042171">
                <text:p>1.07040326042171</text:p>
              </table:table-cell>
              <table:table-cell office:value-type="float" office:value="0.095691892310953">
                <text:p>0.095691892310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6.23951034922968">
                <text:p>6.23951034922968</text:p>
              </table:table-cell>
              <table:table-cell office:value-type="float" office:value="0.837671772436517">
                <text:p>0.837671772436517</text:p>
              </table:table-cell>
              <table:table-cell office:value-type="float" office:value="4.21518977082887">
                <text:p>4.21518977082887</text:p>
              </table:table-cell>
              <table:table-cell office:value-type="float" office:value="1.07353015883991">
                <text:p>1.07353015883991</text:p>
              </table:table-cell>
              <table:table-cell office:value-type="float" office:value="0.11311864711919">
                <text:p>0.11311864711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.31920859840774">
                <text:p>7.31920859840774</text:p>
              </table:table-cell>
              <table:table-cell office:value-type="float" office:value="0.84231451013046">
                <text:p>0.84231451013046</text:p>
              </table:table-cell>
              <table:table-cell office:value-type="float" office:value="5.26818547841659">
                <text:p>5.26818547841659</text:p>
              </table:table-cell>
              <table:table-cell office:value-type="float" office:value="1.07708081563244">
                <text:p>1.07708081563244</text:p>
              </table:table-cell>
              <table:table-cell office:value-type="float" office:value="0.131627794231723">
                <text:p>0.131627794231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7.62812443354473">
                <text:p>7.62812443354473</text:p>
              </table:table-cell>
              <table:table-cell office:value-type="float" office:value="0.847506258583691">
                <text:p>0.847506258583691</text:p>
              </table:table-cell>
              <table:table-cell office:value-type="float" office:value="5.54859696744599">
                <text:p>5.54859696744599</text:p>
              </table:table-cell>
              <table:table-cell office:value-type="float" office:value="1.08014139949737">
                <text:p>1.08014139949737</text:p>
              </table:table-cell>
              <table:table-cell office:value-type="float" office:value="0.151879808011952">
                <text:p>0.151879808011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8.02283560020303">
                <text:p>8.02283560020303</text:p>
              </table:table-cell>
              <table:table-cell office:value-type="float" office:value="0.853186224626487">
                <text:p>0.853186224626487</text:p>
              </table:table-cell>
              <table:table-cell office:value-type="float" office:value="5.91250026852177">
                <text:p>5.91250026852177</text:p>
              </table:table-cell>
              <table:table-cell office:value-type="float" office:value="1.08321441066742">
                <text:p>1.08321441066742</text:p>
              </table:table-cell>
              <table:table-cell office:value-type="float" office:value="0.17393469639431">
                <text:p>0.173934696394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">
                <text:p>650</text:p>
              </table:table-cell>
              <table:table-cell office:value-type="float" office:value="8.49829847233049">
                <text:p>8.49829847233049</text:p>
              </table:table-cell>
              <table:table-cell office:value-type="float" office:value="0.859172589231156">
                <text:p>0.859172589231156</text:p>
              </table:table-cell>
              <table:table-cell office:value-type="float" office:value="6.35341579815707">
                <text:p>6.35341579815707</text:p>
              </table:table-cell>
              <table:table-cell office:value-type="float" office:value="1.08750645509795">
                <text:p>1.08750645509795</text:p>
              </table:table-cell>
              <table:table-cell office:value-type="float" office:value="0.198203629876213">
                <text:p>0.198203629876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9.00726913086772">
                <text:p>9.00726913086772</text:p>
              </table:table-cell>
              <table:table-cell office:value-type="float" office:value="0.865558041582847">
                <text:p>0.865558041582847</text:p>
              </table:table-cell>
              <table:table-cell office:value-type="float" office:value="6.82540848263394">
                <text:p>6.82540848263394</text:p>
              </table:table-cell>
              <table:table-cell office:value-type="float" office:value="1.09205658539772">
                <text:p>1.09205658539772</text:p>
              </table:table-cell>
              <table:table-cell office:value-type="float" office:value="0.22424602124828">
                <text:p>0.22424602124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9.42076751436393">
                <text:p>9.42076751436393</text:p>
              </table:table-cell>
              <table:table-cell office:value-type="float" office:value="0.872637941761236">
                <text:p>0.872637941761236</text:p>
              </table:table-cell>
              <table:table-cell office:value-type="float" office:value="7.19850464636875">
                <text:p>7.19850464636875</text:p>
              </table:table-cell>
              <table:table-cell office:value-type="float" office:value="1.09698364130279">
                <text:p>1.09698364130279</text:p>
              </table:table-cell>
              <table:table-cell office:value-type="float" office:value="0.252641284938764">
                <text:p>0.252641284938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9.75201297588685">
                <text:p>9.75201297588685</text:p>
              </table:table-cell>
              <table:table-cell office:value-type="float" office:value="0.880237953619589">
                <text:p>0.880237953619589</text:p>
              </table:table-cell>
              <table:table-cell office:value-type="float" office:value="7.48708262480151">
                <text:p>7.48708262480151</text:p>
              </table:table-cell>
              <table:table-cell office:value-type="float" office:value="1.10194474809405">
                <text:p>1.10194474809405</text:p>
              </table:table-cell>
              <table:table-cell office:value-type="float" office:value="0.28274764939482">
                <text:p>0.282747649394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9.99341962452589">
                <text:p>9.99341962452589</text:p>
              </table:table-cell>
              <table:table-cell office:value-type="float" office:value="0.888375307821975">
                <text:p>0.888375307821975</text:p>
              </table:table-cell>
              <table:table-cell office:value-type="float" office:value="7.68321301174122">
                <text:p>7.68321301174122</text:p>
              </table:table-cell>
              <table:table-cell office:value-type="float" office:value="1.10702457972662">
                <text:p>1.10702457972662</text:p>
              </table:table-cell>
              <table:table-cell office:value-type="float" office:value="0.314806725240443">
                <text:p>0.314806725240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10.2037758286484">
                <text:p>10.2037758286484</text:p>
              </table:table-cell>
              <table:table-cell office:value-type="float" office:value="0.897020760065494">
                <text:p>0.897020760065494</text:p>
              </table:table-cell>
              <table:table-cell office:value-type="float" office:value="7.84530600046158">
                <text:p>7.84530600046158</text:p>
              </table:table-cell>
              <table:table-cell office:value-type="float" office:value="1.11249000312451">
                <text:p>1.11249000312451</text:p>
              </table:table-cell>
              <table:table-cell office:value-type="float" office:value="0.348959064976952">
                <text:p>0.348959064976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">
                <text:p>950</text:p>
              </table:table-cell>
              <table:table-cell office:value-type="float" office:value="10.3817101001628">
                <text:p>10.3817101001628</text:p>
              </table:table-cell>
              <table:table-cell office:value-type="float" office:value="0.906153210448783">
                <text:p>0.906153210448783</text:p>
              </table:table-cell>
              <table:table-cell office:value-type="float" office:value="7.97202889942444">
                <text:p>7.97202889942444</text:p>
              </table:table-cell>
              <table:table-cell office:value-type="float" office:value="1.11825518679473">
                <text:p>1.11825518679473</text:p>
              </table:table-cell>
              <table:table-cell office:value-type="float" office:value="0.385272803490592">
                <text:p>0.3852728034905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10.56275190548">
                <text:p>10.56275190548</text:p>
              </table:table-cell>
              <table:table-cell office:value-type="float" office:value="0.915733492846483">
                <text:p>0.915733492846483</text:p>
              </table:table-cell>
              <table:table-cell office:value-type="float" office:value="8.09904290446588">
                <text:p>8.09904290446588</text:p>
              </table:table-cell>
              <table:table-cell office:value-type="float" office:value="1.12441468033166">
                <text:p>1.12441468033166</text:p>
              </table:table-cell>
              <table:table-cell office:value-type="float" office:value="0.423560827838805">
                <text:p>0.423560827838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">
                <text:p>1050</text:p>
              </table:table-cell>
              <table:table-cell office:value-type="float" office:value="10.7474108569462">
                <text:p>10.7474108569462</text:p>
              </table:table-cell>
              <table:table-cell office:value-type="float" office:value="0.925928387737684">
                <text:p>0.925928387737684</text:p>
              </table:table-cell>
              <table:table-cell office:value-type="float" office:value="8.22669166086271">
                <text:p>8.22669166086271</text:p>
              </table:table-cell>
              <table:table-cell office:value-type="float" office:value="1.13104501736804">
                <text:p>1.13104501736804</text:p>
              </table:table-cell>
              <table:table-cell office:value-type="float" office:value="0.463745790976919">
                <text:p>0.463745790976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">
                <text:p>1100</text:p>
              </table:table-cell>
              <table:table-cell office:value-type="float" office:value="10.934774952956">
                <text:p>10.934774952956</text:p>
              </table:table-cell>
              <table:table-cell office:value-type="float" office:value="0.936490554629389">
                <text:p>0.936490554629389</text:p>
              </table:table-cell>
              <table:table-cell office:value-type="float" office:value="8.35436927707559">
                <text:p>8.35436927707559</text:p>
              </table:table-cell>
              <table:table-cell office:value-type="float" office:value="1.13802884314911">
                <text:p>1.13802884314911</text:p>
              </table:table-cell>
              <table:table-cell office:value-type="float" office:value="0.505886278120301">
                <text:p>0.505886278120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">
                <text:p>1150</text:p>
              </table:table-cell>
              <table:table-cell office:value-type="float" office:value="11.125367635992">
                <text:p>11.125367635992</text:p>
              </table:table-cell>
              <table:table-cell office:value-type="float" office:value="0.947568304501078">
                <text:p>0.947568304501078</text:p>
              </table:table-cell>
              <table:table-cell office:value-type="float" office:value="8.48234060546777">
                <text:p>8.48234060546777</text:p>
              </table:table-cell>
              <table:table-cell office:value-type="float" office:value="1.14542765344432">
                <text:p>1.14542765344432</text:p>
              </table:table-cell>
              <table:table-cell office:value-type="float" office:value="0.550031072591038">
                <text:p>0.5500310725910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11.319297719765">
                <text:p>11.319297719765</text:p>
              </table:table-cell>
              <table:table-cell office:value-type="float" office:value="0.95916154573781">
                <text:p>0.95916154573781</text:p>
              </table:table-cell>
              <table:table-cell office:value-type="float" office:value="8.61073421493178">
                <text:p>8.61073421493178</text:p>
              </table:table-cell>
              <table:table-cell office:value-type="float" office:value="1.15319881050776">
                <text:p>1.15319881050776</text:p>
              </table:table-cell>
              <table:table-cell office:value-type="float" office:value="0.596203148559019">
                <text:p>0.596203148559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">
                <text:p>1250</text:p>
              </table:table-cell>
              <table:table-cell office:value-type="float" office:value="11.5156961888433">
                <text:p>11.5156961888433</text:p>
              </table:table-cell>
              <table:table-cell office:value-type="float" office:value="0.971130180581811">
                <text:p>0.971130180581811</text:p>
              </table:table-cell>
              <table:table-cell office:value-type="float" office:value="8.73891751486216">
                <text:p>8.73891751486216</text:p>
              </table:table-cell>
              <table:table-cell office:value-type="float" office:value="1.16132587220695">
                <text:p>1.16132587220695</text:p>
              </table:table-cell>
              <table:table-cell office:value-type="float" office:value="0.644322621203509">
                <text:p>0.6443226212035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11.715217068072">
                <text:p>11.715217068072</text:p>
              </table:table-cell>
              <table:table-cell office:value-type="float" office:value="0.983759061590779">
                <text:p>0.983759061590779</text:p>
              </table:table-cell>
              <table:table-cell office:value-type="float" office:value="8.86750078148868">
                <text:p>8.86750078148868</text:p>
              </table:table-cell>
              <table:table-cell office:value-type="float" office:value="1.1697782668535">
                <text:p>1.1697782668535</text:p>
              </table:table-cell>
              <table:table-cell office:value-type="float" office:value="0.694178958128224">
                <text:p>0.6941789581282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0">
                <text:p>1350</text:p>
              </table:table-cell>
              <table:table-cell office:value-type="float" office:value="11.9193331575366">
                <text:p>11.9193331575366</text:p>
              </table:table-cell>
              <table:table-cell office:value-type="float" office:value="0.996755242658479">
                <text:p>0.996755242658479</text:p>
              </table:table-cell>
              <table:table-cell office:value-type="float" office:value="8.99796885321045">
                <text:p>8.99796885321045</text:p>
              </table:table-cell>
              <table:table-cell office:value-type="float" office:value="1.1784812151175">
                <text:p>1.1784812151175</text:p>
              </table:table-cell>
              <table:table-cell office:value-type="float" office:value="0.746127846533871">
                <text:p>0.7461278465338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12.1272961815322">
                <text:p>12.1272961815322</text:p>
              </table:table-cell>
              <table:table-cell office:value-type="float" office:value="1.0101789953397">
                <text:p>1.0101789953397</text:p>
              </table:table-cell>
              <table:table-cell office:value-type="float" office:value="9.12961588867622">
                <text:p>9.12961588867622</text:p>
              </table:table-cell>
              <table:table-cell office:value-type="float" office:value="1.18771015821756">
                <text:p>1.18771015821756</text:p>
              </table:table-cell>
              <table:table-cell office:value-type="float" office:value="0.799791139309136">
                <text:p>0.799791139309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0">
                <text:p>1450</text:p>
              </table:table-cell>
              <table:table-cell office:value-type="float" office:value="12.3391353039424">
                <text:p>12.3391353039424</text:p>
              </table:table-cell>
              <table:table-cell office:value-type="float" office:value="1.02425962992295">
                <text:p>1.02425962992295</text:p>
              </table:table-cell>
              <table:table-cell office:value-type="float" office:value="9.26174603121999">
                <text:p>9.26174603121999</text:p>
              </table:table-cell>
              <table:table-cell office:value-type="float" office:value="1.19749915632454">
                <text:p>1.19749915632454</text:p>
              </table:table-cell>
              <table:table-cell office:value-type="float" office:value="0.855630486472574">
                <text:p>0.8556304864725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12.5540671004921">
                <text:p>12.5540671004921</text:p>
              </table:table-cell>
              <table:table-cell office:value-type="float" office:value="1.0386777873548">
                <text:p>1.0386777873548</text:p>
              </table:table-cell>
              <table:table-cell office:value-type="float" office:value="9.39422041167887">
                <text:p>9.39422041167887</text:p>
              </table:table-cell>
              <table:table-cell office:value-type="float" office:value="1.20773137936875">
                <text:p>1.20773137936875</text:p>
              </table:table-cell>
              <table:table-cell office:value-type="float" office:value="0.913437522057987">
                <text:p>0.913437522057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0">
                <text:p>1550</text:p>
              </table:table-cell>
              <table:table-cell office:value-type="float" office:value="12.7726899120171">
                <text:p>12.7726899120171</text:p>
              </table:table-cell>
              <table:table-cell office:value-type="float" office:value="1.05371925354905">
                <text:p>1.05371925354905</text:p>
              </table:table-cell>
              <table:table-cell office:value-type="float" office:value="9.52748573221236">
                <text:p>9.52748573221236</text:p>
              </table:table-cell>
              <table:table-cell office:value-type="float" office:value="1.21830029475513">
                <text:p>1.21830029475513</text:p>
              </table:table-cell>
              <table:table-cell office:value-type="float" office:value="0.973184631523264">
                <text:p>0.973184631523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">
                <text:p>1600</text:p>
              </table:table-cell>
              <table:table-cell office:value-type="float" office:value="12.9972516379497">
                <text:p>12.9972516379497</text:p>
              </table:table-cell>
              <table:table-cell office:value-type="float" office:value="1.06922831737718">
                <text:p>1.06922831737718</text:p>
              </table:table-cell>
              <table:table-cell office:value-type="float" office:value="9.66386236793922">
                <text:p>9.66386236793922</text:p>
              </table:table-cell>
              <table:table-cell office:value-type="float" office:value="1.22920919718973">
                <text:p>1.22920919718973</text:p>
              </table:table-cell>
              <table:table-cell office:value-type="float" office:value="1.03495175545868">
                <text:p>1.034951755458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13.2254811973238">
                <text:p>13.2254811973238</text:p>
              </table:table-cell>
              <table:table-cell office:value-type="float" office:value="1.08516910804501">
                <text:p>1.08516910804501</text:p>
              </table:table-cell>
              <table:table-cell office:value-type="float" office:value="9.8009519018659">
                <text:p>9.8009519018659</text:p>
              </table:table-cell>
              <table:table-cell office:value-type="float" office:value="1.24067651989467">
                <text:p>1.24067651989467</text:p>
              </table:table-cell>
              <table:table-cell office:value-type="float" office:value="1.09868366750357">
                <text:p>1.09868366750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0">
                <text:p>1700</text:p>
              </table:table-cell>
              <table:table-cell office:value-type="float" office:value="13.4588335419721">
                <text:p>13.4588335419721</text:p>
              </table:table-cell>
              <table:table-cell office:value-type="float" office:value="1.10161341167659">
                <text:p>1.10161341167659</text:p>
              </table:table-cell>
              <table:table-cell office:value-type="float" office:value="9.94000169127406">
                <text:p>9.94000169127406</text:p>
              </table:table-cell>
              <table:table-cell office:value-type="float" office:value="1.25266552066516">
                <text:p>1.25266552066516</text:p>
              </table:table-cell>
              <table:table-cell office:value-type="float" office:value="1.1645529183358">
                <text:p>1.1645529183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">
                <text:p>1750</text:p>
              </table:table-cell>
              <table:table-cell office:value-type="float" office:value="13.6958716701965">
                <text:p>13.6958716701965</text:p>
              </table:table-cell>
              <table:table-cell office:value-type="float" office:value="1.11862915350683">
                <text:p>1.11862915350683</text:p>
              </table:table-cell>
              <table:table-cell office:value-type="float" office:value="10.079915605421">
                <text:p>10.079915605421</text:p>
              </table:table-cell>
              <table:table-cell office:value-type="float" office:value="1.26510748518912">
                <text:p>1.26510748518912</text:p>
              </table:table-cell>
              <table:table-cell office:value-type="float" office:value="1.23221942610257">
                <text:p>1.232219426102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13.9354557239846">
                <text:p>13.9354557239846</text:p>
              </table:table-cell>
              <table:table-cell office:value-type="float" office:value="1.13613815797981">
                <text:p>1.13613815797981</text:p>
              </table:table-cell>
              <table:table-cell office:value-type="float" office:value="10.2197662846371">
                <text:p>10.2197662846371</text:p>
              </table:table-cell>
              <table:table-cell office:value-type="float" office:value="1.27790195660536">
                <text:p>1.27790195660536</text:p>
              </table:table-cell>
              <table:table-cell office:value-type="float" office:value="1.30164932472723">
                <text:p>1.301649324727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0">
                <text:p>1850</text:p>
              </table:table-cell>
              <table:table-cell office:value-type="float" office:value="14.1798538626041">
                <text:p>14.1798538626041</text:p>
              </table:table-cell>
              <table:table-cell office:value-type="float" office:value="1.1541551485">
                <text:p>1.1541551485</text:p>
              </table:table-cell>
              <table:table-cell office:value-type="float" office:value="10.3611754422159">
                <text:p>10.3611754422159</text:p>
              </table:table-cell>
              <table:table-cell office:value-type="float" office:value="1.29132772893736">
                <text:p>1.29132772893736</text:p>
              </table:table-cell>
              <table:table-cell office:value-type="float" office:value="1.37319554296162">
                <text:p>1.373195542961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14.4275269858158">
                <text:p>14.4275269858158</text:p>
              </table:table-cell>
              <table:table-cell office:value-type="float" office:value="1.1725771177641">
                <text:p>1.1725771177641</text:p>
              </table:table-cell>
              <table:table-cell office:value-type="float" office:value="10.5026924718404">
                <text:p>10.5026924718404</text:p>
              </table:table-cell>
              <table:table-cell office:value-type="float" office:value="1.30550702564762">
                <text:p>1.30550702564762</text:p>
              </table:table-cell>
              <table:table-cell office:value-type="float" office:value="1.44675037056571">
                <text:p>1.44675037056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">
                <text:p>1950</text:p>
              </table:table-cell>
              <table:table-cell office:value-type="float" office:value="14.6799239081547">
                <text:p>14.6799239081547</text:p>
              </table:table-cell>
              <table:table-cell office:value-type="float" office:value="1.1916721848591">
                <text:p>1.1916721848591</text:p>
              </table:table-cell>
              <table:table-cell office:value-type="float" office:value="10.6458907414617">
                <text:p>10.6458907414617</text:p>
              </table:table-cell>
              <table:table-cell office:value-type="float" office:value="1.32009370060899">
                <text:p>1.32009370060899</text:p>
              </table:table-cell>
              <table:table-cell office:value-type="float" office:value="1.52226728123494">
                <text:p>1.52226728123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14.9357234448271">
                <text:p>14.9357234448271</text:p>
              </table:table-cell>
              <table:table-cell office:value-type="float" office:value="1.21110631587498">
                <text:p>1.21110631587498</text:p>
              </table:table-cell>
              <table:table-cell office:value-type="float" office:value="10.7899236828835">
                <text:p>10.7899236828835</text:p>
              </table:table-cell>
              <table:table-cell office:value-type="float" office:value="1.3349615714946">
                <text:p>1.3349615714946</text:p>
              </table:table-cell>
              <table:table-cell office:value-type="float" office:value="1.59973187459989">
                <text:p>1.599731874599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">
                <text:p>2050</text:p>
              </table:table-cell>
              <table:table-cell office:value-type="float" office:value="15.1951005032882">
                <text:p>15.1951005032882</text:p>
              </table:table-cell>
              <table:table-cell office:value-type="float" office:value="1.23092223474549">
                <text:p>1.23092223474549</text:p>
              </table:table-cell>
              <table:table-cell office:value-type="float" office:value="10.9349073451946">
                <text:p>10.9349073451946</text:p>
              </table:table-cell>
              <table:table-cell office:value-type="float" office:value="1.35010192066353">
                <text:p>1.35010192066353</text:p>
              </table:table-cell>
              <table:table-cell office:value-type="float" office:value="1.67916900272359">
                <text:p>1.67916900272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0">
                <text:p>2100</text:p>
              </table:table-cell>
              <table:table-cell office:value-type="float" office:value="15.4588340942121">
                <text:p>15.4588340942121</text:p>
              </table:table-cell>
              <table:table-cell office:value-type="float" office:value="1.25148560733355">
                <text:p>1.25148560733355</text:p>
              </table:table-cell>
              <table:table-cell office:value-type="float" office:value="11.0811740944028">
                <text:p>11.0811740944028</text:p>
              </table:table-cell>
              <table:table-cell office:value-type="float" office:value="1.36562516638322">
                <text:p>1.36562516638322</text:p>
              </table:table-cell>
              <table:table-cell office:value-type="float" office:value="1.76054922608144">
                <text:p>1.760549226081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0">
                <text:p>2150</text:p>
              </table:table-cell>
              <table:table-cell office:value-type="float" office:value="15.7271432097365">
                <text:p>15.7271432097365</text:p>
              </table:table-cell>
              <table:table-cell office:value-type="float" office:value="1.27255635524102">
                <text:p>1.27255635524102</text:p>
              </table:table-cell>
              <table:table-cell office:value-type="float" office:value="11.2288849788985">
                <text:p>11.2288849788985</text:p>
              </table:table-cell>
              <table:table-cell office:value-type="float" office:value="1.38174308634481">
                <text:p>1.38174308634481</text:p>
              </table:table-cell>
              <table:table-cell office:value-type="float" office:value="1.84395878927226">
                <text:p>1.843958789272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0">
                <text:p>2200</text:p>
              </table:table-cell>
              <table:table-cell office:value-type="float" office:value="16.0005588170568">
                <text:p>16.0005588170568</text:p>
              </table:table-cell>
              <table:table-cell office:value-type="float" office:value="1.29404095314281">
                <text:p>1.29404095314281</text:p>
              </table:table-cell>
              <table:table-cell office:value-type="float" office:value="11.3785544506369">
                <text:p>11.3785544506369</text:p>
              </table:table-cell>
              <table:table-cell office:value-type="float" office:value="1.39864444766322">
                <text:p>1.39864444766322</text:p>
              </table:table-cell>
              <table:table-cell office:value-type="float" office:value="1.92931896560915">
                <text:p>1.92931896560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0">
                <text:p>2250</text:p>
              </table:table-cell>
              <table:table-cell office:value-type="float" office:value="16.2793406623704">
                <text:p>16.2793406623704</text:p>
              </table:table-cell>
              <table:table-cell office:value-type="float" office:value="1.31608686180948">
                <text:p>1.31608686180948</text:p>
              </table:table-cell>
              <table:table-cell office:value-type="float" office:value="11.5302183307601">
                <text:p>11.5302183307601</text:p>
              </table:table-cell>
              <table:table-cell office:value-type="float" office:value="1.4163867718558">
                <text:p>1.4163867718558</text:p>
              </table:table-cell>
              <table:table-cell office:value-type="float" office:value="2.01664869797725">
                <text:p>2.016648697977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0">
                <text:p>2300</text:p>
              </table:table-cell>
              <table:table-cell office:value-type="float" office:value="16.5614908632861">
                <text:p>16.5614908632861</text:p>
              </table:table-cell>
              <table:table-cell office:value-type="float" office:value="1.33855178250813">
                <text:p>1.33855178250813</text:p>
              </table:table-cell>
              <table:table-cell office:value-type="float" office:value="11.6822310772154">
                <text:p>11.6822310772154</text:p>
              </table:table-cell>
              <table:table-cell office:value-type="float" office:value="1.43476488400954">
                <text:p>1.43476488400954</text:p>
              </table:table-cell>
              <table:table-cell office:value-type="float" office:value="2.10594311957331">
                <text:p>2.10594311957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0">
                <text:p>2350</text:p>
              </table:table-cell>
              <table:table-cell office:value-type="float" office:value="16.8467934096487">
                <text:p>16.8467934096487</text:p>
              </table:table-cell>
              <table:table-cell office:value-type="float" office:value="1.3613749165444">
                <text:p>1.3613749165444</text:p>
              </table:table-cell>
              <table:table-cell office:value-type="float" office:value="11.8349642926936">
                <text:p>11.8349642926936</text:p>
              </table:table-cell>
              <table:table-cell office:value-type="float" office:value="1.45321730401096">
                <text:p>1.45321730401096</text:p>
              </table:table-cell>
              <table:table-cell office:value-type="float" office:value="2.19723689641795">
                <text:p>2.197236896417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0">
                <text:p>2400</text:p>
              </table:table-cell>
              <table:table-cell office:value-type="float" office:value="17.1450188579697">
                <text:p>17.1450188579697</text:p>
              </table:table-cell>
              <table:table-cell office:value-type="float" office:value="1.38455127095524">
                <text:p>1.38455127095524</text:p>
              </table:table-cell>
              <table:table-cell office:value-type="float" office:value="11.9982060785964">
                <text:p>11.9982060785964</text:p>
              </table:table-cell>
              <table:table-cell office:value-type="float" office:value="1.47167880151958">
                <text:p>1.47167880151958</text:p>
              </table:table-cell>
              <table:table-cell office:value-type="float" office:value="2.29058270687709">
                <text:p>2.290582706877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0">
                <text:p>2450</text:p>
              </table:table-cell>
              <table:table-cell office:value-type="float" office:value="17.433418458825">
                <text:p>17.433418458825</text:p>
              </table:table-cell>
              <table:table-cell office:value-type="float" office:value="1.40880488989604">
                <text:p>1.40880488989604</text:p>
              </table:table-cell>
              <table:table-cell office:value-type="float" office:value="12.1481546909441">
                <text:p>12.1481546909441</text:p>
              </table:table-cell>
              <table:table-cell office:value-type="float" office:value="1.49070498562122">
                <text:p>1.49070498562122</text:p>
              </table:table-cell>
              <table:table-cell office:value-type="float" office:value="2.38575389237199">
                <text:p>2.385753892371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17.7239397335142">
                <text:p>17.7239397335142</text:p>
              </table:table-cell>
              <table:table-cell office:value-type="float" office:value="1.43333522234663">
                <text:p>1.43333522234663</text:p>
              </table:table-cell>
              <table:table-cell office:value-type="float" office:value="12.2973185445675">
                <text:p>12.2973185445675</text:p>
              </table:table-cell>
              <table:table-cell office:value-type="float" office:value="1.51031452766369">
                <text:p>1.51031452766369</text:p>
              </table:table-cell>
              <table:table-cell office:value-type="float" office:value="2.48297143891873">
                <text:p>2.482971438918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0">
                <text:p>2550</text:p>
              </table:table-cell>
              <table:table-cell office:value-type="float" office:value="18.0225026193155">
                <text:p>18.0225026193155</text:p>
              </table:table-cell>
              <table:table-cell office:value-type="float" office:value="1.45829625256951">
                <text:p>1.45829625256951</text:p>
              </table:table-cell>
              <table:table-cell office:value-type="float" office:value="12.4494487162743">
                <text:p>12.4494487162743</text:p>
              </table:table-cell>
              <table:table-cell office:value-type="float" office:value="1.53259205528688">
                <text:p>1.53259205528688</text:p>
              </table:table-cell>
              <table:table-cell office:value-type="float" office:value="2.58216559519148">
                <text:p>2.58216559519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0">
                <text:p>2600</text:p>
              </table:table-cell>
              <table:table-cell office:value-type="float" office:value="18.3238680410906">
                <text:p>18.3238680410906</text:p>
              </table:table-cell>
              <table:table-cell office:value-type="float" office:value="1.48398511962469">
                <text:p>1.48398511962469</text:p>
              </table:table-cell>
              <table:table-cell office:value-type="float" office:value="12.6032740757961">
                <text:p>12.6032740757961</text:p>
              </table:table-cell>
              <table:table-cell office:value-type="float" office:value="1.55327767343957">
                <text:p>1.55327767343957</text:p>
              </table:table-cell>
              <table:table-cell office:value-type="float" office:value="2.68333117225086">
                <text:p>2.683331172250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0">
                <text:p>2650</text:p>
              </table:table-cell>
              <table:table-cell office:value-type="float" office:value="18.6310663594716">
                <text:p>18.6310663594716</text:p>
              </table:table-cell>
              <table:table-cell office:value-type="float" office:value="1.50987187949569">
                <text:p>1.50987187949569</text:p>
              </table:table-cell>
              <table:table-cell office:value-type="float" office:value="12.7602248136329">
                <text:p>12.7602248136329</text:p>
              </table:table-cell>
              <table:table-cell office:value-type="float" office:value="1.57449924939391">
                <text:p>1.57449924939391</text:p>
              </table:table-cell>
              <table:table-cell office:value-type="float" office:value="2.78647041695329">
                <text:p>2.786470416953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0">
                <text:p>2700</text:p>
              </table:table-cell>
              <table:table-cell office:value-type="float" office:value="18.9443279937895">
                <text:p>18.9443279937895</text:p>
              </table:table-cell>
              <table:table-cell office:value-type="float" office:value="1.5360105658022">
                <text:p>1.5360105658022</text:p>
              </table:table-cell>
              <table:table-cell office:value-type="float" office:value="12.9204692268171">
                <text:p>12.9204692268171</text:p>
              </table:table-cell>
              <table:table-cell office:value-type="float" office:value="1.59629316211614">
                <text:p>1.59629316211614</text:p>
              </table:table-cell>
              <table:table-cell office:value-type="float" office:value="2.8915550390543">
                <text:p>2.89155503905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19.2728549819232">
                <text:p>19.2728549819232</text:p>
              </table:table-cell>
              <table:table-cell office:value-type="float" office:value="1.56334807168317">
                <text:p>1.56334807168317</text:p>
              </table:table-cell>
              <table:table-cell office:value-type="float" office:value="13.0920312672805">
                <text:p>13.0920312672805</text:p>
              </table:table-cell>
              <table:table-cell office:value-type="float" office:value="1.61879001694751">
                <text:p>1.61879001694751</text:p>
              </table:table-cell>
              <table:table-cell office:value-type="float" office:value="2.99868562600481">
                <text:p>2.99868562600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0">
                <text:p>2800</text:p>
              </table:table-cell>
              <table:table-cell office:value-type="float" office:value="19.5941378511088">
                <text:p>19.5941378511088</text:p>
              </table:table-cell>
              <table:table-cell office:value-type="float" office:value="1.5909117908599">
                <text:p>1.5909117908599</text:p>
              </table:table-cell>
              <table:table-cell office:value-type="float" office:value="13.2537119960953">
                <text:p>13.2537119960953</text:p>
              </table:table-cell>
              <table:table-cell office:value-type="float" office:value="1.64184373056451">
                <text:p>1.64184373056451</text:p>
              </table:table-cell>
              <table:table-cell office:value-type="float" office:value="3.1076703335986">
                <text:p>3.10767033359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0">
                <text:p>2850</text:p>
              </table:table-cell>
              <table:table-cell office:value-type="float" office:value="19.9176311413362">
                <text:p>19.9176311413362</text:p>
              </table:table-cell>
              <table:table-cell office:value-type="float" office:value="1.61889148680318">
                <text:p>1.61889148680318</text:p>
              </table:table-cell>
              <table:table-cell office:value-type="float" office:value="13.4145978304431">
                <text:p>13.4145978304431</text:p>
              </table:table-cell>
              <table:table-cell office:value-type="float" office:value="1.66550618471896">
                <text:p>1.66550618471896</text:p>
              </table:table-cell>
              <table:table-cell office:value-type="float" office:value="3.21863563940806">
                <text:p>3.21863563940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0">
                <text:p>2900</text:p>
              </table:table-cell>
              <table:table-cell office:value-type="float" office:value="20.2465478622799">
                <text:p>20.2465478622799</text:p>
              </table:table-cell>
              <table:table-cell office:value-type="float" office:value="1.64735821073887">
                <text:p>1.64735821073887</text:p>
              </table:table-cell>
              <table:table-cell office:value-type="float" office:value="13.575961018035">
                <text:p>13.575961018035</text:p>
              </table:table-cell>
              <table:table-cell office:value-type="float" office:value="1.69165424155368">
                <text:p>1.69165424155368</text:p>
              </table:table-cell>
              <table:table-cell office:value-type="float" office:value="3.33157439197494">
                <text:p>3.331574391974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0">
                <text:p>2950</text:p>
              </table:table-cell>
              <table:table-cell office:value-type="float" office:value="20.5751386684064">
                <text:p>20.5751386684064</text:p>
              </table:table-cell>
              <table:table-cell office:value-type="float" office:value="1.67625456430848">
                <text:p>1.67625456430848</text:p>
              </table:table-cell>
              <table:table-cell office:value-type="float" office:value="13.7359503346526">
                <text:p>13.7359503346526</text:p>
              </table:table-cell>
              <table:table-cell office:value-type="float" office:value="1.71639974483311">
                <text:p>1.71639974483311</text:p>
              </table:table-cell>
              <table:table-cell office:value-type="float" office:value="3.44653402461967">
                <text:p>3.446534024619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">
                <text:p>3000</text:p>
              </table:table-cell>
              <table:table-cell office:value-type="float" office:value="20.9087151949198">
                <text:p>20.9087151949198</text:p>
              </table:table-cell>
              <table:table-cell office:value-type="float" office:value="1.70579777456161">
                <text:p>1.70579777456161</text:p>
              </table:table-cell>
              <table:table-cell office:value-type="float" office:value="13.8977668325969">
                <text:p>13.8977668325969</text:p>
              </table:table-cell>
              <table:table-cell office:value-type="float" office:value="1.74170757142809">
                <text:p>1.74170757142809</text:p>
              </table:table-cell>
              <table:table-cell office:value-type="float" office:value="3.56344301631857">
                <text:p>3.563443016318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0">
                <text:p>3050</text:p>
              </table:table-cell>
              <table:table-cell office:value-type="float" office:value="21.2463440981592">
                <text:p>21.2463440981592</text:p>
              </table:table-cell>
              <table:table-cell office:value-type="float" office:value="1.73570925388278">
                <text:p>1.73570925388278</text:p>
              </table:table-cell>
              <table:table-cell office:value-type="float" office:value="14.060606085503">
                <text:p>14.060606085503</text:p>
              </table:table-cell>
              <table:table-cell office:value-type="float" office:value="1.76760852967227">
                <text:p>1.76760852967227</text:p>
              </table:table-cell>
              <table:table-cell office:value-type="float" office:value="3.68242022910311">
                <text:p>3.682420229103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0">
                <text:p>3100</text:p>
              </table:table-cell>
              <table:table-cell office:value-type="float" office:value="21.5885182222699">
                <text:p>21.5885182222699</text:p>
              </table:table-cell>
              <table:table-cell office:value-type="float" office:value="1.76606405438756">
                <text:p>1.76606405438756</text:p>
              </table:table-cell>
              <table:table-cell office:value-type="float" office:value="14.2251035313109">
                <text:p>14.2251035313109</text:p>
              </table:table-cell>
              <table:table-cell office:value-type="float" office:value="1.79404422378733">
                <text:p>1.79404422378733</text:p>
              </table:table-cell>
              <table:table-cell office:value-type="float" office:value="3.80330641279544">
                <text:p>3.80330641279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0">
                <text:p>3150</text:p>
              </table:table-cell>
              <table:table-cell office:value-type="float" office:value="21.9347988110799">
                <text:p>21.9347988110799</text:p>
              </table:table-cell>
              <table:table-cell office:value-type="float" office:value="1.79708500535935">
                <text:p>1.79708500535935</text:p>
              </table:table-cell>
              <table:table-cell office:value-type="float" office:value="14.3905059613411">
                <text:p>14.3905059613411</text:p>
              </table:table-cell>
              <table:table-cell office:value-type="float" office:value="1.82107717602491">
                <text:p>1.82107717602491</text:p>
              </table:table-cell>
              <table:table-cell office:value-type="float" office:value="3.92613066835911">
                <text:p>3.926130668359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00">
                <text:p>3200</text:p>
              </table:table-cell>
              <table:table-cell office:value-type="float" office:value="22.2857250186377">
                <text:p>22.2857250186377</text:p>
              </table:table-cell>
              <table:table-cell office:value-type="float" office:value="1.82860106689481">
                <text:p>1.82860106689481</text:p>
              </table:table-cell>
              <table:table-cell office:value-type="float" office:value="14.5575129655576">
                <text:p>14.5575129655576</text:p>
              </table:table-cell>
              <table:table-cell office:value-type="float" office:value="1.84864675408116">
                <text:p>1.84864675408116</text:p>
              </table:table-cell>
              <table:table-cell office:value-type="float" office:value="4.05096423207931">
                <text:p>4.050964232079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0">
                <text:p>3250</text:p>
              </table:table-cell>
              <table:table-cell office:value-type="float" office:value="22.6406831067078">
                <text:p>22.6406831067078</text:p>
              </table:table-cell>
              <table:table-cell office:value-type="float" office:value="1.86076962582781">
                <text:p>1.86076962582781</text:p>
              </table:table-cell>
              <table:table-cell office:value-type="float" office:value="14.7254103302779">
                <text:p>14.7254103302779</text:p>
              </table:table-cell>
              <table:table-cell office:value-type="float" office:value="1.87680339899546">
                <text:p>1.87680339899546</text:p>
              </table:table-cell>
              <table:table-cell office:value-type="float" office:value="4.17769975156164">
                <text:p>4.177699751561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00">
                <text:p>3300</text:p>
              </table:table-cell>
              <table:table-cell office:value-type="float" office:value="23.0141637044398">
                <text:p>23.0141637044398</text:p>
              </table:table-cell>
              <table:table-cell office:value-type="float" office:value="1.8934018195582">
                <text:p>1.8934018195582</text:p>
              </table:table-cell>
              <table:table-cell office:value-type="float" office:value="14.9088350395016">
                <text:p>14.9088350395016</text:p>
              </table:table-cell>
              <table:table-cell office:value-type="float" office:value="1.90548474937632">
                <text:p>1.90548474937632</text:p>
              </table:table-cell>
              <table:table-cell office:value-type="float" office:value="4.30644209598437">
                <text:p>4.306442095984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0">
                <text:p>3350</text:p>
              </table:table-cell>
              <table:table-cell office:value-type="float" office:value="23.3570954463119">
                <text:p>23.3570954463119</text:p>
              </table:table-cell>
              <table:table-cell office:value-type="float" office:value="1.92599427746072">
                <text:p>1.92599427746072</text:p>
              </table:table-cell>
              <table:table-cell office:value-type="float" office:value="15.0591837252243">
                <text:p>15.0591837252243</text:p>
              </table:table-cell>
              <table:table-cell office:value-type="float" office:value="1.93474573568384">
                <text:p>1.93474573568384</text:p>
              </table:table-cell>
              <table:table-cell office:value-type="float" office:value="4.43717170792044">
                <text:p>4.437171707920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00">
                <text:p>3400</text:p>
              </table:table-cell>
              <table:table-cell office:value-type="float" office:value="23.7228703495677">
                <text:p>23.7228703495677</text:p>
              </table:table-cell>
              <table:table-cell office:value-type="float" office:value="1.95923361413287">
                <text:p>1.95923361413287</text:p>
              </table:table-cell>
              <table:table-cell office:value-type="float" office:value="15.2291957688252">
                <text:p>15.2291957688252</text:p>
              </table:table-cell>
              <table:table-cell office:value-type="float" office:value="1.96457532294746">
                <text:p>1.96457532294746</text:p>
              </table:table-cell>
              <table:table-cell office:value-type="float" office:value="4.56986564369558">
                <text:p>4.569865643695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0">
                <text:p>3450</text:p>
              </table:table-cell>
              <table:table-cell office:value-type="float" office:value="24.0927554673361">
                <text:p>24.0927554673361</text:p>
              </table:table-cell>
              <table:table-cell office:value-type="float" office:value="1.99314644900096">
                <text:p>1.99314644900096</text:p>
              </table:table-cell>
              <table:table-cell office:value-type="float" office:value="15.3993116871653">
                <text:p>15.3993116871653</text:p>
              </table:table-cell>
              <table:table-cell office:value-type="float" office:value="1.9957559669785">
                <text:p>1.9957559669785</text:p>
              </table:table-cell>
              <table:table-cell office:value-type="float" office:value="4.70454136418982">
                <text:p>4.704541364189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0">
                <text:p>3500</text:p>
              </table:table-cell>
              <table:table-cell office:value-type="float" office:value="24.4679975852185">
                <text:p>24.4679975852185</text:p>
              </table:table-cell>
              <table:table-cell office:value-type="float" office:value="2.02773687603747">
                <text:p>2.02773687603747</text:p>
              </table:table-cell>
              <table:table-cell office:value-type="float" office:value="15.5714490091551">
                <text:p>15.5714490091551</text:p>
              </table:table-cell>
              <table:table-cell office:value-type="float" office:value="2.02761773907264">
                <text:p>2.02761773907264</text:p>
              </table:table-cell>
              <table:table-cell office:value-type="float" office:value="4.84119396098592">
                <text:p>4.841193960985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0">
                <text:p>3550</text:p>
              </table:table-cell>
              <table:table-cell office:value-type="float" office:value="24.8460827114652">
                <text:p>24.8460827114652</text:p>
              </table:table-cell>
              <table:table-cell office:value-type="float" office:value="2.06297311570655">
                <text:p>2.06297311570655</text:p>
              </table:table-cell>
              <table:table-cell office:value-type="float" office:value="15.7442095387822">
                <text:p>15.7442095387822</text:p>
              </table:table-cell>
              <table:table-cell office:value-type="float" office:value="2.05911429601241">
                <text:p>2.05911429601241</text:p>
              </table:table-cell>
              <table:table-cell office:value-type="float" office:value="4.97978576094724">
                <text:p>4.979785760947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25.2272491296903">
                <text:p>25.2272491296903</text:p>
              </table:table-cell>
              <table:table-cell office:value-type="float" office:value="2.09841731850617">
                <text:p>2.09841731850617</text:p>
              </table:table-cell>
              <table:table-cell office:value-type="float" office:value="15.9173366580933">
                <text:p>15.9173366580933</text:p>
              </table:table-cell>
              <table:table-cell office:value-type="float" office:value="2.09114969241841">
                <text:p>2.09114969241841</text:p>
              </table:table-cell>
              <table:table-cell office:value-type="float" office:value="5.12034546067824">
                <text:p>5.12034546067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0">
                <text:p>3650</text:p>
              </table:table-cell>
              <table:table-cell office:value-type="float" office:value="25.6118977425219">
                <text:p>25.6118977425219</text:p>
              </table:table-cell>
              <table:table-cell office:value-type="float" office:value="2.13435216014927">
                <text:p>2.13435216014927</text:p>
              </table:table-cell>
              <table:table-cell office:value-type="float" office:value="16.090914462797">
                <text:p>16.090914462797</text:p>
              </table:table-cell>
              <table:table-cell office:value-type="float" office:value="2.12374345386372">
                <text:p>2.12374345386372</text:p>
              </table:table-cell>
              <table:table-cell office:value-type="float" office:value="5.26288766565461">
                <text:p>5.262887665654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0">
                <text:p>3700</text:p>
              </table:table-cell>
              <table:table-cell office:value-type="float" office:value="26.0003792275076">
                <text:p>26.0003792275076</text:p>
              </table:table-cell>
              <table:table-cell office:value-type="float" office:value="2.1702059989004">
                <text:p>2.1702059989004</text:p>
              </table:table-cell>
              <table:table-cell office:value-type="float" office:value="16.2658610934014">
                <text:p>16.2658610934014</text:p>
              </table:table-cell>
              <table:table-cell office:value-type="float" office:value="2.15689387087492">
                <text:p>2.15689387087492</text:p>
              </table:table-cell>
              <table:table-cell office:value-type="float" office:value="5.40741826437587">
                <text:p>5.407418264375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50">
                <text:p>3750</text:p>
              </table:table-cell>
              <table:table-cell office:value-type="float" office:value="26.3939635726479">
                <text:p>26.3939635726479</text:p>
              </table:table-cell>
              <table:table-cell office:value-type="float" office:value="2.20699295784638">
                <text:p>2.20699295784638</text:p>
              </table:table-cell>
              <table:table-cell office:value-type="float" office:value="16.4424521970873">
                <text:p>16.4424521970873</text:p>
              </table:table-cell>
              <table:table-cell office:value-type="float" office:value="2.19061107308255">
                <text:p>2.19061107308255</text:p>
              </table:table-cell>
              <table:table-cell office:value-type="float" office:value="5.55390734466493">
                <text:p>5.553907344664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0">
                <text:p>3800</text:p>
              </table:table-cell>
              <table:table-cell office:value-type="float" office:value="26.7914194668125">
                <text:p>26.7914194668125</text:p>
              </table:table-cell>
              <table:table-cell office:value-type="float" office:value="2.2447948772068">
                <text:p>2.2447948772068</text:p>
              </table:table-cell>
              <table:table-cell office:value-type="float" office:value="16.619348946911">
                <text:p>16.619348946911</text:p>
              </table:table-cell>
              <table:table-cell office:value-type="float" office:value="2.22490061506749">
                <text:p>2.22490061506749</text:p>
              </table:table-cell>
              <table:table-cell office:value-type="float" office:value="5.7023750276256">
                <text:p>5.70237502762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50">
                <text:p>3850</text:p>
              </table:table-cell>
              <table:table-cell office:value-type="float" office:value="27.1933233486297">
                <text:p>27.1933233486297</text:p>
              </table:table-cell>
              <table:table-cell office:value-type="float" office:value="2.28298947547718">
                <text:p>2.28298947547718</text:p>
              </table:table-cell>
              <table:table-cell office:value-type="float" office:value="16.7977502603699">
                <text:p>16.7977502603699</text:p>
              </table:table-cell>
              <table:table-cell office:value-type="float" office:value="2.25975612303922">
                <text:p>2.25975612303922</text:p>
              </table:table-cell>
              <table:table-cell office:value-type="float" office:value="5.85282748978147">
                <text:p>5.85282748978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0">
                <text:p>3900</text:p>
              </table:table-cell>
              <table:table-cell office:value-type="float" office:value="27.5983172358352">
                <text:p>27.5983172358352</text:p>
              </table:table-cell>
              <table:table-cell office:value-type="float" office:value="2.3210294911172">
                <text:p>2.3210294911172</text:p>
              </table:table-cell>
              <table:table-cell office:value-type="float" office:value="16.9769920943352">
                <text:p>16.9769920943352</text:p>
              </table:table-cell>
              <table:table-cell office:value-type="float" office:value="2.29510343440878">
                <text:p>2.29510343440878</text:p>
              </table:table-cell>
              <table:table-cell office:value-type="float" office:value="6.00519221599305">
                <text:p>6.005192215993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50">
                <text:p>3950</text:p>
              </table:table-cell>
              <table:table-cell office:value-type="float" office:value="28.007008820116">
                <text:p>28.007008820116</text:p>
              </table:table-cell>
              <table:table-cell office:value-type="float" office:value="2.35994841472991">
                <text:p>2.35994841472991</text:p>
              </table:table-cell>
              <table:table-cell office:value-type="float" office:value="17.1564594465595">
                <text:p>17.1564594465595</text:p>
              </table:table-cell>
              <table:table-cell office:value-type="float" office:value="2.3310333708556">
                <text:p>2.3310333708556</text:p>
              </table:table-cell>
              <table:table-cell office:value-type="float" office:value="6.15956758796558">
                <text:p>6.15956758796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28.4187807892155">
                <text:p>28.4187807892155</text:p>
              </table:table-cell>
              <table:table-cell office:value-type="float" office:value="2.39891062117829">
                <text:p>2.39891062117829</text:p>
              </table:table-cell>
              <table:table-cell office:value-type="float" office:value="17.3364576776959">
                <text:p>17.3364576776959</text:p>
              </table:table-cell>
              <table:table-cell office:value-type="float" office:value="2.36750603428914">
                <text:p>2.36750603428914</text:p>
              </table:table-cell>
              <table:table-cell office:value-type="float" office:value="6.31590645607673">
                <text:p>6.315906456076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0">
                <text:p>4050</text:p>
              </table:table-cell>
              <table:table-cell office:value-type="float" office:value="28.8352102673874">
                <text:p>28.8352102673874</text:p>
              </table:table-cell>
              <table:table-cell office:value-type="float" office:value="2.43897903477759">
                <text:p>2.43897903477759</text:p>
              </table:table-cell>
              <table:table-cell office:value-type="float" office:value="17.5174770260487">
                <text:p>17.5174770260487</text:p>
              </table:table-cell>
              <table:table-cell office:value-type="float" office:value="2.40453226054325">
                <text:p>2.40453226054325</text:p>
              </table:table-cell>
              <table:table-cell office:value-type="float" office:value="6.47422194601327">
                <text:p>6.474221946013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00">
                <text:p>4100</text:p>
              </table:table-cell>
              <table:table-cell office:value-type="float" office:value="29.2555710967575">
                <text:p>29.2555710967575</text:p>
              </table:table-cell>
              <table:table-cell office:value-type="float" office:value="2.47944633647068">
                <text:p>2.47944633647068</text:p>
              </table:table-cell>
              <table:table-cell office:value-type="float" office:value="17.6993996349083">
                <text:p>17.6993996349083</text:p>
              </table:table-cell>
              <table:table-cell office:value-type="float" office:value="2.44215343939354">
                <text:p>2.44215343939354</text:p>
              </table:table-cell>
              <table:table-cell office:value-type="float" office:value="6.63457168598571">
                <text:p>6.634571685985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50">
                <text:p>4150</text:p>
              </table:table-cell>
              <table:table-cell office:value-type="float" office:value="29.6797228603261">
                <text:p>29.6797228603261</text:p>
              </table:table-cell>
              <table:table-cell office:value-type="float" office:value="2.52050187990432">
                <text:p>2.52050187990432</text:p>
              </table:table-cell>
              <table:table-cell office:value-type="float" office:value="17.8818917883683">
                <text:p>17.8818917883683</text:p>
              </table:table-cell>
              <table:table-cell office:value-type="float" office:value="2.48034296481919">
                <text:p>2.48034296481919</text:p>
              </table:table-cell>
              <table:table-cell office:value-type="float" office:value="6.79698622721833">
                <text:p>6.796986227218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30.1093329232302">
                <text:p>30.1093329232302</text:p>
              </table:table-cell>
              <table:table-cell office:value-type="float" office:value="2.56402026781246">
                <text:p>2.56402026781246</text:p>
              </table:table-cell>
              <table:table-cell office:value-type="float" office:value="18.0648363329736">
                <text:p>18.0648363329736</text:p>
              </table:table-cell>
              <table:table-cell office:value-type="float" office:value="2.51913065074113">
                <text:p>2.51913065074113</text:p>
              </table:table-cell>
              <table:table-cell office:value-type="float" office:value="6.96134567167781">
                <text:p>6.961345671677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0">
                <text:p>4250</text:p>
              </table:table-cell>
              <table:table-cell office:value-type="float" office:value="30.5400865148587">
                <text:p>30.5400865148587</text:p>
              </table:table-cell>
              <table:table-cell office:value-type="float" office:value="2.60571531791601">
                <text:p>2.60571531791601</text:p>
              </table:table-cell>
              <table:table-cell office:value-type="float" office:value="18.2483452704636">
                <text:p>18.2483452704636</text:p>
              </table:table-cell>
              <table:table-cell office:value-type="float" office:value="2.55844004908737">
                <text:p>2.55844004908737</text:p>
              </table:table-cell>
              <table:table-cell office:value-type="float" office:value="7.12758587740031">
                <text:p>7.127585877400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00">
                <text:p>4300</text:p>
              </table:table-cell>
              <table:table-cell office:value-type="float" office:value="30.9766776641815">
                <text:p>30.9766776641815</text:p>
              </table:table-cell>
              <table:table-cell office:value-type="float" office:value="2.64999515505276">
                <text:p>2.64999515505276</text:p>
              </table:table-cell>
              <table:table-cell office:value-type="float" office:value="18.432544142577">
                <text:p>18.432544142577</text:p>
              </table:table-cell>
              <table:table-cell office:value-type="float" office:value="2.59831309511316">
                <text:p>2.59831309511316</text:p>
              </table:table-cell>
              <table:table-cell office:value-type="float" office:value="7.29582527149228">
                <text:p>7.295825271492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50">
                <text:p>4350</text:p>
              </table:table-cell>
              <table:table-cell office:value-type="float" office:value="31.4149708354796">
                <text:p>31.4149708354796</text:p>
              </table:table-cell>
              <table:table-cell office:value-type="float" office:value="2.69252803901131">
                <text:p>2.69252803901131</text:p>
              </table:table-cell>
              <table:table-cell office:value-type="float" office:value="18.6176950712541">
                <text:p>18.6176950712541</text:p>
              </table:table-cell>
              <table:table-cell office:value-type="float" office:value="2.63866444677095">
                <text:p>2.63866444677095</text:p>
              </table:table-cell>
              <table:table-cell office:value-type="float" office:value="7.46608327845812">
                <text:p>7.466083278458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">
                <text:p>4400</text:p>
              </table:table-cell>
              <table:table-cell office:value-type="float" office:value="31.8571010769698">
                <text:p>31.8571010769698</text:p>
              </table:table-cell>
              <table:table-cell office:value-type="float" office:value="2.7360065034729">
                <text:p>2.7360065034729</text:p>
              </table:table-cell>
              <table:table-cell office:value-type="float" office:value="18.8033103198813">
                <text:p>18.8033103198813</text:p>
              </table:table-cell>
              <table:table-cell office:value-type="float" office:value="2.67949803194667">
                <text:p>2.67949803194667</text:p>
              </table:table-cell>
              <table:table-cell office:value-type="float" office:value="7.63828622171701">
                <text:p>7.638286221717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0">
                <text:p>4450</text:p>
              </table:table-cell>
              <table:table-cell office:value-type="float" office:value="32.3026002576656">
                <text:p>32.3026002576656</text:p>
              </table:table-cell>
              <table:table-cell office:value-type="float" office:value="2.77966819412536">
                <text:p>2.77966819412536</text:p>
              </table:table-cell>
              <table:table-cell office:value-type="float" office:value="18.9895465419946">
                <text:p>18.9895465419946</text:p>
              </table:table-cell>
              <table:table-cell office:value-type="float" office:value="2.72090425476074">
                <text:p>2.72090425476074</text:p>
              </table:table-cell>
              <table:table-cell office:value-type="float" office:value="7.81248126687319">
                <text:p>7.812481266873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0">
                <text:p>4500</text:p>
              </table:table-cell>
              <table:table-cell office:value-type="float" office:value="32.7519820404733">
                <text:p>32.7519820404733</text:p>
              </table:table-cell>
              <table:table-cell office:value-type="float" office:value="2.82393307602778">
                <text:p>2.82393307602778</text:p>
              </table:table-cell>
              <table:table-cell office:value-type="float" office:value="19.1764983201864">
                <text:p>19.1764983201864</text:p>
              </table:table-cell>
              <table:table-cell office:value-type="float" office:value="2.7628616476075">
                <text:p>2.7628616476075</text:p>
              </table:table-cell>
              <table:table-cell office:value-type="float" office:value="7.98868899665379">
                <text:p>7.988688996653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0">
                <text:p>4550</text:p>
              </table:table-cell>
              <table:table-cell office:value-type="float" office:value="33.2042890453869">
                <text:p>33.2042890453869</text:p>
              </table:table-cell>
              <table:table-cell office:value-type="float" office:value="2.86797823709668">
                <text:p>2.86797823709668</text:p>
              </table:table-cell>
              <table:table-cell office:value-type="float" office:value="19.364070661777">
                <text:p>19.364070661777</text:p>
              </table:table-cell>
              <table:table-cell office:value-type="float" office:value="2.80537027878525">
                <text:p>2.80537027878525</text:p>
              </table:table-cell>
              <table:table-cell office:value-type="float" office:value="8.16686986769931">
                <text:p>8.166869867699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0">
                <text:p>4600</text:p>
              </table:table-cell>
              <table:table-cell office:value-type="float" office:value="33.6602664699731">
                <text:p>33.6602664699731</text:p>
              </table:table-cell>
              <table:table-cell office:value-type="float" office:value="2.91242436157657">
                <text:p>2.91242436157657</text:p>
              </table:table-cell>
              <table:table-cell office:value-type="float" office:value="19.5524019896538">
                <text:p>19.5524019896538</text:p>
              </table:table-cell>
              <table:table-cell office:value-type="float" office:value="2.84839492379745">
                <text:p>2.84839492379745</text:p>
              </table:table-cell>
              <table:table-cell office:value-type="float" office:value="8.34704519488419">
                <text:p>8.347045194884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0">
                <text:p>4650</text:p>
              </table:table-cell>
              <table:table-cell office:value-type="float" office:value="34.1215583617831">
                <text:p>34.1215583617831</text:p>
              </table:table-cell>
              <table:table-cell office:value-type="float" office:value="2.95870681476359">
                <text:p>2.95870681476359</text:p>
              </table:table-cell>
              <table:table-cell office:value-type="float" office:value="19.7416005983346">
                <text:p>19.7416005983346</text:p>
              </table:table-cell>
              <table:table-cell office:value-type="float" office:value="2.89205289854581">
                <text:p>2.89205289854581</text:p>
              </table:table-cell>
              <table:table-cell office:value-type="float" office:value="8.52919805012365">
                <text:p>8.529198050123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00">
                <text:p>4700</text:p>
              </table:table-cell>
              <table:table-cell office:value-type="float" office:value="34.5861612586216">
                <text:p>34.5861612586216</text:p>
              </table:table-cell>
              <table:table-cell office:value-type="float" office:value="3.00524163617142">
                <text:p>3.00524163617142</text:p>
              </table:table-cell>
              <table:table-cell office:value-type="float" office:value="19.9313657026491">
                <text:p>19.9313657026491</text:p>
              </table:table-cell>
              <table:table-cell office:value-type="float" office:value="2.93622897987768">
                <text:p>2.93622897987768</text:p>
              </table:table-cell>
              <table:table-cell office:value-type="float" office:value="8.71332493995535">
                <text:p>8.713324939955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50">
                <text:p>4750</text:p>
              </table:table-cell>
              <table:table-cell office:value-type="float" office:value="35.0542523986642">
                <text:p>35.0542523986642</text:p>
              </table:table-cell>
              <table:table-cell office:value-type="float" office:value="3.0517327450877">
                <text:p>3.0517327450877</text:p>
              </table:table-cell>
              <table:table-cell office:value-type="float" office:value="20.1221758328113">
                <text:p>20.1221758328113</text:p>
              </table:table-cell>
              <table:table-cell office:value-type="float" office:value="2.98091315462751">
                <text:p>2.98091315462751</text:p>
              </table:table-cell>
              <table:table-cell office:value-type="float" office:value="8.89943066617467">
                <text:p>8.899430666174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00">
                <text:p>4800</text:p>
              </table:table-cell>
              <table:table-cell office:value-type="float" office:value="35.5280165960181">
                <text:p>35.5280165960181</text:p>
              </table:table-cell>
              <table:table-cell office:value-type="float" office:value="3.10076295586324">
                <text:p>3.10076295586324</text:p>
              </table:table-cell>
              <table:table-cell office:value-type="float" office:value="20.3134630586822">
                <text:p>20.3134630586822</text:p>
              </table:table-cell>
              <table:table-cell office:value-type="float" office:value="3.0262585579941">
                <text:p>3.0262585579941</text:p>
              </table:table-cell>
              <table:table-cell office:value-type="float" office:value="9.08753202342531">
                <text:p>9.087532023425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50">
                <text:p>4850</text:p>
              </table:table-cell>
              <table:table-cell office:value-type="float" office:value="36.004022234656">
                <text:p>36.004022234656</text:p>
              </table:table-cell>
              <table:table-cell office:value-type="float" office:value="3.14909731324344">
                <text:p>3.14909731324344</text:p>
              </table:table-cell>
              <table:table-cell office:value-type="float" office:value="20.5052126749581">
                <text:p>20.5052126749581</text:p>
              </table:table-cell>
              <table:table-cell office:value-type="float" office:value="3.07207064741501">
                <text:p>3.07207064741501</text:p>
              </table:table-cell>
              <table:table-cell office:value-type="float" office:value="9.27764159906289">
                <text:p>9.277641599062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0">
                <text:p>4900</text:p>
              </table:table-cell>
              <table:table-cell office:value-type="float" office:value="36.484788936031">
                <text:p>36.484788936031</text:p>
              </table:table-cell>
              <table:table-cell office:value-type="float" office:value="3.19860094463153">
                <text:p>3.19860094463153</text:p>
              </table:table-cell>
              <table:table-cell office:value-type="float" office:value="20.6981179730403">
                <text:p>20.6981179730403</text:p>
              </table:table-cell>
              <table:table-cell office:value-type="float" office:value="3.1183868378406">
                <text:p>3.1183868378406</text:p>
              </table:table-cell>
              <table:table-cell office:value-type="float" office:value="9.46968318049661">
                <text:p>9.469683180496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0">
                <text:p>4950</text:p>
              </table:table-cell>
              <table:table-cell office:value-type="float" office:value="36.9716301719959">
                <text:p>36.9716301719959</text:p>
              </table:table-cell>
              <table:table-cell office:value-type="float" office:value="3.25030283588153">
                <text:p>3.25030283588153</text:p>
              </table:table-cell>
              <table:table-cell office:value-type="float" office:value="20.8922936753141">
                <text:p>20.8922936753141</text:p>
              </table:table-cell>
              <table:table-cell office:value-type="float" office:value="3.16534609490885">
                <text:p>3.16534609490885</text:p>
              </table:table-cell>
              <table:table-cell office:value-type="float" office:value="9.66368756587202">
                <text:p>9.663687565872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00">
                <text:p>5000</text:p>
              </table:table-cell>
              <table:table-cell office:value-type="float" office:value="37.4615858392318">
                <text:p>37.4615858392318</text:p>
              </table:table-cell>
              <table:table-cell office:value-type="float" office:value="3.30184880043533">
                <text:p>3.30184880043533</text:p>
              </table:table-cell>
              <table:table-cell office:value-type="float" office:value="21.0873405695594">
                <text:p>21.0873405695594</text:p>
              </table:table-cell>
              <table:table-cell office:value-type="float" office:value="3.21274144708091">
                <text:p>3.21274144708091</text:p>
              </table:table-cell>
              <table:table-cell office:value-type="float" office:value="9.85965502218787">
                <text:p>9.859655022187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5050" chart:origin="0" chart:interval-major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ot_20__28_Rounded_29_" svg:stroke-width="0.08cm" svg:stroke-color="#2a6099" svg:stroke-linecap="round" draw:fill-color="#2a6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ot_20__28_Rounded_29_" svg:stroke-width="0.08cm" svg:stroke-color="#ff5429" svg:stroke-linecap="round" draw:fill-color="#ff542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478cm" svg:height="18.139cm" xlink:href=".." xlink:type="simple" chart:class="chart:scatter" chart:style-name="ch1">
        <chart:title svg:x="12.894cm" svg:y="0.498cm" chart:style-name="ch2">
          <text:p>Capacitor losses detail</text:p>
        </chart:title>
        <chart:legend chart:legend-position="end" svg:x="25.953cm" svg:y="7.525cm" style:legend-expansion="high" chart:style-name="ch3"/>
        <chart:plot-area chart:style-name="ch4" table:cell-range-address="results_summary.A2:results_summary.A99 results_summary.F1:results_summary.K99" chart:data-source-has-labels="row" svg:x="1.62cm" svg:y="1.639cm" svg:width="23.724cm" svg:height="15.157cm">
          <chart:coordinate-region svg:x="2.347cm" svg:y="1.838cm" svg:width="22.997cm" svg:height="13.904cm"/>
          <chart:axis chart:dimension="x" chart:name="primary-x" chart:style-name="ch5">
            <chart:title svg:x="12.777cm" svg:y="17.158cm" chart:style-name="ch6">
              <text:p>Load (W)</text:p>
            </chart:title>
            <chart:grid chart:style-name="ch7" chart:class="major"/>
          </chart:axis>
          <chart:axis chart:dimension="y" chart:name="primary-y" chart:style-name="ch8">
            <chart:title svg:x="0.451cm" svg:y="9.856cm" chart:style-name="ch9">
              <text:p>Loss(W)</text:p>
            </chart:title>
            <chart:grid chart:style-name="ch7" chart:class="major"/>
          </chart:axis>
          <chart:series chart:style-name="ch10" chart:values-cell-range-address="results_summary.F2:results_summary.F99" chart:label-cell-address="results_summary.F1:results_summary.F1" chart:class="chart:scatter">
            <chart:domain table:cell-range-address="results_summary.A2:results_summary.A99"/>
            <chart:data-point chart:repeated="98"/>
          </chart:series>
          <chart:series chart:style-name="ch11" chart:values-cell-range-address="results_summary.G2:results_summary.G99" chart:label-cell-address="results_summary.G1:results_summary.G1" chart:class="chart:scatter">
            <chart:data-point chart:repeated="98"/>
          </chart:series>
          <chart:series chart:style-name="ch12" chart:values-cell-range-address="results_summary.H2:results_summary.H99" chart:label-cell-address="results_summary.H1:results_summary.H1" chart:class="chart:scatter">
            <chart:data-point chart:repeated="98"/>
          </chart:series>
          <chart:series chart:style-name="ch13" chart:values-cell-range-address="results_summary.I2:results_summary.I99" chart:label-cell-address="results_summary.I1:results_summary.I1" chart:class="chart:scatter">
            <chart:data-point chart:repeated="98"/>
          </chart:series>
          <chart:series chart:style-name="ch14" chart:values-cell-range-address="results_summary.J2:results_summary.J99" chart:label-cell-address="results_summary.J1:results_summary.J1" chart:class="chart:scatter">
            <chart:data-point chart:repeated="98"/>
          </chart:series>
          <chart:series chart:style-name="ch15" chart:values-cell-range-address="results_summary.K2:results_summary.K99" chart:label-cell-address="results_summary.K1:results_summary.K1" chart:class="chart:scatter">
            <chart:data-point chart:repeated="9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aps_losses</text:p>
                <draw:g>
                  <svg:desc>results_summary.F1:results_summary.F1</svg:desc>
                </draw:g>
              </table:table-cell>
              <table:table-cell office:value-type="string">
                <text:p>FL1_losses</text:p>
                <draw:g>
                  <svg:desc>results_summary.G1:results_summary.G1</svg:desc>
                </draw:g>
              </table:table-cell>
              <table:table-cell office:value-type="string">
                <text:p>HF1_losses</text:p>
                <draw:g>
                  <svg:desc>results_summary.H1:results_summary.H1</svg:desc>
                </draw:g>
              </table:table-cell>
              <table:table-cell office:value-type="string">
                <text:p>FL2_losses</text:p>
                <draw:g>
                  <svg:desc>results_summary.I1:results_summary.I1</svg:desc>
                </draw:g>
              </table:table-cell>
              <table:table-cell office:value-type="string">
                <text:p>HF2_losses</text:p>
                <draw:g>
                  <svg:desc>results_summary.J1:results_summary.J1</svg:desc>
                </draw:g>
              </table:table-cell>
              <table:table-cell office:value-type="string">
                <text:p>Bulkcap_losses</text:p>
                <draw:g>
                  <svg:desc>results_summary.K1:results_summary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ults_summary.A2:results_summary.A99</svg:desc>
                </draw:g>
              </table:table-cell>
              <table:table-cell office:value-type="float" office:value="0.813404879847487">
                <text:p>0.813404879847487</text:p>
                <draw:g>
                  <svg:desc>results_summary.F2:results_summary.F99</svg:desc>
                </draw:g>
              </table:table-cell>
              <table:table-cell office:value-type="float" office:value="0.00849214829843445">
                <text:p>0.00849214829843445</text:p>
                <draw:g>
                  <svg:desc>results_summary.G2:results_summary.G99</svg:desc>
                </draw:g>
              </table:table-cell>
              <table:table-cell office:value-type="float" office:value="0">
                <text:p>0</text:p>
                <draw:g>
                  <svg:desc>results_summary.H2:results_summary.H99</svg:desc>
                </draw:g>
              </table:table-cell>
              <table:table-cell office:value-type="float" office:value="0.00470535168312391">
                <text:p>0.00470535168312391</text:p>
                <draw:g>
                  <svg:desc>results_summary.I2:results_summary.I99</svg:desc>
                </draw:g>
              </table:table-cell>
              <table:table-cell office:value-type="float" office:value="0">
                <text:p>0</text:p>
                <draw:g>
                  <svg:desc>results_summary.J2:results_summary.J99</svg:desc>
                </draw:g>
              </table:table-cell>
              <table:table-cell office:value-type="float" office:value="0.800206971252913">
                <text:p>0.800206971252913</text:p>
                <draw:g>
                  <svg:desc>results_summary.K2:results_summary.K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814321656944331">
                <text:p>0.814321656944331</text:p>
              </table:table-cell>
              <table:table-cell office:value-type="float" office:value="0.00890400906278919">
                <text:p>0.00890400906278919</text:p>
              </table:table-cell>
              <table:table-cell office:value-type="float" office:value="0">
                <text:p>0</text:p>
              </table:table-cell>
              <table:table-cell office:value-type="float" office:value="0.00520627483898094">
                <text:p>0.00520627483898094</text:p>
              </table:table-cell>
              <table:table-cell office:value-type="float" office:value="0">
                <text:p>0</text:p>
              </table:table-cell>
              <table:table-cell office:value-type="float" office:value="0.800210964067018">
                <text:p>0.800210964067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816010460456599">
                <text:p>0.816010460456599</text:p>
              </table:table-cell>
              <table:table-cell office:value-type="float" office:value="0.00966343191860495">
                <text:p>0.00966343191860495</text:p>
              </table:table-cell>
              <table:table-cell office:value-type="float" office:value="0">
                <text:p>0</text:p>
              </table:table-cell>
              <table:table-cell office:value-type="float" office:value="0.00612888016015978">
                <text:p>0.00612888016015978</text:p>
              </table:table-cell>
              <table:table-cell office:value-type="float" office:value="0">
                <text:p>0</text:p>
              </table:table-cell>
              <table:table-cell office:value-type="float" office:value="0.800217755667238">
                <text:p>0.800217755667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0.824899555823428">
                <text:p>0.824899555823428</text:p>
              </table:table-cell>
              <table:table-cell office:value-type="float" office:value="0.0137600964903592">
                <text:p>0.0137600964903592</text:p>
              </table:table-cell>
              <table:table-cell office:value-type="float" office:value="0.000171306791533609">
                <text:p>0.000171306791533609</text:p>
              </table:table-cell>
              <table:table-cell office:value-type="float" office:value="0.0107163517999816">
                <text:p>0.0107163517999816</text:p>
              </table:table-cell>
              <table:table-cell office:value-type="float" office:value="0">
                <text:p>0</text:p>
              </table:table-cell>
              <table:table-cell office:value-type="float" office:value="0.800251459389852">
                <text:p>0.800251459389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0.82857916723184">
                <text:p>0.82857916723184</text:p>
              </table:table-cell>
              <table:table-cell office:value-type="float" office:value="0.0154225574050495">
                <text:p>0.0154225574050495</text:p>
              </table:table-cell>
              <table:table-cell office:value-type="float" office:value="0.000266551570301004">
                <text:p>0.000266551570301004</text:p>
              </table:table-cell>
              <table:table-cell office:value-type="float" office:value="0.0124388995294738">
                <text:p>0.0124388995294738</text:p>
              </table:table-cell>
              <table:table-cell office:value-type="float" office:value="0.000185152034769151">
                <text:p>0.000185152034769151</text:p>
              </table:table-cell>
              <table:table-cell office:value-type="float" office:value="0.800265675468554">
                <text:p>0.8002656754685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0.832559666227713">
                <text:p>0.832559666227713</text:p>
              </table:table-cell>
              <table:table-cell office:value-type="float" office:value="0.0173280111304046">
                <text:p>0.0173280111304046</text:p>
              </table:table-cell>
              <table:table-cell office:value-type="float" office:value="0.000346206225557212">
                <text:p>0.000346206225557212</text:p>
              </table:table-cell>
              <table:table-cell office:value-type="float" office:value="0.0143268838280409">
                <text:p>0.0143268838280409</text:p>
              </table:table-cell>
              <table:table-cell office:value-type="float" office:value="0.000276938535944107">
                <text:p>0.000276938535944107</text:p>
              </table:table-cell>
              <table:table-cell office:value-type="float" office:value="0.800281304005168">
                <text:p>0.800281304005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0.837671772436517">
                <text:p>0.837671772436517</text:p>
              </table:table-cell>
              <table:table-cell office:value-type="float" office:value="0.0196168568630905">
                <text:p>0.0196168568630905</text:p>
              </table:table-cell>
              <table:table-cell office:value-type="float" office:value="0.000476574756870638">
                <text:p>0.000476574756870638</text:p>
              </table:table-cell>
              <table:table-cell office:value-type="float" office:value="0.0168330531806221">
                <text:p>0.0168330531806221</text:p>
              </table:table-cell>
              <table:table-cell office:value-type="float" office:value="0.000443587346452193">
                <text:p>0.000443587346452193</text:p>
              </table:table-cell>
              <table:table-cell office:value-type="float" office:value="0.800301383248546">
                <text:p>0.8003013832485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0.84231451013046">
                <text:p>0.84231451013046</text:p>
              </table:table-cell>
              <table:table-cell office:value-type="float" office:value="0.0218326108830235">
                <text:p>0.0218326108830235</text:p>
              </table:table-cell>
              <table:table-cell office:value-type="float" office:value="0.000554617512855191">
                <text:p>0.000554617512855191</text:p>
              </table:table-cell>
              <table:table-cell office:value-type="float" office:value="0.0190739973577286">
                <text:p>0.0190739973577286</text:p>
              </table:table-cell>
              <table:table-cell office:value-type="float" office:value="0.000530252811855433">
                <text:p>0.000530252811855433</text:p>
              </table:table-cell>
              <table:table-cell office:value-type="float" office:value="0.800322721859287">
                <text:p>0.800322721859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0.847506258583691">
                <text:p>0.847506258583691</text:p>
              </table:table-cell>
              <table:table-cell office:value-type="float" office:value="0.0243176057873775">
                <text:p>0.0243176057873775</text:p>
              </table:table-cell>
              <table:table-cell office:value-type="float" office:value="0.000648896867210626">
                <text:p>0.000648896867210626</text:p>
              </table:table-cell>
              <table:table-cell office:value-type="float" office:value="0.0215687774853688">
                <text:p>0.0215687774853688</text:p>
              </table:table-cell>
              <table:table-cell office:value-type="float" office:value="0.000624486825755694">
                <text:p>0.000624486825755694</text:p>
              </table:table-cell>
              <table:table-cell office:value-type="float" office:value="0.800346180233703">
                <text:p>0.800346180233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0.853186224626487">
                <text:p>0.853186224626487</text:p>
              </table:table-cell>
              <table:table-cell office:value-type="float" office:value="0.0270410392869698">
                <text:p>0.0270410392869698</text:p>
              </table:table-cell>
              <table:table-cell office:value-type="float" office:value="0.00075539328883637">
                <text:p>0.00075539328883637</text:p>
              </table:table-cell>
              <table:table-cell office:value-type="float" office:value="0.0242786676292763">
                <text:p>0.0242786676292763</text:p>
              </table:table-cell>
              <table:table-cell office:value-type="float" office:value="0.000738924033219711">
                <text:p>0.000738924033219711</text:p>
              </table:table-cell>
              <table:table-cell office:value-type="float" office:value="0.800371892472346">
                <text:p>0.8003718924723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">
                <text:p>650</text:p>
              </table:table-cell>
              <table:table-cell office:value-type="float" office:value="0.859172589231156">
                <text:p>0.859172589231156</text:p>
              </table:table-cell>
              <table:table-cell office:value-type="float" office:value="0.0299430039404344">
                <text:p>0.0299430039404344</text:p>
              </table:table-cell>
              <table:table-cell office:value-type="float" office:value="0.000868521180610995">
                <text:p>0.000868521180610995</text:p>
              </table:table-cell>
              <table:table-cell office:value-type="float" office:value="0.0271115533000886">
                <text:p>0.0271115533000886</text:p>
              </table:table-cell>
              <table:table-cell office:value-type="float" office:value="0.000849035884538605">
                <text:p>0.000849035884538605</text:p>
              </table:table-cell>
              <table:table-cell office:value-type="float" office:value="0.800400168776401">
                <text:p>0.800400168776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0.865558041582847">
                <text:p>0.865558041582847</text:p>
              </table:table-cell>
              <table:table-cell office:value-type="float" office:value="0.0329666773511379">
                <text:p>0.0329666773511379</text:p>
              </table:table-cell>
              <table:table-cell office:value-type="float" office:value="0.000993211924511953">
                <text:p>0.000993211924511953</text:p>
              </table:table-cell>
              <table:table-cell office:value-type="float" office:value="0.0301883725811028">
                <text:p>0.0301883725811028</text:p>
              </table:table-cell>
              <table:table-cell office:value-type="float" office:value="0.000979862633723405">
                <text:p>0.000979862633723405</text:p>
              </table:table-cell>
              <table:table-cell office:value-type="float" office:value="0.800429612649858">
                <text:p>0.800429612649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0.872637941761236">
                <text:p>0.872637941761236</text:p>
              </table:table-cell>
              <table:table-cell office:value-type="float" office:value="0.0363568928153916">
                <text:p>0.0363568928153916</text:p>
              </table:table-cell>
              <table:table-cell office:value-type="float" office:value="0.00113282394823882">
                <text:p>0.00113282394823882</text:p>
              </table:table-cell>
              <table:table-cell office:value-type="float" office:value="0.0335607900361944">
                <text:p>0.0335607900361944</text:p>
              </table:table-cell>
              <table:table-cell office:value-type="float" office:value="0.00112403673679171">
                <text:p>0.00112403673679171</text:p>
              </table:table-cell>
              <table:table-cell office:value-type="float" office:value="0.800463094785659">
                <text:p>0.800463094785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0.880237953619589">
                <text:p>0.880237953619589</text:p>
              </table:table-cell>
              <table:table-cell office:value-type="float" office:value="0.0399892478841011">
                <text:p>0.0399892478841011</text:p>
              </table:table-cell>
              <table:table-cell office:value-type="float" office:value="0.00125439182002967">
                <text:p>0.00125439182002967</text:p>
              </table:table-cell>
              <table:table-cell office:value-type="float" office:value="0.0372079901835437">
                <text:p>0.0372079901835437</text:p>
              </table:table-cell>
              <table:table-cell office:value-type="float" office:value="0.0012874701296164">
                <text:p>0.0012874701296164</text:p>
              </table:table-cell>
              <table:table-cell office:value-type="float" office:value="0.800498551584454">
                <text:p>0.800498551584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0.888375307821975">
                <text:p>0.888375307821975</text:p>
              </table:table-cell>
              <table:table-cell office:value-type="float" office:value="0.0438793075361202">
                <text:p>0.0438793075361202</text:p>
              </table:table-cell>
              <table:table-cell office:value-type="float" office:value="0.00140530390346011">
                <text:p>0.00140530390346011</text:p>
              </table:table-cell>
              <table:table-cell office:value-type="float" office:value="0.0411225144605127">
                <text:p>0.0411225144605127</text:p>
              </table:table-cell>
              <table:table-cell office:value-type="float" office:value="0.0014316935096969">
                <text:p>0.0014316935096969</text:p>
              </table:table-cell>
              <table:table-cell office:value-type="float" office:value="0.800536187616997">
                <text:p>0.800536187616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0.897020760065494">
                <text:p>0.897020760065494</text:p>
              </table:table-cell>
              <table:table-cell office:value-type="float" office:value="0.0480155399546557">
                <text:p>0.0480155399546557</text:p>
              </table:table-cell>
              <table:table-cell office:value-type="float" office:value="0.00156104755421803">
                <text:p>0.00156104755421803</text:p>
              </table:table-cell>
              <table:table-cell office:value-type="float" office:value="0.0452723226386051">
                <text:p>0.0452723226386051</text:p>
              </table:table-cell>
              <table:table-cell office:value-type="float" office:value="0.00159541184272304">
                <text:p>0.00159541184272304</text:p>
              </table:table-cell>
              <table:table-cell office:value-type="float" office:value="0.800576163393286">
                <text:p>0.800576163393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">
                <text:p>950</text:p>
              </table:table-cell>
              <table:table-cell office:value-type="float" office:value="0.906153210448783">
                <text:p>0.906153210448783</text:p>
              </table:table-cell>
              <table:table-cell office:value-type="float" office:value="0.052398779592827">
                <text:p>0.052398779592827</text:p>
              </table:table-cell>
              <table:table-cell office:value-type="float" office:value="0.00174006489875621">
                <text:p>0.00174006489875621</text:p>
              </table:table-cell>
              <table:table-cell office:value-type="float" office:value="0.0496240355627397">
                <text:p>0.0496240355627397</text:p>
              </table:table-cell>
              <table:table-cell office:value-type="float" office:value="0.00177185914625883">
                <text:p>0.00177185914625883</text:p>
              </table:table-cell>
              <table:table-cell office:value-type="float" office:value="0.800618172932817">
                <text:p>0.8006181729328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.915733492846483">
                <text:p>0.915733492846483</text:p>
              </table:table-cell>
              <table:table-cell office:value-type="float" office:value="0.0569725029503723">
                <text:p>0.0569725029503723</text:p>
              </table:table-cell>
              <table:table-cell office:value-type="float" office:value="0.00191514143274795">
                <text:p>0.00191514143274795</text:p>
              </table:table-cell>
              <table:table-cell office:value-type="float" office:value="0.0542243824486647">
                <text:p>0.0542243824486647</text:p>
              </table:table-cell>
              <table:table-cell office:value-type="float" office:value="0.00195868226580608">
                <text:p>0.00195868226580608</text:p>
              </table:table-cell>
              <table:table-cell office:value-type="float" office:value="0.800662486271906">
                <text:p>0.8006624862719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">
                <text:p>1050</text:p>
              </table:table-cell>
              <table:table-cell office:value-type="float" office:value="0.925928387737684">
                <text:p>0.925928387737684</text:p>
              </table:table-cell>
              <table:table-cell office:value-type="float" office:value="0.0618861533573343">
                <text:p>0.0618861533573343</text:p>
              </table:table-cell>
              <table:table-cell office:value-type="float" office:value="0.00212798638830447">
                <text:p>0.00212798638830447</text:p>
              </table:table-cell>
              <table:table-cell office:value-type="float" office:value="0.059004671162106">
                <text:p>0.059004671162106</text:p>
              </table:table-cell>
              <table:table-cell office:value-type="float" office:value="0.0022002689229121">
                <text:p>0.0022002689229121</text:p>
              </table:table-cell>
              <table:table-cell office:value-type="float" office:value="0.800709011451203">
                <text:p>0.800709011451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">
                <text:p>1100</text:p>
              </table:table-cell>
              <table:table-cell office:value-type="float" office:value="0.936490554629389">
                <text:p>0.936490554629389</text:p>
              </table:table-cell>
              <table:table-cell office:value-type="float" office:value="0.0669060907279216">
                <text:p>0.0669060907279216</text:p>
              </table:table-cell>
              <table:table-cell office:value-type="float" office:value="0.00231552346006723">
                <text:p>0.00231552346006723</text:p>
              </table:table-cell>
              <table:table-cell office:value-type="float" office:value="0.0641023202947213">
                <text:p>0.0641023202947213</text:p>
              </table:table-cell>
              <table:table-cell office:value-type="float" office:value="0.0024083179219039">
                <text:p>0.0024083179219039</text:p>
              </table:table-cell>
              <table:table-cell office:value-type="float" office:value="0.800758006333302">
                <text:p>0.8007580063333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">
                <text:p>1150</text:p>
              </table:table-cell>
              <table:table-cell office:value-type="float" office:value="0.947568304501078">
                <text:p>0.947568304501078</text:p>
              </table:table-cell>
              <table:table-cell office:value-type="float" office:value="0.0721988196929263">
                <text:p>0.0721988196929263</text:p>
              </table:table-cell>
              <table:table-cell office:value-type="float" office:value="0.00253656190296163">
                <text:p>0.00253656190296163</text:p>
              </table:table-cell>
              <table:table-cell office:value-type="float" office:value="0.0693969347210858">
                <text:p>0.0693969347210858</text:p>
              </table:table-cell>
              <table:table-cell office:value-type="float" office:value="0.00262654039960476">
                <text:p>0.00262654039960476</text:p>
              </table:table-cell>
              <table:table-cell office:value-type="float" office:value="0.800809151981652">
                <text:p>0.8008091519816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0.95916154573781">
                <text:p>0.95916154573781</text:p>
              </table:table-cell>
              <table:table-cell office:value-type="float" office:value="0.0776941968962476">
                <text:p>0.0776941968962476</text:p>
              </table:table-cell>
              <table:table-cell office:value-type="float" office:value="0.00275315111757497">
                <text:p>0.00275315111757497</text:p>
              </table:table-cell>
              <table:table-cell office:value-type="float" office:value="0.0749374378511973">
                <text:p>0.0749374378511973</text:p>
              </table:table-cell>
              <table:table-cell office:value-type="float" office:value="0.00291390655657245">
                <text:p>0.00291390655657245</text:p>
              </table:table-cell>
              <table:table-cell office:value-type="float" office:value="0.800862558465763">
                <text:p>0.8008625584657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">
                <text:p>1250</text:p>
              </table:table-cell>
              <table:table-cell office:value-type="float" office:value="0.971130180581811">
                <text:p>0.971130180581811</text:p>
              </table:table-cell>
              <table:table-cell office:value-type="float" office:value="0.0834688045698466">
                <text:p>0.0834688045698466</text:p>
              </table:table-cell>
              <table:table-cell office:value-type="float" office:value="0.00299180998014361">
                <text:p>0.00299180998014361</text:p>
              </table:table-cell>
              <table:table-cell office:value-type="float" office:value="0.0806539997411039">
                <text:p>0.0806539997411039</text:p>
              </table:table-cell>
              <table:table-cell office:value-type="float" office:value="0.00309716658397917">
                <text:p>0.00309716658397917</text:p>
              </table:table-cell>
              <table:table-cell office:value-type="float" office:value="0.80091810533422">
                <text:p>0.800918105334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0.983759061590779">
                <text:p>0.983759061590779</text:p>
              </table:table-cell>
              <table:table-cell office:value-type="float" office:value="0.0894329228340746">
                <text:p>0.0894329228340746</text:p>
              </table:table-cell>
              <table:table-cell office:value-type="float" office:value="0.00327960789342187">
                <text:p>0.00327960789342187</text:p>
              </table:table-cell>
              <table:table-cell office:value-type="float" office:value="0.0866573023677777">
                <text:p>0.0866573023677777</text:p>
              </table:table-cell>
              <table:table-cell office:value-type="float" office:value="0.00341292223091446">
                <text:p>0.00341292223091446</text:p>
              </table:table-cell>
              <table:table-cell office:value-type="float" office:value="0.800976012248134">
                <text:p>0.8009760122481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0">
                <text:p>1350</text:p>
              </table:table-cell>
              <table:table-cell office:value-type="float" office:value="0.996755242658479">
                <text:p>0.996755242658479</text:p>
              </table:table-cell>
              <table:table-cell office:value-type="float" office:value="0.0956418105671876">
                <text:p>0.0956418105671876</text:p>
              </table:table-cell>
              <table:table-cell office:value-type="float" office:value="0.00351011650624725">
                <text:p>0.00351011650624725</text:p>
              </table:table-cell>
              <table:table-cell office:value-type="float" office:value="0.0928620142535304">
                <text:p>0.0928620142535304</text:p>
              </table:table-cell>
              <table:table-cell office:value-type="float" office:value="0.00370486796869857">
                <text:p>0.00370486796869857</text:p>
              </table:table-cell>
              <table:table-cell office:value-type="float" office:value="0.801036139677652">
                <text:p>0.8010361396776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1.0101789953397">
                <text:p>1.0101789953397</text:p>
              </table:table-cell>
              <table:table-cell office:value-type="float" office:value="0.102086309682695">
                <text:p>0.102086309682695</text:p>
              </table:table-cell>
              <table:table-cell office:value-type="float" office:value="0.00377502854765344">
                <text:p>0.00377502854765344</text:p>
              </table:table-cell>
              <table:table-cell office:value-type="float" office:value="0.0992953868011795">
                <text:p>0.0992953868011795</text:p>
              </table:table-cell>
              <table:table-cell office:value-type="float" office:value="0.00392334810869675">
                <text:p>0.00392334810869675</text:p>
              </table:table-cell>
              <table:table-cell office:value-type="float" office:value="0.8010986288046">
                <text:p>0.80109862880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0">
                <text:p>1450</text:p>
              </table:table-cell>
              <table:table-cell office:value-type="float" office:value="1.02425962992295">
                <text:p>1.02425962992295</text:p>
              </table:table-cell>
              <table:table-cell office:value-type="float" office:value="0.108758109126219">
                <text:p>0.108758109126219</text:p>
              </table:table-cell>
              <table:table-cell office:value-type="float" office:value="0.00405998113005807">
                <text:p>0.00405998113005807</text:p>
              </table:table-cell>
              <table:table-cell office:value-type="float" office:value="0.105975766161268">
                <text:p>0.105975766161268</text:p>
              </table:table-cell>
              <table:table-cell office:value-type="float" office:value="0.00430222646328324">
                <text:p>0.00430222646328324</text:p>
              </table:table-cell>
              <table:table-cell office:value-type="float" office:value="0.801163253907365">
                <text:p>0.8011632539073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1.0386777873548">
                <text:p>1.0386777873548</text:p>
              </table:table-cell>
              <table:table-cell office:value-type="float" office:value="0.115662291605313">
                <text:p>0.115662291605313</text:p>
              </table:table-cell>
              <table:table-cell office:value-type="float" office:value="0.00432058358044891">
                <text:p>0.00432058358044891</text:p>
              </table:table-cell>
              <table:table-cell office:value-type="float" office:value="0.112868445898745">
                <text:p>0.112868445898745</text:p>
              </table:table-cell>
              <table:table-cell office:value-type="float" office:value="0.00459603227015124">
                <text:p>0.00459603227015124</text:p>
              </table:table-cell>
              <table:table-cell office:value-type="float" office:value="0.801230141657821">
                <text:p>0.801230141657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0">
                <text:p>1550</text:p>
              </table:table-cell>
              <table:table-cell office:value-type="float" office:value="1.05371925354905">
                <text:p>1.05371925354905</text:p>
              </table:table-cell>
              <table:table-cell office:value-type="float" office:value="0.122812906429843">
                <text:p>0.122812906429843</text:p>
              </table:table-cell>
              <table:table-cell office:value-type="float" office:value="0.00465268327370525">
                <text:p>0.00465268327370525</text:p>
              </table:table-cell>
              <table:table-cell office:value-type="float" office:value="0.120001162272675">
                <text:p>0.120001162272675</text:p>
              </table:table-cell>
              <table:table-cell office:value-type="float" office:value="0.00495282769765742">
                <text:p>0.00495282769765742</text:p>
              </table:table-cell>
              <table:table-cell office:value-type="float" office:value="0.801299381182078">
                <text:p>0.8012993811820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">
                <text:p>1600</text:p>
              </table:table-cell>
              <table:table-cell office:value-type="float" office:value="1.06922831737718">
                <text:p>1.06922831737718</text:p>
              </table:table-cell>
              <table:table-cell office:value-type="float" office:value="0.130192560413335">
                <text:p>0.130192560413335</text:p>
              </table:table-cell>
              <table:table-cell office:value-type="float" office:value="0.00502558622391363">
                <text:p>0.00502558622391363</text:p>
              </table:table-cell>
              <table:table-cell office:value-type="float" office:value="0.127371482011239">
                <text:p>0.127371482011239</text:p>
              </table:table-cell>
              <table:table-cell office:value-type="float" office:value="0.00526750950582608">
                <text:p>0.00526750950582608</text:p>
              </table:table-cell>
              <table:table-cell office:value-type="float" office:value="0.801370886728957">
                <text:p>0.8013708867289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1.08516910804501">
                <text:p>1.08516910804501</text:p>
              </table:table-cell>
              <table:table-cell office:value-type="float" office:value="0.137792323606039">
                <text:p>0.137792323606039</text:p>
              </table:table-cell>
              <table:table-cell office:value-type="float" office:value="0.00536900756732595">
                <text:p>0.00536900756732595</text:p>
              </table:table-cell>
              <table:table-cell office:value-type="float" office:value="0.134968428556957">
                <text:p>0.134968428556957</text:p>
              </table:table-cell>
              <table:table-cell office:value-type="float" office:value="0.00559450157775616">
                <text:p>0.00559450157775616</text:p>
              </table:table-cell>
              <table:table-cell office:value-type="float" office:value="0.801444554402194">
                <text:p>0.8014445544021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0">
                <text:p>1700</text:p>
              </table:table-cell>
              <table:table-cell office:value-type="float" office:value="1.10161341167659">
                <text:p>1.10161341167659</text:p>
              </table:table-cell>
              <table:table-cell office:value-type="float" office:value="0.145642341548354">
                <text:p>0.145642341548354</text:p>
              </table:table-cell>
              <table:table-cell office:value-type="float" office:value="0.00571321665523245">
                <text:p>0.00571321665523245</text:p>
              </table:table-cell>
              <table:table-cell office:value-type="float" office:value="0.142802095642687">
                <text:p>0.142802095642687</text:p>
              </table:table-cell>
              <table:table-cell office:value-type="float" office:value="0.00593482322220953">
                <text:p>0.00593482322220953</text:p>
              </table:table-cell>
              <table:table-cell office:value-type="float" office:value="0.801520642425387">
                <text:p>0.8015206424253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">
                <text:p>1750</text:p>
              </table:table-cell>
              <table:table-cell office:value-type="float" office:value="1.11862915350683">
                <text:p>1.11862915350683</text:p>
              </table:table-cell>
              <table:table-cell office:value-type="float" office:value="0.153715447197228">
                <text:p>0.153715447197228</text:p>
              </table:table-cell>
              <table:table-cell office:value-type="float" office:value="0.00603604535016717">
                <text:p>0.00603604535016717</text:p>
              </table:table-cell>
              <table:table-cell office:value-type="float" office:value="0.150888536910175">
                <text:p>0.150888536910175</text:p>
              </table:table-cell>
              <table:table-cell office:value-type="float" office:value="0.00638984900673866">
                <text:p>0.00638984900673866</text:p>
              </table:table-cell>
              <table:table-cell office:value-type="float" office:value="0.801598982992996">
                <text:p>0.801598982992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1.13613815797981">
                <text:p>1.13613815797981</text:p>
              </table:table-cell>
              <table:table-cell office:value-type="float" office:value="0.1620242206867">
                <text:p>0.1620242206867</text:p>
              </table:table-cell>
              <table:table-cell office:value-type="float" office:value="0.00643681966692441">
                <text:p>0.00643681966692441</text:p>
              </table:table-cell>
              <table:table-cell office:value-type="float" office:value="0.159192781535142">
                <text:p>0.159192781535142</text:p>
              </table:table-cell>
              <table:table-cell office:value-type="float" office:value="0.00680451236739983">
                <text:p>0.00680451236739983</text:p>
              </table:table-cell>
              <table:table-cell office:value-type="float" office:value="0.801679531789161">
                <text:p>0.8016795317891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0">
                <text:p>1850</text:p>
              </table:table-cell>
              <table:table-cell office:value-type="float" office:value="1.1541551485">
                <text:p>1.1541551485</text:p>
              </table:table-cell>
              <table:table-cell office:value-type="float" office:value="0.170567535606498">
                <text:p>0.170567535606498</text:p>
              </table:table-cell>
              <table:table-cell office:value-type="float" office:value="0.00683029340049427">
                <text:p>0.00683029340049427</text:p>
              </table:table-cell>
              <table:table-cell office:value-type="float" office:value="0.167737602631591">
                <text:p>0.167737602631591</text:p>
              </table:table-cell>
              <table:table-cell office:value-type="float" office:value="0.00725704117991129">
                <text:p>0.00725704117991129</text:p>
              </table:table-cell>
              <table:table-cell office:value-type="float" office:value="0.801762383849792">
                <text:p>0.8017623838497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1.1725771177641">
                <text:p>1.1725771177641</text:p>
              </table:table-cell>
              <table:table-cell office:value-type="float" office:value="0.179351560451133">
                <text:p>0.179351560451133</text:p>
              </table:table-cell>
              <table:table-cell office:value-type="float" office:value="0.00722407352039779">
                <text:p>0.00722407352039779</text:p>
              </table:table-cell>
              <table:table-cell office:value-type="float" office:value="0.176507906174411">
                <text:p>0.176507906174411</text:p>
              </table:table-cell>
              <table:table-cell office:value-type="float" office:value="0.00764570938654038">
                <text:p>0.00764570938654038</text:p>
              </table:table-cell>
              <table:table-cell office:value-type="float" office:value="0.801847576487543">
                <text:p>0.8018475764875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">
                <text:p>1950</text:p>
              </table:table-cell>
              <table:table-cell office:value-type="float" office:value="1.1916721848591">
                <text:p>1.1916721848591</text:p>
              </table:table-cell>
              <table:table-cell office:value-type="float" office:value="0.188377657376866">
                <text:p>0.188377657376866</text:p>
              </table:table-cell>
              <table:table-cell office:value-type="float" office:value="0.00776347019330069">
                <text:p>0.00776347019330069</text:p>
              </table:table-cell>
              <table:table-cell office:value-type="float" office:value="0.185520054121452">
                <text:p>0.185520054121452</text:p>
              </table:table-cell>
              <table:table-cell office:value-type="float" office:value="0.00807572457566155">
                <text:p>0.00807572457566155</text:p>
              </table:table-cell>
              <table:table-cell office:value-type="float" office:value="0.801934986937959">
                <text:p>0.8019349869379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1.21110631587498">
                <text:p>1.21110631587498</text:p>
              </table:table-cell>
              <table:table-cell office:value-type="float" office:value="0.197615384805121">
                <text:p>0.197615384805121</text:p>
              </table:table-cell>
              <table:table-cell office:value-type="float" office:value="0.00818178841891893">
                <text:p>0.00818178841891893</text:p>
              </table:table-cell>
              <table:table-cell office:value-type="float" office:value="0.194768759586064">
                <text:p>0.194768759586064</text:p>
              </table:table-cell>
              <table:table-cell office:value-type="float" office:value="0.00851540009600578">
                <text:p>0.00851540009600578</text:p>
              </table:table-cell>
              <table:table-cell office:value-type="float" office:value="0.802024691329763">
                <text:p>0.8020246913297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">
                <text:p>2050</text:p>
              </table:table-cell>
              <table:table-cell office:value-type="float" office:value="1.23092223474549">
                <text:p>1.23092223474549</text:p>
              </table:table-cell>
              <table:table-cell office:value-type="float" office:value="0.207101391537879">
                <text:p>0.207101391537879</text:p>
              </table:table-cell>
              <table:table-cell office:value-type="float" office:value="0.00852580888256917">
                <text:p>0.00852580888256917</text:p>
              </table:table-cell>
              <table:table-cell office:value-type="float" office:value="0.204238228760383">
                <text:p>0.204238228760383</text:p>
              </table:table-cell>
              <table:table-cell office:value-type="float" office:value="0.00893986764130367">
                <text:p>0.00893986764130367</text:p>
              </table:table-cell>
              <table:table-cell office:value-type="float" office:value="0.80211664648409">
                <text:p>0.802116646484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0">
                <text:p>2100</text:p>
              </table:table-cell>
              <table:table-cell office:value-type="float" office:value="1.25148560733355">
                <text:p>1.25148560733355</text:p>
              </table:table-cell>
              <table:table-cell office:value-type="float" office:value="0.216821468446342">
                <text:p>0.216821468446342</text:p>
              </table:table-cell>
              <table:table-cell office:value-type="float" office:value="0.00900948788501847">
                <text:p>0.00900948788501847</text:p>
              </table:table-cell>
              <table:table-cell office:value-type="float" office:value="0.2139634794557">
                <text:p>0.2139634794557</text:p>
              </table:table-cell>
              <table:table-cell office:value-type="float" office:value="0.00947993073896239">
                <text:p>0.00947993073896239</text:p>
              </table:table-cell>
              <table:table-cell office:value-type="float" office:value="0.802210949363095">
                <text:p>0.8022109493630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0">
                <text:p>2150</text:p>
              </table:table-cell>
              <table:table-cell office:value-type="float" office:value="1.27255635524102">
                <text:p>1.27255635524102</text:p>
              </table:table-cell>
              <table:table-cell office:value-type="float" office:value="0.226794629245985">
                <text:p>0.226794629245985</text:p>
              </table:table-cell>
              <table:table-cell office:value-type="float" office:value="0.00951781010236453">
                <text:p>0.00951781010236453</text:p>
              </table:table-cell>
              <table:table-cell office:value-type="float" office:value="0.223909484436784">
                <text:p>0.223909484436784</text:p>
              </table:table-cell>
              <table:table-cell office:value-type="float" office:value="0.010026599650615">
                <text:p>0.010026599650615</text:p>
              </table:table-cell>
              <table:table-cell office:value-type="float" office:value="0.802307540422856">
                <text:p>0.802307540422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0">
                <text:p>2200</text:p>
              </table:table-cell>
              <table:table-cell office:value-type="float" office:value="1.29404095314281">
                <text:p>1.29404095314281</text:p>
              </table:table-cell>
              <table:table-cell office:value-type="float" office:value="0.236985334005276">
                <text:p>0.236985334005276</text:p>
              </table:table-cell>
              <table:table-cell office:value-type="float" office:value="0.0100358901299419">
                <text:p>0.0100358901299419</text:p>
              </table:table-cell>
              <table:table-cell office:value-type="float" office:value="0.234088104071959">
                <text:p>0.234088104071959</text:p>
              </table:table-cell>
              <table:table-cell office:value-type="float" office:value="0.0105250372319044">
                <text:p>0.0105250372319044</text:p>
              </table:table-cell>
              <table:table-cell office:value-type="float" office:value="0.802406296376726">
                <text:p>0.8024062963767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0">
                <text:p>2250</text:p>
              </table:table-cell>
              <table:table-cell office:value-type="float" office:value="1.31608686180948">
                <text:p>1.31608686180948</text:p>
              </table:table-cell>
              <table:table-cell office:value-type="float" office:value="0.247416129361554">
                <text:p>0.247416129361554</text:p>
              </table:table-cell>
              <table:table-cell office:value-type="float" office:value="0.0105704118443832">
                <text:p>0.0105704118443832</text:p>
              </table:table-cell>
              <table:table-cell office:value-type="float" office:value="0.244512402663697">
                <text:p>0.244512402663697</text:p>
              </table:table-cell>
              <table:table-cell office:value-type="float" office:value="0.0110802820572598">
                <text:p>0.0110802820572598</text:p>
              </table:table-cell>
              <table:table-cell office:value-type="float" office:value="0.802507344608173">
                <text:p>0.8025073446081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0">
                <text:p>2300</text:p>
              </table:table-cell>
              <table:table-cell office:value-type="float" office:value="1.33855178250813">
                <text:p>1.33855178250813</text:p>
              </table:table-cell>
              <table:table-cell office:value-type="float" office:value="0.258082012533568">
                <text:p>0.258082012533568</text:p>
              </table:table-cell>
              <table:table-cell office:value-type="float" office:value="0.0111192825572311">
                <text:p>0.0111192825572311</text:p>
              </table:table-cell>
              <table:table-cell office:value-type="float" office:value="0.255160959290319">
                <text:p>0.255160959290319</text:p>
              </table:table-cell>
              <table:table-cell office:value-type="float" office:value="0.0115785350112464">
                <text:p>0.0115785350112464</text:p>
              </table:table-cell>
              <table:table-cell office:value-type="float" office:value="0.802610701885009">
                <text:p>0.8026107018850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0">
                <text:p>2350</text:p>
              </table:table-cell>
              <table:table-cell office:value-type="float" office:value="1.3613749165444">
                <text:p>1.3613749165444</text:p>
              </table:table-cell>
              <table:table-cell office:value-type="float" office:value="0.268987909030015">
                <text:p>0.268987909030015</text:p>
              </table:table-cell>
              <table:table-cell office:value-type="float" office:value="0.0116040237847821">
                <text:p>0.0116040237847821</text:p>
              </table:table-cell>
              <table:table-cell office:value-type="float" office:value="0.266051053166206">
                <text:p>0.266051053166206</text:p>
              </table:table-cell>
              <table:table-cell office:value-type="float" office:value="0.0120150944818189">
                <text:p>0.0120150944818189</text:p>
              </table:table-cell>
              <table:table-cell office:value-type="float" office:value="0.802716544897817">
                <text:p>0.8027165448978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0">
                <text:p>2400</text:p>
              </table:table-cell>
              <table:table-cell office:value-type="float" office:value="1.38455127095524">
                <text:p>1.38455127095524</text:p>
              </table:table-cell>
              <table:table-cell office:value-type="float" office:value="0.28012231138823">
                <text:p>0.28012231138823</text:p>
              </table:table-cell>
              <table:table-cell office:value-type="float" office:value="0.0119816172564762">
                <text:p>0.0119816172564762</text:p>
              </table:table-cell>
              <table:table-cell office:value-type="float" office:value="0.277166083993668">
                <text:p>0.277166083993668</text:p>
              </table:table-cell>
              <table:table-cell office:value-type="float" office:value="0.0124564032132983">
                <text:p>0.0124564032132983</text:p>
              </table:table-cell>
              <table:table-cell office:value-type="float" office:value="0.802824564080205">
                <text:p>0.802824564080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0">
                <text:p>2450</text:p>
              </table:table-cell>
              <table:table-cell office:value-type="float" office:value="1.40880488989604">
                <text:p>1.40880488989604</text:p>
              </table:table-cell>
              <table:table-cell office:value-type="float" office:value="0.291512192341738">
                <text:p>0.291512192341738</text:p>
              </table:table-cell>
              <table:table-cell office:value-type="float" office:value="0.0126187598383506">
                <text:p>0.0126187598383506</text:p>
              </table:table-cell>
              <table:table-cell office:value-type="float" office:value="0.288557787321496">
                <text:p>0.288557787321496</text:p>
              </table:table-cell>
              <table:table-cell office:value-type="float" office:value="0.0131808880535971">
                <text:p>0.0131808880535971</text:p>
              </table:table-cell>
              <table:table-cell office:value-type="float" office:value="0.802934971125841">
                <text:p>0.8029349711258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1.43333522234663">
                <text:p>1.43333522234663</text:p>
              </table:table-cell>
              <table:table-cell office:value-type="float" office:value="0.30314078239261">
                <text:p>0.30314078239261</text:p>
              </table:table-cell>
              <table:table-cell office:value-type="float" office:value="0.0132400616106297">
                <text:p>0.0132400616106297</text:p>
              </table:table-cell>
              <table:table-cell office:value-type="float" office:value="0.300173475709827">
                <text:p>0.300173475709827</text:p>
              </table:table-cell>
              <table:table-cell office:value-type="float" office:value="0.013732920456509">
                <text:p>0.013732920456509</text:p>
              </table:table-cell>
              <table:table-cell office:value-type="float" office:value="0.803047691140713">
                <text:p>0.8030476911407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0">
                <text:p>2550</text:p>
              </table:table-cell>
              <table:table-cell office:value-type="float" office:value="1.45829625256951">
                <text:p>1.45829625256951</text:p>
              </table:table-cell>
              <table:table-cell office:value-type="float" office:value="0.315001901067779">
                <text:p>0.315001901067779</text:p>
              </table:table-cell>
              <table:table-cell office:value-type="float" office:value="0.0137750998656816">
                <text:p>0.0137750998656816</text:p>
              </table:table-cell>
              <table:table-cell office:value-type="float" office:value="0.31201704795217">
                <text:p>0.31201704795217</text:p>
              </table:table-cell>
              <table:table-cell office:value-type="float" office:value="0.0143392527965606">
                <text:p>0.0143392527965606</text:p>
              </table:table-cell>
              <table:table-cell office:value-type="float" office:value="0.803162659838593">
                <text:p>0.8031626598385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0">
                <text:p>2600</text:p>
              </table:table-cell>
              <table:table-cell office:value-type="float" office:value="1.48398511962469">
                <text:p>1.48398511962469</text:p>
              </table:table-cell>
              <table:table-cell office:value-type="float" office:value="0.327119456273347">
                <text:p>0.327119456273347</text:p>
              </table:table-cell>
              <table:table-cell office:value-type="float" office:value="0.0144817768658478">
                <text:p>0.0144817768658478</text:p>
              </table:table-cell>
              <table:table-cell office:value-type="float" office:value="0.324096054554563">
                <text:p>0.324096054554563</text:p>
              </table:table-cell>
              <table:table-cell office:value-type="float" office:value="0.015007583212148">
                <text:p>0.015007583212148</text:p>
              </table:table-cell>
              <table:table-cell office:value-type="float" office:value="0.803279957913002">
                <text:p>0.803279957913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0">
                <text:p>2650</text:p>
              </table:table-cell>
              <table:table-cell office:value-type="float" office:value="1.50987187949569">
                <text:p>1.50987187949569</text:p>
              </table:table-cell>
              <table:table-cell office:value-type="float" office:value="0.339440298254525">
                <text:p>0.339440298254525</text:p>
              </table:table-cell>
              <table:table-cell office:value-type="float" office:value="0.0150960147287579">
                <text:p>0.0150960147287579</text:p>
              </table:table-cell>
              <table:table-cell office:value-type="float" office:value="0.336395085005247">
                <text:p>0.336395085005247</text:p>
              </table:table-cell>
              <table:table-cell office:value-type="float" office:value="0.0155407378876134">
                <text:p>0.0155407378876134</text:p>
              </table:table-cell>
              <table:table-cell office:value-type="float" office:value="0.803399452879123">
                <text:p>0.8033994528791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0">
                <text:p>2700</text:p>
              </table:table-cell>
              <table:table-cell office:value-type="float" office:value="1.5360105658022">
                <text:p>1.5360105658022</text:p>
              </table:table-cell>
              <table:table-cell office:value-type="float" office:value="0.351970287548865">
                <text:p>0.351970287548865</text:p>
              </table:table-cell>
              <table:table-cell office:value-type="float" office:value="0.0155192360433287">
                <text:p>0.0155192360433287</text:p>
              </table:table-cell>
              <table:table-cell office:value-type="float" office:value="0.348921308522004">
                <text:p>0.348921308522004</text:p>
              </table:table-cell>
              <table:table-cell office:value-type="float" office:value="0.0160783644156086">
                <text:p>0.0160783644156086</text:p>
              </table:table-cell>
              <table:table-cell office:value-type="float" office:value="0.803521078546434">
                <text:p>0.8035210785464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1.56334807168317">
                <text:p>1.56334807168317</text:p>
              </table:table-cell>
              <table:table-cell office:value-type="float" office:value="0.364775091885603">
                <text:p>0.364775091885603</text:p>
              </table:table-cell>
              <table:table-cell office:value-type="float" office:value="0.0162739920892284">
                <text:p>0.0162739920892284</text:p>
              </table:table-cell>
              <table:table-cell office:value-type="float" office:value="0.361710377882429">
                <text:p>0.361710377882429</text:p>
              </table:table-cell>
              <table:table-cell office:value-type="float" office:value="0.0169434289714224">
                <text:p>0.0169434289714224</text:p>
              </table:table-cell>
              <table:table-cell office:value-type="float" office:value="0.80364488973695">
                <text:p>0.803644889736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0">
                <text:p>2800</text:p>
              </table:table-cell>
              <table:table-cell office:value-type="float" office:value="1.5909117908599">
                <text:p>1.5909117908599</text:p>
              </table:table-cell>
              <table:table-cell office:value-type="float" office:value="0.377803441146469">
                <text:p>0.377803441146469</text:p>
              </table:table-cell>
              <table:table-cell office:value-type="float" office:value="0.0169907128088841">
                <text:p>0.0169907128088841</text:p>
              </table:table-cell>
              <table:table-cell office:value-type="float" office:value="0.374719606369502">
                <text:p>0.374719606369502</text:p>
              </table:table-cell>
              <table:table-cell office:value-type="float" office:value="0.0176266903755979">
                <text:p>0.0176266903755979</text:p>
              </table:table-cell>
              <table:table-cell office:value-type="float" office:value="0.803771049212098">
                <text:p>0.8037710492120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0">
                <text:p>2850</text:p>
              </table:table-cell>
              <table:table-cell office:value-type="float" office:value="1.61889148680318">
                <text:p>1.61889148680318</text:p>
              </table:table-cell>
              <table:table-cell office:value-type="float" office:value="0.391067125393833">
                <text:p>0.391067125393833</text:p>
              </table:table-cell>
              <table:table-cell office:value-type="float" office:value="0.0176568622117285">
                <text:p>0.0176568622117285</text:p>
              </table:table-cell>
              <table:table-cell office:value-type="float" office:value="0.387961304159482">
                <text:p>0.387961304159482</text:p>
              </table:table-cell>
              <table:table-cell office:value-type="float" office:value="0.0183064284730533">
                <text:p>0.0183064284730533</text:p>
              </table:table-cell>
              <table:table-cell office:value-type="float" office:value="0.803899475634213">
                <text:p>0.8038994756342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0">
                <text:p>2900</text:p>
              </table:table-cell>
              <table:table-cell office:value-type="float" office:value="1.64735821073887">
                <text:p>1.64735821073887</text:p>
              </table:table-cell>
              <table:table-cell office:value-type="float" office:value="0.404565344935051">
                <text:p>0.404565344935051</text:p>
              </table:table-cell>
              <table:table-cell office:value-type="float" office:value="0.0183493223329039">
                <text:p>0.0183493223329039</text:p>
              </table:table-cell>
              <table:table-cell office:value-type="float" office:value="0.401443250823566">
                <text:p>0.401443250823566</text:p>
              </table:table-cell>
              <table:table-cell office:value-type="float" office:value="0.0189698080895071">
                <text:p>0.0189698080895071</text:p>
              </table:table-cell>
              <table:table-cell office:value-type="float" office:value="0.80403019365232">
                <text:p>0.804030193652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0">
                <text:p>2950</text:p>
              </table:table-cell>
              <table:table-cell office:value-type="float" office:value="1.67625456430848">
                <text:p>1.67625456430848</text:p>
              </table:table-cell>
              <table:table-cell office:value-type="float" office:value="0.418297153028953">
                <text:p>0.418297153028953</text:p>
              </table:table-cell>
              <table:table-cell office:value-type="float" office:value="0.0189195450074009">
                <text:p>0.0189195450074009</text:p>
              </table:table-cell>
              <table:table-cell office:value-type="float" office:value="0.415169946024883">
                <text:p>0.415169946024883</text:p>
              </table:table-cell>
              <table:table-cell office:value-type="float" office:value="0.0197043988303407">
                <text:p>0.0197043988303407</text:p>
              </table:table-cell>
              <table:table-cell office:value-type="float" office:value="0.804163230510994">
                <text:p>0.8041632305109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">
                <text:p>3000</text:p>
              </table:table-cell>
              <table:table-cell office:value-type="float" office:value="1.70579777456161">
                <text:p>1.70579777456161</text:p>
              </table:table-cell>
              <table:table-cell office:value-type="float" office:value="0.432289086244607">
                <text:p>0.432289086244607</text:p>
              </table:table-cell>
              <table:table-cell office:value-type="float" office:value="0.0197024231314235">
                <text:p>0.0197024231314235</text:p>
              </table:table-cell>
              <table:table-cell office:value-type="float" office:value="0.429124623869799">
                <text:p>0.429124623869799</text:p>
              </table:table-cell>
              <table:table-cell office:value-type="float" office:value="0.0203828401230896">
                <text:p>0.0203828401230896</text:p>
              </table:table-cell>
              <table:table-cell office:value-type="float" office:value="0.804298510306497">
                <text:p>0.8042985103064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0">
                <text:p>3050</text:p>
              </table:table-cell>
              <table:table-cell office:value-type="float" office:value="1.73570925388278">
                <text:p>1.73570925388278</text:p>
              </table:table-cell>
              <table:table-cell office:value-type="float" office:value="0.446511199644344">
                <text:p>0.446511199644344</text:p>
              </table:table-cell>
              <table:table-cell office:value-type="float" office:value="0.0204449423152789">
                <text:p>0.0204449423152789</text:p>
              </table:table-cell>
              <table:table-cell office:value-type="float" office:value="0.443315409063547">
                <text:p>0.443315409063547</text:p>
              </table:table-cell>
              <table:table-cell office:value-type="float" office:value="0.0210013278074137">
                <text:p>0.0210013278074137</text:p>
              </table:table-cell>
              <table:table-cell office:value-type="float" office:value="0.804436084183639">
                <text:p>0.8044360841836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0">
                <text:p>3100</text:p>
              </table:table-cell>
              <table:table-cell office:value-type="float" office:value="1.76606405438756">
                <text:p>1.76606405438756</text:p>
              </table:table-cell>
              <table:table-cell office:value-type="float" office:value="0.460952118252492">
                <text:p>0.460952118252492</text:p>
              </table:table-cell>
              <table:table-cell office:value-type="float" office:value="0.0210287245137605">
                <text:p>0.0210287245137605</text:p>
              </table:table-cell>
              <table:table-cell office:value-type="float" office:value="0.457751011837759">
                <text:p>0.457751011837759</text:p>
              </table:table-cell>
              <table:table-cell office:value-type="float" office:value="0.0217560377409265">
                <text:p>0.0217560377409265</text:p>
              </table:table-cell>
              <table:table-cell office:value-type="float" office:value="0.804575871300085">
                <text:p>0.8045758713000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0">
                <text:p>3150</text:p>
              </table:table-cell>
              <table:table-cell office:value-type="float" office:value="1.79708500535935">
                <text:p>1.79708500535935</text:p>
              </table:table-cell>
              <table:table-cell office:value-type="float" office:value="0.475632376775389">
                <text:p>0.475632376775389</text:p>
              </table:table-cell>
              <table:table-cell office:value-type="float" office:value="0.0217903624102649">
                <text:p>0.0217903624102649</text:p>
              </table:table-cell>
              <table:table-cell office:value-type="float" office:value="0.472407732084757">
                <text:p>0.472407732084757</text:p>
              </table:table-cell>
              <table:table-cell office:value-type="float" office:value="0.0225363175599229">
                <text:p>0.0225363175599229</text:p>
              </table:table-cell>
              <table:table-cell office:value-type="float" office:value="0.804717925677391">
                <text:p>0.8047179256773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00">
                <text:p>3200</text:p>
              </table:table-cell>
              <table:table-cell office:value-type="float" office:value="1.82860106689481">
                <text:p>1.82860106689481</text:p>
              </table:table-cell>
              <table:table-cell office:value-type="float" office:value="0.490546864169648">
                <text:p>0.490546864169648</text:p>
              </table:table-cell>
              <table:table-cell office:value-type="float" office:value="0.0225592180023046">
                <text:p>0.0225592180023046</text:p>
              </table:table-cell>
              <table:table-cell office:value-type="float" office:value="0.487305010655611">
                <text:p>0.487305010655611</text:p>
              </table:table-cell>
              <table:table-cell office:value-type="float" office:value="0.0233274477437763">
                <text:p>0.0233274477437763</text:p>
              </table:table-cell>
              <table:table-cell office:value-type="float" office:value="0.80486223547996">
                <text:p>0.804862235479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0">
                <text:p>3250</text:p>
              </table:table-cell>
              <table:table-cell office:value-type="float" office:value="1.86076962582781">
                <text:p>1.86076962582781</text:p>
              </table:table-cell>
              <table:table-cell office:value-type="float" office:value="0.505693096083681">
                <text:p>0.505693096083681</text:p>
              </table:table-cell>
              <table:table-cell office:value-type="float" office:value="0.0233461176557047">
                <text:p>0.0233461176557047</text:p>
              </table:table-cell>
              <table:table-cell office:value-type="float" office:value="0.502447694765011">
                <text:p>0.502447694765011</text:p>
              </table:table-cell>
              <table:table-cell office:value-type="float" office:value="0.024273642356751">
                <text:p>0.024273642356751</text:p>
              </table:table-cell>
              <table:table-cell office:value-type="float" office:value="0.8050087841293">
                <text:p>0.80500878412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00">
                <text:p>3300</text:p>
              </table:table-cell>
              <table:table-cell office:value-type="float" office:value="1.8934018195582">
                <text:p>1.8934018195582</text:p>
              </table:table-cell>
              <table:table-cell office:value-type="float" office:value="0.521090781481588">
                <text:p>0.521090781481588</text:p>
              </table:table-cell>
              <table:table-cell office:value-type="float" office:value="0.0243128337391431">
                <text:p>0.0243128337391431</text:p>
              </table:table-cell>
              <table:table-cell office:value-type="float" office:value="0.517797082038295">
                <text:p>0.517797082038295</text:p>
              </table:table-cell>
              <table:table-cell office:value-type="float" office:value="0.0250433289433144">
                <text:p>0.0250433289433144</text:p>
              </table:table-cell>
              <table:table-cell office:value-type="float" office:value="0.805157502524358">
                <text:p>0.8051575025243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0">
                <text:p>3350</text:p>
              </table:table-cell>
              <table:table-cell office:value-type="float" office:value="1.92599427746072">
                <text:p>1.92599427746072</text:p>
              </table:table-cell>
              <table:table-cell office:value-type="float" office:value="0.536705280762054">
                <text:p>0.536705280762054</text:p>
              </table:table-cell>
              <table:table-cell office:value-type="float" office:value="0.024973258113957">
                <text:p>0.024973258113957</text:p>
              </table:table-cell>
              <table:table-cell office:value-type="float" office:value="0.533362392162113">
                <text:p>0.533362392162113</text:p>
              </table:table-cell>
              <table:table-cell office:value-type="float" office:value="0.0256444682349835">
                <text:p>0.0256444682349835</text:p>
              </table:table-cell>
              <table:table-cell office:value-type="float" office:value="0.80530858491643">
                <text:p>0.805308584916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00">
                <text:p>3400</text:p>
              </table:table-cell>
              <table:table-cell office:value-type="float" office:value="1.95923361413287">
                <text:p>1.95923361413287</text:p>
              </table:table-cell>
              <table:table-cell office:value-type="float" office:value="0.552533751223993">
                <text:p>0.552533751223993</text:p>
              </table:table-cell>
              <table:table-cell office:value-type="float" office:value="0.025645188945595">
                <text:p>0.025645188945595</text:p>
              </table:table-cell>
              <table:table-cell office:value-type="float" office:value="0.549177998510953">
                <text:p>0.549177998510953</text:p>
              </table:table-cell>
              <table:table-cell office:value-type="float" office:value="0.0264145003295602">
                <text:p>0.0264145003295602</text:p>
              </table:table-cell>
              <table:table-cell office:value-type="float" office:value="0.805461882058146">
                <text:p>0.8054618820581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0">
                <text:p>3450</text:p>
              </table:table-cell>
              <table:table-cell office:value-type="float" office:value="1.99314644900096">
                <text:p>1.99314644900096</text:p>
              </table:table-cell>
              <table:table-cell office:value-type="float" office:value="0.56861398691143">
                <text:p>0.56861398691143</text:p>
              </table:table-cell>
              <table:table-cell office:value-type="float" office:value="0.0264776806991398">
                <text:p>0.0264776806991398</text:p>
              </table:table-cell>
              <table:table-cell office:value-type="float" office:value="0.565230093510911">
                <text:p>0.565230093510911</text:p>
              </table:table-cell>
              <table:table-cell office:value-type="float" office:value="0.0272069148921024">
                <text:p>0.0272069148921024</text:p>
              </table:table-cell>
              <table:table-cell office:value-type="float" office:value="0.805617480133245">
                <text:p>0.8056174801332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0">
                <text:p>3500</text:p>
              </table:table-cell>
              <table:table-cell office:value-type="float" office:value="2.02773687603747">
                <text:p>2.02773687603747</text:p>
              </table:table-cell>
              <table:table-cell office:value-type="float" office:value="0.584926755856723">
                <text:p>0.584926755856723</text:p>
              </table:table-cell>
              <table:table-cell office:value-type="float" office:value="0.0272509639131377">
                <text:p>0.0272509639131377</text:p>
              </table:table-cell>
              <table:table-cell office:value-type="float" office:value="0.581547343504762">
                <text:p>0.581547343504762</text:p>
              </table:table-cell>
              <table:table-cell office:value-type="float" office:value="0.0282361317532541">
                <text:p>0.0282361317532541</text:p>
              </table:table-cell>
              <table:table-cell office:value-type="float" office:value="0.805775388312287">
                <text:p>0.8057753883122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0">
                <text:p>3550</text:p>
              </table:table-cell>
              <table:table-cell office:value-type="float" office:value="2.06297311570655">
                <text:p>2.06297311570655</text:p>
              </table:table-cell>
              <table:table-cell office:value-type="float" office:value="0.601487808912123">
                <text:p>0.601487808912123</text:p>
              </table:table-cell>
              <table:table-cell office:value-type="float" office:value="0.028220925437336">
                <text:p>0.028220925437336</text:p>
              </table:table-cell>
              <table:table-cell office:value-type="float" office:value="0.598088831153994">
                <text:p>0.598088831153994</text:p>
              </table:table-cell>
              <table:table-cell office:value-type="float" office:value="0.0292397558989416">
                <text:p>0.0292397558989416</text:p>
              </table:table-cell>
              <table:table-cell office:value-type="float" office:value="0.805935501760406">
                <text:p>0.8059355017604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2.09841731850617">
                <text:p>2.09841731850617</text:p>
              </table:table-cell>
              <table:table-cell office:value-type="float" office:value="0.618284984804008">
                <text:p>0.618284984804008</text:p>
              </table:table-cell>
              <table:table-cell office:value-type="float" office:value="0.0292189143655184">
                <text:p>0.0292189143655184</text:p>
              </table:table-cell>
              <table:table-cell office:value-type="float" office:value="0.614836122798135">
                <text:p>0.614836122798135</text:p>
              </table:table-cell>
              <table:table-cell office:value-type="float" office:value="0.029979099126414">
                <text:p>0.029979099126414</text:p>
              </table:table-cell>
              <table:table-cell office:value-type="float" office:value="0.806097906892028">
                <text:p>0.8060979068920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0">
                <text:p>3650</text:p>
              </table:table-cell>
              <table:table-cell office:value-type="float" office:value="2.13435216014927">
                <text:p>2.13435216014927</text:p>
              </table:table-cell>
              <table:table-cell office:value-type="float" office:value="0.635309728601025">
                <text:p>0.635309728601025</text:p>
              </table:table-cell>
              <table:table-cell office:value-type="float" office:value="0.0301159637506543">
                <text:p>0.0301159637506543</text:p>
              </table:table-cell>
              <table:table-cell office:value-type="float" office:value="0.631830468612422">
                <text:p>0.631830468612422</text:p>
              </table:table-cell>
              <table:table-cell office:value-type="float" office:value="0.0308331571875169">
                <text:p>0.0308331571875169</text:p>
              </table:table-cell>
              <table:table-cell office:value-type="float" office:value="0.806262549647086">
                <text:p>0.8062625496470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0">
                <text:p>3700</text:p>
              </table:table-cell>
              <table:table-cell office:value-type="float" office:value="2.1702059989004">
                <text:p>2.1702059989004</text:p>
              </table:table-cell>
              <table:table-cell office:value-type="float" office:value="0.652539073423303">
                <text:p>0.652539073423303</text:p>
              </table:table-cell>
              <table:table-cell office:value-type="float" office:value="0.030784445513139">
                <text:p>0.030784445513139</text:p>
              </table:table-cell>
              <table:table-cell office:value-type="float" office:value="0.649026740341387">
                <text:p>0.649026740341387</text:p>
              </table:table-cell>
              <table:table-cell office:value-type="float" office:value="0.0314259950443854">
                <text:p>0.0314259950443854</text:p>
              </table:table-cell>
              <table:table-cell office:value-type="float" office:value="0.806429452294466">
                <text:p>0.8064294522944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50">
                <text:p>3750</text:p>
              </table:table-cell>
              <table:table-cell office:value-type="float" office:value="2.20699295784638">
                <text:p>2.20699295784638</text:p>
              </table:table-cell>
              <table:table-cell office:value-type="float" office:value="0.670001418394367">
                <text:p>0.670001418394367</text:p>
              </table:table-cell>
              <table:table-cell office:value-type="float" office:value="0.0314004880448677">
                <text:p>0.0314004880448677</text:p>
              </table:table-cell>
              <table:table-cell office:value-type="float" office:value="0.666515048056363">
                <text:p>0.666515048056363</text:p>
              </table:table-cell>
              <table:table-cell office:value-type="float" office:value="0.0324770805191073">
                <text:p>0.0324770805191073</text:p>
              </table:table-cell>
              <table:table-cell office:value-type="float" office:value="0.806598630593443">
                <text:p>0.8065986305934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0">
                <text:p>3800</text:p>
              </table:table-cell>
              <table:table-cell office:value-type="float" office:value="2.2447948772068">
                <text:p>2.2447948772068</text:p>
              </table:table-cell>
              <table:table-cell office:value-type="float" office:value="0.687744057832579">
                <text:p>0.687744057832579</text:p>
              </table:table-cell>
              <table:table-cell office:value-type="float" office:value="0.0324827023611693">
                <text:p>0.0324827023611693</text:p>
              </table:table-cell>
              <table:table-cell office:value-type="float" office:value="0.684238190930288">
                <text:p>0.684238190930288</text:p>
              </table:table-cell>
              <table:table-cell office:value-type="float" office:value="0.0335595874466312">
                <text:p>0.0335595874466312</text:p>
              </table:table-cell>
              <table:table-cell office:value-type="float" office:value="0.806770046460663">
                <text:p>0.8067700464606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50">
                <text:p>3850</text:p>
              </table:table-cell>
              <table:table-cell office:value-type="float" office:value="2.28298947547718">
                <text:p>2.28298947547718</text:p>
              </table:table-cell>
              <table:table-cell office:value-type="float" office:value="0.705727748259891">
                <text:p>0.705727748259891</text:p>
              </table:table-cell>
              <table:table-cell office:value-type="float" office:value="0.0335644446235239">
                <text:p>0.0335644446235239</text:p>
              </table:table-cell>
              <table:table-cell office:value-type="float" office:value="0.702184926355029">
                <text:p>0.702184926355029</text:p>
              </table:table-cell>
              <table:table-cell office:value-type="float" office:value="0.0345683026850994">
                <text:p>0.0345683026850994</text:p>
              </table:table-cell>
              <table:table-cell office:value-type="float" office:value="0.806943761400505">
                <text:p>0.8069437614005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0">
                <text:p>3900</text:p>
              </table:table-cell>
              <table:table-cell office:value-type="float" office:value="2.3210294911172">
                <text:p>2.3210294911172</text:p>
              </table:table-cell>
              <table:table-cell office:value-type="float" office:value="0.723889914910218">
                <text:p>0.723889914910218</text:p>
              </table:table-cell>
              <table:table-cell office:value-type="float" office:value="0.0343195282924435">
                <text:p>0.0343195282924435</text:p>
              </table:table-cell>
              <table:table-cell office:value-type="float" office:value="0.720335858279172">
                <text:p>0.720335858279172</text:p>
              </table:table-cell>
              <table:table-cell office:value-type="float" office:value="0.0353642613920361">
                <text:p>0.0353642613920361</text:p>
              </table:table-cell>
              <table:table-cell office:value-type="float" office:value="0.807119636142026">
                <text:p>0.8071196361420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50">
                <text:p>3950</text:p>
              </table:table-cell>
              <table:table-cell office:value-type="float" office:value="2.35994841472991">
                <text:p>2.35994841472991</text:p>
              </table:table-cell>
              <table:table-cell office:value-type="float" office:value="0.742334581408785">
                <text:p>0.742334581408785</text:p>
              </table:table-cell>
              <table:table-cell office:value-type="float" office:value="0.0354004898794047">
                <text:p>0.0354004898794047</text:p>
              </table:table-cell>
              <table:table-cell office:value-type="float" office:value="0.738726923715835">
                <text:p>0.738726923715835</text:p>
              </table:table-cell>
              <table:table-cell office:value-type="float" office:value="0.03618830251253">
                <text:p>0.03618830251253</text:p>
              </table:table-cell>
              <table:table-cell office:value-type="float" office:value="0.807297825117833">
                <text:p>0.8072978251178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2.39891062117829">
                <text:p>2.39891062117829</text:p>
              </table:table-cell>
              <table:table-cell office:value-type="float" office:value="0.760961863585074">
                <text:p>0.760961863585074</text:p>
              </table:table-cell>
              <table:table-cell office:value-type="float" office:value="0.0361168590558285">
                <text:p>0.0361168590558285</text:p>
              </table:table-cell>
              <table:table-cell office:value-type="float" office:value="0.757346225276742">
                <text:p>0.757346225276742</text:p>
              </table:table-cell>
              <table:table-cell office:value-type="float" office:value="0.0370070637746839">
                <text:p>0.0370070637746839</text:p>
              </table:table-cell>
              <table:table-cell office:value-type="float" office:value="0.807478317423284">
                <text:p>0.8074783174232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0">
                <text:p>4050</text:p>
              </table:table-cell>
              <table:table-cell office:value-type="float" office:value="2.43897903477759">
                <text:p>2.43897903477759</text:p>
              </table:table-cell>
              <table:table-cell office:value-type="float" office:value="0.779851706280988">
                <text:p>0.779851706280988</text:p>
              </table:table-cell>
              <table:table-cell office:value-type="float" office:value="0.0370257692961408">
                <text:p>0.0370257692961408</text:p>
              </table:table-cell>
              <table:table-cell office:value-type="float" office:value="0.776247579355812">
                <text:p>0.776247579355812</text:p>
              </table:table-cell>
              <table:table-cell office:value-type="float" office:value="0.0381926748391186">
                <text:p>0.0381926748391186</text:p>
              </table:table-cell>
              <table:table-cell office:value-type="float" office:value="0.807661013112248">
                <text:p>0.8076610131122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00">
                <text:p>4100</text:p>
              </table:table-cell>
              <table:table-cell office:value-type="float" office:value="2.47944633647068">
                <text:p>2.47944633647068</text:p>
              </table:table-cell>
              <table:table-cell office:value-type="float" office:value="0.799006932627723">
                <text:p>0.799006932627723</text:p>
              </table:table-cell>
              <table:table-cell office:value-type="float" office:value="0.0380013519167003">
                <text:p>0.0380013519167003</text:p>
              </table:table-cell>
              <table:table-cell office:value-type="float" office:value="0.795393560955605">
                <text:p>0.795393560955605</text:p>
              </table:table-cell>
              <table:table-cell office:value-type="float" office:value="0.0391980540831619">
                <text:p>0.0391980540831619</text:p>
              </table:table-cell>
              <table:table-cell office:value-type="float" office:value="0.807846144687477">
                <text:p>0.8078461446874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50">
                <text:p>4150</text:p>
              </table:table-cell>
              <table:table-cell office:value-type="float" office:value="2.52050187990432">
                <text:p>2.52050187990432</text:p>
              </table:table-cell>
              <table:table-cell office:value-type="float" office:value="0.818433057151954">
                <text:p>0.818433057151954</text:p>
              </table:table-cell>
              <table:table-cell office:value-type="float" office:value="0.0391935301918179">
                <text:p>0.0391935301918179</text:p>
              </table:table-cell>
              <table:table-cell office:value-type="float" office:value="0.814773373760896">
                <text:p>0.814773373760896</text:p>
              </table:table-cell>
              <table:table-cell office:value-type="float" office:value="0.0400679755064536">
                <text:p>0.0400679755064536</text:p>
              </table:table-cell>
              <table:table-cell office:value-type="float" office:value="0.808033651271614">
                <text:p>0.8080336512716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2.56402026781246">
                <text:p>2.56402026781246</text:p>
              </table:table-cell>
              <table:table-cell office:value-type="float" office:value="0.838201241035008">
                <text:p>0.838201241035008</text:p>
              </table:table-cell>
              <table:table-cell office:value-type="float" office:value="0.0414842569548547">
                <text:p>0.0414842569548547</text:p>
              </table:table-cell>
              <table:table-cell office:value-type="float" office:value="0.834439437765656">
                <text:p>0.834439437765656</text:p>
              </table:table-cell>
              <table:table-cell office:value-type="float" office:value="0.0416717208878517">
                <text:p>0.0416717208878517</text:p>
              </table:table-cell>
              <table:table-cell office:value-type="float" office:value="0.808223319012843">
                <text:p>0.8082233190128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0">
                <text:p>4250</text:p>
              </table:table-cell>
              <table:table-cell office:value-type="float" office:value="2.60571531791601">
                <text:p>2.60571531791601</text:p>
              </table:table-cell>
              <table:table-cell office:value-type="float" office:value="0.858024379126562">
                <text:p>0.858024379126562</text:p>
              </table:table-cell>
              <table:table-cell office:value-type="float" office:value="0.0424047974987901">
                <text:p>0.0424047974987901</text:p>
              </table:table-cell>
              <table:table-cell office:value-type="float" office:value="0.854250122300628">
                <text:p>0.854250122300628</text:p>
              </table:table-cell>
              <table:table-cell office:value-type="float" office:value="0.0426204996082771">
                <text:p>0.0426204996082771</text:p>
              </table:table-cell>
              <table:table-cell office:value-type="float" office:value="0.808415227317832">
                <text:p>0.8084152273178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00">
                <text:p>4300</text:p>
              </table:table-cell>
              <table:table-cell office:value-type="float" office:value="2.64999515505276">
                <text:p>2.64999515505276</text:p>
              </table:table-cell>
              <table:table-cell office:value-type="float" office:value="0.878193869199479">
                <text:p>0.878193869199479</text:p>
              </table:table-cell>
              <table:table-cell office:value-type="float" office:value="0.0441153447515024">
                <text:p>0.0441153447515024</text:p>
              </table:table-cell>
              <table:table-cell office:value-type="float" office:value="0.874425972440931">
                <text:p>0.874425972440931</text:p>
              </table:table-cell>
              <table:table-cell office:value-type="float" office:value="0.0446503517625546">
                <text:p>0.0446503517625546</text:p>
              </table:table-cell>
              <table:table-cell office:value-type="float" office:value="0.808609324893374">
                <text:p>0.8086093248933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50">
                <text:p>4350</text:p>
              </table:table-cell>
              <table:table-cell office:value-type="float" office:value="2.69252803901131">
                <text:p>2.69252803901131</text:p>
              </table:table-cell>
              <table:table-cell office:value-type="float" office:value="0.898459936352737">
                <text:p>0.898459936352737</text:p>
              </table:table-cell>
              <table:table-cell office:value-type="float" office:value="0.0445776689759894">
                <text:p>0.0445776689759894</text:p>
              </table:table-cell>
              <table:table-cell office:value-type="float" office:value="0.894753646351912">
                <text:p>0.894753646351912</text:p>
              </table:table-cell>
              <table:table-cell office:value-type="float" office:value="0.0459307383033632">
                <text:p>0.0459307383033632</text:p>
              </table:table-cell>
              <table:table-cell office:value-type="float" office:value="0.808805757003685">
                <text:p>0.8088057570036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">
                <text:p>4400</text:p>
              </table:table-cell>
              <table:table-cell office:value-type="float" office:value="2.7360065034729">
                <text:p>2.7360065034729</text:p>
              </table:table-cell>
              <table:table-cell office:value-type="float" office:value="0.919097455596937">
                <text:p>0.919097455596937</text:p>
              </table:table-cell>
              <table:table-cell office:value-type="float" office:value="0.0461904851473443">
                <text:p>0.0461904851473443</text:p>
              </table:table-cell>
              <table:table-cell office:value-type="float" office:value="0.915225655068945">
                <text:p>0.915225655068945</text:p>
              </table:table-cell>
              <table:table-cell office:value-type="float" office:value="0.0464881772294128">
                <text:p>0.0464881772294128</text:p>
              </table:table-cell>
              <table:table-cell office:value-type="float" office:value="0.809004438411134">
                <text:p>0.8090044384111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0">
                <text:p>4450</text:p>
              </table:table-cell>
              <table:table-cell office:value-type="float" office:value="2.77966819412536">
                <text:p>2.77966819412536</text:p>
              </table:table-cell>
              <table:table-cell office:value-type="float" office:value="0.939841801511011">
                <text:p>0.939841801511011</text:p>
              </table:table-cell>
              <table:table-cell office:value-type="float" office:value="0.0467489265081304">
                <text:p>0.0467489265081304</text:p>
              </table:table-cell>
              <table:table-cell office:value-type="float" office:value="0.936030416506667">
                <text:p>0.936030416506667</text:p>
              </table:table-cell>
              <table:table-cell office:value-type="float" office:value="0.0478413740327224">
                <text:p>0.0478413740327224</text:p>
              </table:table-cell>
              <table:table-cell office:value-type="float" office:value="0.809205383537387">
                <text:p>0.8092053835373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0">
                <text:p>4500</text:p>
              </table:table-cell>
              <table:table-cell office:value-type="float" office:value="2.82393307602778">
                <text:p>2.82393307602778</text:p>
              </table:table-cell>
              <table:table-cell office:value-type="float" office:value="0.960872815813158">
                <text:p>0.960872815813158</text:p>
              </table:table-cell>
              <table:table-cell office:value-type="float" office:value="0.0476500770582947">
                <text:p>0.0476500770582947</text:p>
              </table:table-cell>
              <table:table-cell office:value-type="float" office:value="0.957043750691076">
                <text:p>0.957043750691076</text:p>
              </table:table-cell>
              <table:table-cell office:value-type="float" office:value="0.04895749413572">
                <text:p>0.04895749413572</text:p>
              </table:table-cell>
              <table:table-cell office:value-type="float" office:value="0.809408643567698">
                <text:p>0.8094086435676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0">
                <text:p>4550</text:p>
              </table:table-cell>
              <table:table-cell office:value-type="float" office:value="2.86797823709668">
                <text:p>2.86797823709668</text:p>
              </table:table-cell>
              <table:table-cell office:value-type="float" office:value="0.982073115654525">
                <text:p>0.982073115654525</text:p>
              </table:table-cell>
              <table:table-cell office:value-type="float" office:value="0.0480957732541021">
                <text:p>0.0480957732541021</text:p>
              </table:table-cell>
              <table:table-cell office:value-type="float" office:value="0.978275153527766">
                <text:p>0.978275153527766</text:p>
              </table:table-cell>
              <table:table-cell office:value-type="float" office:value="0.0499196722989557">
                <text:p>0.0499196722989557</text:p>
              </table:table-cell>
              <table:table-cell office:value-type="float" office:value="0.809614230298488">
                <text:p>0.8096142302984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0">
                <text:p>4600</text:p>
              </table:table-cell>
              <table:table-cell office:value-type="float" office:value="2.91242436157657">
                <text:p>2.91242436157657</text:p>
              </table:table-cell>
              <table:table-cell office:value-type="float" office:value="1.0035339331585">
                <text:p>1.0035339331585</text:p>
              </table:table-cell>
              <table:table-cell office:value-type="float" office:value="0.0486495521970561">
                <text:p>0.0486495521970561</text:p>
              </table:table-cell>
              <table:table-cell office:value-type="float" office:value="0.999721470077314">
                <text:p>0.999721470077314</text:p>
              </table:table-cell>
              <table:table-cell office:value-type="float" office:value="0.0506969793043808">
                <text:p>0.0506969793043808</text:p>
              </table:table-cell>
              <table:table-cell office:value-type="float" office:value="0.809822134768756">
                <text:p>0.8098221347687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0">
                <text:p>4650</text:p>
              </table:table-cell>
              <table:table-cell office:value-type="float" office:value="2.95870681476359">
                <text:p>2.95870681476359</text:p>
              </table:table-cell>
              <table:table-cell office:value-type="float" office:value="1.02533433729958">
                <text:p>1.02533433729958</text:p>
              </table:table-cell>
              <table:table-cell office:value-type="float" office:value="0.0500761999546289">
                <text:p>0.0500761999546289</text:p>
              </table:table-cell>
              <table:table-cell office:value-type="float" office:value="1.02144947456535">
                <text:p>1.02144947456535</text:p>
              </table:table-cell>
              <table:table-cell office:value-type="float" office:value="0.0518143711518136">
                <text:p>0.0518143711518136</text:p>
              </table:table-cell>
              <table:table-cell office:value-type="float" office:value="0.810032367421267">
                <text:p>0.8100323674212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00">
                <text:p>4700</text:p>
              </table:table-cell>
              <table:table-cell office:value-type="float" office:value="3.00524163617142">
                <text:p>3.00524163617142</text:p>
              </table:table-cell>
              <table:table-cell office:value-type="float" office:value="1.04730899637476">
                <text:p>1.04730899637476</text:p>
              </table:table-cell>
              <table:table-cell office:value-type="float" office:value="0.0510073207994467">
                <text:p>0.0510073207994467</text:p>
              </table:table-cell>
              <table:table-cell office:value-type="float" office:value="1.04344906837382">
                <text:p>1.04344906837382</text:p>
              </table:table-cell>
              <table:table-cell office:value-type="float" office:value="0.0532311184123796">
                <text:p>0.0532311184123796</text:p>
              </table:table-cell>
              <table:table-cell office:value-type="float" office:value="0.810244840118284">
                <text:p>0.8102448401182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50">
                <text:p>4750</text:p>
              </table:table-cell>
              <table:table-cell office:value-type="float" office:value="3.0517327450877">
                <text:p>3.0517327450877</text:p>
              </table:table-cell>
              <table:table-cell office:value-type="float" office:value="1.06957560262054">
                <text:p>1.06957560262054</text:p>
              </table:table-cell>
              <table:table-cell office:value-type="float" office:value="0.0524762444461718">
                <text:p>0.0524762444461718</text:p>
              </table:table-cell>
              <table:table-cell office:value-type="float" office:value="1.06556353133046">
                <text:p>1.06556353133046</text:p>
              </table:table-cell>
              <table:table-cell office:value-type="float" office:value="0.0536574236989239">
                <text:p>0.0536574236989239</text:p>
              </table:table-cell>
              <table:table-cell office:value-type="float" office:value="0.810459650961701">
                <text:p>0.8104596509617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00">
                <text:p>4800</text:p>
              </table:table-cell>
              <table:table-cell office:value-type="float" office:value="3.10076295586324">
                <text:p>3.10076295586324</text:p>
              </table:table-cell>
              <table:table-cell office:value-type="float" office:value="1.09224142627707">
                <text:p>1.09224142627707</text:p>
              </table:table-cell>
              <table:table-cell office:value-type="float" office:value="0.0553698819863092">
                <text:p>0.0553698819863092</text:p>
              </table:table-cell>
              <table:table-cell office:value-type="float" office:value="1.08796274930827">
                <text:p>1.08796274930827</text:p>
              </table:table-cell>
              <table:table-cell office:value-type="float" office:value="0.0545117670400291">
                <text:p>0.0545117670400291</text:p>
              </table:table-cell>
              <table:table-cell office:value-type="float" office:value="0.810676877530693">
                <text:p>0.8106768775306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50">
                <text:p>4850</text:p>
              </table:table-cell>
              <table:table-cell office:value-type="float" office:value="3.14909731324344">
                <text:p>3.14909731324344</text:p>
              </table:table-cell>
              <table:table-cell office:value-type="float" office:value="1.11497194750588">
                <text:p>1.11497194750588</text:p>
              </table:table-cell>
              <table:table-cell office:value-type="float" office:value="0.0567421744729512">
                <text:p>0.0567421744729512</text:p>
              </table:table-cell>
              <table:table-cell office:value-type="float" office:value="1.11065520613296">
                <text:p>1.11065520613296</text:p>
              </table:table-cell>
              <table:table-cell office:value-type="float" office:value="0.0558313634938372">
                <text:p>0.0558313634938372</text:p>
              </table:table-cell>
              <table:table-cell office:value-type="float" office:value="0.810896329385603">
                <text:p>0.8108963293856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0">
                <text:p>4900</text:p>
              </table:table-cell>
              <table:table-cell office:value-type="float" office:value="3.19860094463153">
                <text:p>3.19860094463153</text:p>
              </table:table-cell>
              <table:table-cell office:value-type="float" office:value="1.13795612343271">
                <text:p>1.13795612343271</text:p>
              </table:table-cell>
              <table:table-cell office:value-type="float" office:value="0.0582273950332893">
                <text:p>0.0582273950332893</text:p>
              </table:table-cell>
              <table:table-cell office:value-type="float" office:value="1.13364463038197">
                <text:p>1.13364463038197</text:p>
              </table:table-cell>
              <table:table-cell office:value-type="float" office:value="0.0576545900337672">
                <text:p>0.0576545900337672</text:p>
              </table:table-cell>
              <table:table-cell office:value-type="float" office:value="0.811117913653712">
                <text:p>0.8111179136537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0">
                <text:p>4950</text:p>
              </table:table-cell>
              <table:table-cell office:value-type="float" office:value="3.25030283588153">
                <text:p>3.25030283588153</text:p>
              </table:table-cell>
              <table:table-cell office:value-type="float" office:value="1.16130793532685">
                <text:p>1.16130793532685</text:p>
              </table:table-cell>
              <table:table-cell office:value-type="float" office:value="0.0608300167552387">
                <text:p>0.0608300167552387</text:p>
              </table:table-cell>
              <table:table-cell office:value-type="float" office:value="1.15692411481125">
                <text:p>1.15692411481125</text:p>
              </table:table-cell>
              <table:table-cell office:value-type="float" office:value="0.0598986044449198">
                <text:p>0.0598986044449198</text:p>
              </table:table-cell>
              <table:table-cell office:value-type="float" office:value="0.811341872412141">
                <text:p>0.8113418724121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00">
                <text:p>5000</text:p>
              </table:table-cell>
              <table:table-cell office:value-type="float" office:value="3.30184880043533">
                <text:p>3.30184880043533</text:p>
              </table:table-cell>
              <table:table-cell office:value-type="float" office:value="1.18482352606543">
                <text:p>1.18482352606543</text:p>
              </table:table-cell>
              <table:table-cell office:value-type="float" office:value="0.0628236208320237">
                <text:p>0.0628236208320237</text:p>
              </table:table-cell>
              <table:table-cell office:value-type="float" office:value="1.18044725912371">
                <text:p>1.18044725912371</text:p>
              </table:table-cell>
              <table:table-cell office:value-type="float" office:value="0.0621861415343621">
                <text:p>0.0621861415343621</text:p>
              </table:table-cell>
              <table:table-cell office:value-type="float" office:value="0.811567960795433">
                <text:p>0.8115679607954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_20__28_Rounded_29_" draw:display-name="Dot (Rounded)" draw:style="round" draw:dots1="1" draw:dots1-length="1%" draw:distance="199%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5050" chart:origin="0" chart:interval-major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05cm" svg:height="22.253cm" xlink:href=".." xlink:type="simple" chart:class="chart:scatter" chart:style-name="ch1">
        <chart:title svg:x="13.711cm" svg:y="0.581cm" chart:style-name="ch2">
          <text:p>GaN Losses</text:p>
        </chart:title>
        <chart:legend chart:legend-position="end" svg:x="25.24cm" svg:y="10.329cm" style:legend-expansion="high" chart:style-name="ch3"/>
        <chart:plot-area chart:style-name="ch4" table:cell-range-address="results_summary.A2:results_summary.A99 results_summary.L1:results_summary.N99" chart:data-source-has-labels="row" svg:x="1.612cm" svg:y="1.805cm" svg:width="23.027cm" svg:height="19.022cm">
          <chart:coordinate-region svg:x="2.233cm" svg:y="2.004cm" svg:width="22.406cm" svg:height="17.769cm"/>
          <chart:axis chart:dimension="x" chart:name="primary-x" chart:style-name="ch5">
            <chart:title svg:x="12.42cm" svg:y="21.272cm" chart:style-name="ch6">
              <text:p>Load (W)</text:p>
            </chart:title>
            <chart:grid chart:style-name="ch7" chart:class="major"/>
          </chart:axis>
          <chart:axis chart:dimension="y" chart:name="primary-y" chart:style-name="ch8">
            <chart:title svg:x="0.451cm" svg:y="11.955cm" chart:style-name="ch9">
              <text:p>Loss(W)</text:p>
            </chart:title>
            <chart:grid chart:style-name="ch7" chart:class="major"/>
          </chart:axis>
          <chart:series chart:style-name="ch10" chart:values-cell-range-address="results_summary.L2:results_summary.L99" chart:label-cell-address="results_summary.L1:results_summary.L1" chart:class="chart:scatter">
            <chart:domain table:cell-range-address="results_summary.A2:results_summary.A99"/>
            <chart:data-point chart:repeated="98"/>
          </chart:series>
          <chart:series chart:style-name="ch11" chart:values-cell-range-address="results_summary.M2:results_summary.M99" chart:label-cell-address="results_summary.M1:results_summary.M1" chart:class="chart:scatter">
            <chart:data-point chart:repeated="98"/>
          </chart:series>
          <chart:series chart:style-name="ch12" chart:values-cell-range-address="results_summary.N2:results_summary.N99" chart:label-cell-address="results_summary.N1:results_summary.N1" chart:class="chart:scatter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aN_total_losses</text:p>
                <draw:g>
                  <svg:desc>results_summary.L1:results_summary.L1</svg:desc>
                </draw:g>
              </table:table-cell>
              <table:table-cell office:value-type="string">
                <text:p>GaN_switching_losses</text:p>
                <draw:g>
                  <svg:desc>results_summary.M1:results_summary.M1</svg:desc>
                </draw:g>
              </table:table-cell>
              <table:table-cell office:value-type="string">
                <text:p>GaN_ohmic_losses</text:p>
                <draw:g>
                  <svg:desc>results_summary.N1:results_summary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ults_summary.A2:results_summary.A99</svg:desc>
                </draw:g>
              </table:table-cell>
              <table:table-cell office:value-type="float" office:value="0.939675804605144">
                <text:p>0.939675804605144</text:p>
                <draw:g>
                  <svg:desc>results_summary.L2:results_summary.L99</svg:desc>
                </draw:g>
              </table:table-cell>
              <table:table-cell office:value-type="float" office:value="0.887672098003684">
                <text:p>0.887672098003684</text:p>
                <draw:g>
                  <svg:desc>results_summary.M2:results_summary.M99</svg:desc>
                </draw:g>
              </table:table-cell>
              <table:table-cell office:value-type="float" office:value="0.052003706603857">
                <text:p>0.052003706603857</text:p>
                <draw:g>
                  <svg:desc>results_summary.N2:results_summary.N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983374440869263">
                <text:p>0.983374440869263</text:p>
              </table:table-cell>
              <table:table-cell office:value-type="float" office:value="0.929838719912268">
                <text:p>0.929838719912268</text:p>
              </table:table-cell>
              <table:table-cell office:value-type="float" office:value="0.0535357209561351">
                <text:p>0.0535357209561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10200390695922">
                <text:p>1.10200390695922</text:p>
              </table:table-cell>
              <table:table-cell office:value-type="float" office:value="1.04592406555107">
                <text:p>1.04592406555107</text:p>
              </table:table-cell>
              <table:table-cell office:value-type="float" office:value="0.0560798414100656">
                <text:p>0.0560798414100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.96487670472708">
                <text:p>1.96487670472708</text:p>
              </table:table-cell>
              <table:table-cell office:value-type="float" office:value="1.89497282633162">
                <text:p>1.89497282633162</text:p>
              </table:table-cell>
              <table:table-cell office:value-type="float" office:value="0.0699038783945169">
                <text:p>0.0699038783945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2.32591734276969">
                <text:p>2.32591734276969</text:p>
              </table:table-cell>
              <table:table-cell office:value-type="float" office:value="2.24938907124025">
                <text:p>2.24938907124025</text:p>
              </table:table-cell>
              <table:table-cell office:value-type="float" office:value="0.0765282715323861">
                <text:p>0.0765282715323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2.85302394564309">
                <text:p>2.85302394564309</text:p>
              </table:table-cell>
              <table:table-cell office:value-type="float" office:value="2.76852531000309">
                <text:p>2.76852531000309</text:p>
              </table:table-cell>
              <table:table-cell office:value-type="float" office:value="0.0844986356446748">
                <text:p>0.0844986356446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4.21518977082887">
                <text:p>4.21518977082887</text:p>
              </table:table-cell>
              <table:table-cell office:value-type="float" office:value="4.12042707508335">
                <text:p>4.12042707508335</text:p>
              </table:table-cell>
              <table:table-cell office:value-type="float" office:value="0.0947626957468782">
                <text:p>0.0947626957468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.26818547841659">
                <text:p>5.26818547841659</text:p>
              </table:table-cell>
              <table:table-cell office:value-type="float" office:value="5.16230128316466">
                <text:p>5.16230128316466</text:p>
              </table:table-cell>
              <table:table-cell office:value-type="float" office:value="0.105884195249938">
                <text:p>0.105884195249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5.54859696744599">
                <text:p>5.54859696744599</text:p>
              </table:table-cell>
              <table:table-cell office:value-type="float" office:value="5.43021897808823">
                <text:p>5.43021897808823</text:p>
              </table:table-cell>
              <table:table-cell office:value-type="float" office:value="0.118377989358275">
                <text:p>0.118377989358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5.91250026852177">
                <text:p>5.91250026852177</text:p>
              </table:table-cell>
              <table:table-cell office:value-type="float" office:value="5.78027775728431">
                <text:p>5.78027775728431</text:p>
              </table:table-cell>
              <table:table-cell office:value-type="float" office:value="0.132222511227489">
                <text:p>0.132222511227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">
                <text:p>650</text:p>
              </table:table-cell>
              <table:table-cell office:value-type="float" office:value="6.35341579815707">
                <text:p>6.35341579815707</text:p>
              </table:table-cell>
              <table:table-cell office:value-type="float" office:value="6.20649582853655">
                <text:p>6.20649582853655</text:p>
              </table:table-cell>
              <table:table-cell office:value-type="float" office:value="0.146919969602455">
                <text:p>0.146919969602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6.82540848263394">
                <text:p>6.82540848263394</text:p>
              </table:table-cell>
              <table:table-cell office:value-type="float" office:value="6.66279621179975">
                <text:p>6.66279621179975</text:p>
              </table:table-cell>
              <table:table-cell office:value-type="float" office:value="0.162612270832454">
                <text:p>0.1626122708324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7.19850464636875">
                <text:p>7.19850464636875</text:p>
              </table:table-cell>
              <table:table-cell office:value-type="float" office:value="7.01896179946955">
                <text:p>7.01896179946955</text:p>
              </table:table-cell>
              <table:table-cell office:value-type="float" office:value="0.179542846898419">
                <text:p>0.1795428468984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7.48708262480151">
                <text:p>7.48708262480151</text:p>
              </table:table-cell>
              <table:table-cell office:value-type="float" office:value="7.28966417833482">
                <text:p>7.28966417833482</text:p>
              </table:table-cell>
              <table:table-cell office:value-type="float" office:value="0.197418446454982">
                <text:p>0.1974184464549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7.68321301174122">
                <text:p>7.68321301174122</text:p>
              </table:table-cell>
              <table:table-cell office:value-type="float" office:value="7.46690258265094">
                <text:p>7.46690258265094</text:p>
              </table:table-cell>
              <table:table-cell office:value-type="float" office:value="0.216310429084886">
                <text:p>0.2163104290848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7.84530600046158">
                <text:p>7.84530600046158</text:p>
              </table:table-cell>
              <table:table-cell office:value-type="float" office:value="7.60914072410787">
                <text:p>7.60914072410787</text:p>
              </table:table-cell>
              <table:table-cell office:value-type="float" office:value="0.23616527637208">
                <text:p>0.23616527637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">
                <text:p>950</text:p>
              </table:table-cell>
              <table:table-cell office:value-type="float" office:value="7.97202889942444">
                <text:p>7.97202889942444</text:p>
              </table:table-cell>
              <table:table-cell office:value-type="float" office:value="7.71503568968346">
                <text:p>7.71503568968346</text:p>
              </table:table-cell>
              <table:table-cell office:value-type="float" office:value="0.256993209740143">
                <text:p>0.256993209740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8.09904290446588">
                <text:p>8.09904290446588</text:p>
              </table:table-cell>
              <table:table-cell office:value-type="float" office:value="7.82024573943164">
                <text:p>7.82024573943164</text:p>
              </table:table-cell>
              <table:table-cell office:value-type="float" office:value="0.278797165020507">
                <text:p>0.2787971650205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">
                <text:p>1050</text:p>
              </table:table-cell>
              <table:table-cell office:value-type="float" office:value="8.22669166086271">
                <text:p>8.22669166086271</text:p>
              </table:table-cell>
              <table:table-cell office:value-type="float" office:value="7.92517949193282">
                <text:p>7.92517949193282</text:p>
              </table:table-cell>
              <table:table-cell office:value-type="float" office:value="0.301512168950047">
                <text:p>0.301512168950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">
                <text:p>1100</text:p>
              </table:table-cell>
              <table:table-cell office:value-type="float" office:value="8.35436927707559">
                <text:p>8.35436927707559</text:p>
              </table:table-cell>
              <table:table-cell office:value-type="float" office:value="8.02919450167731">
                <text:p>8.02919450167731</text:p>
              </table:table-cell>
              <table:table-cell office:value-type="float" office:value="0.325174775375593">
                <text:p>0.3251747753755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">
                <text:p>1150</text:p>
              </table:table-cell>
              <table:table-cell office:value-type="float" office:value="8.48234060546777">
                <text:p>8.48234060546777</text:p>
              </table:table-cell>
              <table:table-cell office:value-type="float" office:value="8.13256848570343">
                <text:p>8.13256848570343</text:p>
              </table:table-cell>
              <table:table-cell office:value-type="float" office:value="0.349772119775722">
                <text:p>0.3497721197757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8.61073421493178">
                <text:p>8.61073421493178</text:p>
              </table:table-cell>
              <table:table-cell office:value-type="float" office:value="8.23545430665536">
                <text:p>8.23545430665536</text:p>
              </table:table-cell>
              <table:table-cell office:value-type="float" office:value="0.375279908285451">
                <text:p>0.3752799082854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">
                <text:p>1250</text:p>
              </table:table-cell>
              <table:table-cell office:value-type="float" office:value="8.73891751486216">
                <text:p>8.73891751486216</text:p>
              </table:table-cell>
              <table:table-cell office:value-type="float" office:value="8.33721715622902">
                <text:p>8.33721715622902</text:p>
              </table:table-cell>
              <table:table-cell office:value-type="float" office:value="0.401700358620472">
                <text:p>0.4017003586204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8.86750078148868">
                <text:p>8.86750078148868</text:p>
              </table:table-cell>
              <table:table-cell office:value-type="float" office:value="8.43846717731763">
                <text:p>8.43846717731763</text:p>
              </table:table-cell>
              <table:table-cell office:value-type="float" office:value="0.429033604158407">
                <text:p>0.4290336041584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0">
                <text:p>1350</text:p>
              </table:table-cell>
              <table:table-cell office:value-type="float" office:value="8.99796885321045">
                <text:p>8.99796885321045</text:p>
              </table:table-cell>
              <table:table-cell office:value-type="float" office:value="8.54069152714392">
                <text:p>8.54069152714392</text:p>
              </table:table-cell>
              <table:table-cell office:value-type="float" office:value="0.457277326078124">
                <text:p>0.457277326078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9.12961588867622">
                <text:p>9.12961588867622</text:p>
              </table:table-cell>
              <table:table-cell office:value-type="float" office:value="8.6431601444067">
                <text:p>8.6431601444067</text:p>
              </table:table-cell>
              <table:table-cell office:value-type="float" office:value="0.486455744253384">
                <text:p>0.4864557442533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0">
                <text:p>1450</text:p>
              </table:table-cell>
              <table:table-cell office:value-type="float" office:value="9.26174603121999">
                <text:p>9.26174603121999</text:p>
              </table:table-cell>
              <table:table-cell office:value-type="float" office:value="8.74516939334105">
                <text:p>8.74516939334105</text:p>
              </table:table-cell>
              <table:table-cell office:value-type="float" office:value="0.516576637866718">
                <text:p>0.516576637866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9.39422041167887">
                <text:p>9.39422041167887</text:p>
              </table:table-cell>
              <table:table-cell office:value-type="float" office:value="8.84659009839163">
                <text:p>8.84659009839163</text:p>
              </table:table-cell>
              <table:table-cell office:value-type="float" office:value="0.547630313302713">
                <text:p>0.547630313302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0">
                <text:p>1550</text:p>
              </table:table-cell>
              <table:table-cell office:value-type="float" office:value="9.52748573221236">
                <text:p>9.52748573221236</text:p>
              </table:table-cell>
              <table:table-cell office:value-type="float" office:value="8.94787232766952">
                <text:p>8.94787232766952</text:p>
              </table:table-cell>
              <table:table-cell office:value-type="float" office:value="0.579613404531351">
                <text:p>0.579613404531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">
                <text:p>1600</text:p>
              </table:table-cell>
              <table:table-cell office:value-type="float" office:value="9.66386236793922">
                <text:p>9.66386236793922</text:p>
              </table:table-cell>
              <table:table-cell office:value-type="float" office:value="9.05129953896001">
                <text:p>9.05129953896001</text:p>
              </table:table-cell>
              <table:table-cell office:value-type="float" office:value="0.612562828997038">
                <text:p>0.6125628289970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9.8009519018659">
                <text:p>9.8009519018659</text:p>
              </table:table-cell>
              <table:table-cell office:value-type="float" office:value="9.1545004414454">
                <text:p>9.1545004414454</text:p>
              </table:table-cell>
              <table:table-cell office:value-type="float" office:value="0.646451460414712">
                <text:p>0.6464514604147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0">
                <text:p>1700</text:p>
              </table:table-cell>
              <table:table-cell office:value-type="float" office:value="9.94000169127406">
                <text:p>9.94000169127406</text:p>
              </table:table-cell>
              <table:table-cell office:value-type="float" office:value="9.25873404915556">
                <text:p>9.25873404915556</text:p>
              </table:table-cell>
              <table:table-cell office:value-type="float" office:value="0.681267642130934">
                <text:p>0.6812676421309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">
                <text:p>1750</text:p>
              </table:table-cell>
              <table:table-cell office:value-type="float" office:value="10.079915605421">
                <text:p>10.079915605421</text:p>
              </table:table-cell>
              <table:table-cell office:value-type="float" office:value="9.36285729230963">
                <text:p>9.36285729230963</text:p>
              </table:table-cell>
              <table:table-cell office:value-type="float" office:value="0.717058313102187">
                <text:p>0.7170583131021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10.2197662846371">
                <text:p>10.2197662846371</text:p>
              </table:table-cell>
              <table:table-cell office:value-type="float" office:value="9.46599145047106">
                <text:p>9.46599145047106</text:p>
              </table:table-cell>
              <table:table-cell office:value-type="float" office:value="0.753774834172756">
                <text:p>0.7537748341727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0">
                <text:p>1850</text:p>
              </table:table-cell>
              <table:table-cell office:value-type="float" office:value="10.3611754422159">
                <text:p>10.3611754422159</text:p>
              </table:table-cell>
              <table:table-cell office:value-type="float" office:value="9.56975114496774">
                <text:p>9.56975114496774</text:p>
              </table:table-cell>
              <table:table-cell office:value-type="float" office:value="0.791424297251017">
                <text:p>0.791424297251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10.5026924718404">
                <text:p>10.5026924718404</text:p>
              </table:table-cell>
              <table:table-cell office:value-type="float" office:value="9.67267102457217">
                <text:p>9.67267102457217</text:p>
              </table:table-cell>
              <table:table-cell office:value-type="float" office:value="0.830021447267407">
                <text:p>0.8300214472674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">
                <text:p>1950</text:p>
              </table:table-cell>
              <table:table-cell office:value-type="float" office:value="10.6458907414617">
                <text:p>10.6458907414617</text:p>
              </table:table-cell>
              <table:table-cell office:value-type="float" office:value="9.77634410880919">
                <text:p>9.77634410880919</text:p>
              </table:table-cell>
              <table:table-cell office:value-type="float" office:value="0.86954663267296">
                <text:p>0.86954663267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10.7899236828835">
                <text:p>10.7899236828835</text:p>
              </table:table-cell>
              <table:table-cell office:value-type="float" office:value="9.87992667683913">
                <text:p>9.87992667683913</text:p>
              </table:table-cell>
              <table:table-cell office:value-type="float" office:value="0.909997006012645">
                <text:p>0.909997006012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">
                <text:p>2050</text:p>
              </table:table-cell>
              <table:table-cell office:value-type="float" office:value="10.9349073451946">
                <text:p>10.9349073451946</text:p>
              </table:table-cell>
              <table:table-cell office:value-type="float" office:value="9.98352602953073">
                <text:p>9.98352602953073</text:p>
              </table:table-cell>
              <table:table-cell office:value-type="float" office:value="0.951381315661337">
                <text:p>0.951381315661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0">
                <text:p>2100</text:p>
              </table:table-cell>
              <table:table-cell office:value-type="float" office:value="11.0811740944028">
                <text:p>11.0811740944028</text:p>
              </table:table-cell>
              <table:table-cell office:value-type="float" office:value="10.0874849296941">
                <text:p>10.0874849296941</text:p>
              </table:table-cell>
              <table:table-cell office:value-type="float" office:value="0.993689164727128">
                <text:p>0.9936891647271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0">
                <text:p>2150</text:p>
              </table:table-cell>
              <table:table-cell office:value-type="float" office:value="11.2288849788985">
                <text:p>11.2288849788985</text:p>
              </table:table-cell>
              <table:table-cell office:value-type="float" office:value="10.1919678569961">
                <text:p>10.1919678569961</text:p>
              </table:table-cell>
              <table:table-cell office:value-type="float" office:value="1.03691712189748">
                <text:p>1.036917121897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0">
                <text:p>2200</text:p>
              </table:table-cell>
              <table:table-cell office:value-type="float" office:value="11.3785544506369">
                <text:p>11.3785544506369</text:p>
              </table:table-cell>
              <table:table-cell office:value-type="float" office:value="10.2975560143067">
                <text:p>10.2975560143067</text:p>
              </table:table-cell>
              <table:table-cell office:value-type="float" office:value="1.08099843632796">
                <text:p>1.080998436327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0">
                <text:p>2250</text:p>
              </table:table-cell>
              <table:table-cell office:value-type="float" office:value="11.5302183307601">
                <text:p>11.5302183307601</text:p>
              </table:table-cell>
              <table:table-cell office:value-type="float" office:value="10.4042349519007">
                <text:p>10.4042349519007</text:p>
              </table:table-cell>
              <table:table-cell office:value-type="float" office:value="1.12598337886019">
                <text:p>1.12598337886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0">
                <text:p>2300</text:p>
              </table:table-cell>
              <table:table-cell office:value-type="float" office:value="11.6822310772154">
                <text:p>11.6822310772154</text:p>
              </table:table-cell>
              <table:table-cell office:value-type="float" office:value="10.5103302430354">
                <text:p>10.5103302430354</text:p>
              </table:table-cell>
              <table:table-cell office:value-type="float" office:value="1.17190083417525">
                <text:p>1.171900834175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0">
                <text:p>2350</text:p>
              </table:table-cell>
              <table:table-cell office:value-type="float" office:value="11.8349642926936">
                <text:p>11.8349642926936</text:p>
              </table:table-cell>
              <table:table-cell office:value-type="float" office:value="10.6162005660674">
                <text:p>10.6162005660674</text:p>
              </table:table-cell>
              <table:table-cell office:value-type="float" office:value="1.21876372660913">
                <text:p>1.218763726609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0">
                <text:p>2400</text:p>
              </table:table-cell>
              <table:table-cell office:value-type="float" office:value="11.9982060785964">
                <text:p>11.9982060785964</text:p>
              </table:table-cell>
              <table:table-cell office:value-type="float" office:value="10.731580924327">
                <text:p>10.731580924327</text:p>
              </table:table-cell>
              <table:table-cell office:value-type="float" office:value="1.2666251542901">
                <text:p>1.26662515429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0">
                <text:p>2450</text:p>
              </table:table-cell>
              <table:table-cell office:value-type="float" office:value="12.1481546909441">
                <text:p>12.1481546909441</text:p>
              </table:table-cell>
              <table:table-cell office:value-type="float" office:value="10.8328434019502">
                <text:p>10.8328434019502</text:p>
              </table:table-cell>
              <table:table-cell office:value-type="float" office:value="1.31531128900465">
                <text:p>1.31531128900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12.2973185445675">
                <text:p>12.2973185445675</text:p>
              </table:table-cell>
              <table:table-cell office:value-type="float" office:value="10.9323678259428">
                <text:p>10.9323678259428</text:p>
              </table:table-cell>
              <table:table-cell office:value-type="float" office:value="1.36495071864221">
                <text:p>1.364950718642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0">
                <text:p>2550</text:p>
              </table:table-cell>
              <table:table-cell office:value-type="float" office:value="12.4494487162743">
                <text:p>12.4494487162743</text:p>
              </table:table-cell>
              <table:table-cell office:value-type="float" office:value="11.0338436435774">
                <text:p>11.0338436435774</text:p>
              </table:table-cell>
              <table:table-cell office:value-type="float" office:value="1.41560507271506">
                <text:p>1.415605072715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0">
                <text:p>2600</text:p>
              </table:table-cell>
              <table:table-cell office:value-type="float" office:value="12.6032740757961">
                <text:p>12.6032740757961</text:p>
              </table:table-cell>
              <table:table-cell office:value-type="float" office:value="11.1360802635874">
                <text:p>11.1360802635874</text:p>
              </table:table-cell>
              <table:table-cell office:value-type="float" office:value="1.46719381220378">
                <text:p>1.467193812203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0">
                <text:p>2650</text:p>
              </table:table-cell>
              <table:table-cell office:value-type="float" office:value="12.7602248136329">
                <text:p>12.7602248136329</text:p>
              </table:table-cell>
              <table:table-cell office:value-type="float" office:value="11.2404804181728">
                <text:p>11.2404804181728</text:p>
              </table:table-cell>
              <table:table-cell office:value-type="float" office:value="1.51974439547458">
                <text:p>1.519744395474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0">
                <text:p>2700</text:p>
              </table:table-cell>
              <table:table-cell office:value-type="float" office:value="12.9204692268171">
                <text:p>12.9204692268171</text:p>
              </table:table-cell>
              <table:table-cell office:value-type="float" office:value="11.3472426422849">
                <text:p>11.3472426422849</text:p>
              </table:table-cell>
              <table:table-cell office:value-type="float" office:value="1.57322658453826">
                <text:p>1.573226584538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13.0920312672805">
                <text:p>13.0920312672805</text:p>
              </table:table-cell>
              <table:table-cell office:value-type="float" office:value="11.4643178916725">
                <text:p>11.4643178916725</text:p>
              </table:table-cell>
              <table:table-cell office:value-type="float" office:value="1.62771337561519">
                <text:p>1.627713375615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0">
                <text:p>2800</text:p>
              </table:table-cell>
              <table:table-cell office:value-type="float" office:value="13.2537119960953">
                <text:p>13.2537119960953</text:p>
              </table:table-cell>
              <table:table-cell office:value-type="float" office:value="11.5706479469454">
                <text:p>11.5706479469454</text:p>
              </table:table-cell>
              <table:table-cell office:value-type="float" office:value="1.68306404912589">
                <text:p>1.683064049125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0">
                <text:p>2850</text:p>
              </table:table-cell>
              <table:table-cell office:value-type="float" office:value="13.4145978304431">
                <text:p>13.4145978304431</text:p>
              </table:table-cell>
              <table:table-cell office:value-type="float" office:value="11.6752512220245">
                <text:p>11.6752512220245</text:p>
              </table:table-cell>
              <table:table-cell office:value-type="float" office:value="1.73934660841648">
                <text:p>1.73934660841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0">
                <text:p>2900</text:p>
              </table:table-cell>
              <table:table-cell office:value-type="float" office:value="13.575961018035">
                <text:p>13.575961018035</text:p>
              </table:table-cell>
              <table:table-cell office:value-type="float" office:value="11.7793714311862">
                <text:p>11.7793714311862</text:p>
              </table:table-cell>
              <table:table-cell office:value-type="float" office:value="1.79658958684622">
                <text:p>1.796589586846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0">
                <text:p>2950</text:p>
              </table:table-cell>
              <table:table-cell office:value-type="float" office:value="13.7359503346526">
                <text:p>13.7359503346526</text:p>
              </table:table-cell>
              <table:table-cell office:value-type="float" office:value="11.8811694463132">
                <text:p>11.8811694463132</text:p>
              </table:table-cell>
              <table:table-cell office:value-type="float" office:value="1.85478088833069">
                <text:p>1.854780888330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">
                <text:p>3000</text:p>
              </table:table-cell>
              <table:table-cell office:value-type="float" office:value="13.8977668325969">
                <text:p>13.8977668325969</text:p>
              </table:table-cell>
              <table:table-cell office:value-type="float" office:value="11.9838587819621">
                <text:p>11.9838587819621</text:p>
              </table:table-cell>
              <table:table-cell office:value-type="float" office:value="1.91390805067031">
                <text:p>1.913908050670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0">
                <text:p>3050</text:p>
              </table:table-cell>
              <table:table-cell office:value-type="float" office:value="14.060606085503">
                <text:p>14.060606085503</text:p>
              </table:table-cell>
              <table:table-cell office:value-type="float" office:value="12.0865790388813">
                <text:p>12.0865790388813</text:p>
              </table:table-cell>
              <table:table-cell office:value-type="float" office:value="1.97402704659879">
                <text:p>1.974027046598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0">
                <text:p>3100</text:p>
              </table:table-cell>
              <table:table-cell office:value-type="float" office:value="14.2251035313109">
                <text:p>14.2251035313109</text:p>
              </table:table-cell>
              <table:table-cell office:value-type="float" office:value="12.1900252247267">
                <text:p>12.1900252247267</text:p>
              </table:table-cell>
              <table:table-cell office:value-type="float" office:value="2.03507830658705">
                <text:p>2.035078306587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0">
                <text:p>3150</text:p>
              </table:table-cell>
              <table:table-cell office:value-type="float" office:value="14.3905059613411">
                <text:p>14.3905059613411</text:p>
              </table:table-cell>
              <table:table-cell office:value-type="float" office:value="12.2934442295993">
                <text:p>12.2934442295993</text:p>
              </table:table-cell>
              <table:table-cell office:value-type="float" office:value="2.09706173177413">
                <text:p>2.097061731774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00">
                <text:p>3200</text:p>
              </table:table-cell>
              <table:table-cell office:value-type="float" office:value="14.5575129655576">
                <text:p>14.5575129655576</text:p>
              </table:table-cell>
              <table:table-cell office:value-type="float" office:value="12.3974955021727">
                <text:p>12.3974955021727</text:p>
              </table:table-cell>
              <table:table-cell office:value-type="float" office:value="2.16001746341107">
                <text:p>2.160017463411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0">
                <text:p>3250</text:p>
              </table:table-cell>
              <table:table-cell office:value-type="float" office:value="14.7254103302779">
                <text:p>14.7254103302779</text:p>
              </table:table-cell>
              <table:table-cell office:value-type="float" office:value="12.5015135098814">
                <text:p>12.5015135098814</text:p>
              </table:table-cell>
              <table:table-cell office:value-type="float" office:value="2.22389682040996">
                <text:p>2.223896820409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00">
                <text:p>3300</text:p>
              </table:table-cell>
              <table:table-cell office:value-type="float" office:value="14.9088350395016">
                <text:p>14.9088350395016</text:p>
              </table:table-cell>
              <table:table-cell office:value-type="float" office:value="12.620059167269">
                <text:p>12.620059167269</text:p>
              </table:table-cell>
              <table:table-cell office:value-type="float" office:value="2.28877587223982">
                <text:p>2.288775872239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0">
                <text:p>3350</text:p>
              </table:table-cell>
              <table:table-cell office:value-type="float" office:value="15.0591837252243">
                <text:p>15.0591837252243</text:p>
              </table:table-cell>
              <table:table-cell office:value-type="float" office:value="12.7261917160828">
                <text:p>12.7261917160828</text:p>
              </table:table-cell>
              <table:table-cell office:value-type="float" office:value="2.33299200918899">
                <text:p>2.332992009188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00">
                <text:p>3400</text:p>
              </table:table-cell>
              <table:table-cell office:value-type="float" office:value="15.2291957688252">
                <text:p>15.2291957688252</text:p>
              </table:table-cell>
              <table:table-cell office:value-type="float" office:value="12.8302775815387">
                <text:p>12.8302775815387</text:p>
              </table:table-cell>
              <table:table-cell office:value-type="float" office:value="2.39891818733224">
                <text:p>2.398918187332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0">
                <text:p>3450</text:p>
              </table:table-cell>
              <table:table-cell office:value-type="float" office:value="15.3993116871653">
                <text:p>15.3993116871653</text:p>
              </table:table-cell>
              <table:table-cell office:value-type="float" office:value="12.9335101458255">
                <text:p>12.9335101458255</text:p>
              </table:table-cell>
              <table:table-cell office:value-type="float" office:value="2.465801541342">
                <text:p>2.4658015413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0">
                <text:p>3500</text:p>
              </table:table-cell>
              <table:table-cell office:value-type="float" office:value="15.5714490091551">
                <text:p>15.5714490091551</text:p>
              </table:table-cell>
              <table:table-cell office:value-type="float" office:value="13.0378234850457">
                <text:p>13.0378234850457</text:p>
              </table:table-cell>
              <table:table-cell office:value-type="float" office:value="2.53362552409028">
                <text:p>2.53362552409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0">
                <text:p>3550</text:p>
              </table:table-cell>
              <table:table-cell office:value-type="float" office:value="15.7442095387822">
                <text:p>15.7442095387822</text:p>
              </table:table-cell>
              <table:table-cell office:value-type="float" office:value="13.1418586966976">
                <text:p>13.1418586966976</text:p>
              </table:table-cell>
              <table:table-cell office:value-type="float" office:value="2.60235084210422">
                <text:p>2.602350842104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15.9173366580933">
                <text:p>15.9173366580933</text:p>
              </table:table-cell>
              <table:table-cell office:value-type="float" office:value="13.2453311978915">
                <text:p>13.2453311978915</text:p>
              </table:table-cell>
              <table:table-cell office:value-type="float" office:value="2.67200546019611">
                <text:p>2.672005460196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0">
                <text:p>3650</text:p>
              </table:table-cell>
              <table:table-cell office:value-type="float" office:value="16.090914462797">
                <text:p>16.090914462797</text:p>
              </table:table-cell>
              <table:table-cell office:value-type="float" office:value="13.3483144252957">
                <text:p>13.3483144252957</text:p>
              </table:table-cell>
              <table:table-cell office:value-type="float" office:value="2.74260003753575">
                <text:p>2.742600037535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0">
                <text:p>3700</text:p>
              </table:table-cell>
              <table:table-cell office:value-type="float" office:value="16.2658610934014">
                <text:p>16.2658610934014</text:p>
              </table:table-cell>
              <table:table-cell office:value-type="float" office:value="13.4517197711091">
                <text:p>13.4517197711091</text:p>
              </table:table-cell>
              <table:table-cell office:value-type="float" office:value="2.81414132230768">
                <text:p>2.814141322307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50">
                <text:p>3750</text:p>
              </table:table-cell>
              <table:table-cell office:value-type="float" office:value="16.4424521970873">
                <text:p>16.4424521970873</text:p>
              </table:table-cell>
              <table:table-cell office:value-type="float" office:value="13.5558392304954">
                <text:p>13.5558392304954</text:p>
              </table:table-cell>
              <table:table-cell office:value-type="float" office:value="2.88661296657016">
                <text:p>2.88661296657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0">
                <text:p>3800</text:p>
              </table:table-cell>
              <table:table-cell office:value-type="float" office:value="16.619348946911">
                <text:p>16.619348946911</text:p>
              </table:table-cell>
              <table:table-cell office:value-type="float" office:value="13.65933055178">
                <text:p>13.65933055178</text:p>
              </table:table-cell>
              <table:table-cell office:value-type="float" office:value="2.96001839515026">
                <text:p>2.960018395150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50">
                <text:p>3850</text:p>
              </table:table-cell>
              <table:table-cell office:value-type="float" office:value="16.7977502603699">
                <text:p>16.7977502603699</text:p>
              </table:table-cell>
              <table:table-cell office:value-type="float" office:value="13.7633832532275">
                <text:p>13.7633832532275</text:p>
              </table:table-cell>
              <table:table-cell office:value-type="float" office:value="3.03436700712494">
                <text:p>3.034367007124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0">
                <text:p>3900</text:p>
              </table:table-cell>
              <table:table-cell office:value-type="float" office:value="16.9769920943352">
                <text:p>16.9769920943352</text:p>
              </table:table-cell>
              <table:table-cell office:value-type="float" office:value="13.8673766159439">
                <text:p>13.8673766159439</text:p>
              </table:table-cell>
              <table:table-cell office:value-type="float" office:value="3.10961547841143">
                <text:p>3.109615478411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50">
                <text:p>3950</text:p>
              </table:table-cell>
              <table:table-cell office:value-type="float" office:value="17.1564594465595">
                <text:p>17.1564594465595</text:p>
              </table:table-cell>
              <table:table-cell office:value-type="float" office:value="13.9706380310575">
                <text:p>13.9706380310575</text:p>
              </table:table-cell>
              <table:table-cell office:value-type="float" office:value="3.18582141552933">
                <text:p>3.185821415529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17.3364576776959">
                <text:p>17.3364576776959</text:p>
              </table:table-cell>
              <table:table-cell office:value-type="float" office:value="14.0735032492322">
                <text:p>14.0735032492322</text:p>
              </table:table-cell>
              <table:table-cell office:value-type="float" office:value="3.26295442846061">
                <text:p>3.262954428460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0">
                <text:p>4050</text:p>
              </table:table-cell>
              <table:table-cell office:value-type="float" office:value="17.5174770260487">
                <text:p>17.5174770260487</text:p>
              </table:table-cell>
              <table:table-cell office:value-type="float" office:value="14.1764485087653">
                <text:p>14.1764485087653</text:p>
              </table:table-cell>
              <table:table-cell office:value-type="float" office:value="3.34102851731013">
                <text:p>3.341028517310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00">
                <text:p>4100</text:p>
              </table:table-cell>
              <table:table-cell office:value-type="float" office:value="17.6993996349083">
                <text:p>17.6993996349083</text:p>
              </table:table-cell>
              <table:table-cell office:value-type="float" office:value="14.2793398239582">
                <text:p>14.2793398239582</text:p>
              </table:table-cell>
              <table:table-cell office:value-type="float" office:value="3.42005981090134">
                <text:p>3.420059810901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50">
                <text:p>4150</text:p>
              </table:table-cell>
              <table:table-cell office:value-type="float" office:value="17.8818917883683">
                <text:p>17.8818917883683</text:p>
              </table:table-cell>
              <table:table-cell office:value-type="float" office:value="14.3818219222303">
                <text:p>14.3818219222303</text:p>
              </table:table-cell>
              <table:table-cell office:value-type="float" office:value="3.50006986614723">
                <text:p>3.500069866147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18.0648363329736">
                <text:p>18.0648363329736</text:p>
              </table:table-cell>
              <table:table-cell office:value-type="float" office:value="14.4838168364064">
                <text:p>14.4838168364064</text:p>
              </table:table-cell>
              <table:table-cell office:value-type="float" office:value="3.58101949655644">
                <text:p>3.58101949655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0">
                <text:p>4250</text:p>
              </table:table-cell>
              <table:table-cell office:value-type="float" office:value="18.2483452704636">
                <text:p>18.2483452704636</text:p>
              </table:table-cell>
              <table:table-cell office:value-type="float" office:value="14.5854807811327">
                <text:p>14.5854807811327</text:p>
              </table:table-cell>
              <table:table-cell office:value-type="float" office:value="3.6628644893697">
                <text:p>3.66286448936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00">
                <text:p>4300</text:p>
              </table:table-cell>
              <table:table-cell office:value-type="float" office:value="18.432544142577">
                <text:p>18.432544142577</text:p>
              </table:table-cell>
              <table:table-cell office:value-type="float" office:value="14.6868873116588">
                <text:p>14.6868873116588</text:p>
              </table:table-cell>
              <table:table-cell office:value-type="float" office:value="3.74565683090545">
                <text:p>3.74565683090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50">
                <text:p>4350</text:p>
              </table:table-cell>
              <table:table-cell office:value-type="float" office:value="18.6176950712541">
                <text:p>18.6176950712541</text:p>
              </table:table-cell>
              <table:table-cell office:value-type="float" office:value="14.7882924421424">
                <text:p>14.7882924421424</text:p>
              </table:table-cell>
              <table:table-cell office:value-type="float" office:value="3.82940262914118">
                <text:p>3.829402629141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">
                <text:p>4400</text:p>
              </table:table-cell>
              <table:table-cell office:value-type="float" office:value="18.8033103198813">
                <text:p>18.8033103198813</text:p>
              </table:table-cell>
              <table:table-cell office:value-type="float" office:value="14.8892400116451">
                <text:p>14.8892400116451</text:p>
              </table:table-cell>
              <table:table-cell office:value-type="float" office:value="3.91407030824991">
                <text:p>3.914070308249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0">
                <text:p>4450</text:p>
              </table:table-cell>
              <table:table-cell office:value-type="float" office:value="18.9895465419946">
                <text:p>18.9895465419946</text:p>
              </table:table-cell>
              <table:table-cell office:value-type="float" office:value="14.9898598976259">
                <text:p>14.9898598976259</text:p>
              </table:table-cell>
              <table:table-cell office:value-type="float" office:value="3.99968664438751">
                <text:p>3.999686644387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0">
                <text:p>4500</text:p>
              </table:table-cell>
              <table:table-cell office:value-type="float" office:value="19.1764983201864">
                <text:p>19.1764983201864</text:p>
              </table:table-cell>
              <table:table-cell office:value-type="float" office:value="15.0902315575872">
                <text:p>15.0902315575872</text:p>
              </table:table-cell>
              <table:table-cell office:value-type="float" office:value="4.0862667626071">
                <text:p>4.08626676260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0">
                <text:p>4550</text:p>
              </table:table-cell>
              <table:table-cell office:value-type="float" office:value="19.364070661777">
                <text:p>19.364070661777</text:p>
              </table:table-cell>
              <table:table-cell office:value-type="float" office:value="15.1902840625125">
                <text:p>15.1902840625125</text:p>
              </table:table-cell>
              <table:table-cell office:value-type="float" office:value="4.17378659927555">
                <text:p>4.173786599275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0">
                <text:p>4600</text:p>
              </table:table-cell>
              <table:table-cell office:value-type="float" office:value="19.5524019896538">
                <text:p>19.5524019896538</text:p>
              </table:table-cell>
              <table:table-cell office:value-type="float" office:value="15.2901408963666">
                <text:p>15.2901408963666</text:p>
              </table:table-cell>
              <table:table-cell office:value-type="float" office:value="4.26226109329711">
                <text:p>4.262261093297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0">
                <text:p>4650</text:p>
              </table:table-cell>
              <table:table-cell office:value-type="float" office:value="19.7416005983346">
                <text:p>19.7416005983346</text:p>
              </table:table-cell>
              <table:table-cell office:value-type="float" office:value="15.3899240914025">
                <text:p>15.3899240914025</text:p>
              </table:table-cell>
              <table:table-cell office:value-type="float" office:value="4.35167650689924">
                <text:p>4.351676506899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00">
                <text:p>4700</text:p>
              </table:table-cell>
              <table:table-cell office:value-type="float" office:value="19.9313657026491">
                <text:p>19.9313657026491</text:p>
              </table:table-cell>
              <table:table-cell office:value-type="float" office:value="15.4893346536928">
                <text:p>15.4893346536928</text:p>
              </table:table-cell>
              <table:table-cell office:value-type="float" office:value="4.442031048961">
                <text:p>4.4420310489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50">
                <text:p>4750</text:p>
              </table:table-cell>
              <table:table-cell office:value-type="float" office:value="20.1221758328113">
                <text:p>20.1221758328113</text:p>
              </table:table-cell>
              <table:table-cell office:value-type="float" office:value="15.5888436601495">
                <text:p>15.5888436601495</text:p>
              </table:table-cell>
              <table:table-cell office:value-type="float" office:value="4.53333217265138">
                <text:p>4.533332172651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00">
                <text:p>4800</text:p>
              </table:table-cell>
              <table:table-cell office:value-type="float" office:value="20.3134630586822">
                <text:p>20.3134630586822</text:p>
              </table:table-cell>
              <table:table-cell office:value-type="float" office:value="15.6878697723433">
                <text:p>15.6878697723433</text:p>
              </table:table-cell>
              <table:table-cell office:value-type="float" office:value="4.62559328635419">
                <text:p>4.625593286354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50">
                <text:p>4850</text:p>
              </table:table-cell>
              <table:table-cell office:value-type="float" office:value="20.5052126749581">
                <text:p>20.5052126749581</text:p>
              </table:table-cell>
              <table:table-cell office:value-type="float" office:value="15.7864043167158">
                <text:p>15.7864043167158</text:p>
              </table:table-cell>
              <table:table-cell office:value-type="float" office:value="4.71880835820724">
                <text:p>4.718808358207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0">
                <text:p>4900</text:p>
              </table:table-cell>
              <table:table-cell office:value-type="float" office:value="20.6981179730403">
                <text:p>20.6981179730403</text:p>
              </table:table-cell>
              <table:table-cell office:value-type="float" office:value="15.8851660496562">
                <text:p>15.8851660496562</text:p>
              </table:table-cell>
              <table:table-cell office:value-type="float" office:value="4.81295192337558">
                <text:p>4.812951923375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0">
                <text:p>4950</text:p>
              </table:table-cell>
              <table:table-cell office:value-type="float" office:value="20.8922936753141">
                <text:p>20.8922936753141</text:p>
              </table:table-cell>
              <table:table-cell office:value-type="float" office:value="15.9842539926794">
                <text:p>15.9842539926794</text:p>
              </table:table-cell>
              <table:table-cell office:value-type="float" office:value="4.90803968265072">
                <text:p>4.908039682650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00">
                <text:p>5000</text:p>
              </table:table-cell>
              <table:table-cell office:value-type="float" office:value="21.0873405695594">
                <text:p>21.0873405695594</text:p>
              </table:table-cell>
              <table:table-cell office:value-type="float" office:value="16.0832786465046">
                <text:p>16.0832786465046</text:p>
              </table:table-cell>
              <table:table-cell office:value-type="float" office:value="5.00406192303568">
                <text:p>5.004061923035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5050" chart:origin="0" chart:interval-major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draw:stroke="dash" draw:stroke-dash="Dot_20__28_Rounded_29_" svg:stroke-width="0.08cm" svg:stroke-color="#81d41a" svg:stroke-linecap="round" draw:fill-color="#81d41a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223cm" svg:height="23.03cm" xlink:href=".." xlink:type="simple" chart:class="chart:scatter" chart:style-name="ch1">
        <chart:title svg:x="13.628cm" svg:y="0.596cm" chart:style-name="ch2">
          <text:p>Si losses</text:p>
        </chart:title>
        <chart:legend chart:legend-position="end" svg:x="24.936cm" svg:y="10.718cm" style:legend-expansion="high" chart:style-name="ch3"/>
        <chart:plot-area chart:style-name="ch4" table:cell-range-address="results_summary.A2:results_summary.A99 results_summary.P1:results_summary.R99" chart:data-source-has-labels="row" svg:x="1.595cm" svg:y="1.835cm" svg:width="22.757cm" svg:height="19.754cm">
          <chart:coordinate-region svg:x="2.507cm" svg:y="2.034cm" svg:width="21.845cm" svg:height="18.5cm"/>
          <chart:axis chart:dimension="x" chart:name="primary-x" chart:style-name="ch5">
            <chart:title svg:x="12.307cm" svg:y="22.049cm" chart:style-name="ch6">
              <text:p>Load(W)</text:p>
            </chart:title>
            <chart:grid chart:style-name="ch7" chart:class="major"/>
          </chart:axis>
          <chart:axis chart:dimension="y" chart:name="primary-y" chart:style-name="ch8">
            <chart:title svg:x="0.451cm" svg:y="12.351cm" chart:style-name="ch9">
              <text:p>Loss(W)</text:p>
            </chart:title>
            <chart:grid chart:style-name="ch7" chart:class="major"/>
          </chart:axis>
          <chart:series chart:style-name="ch10" chart:values-cell-range-address="results_summary.P2:results_summary.P99" chart:label-cell-address="results_summary.P1:results_summary.P1" chart:class="chart:scatter">
            <chart:domain table:cell-range-address="results_summary.A2:results_summary.A99"/>
            <chart:data-point chart:repeated="98"/>
          </chart:series>
          <chart:series chart:style-name="ch11" chart:values-cell-range-address="results_summary.Q2:results_summary.Q99" chart:label-cell-address="results_summary.Q1:results_summary.Q1" chart:class="chart:scatter">
            <chart:data-point chart:repeated="98"/>
          </chart:series>
          <chart:series chart:style-name="ch12" chart:values-cell-range-address="results_summary.R2:results_summary.R99" chart:label-cell-address="results_summary.R1:results_summary.R1" chart:class="chart:scatter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Si_conduction</text:p>
                <draw:g>
                  <svg:desc>results_summary.P1:results_summary.P1</svg:desc>
                </draw:g>
              </table:table-cell>
              <table:table-cell office:value-type="string">
                <text:p>Si_switching</text:p>
                <draw:g>
                  <svg:desc>results_summary.Q1:results_summary.Q1</svg:desc>
                </draw:g>
              </table:table-cell>
              <table:table-cell office:value-type="string">
                <text:p>Si_total</text:p>
                <draw:g>
                  <svg:desc>results_summary.R1:results_summary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ults_summary.A2:results_summary.A99</svg:desc>
                </draw:g>
              </table:table-cell>
              <table:table-cell office:value-type="float" office:value="0.031148409047022">
                <text:p>0.031148409047022</text:p>
                <draw:g>
                  <svg:desc>results_summary.P2:results_summary.P99</svg:desc>
                </draw:g>
              </table:table-cell>
              <table:table-cell office:value-type="float" office:value="0.00193455235637622">
                <text:p>0.00193455235637622</text:p>
                <draw:g>
                  <svg:desc>results_summary.Q2:results_summary.Q99</svg:desc>
                </draw:g>
              </table:table-cell>
              <table:table-cell office:value-type="float" office:value="0.0330829614033766">
                <text:p>0.0330829614033766</text:p>
                <draw:g>
                  <svg:desc>results_summary.R2:results_summary.R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34335231421688">
                <text:p>0.034335231421688</text:p>
              </table:table-cell>
              <table:table-cell office:value-type="float" office:value="0.00190323623961414">
                <text:p>0.00190323623961414</text:p>
              </table:table-cell>
              <table:table-cell office:value-type="float" office:value="0.0362384676613136">
                <text:p>0.0362384676613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0396684557132344">
                <text:p>0.0396684557132344</text:p>
              </table:table-cell>
              <table:table-cell office:value-type="float" office:value="0.00187223790810466">
                <text:p>0.00187223790810466</text:p>
              </table:table-cell>
              <table:table-cell office:value-type="float" office:value="0.0415406936214396">
                <text:p>0.0415406936214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0.0675694188752767">
                <text:p>0.0675694188752767</text:p>
              </table:table-cell>
              <table:table-cell office:value-type="float" office:value="0.00164112152905331">
                <text:p>0.00164112152905331</text:p>
              </table:table-cell>
              <table:table-cell office:value-type="float" office:value="0.0692105404044845">
                <text:p>0.0692105404044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0.0800484677719189">
                <text:p>0.0800484677719189</text:p>
              </table:table-cell>
              <table:table-cell office:value-type="float" office:value="0.00155935321752627">
                <text:p>0.00155935321752627</text:p>
              </table:table-cell>
              <table:table-cell office:value-type="float" office:value="0.0816078209893578">
                <text:p>0.0816078209893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0.0941870294115663">
                <text:p>0.0941870294115663</text:p>
              </table:table-cell>
              <table:table-cell office:value-type="float" office:value="0.00150486289940065">
                <text:p>0.00150486289940065</text:p>
              </table:table-cell>
              <table:table-cell office:value-type="float" office:value="0.095691892310953">
                <text:p>0.095691892310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0.111613488733695">
                <text:p>0.111613488733695</text:p>
              </table:table-cell>
              <table:table-cell office:value-type="float" office:value="0.00150515838543641">
                <text:p>0.00150515838543641</text:p>
              </table:table-cell>
              <table:table-cell office:value-type="float" office:value="0.11311864711919">
                <text:p>0.11311864711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0.130157156528541">
                <text:p>0.130157156528541</text:p>
              </table:table-cell>
              <table:table-cell office:value-type="float" office:value="0.00147063770324684">
                <text:p>0.00147063770324684</text:p>
              </table:table-cell>
              <table:table-cell office:value-type="float" office:value="0.131627794231723">
                <text:p>0.131627794231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0.150611158149485">
                <text:p>0.150611158149485</text:p>
              </table:table-cell>
              <table:table-cell office:value-type="float" office:value="0.00126864986294764">
                <text:p>0.00126864986294764</text:p>
              </table:table-cell>
              <table:table-cell office:value-type="float" office:value="0.151879808011952">
                <text:p>0.151879808011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0.173000523874523">
                <text:p>0.173000523874523</text:p>
              </table:table-cell>
              <table:table-cell office:value-type="float" office:value="0.000934172519927688">
                <text:p>0.000934172519927688</text:p>
              </table:table-cell>
              <table:table-cell office:value-type="float" office:value="0.17393469639431">
                <text:p>0.173934696394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">
                <text:p>650</text:p>
              </table:table-cell>
              <table:table-cell office:value-type="float" office:value="0.196970543227663">
                <text:p>0.196970543227663</text:p>
              </table:table-cell>
              <table:table-cell office:value-type="float" office:value="0.0012330866490153">
                <text:p>0.0012330866490153</text:p>
              </table:table-cell>
              <table:table-cell office:value-type="float" office:value="0.198203629876213">
                <text:p>0.198203629876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0.222966778006482">
                <text:p>0.222966778006482</text:p>
              </table:table-cell>
              <table:table-cell office:value-type="float" office:value="0.00127924324138044">
                <text:p>0.00127924324138044</text:p>
              </table:table-cell>
              <table:table-cell office:value-type="float" office:value="0.22424602124828">
                <text:p>0.22424602124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0.251504424997395">
                <text:p>0.251504424997395</text:p>
              </table:table-cell>
              <table:table-cell office:value-type="float" office:value="0.00113685994138076">
                <text:p>0.00113685994138076</text:p>
              </table:table-cell>
              <table:table-cell office:value-type="float" office:value="0.252641284938764">
                <text:p>0.252641284938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0.2819186172996">
                <text:p>0.2819186172996</text:p>
              </table:table-cell>
              <table:table-cell office:value-type="float" office:value="0.000829032095748888">
                <text:p>0.000829032095748888</text:p>
              </table:table-cell>
              <table:table-cell office:value-type="float" office:value="0.28274764939482">
                <text:p>0.282747649394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0.314354834097335">
                <text:p>0.314354834097335</text:p>
              </table:table-cell>
              <table:table-cell office:value-type="float" office:value="0.00045189114325116">
                <text:p>0.00045189114325116</text:p>
              </table:table-cell>
              <table:table-cell office:value-type="float" office:value="0.314806725240443">
                <text:p>0.314806725240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0.348706719609616">
                <text:p>0.348706719609616</text:p>
              </table:table-cell>
              <table:table-cell office:value-type="float" office:value="0.000252345367451194">
                <text:p>0.000252345367451194</text:p>
              </table:table-cell>
              <table:table-cell office:value-type="float" office:value="0.348959064976952">
                <text:p>0.348959064976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">
                <text:p>950</text:p>
              </table:table-cell>
              <table:table-cell office:value-type="float" office:value="0.384995044393435">
                <text:p>0.384995044393435</text:p>
              </table:table-cell>
              <table:table-cell office:value-type="float" office:value="0.000277759096896752">
                <text:p>0.000277759096896752</text:p>
              </table:table-cell>
              <table:table-cell office:value-type="float" office:value="0.385272803490592">
                <text:p>0.3852728034905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.42325073957856">
                <text:p>0.42325073957856</text:p>
              </table:table-cell>
              <table:table-cell office:value-type="float" office:value="0.000310088260922011">
                <text:p>0.000310088260922011</text:p>
              </table:table-cell>
              <table:table-cell office:value-type="float" office:value="0.423560827838805">
                <text:p>0.423560827838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">
                <text:p>1050</text:p>
              </table:table-cell>
              <table:table-cell office:value-type="float" office:value="0.46343948173384">
                <text:p>0.46343948173384</text:p>
              </table:table-cell>
              <table:table-cell office:value-type="float" office:value="0.000306309243968609">
                <text:p>0.000306309243968609</text:p>
              </table:table-cell>
              <table:table-cell office:value-type="float" office:value="0.463745790976919">
                <text:p>0.463745790976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">
                <text:p>1100</text:p>
              </table:table-cell>
              <table:table-cell office:value-type="float" office:value="0.505612281540599">
                <text:p>0.505612281540599</text:p>
              </table:table-cell>
              <table:table-cell office:value-type="float" office:value="0.000273996580044323">
                <text:p>0.000273996580044323</text:p>
              </table:table-cell>
              <table:table-cell office:value-type="float" office:value="0.505886278120301">
                <text:p>0.505886278120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">
                <text:p>1150</text:p>
              </table:table-cell>
              <table:table-cell office:value-type="float" office:value="0.549774439711357">
                <text:p>0.549774439711357</text:p>
              </table:table-cell>
              <table:table-cell office:value-type="float" office:value="0.000256632879475376">
                <text:p>0.000256632879475376</text:p>
              </table:table-cell>
              <table:table-cell office:value-type="float" office:value="0.550031072591038">
                <text:p>0.5500310725910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0.5958413534796">
                <text:p>0.5958413534796</text:p>
              </table:table-cell>
              <table:table-cell office:value-type="float" office:value="0.000361795078949512">
                <text:p>0.000361795078949512</text:p>
              </table:table-cell>
              <table:table-cell office:value-type="float" office:value="0.596203148559019">
                <text:p>0.596203148559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">
                <text:p>1250</text:p>
              </table:table-cell>
              <table:table-cell office:value-type="float" office:value="0.643901783829217">
                <text:p>0.643901783829217</text:p>
              </table:table-cell>
              <table:table-cell office:value-type="float" office:value="0.000420837374529766">
                <text:p>0.000420837374529766</text:p>
              </table:table-cell>
              <table:table-cell office:value-type="float" office:value="0.644322621203509">
                <text:p>0.6443226212035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0.69390577237562">
                <text:p>0.69390577237562</text:p>
              </table:table-cell>
              <table:table-cell office:value-type="float" office:value="0.000273185751256824">
                <text:p>0.000273185751256824</text:p>
              </table:table-cell>
              <table:table-cell office:value-type="float" office:value="0.694178958128224">
                <text:p>0.6941789581282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0">
                <text:p>1350</text:p>
              </table:table-cell>
              <table:table-cell office:value-type="float" office:value="0.745826294705182">
                <text:p>0.745826294705182</text:p>
              </table:table-cell>
              <table:table-cell office:value-type="float" office:value="0.00030155182942713">
                <text:p>0.00030155182942713</text:p>
              </table:table-cell>
              <table:table-cell office:value-type="float" office:value="0.746127846533871">
                <text:p>0.7461278465338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0.799704090727644">
                <text:p>0.799704090727644</text:p>
              </table:table-cell>
              <table:table-cell office:value-type="float" office:value="0.0000870485843272235">
                <text:p>0.0000870485843272235</text:p>
              </table:table-cell>
              <table:table-cell office:value-type="float" office:value="0.799791139309136">
                <text:p>0.799791139309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0">
                <text:p>1450</text:p>
              </table:table-cell>
              <table:table-cell office:value-type="float" office:value="0.855551530457455">
                <text:p>0.855551530457455</text:p>
              </table:table-cell>
              <table:table-cell office:value-type="float" office:value="0.000078956014078467">
                <text:p>0.000078956014078467</text:p>
              </table:table-cell>
              <table:table-cell office:value-type="float" office:value="0.855630486472574">
                <text:p>0.8556304864725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0.913358569193157">
                <text:p>0.913358569193157</text:p>
              </table:table-cell>
              <table:table-cell office:value-type="float" office:value="0.0000789528650225524">
                <text:p>0.0000789528650225524</text:p>
              </table:table-cell>
              <table:table-cell office:value-type="float" office:value="0.913437522057987">
                <text:p>0.913437522057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0">
                <text:p>1550</text:p>
              </table:table-cell>
              <table:table-cell office:value-type="float" office:value="0.973105680742359">
                <text:p>0.973105680742359</text:p>
              </table:table-cell>
              <table:table-cell office:value-type="float" office:value="0.0000789507813080133">
                <text:p>0.0000789507813080133</text:p>
              </table:table-cell>
              <table:table-cell office:value-type="float" office:value="0.973184631523264">
                <text:p>0.973184631523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">
                <text:p>1600</text:p>
              </table:table-cell>
              <table:table-cell office:value-type="float" office:value="1.03487280622002">
                <text:p>1.03487280622002</text:p>
              </table:table-cell>
              <table:table-cell office:value-type="float" office:value="0.0000789492352091082">
                <text:p>0.0000789492352091082</text:p>
              </table:table-cell>
              <table:table-cell office:value-type="float" office:value="1.03495175545868">
                <text:p>1.034951755458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1.0985962708296">
                <text:p>1.0985962708296</text:p>
              </table:table-cell>
              <table:table-cell office:value-type="float" office:value="0.0000873966735291227">
                <text:p>0.0000873966735291227</text:p>
              </table:table-cell>
              <table:table-cell office:value-type="float" office:value="1.09868366750357">
                <text:p>1.09868366750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0">
                <text:p>1700</text:p>
              </table:table-cell>
              <table:table-cell office:value-type="float" office:value="1.16425881873266">
                <text:p>1.16425881873266</text:p>
              </table:table-cell>
              <table:table-cell office:value-type="float" office:value="0.000294099602568276">
                <text:p>0.000294099602568276</text:p>
              </table:table-cell>
              <table:table-cell office:value-type="float" office:value="1.1645529183358">
                <text:p>1.1645529183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">
                <text:p>1750</text:p>
              </table:table-cell>
              <table:table-cell office:value-type="float" office:value="1.23194123185979">
                <text:p>1.23194123185979</text:p>
              </table:table-cell>
              <table:table-cell office:value-type="float" office:value="0.000278194241662076">
                <text:p>0.000278194241662076</text:p>
              </table:table-cell>
              <table:table-cell office:value-type="float" office:value="1.23221942610257">
                <text:p>1.232219426102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1.30155557053216">
                <text:p>1.30155557053216</text:p>
              </table:table-cell>
              <table:table-cell office:value-type="float" office:value="0.0000937541931586924">
                <text:p>0.0000937541931586924</text:p>
              </table:table-cell>
              <table:table-cell office:value-type="float" office:value="1.30164932472723">
                <text:p>1.301649324727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0">
                <text:p>1850</text:p>
              </table:table-cell>
              <table:table-cell office:value-type="float" office:value="1.37311662489144">
                <text:p>1.37311662489144</text:p>
              </table:table-cell>
              <table:table-cell office:value-type="float" office:value="0.0000789180702597221">
                <text:p>0.0000789180702597221</text:p>
              </table:table-cell>
              <table:table-cell office:value-type="float" office:value="1.37319554296162">
                <text:p>1.373195542961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1.44667145985828">
                <text:p>1.44667145985828</text:p>
              </table:table-cell>
              <table:table-cell office:value-type="float" office:value="0.0000789107061717189">
                <text:p>0.0000789107061717189</text:p>
              </table:table-cell>
              <table:table-cell office:value-type="float" office:value="1.44675037056571">
                <text:p>1.44675037056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">
                <text:p>1950</text:p>
              </table:table-cell>
              <table:table-cell office:value-type="float" office:value="1.52218837509695">
                <text:p>1.52218837509695</text:p>
              </table:table-cell>
              <table:table-cell office:value-type="float" office:value="0.0000789061380869659">
                <text:p>0.0000789061380869659</text:p>
              </table:table-cell>
              <table:table-cell office:value-type="float" office:value="1.52226728123494">
                <text:p>1.52226728123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1.59965296949542">
                <text:p>1.59965296949542</text:p>
              </table:table-cell>
              <table:table-cell office:value-type="float" office:value="0.0000789051075554673">
                <text:p>0.0000789051075554673</text:p>
              </table:table-cell>
              <table:table-cell office:value-type="float" office:value="1.59973187459989">
                <text:p>1.599731874599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">
                <text:p>2050</text:p>
              </table:table-cell>
              <table:table-cell office:value-type="float" office:value="1.67909009592567">
                <text:p>1.67909009592567</text:p>
              </table:table-cell>
              <table:table-cell office:value-type="float" office:value="0.000078906796624615">
                <text:p>0.000078906796624615</text:p>
              </table:table-cell>
              <table:table-cell office:value-type="float" office:value="1.67916900272359">
                <text:p>1.67916900272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0">
                <text:p>2100</text:p>
              </table:table-cell>
              <table:table-cell office:value-type="float" office:value="1.7604703171772">
                <text:p>1.7604703171772</text:p>
              </table:table-cell>
              <table:table-cell office:value-type="float" office:value="0.0000789089016259618">
                <text:p>0.0000789089016259618</text:p>
              </table:table-cell>
              <table:table-cell office:value-type="float" office:value="1.76054922608144">
                <text:p>1.760549226081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0">
                <text:p>2150</text:p>
              </table:table-cell>
              <table:table-cell office:value-type="float" office:value="1.8438798804586">
                <text:p>1.8438798804586</text:p>
              </table:table-cell>
              <table:table-cell office:value-type="float" office:value="0.0000789088108417308">
                <text:p>0.0000789088108417308</text:p>
              </table:table-cell>
              <table:table-cell office:value-type="float" office:value="1.84395878927226">
                <text:p>1.843958789272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0">
                <text:p>2200</text:p>
              </table:table-cell>
              <table:table-cell office:value-type="float" office:value="1.92924006002168">
                <text:p>1.92924006002168</text:p>
              </table:table-cell>
              <table:table-cell office:value-type="float" office:value="0.0000789055887359983">
                <text:p>0.0000789055887359983</text:p>
              </table:table-cell>
              <table:table-cell office:value-type="float" office:value="1.92931896560915">
                <text:p>1.92931896560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0">
                <text:p>2250</text:p>
              </table:table-cell>
              <table:table-cell office:value-type="float" office:value="2.01656979629457">
                <text:p>2.01656979629457</text:p>
              </table:table-cell>
              <table:table-cell office:value-type="float" office:value="0.000078901681989601">
                <text:p>0.000078901681989601</text:p>
              </table:table-cell>
              <table:table-cell office:value-type="float" office:value="2.01664869797725">
                <text:p>2.016648697977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0">
                <text:p>2300</text:p>
              </table:table-cell>
              <table:table-cell office:value-type="float" office:value="2.10586421588215">
                <text:p>2.10586421588215</text:p>
              </table:table-cell>
              <table:table-cell office:value-type="float" office:value="0.0000789036920285094">
                <text:p>0.0000789036920285094</text:p>
              </table:table-cell>
              <table:table-cell office:value-type="float" office:value="2.10594311957331">
                <text:p>2.10594311957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0">
                <text:p>2350</text:p>
              </table:table-cell>
              <table:table-cell office:value-type="float" office:value="2.19715797572126">
                <text:p>2.19715797572126</text:p>
              </table:table-cell>
              <table:table-cell office:value-type="float" office:value="0.0000789206980840959">
                <text:p>0.0000789206980840959</text:p>
              </table:table-cell>
              <table:table-cell office:value-type="float" office:value="2.19723689641795">
                <text:p>2.197236896417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0">
                <text:p>2400</text:p>
              </table:table-cell>
              <table:table-cell office:value-type="float" office:value="2.29050376016484">
                <text:p>2.29050376016484</text:p>
              </table:table-cell>
              <table:table-cell office:value-type="float" office:value="0.0000789467111126784">
                <text:p>0.0000789467111126784</text:p>
              </table:table-cell>
              <table:table-cell office:value-type="float" office:value="2.29058270687709">
                <text:p>2.290582706877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0">
                <text:p>2450</text:p>
              </table:table-cell>
              <table:table-cell office:value-type="float" office:value="2.38567491940761">
                <text:p>2.38567491940761</text:p>
              </table:table-cell>
              <table:table-cell office:value-type="float" office:value="0.0000789729643887737">
                <text:p>0.0000789729643887737</text:p>
              </table:table-cell>
              <table:table-cell office:value-type="float" office:value="2.38575389237199">
                <text:p>2.385753892371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2.48289221180602">
                <text:p>2.48289221180602</text:p>
              </table:table-cell>
              <table:table-cell office:value-type="float" office:value="0.000079227112473848">
                <text:p>0.000079227112473848</text:p>
              </table:table-cell>
              <table:table-cell office:value-type="float" office:value="2.48297143891873">
                <text:p>2.482971438918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0">
                <text:p>2550</text:p>
              </table:table-cell>
              <table:table-cell office:value-type="float" office:value="2.58208657229174">
                <text:p>2.58208657229174</text:p>
              </table:table-cell>
              <table:table-cell office:value-type="float" office:value="0.0000790229016251486">
                <text:p>0.0000790229016251486</text:p>
              </table:table-cell>
              <table:table-cell office:value-type="float" office:value="2.58216559519148">
                <text:p>2.58216559519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0">
                <text:p>2600</text:p>
              </table:table-cell>
              <table:table-cell office:value-type="float" office:value="2.68325212666607">
                <text:p>2.68325212666607</text:p>
              </table:table-cell>
              <table:table-cell office:value-type="float" office:value="0.0000790455895661804">
                <text:p>0.0000790455895661804</text:p>
              </table:table-cell>
              <table:table-cell office:value-type="float" office:value="2.68333117225086">
                <text:p>2.683331172250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0">
                <text:p>2650</text:p>
              </table:table-cell>
              <table:table-cell office:value-type="float" office:value="2.7863913489807">
                <text:p>2.7863913489807</text:p>
              </table:table-cell>
              <table:table-cell office:value-type="float" office:value="0.0000790679725004625">
                <text:p>0.0000790679725004625</text:p>
              </table:table-cell>
              <table:table-cell office:value-type="float" office:value="2.78647041695329">
                <text:p>2.786470416953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0">
                <text:p>2700</text:p>
              </table:table-cell>
              <table:table-cell office:value-type="float" office:value="2.89147595020948">
                <text:p>2.89147595020948</text:p>
              </table:table-cell>
              <table:table-cell office:value-type="float" office:value="0.0000790888480888064">
                <text:p>0.0000790888480888064</text:p>
              </table:table-cell>
              <table:table-cell office:value-type="float" office:value="2.8915550390543">
                <text:p>2.89155503905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2.99860651928575">
                <text:p>2.99860651928575</text:p>
              </table:table-cell>
              <table:table-cell office:value-type="float" office:value="0.0000791067213384837">
                <text:p>0.0000791067213384837</text:p>
              </table:table-cell>
              <table:table-cell office:value-type="float" office:value="2.99868562600481">
                <text:p>2.99868562600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0">
                <text:p>2800</text:p>
              </table:table-cell>
              <table:table-cell office:value-type="float" office:value="3.10759120998572">
                <text:p>3.10759120998572</text:p>
              </table:table-cell>
              <table:table-cell office:value-type="float" office:value="0.0000791236154411963">
                <text:p>0.0000791236154411963</text:p>
              </table:table-cell>
              <table:table-cell office:value-type="float" office:value="3.1076703335986">
                <text:p>3.10767033359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0">
                <text:p>2850</text:p>
              </table:table-cell>
              <table:table-cell office:value-type="float" office:value="3.21855225086209">
                <text:p>3.21855225086209</text:p>
              </table:table-cell>
              <table:table-cell office:value-type="float" office:value="0.0000833885526721244">
                <text:p>0.0000833885526721244</text:p>
              </table:table-cell>
              <table:table-cell office:value-type="float" office:value="3.21863563940806">
                <text:p>3.21863563940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0">
                <text:p>2900</text:p>
              </table:table-cell>
              <table:table-cell office:value-type="float" office:value="3.33149523859157">
                <text:p>3.33149523859157</text:p>
              </table:table-cell>
              <table:table-cell office:value-type="float" office:value="0.0000791533894040171">
                <text:p>0.0000791533894040171</text:p>
              </table:table-cell>
              <table:table-cell office:value-type="float" office:value="3.33157439197494">
                <text:p>3.331574391974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0">
                <text:p>2950</text:p>
              </table:table-cell>
              <table:table-cell office:value-type="float" office:value="3.44645485919781">
                <text:p>3.44645485919781</text:p>
              </table:table-cell>
              <table:table-cell office:value-type="float" office:value="0.0000791654280167411">
                <text:p>0.0000791654280167411</text:p>
              </table:table-cell>
              <table:table-cell office:value-type="float" office:value="3.44653402461967">
                <text:p>3.446534024619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">
                <text:p>3000</text:p>
              </table:table-cell>
              <table:table-cell office:value-type="float" office:value="3.56336383939022">
                <text:p>3.56336383939022</text:p>
              </table:table-cell>
              <table:table-cell office:value-type="float" office:value="0.0000791769264604321">
                <text:p>0.0000791769264604321</text:p>
              </table:table-cell>
              <table:table-cell office:value-type="float" office:value="3.56344301631857">
                <text:p>3.563443016318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0">
                <text:p>3050</text:p>
              </table:table-cell>
              <table:table-cell office:value-type="float" office:value="3.68234104193629">
                <text:p>3.68234104193629</text:p>
              </table:table-cell>
              <table:table-cell office:value-type="float" office:value="0.0000791871776062686">
                <text:p>0.0000791871776062686</text:p>
              </table:table-cell>
              <table:table-cell office:value-type="float" office:value="3.68242022910311">
                <text:p>3.682420229103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0">
                <text:p>3100</text:p>
              </table:table-cell>
              <table:table-cell office:value-type="float" office:value="3.80322721655436">
                <text:p>3.80322721655436</text:p>
              </table:table-cell>
              <table:table-cell office:value-type="float" office:value="0.0000791962376850718">
                <text:p>0.0000791962376850718</text:p>
              </table:table-cell>
              <table:table-cell office:value-type="float" office:value="3.80330641279544">
                <text:p>3.80330641279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0">
                <text:p>3150</text:p>
              </table:table-cell>
              <table:table-cell office:value-type="float" office:value="3.92605146422451">
                <text:p>3.92605146422451</text:p>
              </table:table-cell>
              <table:table-cell office:value-type="float" office:value="0.0000792041419598359">
                <text:p>0.0000792041419598359</text:p>
              </table:table-cell>
              <table:table-cell office:value-type="float" office:value="3.92613066835911">
                <text:p>3.926130668359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00">
                <text:p>3200</text:p>
              </table:table-cell>
              <table:table-cell office:value-type="float" office:value="4.05088502104683">
                <text:p>4.05088502104683</text:p>
              </table:table-cell>
              <table:table-cell office:value-type="float" office:value="0.0000792110341689013">
                <text:p>0.0000792110341689013</text:p>
              </table:table-cell>
              <table:table-cell office:value-type="float" office:value="4.05096423207931">
                <text:p>4.050964232079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0">
                <text:p>3250</text:p>
              </table:table-cell>
              <table:table-cell office:value-type="float" office:value="4.17761957730721">
                <text:p>4.17761957730721</text:p>
              </table:table-cell>
              <table:table-cell office:value-type="float" office:value="0.0000801742613488806">
                <text:p>0.0000801742613488806</text:p>
              </table:table-cell>
              <table:table-cell office:value-type="float" office:value="4.17769975156164">
                <text:p>4.177699751561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00">
                <text:p>3300</text:p>
              </table:table-cell>
              <table:table-cell office:value-type="float" office:value="4.30635090880397">
                <text:p>4.30635090880397</text:p>
              </table:table-cell>
              <table:table-cell office:value-type="float" office:value="0.000091187184811088">
                <text:p>0.000091187184811088</text:p>
              </table:table-cell>
              <table:table-cell office:value-type="float" office:value="4.30644209598437">
                <text:p>4.306442095984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0">
                <text:p>3350</text:p>
              </table:table-cell>
              <table:table-cell office:value-type="float" office:value="4.43709248208031">
                <text:p>4.43709248208031</text:p>
              </table:table-cell>
              <table:table-cell office:value-type="float" office:value="0.0000792258402057382">
                <text:p>0.0000792258402057382</text:p>
              </table:table-cell>
              <table:table-cell office:value-type="float" office:value="4.43717170792044">
                <text:p>4.437171707920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00">
                <text:p>3400</text:p>
              </table:table-cell>
              <table:table-cell office:value-type="float" office:value="4.56977995241596">
                <text:p>4.56977995241596</text:p>
              </table:table-cell>
              <table:table-cell office:value-type="float" office:value="0.0000856912815989417">
                <text:p>0.0000856912815989417</text:p>
              </table:table-cell>
              <table:table-cell office:value-type="float" office:value="4.56986564369558">
                <text:p>4.569865643695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0">
                <text:p>3450</text:p>
              </table:table-cell>
              <table:table-cell office:value-type="float" office:value="4.70446212997387">
                <text:p>4.70446212997387</text:p>
              </table:table-cell>
              <table:table-cell office:value-type="float" office:value="0.0000792342163496285">
                <text:p>0.0000792342163496285</text:p>
              </table:table-cell>
              <table:table-cell office:value-type="float" office:value="4.70454136418982">
                <text:p>4.704541364189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0">
                <text:p>3500</text:p>
              </table:table-cell>
              <table:table-cell office:value-type="float" office:value="4.84111472529688">
                <text:p>4.84111472529688</text:p>
              </table:table-cell>
              <table:table-cell office:value-type="float" office:value="0.0000792356844662824">
                <text:p>0.0000792356844662824</text:p>
              </table:table-cell>
              <table:table-cell office:value-type="float" office:value="4.84119396098592">
                <text:p>4.841193960985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0">
                <text:p>3550</text:p>
              </table:table-cell>
              <table:table-cell office:value-type="float" office:value="4.97970652328208">
                <text:p>4.97970652328208</text:p>
              </table:table-cell>
              <table:table-cell office:value-type="float" office:value="0.0000792376594102733">
                <text:p>0.0000792376594102733</text:p>
              </table:table-cell>
              <table:table-cell office:value-type="float" office:value="4.97978576094724">
                <text:p>4.979785760947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5.1202662211863">
                <text:p>5.1202662211863</text:p>
              </table:table-cell>
              <table:table-cell office:value-type="float" office:value="0.0000792394893301913">
                <text:p>0.0000792394893301913</text:p>
              </table:table-cell>
              <table:table-cell office:value-type="float" office:value="5.12034546067824">
                <text:p>5.12034546067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0">
                <text:p>3650</text:p>
              </table:table-cell>
              <table:table-cell office:value-type="float" office:value="5.26280842483192">
                <text:p>5.26280842483192</text:p>
              </table:table-cell>
              <table:table-cell office:value-type="float" office:value="0.0000792408184757477">
                <text:p>0.0000792408184757477</text:p>
              </table:table-cell>
              <table:table-cell office:value-type="float" office:value="5.26288766565461">
                <text:p>5.262887665654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0">
                <text:p>3700</text:p>
              </table:table-cell>
              <table:table-cell office:value-type="float" office:value="5.40733902270637">
                <text:p>5.40733902270637</text:p>
              </table:table-cell>
              <table:table-cell office:value-type="float" office:value="0.0000792416592981651">
                <text:p>0.0000792416592981651</text:p>
              </table:table-cell>
              <table:table-cell office:value-type="float" office:value="5.40741826437587">
                <text:p>5.407418264375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50">
                <text:p>3750</text:p>
              </table:table-cell>
              <table:table-cell office:value-type="float" office:value="5.55382810272744">
                <text:p>5.55382810272744</text:p>
              </table:table-cell>
              <table:table-cell office:value-type="float" office:value="0.0000792419395740394">
                <text:p>0.0000792419395740394</text:p>
              </table:table-cell>
              <table:table-cell office:value-type="float" office:value="5.55390734466493">
                <text:p>5.553907344664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0">
                <text:p>3800</text:p>
              </table:table-cell>
              <table:table-cell office:value-type="float" office:value="5.70229578587725">
                <text:p>5.70229578587725</text:p>
              </table:table-cell>
              <table:table-cell office:value-type="float" office:value="0.0000792417502844481">
                <text:p>0.0000792417502844481</text:p>
              </table:table-cell>
              <table:table-cell office:value-type="float" office:value="5.7023750276256">
                <text:p>5.70237502762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50">
                <text:p>3850</text:p>
              </table:table-cell>
              <table:table-cell office:value-type="float" office:value="5.8527482486548">
                <text:p>5.8527482486548</text:p>
              </table:table-cell>
              <table:table-cell office:value-type="float" office:value="0.0000792411232331923">
                <text:p>0.0000792411232331923</text:p>
              </table:table-cell>
              <table:table-cell office:value-type="float" office:value="5.85282748978147">
                <text:p>5.85282748978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0">
                <text:p>3900</text:p>
              </table:table-cell>
              <table:table-cell office:value-type="float" office:value="6.00511297593152">
                <text:p>6.00511297593152</text:p>
              </table:table-cell>
              <table:table-cell office:value-type="float" office:value="0.0000792400571210699">
                <text:p>0.0000792400571210699</text:p>
              </table:table-cell>
              <table:table-cell office:value-type="float" office:value="6.00519221599305">
                <text:p>6.005192215993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50">
                <text:p>3950</text:p>
              </table:table-cell>
              <table:table-cell office:value-type="float" office:value="6.15948834938507">
                <text:p>6.15948834938507</text:p>
              </table:table-cell>
              <table:table-cell office:value-type="float" office:value="0.000079238571014399">
                <text:p>0.000079238571014399</text:p>
              </table:table-cell>
              <table:table-cell office:value-type="float" office:value="6.15956758796558">
                <text:p>6.15956758796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6.31582721934194">
                <text:p>6.31582721934194</text:p>
              </table:table-cell>
              <table:table-cell office:value-type="float" office:value="0.0000792367282932089">
                <text:p>0.0000792367282932089</text:p>
              </table:table-cell>
              <table:table-cell office:value-type="float" office:value="6.31590645607673">
                <text:p>6.315906456076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0">
                <text:p>4050</text:p>
              </table:table-cell>
              <table:table-cell office:value-type="float" office:value="6.47414271148772">
                <text:p>6.47414271148772</text:p>
              </table:table-cell>
              <table:table-cell office:value-type="float" office:value="0.0000792345202188797">
                <text:p>0.0000792345202188797</text:p>
              </table:table-cell>
              <table:table-cell office:value-type="float" office:value="6.47422194601327">
                <text:p>6.474221946013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00">
                <text:p>4100</text:p>
              </table:table-cell>
              <table:table-cell office:value-type="float" office:value="6.6344924540994">
                <text:p>6.6344924540994</text:p>
              </table:table-cell>
              <table:table-cell office:value-type="float" office:value="0.0000792318880569288">
                <text:p>0.0000792318880569288</text:p>
              </table:table-cell>
              <table:table-cell office:value-type="float" office:value="6.63457168598571">
                <text:p>6.634571685985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50">
                <text:p>4150</text:p>
              </table:table-cell>
              <table:table-cell office:value-type="float" office:value="6.79690699824895">
                <text:p>6.79690699824895</text:p>
              </table:table-cell>
              <table:table-cell office:value-type="float" office:value="0.0000792289778599068">
                <text:p>0.0000792289778599068</text:p>
              </table:table-cell>
              <table:table-cell office:value-type="float" office:value="6.79698622721833">
                <text:p>6.796986227218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6.96126644593155">
                <text:p>6.96126644593155</text:p>
              </table:table-cell>
              <table:table-cell office:value-type="float" office:value="0.0000792257498547318">
                <text:p>0.0000792257498547318</text:p>
              </table:table-cell>
              <table:table-cell office:value-type="float" office:value="6.96134567167781">
                <text:p>6.961345671677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0">
                <text:p>4250</text:p>
              </table:table-cell>
              <table:table-cell office:value-type="float" office:value="7.1275066551812">
                <text:p>7.1275066551812</text:p>
              </table:table-cell>
              <table:table-cell office:value-type="float" office:value="0.0000792222068068519">
                <text:p>0.0000792222068068519</text:p>
              </table:table-cell>
              <table:table-cell office:value-type="float" office:value="7.12758587740031">
                <text:p>7.127585877400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00">
                <text:p>4300</text:p>
              </table:table-cell>
              <table:table-cell office:value-type="float" office:value="7.29574605311341">
                <text:p>7.29574605311341</text:p>
              </table:table-cell>
              <table:table-cell office:value-type="float" office:value="0.0000792183820494823">
                <text:p>0.0000792183820494823</text:p>
              </table:table-cell>
              <table:table-cell office:value-type="float" office:value="7.29582527149228">
                <text:p>7.295825271492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50">
                <text:p>4350</text:p>
              </table:table-cell>
              <table:table-cell office:value-type="float" office:value="7.4660040639829">
                <text:p>7.4660040639829</text:p>
              </table:table-cell>
              <table:table-cell office:value-type="float" office:value="0.0000792144595997687">
                <text:p>0.0000792144595997687</text:p>
              </table:table-cell>
              <table:table-cell office:value-type="float" office:value="7.46608327845812">
                <text:p>7.466083278458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">
                <text:p>4400</text:p>
              </table:table-cell>
              <table:table-cell office:value-type="float" office:value="7.63820701137496">
                <text:p>7.63820701137496</text:p>
              </table:table-cell>
              <table:table-cell office:value-type="float" office:value="0.0000792103388648427">
                <text:p>0.0000792103388648427</text:p>
              </table:table-cell>
              <table:table-cell office:value-type="float" office:value="7.63828622171701">
                <text:p>7.638286221717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0">
                <text:p>4450</text:p>
              </table:table-cell>
              <table:table-cell office:value-type="float" office:value="7.81240206133108">
                <text:p>7.81240206133108</text:p>
              </table:table-cell>
              <table:table-cell office:value-type="float" office:value="0.00007920553382162">
                <text:p>0.00007920553382162</text:p>
              </table:table-cell>
              <table:table-cell office:value-type="float" office:value="7.81248126687319">
                <text:p>7.812481266873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0">
                <text:p>4500</text:p>
              </table:table-cell>
              <table:table-cell office:value-type="float" office:value="7.98860979612442">
                <text:p>7.98860979612442</text:p>
              </table:table-cell>
              <table:table-cell office:value-type="float" office:value="0.0000792005089101824">
                <text:p>0.0000792005089101824</text:p>
              </table:table-cell>
              <table:table-cell office:value-type="float" office:value="7.98868899665379">
                <text:p>7.988688996653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0">
                <text:p>4550</text:p>
              </table:table-cell>
              <table:table-cell office:value-type="float" office:value="8.16679067193303">
                <text:p>8.16679067193303</text:p>
              </table:table-cell>
              <table:table-cell office:value-type="float" office:value="0.0000791957656691838">
                <text:p>0.0000791957656691838</text:p>
              </table:table-cell>
              <table:table-cell office:value-type="float" office:value="8.16686986769931">
                <text:p>8.166869867699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0">
                <text:p>4600</text:p>
              </table:table-cell>
              <table:table-cell office:value-type="float" office:value="8.34696600449811">
                <text:p>8.34696600449811</text:p>
              </table:table-cell>
              <table:table-cell office:value-type="float" office:value="0.0000791903778867507">
                <text:p>0.0000791903778867507</text:p>
              </table:table-cell>
              <table:table-cell office:value-type="float" office:value="8.34704519488419">
                <text:p>8.347045194884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0">
                <text:p>4650</text:p>
              </table:table-cell>
              <table:table-cell office:value-type="float" office:value="8.52911886520659">
                <text:p>8.52911886520659</text:p>
              </table:table-cell>
              <table:table-cell office:value-type="float" office:value="0.0000791849173019196">
                <text:p>0.0000791849173019196</text:p>
              </table:table-cell>
              <table:table-cell office:value-type="float" office:value="8.52919805012365">
                <text:p>8.529198050123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00">
                <text:p>4700</text:p>
              </table:table-cell>
              <table:table-cell office:value-type="float" office:value="8.71324576069739">
                <text:p>8.71324576069739</text:p>
              </table:table-cell>
              <table:table-cell office:value-type="float" office:value="0.0000791792680866668">
                <text:p>0.0000791792680866668</text:p>
              </table:table-cell>
              <table:table-cell office:value-type="float" office:value="8.71332493995535">
                <text:p>8.713324939955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50">
                <text:p>4750</text:p>
              </table:table-cell>
              <table:table-cell office:value-type="float" office:value="8.89935149270058">
                <text:p>8.89935149270058</text:p>
              </table:table-cell>
              <table:table-cell office:value-type="float" office:value="0.0000791734754475407">
                <text:p>0.0000791734754475407</text:p>
              </table:table-cell>
              <table:table-cell office:value-type="float" office:value="8.89943066617467">
                <text:p>8.899430666174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00">
                <text:p>4800</text:p>
              </table:table-cell>
              <table:table-cell office:value-type="float" office:value="9.08745285556836">
                <text:p>9.08745285556836</text:p>
              </table:table-cell>
              <table:table-cell office:value-type="float" office:value="0.0000791678259647819">
                <text:p>0.0000791678259647819</text:p>
              </table:table-cell>
              <table:table-cell office:value-type="float" office:value="9.08753202342531">
                <text:p>9.087532023425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50">
                <text:p>4850</text:p>
              </table:table-cell>
              <table:table-cell office:value-type="float" office:value="9.27756243749736">
                <text:p>9.27756243749736</text:p>
              </table:table-cell>
              <table:table-cell office:value-type="float" office:value="0.0000791615809061287">
                <text:p>0.0000791615809061287</text:p>
              </table:table-cell>
              <table:table-cell office:value-type="float" office:value="9.27764159906289">
                <text:p>9.277641599062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0">
                <text:p>4900</text:p>
              </table:table-cell>
              <table:table-cell office:value-type="float" office:value="9.46960402492291">
                <text:p>9.46960402492291</text:p>
              </table:table-cell>
              <table:table-cell office:value-type="float" office:value="0.0000791556013676513">
                <text:p>0.0000791556013676513</text:p>
              </table:table-cell>
              <table:table-cell office:value-type="float" office:value="9.46968318049661">
                <text:p>9.469683180496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0">
                <text:p>4950</text:p>
              </table:table-cell>
              <table:table-cell office:value-type="float" office:value="9.66360841621491">
                <text:p>9.66360841621491</text:p>
              </table:table-cell>
              <table:table-cell office:value-type="float" office:value="0.0000791496537243491">
                <text:p>0.0000791496537243491</text:p>
              </table:table-cell>
              <table:table-cell office:value-type="float" office:value="9.66368756587202">
                <text:p>9.663687565872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00">
                <text:p>5000</text:p>
              </table:table-cell>
              <table:table-cell office:value-type="float" office:value="9.85957587928513">
                <text:p>9.85957587928513</text:p>
              </table:table-cell>
              <table:table-cell office:value-type="float" office:value="0.0000791429034145379">
                <text:p>0.0000791429034145379</text:p>
              </table:table-cell>
              <table:table-cell office:value-type="float" office:value="9.85965502218787">
                <text:p>9.859655022187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_20__28_Rounded_29_" draw:display-name="Dot (Rounded)" draw:style="round" draw:dots1="1" draw:dots1-length="1%" draw:distance="199%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5050" chart:origin="0" chart:interval-major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26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422cm" svg:height="22.353cm" xlink:href=".." xlink:type="simple" chart:class="chart:scatter" chart:style-name="ch1">
        <chart:title svg:x="16.427cm" svg:y="0.583cm" chart:style-name="ch2">
          <text:p>iTHD%</text:p>
        </chart:title>
        <chart:legend chart:legend-position="end" svg:x="30.464cm" svg:y="10.14cm" style:legend-expansion="high" chart:style-name="ch3"/>
        <chart:plot-area chart:style-name="ch4" table:cell-range-address="results_summary.A2:results_summary.A99 results_summary.T2:results_summary.T99 results_summary.T418:results_summary.T494 results_summary.T499:results_summary.T570" chart:data-source-has-labels="row" svg:x="1.446cm" svg:y="1.678cm" svg:width="28.41cm" svg:height="19.52cm">
          <chart:coordinate-region svg:x="2.067cm" svg:y="1.877cm" svg:width="27.789cm" svg:height="18.267cm"/>
          <chart:axis chart:dimension="x" chart:name="primary-x" chart:style-name="ch5">
            <chart:title svg:x="14.768cm" svg:y="21.645cm" chart:style-name="ch6">
              <text:p>Load(W)</text:p>
            </chart:title>
            <chart:grid chart:style-name="ch7" chart:class="major"/>
          </chart:axis>
          <chart:axis chart:dimension="y" chart:name="primary-y" chart:style-name="ch8">
            <chart:title svg:x="0.054cm" svg:y="12.321cm" chart:style-name="ch9">
              <text:p>iTHD(%)</text:p>
            </chart:title>
            <chart:grid chart:style-name="ch7" chart:class="major"/>
          </chart:axis>
          <chart:series chart:style-name="ch10" chart:values-cell-range-address="results_summary.T2:results_summary.T99" loext:label-string="simulations" chart:class="chart:scatter">
            <chart:domain table:cell-range-address="results_summary.A2:results_summary.A99"/>
            <chart:data-point chart:repeated="98"/>
          </chart:series>
          <chart:series chart:style-name="ch11" chart:values-cell-range-address="results_summary.T418:results_summary.T494" loext:label-string="epc_50hz" chart:class="chart:scatter">
            <chart:domain table:cell-range-address="results_summary.A418:results_summary.A494"/>
            <chart:data-point chart:repeated="77"/>
          </chart:series>
          <chart:series chart:style-name="ch12" chart:values-cell-range-address="results_summary.T499:results_summary.T570" loext:label-string="ocp_min" chart:class="chart:scatter">
            <chart:domain table:cell-range-address="results_summary.A499:results_summary.A570"/>
            <chart:data-point chart:repeated="7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simulations</text:p>
              </table:table-cell>
              <table:table-cell office:value-type="string">
                <text:p>Colonna A</text:p>
              </table:table-cell>
              <table:table-cell office:value-type="string">
                <text:p>epc_50hz</text:p>
              </table:table-cell>
              <table:table-cell office:value-type="string">
                <text:p>Colonna A</text:p>
              </table:table-cell>
              <table:table-cell office:value-type="string">
                <text:p>ocp_m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ults_summary.A2:results_summary.A99</svg:desc>
                </draw:g>
              </table:table-cell>
              <table:table-cell office:value-type="float" office:value="527.393533291432">
                <text:p>527.393533291432</text:p>
                <draw:g>
                  <svg:desc>results_summary.T2:results_summary.T99</svg:desc>
                </draw:g>
              </table:table-cell>
              <table:table-cell office:value-type="float" office:value="253.742348109824">
                <text:p>253.742348109824</text:p>
                <draw:g>
                  <svg:desc>results_summary.A418:results_summary.A494</svg:desc>
                </draw:g>
              </table:table-cell>
              <table:table-cell office:value-type="float" office:value="7.34857547476844">
                <text:p>7.34857547476844</text:p>
                <draw:g>
                  <svg:desc>results_summary.T418:results_summary.T494</svg:desc>
                </draw:g>
              </table:table-cell>
              <table:table-cell office:value-type="float" office:value="280.893791011025">
                <text:p>280.893791011025</text:p>
                <draw:g>
                  <svg:desc>results_summary.A499:results_summary.A570</svg:desc>
                </draw:g>
              </table:table-cell>
              <table:table-cell office:value-type="float" office:value="14.9839031727462">
                <text:p>14.9839031727462</text:p>
                <draw:g>
                  <svg:desc>results_summary.T499:results_summary.T5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71.307397133419">
                <text:p>271.307397133419</text:p>
              </table:table-cell>
              <table:table-cell office:value-type="float" office:value="296.768215528705">
                <text:p>296.768215528705</text:p>
              </table:table-cell>
              <table:table-cell office:value-type="float" office:value="6.70635164970489">
                <text:p>6.70635164970489</text:p>
              </table:table-cell>
              <table:table-cell office:value-type="float" office:value="338.101470414769">
                <text:p>338.101470414769</text:p>
              </table:table-cell>
              <table:table-cell office:value-type="float" office:value="14.9839031727462">
                <text:p>14.98390317274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83.45927930852">
                <text:p>183.45927930852</text:p>
              </table:table-cell>
              <table:table-cell office:value-type="float" office:value="333.640993976667">
                <text:p>333.640993976667</text:p>
              </table:table-cell>
              <table:table-cell office:value-type="float" office:value="6.11386232961259">
                <text:p>6.11386232961259</text:p>
              </table:table-cell>
              <table:table-cell office:value-type="float" office:value="415.111808073655">
                <text:p>415.111808073655</text:p>
              </table:table-cell>
              <table:table-cell office:value-type="float" office:value="14.9839031727462">
                <text:p>14.9839031727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94.3232084691598">
                <text:p>94.3232084691598</text:p>
              </table:table-cell>
              <table:table-cell office:value-type="float" office:value="370.512426678231">
                <text:p>370.512426678231</text:p>
              </table:table-cell>
              <table:table-cell office:value-type="float" office:value="5.51272353039485">
                <text:p>5.51272353039485</text:p>
              </table:table-cell>
              <table:table-cell office:value-type="float" office:value="489.034162402693">
                <text:p>489.034162402693</text:p>
              </table:table-cell>
              <table:table-cell office:value-type="float" office:value="14.9352498526657">
                <text:p>14.9352498526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80.5256985742022">
                <text:p>80.5256985742022</text:p>
              </table:table-cell>
              <table:table-cell office:value-type="float" office:value="407.382513633396">
                <text:p>407.382513633396</text:p>
              </table:table-cell>
              <table:table-cell office:value-type="float" office:value="4.90293525205168">
                <text:p>4.90293525205168</text:p>
              </table:table-cell>
              <table:table-cell office:value-type="float" office:value="497.623489722626">
                <text:p>497.623489722626</text:p>
              </table:table-cell>
              <table:table-cell office:value-type="float" office:value="10.7452259273268">
                <text:p>10.7452259273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69.8157733470251">
                <text:p>69.8157733470251</text:p>
              </table:table-cell>
              <table:table-cell office:value-type="float" office:value="459.652098968123">
                <text:p>459.652098968123</text:p>
              </table:table-cell>
              <table:table-cell office:value-type="float" office:value="4.27663433174178">
                <text:p>4.27663433174178</text:p>
              </table:table-cell>
              <table:table-cell office:value-type="float" office:value="497.722603944882">
                <text:p>497.722603944882</text:p>
              </table:table-cell>
              <table:table-cell office:value-type="float" office:value="11.3822600649151">
                <text:p>11.3822600649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62.7640720730426">
                <text:p>62.7640720730426</text:p>
              </table:table-cell>
              <table:table-cell office:value-type="float" office:value="527.347791758929">
                <text:p>527.347791758929</text:p>
              </table:table-cell>
              <table:table-cell office:value-type="float" office:value="3.8048445612635">
                <text:p>3.8048445612635</text:p>
              </table:table-cell>
              <table:table-cell office:value-type="float" office:value="497.834839194523">
                <text:p>497.834839194523</text:p>
              </table:table-cell>
              <table:table-cell office:value-type="float" office:value="12.1036266239764">
                <text:p>12.1036266239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6.3929242541184">
                <text:p>56.3929242541184</text:p>
              </table:table-cell>
              <table:table-cell office:value-type="float" office:value="595.047888810675">
                <text:p>595.047888810675</text:p>
              </table:table-cell>
              <table:table-cell office:value-type="float" office:value="3.36136217701392">
                <text:p>3.36136217701392</text:p>
              </table:table-cell>
              <table:table-cell office:value-type="float" office:value="497.947881892004">
                <text:p>497.947881892004</text:p>
              </table:table-cell>
              <table:table-cell office:value-type="float" office:value="12.8301828705129">
                <text:p>12.8301828705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51.142768079425">
                <text:p>51.142768079425</text:p>
              </table:table-cell>
              <table:table-cell office:value-type="float" office:value="662.761932688735">
                <text:p>662.761932688735</text:p>
              </table:table-cell>
              <table:table-cell office:value-type="float" office:value="3.00751984915522">
                <text:p>3.00751984915522</text:p>
              </table:table-cell>
              <table:table-cell office:value-type="float" office:value="498.05688735029">
                <text:p>498.05688735029</text:p>
              </table:table-cell>
              <table:table-cell office:value-type="float" office:value="13.5307906796731">
                <text:p>13.5307906796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46.7436456506729">
                <text:p>46.7436456506729</text:p>
              </table:table-cell>
              <table:table-cell office:value-type="float" office:value="730.502402132439">
                <text:p>730.502402132439</text:p>
              </table:table-cell>
              <table:table-cell office:value-type="float" office:value="2.82352183866869">
                <text:p>2.82352183866869</text:p>
              </table:table-cell>
              <table:table-cell office:value-type="float" office:value="498.16993004777">
                <text:p>498.16993004777</text:p>
              </table:table-cell>
              <table:table-cell office:value-type="float" office:value="14.2573469262097">
                <text:p>14.2573469262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">
                <text:p>650</text:p>
              </table:table-cell>
              <table:table-cell office:value-type="float" office:value="42.7550786175786">
                <text:p>42.7550786175786</text:p>
              </table:table-cell>
              <table:table-cell office:value-type="float" office:value="798.243605619633">
                <text:p>798.243605619633</text:p>
              </table:table-cell>
              <table:table-cell office:value-type="float" office:value="2.64424172588694">
                <text:p>2.64424172588694</text:p>
              </table:table-cell>
              <table:table-cell office:value-type="float" office:value="503.681915046879">
                <text:p>503.681915046879</text:p>
              </table:table-cell>
              <table:table-cell office:value-type="float" office:value="10.0870623478749">
                <text:p>10.0870623478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39.3753036992224">
                <text:p>39.3753036992224</text:p>
              </table:table-cell>
              <table:table-cell office:value-type="float" office:value="865.989580389513">
                <text:p>865.989580389513</text:p>
              </table:table-cell>
              <table:table-cell office:value-type="float" office:value="2.49562794818629">
                <text:p>2.49562794818629</text:p>
              </table:table-cell>
              <table:table-cell office:value-type="float" office:value="580.666875773677">
                <text:p>580.666875773677</text:p>
              </table:table-cell>
              <table:table-cell office:value-type="float" office:value="9.92395788436673">
                <text:p>9.923957884366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36.8038724142818">
                <text:p>36.8038724142818</text:p>
              </table:table-cell>
              <table:table-cell office:value-type="float" office:value="933.743629637785">
                <text:p>933.743629637785</text:p>
              </table:table-cell>
              <table:table-cell office:value-type="float" office:value="2.39891104523824">
                <text:p>2.39891104523824</text:p>
              </table:table-cell>
              <table:table-cell office:value-type="float" office:value="663.838040445274">
                <text:p>663.838040445274</text:p>
              </table:table-cell>
              <table:table-cell office:value-type="float" office:value="9.92395788436673">
                <text:p>9.923957884366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34.5076732827116">
                <text:p>34.5076732827116</text:p>
              </table:table-cell>
              <table:table-cell office:value-type="float" office:value="1001.49767888606">
                <text:p>1001.49767888606</text:p>
              </table:table-cell>
              <table:table-cell office:value-type="float" office:value="2.30219414229019">
                <text:p>2.30219414229019</text:p>
              </table:table-cell>
              <table:table-cell office:value-type="float" office:value="747.00920511687">
                <text:p>747.00920511687</text:p>
              </table:table-cell>
              <table:table-cell office:value-type="float" office:value="9.92395788436673">
                <text:p>9.92395788436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32.5164943221867">
                <text:p>32.5164943221867</text:p>
              </table:table-cell>
              <table:table-cell office:value-type="float" office:value="1069.25282919956">
                <text:p>1069.25282919956</text:p>
              </table:table-cell>
              <table:table-cell office:value-type="float" office:value="2.21255408589932">
                <text:p>2.21255408589932</text:p>
              </table:table-cell>
              <table:table-cell office:value-type="float" office:value="833.260783294822">
                <text:p>833.260783294822</text:p>
              </table:table-cell>
              <table:table-cell office:value-type="float" office:value="9.92395788436673">
                <text:p>9.92395788436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30.7245709330897">
                <text:p>30.7245709330897</text:p>
              </table:table-cell>
              <table:table-cell office:value-type="float" office:value="1137.01018164354">
                <text:p>1137.01018164354</text:p>
              </table:table-cell>
              <table:table-cell office:value-type="float" office:value="2.1370677226228">
                <text:p>2.1370677226228</text:p>
              </table:table-cell>
              <table:table-cell office:value-type="float" office:value="913.351534460064">
                <text:p>913.351534460064</text:p>
              </table:table-cell>
              <table:table-cell office:value-type="float" office:value="9.92395788436673">
                <text:p>9.923957884366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">
                <text:p>950</text:p>
              </table:table-cell>
              <table:table-cell office:value-type="float" office:value="29.1100854412672">
                <text:p>29.1100854412672</text:p>
              </table:table-cell>
              <table:table-cell office:value-type="float" office:value="1204.76716706577">
                <text:p>1204.76716706577</text:p>
              </table:table-cell>
              <table:table-cell office:value-type="float" office:value="2.05922241049388">
                <text:p>2.05922241049388</text:p>
              </table:table-cell>
              <table:table-cell office:value-type="float" office:value="999.603112638016">
                <text:p>999.603112638016</text:p>
              </table:table-cell>
              <table:table-cell office:value-type="float" office:value="9.92395788436673">
                <text:p>9.923957884366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27.6604874946812">
                <text:p>27.6604874946812</text:p>
              </table:table-cell>
              <table:table-cell office:value-type="float" office:value="1272.52562057499">
                <text:p>1272.52562057499</text:p>
              </table:table-cell>
              <table:table-cell office:value-type="float" office:value="1.99081289377453">
                <text:p>1.99081289377453</text:p>
              </table:table-cell>
              <table:table-cell office:value-type="float" office:value="1085.85469081597">
                <text:p>1085.85469081597</text:p>
              </table:table-cell>
              <table:table-cell office:value-type="float" office:value="9.92395788436673">
                <text:p>9.923957884366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">
                <text:p>1050</text:p>
              </table:table-cell>
              <table:table-cell office:value-type="float" office:value="26.3371396724936">
                <text:p>26.3371396724936</text:p>
              </table:table-cell>
              <table:table-cell office:value-type="float" office:value="1340.28701025816">
                <text:p>1340.28701025816</text:p>
              </table:table-cell>
              <table:table-cell office:value-type="float" office:value="1.94127496787431">
                <text:p>1.94127496787431</text:p>
              </table:table-cell>
              <table:table-cell office:value-type="float" office:value="1165.94544198121">
                <text:p>1165.94544198121</text:p>
              </table:table-cell>
              <table:table-cell office:value-type="float" office:value="9.92395788436673">
                <text:p>9.923957884366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">
                <text:p>1100</text:p>
              </table:table-cell>
              <table:table-cell office:value-type="float" office:value="25.1441046855158">
                <text:p>25.1441046855158</text:p>
              </table:table-cell>
              <table:table-cell office:value-type="float" office:value="1408.0432616369">
                <text:p>1408.0432616369</text:p>
              </table:table-cell>
              <table:table-cell office:value-type="float" office:value="1.85871175804061">
                <text:p>1.85871175804061</text:p>
              </table:table-cell>
              <table:table-cell office:value-type="float" office:value="1252.19702015916">
                <text:p>1252.19702015916</text:p>
              </table:table-cell>
              <table:table-cell office:value-type="float" office:value="9.92395788436673">
                <text:p>9.92395788436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">
                <text:p>1150</text:p>
              </table:table-cell>
              <table:table-cell office:value-type="float" office:value="24.0664342200949">
                <text:p>24.0664342200949</text:p>
              </table:table-cell>
              <table:table-cell office:value-type="float" office:value="1475.80465132007">
                <text:p>1475.80465132007</text:p>
              </table:table-cell>
              <table:table-cell office:value-type="float" office:value="1.8091738321404">
                <text:p>1.8091738321404</text:p>
              </table:table-cell>
              <table:table-cell office:value-type="float" office:value="1332.2877713244">
                <text:p>1332.2877713244</text:p>
              </table:table-cell>
              <table:table-cell office:value-type="float" office:value="9.92395788436673">
                <text:p>9.923957884366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23.0572239318521">
                <text:p>23.0572239318521</text:p>
              </table:table-cell>
              <table:table-cell office:value-type="float" office:value="1543.56934419895">
                <text:p>1543.56934419895</text:p>
              </table:table-cell>
              <table:table-cell office:value-type="float" office:value="1.7808664459117">
                <text:p>1.7808664459117</text:p>
              </table:table-cell>
              <table:table-cell office:value-type="float" office:value="1418.53934950235">
                <text:p>1418.53934950235</text:p>
              </table:table-cell>
              <table:table-cell office:value-type="float" office:value="9.92395788436673">
                <text:p>9.92395788436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">
                <text:p>1250</text:p>
              </table:table-cell>
              <table:table-cell office:value-type="float" office:value="22.1408494273874">
                <text:p>22.1408494273874</text:p>
              </table:table-cell>
              <table:table-cell office:value-type="float" office:value="1611.32853175166">
                <text:p>1611.32853175166</text:p>
              </table:table-cell>
              <table:table-cell office:value-type="float" office:value="1.71717482689713">
                <text:p>1.71717482689713</text:p>
              </table:table-cell>
              <table:table-cell office:value-type="float" office:value="1495.54391967667">
                <text:p>1495.54391967667</text:p>
              </table:table-cell>
              <table:table-cell office:value-type="float" office:value="9.88688868811486">
                <text:p>9.886888688114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21.2888752721801">
                <text:p>21.2888752721801</text:p>
              </table:table-cell>
              <table:table-cell office:value-type="float" office:value="1685.25478568673">
                <text:p>1685.25478568673</text:p>
              </table:table-cell>
              <table:table-cell office:value-type="float" office:value="1.69358533837322">
                <text:p>1.69358533837322</text:p>
              </table:table-cell>
              <table:table-cell office:value-type="float" office:value="1501.03629522826">
                <text:p>1501.03629522826</text:p>
              </table:table-cell>
              <table:table-cell office:value-type="float" office:value="5.59056884252377">
                <text:p>5.590568842523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0">
                <text:p>1350</text:p>
              </table:table-cell>
              <table:table-cell office:value-type="float" office:value="20.4848277666125">
                <text:p>20.4848277666125</text:p>
              </table:table-cell>
              <table:table-cell office:value-type="float" office:value="1753.02168069608">
                <text:p>1753.02168069608</text:p>
              </table:table-cell>
              <table:table-cell office:value-type="float" office:value="1.67943164525887">
                <text:p>1.67943164525887</text:p>
              </table:table-cell>
              <table:table-cell office:value-type="float" office:value="1501.14530068655">
                <text:p>1501.14530068655</text:p>
              </table:table-cell>
              <table:table-cell office:value-type="float" office:value="6.29117665168401">
                <text:p>6.291176651684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19.7368994074597">
                <text:p>19.7368994074597</text:p>
              </table:table-cell>
              <table:table-cell office:value-type="float" office:value="1820.79041081416">
                <text:p>1820.79041081416</text:p>
              </table:table-cell>
              <table:table-cell office:value-type="float" office:value="1.67707269640648">
                <text:p>1.67707269640648</text:p>
              </table:table-cell>
              <table:table-cell office:value-type="float" office:value="1501.26238062322">
                <text:p>1501.26238062322</text:p>
              </table:table-cell>
              <table:table-cell office:value-type="float" office:value="7.04368133559686">
                <text:p>7.043681335596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0">
                <text:p>1450</text:p>
              </table:table-cell>
              <table:table-cell office:value-type="float" office:value="19.0431374010649">
                <text:p>19.0431374010649</text:p>
              </table:table-cell>
              <table:table-cell office:value-type="float" office:value="1888.55290156257">
                <text:p>1888.55290156257</text:p>
              </table:table-cell>
              <table:table-cell office:value-type="float" office:value="1.63461161706343">
                <text:p>1.63461161706343</text:p>
              </table:table-cell>
              <table:table-cell office:value-type="float" office:value="1501.3754233207">
                <text:p>1501.3754233207</text:p>
              </table:table-cell>
              <table:table-cell office:value-type="float" office:value="7.7702375821334">
                <text:p>7.77023758213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18.3949709861167">
                <text:p>18.3949709861167</text:p>
              </table:table-cell>
              <table:table-cell office:value-type="float" office:value="1956.31282315876">
                <text:p>1956.31282315876</text:p>
              </table:table-cell>
              <table:table-cell office:value-type="float" office:value="1.57563789575365">
                <text:p>1.57563789575365</text:p>
              </table:table-cell>
              <table:table-cell office:value-type="float" office:value="1501.48846601818">
                <text:p>1501.48846601818</text:p>
              </table:table-cell>
              <table:table-cell office:value-type="float" office:value="8.49679382866994">
                <text:p>8.496793828669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0">
                <text:p>1550</text:p>
              </table:table-cell>
              <table:table-cell office:value-type="float" office:value="17.7820786856155">
                <text:p>17.7820786856155</text:p>
              </table:table-cell>
              <table:table-cell office:value-type="float" office:value="2024.0731117767">
                <text:p>2024.0731117767</text:p>
              </table:table-cell>
              <table:table-cell office:value-type="float" office:value="1.51902312329626">
                <text:p>1.51902312329626</text:p>
              </table:table-cell>
              <table:table-cell office:value-type="float" office:value="1501.60150871567">
                <text:p>1501.60150871567</text:p>
              </table:table-cell>
              <table:table-cell office:value-type="float" office:value="9.22335007520649">
                <text:p>9.223350075206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">
                <text:p>1600</text:p>
              </table:table-cell>
              <table:table-cell office:value-type="float" office:value="17.2242141084021">
                <text:p>17.2242141084021</text:p>
              </table:table-cell>
              <table:table-cell office:value-type="float" office:value="2091.84184189477">
                <text:p>2091.84184189477</text:p>
              </table:table-cell>
              <table:table-cell office:value-type="float" office:value="1.51666417444387">
                <text:p>1.51666417444387</text:p>
              </table:table-cell>
              <table:table-cell office:value-type="float" office:value="1510.17206287334">
                <text:p>1510.17206287334</text:p>
              </table:table-cell>
              <table:table-cell office:value-type="float" office:value="4.9126659160678">
                <text:p>4.9126659160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16.6984480147745">
                <text:p>16.6984480147745</text:p>
              </table:table-cell>
              <table:table-cell office:value-type="float" office:value="2159.60726881714">
                <text:p>2159.60726881714</text:p>
              </table:table-cell>
              <table:table-cell office:value-type="float" office:value="1.49307468591995">
                <text:p>1.49307468591995</text:p>
              </table:table-cell>
              <table:table-cell office:value-type="float" office:value="1584.09441720238">
                <text:p>1584.09441720238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0">
                <text:p>1700</text:p>
              </table:table-cell>
              <table:table-cell office:value-type="float" office:value="16.1971680090436">
                <text:p>16.1971680090436</text:p>
              </table:table-cell>
              <table:table-cell office:value-type="float" office:value="2227.37930213092">
                <text:p>2227.37930213092</text:p>
              </table:table-cell>
              <table:table-cell office:value-type="float" office:value="1.51194627673909">
                <text:p>1.51194627673909</text:p>
              </table:table-cell>
              <table:table-cell office:value-type="float" office:value="1670.34599538033">
                <text:p>1670.34599538033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">
                <text:p>1750</text:p>
              </table:table-cell>
              <table:table-cell office:value-type="float" office:value="15.739604804326">
                <text:p>15.739604804326</text:p>
              </table:table-cell>
              <table:table-cell office:value-type="float" office:value="2295.14693118376">
                <text:p>2295.14693118376</text:p>
              </table:table-cell>
              <table:table-cell office:value-type="float" office:value="1.50251048132952">
                <text:p>1.50251048132952</text:p>
              </table:table-cell>
              <table:table-cell office:value-type="float" office:value="1753.51716005193">
                <text:p>1753.51716005193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15.2994023293188">
                <text:p>15.2994023293188</text:p>
              </table:table-cell>
              <table:table-cell office:value-type="float" office:value="2362.90685277995">
                <text:p>2362.90685277995</text:p>
              </table:table-cell>
              <table:table-cell office:value-type="float" office:value="1.44353676001973">
                <text:p>1.44353676001973</text:p>
              </table:table-cell>
              <table:table-cell office:value-type="float" office:value="1836.68832472352">
                <text:p>1836.68832472352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0">
                <text:p>1850</text:p>
              </table:table-cell>
              <table:table-cell office:value-type="float" office:value="14.8787745104859">
                <text:p>14.8787745104859</text:p>
              </table:table-cell>
              <table:table-cell office:value-type="float" office:value="2430.67631694152">
                <text:p>2430.67631694152</text:p>
              </table:table-cell>
              <table:table-cell office:value-type="float" office:value="1.44589570887213">
                <text:p>1.44589570887213</text:p>
              </table:table-cell>
              <table:table-cell office:value-type="float" office:value="1922.93990290147">
                <text:p>1922.93990290147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14.4875887058191">
                <text:p>14.4875887058191</text:p>
              </table:table-cell>
              <table:table-cell office:value-type="float" office:value="2498.43733960294">
                <text:p>2498.43733960294</text:p>
              </table:table-cell>
              <table:table-cell office:value-type="float" office:value="1.39399883411951">
                <text:p>1.39399883411951</text:p>
              </table:table-cell>
              <table:table-cell office:value-type="float" office:value="2003.03065406672">
                <text:p>2003.03065406672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">
                <text:p>1950</text:p>
              </table:table-cell>
              <table:table-cell office:value-type="float" office:value="14.1160073013662">
                <text:p>14.1160073013662</text:p>
              </table:table-cell>
              <table:table-cell office:value-type="float" office:value="2566.20166546008">
                <text:p>2566.20166546008</text:p>
              </table:table-cell>
              <table:table-cell office:value-type="float" office:value="1.36333249903843">
                <text:p>1.36333249903843</text:p>
              </table:table-cell>
              <table:table-cell office:value-type="float" office:value="2089.28223224467">
                <text:p>2089.28223224467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13.7591641193721">
                <text:p>13.7591641193721</text:p>
              </table:table-cell>
              <table:table-cell office:value-type="float" office:value="2633.9740657956">
                <text:p>2633.9740657956</text:p>
              </table:table-cell>
              <table:table-cell office:value-type="float" office:value="1.38456303870995">
                <text:p>1.38456303870995</text:p>
              </table:table-cell>
              <table:table-cell office:value-type="float" office:value="2172.45339691626">
                <text:p>2172.45339691626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">
                <text:p>2050</text:p>
              </table:table-cell>
              <table:table-cell office:value-type="float" office:value="13.4215254278578">
                <text:p>13.4215254278578</text:p>
              </table:table-cell>
              <table:table-cell office:value-type="float" office:value="2701.73068419609">
                <text:p>2701.73068419609</text:p>
              </table:table-cell>
              <table:table-cell office:value-type="float" office:value="1.30435877772864">
                <text:p>1.30435877772864</text:p>
              </table:table-cell>
              <table:table-cell office:value-type="float" office:value="2255.62456158786">
                <text:p>2255.62456158786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0">
                <text:p>2100</text:p>
              </table:table-cell>
              <table:table-cell office:value-type="float" office:value="13.0951754351356">
                <text:p>13.0951754351356</text:p>
              </table:table-cell>
              <table:table-cell office:value-type="float" office:value="2769.49464303148">
                <text:p>2769.49464303148</text:p>
              </table:table-cell>
              <table:table-cell office:value-type="float" office:value="1.27133349379516">
                <text:p>1.27133349379516</text:p>
              </table:table-cell>
              <table:table-cell office:value-type="float" office:value="2341.87613976581">
                <text:p>2341.87613976581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0">
                <text:p>2150</text:p>
              </table:table-cell>
              <table:table-cell office:value-type="float" office:value="12.7978366487045">
                <text:p>12.7978366487045</text:p>
              </table:table-cell>
              <table:table-cell office:value-type="float" office:value="2837.2597029321">
                <text:p>2837.2597029321</text:p>
              </table:table-cell>
              <table:table-cell office:value-type="float" office:value="1.24538505641886">
                <text:p>1.24538505641886</text:p>
              </table:table-cell>
              <table:table-cell office:value-type="float" office:value="2421.96325741578">
                <text:p>2421.96325741578</text:p>
              </table:table-cell>
              <table:table-cell office:value-type="float" office:value="4.84065900234855">
                <text:p>4.840659002348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0">
                <text:p>2200</text:p>
              </table:table-cell>
              <table:table-cell office:value-type="float" office:value="12.5108926000023">
                <text:p>12.5108926000023</text:p>
              </table:table-cell>
              <table:table-cell office:value-type="float" office:value="2905.02256070226">
                <text:p>2905.02256070226</text:p>
              </table:table-cell>
              <table:table-cell office:value-type="float" office:value="1.20528292592821">
                <text:p>1.20528292592821</text:p>
              </table:table-cell>
              <table:table-cell office:value-type="float" office:value="2502.0576420963">
                <text:p>2502.0576420963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0">
                <text:p>2250</text:p>
              </table:table-cell>
              <table:table-cell office:value-type="float" office:value="12.2374904213214">
                <text:p>12.2374904213214</text:p>
              </table:table-cell>
              <table:table-cell office:value-type="float" office:value="2972.79826423349">
                <text:p>2972.79826423349</text:p>
              </table:table-cell>
              <table:table-cell office:value-type="float" office:value="1.24774400527125">
                <text:p>1.24774400527125</text:p>
              </table:table-cell>
              <table:table-cell office:value-type="float" office:value="2575.99059417822">
                <text:p>2575.99059417822</text:p>
              </table:table-cell>
              <table:table-cell office:value-type="float" office:value="4.88347392401946">
                <text:p>4.88347392401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0">
                <text:p>2300</text:p>
              </table:table-cell>
              <table:table-cell office:value-type="float" office:value="11.9756893745758">
                <text:p>11.9756893745758</text:p>
              </table:table-cell>
              <table:table-cell office:value-type="float" office:value="3040.56552626458">
                <text:p>3040.56552626458</text:p>
              </table:table-cell>
              <table:table-cell office:value-type="float" office:value="1.23594926100929">
                <text:p>1.23594926100929</text:p>
              </table:table-cell>
              <table:table-cell office:value-type="float" office:value="2675.88674315377">
                <text:p>2675.88674315377</text:p>
              </table:table-cell>
              <table:table-cell office:value-type="float" office:value="4.90108179223909">
                <text:p>4.901081792239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0">
                <text:p>2350</text:p>
              </table:table-cell>
              <table:table-cell office:value-type="float" office:value="11.7315434940852">
                <text:p>11.7315434940852</text:p>
              </table:table-cell>
              <table:table-cell office:value-type="float" office:value="3108.32985212171">
                <text:p>3108.32985212171</text:p>
              </table:table-cell>
              <table:table-cell office:value-type="float" office:value="1.20528292592821">
                <text:p>1.20528292592821</text:p>
              </table:table-cell>
              <table:table-cell office:value-type="float" office:value="2760.81843248894">
                <text:p>2760.81843248894</text:p>
              </table:table-cell>
              <table:table-cell office:value-type="float" office:value="4.90293525205168">
                <text:p>4.902935252051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0">
                <text:p>2400</text:p>
              </table:table-cell>
              <table:table-cell office:value-type="float" office:value="11.5139736362659">
                <text:p>11.5139736362659</text:p>
              </table:table-cell>
              <table:table-cell office:value-type="float" office:value="3176.10665671818">
                <text:p>3176.10665671818</text:p>
              </table:table-cell>
              <table:table-cell office:value-type="float" office:value="1.25482085182842">
                <text:p>1.25482085182842</text:p>
              </table:table-cell>
              <table:table-cell office:value-type="float" office:value="2840.90716503459">
                <text:p>2840.90716503459</text:p>
              </table:table-cell>
              <table:table-cell office:value-type="float" office:value="4.88996103336353">
                <text:p>4.88996103336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0">
                <text:p>2450</text:p>
              </table:table-cell>
              <table:table-cell office:value-type="float" office:value="11.2786450713">
                <text:p>11.2786450713</text:p>
              </table:table-cell>
              <table:table-cell office:value-type="float" office:value="3243.8643761839">
                <text:p>3243.8643761839</text:p>
              </table:table-cell>
              <table:table-cell office:value-type="float" office:value="1.18169343740429">
                <text:p>1.18169343740429</text:p>
              </table:table-cell>
              <table:table-cell office:value-type="float" office:value="2927.15874321254">
                <text:p>2927.15874321254</text:p>
              </table:table-cell>
              <table:table-cell office:value-type="float" office:value="4.88996103336353">
                <text:p>4.889961033363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11.0672580549033">
                <text:p>11.0672580549033</text:p>
              </table:table-cell>
              <table:table-cell office:value-type="float" office:value="3311.63310630198">
                <text:p>3311.63310630198</text:p>
              </table:table-cell>
              <table:table-cell office:value-type="float" office:value="1.1793344885519">
                <text:p>1.1793344885519</text:p>
              </table:table-cell>
              <table:table-cell office:value-type="float" office:value="3013.40830277089">
                <text:p>3013.40830277089</text:p>
              </table:table-cell>
              <table:table-cell office:value-type="float" office:value="4.87698681467538">
                <text:p>4.876986814675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0">
                <text:p>2550</text:p>
              </table:table-cell>
              <table:table-cell office:value-type="float" office:value="10.8658123597606">
                <text:p>10.8658123597606</text:p>
              </table:table-cell>
              <table:table-cell office:value-type="float" office:value="3379.40734174623">
                <text:p>3379.40734174623</text:p>
              </table:table-cell>
              <table:table-cell office:value-type="float" office:value="1.21235977248538">
                <text:p>1.21235977248538</text:p>
              </table:table-cell>
              <table:table-cell office:value-type="float" office:value="3093.49865021222">
                <text:p>3093.49865021222</text:p>
              </table:table-cell>
              <table:table-cell office:value-type="float" office:value="4.87439197093775">
                <text:p>4.874391970937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0">
                <text:p>2600</text:p>
              </table:table-cell>
              <table:table-cell office:value-type="float" office:value="10.6727388081987">
                <text:p>10.6727388081987</text:p>
              </table:table-cell>
              <table:table-cell office:value-type="float" office:value="3447.16983249464">
                <text:p>3447.16983249464</text:p>
              </table:table-cell>
              <table:table-cell office:value-type="float" office:value="1.16989869314233">
                <text:p>1.16989869314233</text:p>
              </table:table-cell>
              <table:table-cell office:value-type="float" office:value="3179.74861349449">
                <text:p>3179.74861349449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0">
                <text:p>2650</text:p>
              </table:table-cell>
              <table:table-cell office:value-type="float" office:value="10.4879090834151">
                <text:p>10.4879090834151</text:p>
              </table:table-cell>
              <table:table-cell office:value-type="float" office:value="3514.93232324304">
                <text:p>3514.93232324304</text:p>
              </table:table-cell>
              <table:table-cell office:value-type="float" office:value="1.12743761379929">
                <text:p>1.12743761379929</text:p>
              </table:table-cell>
              <table:table-cell office:value-type="float" office:value="3259.83936465973">
                <text:p>3259.83936465973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0">
                <text:p>2700</text:p>
              </table:table-cell>
              <table:table-cell office:value-type="float" office:value="10.3060123882207">
                <text:p>10.3060123882207</text:p>
              </table:table-cell>
              <table:table-cell office:value-type="float" office:value="3582.69297888273">
                <text:p>3582.69297888273</text:p>
              </table:table-cell>
              <table:table-cell office:value-type="float" office:value="1.07318179019429">
                <text:p>1.07318179019429</text:p>
              </table:table-cell>
              <table:table-cell office:value-type="float" office:value="3346.09094283768">
                <text:p>3346.09094283768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10.1435236284029">
                <text:p>10.1435236284029</text:p>
              </table:table-cell>
              <table:table-cell office:value-type="float" office:value="3650.45069834845">
                <text:p>3650.45069834845</text:p>
              </table:table-cell>
              <table:table-cell office:value-type="float" office:value="1.00005437577016">
                <text:p>1.00005437577016</text:p>
              </table:table-cell>
              <table:table-cell office:value-type="float" office:value="3432.34252101563">
                <text:p>3432.34252101563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0">
                <text:p>2800</text:p>
              </table:table-cell>
              <table:table-cell office:value-type="float" office:value="9.96807367997091">
                <text:p>9.96807367997091</text:p>
              </table:table-cell>
              <table:table-cell office:value-type="float" office:value="3718.2175933578">
                <text:p>3718.2175933578</text:p>
              </table:table-cell>
              <table:table-cell office:value-type="float" office:value="0.985900682655807">
                <text:p>0.985900682655807</text:p>
              </table:table-cell>
              <table:table-cell office:value-type="float" office:value="3512.43327218088">
                <text:p>3512.43327218088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0">
                <text:p>2850</text:p>
              </table:table-cell>
              <table:table-cell office:value-type="float" office:value="9.79989028256223">
                <text:p>9.79989028256223</text:p>
              </table:table-cell>
              <table:table-cell office:value-type="float" office:value="3785.98448836715">
                <text:p>3785.98448836715</text:p>
              </table:table-cell>
              <table:table-cell office:value-type="float" office:value="0.971746989541458">
                <text:p>0.971746989541458</text:p>
              </table:table-cell>
              <table:table-cell office:value-type="float" office:value="3598.68485035883">
                <text:p>3598.68485035883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0">
                <text:p>2900</text:p>
              </table:table-cell>
              <table:table-cell office:value-type="float" office:value="9.63936773356766">
                <text:p>9.63936773356766</text:p>
              </table:table-cell>
              <table:table-cell office:value-type="float" office:value="3853.75248444173">
                <text:p>3853.75248444173</text:p>
              </table:table-cell>
              <table:table-cell office:value-type="float" office:value="0.964670142984286">
                <text:p>0.964670142984286</text:p>
              </table:table-cell>
              <table:table-cell office:value-type="float" office:value="3678.77560152407">
                <text:p>3678.77560152407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0">
                <text:p>2950</text:p>
              </table:table-cell>
              <table:table-cell office:value-type="float" office:value="9.49150418378414">
                <text:p>9.49150418378414</text:p>
              </table:table-cell>
              <table:table-cell office:value-type="float" office:value="3921.52304966853">
                <text:p>3921.52304966853</text:p>
              </table:table-cell>
              <table:table-cell office:value-type="float" office:value="0.974105938393851">
                <text:p>0.974105938393851</text:p>
              </table:table-cell>
              <table:table-cell office:value-type="float" office:value="3765.02717970202">
                <text:p>3765.02717970202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">
                <text:p>3000</text:p>
              </table:table-cell>
              <table:table-cell office:value-type="float" office:value="9.34537511474632">
                <text:p>9.34537511474632</text:p>
              </table:table-cell>
              <table:table-cell office:value-type="float" office:value="3989.28921063439">
                <text:p>3989.28921063439</text:p>
              </table:table-cell>
              <table:table-cell office:value-type="float" office:value="0.95523434757472">
                <text:p>0.95523434757472</text:p>
              </table:table-cell>
              <table:table-cell office:value-type="float" office:value="3851.27875787997">
                <text:p>3851.27875787997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0">
                <text:p>3050</text:p>
              </table:table-cell>
              <table:table-cell office:value-type="float" office:value="9.2184945215864">
                <text:p>9.2184945215864</text:p>
              </table:table-cell>
              <table:table-cell office:value-type="float" office:value="4057.06161096991">
                <text:p>4057.06161096991</text:p>
              </table:table-cell>
              <table:table-cell office:value-type="float" office:value="0.976464887246241">
                <text:p>0.976464887246241</text:p>
              </table:table-cell>
              <table:table-cell office:value-type="float" office:value="3931.36950904521">
                <text:p>3931.36950904521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0">
                <text:p>3100</text:p>
              </table:table-cell>
              <table:table-cell office:value-type="float" office:value="9.08663032365695">
                <text:p>9.08663032365695</text:p>
              </table:table-cell>
              <table:table-cell office:value-type="float" office:value="4124.83364428369">
                <text:p>4124.83364428369</text:p>
              </table:table-cell>
              <table:table-cell office:value-type="float" office:value="0.995336478065372">
                <text:p>0.995336478065372</text:p>
              </table:table-cell>
              <table:table-cell office:value-type="float" office:value="4017.62108722317">
                <text:p>4017.62108722317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0">
                <text:p>3150</text:p>
              </table:table-cell>
              <table:table-cell office:value-type="float" office:value="8.95414044634277">
                <text:p>8.95414044634277</text:p>
              </table:table-cell>
              <table:table-cell office:value-type="float" office:value="4192.59503396687">
                <text:p>4192.59503396687</text:p>
              </table:table-cell>
              <table:table-cell office:value-type="float" office:value="0.945798552165154">
                <text:p>0.945798552165154</text:p>
              </table:table-cell>
              <table:table-cell office:value-type="float" office:value="4100.79225189476">
                <text:p>4100.79225189476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00">
                <text:p>3200</text:p>
              </table:table-cell>
              <table:table-cell office:value-type="float" office:value="8.83106912268267">
                <text:p>8.83106912268267</text:p>
              </table:table-cell>
              <table:table-cell office:value-type="float" office:value="4260.36706728065">
                <text:p>4260.36706728065</text:p>
              </table:table-cell>
              <table:table-cell office:value-type="float" office:value="0.964670142984286">
                <text:p>0.964670142984286</text:p>
              </table:table-cell>
              <table:table-cell office:value-type="float" office:value="4183.96341656636">
                <text:p>4183.96341656636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0">
                <text:p>3250</text:p>
              </table:table-cell>
              <table:table-cell office:value-type="float" office:value="8.7019345761715">
                <text:p>8.7019345761715</text:p>
              </table:table-cell>
              <table:table-cell office:value-type="float" office:value="4328.13249420302">
                <text:p>4328.13249420302</text:p>
              </table:table-cell>
              <table:table-cell office:value-type="float" office:value="0.941080654460372">
                <text:p>0.941080654460372</text:p>
              </table:table-cell>
              <table:table-cell office:value-type="float" office:value="4270.21499474431">
                <text:p>4270.21499474431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00">
                <text:p>3300</text:p>
              </table:table-cell>
              <table:table-cell office:value-type="float" office:value="8.5800559586248">
                <text:p>8.5800559586248</text:p>
              </table:table-cell>
              <table:table-cell office:value-type="float" office:value="4395.89498495143">
                <text:p>4395.89498495143</text:p>
              </table:table-cell>
              <table:table-cell office:value-type="float" office:value="0.898619575117326">
                <text:p>0.898619575117326</text:p>
              </table:table-cell>
              <table:table-cell office:value-type="float" office:value="4350.30574590955">
                <text:p>4350.30574590955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0">
                <text:p>3350</text:p>
              </table:table-cell>
              <table:table-cell office:value-type="float" office:value="8.46682467995188">
                <text:p>8.46682467995188</text:p>
              </table:table-cell>
              <table:table-cell office:value-type="float" office:value="4463.6710555044">
                <text:p>4463.6710555044</text:p>
              </table:table-cell>
              <table:table-cell office:value-type="float" office:value="0.943439603312761">
                <text:p>0.943439603312761</text:p>
              </table:table-cell>
              <table:table-cell office:value-type="float" office:value="4436.5573240875">
                <text:p>4436.5573240875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00">
                <text:p>3400</text:p>
              </table:table-cell>
              <table:table-cell office:value-type="float" office:value="8.35331243646876">
                <text:p>8.35331243646876</text:p>
              </table:table-cell>
              <table:table-cell office:value-type="float" office:value="4531.43134412234">
                <text:p>4531.43134412234</text:p>
              </table:table-cell>
              <table:table-cell office:value-type="float" office:value="0.886824830855371">
                <text:p>0.886824830855371</text:p>
              </table:table-cell>
              <table:table-cell office:value-type="float" office:value="4519.7284887591">
                <text:p>4519.7284887591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0">
                <text:p>3450</text:p>
              </table:table-cell>
              <table:table-cell office:value-type="float" office:value="8.24580872179194">
                <text:p>8.24580872179194</text:p>
              </table:table-cell>
              <table:table-cell office:value-type="float" office:value="4599.19970721867">
                <text:p>4599.19970721867</text:p>
              </table:table-cell>
              <table:table-cell office:value-type="float" office:value="0.882106933150585">
                <text:p>0.882106933150585</text:p>
              </table:table-cell>
              <table:table-cell office:value-type="float" office:value="4602.8996534307">
                <text:p>4602.8996534307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0">
                <text:p>3500</text:p>
              </table:table-cell>
              <table:table-cell office:value-type="float" office:value="8.14093290863542">
                <text:p>8.14093290863542</text:p>
              </table:table-cell>
              <table:table-cell office:value-type="float" office:value="4666.97320861943">
                <text:p>4666.97320861943</text:p>
              </table:table-cell>
              <table:table-cell office:value-type="float" office:value="0.910414319379282">
                <text:p>0.910414319379282</text:p>
              </table:table-cell>
              <table:table-cell office:value-type="float" office:value="4689.15123160865">
                <text:p>4689.15123160865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0">
                <text:p>3550</text:p>
              </table:table-cell>
              <table:table-cell office:value-type="float" office:value="8.03463976168079">
                <text:p>8.03463976168079</text:p>
              </table:table-cell>
              <table:table-cell office:value-type="float" office:value="4734.73569936784">
                <text:p>4734.73569936784</text:p>
              </table:table-cell>
              <table:table-cell office:value-type="float" office:value="0.86795324003624">
                <text:p>0.86795324003624</text:p>
              </table:table-cell>
              <table:table-cell office:value-type="float" office:value="4769.24198277389">
                <text:p>4769.24198277389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7.93049517578922">
                <text:p>7.93049517578922</text:p>
              </table:table-cell>
              <table:table-cell office:value-type="float" office:value="4802.49965820322">
                <text:p>4802.49965820322</text:p>
              </table:table-cell>
              <table:table-cell office:value-type="float" office:value="0.83492795610276">
                <text:p>0.83492795610276</text:p>
              </table:table-cell>
              <table:table-cell office:value-type="float" office:value="4855.49356095184">
                <text:p>4855.49356095184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0">
                <text:p>3650</text:p>
              </table:table-cell>
              <table:table-cell office:value-type="float" office:value="7.83012585112717">
                <text:p>7.83012585112717</text:p>
              </table:table-cell>
              <table:table-cell office:value-type="float" office:value="4870.26581916908">
                <text:p>4870.26581916908</text:p>
              </table:table-cell>
              <table:table-cell office:value-type="float" office:value="0.816056365283629">
                <text:p>0.816056365283629</text:p>
              </table:table-cell>
              <table:table-cell office:value-type="float" office:value="4938.66472562344">
                <text:p>4938.66472562344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0">
                <text:p>3700</text:p>
              </table:table-cell>
              <table:table-cell office:value-type="float" office:value="7.73405218466006">
                <text:p>7.73405218466006</text:p>
              </table:table-cell>
              <table:table-cell office:value-type="float" office:value="4938.03785248286">
                <text:p>4938.03785248286</text:p>
              </table:table-cell>
              <table:table-cell office:value-type="float" office:value="0.83492795610276">
                <text:p>0.83492795610276</text:p>
              </table:table-cell>
              <table:table-cell office:value-type="float" office:value="5006.43382276326">
                <text:p>5006.43382276326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50">
                <text:p>3750</text:p>
              </table:table-cell>
              <table:table-cell office:value-type="float" office:value="7.6385272943931">
                <text:p>7.6385272943931</text:p>
              </table:table-cell>
              <table:table-cell office:value-type="float" office:value="5005.81869431853">
                <text:p>5005.81869431853</text:p>
              </table:table-cell>
              <table:table-cell office:value-type="float" office:value="0.910414319379282">
                <text:p>0.910414319379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0">
                <text:p>3800</text:p>
              </table:table-cell>
              <table:table-cell office:value-type="float" office:value="7.54582233323521">
                <text:p>7.54582233323521</text:p>
              </table:table-cell>
              <table:table-cell office:value-type="float" office:value="5062.80983089268">
                <text:p>5062.80983089268</text:p>
              </table:table-cell>
              <table:table-cell office:value-type="float" office:value="0.932824333477001">
                <text:p>0.932824333477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50">
                <text:p>3850</text:p>
              </table:table-cell>
              <table:table-cell office:value-type="float" office:value="7.45651547470491">
                <text:p>7.45651547470491</text:p>
              </table:table-cell>
              <table:table-cell office:value-type="float" office:value="5141.35431944595">
                <text:p>5141.35431944595</text:p>
              </table:table-cell>
              <table:table-cell office:value-type="float" office:value="0.893901677412543">
                <text:p>0.89390167741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0">
                <text:p>3900</text:p>
              </table:table-cell>
              <table:table-cell office:value-type="float" office:value="7.36218865705396">
                <text:p>7.36218865705396</text:p>
              </table:table-cell>
              <table:table-cell office:value-type="float" office:value="5209.12818786845">
                <text:p>5209.12818786845</text:p>
              </table:table-cell>
              <table:table-cell office:value-type="float" office:value="0.92456801249363">
                <text:p>0.92456801249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50">
                <text:p>3950</text:p>
              </table:table-cell>
              <table:table-cell office:value-type="float" office:value="7.27401115920519">
                <text:p>7.27401115920519</text:p>
              </table:table-cell>
              <table:table-cell office:value-type="float" office:value="5258.40599544826">
                <text:p>5258.40599544826</text:p>
              </table:table-cell>
              <table:table-cell office:value-type="float" office:value="0.86795324003624">
                <text:p>0.86795324003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7.18651277133071">
                <text:p>7.18651277133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0">
                <text:p>4050</text:p>
              </table:table-cell>
              <table:table-cell office:value-type="float" office:value="7.10105344557663">
                <text:p>7.10105344557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00">
                <text:p>4100</text:p>
              </table:table-cell>
              <table:table-cell office:value-type="float" office:value="7.02373266768748">
                <text:p>7.02373266768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50">
                <text:p>4150</text:p>
              </table:table-cell>
              <table:table-cell office:value-type="float" office:value="6.95746365910568">
                <text:p>6.95746365910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6.88919358201104">
                <text:p>6.8891935820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0">
                <text:p>4250</text:p>
              </table:table-cell>
              <table:table-cell office:value-type="float" office:value="6.81229036235218">
                <text:p>6.81229036235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00">
                <text:p>4300</text:p>
              </table:table-cell>
              <table:table-cell office:value-type="float" office:value="6.73919392112247">
                <text:p>6.7391939211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50">
                <text:p>4350</text:p>
              </table:table-cell>
              <table:table-cell office:value-type="float" office:value="6.67166023613087">
                <text:p>6.67166023613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">
                <text:p>4400</text:p>
              </table:table-cell>
              <table:table-cell office:value-type="float" office:value="6.60211742425547">
                <text:p>6.60211742425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0">
                <text:p>4450</text:p>
              </table:table-cell>
              <table:table-cell office:value-type="float" office:value="6.53525159559741">
                <text:p>6.53525159559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0">
                <text:p>4500</text:p>
              </table:table-cell>
              <table:table-cell office:value-type="float" office:value="6.47292267551">
                <text:p>6.47292267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0">
                <text:p>4550</text:p>
              </table:table-cell>
              <table:table-cell office:value-type="float" office:value="6.41115097273808">
                <text:p>6.41115097273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0">
                <text:p>4600</text:p>
              </table:table-cell>
              <table:table-cell office:value-type="float" office:value="6.35189589844617">
                <text:p>6.35189589844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0">
                <text:p>4650</text:p>
              </table:table-cell>
              <table:table-cell office:value-type="float" office:value="6.29344581644576">
                <text:p>6.29344581644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00">
                <text:p>4700</text:p>
              </table:table-cell>
              <table:table-cell office:value-type="float" office:value="6.23541654339562">
                <text:p>6.23541654339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50">
                <text:p>4750</text:p>
              </table:table-cell>
              <table:table-cell office:value-type="float" office:value="6.17820690348349">
                <text:p>6.17820690348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00">
                <text:p>4800</text:p>
              </table:table-cell>
              <table:table-cell office:value-type="float" office:value="6.12327373528976">
                <text:p>6.12327373528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50">
                <text:p>4850</text:p>
              </table:table-cell>
              <table:table-cell office:value-type="float" office:value="6.07161521919382">
                <text:p>6.07161521919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0">
                <text:p>4900</text:p>
              </table:table-cell>
              <table:table-cell office:value-type="float" office:value="6.01637880412155">
                <text:p>6.0163788041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0">
                <text:p>4950</text:p>
              </table:table-cell>
              <table:table-cell office:value-type="float" office:value="5.96033851081699">
                <text:p>5.9603385108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00">
                <text:p>5000</text:p>
              </table:table-cell>
              <table:table-cell office:value-type="float" office:value="5.90349660967277">
                <text:p>5.90349660967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505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9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3cm" svg:height="18.318cm" xlink:href=".." xlink:type="simple" chart:class="chart:scatter" chart:style-name="ch1">
        <chart:title svg:x="12.742cm" svg:y="0.501cm" chart:style-name="ch2">
          <text:p>Losses_summary(%)</text:p>
        </chart:title>
        <chart:legend chart:legend-position="end" svg:x="25.94cm" svg:y="8.007cm" style:legend-expansion="high" chart:style-name="ch3"/>
        <chart:plot-area chart:style-name="ch4" table:cell-range-address="results_summary.C575:results_summary.C673 results_summary.E575:results_summary.H673" chart:data-source-has-labels="row" svg:x="1.762cm" svg:y="1.72cm" svg:width="23.571cm" svg:height="15.107cm">
          <chart:coordinate-region svg:x="2.383cm" svg:y="1.919cm" svg:width="22.95cm" svg:height="13.854cm"/>
          <chart:axis chart:dimension="x" chart:name="primary-x" chart:style-name="ch5">
            <chart:title svg:x="12.664cm" svg:y="17.193cm" chart:style-name="ch6">
              <text:p>Load(W)</text:p>
            </chart:title>
            <chart:grid chart:style-name="ch7" chart:class="major"/>
          </chart:axis>
          <chart:axis chart:dimension="y" chart:name="primary-y" chart:style-name="ch8">
            <chart:title svg:x="0.451cm" svg:y="11.043cm" chart:style-name="ch9">
              <text:p>Losses(% of total)</text:p>
            </chart:title>
            <chart:grid chart:style-name="ch7" chart:class="major"/>
          </chart:axis>
          <chart:series chart:style-name="ch10" chart:values-cell-range-address="results_summary.E576:results_summary.E673" chart:label-cell-address="results_summary.E575:results_summary.E575" chart:class="chart:scatter">
            <chart:domain table:cell-range-address="results_summary.C576:results_summary.C673"/>
            <chart:data-point chart:repeated="98"/>
          </chart:series>
          <chart:series chart:style-name="ch11" chart:values-cell-range-address="results_summary.F576:results_summary.F673" chart:label-cell-address="results_summary.F575:results_summary.F575" chart:class="chart:scatter">
            <chart:data-point chart:repeated="98"/>
          </chart:series>
          <chart:series chart:style-name="ch12" chart:values-cell-range-address="results_summary.G576:results_summary.G673" chart:label-cell-address="results_summary.G575:results_summary.G575" chart:class="chart:scatter">
            <chart:data-point chart:repeated="98"/>
          </chart:series>
          <chart:series chart:style-name="ch13" chart:values-cell-range-address="results_summary.H576:results_summary.H673" chart:label-cell-address="results_summary.H575:results_summary.H575" chart:class="chart:scatter">
            <chart:data-point chart:repeated="9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Caps_losses_%</text:p>
                <draw:g>
                  <svg:desc>results_summary.E575:results_summary.E575</svg:desc>
                </draw:g>
              </table:table-cell>
              <table:table-cell office:value-type="string">
                <text:p>SI_losses_%</text:p>
                <draw:g>
                  <svg:desc>results_summary.F575:results_summary.F575</svg:desc>
                </draw:g>
              </table:table-cell>
              <table:table-cell office:value-type="string">
                <text:p>GaN_Losses_%</text:p>
                <draw:g>
                  <svg:desc>results_summary.G575:results_summary.G575</svg:desc>
                </draw:g>
              </table:table-cell>
              <table:table-cell office:value-type="string">
                <text:p>L_losses_%</text:p>
                <draw:g>
                  <svg:desc>results_summary.H575:results_summary.H5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ults_summary.C576:results_summary.C673</svg:desc>
                </draw:g>
              </table:table-cell>
              <table:table-cell office:value-type="float" office:value="28.5469768712359">
                <text:p>28.5469768712359</text:p>
                <draw:g>
                  <svg:desc>results_summary.E576:results_summary.E673</svg:desc>
                </draw:g>
              </table:table-cell>
              <table:table-cell office:value-type="float" office:value="1.1610681929905">
                <text:p>1.1610681929905</text:p>
                <draw:g>
                  <svg:desc>results_summary.F576:results_summary.F673</svg:desc>
                </draw:g>
              </table:table-cell>
              <table:table-cell office:value-type="float" office:value="32.9785376571046">
                <text:p>32.9785376571046</text:p>
                <draw:g>
                  <svg:desc>results_summary.G576:results_summary.G673</svg:desc>
                </draw:g>
              </table:table-cell>
              <table:table-cell office:value-type="float" office:value="37.3134172785167">
                <text:p>37.3134172785167</text:p>
                <draw:g>
                  <svg:desc>results_summary.H576:results_summary.H6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8.1126497139741">
                <text:p>28.1126497139741</text:p>
              </table:table-cell>
              <table:table-cell office:value-type="float" office:value="1.25105274905311">
                <text:p>1.25105274905311</text:p>
              </table:table-cell>
              <table:table-cell office:value-type="float" office:value="33.9488222597064">
                <text:p>33.9488222597064</text:p>
              </table:table-cell>
              <table:table-cell office:value-type="float" office:value="36.6874752773437">
                <text:p>36.6874752773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27.000613749049">
                <text:p>27.000613749049</text:p>
              </table:table-cell>
              <table:table-cell office:value-type="float" office:value="1.37452186913446">
                <text:p>1.37452186913446</text:p>
              </table:table-cell>
              <table:table-cell office:value-type="float" office:value="36.4637259981932">
                <text:p>36.4637259981932</text:p>
              </table:table-cell>
              <table:table-cell office:value-type="float" office:value="35.1611383834499">
                <text:p>35.1611383834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21.0146362509008">
                <text:p>21.0146362509008</text:p>
              </table:table-cell>
              <table:table-cell office:value-type="float" office:value="1.76316537093619">
                <text:p>1.76316537093619</text:p>
              </table:table-cell>
              <table:table-cell office:value-type="float" office:value="50.0559964376399">
                <text:p>50.0559964376399</text:p>
              </table:table-cell>
              <table:table-cell office:value-type="float" office:value="27.1662019405082">
                <text:p>27.1662019405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19.2507063863446">
                <text:p>19.2507063863446</text:p>
              </table:table-cell>
              <table:table-cell office:value-type="float" office:value="1.8960266717108">
                <text:p>1.8960266717108</text:p>
              </table:table-cell>
              <table:table-cell office:value-type="float" office:value="54.0389544117486">
                <text:p>54.0389544117486</text:p>
              </table:table-cell>
              <table:table-cell office:value-type="float" office:value="24.8143125301379">
                <text:p>24.8143125301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17.1602388909406">
                <text:p>17.1602388909406</text:p>
              </table:table-cell>
              <table:table-cell office:value-type="float" office:value="1.97234600544892">
                <text:p>1.97234600544892</text:p>
              </table:table-cell>
              <table:table-cell office:value-type="float" office:value="58.8048814454803">
                <text:p>58.8048814454803</text:p>
              </table:table-cell>
              <table:table-cell office:value-type="float" office:value="22.0625336580433">
                <text:p>22.06253365804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13.4252805997819">
                <text:p>13.4252805997819</text:p>
              </table:table-cell>
              <table:table-cell office:value-type="float" office:value="1.81294109293617">
                <text:p>1.81294109293617</text:p>
              </table:table-cell>
              <table:table-cell office:value-type="float" office:value="67.5564192525022">
                <text:p>67.5564192525022</text:p>
              </table:table-cell>
              <table:table-cell office:value-type="float" office:value="17.2053590546964">
                <text:p>17.2053590546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1.5082730435324">
                <text:p>11.5082730435324</text:p>
              </table:table-cell>
              <table:table-cell office:value-type="float" office:value="1.7983883429741">
                <text:p>1.7983883429741</text:p>
              </table:table-cell>
              <table:table-cell office:value-type="float" office:value="71.9775288213901">
                <text:p>71.9775288213901</text:p>
              </table:table-cell>
              <table:table-cell office:value-type="float" office:value="14.7158097921509">
                <text:p>14.7158097921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11.1102836085995">
                <text:p>11.1102836085995</text:p>
              </table:table-cell>
              <table:table-cell office:value-type="float" office:value="1.99105047820221">
                <text:p>1.99105047820221</text:p>
              </table:table-cell>
              <table:table-cell office:value-type="float" office:value="72.7386792885286">
                <text:p>72.7386792885286</text:p>
              </table:table-cell>
              <table:table-cell office:value-type="float" office:value="14.1599866245947">
                <text:p>14.15998662459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10.6344722382806">
                <text:p>10.6344722382806</text:p>
              </table:table-cell>
              <table:table-cell office:value-type="float" office:value="2.1679952707732">
                <text:p>2.1679952707732</text:p>
              </table:table-cell>
              <table:table-cell office:value-type="float" office:value="73.695892115403">
                <text:p>73.695892115403</text:p>
              </table:table-cell>
              <table:table-cell office:value-type="float" office:value="13.5016403756299">
                <text:p>13.5016403756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">
                <text:p>650</text:p>
              </table:table-cell>
              <table:table-cell office:value-type="float" office:value="10.1099366188247">
                <text:p>10.1099366188247</text:p>
              </table:table-cell>
              <table:table-cell office:value-type="float" office:value="2.33227428433517">
                <text:p>2.33227428433517</text:p>
              </table:table-cell>
              <table:table-cell office:value-type="float" office:value="74.7610338568724">
                <text:p>74.7610338568724</text:p>
              </table:table-cell>
              <table:table-cell office:value-type="float" office:value="12.7967552403431">
                <text:p>12.79675524034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9.60955012009798">
                <text:p>9.60955012009798</text:p>
              </table:table-cell>
              <table:table-cell office:value-type="float" office:value="2.4896116457739">
                <text:p>2.4896116457739</text:p>
              </table:table-cell>
              <table:table-cell office:value-type="float" office:value="75.7766686380383">
                <text:p>75.7766686380383</text:p>
              </table:table-cell>
              <table:table-cell office:value-type="float" office:value="12.1241695960351">
                <text:p>12.12416959603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9.26291770209505">
                <text:p>9.26291770209505</text:p>
              </table:table-cell>
              <table:table-cell office:value-type="float" office:value="2.68174843030103">
                <text:p>2.68174843030103</text:p>
              </table:table-cell>
              <table:table-cell office:value-type="float" office:value="76.4110210276724">
                <text:p>76.4110210276724</text:p>
              </table:table-cell>
              <table:table-cell office:value-type="float" office:value="11.6443128400123">
                <text:p>11.64431284001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9.02621803104748">
                <text:p>9.02621803104748</text:p>
              </table:table-cell>
              <table:table-cell office:value-type="float" office:value="2.89937728850394">
                <text:p>2.89937728850394</text:p>
              </table:table-cell>
              <table:table-cell office:value-type="float" office:value="76.7747401825071">
                <text:p>76.7747401825071</text:p>
              </table:table-cell>
              <table:table-cell office:value-type="float" office:value="11.2996644981785">
                <text:p>11.29966449817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8.88960277062439">
                <text:p>8.88960277062439</text:p>
              </table:table-cell>
              <table:table-cell office:value-type="float" office:value="3.15014016291123">
                <text:p>3.15014016291123</text:p>
              </table:table-cell>
              <table:table-cell office:value-type="float" office:value="76.8827218351269">
                <text:p>76.8827218351269</text:p>
              </table:table-cell>
              <table:table-cell office:value-type="float" office:value="11.0775352313812">
                <text:p>11.0775352313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8.79106690630143">
                <text:p>8.79106690630143</text:p>
              </table:table-cell>
              <table:table-cell office:value-type="float" office:value="3.41990132708722">
                <text:p>3.41990132708722</text:p>
              </table:table-cell>
              <table:table-cell office:value-type="float" office:value="76.8863029941807">
                <text:p>76.8863029941807</text:p>
              </table:table-cell>
              <table:table-cell office:value-type="float" office:value="10.902728772236">
                <text:p>10.902728772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">
                <text:p>950</text:p>
              </table:table-cell>
              <table:table-cell office:value-type="float" office:value="8.72836172178005">
                <text:p>8.72836172178005</text:p>
              </table:table-cell>
              <table:table-cell office:value-type="float" office:value="3.71107264384651">
                <text:p>3.71107264384651</text:p>
              </table:table-cell>
              <table:table-cell office:value-type="float" office:value="76.7891688605274">
                <text:p>76.7891688605274</text:p>
              </table:table-cell>
              <table:table-cell office:value-type="float" office:value="10.7713967738051">
                <text:p>10.7713967738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8.66945944618274">
                <text:p>8.66945944618274</text:p>
              </table:table-cell>
              <table:table-cell office:value-type="float" office:value="4.00994770708436">
                <text:p>4.00994770708436</text:p>
              </table:table-cell>
              <table:table-cell office:value-type="float" office:value="76.6755006360044">
                <text:p>76.6755006360044</text:p>
              </table:table-cell>
              <table:table-cell office:value-type="float" office:value="10.6450922107553">
                <text:p>10.6450922107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">
                <text:p>1050</text:p>
              </table:table-cell>
              <table:table-cell office:value-type="float" office:value="8.61536234226352">
                <text:p>8.61536234226352</text:p>
              </table:table-cell>
              <table:table-cell office:value-type="float" office:value="4.31495359347125">
                <text:p>4.31495359347125</text:p>
              </table:table-cell>
              <table:table-cell office:value-type="float" office:value="76.5458003826632">
                <text:p>76.5458003826632</text:p>
              </table:table-cell>
              <table:table-cell office:value-type="float" office:value="10.5238836815942">
                <text:p>10.52388368159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">
                <text:p>1100</text:p>
              </table:table-cell>
              <table:table-cell office:value-type="float" office:value="8.56433313587517">
                <text:p>8.56433313587517</text:p>
              </table:table-cell>
              <table:table-cell office:value-type="float" office:value="4.62639862545634">
                <text:p>4.62639862545634</text:p>
              </table:table-cell>
              <table:table-cell office:value-type="float" office:value="76.4018401203323">
                <text:p>76.4018401203323</text:p>
              </table:table-cell>
              <table:table-cell office:value-type="float" office:value="10.4074281185043">
                <text:p>10.4074281185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">
                <text:p>1150</text:p>
              </table:table-cell>
              <table:table-cell office:value-type="float" office:value="8.51718644726465">
                <text:p>8.51718644726465</text:p>
              </table:table-cell>
              <table:table-cell office:value-type="float" office:value="4.94393615193099">
                <text:p>4.94393615193099</text:p>
              </table:table-cell>
              <table:table-cell office:value-type="float" office:value="76.2432387225237">
                <text:p>76.2432387225237</text:p>
              </table:table-cell>
              <table:table-cell office:value-type="float" office:value="10.2956386783904">
                <text:p>10.2956386783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8.47368422921668">
                <text:p>8.47368422921668</text:p>
              </table:table-cell>
              <table:table-cell office:value-type="float" office:value="5.26713903388166">
                <text:p>5.26713903388166</text:p>
              </table:table-cell>
              <table:table-cell office:value-type="float" office:value="76.0712760465368">
                <text:p>76.0712760465368</text:p>
              </table:table-cell>
              <table:table-cell office:value-type="float" office:value="10.1879006901119">
                <text:p>10.18790069011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">
                <text:p>1250</text:p>
              </table:table-cell>
              <table:table-cell office:value-type="float" office:value="8.43310004585451">
                <text:p>8.43310004585451</text:p>
              </table:table-cell>
              <table:table-cell office:value-type="float" office:value="5.595168634509">
                <text:p>5.595168634509</text:p>
              </table:table-cell>
              <table:table-cell office:value-type="float" office:value="75.887009969303">
                <text:p>75.887009969303</text:p>
              </table:table-cell>
              <table:table-cell office:value-type="float" office:value="10.0847213504301">
                <text:p>10.08472135043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8.39727557649667">
                <text:p>8.39727557649667</text:p>
              </table:table-cell>
              <table:table-cell office:value-type="float" office:value="5.92544682778521">
                <text:p>5.92544682778521</text:p>
              </table:table-cell>
              <table:table-cell office:value-type="float" office:value="75.692159436428">
                <text:p>75.692159436428</text:p>
              </table:table-cell>
              <table:table-cell office:value-type="float" office:value="9.98511815919782">
                <text:p>9.985118159197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0">
                <text:p>1350</text:p>
              </table:table-cell>
              <table:table-cell office:value-type="float" office:value="8.36250845147516">
                <text:p>8.36250845147516</text:p>
              </table:table-cell>
              <table:table-cell office:value-type="float" office:value="6.25981199344272">
                <text:p>6.25981199344272</text:p>
              </table:table-cell>
              <table:table-cell office:value-type="float" office:value="75.4905390619192">
                <text:p>75.4905390619192</text:p>
              </table:table-cell>
              <table:table-cell office:value-type="float" office:value="9.8871404930262">
                <text:p>9.88714049302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8.32979569574651">
                <text:p>8.32979569574651</text:p>
              </table:table-cell>
              <table:table-cell office:value-type="float" office:value="6.59496665486806">
                <text:p>6.59496665486806</text:p>
              </table:table-cell>
              <table:table-cell office:value-type="float" office:value="75.2815446412455">
                <text:p>75.2815446412455</text:p>
              </table:table-cell>
              <table:table-cell office:value-type="float" office:value="9.79369300822585">
                <text:p>9.793693008225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0">
                <text:p>1450</text:p>
              </table:table-cell>
              <table:table-cell office:value-type="float" office:value="8.30090281606439">
                <text:p>8.30090281606439</text:p>
              </table:table-cell>
              <table:table-cell office:value-type="float" office:value="6.93428239010554">
                <text:p>6.93428239010554</text:p>
              </table:table-cell>
              <table:table-cell office:value-type="float" office:value="75.0599276455039">
                <text:p>75.0599276455039</text:p>
              </table:table-cell>
              <table:table-cell office:value-type="float" office:value="9.70488714830718">
                <text:p>9.70488714830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8.27363577907024">
                <text:p>8.27363577907024</text:p>
              </table:table-cell>
              <table:table-cell office:value-type="float" office:value="7.27602867458134">
                <text:p>7.27602867458134</text:p>
              </table:table-cell>
              <table:table-cell office:value-type="float" office:value="74.8300955895849">
                <text:p>74.8300955895849</text:p>
              </table:table-cell>
              <table:table-cell office:value-type="float" office:value="9.62023995651106">
                <text:p>9.62023995651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0">
                <text:p>1550</text:p>
              </table:table-cell>
              <table:table-cell office:value-type="float" office:value="8.24978341138358">
                <text:p>8.24978341138358</text:p>
              </table:table-cell>
              <table:table-cell office:value-type="float" office:value="7.61926139463896">
                <text:p>7.61926139463896</text:p>
              </table:table-cell>
              <table:table-cell office:value-type="float" office:value="74.5926331715647">
                <text:p>74.5926331715647</text:p>
              </table:table-cell>
              <table:table-cell office:value-type="float" office:value="9.53832202259056">
                <text:p>9.53832202259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">
                <text:p>1600</text:p>
              </table:table-cell>
              <table:table-cell office:value-type="float" office:value="8.22657241054886">
                <text:p>8.22657241054886</text:p>
              </table:table-cell>
              <table:table-cell office:value-type="float" office:value="7.96285079560053">
                <text:p>7.96285079560053</text:p>
              </table:table-cell>
              <table:table-cell office:value-type="float" office:value="74.353122007136">
                <text:p>74.353122007136</text:p>
              </table:table-cell>
              <table:table-cell office:value-type="float" office:value="9.45745478683089">
                <text:p>9.457454786830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8.20513894242726">
                <text:p>8.20513894242726</text:p>
              </table:table-cell>
              <table:table-cell office:value-type="float" office:value="8.30732470986304">
                <text:p>8.30732470986304</text:p>
              </table:table-cell>
              <table:table-cell office:value-type="float" office:value="74.1065807408893">
                <text:p>74.1065807408893</text:p>
              </table:table-cell>
              <table:table-cell office:value-type="float" office:value="9.38095560670959">
                <text:p>9.380955606709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0">
                <text:p>1700</text:p>
              </table:table-cell>
              <table:table-cell office:value-type="float" office:value="8.18505859546557">
                <text:p>8.18505859546557</text:p>
              </table:table-cell>
              <table:table-cell office:value-type="float" office:value="8.65270318340797">
                <text:p>8.65270318340797</text:p>
              </table:table-cell>
              <table:table-cell office:value-type="float" office:value="73.8548527275832">
                <text:p>73.8548527275832</text:p>
              </table:table-cell>
              <table:table-cell office:value-type="float" office:value="9.30738549339105">
                <text:p>9.307385493391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">
                <text:p>1750</text:p>
              </table:table-cell>
              <table:table-cell office:value-type="float" office:value="8.16763752205033">
                <text:p>8.16763752205033</text:p>
              </table:table-cell>
              <table:table-cell office:value-type="float" office:value="8.9970135218483">
                <text:p>8.9970135218483</text:p>
              </table:table-cell>
              <table:table-cell office:value-type="float" office:value="73.5982042483345">
                <text:p>73.5982042483345</text:p>
              </table:table-cell>
              <table:table-cell office:value-type="float" office:value="9.23714470793497">
                <text:p>9.237144707934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8.15285973048143">
                <text:p>8.15285973048143</text:p>
              </table:table-cell>
              <table:table-cell office:value-type="float" office:value="9.34055800189537">
                <text:p>9.34055800189537</text:p>
              </table:table-cell>
              <table:table-cell office:value-type="float" office:value="73.3364339642488">
                <text:p>73.3364339642488</text:p>
              </table:table-cell>
              <table:table-cell office:value-type="float" office:value="9.17014830312249">
                <text:p>9.17014830312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0">
                <text:p>1850</text:p>
              </table:table-cell>
              <table:table-cell office:value-type="float" office:value="8.13940086888908">
                <text:p>8.13940086888908</text:p>
              </table:table-cell>
              <table:table-cell office:value-type="float" office:value="9.68413043087199">
                <text:p>9.68413043087199</text:p>
              </table:table-cell>
              <table:table-cell office:value-type="float" office:value="73.0696912860362">
                <text:p>73.0696912860362</text:p>
              </table:table-cell>
              <table:table-cell office:value-type="float" office:value="9.10677741427873">
                <text:p>9.106777414278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8.12736041954315">
                <text:p>8.12736041954315</text:p>
              </table:table-cell>
              <table:table-cell office:value-type="float" office:value="10.0277086432627">
                <text:p>10.0277086432627</text:p>
              </table:table-cell>
              <table:table-cell office:value-type="float" office:value="72.7962074315713">
                <text:p>72.7962074315713</text:p>
              </table:table-cell>
              <table:table-cell office:value-type="float" office:value="9.04872350563689">
                <text:p>9.048723505636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">
                <text:p>1950</text:p>
              </table:table-cell>
              <table:table-cell office:value-type="float" office:value="8.11770001203566">
                <text:p>8.11770001203566</text:p>
              </table:table-cell>
              <table:table-cell office:value-type="float" office:value="10.3697218783901">
                <text:p>10.3697218783901</text:p>
              </table:table-cell>
              <table:table-cell office:value-type="float" office:value="72.5200675975433">
                <text:p>72.5200675975433</text:p>
              </table:table-cell>
              <table:table-cell office:value-type="float" office:value="8.9925105120993">
                <text:p>8.99251051209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8.10878910786501">
                <text:p>8.10878910786501</text:p>
              </table:table-cell>
              <table:table-cell office:value-type="float" office:value="10.7107759494164">
                <text:p>10.7107759494164</text:p>
              </table:table-cell>
              <table:table-cell office:value-type="float" office:value="72.2423906866093">
                <text:p>72.2423906866093</text:p>
              </table:table-cell>
              <table:table-cell office:value-type="float" office:value="8.93804425628245">
                <text:p>8.938044256282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">
                <text:p>2050</text:p>
              </table:table-cell>
              <table:table-cell office:value-type="float" office:value="8.10078376565604">
                <text:p>8.10078376565604</text:p>
              </table:table-cell>
              <table:table-cell office:value-type="float" office:value="11.0507265309645">
                <text:p>11.0507265309645</text:p>
              </table:table-cell>
              <table:table-cell office:value-type="float" office:value="71.963376239784">
                <text:p>71.963376239784</text:p>
              </table:table-cell>
              <table:table-cell office:value-type="float" office:value="8.88511346385218">
                <text:p>8.885113463852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0">
                <text:p>2100</text:p>
              </table:table-cell>
              <table:table-cell office:value-type="float" office:value="8.09560151630138">
                <text:p>8.09560151630138</text:p>
              </table:table-cell>
              <table:table-cell office:value-type="float" office:value="11.388628763023">
                <text:p>11.388628763023</text:p>
              </table:table-cell>
              <table:table-cell office:value-type="float" office:value="71.681823007284">
                <text:p>71.681823007284</text:p>
              </table:table-cell>
              <table:table-cell office:value-type="float" office:value="8.83394671331986">
                <text:p>8.833946713319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0">
                <text:p>2150</text:p>
              </table:table-cell>
              <table:table-cell office:value-type="float" office:value="8.09146542554019">
                <text:p>8.09146542554019</text:p>
              </table:table-cell>
              <table:table-cell office:value-type="float" office:value="11.7246900131912">
                <text:p>11.7246900131912</text:p>
              </table:table-cell>
              <table:table-cell office:value-type="float" office:value="71.3981225270895">
                <text:p>71.3981225270895</text:p>
              </table:table-cell>
              <table:table-cell office:value-type="float" office:value="8.78572203430683">
                <text:p>8.78572203430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0">
                <text:p>2200</text:p>
              </table:table-cell>
              <table:table-cell office:value-type="float" office:value="8.08747349350915">
                <text:p>8.08747349350915</text:p>
              </table:table-cell>
              <table:table-cell office:value-type="float" office:value="12.0578224027555">
                <text:p>12.0578224027555</text:p>
              </table:table-cell>
              <table:table-cell office:value-type="float" office:value="71.1134816023251">
                <text:p>71.1134816023251</text:p>
              </table:table-cell>
              <table:table-cell office:value-type="float" office:value="8.74122250138069">
                <text:p>8.741222501380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0">
                <text:p>2250</text:p>
              </table:table-cell>
              <table:table-cell office:value-type="float" office:value="8.08439904972077">
                <text:p>8.08439904972077</text:p>
              </table:table-cell>
              <table:table-cell office:value-type="float" office:value="12.3877787178367">
                <text:p>12.3877787178367</text:p>
              </table:table-cell>
              <table:table-cell office:value-type="float" office:value="70.8273054166876">
                <text:p>70.8273054166876</text:p>
              </table:table-cell>
              <table:table-cell office:value-type="float" office:value="8.70051681595293">
                <text:p>8.700516815952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0">
                <text:p>2300</text:p>
              </table:table-cell>
              <table:table-cell office:value-type="float" office:value="8.08231453048386">
                <text:p>8.08231453048386</text:p>
              </table:table-cell>
              <table:table-cell office:value-type="float" office:value="12.7159030364942">
                <text:p>12.7159030364942</text:p>
              </table:table-cell>
              <table:table-cell office:value-type="float" office:value="70.5385232141923">
                <text:p>70.5385232141923</text:p>
              </table:table-cell>
              <table:table-cell office:value-type="float" office:value="8.66325921895208">
                <text:p>8.663259218952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0">
                <text:p>2350</text:p>
              </table:table-cell>
              <table:table-cell office:value-type="float" office:value="8.08091417423506">
                <text:p>8.08091417423506</text:p>
              </table:table-cell>
              <table:table-cell office:value-type="float" office:value="13.0424635892996">
                <text:p>13.0424635892996</text:p>
              </table:table-cell>
              <table:table-cell office:value-type="float" office:value="70.2505456374584">
                <text:p>70.2505456374584</text:p>
              </table:table-cell>
              <table:table-cell office:value-type="float" office:value="8.62607659911503">
                <text:p>8.626076599115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0">
                <text:p>2400</text:p>
              </table:table-cell>
              <table:table-cell office:value-type="float" office:value="8.07553075575443">
                <text:p>8.07553075575443</text:p>
              </table:table-cell>
              <table:table-cell office:value-type="float" office:value="13.3600477541168">
                <text:p>13.3600477541168</text:p>
              </table:table-cell>
              <table:table-cell office:value-type="float" office:value="69.9807108874608">
                <text:p>69.9807108874608</text:p>
              </table:table-cell>
              <table:table-cell office:value-type="float" office:value="8.58371060254322">
                <text:p>8.583710602543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0">
                <text:p>2450</text:p>
              </table:table-cell>
              <table:table-cell office:value-type="float" office:value="8.08105933568575">
                <text:p>8.08105933568575</text:p>
              </table:table-cell>
              <table:table-cell office:value-type="float" office:value="13.684945944519">
                <text:p>13.684945944519</text:p>
              </table:table-cell>
              <table:table-cell office:value-type="float" office:value="69.6831474540472">
                <text:p>69.6831474540472</text:p>
              </table:table-cell>
              <table:table-cell office:value-type="float" office:value="8.55084726579604">
                <text:p>8.550847265796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8.08700121923985">
                <text:p>8.08700121923985</text:p>
              </table:table-cell>
              <table:table-cell office:value-type="float" office:value="14.0091394816903">
                <text:p>14.0091394816903</text:p>
              </table:table-cell>
              <table:table-cell office:value-type="float" office:value="69.3825341851874">
                <text:p>69.3825341851874</text:p>
              </table:table-cell>
              <table:table-cell office:value-type="float" office:value="8.52132511378289">
                <text:p>8.521325113782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0">
                <text:p>2550</text:p>
              </table:table-cell>
              <table:table-cell office:value-type="float" office:value="8.09153025732725">
                <text:p>8.09153025732725</text:p>
              </table:table-cell>
              <table:table-cell office:value-type="float" office:value="14.3274530165642">
                <text:p>14.3274530165642</text:p>
              </table:table-cell>
              <table:table-cell office:value-type="float" office:value="69.0772473681412">
                <text:p>69.0772473681412</text:p>
              </table:table-cell>
              <table:table-cell office:value-type="float" office:value="8.50376935800433">
                <text:p>8.503769358004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0">
                <text:p>2600</text:p>
              </table:table-cell>
              <table:table-cell office:value-type="float" office:value="8.09864552777235">
                <text:p>8.09864552777235</text:p>
              </table:table-cell>
              <table:table-cell office:value-type="float" office:value="14.6439123346315">
                <text:p>14.6439123346315</text:p>
              </table:table-cell>
              <table:table-cell office:value-type="float" office:value="68.7806419885459">
                <text:p>68.7806419885459</text:p>
              </table:table-cell>
              <table:table-cell office:value-type="float" office:value="8.47680014916284">
                <text:p>8.476800149162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0">
                <text:p>2650</text:p>
              </table:table-cell>
              <table:table-cell office:value-type="float" office:value="8.10405507856563">
                <text:p>8.10405507856563</text:p>
              </table:table-cell>
              <table:table-cell office:value-type="float" office:value="14.9560436487669">
                <text:p>14.9560436487669</text:p>
              </table:table-cell>
              <table:table-cell office:value-type="float" office:value="68.4889665864235">
                <text:p>68.4889665864235</text:p>
              </table:table-cell>
              <table:table-cell office:value-type="float" office:value="8.45093468626648">
                <text:p>8.450934686266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0">
                <text:p>2700</text:p>
              </table:table-cell>
              <table:table-cell office:value-type="float" office:value="8.10802350078477">
                <text:p>8.10802350078477</text:p>
              </table:table-cell>
              <table:table-cell office:value-type="float" office:value="15.263434205754">
                <text:p>15.263434205754</text:p>
              </table:table-cell>
              <table:table-cell office:value-type="float" office:value="68.2023095833899">
                <text:p>68.2023095833899</text:p>
              </table:table-cell>
              <table:table-cell office:value-type="float" office:value="8.42623271007265">
                <text:p>8.426232710072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8.11165794143887">
                <text:p>8.11165794143887</text:p>
              </table:table-cell>
              <table:table-cell office:value-type="float" office:value="15.5591147695419">
                <text:p>15.5591147695419</text:p>
              </table:table-cell>
              <table:table-cell office:value-type="float" office:value="67.9299007830446">
                <text:p>67.9299007830446</text:p>
              </table:table-cell>
              <table:table-cell office:value-type="float" office:value="8.39932650593718">
                <text:p>8.399326505937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0">
                <text:p>2800</text:p>
              </table:table-cell>
              <table:table-cell office:value-type="float" office:value="8.11932529488595">
                <text:p>8.11932529488595</text:p>
              </table:table-cell>
              <table:table-cell office:value-type="float" office:value="15.8602045020457">
                <text:p>15.8602045020457</text:p>
              </table:table-cell>
              <table:table-cell office:value-type="float" office:value="67.6412103293705">
                <text:p>67.6412103293705</text:p>
              </table:table-cell>
              <table:table-cell office:value-type="float" office:value="8.37925987374638">
                <text:p>8.379259873746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0">
                <text:p>2850</text:p>
              </table:table-cell>
              <table:table-cell office:value-type="float" office:value="8.12793185753602">
                <text:p>8.12793185753602</text:p>
              </table:table-cell>
              <table:table-cell office:value-type="float" office:value="16.1597311275046">
                <text:p>16.1597311275046</text:p>
              </table:table-cell>
              <table:table-cell office:value-type="float" office:value="67.3503677985231">
                <text:p>67.3503677985231</text:p>
              </table:table-cell>
              <table:table-cell office:value-type="float" office:value="8.36196921662255">
                <text:p>8.361969216622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0">
                <text:p>2900</text:p>
              </table:table-cell>
              <table:table-cell office:value-type="float" office:value="8.136489350898">
                <text:p>8.136489350898</text:p>
              </table:table-cell>
              <table:table-cell office:value-type="float" office:value="16.4550244053298">
                <text:p>16.4550244053298</text:p>
              </table:table-cell>
              <table:table-cell office:value-type="float" office:value="67.0532137645428">
                <text:p>67.0532137645428</text:p>
              </table:table-cell>
              <table:table-cell office:value-type="float" office:value="8.35527247934102">
                <text:p>8.355272479341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0">
                <text:p>2950</text:p>
              </table:table-cell>
              <table:table-cell office:value-type="float" office:value="8.14699036212285">
                <text:p>8.14699036212285</text:p>
              </table:table-cell>
              <table:table-cell office:value-type="float" office:value="16.7509637731478">
                <text:p>16.7509637731478</text:p>
              </table:table-cell>
              <table:table-cell office:value-type="float" office:value="66.7599405089039">
                <text:p>66.7599405089039</text:p>
              </table:table-cell>
              <table:table-cell office:value-type="float" office:value="8.34210535586174">
                <text:p>8.342105355861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">
                <text:p>3000</text:p>
              </table:table-cell>
              <table:table-cell office:value-type="float" office:value="8.15830986581169">
                <text:p>8.15830986581169</text:p>
              </table:table-cell>
              <table:table-cell office:value-type="float" office:value="17.0428597984078">
                <text:p>17.0428597984078</text:p>
              </table:table-cell>
              <table:table-cell office:value-type="float" office:value="66.4687748770601">
                <text:p>66.4687748770601</text:p>
              </table:table-cell>
              <table:table-cell office:value-type="float" office:value="8.33005545865044">
                <text:p>8.330055458650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0">
                <text:p>3050</text:p>
              </table:table-cell>
              <table:table-cell office:value-type="float" office:value="8.16944903962637">
                <text:p>8.16944903962637</text:p>
              </table:table-cell>
              <table:table-cell office:value-type="float" office:value="17.3320182149463">
                <text:p>17.3320182149463</text:p>
              </table:table-cell>
              <table:table-cell office:value-type="float" office:value="66.1789436363371">
                <text:p>66.1789436363371</text:p>
              </table:table-cell>
              <table:table-cell office:value-type="float" office:value="8.31958910909956">
                <text:p>8.319589109099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0">
                <text:p>3100</text:p>
              </table:table-cell>
              <table:table-cell office:value-type="float" office:value="8.18057096927456">
                <text:p>8.18057096927456</text:p>
              </table:table-cell>
              <table:table-cell office:value-type="float" office:value="17.6172647591538">
                <text:p>17.6172647591538</text:p>
              </table:table-cell>
              <table:table-cell office:value-type="float" office:value="65.8919865868183">
                <text:p>65.8919865868183</text:p>
              </table:table-cell>
              <table:table-cell office:value-type="float" office:value="8.31017768480591">
                <text:p>8.310177684805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0">
                <text:p>3150</text:p>
              </table:table-cell>
              <table:table-cell office:value-type="float" office:value="8.19284927496846">
                <text:p>8.19284927496846</text:p>
              </table:table-cell>
              <table:table-cell office:value-type="float" office:value="17.8990958712414">
                <text:p>17.8990958712414</text:p>
              </table:table-cell>
              <table:table-cell office:value-type="float" office:value="65.6058260906959">
                <text:p>65.6058260906959</text:p>
              </table:table-cell>
              <table:table-cell office:value-type="float" office:value="8.30222876311513">
                <text:p>8.302228763115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00">
                <text:p>3200</text:p>
              </table:table-cell>
              <table:table-cell office:value-type="float" office:value="8.20525724590759">
                <text:p>8.20525724590759</text:p>
              </table:table-cell>
              <table:table-cell office:value-type="float" office:value="18.1773948511501">
                <text:p>18.1773948511501</text:p>
              </table:table-cell>
              <table:table-cell office:value-type="float" office:value="65.3221421038941">
                <text:p>65.3221421038941</text:p>
              </table:table-cell>
              <table:table-cell office:value-type="float" office:value="8.29520579893687">
                <text:p>8.295205798936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0">
                <text:p>3250</text:p>
              </table:table-cell>
              <table:table-cell office:value-type="float" office:value="8.21869913137257">
                <text:p>8.21869913137257</text:p>
              </table:table-cell>
              <table:table-cell office:value-type="float" office:value="18.4521806690714">
                <text:p>18.4521806690714</text:p>
              </table:table-cell>
              <table:table-cell office:value-type="float" office:value="65.0396026518969">
                <text:p>65.0396026518969</text:p>
              </table:table-cell>
              <table:table-cell office:value-type="float" office:value="8.28951754746046">
                <text:p>8.289517547460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00">
                <text:p>3300</text:p>
              </table:table-cell>
              <table:table-cell office:value-type="float" office:value="8.227115457569">
                <text:p>8.227115457569</text:p>
              </table:table-cell>
              <table:table-cell office:value-type="float" office:value="18.7121381045603">
                <text:p>18.7121381045603</text:p>
              </table:table-cell>
              <table:table-cell office:value-type="float" office:value="64.7811288342641">
                <text:p>64.7811288342641</text:p>
              </table:table-cell>
              <table:table-cell office:value-type="float" office:value="8.27961760352266">
                <text:p>8.279617603522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0">
                <text:p>3350</text:p>
              </table:table-cell>
              <table:table-cell office:value-type="float" office:value="8.24586379709655">
                <text:p>8.24586379709655</text:p>
              </table:table-cell>
              <table:table-cell office:value-type="float" office:value="18.9971039769034">
                <text:p>18.9971039769034</text:p>
              </table:table-cell>
              <table:table-cell office:value-type="float" office:value="64.4737003358958">
                <text:p>64.4737003358958</text:p>
              </table:table-cell>
              <table:table-cell office:value-type="float" office:value="8.28333189000749">
                <text:p>8.283331890007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00">
                <text:p>3400</text:p>
              </table:table-cell>
              <table:table-cell office:value-type="float" office:value="8.25883877145825">
                <text:p>8.25883877145825</text:p>
              </table:table-cell>
              <table:table-cell office:value-type="float" office:value="19.2635443197069">
                <text:p>19.2635443197069</text:p>
              </table:table-cell>
              <table:table-cell office:value-type="float" office:value="64.1962610106442">
                <text:p>64.1962610106442</text:p>
              </table:table-cell>
              <table:table-cell office:value-type="float" office:value="8.2813558983315">
                <text:p>8.28135589833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0">
                <text:p>3450</text:p>
              </table:table-cell>
              <table:table-cell office:value-type="float" office:value="8.27280404561106">
                <text:p>8.27280404561106</text:p>
              </table:table-cell>
              <table:table-cell office:value-type="float" office:value="19.5267883350579">
                <text:p>19.5267883350579</text:p>
              </table:table-cell>
              <table:table-cell office:value-type="float" office:value="63.9167724424174">
                <text:p>63.9167724424174</text:p>
              </table:table-cell>
              <table:table-cell office:value-type="float" office:value="8.28363517690726">
                <text:p>8.283635176907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0">
                <text:p>3500</text:p>
              </table:table-cell>
              <table:table-cell office:value-type="float" office:value="8.28730209317356">
                <text:p>8.28730209317356</text:p>
              </table:table-cell>
              <table:table-cell office:value-type="float" office:value="19.7858200047827">
                <text:p>19.7858200047827</text:p>
              </table:table-cell>
              <table:table-cell office:value-type="float" office:value="63.6400627183405">
                <text:p>63.6400627183405</text:p>
              </table:table-cell>
              <table:table-cell office:value-type="float" office:value="8.28681518383652">
                <text:p>8.286815183836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0">
                <text:p>3550</text:p>
              </table:table-cell>
              <table:table-cell office:value-type="float" office:value="8.30301154376578">
                <text:p>8.30301154376578</text:p>
              </table:table-cell>
              <table:table-cell office:value-type="float" office:value="20.042538772719">
                <text:p>20.042538772719</text:p>
              </table:table-cell>
              <table:table-cell office:value-type="float" office:value="63.366969037405">
                <text:p>63.366969037405</text:p>
              </table:table-cell>
              <table:table-cell office:value-type="float" office:value="8.28748064604258">
                <text:p>8.287480646042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8.31805841262539">
                <text:p>8.31805841262539</text:p>
              </table:table-cell>
              <table:table-cell office:value-type="float" office:value="20.2968838748734">
                <text:p>20.2968838748734</text:p>
              </table:table-cell>
              <table:table-cell office:value-type="float" office:value="63.095807934762">
                <text:p>63.095807934762</text:p>
              </table:table-cell>
              <table:table-cell office:value-type="float" office:value="8.28924977776236">
                <text:p>8.289249777762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0">
                <text:p>3650</text:p>
              </table:table-cell>
              <table:table-cell office:value-type="float" office:value="8.33344011289618">
                <text:p>8.33344011289618</text:p>
              </table:table-cell>
              <table:table-cell office:value-type="float" office:value="20.5486048654526">
                <text:p>20.5486048654526</text:p>
              </table:table-cell>
              <table:table-cell office:value-type="float" office:value="62.825935916815">
                <text:p>62.825935916815</text:p>
              </table:table-cell>
              <table:table-cell office:value-type="float" office:value="8.29201910461245">
                <text:p>8.292019104612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0">
                <text:p>3700</text:p>
              </table:table-cell>
              <table:table-cell office:value-type="float" office:value="8.34682440556247">
                <text:p>8.34682440556247</text:p>
              </table:table-cell>
              <table:table-cell office:value-type="float" office:value="20.7974592103449">
                <text:p>20.7974592103449</text:p>
              </table:table-cell>
              <table:table-cell office:value-type="float" office:value="62.5600917243262">
                <text:p>62.5600917243262</text:p>
              </table:table-cell>
              <table:table-cell office:value-type="float" office:value="8.29562465993955">
                <text:p>8.295624659939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50">
                <text:p>3750</text:p>
              </table:table-cell>
              <table:table-cell office:value-type="float" office:value="8.36173374177681">
                <text:p>8.36173374177681</text:p>
              </table:table-cell>
              <table:table-cell office:value-type="float" office:value="21.0423392052433">
                <text:p>21.0423392052433</text:p>
              </table:table-cell>
              <table:table-cell office:value-type="float" office:value="62.2962600968603">
                <text:p>62.2962600968603</text:p>
              </table:table-cell>
              <table:table-cell office:value-type="float" office:value="8.29966695624557">
                <text:p>8.299666956245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0">
                <text:p>3800</text:p>
              </table:table-cell>
              <table:table-cell office:value-type="float" office:value="8.37878291587913">
                <text:p>8.37878291587913</text:p>
              </table:table-cell>
              <table:table-cell office:value-type="float" office:value="21.2843333466871">
                <text:p>21.2843333466871</text:p>
              </table:table-cell>
              <table:table-cell office:value-type="float" office:value="62.032356917475">
                <text:p>62.032356917475</text:p>
              </table:table-cell>
              <table:table-cell office:value-type="float" office:value="8.30452681995276">
                <text:p>8.304526819952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50">
                <text:p>3850</text:p>
              </table:table-cell>
              <table:table-cell office:value-type="float" office:value="8.39540443883341">
                <text:p>8.39540443883341</text:p>
              </table:table-cell>
              <table:table-cell office:value-type="float" office:value="21.5230312777361">
                <text:p>21.5230312777361</text:p>
              </table:table-cell>
              <table:table-cell office:value-type="float" office:value="61.7715975536192">
                <text:p>61.7715975536192</text:p>
              </table:table-cell>
              <table:table-cell office:value-type="float" office:value="8.30996672995135">
                <text:p>8.309966729951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0">
                <text:p>3900</text:p>
              </table:table-cell>
              <table:table-cell office:value-type="float" office:value="8.41003989947418">
                <text:p>8.41003989947418</text:p>
              </table:table-cell>
              <table:table-cell office:value-type="float" office:value="21.7592694680514">
                <text:p>21.7592694680514</text:p>
              </table:table-cell>
              <table:table-cell office:value-type="float" office:value="61.514591448682">
                <text:p>61.514591448682</text:p>
              </table:table-cell>
              <table:table-cell office:value-type="float" office:value="8.31609918386143">
                <text:p>8.316099183861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50">
                <text:p>3950</text:p>
              </table:table-cell>
              <table:table-cell office:value-type="float" office:value="8.42627797165858">
                <text:p>8.42627797165858</text:p>
              </table:table-cell>
              <table:table-cell office:value-type="float" office:value="21.9929505058087">
                <text:p>21.9929505058087</text:p>
              </table:table-cell>
              <table:table-cell office:value-type="float" office:value="61.2577357216273">
                <text:p>61.2577357216273</text:p>
              </table:table-cell>
              <table:table-cell office:value-type="float" office:value="8.32303580088616">
                <text:p>8.323035800886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8.44128620073892">
                <text:p>8.44128620073892</text:p>
              </table:table-cell>
              <table:table-cell office:value-type="float" office:value="22.2244103394947">
                <text:p>22.2244103394947</text:p>
              </table:table-cell>
              <table:table-cell office:value-type="float" office:value="61.0035237130047">
                <text:p>61.0035237130047</text:p>
              </table:table-cell>
              <table:table-cell office:value-type="float" office:value="8.33077974684816">
                <text:p>8.33077974684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0">
                <text:p>4050</text:p>
              </table:table-cell>
              <table:table-cell office:value-type="float" office:value="8.45833622214322">
                <text:p>8.45833622214322</text:p>
              </table:table-cell>
              <table:table-cell office:value-type="float" office:value="22.4524873790694">
                <text:p>22.4524873790694</text:p>
              </table:table-cell>
              <table:table-cell office:value-type="float" office:value="60.7503009813698">
                <text:p>60.7503009813698</text:p>
              </table:table-cell>
              <table:table-cell office:value-type="float" office:value="8.33887541740167">
                <text:p>8.338875417401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00">
                <text:p>4100</text:p>
              </table:table-cell>
              <table:table-cell office:value-type="float" office:value="8.47512539840826">
                <text:p>8.47512539840826</text:p>
              </table:table-cell>
              <table:table-cell office:value-type="float" office:value="22.6779770049372">
                <text:p>22.6779770049372</text:p>
              </table:table-cell>
              <table:table-cell office:value-type="float" office:value="60.499245003185">
                <text:p>60.499245003185</text:p>
              </table:table-cell>
              <table:table-cell office:value-type="float" office:value="8.34765259347206">
                <text:p>8.347652593472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50">
                <text:p>4150</text:p>
              </table:table-cell>
              <table:table-cell office:value-type="float" office:value="8.49233630571922">
                <text:p>8.49233630571922</text:p>
              </table:table-cell>
              <table:table-cell office:value-type="float" office:value="22.9011108331611">
                <text:p>22.9011108331611</text:p>
              </table:table-cell>
              <table:table-cell office:value-type="float" office:value="60.2495241364657">
                <text:p>60.2495241364657</text:p>
              </table:table-cell>
              <table:table-cell office:value-type="float" office:value="8.35702872460022">
                <text:p>8.357028724600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8.51569934926804">
                <text:p>8.51569934926804</text:p>
              </table:table-cell>
              <table:table-cell office:value-type="float" office:value="23.1202255108978">
                <text:p>23.1202255108978</text:p>
              </table:table-cell>
              <table:table-cell office:value-type="float" office:value="59.9974645038916">
                <text:p>59.9974645038916</text:p>
              </table:table-cell>
              <table:table-cell office:value-type="float" office:value="8.36661063585886">
                <text:p>8.366610635858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0">
                <text:p>4250</text:p>
              </table:table-cell>
              <table:table-cell office:value-type="float" office:value="8.53211505032328">
                <text:p>8.53211505032328</text:p>
              </table:table-cell>
              <table:table-cell office:value-type="float" office:value="23.3384600070878">
                <text:p>23.3384600070878</text:p>
              </table:table-cell>
              <table:table-cell office:value-type="float" office:value="59.752107321586">
                <text:p>59.752107321586</text:p>
              </table:table-cell>
              <table:table-cell office:value-type="float" office:value="8.377317621031">
                <text:p>8.3773176210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00">
                <text:p>4300</text:p>
              </table:table-cell>
              <table:table-cell office:value-type="float" office:value="8.55480753546712">
                <text:p>8.55480753546712</text:p>
              </table:table-cell>
              <table:table-cell office:value-type="float" office:value="23.5526396684189">
                <text:p>23.5526396684189</text:p>
              </table:table-cell>
              <table:table-cell office:value-type="float" office:value="59.5045871038993">
                <text:p>59.5045871038993</text:p>
              </table:table-cell>
              <table:table-cell office:value-type="float" office:value="8.387965692388">
                <text:p>8.3879656923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50">
                <text:p>4350</text:p>
              </table:table-cell>
              <table:table-cell office:value-type="float" office:value="8.57084366912863">
                <text:p>8.57084366912863</text:p>
              </table:table-cell>
              <table:table-cell office:value-type="float" office:value="23.7660041690252">
                <text:p>23.7660041690252</text:p>
              </table:table-cell>
              <table:table-cell office:value-type="float" office:value="59.2637668478353">
                <text:p>59.2637668478353</text:p>
              </table:table-cell>
              <table:table-cell office:value-type="float" office:value="8.39938531405823">
                <text:p>8.399385314058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">
                <text:p>4400</text:p>
              </table:table-cell>
              <table:table-cell office:value-type="float" office:value="8.58837248518767">
                <text:p>8.58837248518767</text:p>
              </table:table-cell>
              <table:table-cell office:value-type="float" office:value="23.9767146522911">
                <text:p>23.9767146522911</text:p>
              </table:table-cell>
              <table:table-cell office:value-type="float" office:value="59.0239214624416">
                <text:p>59.0239214624416</text:p>
              </table:table-cell>
              <table:table-cell office:value-type="float" office:value="8.41099140023051">
                <text:p>8.410991400230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0">
                <text:p>4450</text:p>
              </table:table-cell>
              <table:table-cell office:value-type="float" office:value="8.60509114422059">
                <text:p>8.60509114422059</text:p>
              </table:table-cell>
              <table:table-cell office:value-type="float" office:value="24.1853015068632">
                <text:p>24.1853015068632</text:p>
              </table:table-cell>
              <table:table-cell office:value-type="float" office:value="58.7864332608588">
                <text:p>58.7864332608588</text:p>
              </table:table-cell>
              <table:table-cell office:value-type="float" office:value="8.42317408833072">
                <text:p>8.423174088330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0">
                <text:p>4500</text:p>
              </table:table-cell>
              <table:table-cell office:value-type="float" office:value="8.62217459858796">
                <text:p>8.62217459858796</text:p>
              </table:table-cell>
              <table:table-cell office:value-type="float" office:value="24.3914673218304">
                <text:p>24.3914673218304</text:p>
              </table:table-cell>
              <table:table-cell office:value-type="float" office:value="58.5506498400281">
                <text:p>58.5506498400281</text:p>
              </table:table-cell>
              <table:table-cell office:value-type="float" office:value="8.43570823956025">
                <text:p>8.435708239560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0">
                <text:p>4550</text:p>
              </table:table-cell>
              <table:table-cell office:value-type="float" office:value="8.63737282004877">
                <text:p>8.63737282004877</text:p>
              </table:table-cell>
              <table:table-cell office:value-type="float" office:value="24.5958281369495">
                <text:p>24.5958281369495</text:p>
              </table:table-cell>
              <table:table-cell office:value-type="float" office:value="58.3179800516381">
                <text:p>58.3179800516381</text:p>
              </table:table-cell>
              <table:table-cell office:value-type="float" office:value="8.44881899127728">
                <text:p>8.448818991277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0">
                <text:p>4600</text:p>
              </table:table-cell>
              <table:table-cell office:value-type="float" office:value="8.6524102956066">
                <text:p>8.6524102956066</text:p>
              </table:table-cell>
              <table:table-cell office:value-type="float" office:value="24.7979177536525">
                <text:p>24.7979177536525</text:p>
              </table:table-cell>
              <table:table-cell office:value-type="float" office:value="58.0874842660431">
                <text:p>58.0874842660431</text:p>
              </table:table-cell>
              <table:table-cell office:value-type="float" office:value="8.46218768451635">
                <text:p>8.462187684516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0">
                <text:p>4650</text:p>
              </table:table-cell>
              <table:table-cell office:value-type="float" office:value="8.67107763189798">
                <text:p>8.67107763189798</text:p>
              </table:table-cell>
              <table:table-cell office:value-type="float" office:value="24.9965079545621">
                <text:p>24.9965079545621</text:p>
              </table:table-cell>
              <table:table-cell office:value-type="float" office:value="57.8566793140539">
                <text:p>57.8566793140539</text:p>
              </table:table-cell>
              <table:table-cell office:value-type="float" office:value="8.47573509944075">
                <text:p>8.475735099440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00">
                <text:p>4700</text:p>
              </table:table-cell>
              <table:table-cell office:value-type="float" office:value="8.6891448105484">
                <text:p>8.6891448105484</text:p>
              </table:table-cell>
              <table:table-cell office:value-type="float" office:value="25.1930963797935">
                <text:p>25.1930963797935</text:p>
              </table:table-cell>
              <table:table-cell office:value-type="float" office:value="57.628152351486">
                <text:p>57.628152351486</text:p>
              </table:table-cell>
              <table:table-cell office:value-type="float" office:value="8.4896064582644">
                <text:p>8.48960645826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50">
                <text:p>4750</text:p>
              </table:table-cell>
              <table:table-cell office:value-type="float" office:value="8.70574191793059">
                <text:p>8.70574191793059</text:p>
              </table:table-cell>
              <table:table-cell office:value-type="float" office:value="25.387592252613">
                <text:p>25.387592252613</text:p>
              </table:table-cell>
              <table:table-cell office:value-type="float" office:value="57.4029524405949">
                <text:p>57.4029524405949</text:p>
              </table:table-cell>
              <table:table-cell office:value-type="float" office:value="8.50371338896705">
                <text:p>8.503713388967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00">
                <text:p>4800</text:p>
              </table:table-cell>
              <table:table-cell office:value-type="float" office:value="8.72765567276493">
                <text:p>8.72765567276493</text:p>
              </table:table-cell>
              <table:table-cell office:value-type="float" office:value="25.5784952105765">
                <text:p>25.5784952105765</text:p>
              </table:table-cell>
              <table:table-cell office:value-type="float" office:value="57.1758994870513">
                <text:p>57.1758994870513</text:p>
              </table:table-cell>
              <table:table-cell office:value-type="float" office:value="8.51794962945744">
                <text:p>8.517949629457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50">
                <text:p>4850</text:p>
              </table:table-cell>
              <table:table-cell office:value-type="float" office:value="8.74651529964963">
                <text:p>8.74651529964963</text:p>
              </table:table-cell>
              <table:table-cell office:value-type="float" office:value="25.768347599043">
                <text:p>25.768347599043</text:p>
              </table:table-cell>
              <table:table-cell office:value-type="float" office:value="56.952560859216">
                <text:p>56.952560859216</text:p>
              </table:table-cell>
              <table:table-cell office:value-type="float" office:value="8.53257624215653">
                <text:p>8.532576242156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0">
                <text:p>4900</text:p>
              </table:table-cell>
              <table:table-cell office:value-type="float" office:value="8.76694380839">
                <text:p>8.76694380839</text:p>
              </table:table-cell>
              <table:table-cell office:value-type="float" office:value="25.9551540700972">
                <text:p>25.9551540700972</text:p>
              </table:table-cell>
              <table:table-cell office:value-type="float" office:value="56.7308146124415">
                <text:p>56.7308146124415</text:p>
              </table:table-cell>
              <table:table-cell office:value-type="float" office:value="8.54708750901118">
                <text:p>8.547087509011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0">
                <text:p>4950</text:p>
              </table:table-cell>
              <table:table-cell office:value-type="float" office:value="8.79134303994923">
                <text:p>8.79134303994923</text:p>
              </table:table-cell>
              <table:table-cell office:value-type="float" office:value="26.1381159578724">
                <text:p>26.1381159578724</text:p>
              </table:table-cell>
              <table:table-cell office:value-type="float" office:value="56.5089869668201">
                <text:p>56.5089869668201</text:p>
              </table:table-cell>
              <table:table-cell office:value-type="float" office:value="8.5615540353058">
                <text:p>8.5615540353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00">
                <text:p>5000</text:p>
              </table:table-cell>
              <table:table-cell office:value-type="float" office:value="8.81395895679743">
                <text:p>8.81395895679743</text:p>
              </table:table-cell>
              <table:table-cell office:value-type="float" office:value="26.3193743705914">
                <text:p>26.3193743705914</text:p>
              </table:table-cell>
              <table:table-cell office:value-type="float" office:value="56.2905709866548">
                <text:p>56.2905709866548</text:p>
              </table:table-cell>
              <table:table-cell office:value-type="float" office:value="8.57609568604102">
                <text:p>8.576095686041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5050" chart:origin="0" chart:interval-major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0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otted" svg:stroke-width="0.08cm" svg:stroke-color="#3faf46" draw:fill-color="#3faf4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otted" svg:stroke-width="0.08cm" svg:stroke-color="#3465a4" draw:fill-color="#3465a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229cm" svg:height="18.128cm" xlink:href=".." xlink:type="simple" chart:class="chart:scatter" chart:style-name="ch1">
        <chart:title svg:x="10.498cm" svg:y="0.497cm" chart:style-name="ch2">
          <text:p>Capacitor losses detail</text:p>
        </chart:title>
        <chart:legend chart:legend-position="end" svg:x="22.921cm" svg:y="7.769cm" style:legend-expansion="high" chart:style-name="ch3"/>
        <chart:plot-area chart:style-name="ch4" table:cell-range-address="results_summary.C575:results_summary.C673 results_summary.J575:results_summary.N673" chart:data-source-has-labels="row" svg:x="1.679cm" svg:y="1.712cm" svg:width="20.718cm" svg:height="14.929cm">
          <chart:coordinate-region svg:x="2.486cm" svg:y="1.911cm" svg:width="19.911cm" svg:height="13.676cm"/>
          <chart:axis chart:dimension="x" chart:name="primary-x" chart:style-name="ch5">
            <chart:title svg:x="11.155cm" svg:y="17.003cm" chart:style-name="ch6">
              <text:p>Load(W)</text:p>
            </chart:title>
            <chart:grid chart:style-name="ch7" chart:class="major"/>
          </chart:axis>
          <chart:axis chart:dimension="y" chart:name="primary-y" chart:style-name="ch8">
            <chart:title svg:x="0.451cm" svg:y="11.7cm" chart:style-name="ch9">
              <text:p>% of total capacitor losses</text:p>
            </chart:title>
            <chart:grid chart:style-name="ch7" chart:class="major"/>
          </chart:axis>
          <chart:series chart:style-name="ch10" chart:values-cell-range-address="results_summary.J576:results_summary.J673" chart:label-cell-address="results_summary.J575:results_summary.J575" chart:class="chart:scatter">
            <chart:domain table:cell-range-address="results_summary.C576:results_summary.C673"/>
            <chart:data-point chart:repeated="98"/>
          </chart:series>
          <chart:series chart:style-name="ch11" chart:values-cell-range-address="results_summary.K576:results_summary.K673" chart:label-cell-address="results_summary.K575:results_summary.K575" chart:class="chart:scatter">
            <chart:data-point chart:repeated="98"/>
          </chart:series>
          <chart:series chart:style-name="ch12" chart:values-cell-range-address="results_summary.L576:results_summary.L673" chart:label-cell-address="results_summary.L575:results_summary.L575" chart:class="chart:scatter">
            <chart:data-point chart:repeated="98"/>
          </chart:series>
          <chart:series chart:style-name="ch13" chart:values-cell-range-address="results_summary.M576:results_summary.M673" chart:label-cell-address="results_summary.M575:results_summary.M575" chart:class="chart:scatter">
            <chart:data-point chart:repeated="98"/>
          </chart:series>
          <chart:series chart:style-name="ch14" chart:values-cell-range-address="results_summary.N576:results_summary.N673" chart:label-cell-address="results_summary.N575:results_summary.N575" chart:class="chart:scatter">
            <chart:data-point chart:repeated="9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FL1_%</text:p>
                <draw:g>
                  <svg:desc>results_summary.J575:results_summary.J575</svg:desc>
                </draw:g>
              </table:table-cell>
              <table:table-cell office:value-type="string">
                <text:p>FL2_%</text:p>
                <draw:g>
                  <svg:desc>results_summary.K575:results_summary.K575</svg:desc>
                </draw:g>
              </table:table-cell>
              <table:table-cell office:value-type="string">
                <text:p>HF1_%</text:p>
                <draw:g>
                  <svg:desc>results_summary.L575:results_summary.L575</svg:desc>
                </draw:g>
              </table:table-cell>
              <table:table-cell office:value-type="string">
                <text:p>HF2_%</text:p>
                <draw:g>
                  <svg:desc>results_summary.M575:results_summary.M575</svg:desc>
                </draw:g>
              </table:table-cell>
              <table:table-cell office:value-type="string">
                <text:p>Bulk_%</text:p>
                <draw:g>
                  <svg:desc>results_summary.N575:results_summary.N5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ults_summary.C576:results_summary.C673</svg:desc>
                </draw:g>
              </table:table-cell>
              <table:table-cell office:value-type="float" office:value="1.04402475431752">
                <text:p>1.04402475431752</text:p>
                <draw:g>
                  <svg:desc>results_summary.J576:results_summary.J673</svg:desc>
                </draw:g>
              </table:table-cell>
              <table:table-cell office:value-type="float" office:value="0.578475959476191">
                <text:p>0.578475959476191</text:p>
                <draw:g>
                  <svg:desc>results_summary.K576:results_summary.K673</svg:desc>
                </draw:g>
              </table:table-cell>
              <table:table-cell office:value-type="float" office:value="0">
                <text:p>0</text:p>
                <draw:g>
                  <svg:desc>results_summary.L576:results_summary.L673</svg:desc>
                </draw:g>
              </table:table-cell>
              <table:table-cell office:value-type="float" office:value="0">
                <text:p>0</text:p>
                <draw:g>
                  <svg:desc>results_summary.M576:results_summary.M673</svg:desc>
                </draw:g>
              </table:table-cell>
              <table:table-cell office:value-type="float" office:value="98.3774490513201">
                <text:p>98.3774490513201</text:p>
                <draw:g>
                  <svg:desc>results_summary.N576:results_summary.N6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09342653322038">
                <text:p>1.09342653322038</text:p>
              </table:table-cell>
              <table:table-cell office:value-type="float" office:value="0.63933886500293">
                <text:p>0.63933886500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.2671843789269">
                <text:p>98.2671843789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1842289268201">
                <text:p>1.1842289268201</text:p>
              </table:table-cell>
              <table:table-cell office:value-type="float" office:value="0.751078626704168">
                <text:p>0.751078626704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.0646443207941">
                <text:p>98.0646443207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.66809357493515">
                <text:p>1.66809357493515</text:p>
              </table:table-cell>
              <table:table-cell office:value-type="float" office:value="1.29910990063322">
                <text:p>1.29910990063322</text:p>
              </table:table-cell>
              <table:table-cell office:value-type="float" office:value="0.0207669879713546">
                <text:p>0.0207669879713546</text:p>
              </table:table-cell>
              <table:table-cell office:value-type="float" office:value="0">
                <text:p>0</text:p>
              </table:table-cell>
              <table:table-cell office:value-type="float" office:value="97.0119881554583">
                <text:p>97.0119881554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1.86132575075161">
                <text:p>1.86132575075161</text:p>
              </table:table-cell>
              <table:table-cell office:value-type="float" office:value="1.50123247378163">
                <text:p>1.50123247378163</text:p>
              </table:table-cell>
              <table:table-cell office:value-type="float" office:value="0.0321697166477783">
                <text:p>0.0321697166477783</text:p>
              </table:table-cell>
              <table:table-cell office:value-type="float" office:value="0.0223457265269795">
                <text:p>0.0223457265269795</text:p>
              </table:table-cell>
              <table:table-cell office:value-type="float" office:value="96.5828863573921">
                <text:p>96.5828863573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2.08129360973214">
                <text:p>2.08129360973214</text:p>
              </table:table-cell>
              <table:table-cell office:value-type="float" office:value="1.72082367296933">
                <text:p>1.72082367296933</text:p>
              </table:table-cell>
              <table:table-cell office:value-type="float" office:value="0.0415833530737629">
                <text:p>0.0415833530737629</text:p>
              </table:table-cell>
              <table:table-cell office:value-type="float" office:value="0.0332635061699424">
                <text:p>0.0332635061699424</text:p>
              </table:table-cell>
              <table:table-cell office:value-type="float" office:value="96.1229971217803">
                <text:p>96.12299712178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2.34183095438818">
                <text:p>2.34183095438818</text:p>
              </table:table-cell>
              <table:table-cell office:value-type="float" office:value="2.0095046454365">
                <text:p>2.0095046454365</text:p>
              </table:table-cell>
              <table:table-cell office:value-type="float" office:value="0.0568927797918313">
                <text:p>0.0568927797918313</text:p>
              </table:table-cell>
              <table:table-cell office:value-type="float" office:value="0.0529547922048203">
                <text:p>0.0529547922048203</text:p>
              </table:table-cell>
              <table:table-cell office:value-type="float" office:value="95.5387789803072">
                <text:p>95.5387789803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.59197848552342">
                <text:p>2.59197848552342</text:p>
              </table:table-cell>
              <table:table-cell office:value-type="float" office:value="2.26447450783845">
                <text:p>2.26447450783845</text:p>
              </table:table-cell>
              <table:table-cell office:value-type="float" office:value="0.065844468566651">
                <text:p>0.065844468566651</text:p>
              </table:table-cell>
              <table:table-cell office:value-type="float" office:value="0.0629518790758224">
                <text:p>0.0629518790758224</text:p>
              </table:table-cell>
              <table:table-cell office:value-type="float" office:value="95.0147138905788">
                <text:p>95.01471389057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2.86931282702453">
                <text:p>2.86931282702453</text:p>
              </table:table-cell>
              <table:table-cell office:value-type="float" office:value="2.54496969985961">
                <text:p>2.54496969985961</text:p>
              </table:table-cell>
              <table:table-cell office:value-type="float" office:value="0.0765654366134156">
                <text:p>0.0765654366134156</text:p>
              </table:table-cell>
              <table:table-cell office:value-type="float" office:value="0.0736852170035068">
                <text:p>0.0736852170035068</text:p>
              </table:table-cell>
              <table:table-cell office:value-type="float" office:value="94.4354300782628">
                <text:p>94.4354300782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3.16941817699975">
                <text:p>3.16941817699975</text:p>
              </table:table-cell>
              <table:table-cell office:value-type="float" office:value="2.84564693246251">
                <text:p>2.84564693246251</text:p>
              </table:table-cell>
              <table:table-cell office:value-type="float" office:value="0.0885379143535833">
                <text:p>0.0885379143535833</text:p>
              </table:table-cell>
              <table:table-cell office:value-type="float" office:value="0.0866075906866876">
                <text:p>0.0866075906866876</text:p>
              </table:table-cell>
              <table:table-cell office:value-type="float" office:value="93.8097532953884">
                <text:p>93.8097532953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">
                <text:p>650</text:p>
              </table:table-cell>
              <table:table-cell office:value-type="float" office:value="3.48509767603612">
                <text:p>3.48509767603612</text:p>
              </table:table-cell>
              <table:table-cell office:value-type="float" office:value="3.15554216229708">
                <text:p>3.15554216229708</text:p>
              </table:table-cell>
              <table:table-cell office:value-type="float" office:value="0.101088092368985">
                <text:p>0.101088092368985</text:p>
              </table:table-cell>
              <table:table-cell office:value-type="float" office:value="0.0988201782948381">
                <text:p>0.0988201782948381</text:p>
              </table:table-cell>
              <table:table-cell office:value-type="float" office:value="93.1594162579897">
                <text:p>93.15941625798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3.80871943501925">
                <text:p>3.80871943501925</text:p>
              </table:table-cell>
              <table:table-cell office:value-type="float" office:value="3.48773521021159">
                <text:p>3.48773521021159</text:p>
              </table:table-cell>
              <table:table-cell office:value-type="float" office:value="0.114748159776283">
                <text:p>0.114748159776283</text:p>
              </table:table-cell>
              <table:table-cell office:value-type="float" office:value="0.11320588414054">
                <text:p>0.11320588414054</text:p>
              </table:table-cell>
              <table:table-cell office:value-type="float" office:value="92.4755561378774">
                <text:p>92.47555613787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4.16632042631711">
                <text:p>4.16632042631711</text:p>
              </table:table-cell>
              <table:table-cell office:value-type="float" office:value="3.84590085189959">
                <text:p>3.84590085189959</text:p>
              </table:table-cell>
              <table:table-cell office:value-type="float" office:value="0.12981603183016">
                <text:p>0.12981603183016</text:p>
              </table:table-cell>
              <table:table-cell office:value-type="float" office:value="0.128809060779901">
                <text:p>0.128809060779901</text:p>
              </table:table-cell>
              <table:table-cell office:value-type="float" office:value="91.7291188565664">
                <text:p>91.7291188565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4.54300427738466">
                <text:p>4.54300427738466</text:p>
              </table:table-cell>
              <table:table-cell office:value-type="float" office:value="4.22703770390067">
                <text:p>4.22703770390067</text:p>
              </table:table-cell>
              <table:table-cell office:value-type="float" office:value="0.142505991121098">
                <text:p>0.142505991121098</text:p>
              </table:table-cell>
              <table:table-cell office:value-type="float" office:value="0.14626387379938">
                <text:p>0.14626387379938</text:p>
              </table:table-cell>
              <table:table-cell office:value-type="float" office:value="90.9411538428624">
                <text:p>90.94115384286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4.93927590622694">
                <text:p>4.93927590622694</text:p>
              </table:table-cell>
              <table:table-cell office:value-type="float" office:value="4.628957389792">
                <text:p>4.628957389792</text:p>
              </table:table-cell>
              <table:table-cell office:value-type="float" office:value="0.15818808684648">
                <text:p>0.15818808684648</text:p>
              </table:table-cell>
              <table:table-cell office:value-type="float" office:value="0.161158633866915">
                <text:p>0.161158633866915</text:p>
              </table:table-cell>
              <table:table-cell office:value-type="float" office:value="90.112386124246">
                <text:p>90.112386124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5.35277912087006">
                <text:p>5.35277912087006</text:p>
              </table:table-cell>
              <table:table-cell office:value-type="float" office:value="5.0469648701664">
                <text:p>5.0469648701664</text:p>
              </table:table-cell>
              <table:table-cell office:value-type="float" office:value="0.174025800038792">
                <text:p>0.174025800038792</text:p>
              </table:table-cell>
              <table:table-cell office:value-type="float" office:value="0.177856735735587">
                <text:p>0.177856735735587</text:p>
              </table:table-cell>
              <table:table-cell office:value-type="float" office:value="89.2483428516006">
                <text:p>89.2483428516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">
                <text:p>950</text:p>
              </table:table-cell>
              <table:table-cell office:value-type="float" office:value="5.78255188952825">
                <text:p>5.78255188952825</text:p>
              </table:table-cell>
              <table:table-cell office:value-type="float" office:value="5.47634053386654">
                <text:p>5.47634053386654</text:p>
              </table:table-cell>
              <table:table-cell office:value-type="float" office:value="0.192027670231883">
                <text:p>0.192027670231883</text:p>
              </table:table-cell>
              <table:table-cell office:value-type="float" office:value="0.195536375728481">
                <text:p>0.195536375728481</text:p>
              </table:table-cell>
              <table:table-cell office:value-type="float" office:value="88.3535106095692">
                <text:p>88.35351060956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6.22151569156632">
                <text:p>6.22151569156632</text:p>
              </table:table-cell>
              <table:table-cell office:value-type="float" office:value="5.92141522312487">
                <text:p>5.92141522312487</text:p>
              </table:table-cell>
              <table:table-cell office:value-type="float" office:value="0.209137423465302">
                <text:p>0.209137423465302</text:p>
              </table:table-cell>
              <table:table-cell office:value-type="float" office:value="0.213892172898217">
                <text:p>0.213892172898217</text:p>
              </table:table-cell>
              <table:table-cell office:value-type="float" office:value="87.4340070038404">
                <text:p>87.43400700384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">
                <text:p>1050</text:p>
              </table:table-cell>
              <table:table-cell office:value-type="float" office:value="6.68368679229507">
                <text:p>6.68368679229507</text:p>
              </table:table-cell>
              <table:table-cell office:value-type="float" office:value="6.37248754261351">
                <text:p>6.37248754261351</text:p>
              </table:table-cell>
              <table:table-cell office:value-type="float" office:value="0.229821918896316">
                <text:p>0.229821918896316</text:p>
              </table:table-cell>
              <table:table-cell office:value-type="float" office:value="0.237628411878375">
                <text:p>0.237628411878375</text:p>
              </table:table-cell>
              <table:table-cell office:value-type="float" office:value="86.4763433171729">
                <text:p>86.47634331717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">
                <text:p>1100</text:p>
              </table:table-cell>
              <table:table-cell office:value-type="float" office:value="7.14434228911143">
                <text:p>7.14434228911143</text:p>
              </table:table-cell>
              <table:table-cell office:value-type="float" office:value="6.84495107589093">
                <text:p>6.84495107589093</text:p>
              </table:table-cell>
              <table:table-cell office:value-type="float" office:value="0.247255399279877">
                <text:p>0.247255399279877</text:p>
              </table:table-cell>
              <table:table-cell office:value-type="float" office:value="0.257164144368437">
                <text:p>0.257164144368437</text:p>
              </table:table-cell>
              <table:table-cell office:value-type="float" office:value="85.5062554955717">
                <text:p>85.50625549557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">
                <text:p>1150</text:p>
              </table:table-cell>
              <table:table-cell office:value-type="float" office:value="7.61937892497798">
                <text:p>7.61937892497798</text:p>
              </table:table-cell>
              <table:table-cell office:value-type="float" office:value="7.32368678769023">
                <text:p>7.32368678769023</text:p>
              </table:table-cell>
              <table:table-cell office:value-type="float" office:value="0.267691721104707">
                <text:p>0.267691721104707</text:p>
              </table:table-cell>
              <table:table-cell office:value-type="float" office:value="0.277187447820736">
                <text:p>0.277187447820736</text:p>
              </table:table-cell>
              <table:table-cell office:value-type="float" office:value="84.5120239013589">
                <text:p>84.5120239013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8.10022016014866">
                <text:p>8.10022016014866</text:p>
              </table:table-cell>
              <table:table-cell office:value-type="float" office:value="7.81280673565303">
                <text:p>7.81280673565303</text:p>
              </table:table-cell>
              <table:table-cell office:value-type="float" office:value="0.287037270187597">
                <text:p>0.287037270187597</text:p>
              </table:table-cell>
              <table:table-cell office:value-type="float" office:value="0.303797266427211">
                <text:p>0.303797266427211</text:p>
              </table:table-cell>
              <table:table-cell office:value-type="float" office:value="83.4961078271461">
                <text:p>83.49610782714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">
                <text:p>1250</text:p>
              </table:table-cell>
              <table:table-cell office:value-type="float" office:value="8.59501704702863">
                <text:p>8.59501704702863</text:p>
              </table:table-cell>
              <table:table-cell office:value-type="float" office:value="8.30516869455993">
                <text:p>8.30516869455993</text:p>
              </table:table-cell>
              <table:table-cell office:value-type="float" office:value="0.308075069642177">
                <text:p>0.308075069642177</text:p>
              </table:table-cell>
              <table:table-cell office:value-type="float" office:value="0.318923934803842">
                <text:p>0.318923934803842</text:p>
              </table:table-cell>
              <table:table-cell office:value-type="float" office:value="82.4727849416012">
                <text:p>82.4727849416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9.09093764172885">
                <text:p>9.09093764172885</text:p>
              </table:table-cell>
              <table:table-cell office:value-type="float" office:value="8.80879330632536">
                <text:p>8.80879330632536</text:p>
              </table:table-cell>
              <table:table-cell office:value-type="float" office:value="0.33337511403642">
                <text:p>0.33337511403642</text:p>
              </table:table-cell>
              <table:table-cell office:value-type="float" office:value="0.346926637239369">
                <text:p>0.346926637239369</text:p>
              </table:table-cell>
              <table:table-cell office:value-type="float" office:value="81.4199374136308">
                <text:p>81.4199374136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0">
                <text:p>1350</text:p>
              </table:table-cell>
              <table:table-cell office:value-type="float" office:value="9.59531552721992">
                <text:p>9.59531552721992</text:p>
              </table:table-cell>
              <table:table-cell office:value-type="float" office:value="9.31643098318249">
                <text:p>9.31643098318249</text:p>
              </table:table-cell>
              <table:table-cell office:value-type="float" office:value="0.352154305894123">
                <text:p>0.352154305894123</text:p>
              </table:table-cell>
              <table:table-cell office:value-type="float" office:value="0.3716928499736">
                <text:p>0.3716928499736</text:p>
              </table:table-cell>
              <table:table-cell office:value-type="float" office:value="80.3643768696096">
                <text:p>80.3643768696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10.1057644391394">
                <text:p>10.1057644391394</text:p>
              </table:table-cell>
              <table:table-cell office:value-type="float" office:value="9.82948440417619">
                <text:p>9.82948440417619</text:p>
              </table:table-cell>
              <table:table-cell office:value-type="float" office:value="0.373698974643992">
                <text:p>0.373698974643992</text:p>
              </table:table-cell>
              <table:table-cell office:value-type="float" office:value="0.388381477618966">
                <text:p>0.388381477618966</text:p>
              </table:table-cell>
              <table:table-cell office:value-type="float" office:value="79.3026416605712">
                <text:p>79.30264166057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0">
                <text:p>1450</text:p>
              </table:table-cell>
              <table:table-cell office:value-type="float" office:value="10.6182169001819">
                <text:p>10.6182169001819</text:p>
              </table:table-cell>
              <table:table-cell office:value-type="float" office:value="10.3465725940248">
                <text:p>10.3465725940248</text:p>
              </table:table-cell>
              <table:table-cell office:value-type="float" office:value="0.396382031610821">
                <text:p>0.396382031610821</text:p>
              </table:table-cell>
              <table:table-cell office:value-type="float" office:value="0.420032805901652">
                <text:p>0.420032805901652</text:p>
              </table:table-cell>
              <table:table-cell office:value-type="float" office:value="78.218767049096">
                <text:p>78.2187670490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11.1355314432852">
                <text:p>11.1355314432852</text:p>
              </table:table-cell>
              <table:table-cell office:value-type="float" office:value="10.8665504618316">
                <text:p>10.8665504618316</text:p>
              </table:table-cell>
              <table:table-cell office:value-type="float" office:value="0.415969575266661">
                <text:p>0.415969575266661</text:p>
              </table:table-cell>
              <table:table-cell office:value-type="float" office:value="0.442488741562092">
                <text:p>0.442488741562092</text:p>
              </table:table-cell>
              <table:table-cell office:value-type="float" office:value="77.1394316324327">
                <text:p>77.13943163243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0">
                <text:p>1550</text:p>
              </table:table-cell>
              <table:table-cell office:value-type="float" office:value="11.6551829167204">
                <text:p>11.6551829167204</text:p>
              </table:table-cell>
              <table:table-cell office:value-type="float" office:value="11.3883429450963">
                <text:p>11.3883429450963</text:p>
              </table:table-cell>
              <table:table-cell office:value-type="float" office:value="0.441548662799362">
                <text:p>0.441548662799362</text:p>
              </table:table-cell>
              <table:table-cell office:value-type="float" office:value="0.470032950520332">
                <text:p>0.470032950520332</text:p>
              </table:table-cell>
              <table:table-cell office:value-type="float" office:value="76.0448647477217">
                <text:p>76.04486474772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">
                <text:p>1600</text:p>
              </table:table-cell>
              <table:table-cell office:value-type="float" office:value="12.1763105500888">
                <text:p>12.1763105500888</text:p>
              </table:table-cell>
              <table:table-cell office:value-type="float" office:value="11.9124680801273">
                <text:p>11.9124680801273</text:p>
              </table:table-cell>
              <table:table-cell office:value-type="float" office:value="0.470019933276871">
                <text:p>0.470019933276871</text:p>
              </table:table-cell>
              <table:table-cell office:value-type="float" office:value="0.492645903612738">
                <text:p>0.492645903612738</text:p>
              </table:table-cell>
              <table:table-cell office:value-type="float" office:value="74.948528177286">
                <text:p>74.9485281772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12.697774253294">
                <text:p>12.697774253294</text:p>
              </table:table-cell>
              <table:table-cell office:value-type="float" office:value="12.4375479873464">
                <text:p>12.4375479873464</text:p>
              </table:table-cell>
              <table:table-cell office:value-type="float" office:value="0.494762293500826">
                <text:p>0.494762293500826</text:p>
              </table:table-cell>
              <table:table-cell office:value-type="float" office:value="0.515541912894567">
                <text:p>0.515541912894567</text:p>
              </table:table-cell>
              <table:table-cell office:value-type="float" office:value="73.8543466138692">
                <text:p>73.85434661386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0">
                <text:p>1700</text:p>
              </table:table-cell>
              <table:table-cell office:value-type="float" office:value="13.2208213883939">
                <text:p>13.2208213883939</text:p>
              </table:table-cell>
              <table:table-cell office:value-type="float" office:value="12.9629953783288">
                <text:p>12.9629953783288</text:p>
              </table:table-cell>
              <table:table-cell office:value-type="float" office:value="0.51862264880538">
                <text:p>0.51862264880538</text:p>
              </table:table-cell>
              <table:table-cell office:value-type="float" office:value="0.538739194648791">
                <text:p>0.538739194648791</text:p>
              </table:table-cell>
              <table:table-cell office:value-type="float" office:value="72.7587948666602">
                <text:p>72.7587948666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">
                <text:p>1750</text:p>
              </table:table-cell>
              <table:table-cell office:value-type="float" office:value="13.7414125776483">
                <text:p>13.7414125776483</text:p>
              </table:table-cell>
              <table:table-cell office:value-type="float" office:value="13.4887005614997">
                <text:p>13.4887005614997</text:p>
              </table:table-cell>
              <table:table-cell office:value-type="float" office:value="0.539593066320912">
                <text:p>0.539593066320912</text:p>
              </table:table-cell>
              <table:table-cell office:value-type="float" office:value="0.57122139063754">
                <text:p>0.57122139063754</text:p>
              </table:table-cell>
              <table:table-cell office:value-type="float" office:value="71.659046296088">
                <text:p>71.6590462960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14.2609610942738">
                <text:p>14.2609610942738</text:p>
              </table:table-cell>
              <table:table-cell office:value-type="float" office:value="14.0117449992355">
                <text:p>14.0117449992355</text:p>
              </table:table-cell>
              <table:table-cell office:value-type="float" office:value="0.566552546599601">
                <text:p>0.566552546599601</text:p>
              </table:table-cell>
              <table:table-cell office:value-type="float" office:value="0.598915925814786">
                <text:p>0.598915925814786</text:p>
              </table:table-cell>
              <table:table-cell office:value-type="float" office:value="70.5617997387433">
                <text:p>70.56179973874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0">
                <text:p>1850</text:p>
              </table:table-cell>
              <table:table-cell office:value-type="float" office:value="14.7785621221009">
                <text:p>14.7785621221009</text:p>
              </table:table-cell>
              <table:table-cell office:value-type="float" office:value="14.5333669264129">
                <text:p>14.5333669264129</text:p>
              </table:table-cell>
              <table:table-cell office:value-type="float" office:value="0.591800280003193">
                <text:p>0.591800280003193</text:p>
              </table:table-cell>
              <table:table-cell office:value-type="float" office:value="0.628775185844201">
                <text:p>0.628775185844201</text:p>
              </table:table-cell>
              <table:table-cell office:value-type="float" office:value="69.4674702003283">
                <text:p>69.46747020032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15.2955023370339">
                <text:p>15.2955023370339</text:p>
              </table:table-cell>
              <table:table-cell office:value-type="float" office:value="15.0529891382309">
                <text:p>15.0529891382309</text:p>
              </table:table-cell>
              <table:table-cell office:value-type="float" office:value="0.616085152179401">
                <text:p>0.616085152179401</text:p>
              </table:table-cell>
              <table:table-cell office:value-type="float" office:value="0.652043202166474">
                <text:p>0.652043202166474</text:p>
              </table:table-cell>
              <table:table-cell office:value-type="float" office:value="68.3833552898019">
                <text:p>68.38335528980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">
                <text:p>1950</text:p>
              </table:table-cell>
              <table:table-cell office:value-type="float" office:value="15.8078421037527">
                <text:p>15.8078421037527</text:p>
              </table:table-cell>
              <table:table-cell office:value-type="float" office:value="15.5680443395922">
                <text:p>15.5680443395922</text:p>
              </table:table-cell>
              <table:table-cell office:value-type="float" office:value="0.651476999458422">
                <text:p>0.651476999458422</text:p>
              </table:table-cell>
              <table:table-cell office:value-type="float" office:value="0.677680043074631">
                <text:p>0.677680043074631</text:p>
              </table:table-cell>
              <table:table-cell office:value-type="float" office:value="67.2949320397855">
                <text:p>67.29493203978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16.3169312400416">
                <text:p>16.3169312400416</text:p>
              </table:table-cell>
              <table:table-cell office:value-type="float" office:value="16.0818878601381">
                <text:p>16.0818878601381</text:p>
              </table:table-cell>
              <table:table-cell office:value-type="float" office:value="0.675563186457985">
                <text:p>0.675563186457985</text:p>
              </table:table-cell>
              <table:table-cell office:value-type="float" office:value="0.703109213814455">
                <text:p>0.703109213814455</text:p>
              </table:table-cell>
              <table:table-cell office:value-type="float" office:value="66.2224844191593">
                <text:p>66.22248441915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">
                <text:p>2050</text:p>
              </table:table-cell>
              <table:table-cell office:value-type="float" office:value="16.8248964631547">
                <text:p>16.8248964631547</text:p>
              </table:table-cell>
              <table:table-cell office:value-type="float" office:value="16.5922934037025">
                <text:p>16.5922934037025</text:p>
              </table:table-cell>
              <table:table-cell office:value-type="float" office:value="0.692635866174925">
                <text:p>0.692635866174925</text:p>
              </table:table-cell>
              <table:table-cell office:value-type="float" office:value="0.726273958578067">
                <text:p>0.726273958578067</text:p>
              </table:table-cell>
              <table:table-cell office:value-type="float" office:value="65.1638766318929">
                <text:p>65.16387663189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0">
                <text:p>2100</text:p>
              </table:table-cell>
              <table:table-cell office:value-type="float" office:value="17.3251268073556">
                <text:p>17.3251268073556</text:p>
              </table:table-cell>
              <table:table-cell office:value-type="float" office:value="17.096759099897">
                <text:p>17.096759099897</text:p>
              </table:table-cell>
              <table:table-cell office:value-type="float" office:value="0.719903435742608">
                <text:p>0.719903435742608</text:p>
              </table:table-cell>
              <table:table-cell office:value-type="float" office:value="0.757494187980363">
                <text:p>0.757494187980363</text:p>
              </table:table-cell>
              <table:table-cell office:value-type="float" office:value="64.1006931811472">
                <text:p>64.10069318114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0">
                <text:p>2150</text:p>
              </table:table-cell>
              <table:table-cell office:value-type="float" office:value="17.8219713658992">
                <text:p>17.8219713658992</text:p>
              </table:table-cell>
              <table:table-cell office:value-type="float" office:value="17.595250969799">
                <text:p>17.595250969799</text:p>
              </table:table-cell>
              <table:table-cell office:value-type="float" office:value="0.747928377644374">
                <text:p>0.747928377644374</text:p>
              </table:table-cell>
              <table:table-cell office:value-type="float" office:value="0.787910068526276">
                <text:p>0.787910068526276</text:p>
              </table:table-cell>
              <table:table-cell office:value-type="float" office:value="63.0469163207236">
                <text:p>63.0469163207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0">
                <text:p>2200</text:p>
              </table:table-cell>
              <table:table-cell office:value-type="float" office:value="18.3135884092165">
                <text:p>18.3135884092165</text:p>
              </table:table-cell>
              <table:table-cell office:value-type="float" office:value="18.0896982822247">
                <text:p>18.0896982822247</text:p>
              </table:table-cell>
              <table:table-cell office:value-type="float" office:value="0.775546562538685">
                <text:p>0.775546562538685</text:p>
              </table:table-cell>
              <table:table-cell office:value-type="float" office:value="0.813346533302711">
                <text:p>0.813346533302711</text:p>
              </table:table-cell>
              <table:table-cell office:value-type="float" office:value="62.0077976997512">
                <text:p>62.00779769975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0">
                <text:p>2250</text:p>
              </table:table-cell>
              <table:table-cell office:value-type="float" office:value="18.7993768907763">
                <text:p>18.7993768907763</text:p>
              </table:table-cell>
              <table:table-cell office:value-type="float" office:value="18.5787435281831">
                <text:p>18.5787435281831</text:p>
              </table:table-cell>
              <table:table-cell office:value-type="float" office:value="0.80316977177707">
                <text:p>0.80316977177707</text:p>
              </table:table-cell>
              <table:table-cell office:value-type="float" office:value="0.841911151823641">
                <text:p>0.841911151823641</text:p>
              </table:table-cell>
              <table:table-cell office:value-type="float" office:value="60.9767765255866">
                <text:p>60.97677652558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0">
                <text:p>2300</text:p>
              </table:table-cell>
              <table:table-cell office:value-type="float" office:value="19.2806894664907">
                <text:p>19.2806894664907</text:p>
              </table:table-cell>
              <table:table-cell office:value-type="float" office:value="19.0624645698957">
                <text:p>19.0624645698957</text:p>
              </table:table-cell>
              <table:table-cell office:value-type="float" office:value="0.83069498711482">
                <text:p>0.83069498711482</text:p>
              </table:table-cell>
              <table:table-cell office:value-type="float" office:value="0.86500463878588">
                <text:p>0.86500463878588</text:p>
              </table:table-cell>
              <table:table-cell office:value-type="float" office:value="59.9611245805602">
                <text:p>59.96112458056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0">
                <text:p>2350</text:p>
              </table:table-cell>
              <table:table-cell office:value-type="float" office:value="19.7585474626484">
                <text:p>19.7585474626484</text:p>
              </table:table-cell>
              <table:table-cell office:value-type="float" office:value="19.5428202718416">
                <text:p>19.5428202718416</text:p>
              </table:table-cell>
              <table:table-cell office:value-type="float" office:value="0.852375318787038">
                <text:p>0.852375318787038</text:p>
              </table:table-cell>
              <table:table-cell office:value-type="float" office:value="0.882570578890715">
                <text:p>0.882570578890715</text:p>
              </table:table-cell>
              <table:table-cell office:value-type="float" office:value="58.9636649788851">
                <text:p>58.96366497888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0">
                <text:p>2400</text:p>
              </table:table-cell>
              <table:table-cell office:value-type="float" office:value="20.231992650945">
                <text:p>20.231992650945</text:p>
              </table:table-cell>
              <table:table-cell office:value-type="float" office:value="20.0184774524416">
                <text:p>20.0184774524416</text:p>
              </table:table-cell>
              <table:table-cell office:value-type="float" office:value="0.865379094860803">
                <text:p>0.865379094860803</text:p>
              </table:table-cell>
              <table:table-cell office:value-type="float" office:value="0.899670779595203">
                <text:p>0.899670779595203</text:p>
              </table:table-cell>
              <table:table-cell office:value-type="float" office:value="57.9844590028302">
                <text:p>57.98445900283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0">
                <text:p>2450</text:p>
              </table:table-cell>
              <table:table-cell office:value-type="float" office:value="20.6921621604571">
                <text:p>20.6921621604571</text:p>
              </table:table-cell>
              <table:table-cell office:value-type="float" office:value="20.4824521401817">
                <text:p>20.4824521401817</text:p>
              </table:table-cell>
              <table:table-cell office:value-type="float" office:value="0.895706703522429">
                <text:p>0.895706703522429</text:p>
              </table:table-cell>
              <table:table-cell office:value-type="float" office:value="0.93560777281017">
                <text:p>0.93560777281017</text:p>
              </table:table-cell>
              <table:table-cell office:value-type="float" office:value="56.9940505519605">
                <text:p>56.99405055196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21.1493290380678">
                <text:p>21.1493290380678</text:p>
              </table:table-cell>
              <table:table-cell office:value-type="float" office:value="20.9423079144311">
                <text:p>20.9423079144311</text:p>
              </table:table-cell>
              <table:table-cell office:value-type="float" office:value="0.923724011257696">
                <text:p>0.923724011257696</text:p>
              </table:table-cell>
              <table:table-cell office:value-type="float" office:value="0.958109466815845">
                <text:p>0.958109466815845</text:p>
              </table:table-cell>
              <table:table-cell office:value-type="float" office:value="56.0265092645933">
                <text:p>56.02650926459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0">
                <text:p>2550</text:p>
              </table:table-cell>
              <table:table-cell office:value-type="float" office:value="21.6006795952981">
                <text:p>21.6006795952981</text:p>
              </table:table-cell>
              <table:table-cell office:value-type="float" office:value="21.395998748704">
                <text:p>21.395998748704</text:p>
              </table:table-cell>
              <table:table-cell office:value-type="float" office:value="0.944602294726462">
                <text:p>0.944602294726462</text:p>
              </table:table-cell>
              <table:table-cell office:value-type="float" office:value="0.983288050784943">
                <text:p>0.983288050784943</text:p>
              </table:table-cell>
              <table:table-cell office:value-type="float" office:value="55.0754113523521">
                <text:p>55.07541135235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0">
                <text:p>2600</text:p>
              </table:table-cell>
              <table:table-cell office:value-type="float" office:value="22.0433110782187">
                <text:p>22.0433110782187</text:p>
              </table:table-cell>
              <table:table-cell office:value-type="float" office:value="21.8395757658627">
                <text:p>21.8395757658627</text:p>
              </table:table-cell>
              <table:table-cell office:value-type="float" office:value="0.975870760045784">
                <text:p>0.975870760045784</text:p>
              </table:table-cell>
              <table:table-cell office:value-type="float" office:value="1.01130280982491">
                <text:p>1.01130280982491</text:p>
              </table:table-cell>
              <table:table-cell office:value-type="float" office:value="54.1299199897744">
                <text:p>54.12991998977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0">
                <text:p>2650</text:p>
              </table:table-cell>
              <table:table-cell office:value-type="float" office:value="22.4813974526038">
                <text:p>22.4813974526038</text:p>
              </table:table-cell>
              <table:table-cell office:value-type="float" office:value="22.2797105882657">
                <text:p>22.2797105882657</text:p>
              </table:table-cell>
              <table:table-cell office:value-type="float" office:value="0.999820907572641">
                <text:p>0.999820907572641</text:p>
              </table:table-cell>
              <table:table-cell office:value-type="float" office:value="1.02927527154186">
                <text:p>1.02927527154186</text:p>
              </table:table-cell>
              <table:table-cell office:value-type="float" office:value="53.2097765240495">
                <text:p>53.20977652404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0">
                <text:p>2700</text:p>
              </table:table-cell>
              <table:table-cell office:value-type="float" office:value="22.9145746380361">
                <text:p>22.9145746380361</text:p>
              </table:table-cell>
              <table:table-cell office:value-type="float" office:value="22.7160747647446">
                <text:p>22.7160747647446</text:p>
              </table:table-cell>
              <table:table-cell office:value-type="float" office:value="1.01035997986274">
                <text:p>1.01035997986274</text:p>
              </table:table-cell>
              <table:table-cell office:value-type="float" office:value="1.04676131620302">
                <text:p>1.04676131620302</text:p>
              </table:table-cell>
              <table:table-cell office:value-type="float" office:value="52.3122103738125">
                <text:p>52.3122103738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23.3329415561865">
                <text:p>23.3329415561865</text:p>
              </table:table-cell>
              <table:table-cell office:value-type="float" office:value="23.1369062612522">
                <text:p>23.1369062612522</text:p>
              </table:table-cell>
              <table:table-cell office:value-type="float" office:value="1.0409704904492">
                <text:p>1.0409704904492</text:p>
              </table:table-cell>
              <table:table-cell office:value-type="float" office:value="1.08379120928459">
                <text:p>1.08379120928459</text:p>
              </table:table-cell>
              <table:table-cell office:value-type="float" office:value="51.4053718614122">
                <text:p>51.40537186141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0">
                <text:p>2800</text:p>
              </table:table-cell>
              <table:table-cell office:value-type="float" office:value="23.7476045697206">
                <text:p>23.7476045697206</text:p>
              </table:table-cell>
              <table:table-cell office:value-type="float" office:value="23.5537638555663">
                <text:p>23.5537638555663</text:p>
              </table:table-cell>
              <table:table-cell office:value-type="float" office:value="1.06798584978118">
                <text:p>1.06798584978118</text:p>
              </table:table-cell>
              <table:table-cell office:value-type="float" office:value="1.10796151470287">
                <text:p>1.10796151470287</text:p>
              </table:table-cell>
              <table:table-cell office:value-type="float" office:value="50.522665922141">
                <text:p>50.5226659221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0">
                <text:p>2850</text:p>
              </table:table-cell>
              <table:table-cell office:value-type="float" office:value="24.1564755007806">
                <text:p>24.1564755007806</text:p>
              </table:table-cell>
              <table:table-cell office:value-type="float" office:value="23.9646268648671">
                <text:p>23.9646268648671</text:p>
              </table:table-cell>
              <table:table-cell office:value-type="float" office:value="1.09067608024769">
                <text:p>1.09067608024769</text:p>
              </table:table-cell>
              <table:table-cell office:value-type="float" office:value="1.13080021868562">
                <text:p>1.13080021868562</text:p>
              </table:table-cell>
              <table:table-cell office:value-type="float" office:value="49.6574033644263">
                <text:p>49.65740336442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0">
                <text:p>2900</text:p>
              </table:table-cell>
              <table:table-cell office:value-type="float" office:value="24.5584319365244">
                <text:p>24.5584319365244</text:p>
              </table:table-cell>
              <table:table-cell office:value-type="float" office:value="24.3689106720457">
                <text:p>24.3689106720457</text:p>
              </table:table-cell>
              <table:table-cell office:value-type="float" office:value="1.11386353091195">
                <text:p>1.11386353091195</text:p>
              </table:table-cell>
              <table:table-cell office:value-type="float" office:value="1.15152903393117">
                <text:p>1.15152903393117</text:p>
              </table:table-cell>
              <table:table-cell office:value-type="float" office:value="48.8072471676757">
                <text:p>48.80724716767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0">
                <text:p>2950</text:p>
              </table:table-cell>
              <table:table-cell office:value-type="float" office:value="24.9542737681682">
                <text:p>24.9542737681682</text:p>
              </table:table-cell>
              <table:table-cell office:value-type="float" office:value="24.7677145741975">
                <text:p>24.7677145741975</text:p>
              </table:table-cell>
              <table:table-cell office:value-type="float" office:value="1.12867970117689">
                <text:p>1.12867970117689</text:p>
              </table:table-cell>
              <table:table-cell office:value-type="float" office:value="1.17550157654422">
                <text:p>1.17550157654422</text:p>
              </table:table-cell>
              <table:table-cell office:value-type="float" office:value="47.9738130253947">
                <text:p>47.97381302539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">
                <text:p>3000</text:p>
              </table:table-cell>
              <table:table-cell office:value-type="float" office:value="25.3423408502045">
                <text:p>25.3423408502045</text:p>
              </table:table-cell>
              <table:table-cell office:value-type="float" office:value="25.1568286856327">
                <text:p>25.1568286856327</text:p>
              </table:table-cell>
              <table:table-cell office:value-type="float" office:value="1.15502689857167">
                <text:p>1.15502689857167</text:p>
              </table:table-cell>
              <table:table-cell office:value-type="float" office:value="1.19491538956474">
                <text:p>1.19491538956474</text:p>
              </table:table-cell>
              <table:table-cell office:value-type="float" office:value="47.1508711232316">
                <text:p>47.15087112323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0">
                <text:p>3050</text:p>
              </table:table-cell>
              <table:table-cell office:value-type="float" office:value="25.7249996591018">
                <text:p>25.7249996591018</text:p>
              </table:table-cell>
              <table:table-cell office:value-type="float" office:value="25.540879503399">
                <text:p>25.540879503399</text:p>
              </table:table-cell>
              <table:table-cell office:value-type="float" office:value="1.17790132590142">
                <text:p>1.17790132590142</text:p>
              </table:table-cell>
              <table:table-cell office:value-type="float" office:value="1.20995655006354">
                <text:p>1.20995655006354</text:p>
              </table:table-cell>
              <table:table-cell office:value-type="float" office:value="46.3462462036263">
                <text:p>46.34624620362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0">
                <text:p>3100</text:p>
              </table:table-cell>
              <table:table-cell office:value-type="float" office:value="26.100532260272">
                <text:p>26.100532260272</text:p>
              </table:table-cell>
              <table:table-cell office:value-type="float" office:value="25.9192757307152">
                <text:p>25.9192757307152</text:p>
              </table:table-cell>
              <table:table-cell office:value-type="float" office:value="1.19071131432166">
                <text:p>1.19071131432166</text:p>
              </table:table-cell>
              <table:table-cell office:value-type="float" office:value="1.23189403503663">
                <text:p>1.23189403503663</text:p>
              </table:table-cell>
              <table:table-cell office:value-type="float" office:value="45.5575701969144">
                <text:p>45.55757019691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0">
                <text:p>3150</text:p>
              </table:table-cell>
              <table:table-cell office:value-type="float" office:value="26.4668824989879">
                <text:p>26.4668824989879</text:p>
              </table:table-cell>
              <table:table-cell office:value-type="float" office:value="26.2874449831767">
                <text:p>26.2874449831767</text:p>
              </table:table-cell>
              <table:table-cell office:value-type="float" office:value="1.21253932592396">
                <text:p>1.21253932592396</text:p>
              </table:table-cell>
              <table:table-cell office:value-type="float" office:value="1.25404850036109">
                <text:p>1.25404850036109</text:p>
              </table:table-cell>
              <table:table-cell office:value-type="float" office:value="44.7790685069167">
                <text:p>44.77906850691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00">
                <text:p>3200</text:p>
              </table:table-cell>
              <table:table-cell office:value-type="float" office:value="26.8263468205592">
                <text:p>26.8263468205592</text:p>
              </table:table-cell>
              <table:table-cell office:value-type="float" office:value="26.6490608300429">
                <text:p>26.6490608300429</text:p>
              </table:table-cell>
              <table:table-cell office:value-type="float" office:value="1.23368723833312">
                <text:p>1.23368723833312</text:p>
              </table:table-cell>
              <table:table-cell office:value-type="float" office:value="1.27569912137201">
                <text:p>1.27569912137201</text:p>
              </table:table-cell>
              <table:table-cell office:value-type="float" office:value="44.0151900844461">
                <text:p>44.01519008444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0">
                <text:p>3250</text:p>
              </table:table-cell>
              <table:table-cell office:value-type="float" office:value="27.1765558220949">
                <text:p>27.1765558220949</text:p>
              </table:table-cell>
              <table:table-cell office:value-type="float" office:value="27.0021440478686">
                <text:p>27.0021440478686</text:p>
              </table:table-cell>
              <table:table-cell office:value-type="float" office:value="1.2546484708078">
                <text:p>1.2546484708078</text:p>
              </table:table-cell>
              <table:table-cell office:value-type="float" office:value="1.30449476495255">
                <text:p>1.30449476495255</text:p>
              </table:table-cell>
              <table:table-cell office:value-type="float" office:value="43.2621412643261">
                <text:p>43.26214126432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00">
                <text:p>3300</text:p>
              </table:table-cell>
              <table:table-cell office:value-type="float" office:value="27.5214049177991">
                <text:p>27.5214049177991</text:p>
              </table:table-cell>
              <table:table-cell office:value-type="float" office:value="27.3474482114481">
                <text:p>27.3474482114481</text:p>
              </table:table-cell>
              <table:table-cell office:value-type="float" office:value="1.28408209435524">
                <text:p>1.28408209435524</text:p>
              </table:table-cell>
              <table:table-cell office:value-type="float" office:value="1.32266319196619">
                <text:p>1.32266319196619</text:p>
              </table:table-cell>
              <table:table-cell office:value-type="float" office:value="42.5243862241682">
                <text:p>42.52438622416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0">
                <text:p>3350</text:p>
              </table:table-cell>
              <table:table-cell office:value-type="float" office:value="27.8664005933424">
                <text:p>27.8664005933424</text:p>
              </table:table-cell>
              <table:table-cell office:value-type="float" office:value="27.6928336913499">
                <text:p>27.6928336913499</text:p>
              </table:table-cell>
              <table:table-cell office:value-type="float" office:value="1.29664238394739">
                <text:p>1.29664238394739</text:p>
              </table:table-cell>
              <table:table-cell office:value-type="float" office:value="1.33149244185678">
                <text:p>1.33149244185678</text:p>
              </table:table-cell>
              <table:table-cell office:value-type="float" office:value="41.8126156625018">
                <text:p>41.81261566250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00">
                <text:p>3400</text:p>
              </table:table-cell>
              <table:table-cell office:value-type="float" office:value="28.2015246797681">
                <text:p>28.2015246797681</text:p>
              </table:table-cell>
              <table:table-cell office:value-type="float" office:value="28.0302458343648">
                <text:p>28.0302458343648</text:p>
              </table:table-cell>
              <table:table-cell office:value-type="float" office:value="1.30893982017276">
                <text:p>1.30893982017276</text:p>
              </table:table-cell>
              <table:table-cell office:value-type="float" office:value="1.34820575448584">
                <text:p>1.34820575448584</text:p>
              </table:table-cell>
              <table:table-cell office:value-type="float" office:value="41.1110689530831">
                <text:p>41.11106895308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0">
                <text:p>3450</text:p>
              </table:table-cell>
              <table:table-cell office:value-type="float" office:value="28.5284599732469">
                <text:p>28.5284599732469</text:p>
              </table:table-cell>
              <table:table-cell office:value-type="float" office:value="28.3586835174217">
                <text:p>28.3586835174217</text:p>
              </table:table-cell>
              <table:table-cell office:value-type="float" office:value="1.32843628788097">
                <text:p>1.32843628788097</text:p>
              </table:table-cell>
              <table:table-cell office:value-type="float" office:value="1.36502337325687">
                <text:p>1.36502337325687</text:p>
              </table:table-cell>
              <table:table-cell office:value-type="float" office:value="40.4193821551372">
                <text:p>40.41938215513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0">
                <text:p>3500</text:p>
              </table:table-cell>
              <table:table-cell office:value-type="float" office:value="28.846284878922">
                <text:p>28.846284878922</text:p>
              </table:table-cell>
              <table:table-cell office:value-type="float" office:value="28.6796255656799">
                <text:p>28.6796255656799</text:p>
              </table:table-cell>
              <table:table-cell office:value-type="float" office:value="1.34391025951999">
                <text:p>1.34391025951999</text:p>
              </table:table-cell>
              <table:table-cell office:value-type="float" office:value="1.39249485901899">
                <text:p>1.39249485901899</text:p>
              </table:table-cell>
              <table:table-cell office:value-type="float" office:value="39.7376700021802">
                <text:p>39.73767000218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0">
                <text:p>3550</text:p>
              </table:table-cell>
              <table:table-cell office:value-type="float" office:value="29.1563571203456">
                <text:p>29.1563571203456</text:p>
              </table:table-cell>
              <table:table-cell office:value-type="float" office:value="28.991595993201">
                <text:p>28.991595993201</text:p>
              </table:table-cell>
              <table:table-cell office:value-type="float" office:value="1.36797349526635">
                <text:p>1.36797349526635</text:p>
              </table:table-cell>
              <table:table-cell office:value-type="float" office:value="1.41736000708508">
                <text:p>1.41736000708508</text:p>
              </table:table-cell>
              <table:table-cell office:value-type="float" office:value="39.0666992034155">
                <text:p>39.06669920341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29.4643481709422">
                <text:p>29.4643481709422</text:p>
              </table:table-cell>
              <table:table-cell office:value-type="float" office:value="29.2999927791211">
                <text:p>29.2999927791211</text:p>
              </table:table-cell>
              <table:table-cell office:value-type="float" office:value="1.39242628755651">
                <text:p>1.39242628755651</text:p>
              </table:table-cell>
              <table:table-cell office:value-type="float" office:value="1.42865286432899">
                <text:p>1.42865286432899</text:p>
              </table:table-cell>
              <table:table-cell office:value-type="float" office:value="38.4145660533281">
                <text:p>38.41456605332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0">
                <text:p>3650</text:p>
              </table:table-cell>
              <table:table-cell office:value-type="float" office:value="29.7659280629956">
                <text:p>29.7659280629956</text:p>
              </table:table-cell>
              <table:table-cell office:value-type="float" office:value="29.6029156017175">
                <text:p>29.6029156017175</text:p>
              </table:table-cell>
              <table:table-cell office:value-type="float" office:value="1.41101193668753">
                <text:p>1.41101193668753</text:p>
              </table:table-cell>
              <table:table-cell office:value-type="float" office:value="1.44461433137447">
                <text:p>1.44461433137447</text:p>
              </table:table-cell>
              <table:table-cell office:value-type="float" office:value="37.7755163698337">
                <text:p>37.77551636983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0">
                <text:p>3700</text:p>
              </table:table-cell>
              <table:table-cell office:value-type="float" office:value="30.0680706695093">
                <text:p>30.0680706695093</text:p>
              </table:table-cell>
              <table:table-cell office:value-type="float" office:value="29.9062273659844">
                <text:p>29.9062273659844</text:p>
              </table:table-cell>
              <table:table-cell office:value-type="float" office:value="1.41850338303078">
                <text:p>1.41850338303078</text:p>
              </table:table-cell>
              <table:table-cell office:value-type="float" office:value="1.44806507125629">
                <text:p>1.44806507125629</text:p>
              </table:table-cell>
              <table:table-cell office:value-type="float" office:value="37.1591200422019">
                <text:p>37.15912004220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50">
                <text:p>3750</text:p>
              </table:table-cell>
              <table:table-cell office:value-type="float" office:value="30.3581131064489">
                <text:p>30.3581131064489</text:p>
              </table:table-cell>
              <table:table-cell office:value-type="float" office:value="30.2001438512409">
                <text:p>30.2001438512409</text:p>
              </table:table-cell>
              <table:table-cell office:value-type="float" office:value="1.42277246210649">
                <text:p>1.42277246210649</text:p>
              </table:table-cell>
              <table:table-cell office:value-type="float" office:value="1.47155342764659">
                <text:p>1.47155342764659</text:p>
              </table:table-cell>
              <table:table-cell office:value-type="float" office:value="36.5474039110906">
                <text:p>36.54740391109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0">
                <text:p>3800</text:p>
              </table:table-cell>
              <table:table-cell office:value-type="float" office:value="30.637278479909">
                <text:p>30.637278479909</text:p>
              </table:table-cell>
              <table:table-cell office:value-type="float" office:value="30.4811008737549">
                <text:p>30.4811008737549</text:p>
              </table:table-cell>
              <table:table-cell office:value-type="float" office:value="1.44702318643864">
                <text:p>1.44702318643864</text:p>
              </table:table-cell>
              <table:table-cell office:value-type="float" office:value="1.49499572488286">
                <text:p>1.49499572488286</text:p>
              </table:table-cell>
              <table:table-cell office:value-type="float" office:value="35.9395887193278">
                <text:p>35.93958871932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50">
                <text:p>3850</text:p>
              </table:table-cell>
              <table:table-cell office:value-type="float" office:value="30.9124398443573">
                <text:p>30.9124398443573</text:p>
              </table:table-cell>
              <table:table-cell office:value-type="float" office:value="30.75725639113">
                <text:p>30.75725639113</text:p>
              </table:table-cell>
              <table:table-cell office:value-type="float" office:value="1.47019708080382">
                <text:p>1.47019708080382</text:p>
              </table:table-cell>
              <table:table-cell office:value-type="float" office:value="1.5141682892723">
                <text:p>1.5141682892723</text:p>
              </table:table-cell>
              <table:table-cell office:value-type="float" office:value="35.3459255974818">
                <text:p>35.34592559748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0">
                <text:p>3900</text:p>
              </table:table-cell>
              <table:table-cell office:value-type="float" office:value="31.1883118107983">
                <text:p>31.1883118107983</text:p>
              </table:table-cell>
              <table:table-cell office:value-type="float" office:value="31.0351876628869">
                <text:p>31.0351876628869</text:p>
              </table:table-cell>
              <table:table-cell office:value-type="float" office:value="1.4786338744849">
                <text:p>1.4786338744849</text:p>
              </table:table-cell>
              <table:table-cell office:value-type="float" office:value="1.52364549986885">
                <text:p>1.52364549986885</text:p>
              </table:table-cell>
              <table:table-cell office:value-type="float" office:value="34.7742085669721">
                <text:p>34.77420856697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50">
                <text:p>3950</text:p>
              </table:table-cell>
              <table:table-cell office:value-type="float" office:value="31.4555427048918">
                <text:p>31.4555427048918</text:p>
              </table:table-cell>
              <table:table-cell office:value-type="float" office:value="31.3026725120337">
                <text:p>31.3026725120337</text:p>
              </table:table-cell>
              <table:table-cell office:value-type="float" office:value="1.50005354602025">
                <text:p>1.50005354602025</text:p>
              </table:table-cell>
              <table:table-cell office:value-type="float" office:value="1.53343616693722">
                <text:p>1.53343616693722</text:p>
              </table:table-cell>
              <table:table-cell office:value-type="float" office:value="34.2082826929175">
                <text:p>34.20828269291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31.7211427915271">
                <text:p>31.7211427915271</text:p>
              </table:table-cell>
              <table:table-cell office:value-type="float" office:value="31.5704227823524">
                <text:p>31.5704227823524</text:p>
              </table:table-cell>
              <table:table-cell office:value-type="float" office:value="1.50555250941733">
                <text:p>1.50555250941733</text:p>
              </table:table-cell>
              <table:table-cell office:value-type="float" office:value="1.54266121663619">
                <text:p>1.54266121663619</text:p>
              </table:table-cell>
              <table:table-cell office:value-type="float" office:value="33.6602085252626">
                <text:p>33.66020852526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0">
                <text:p>4050</text:p>
              </table:table-cell>
              <table:table-cell office:value-type="float" office:value="31.9745145473176">
                <text:p>31.9745145473176</text:p>
              </table:table-cell>
              <table:table-cell office:value-type="float" office:value="31.8267425954565">
                <text:p>31.8267425954565</text:p>
              </table:table-cell>
              <table:table-cell office:value-type="float" office:value="1.51808477105328">
                <text:p>1.51808477105328</text:p>
              </table:table-cell>
              <table:table-cell office:value-type="float" office:value="1.56592878801032">
                <text:p>1.56592878801032</text:p>
              </table:table-cell>
              <table:table-cell office:value-type="float" office:value="33.1147173303152">
                <text:p>33.1147173303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00">
                <text:p>4100</text:p>
              </table:table-cell>
              <table:table-cell office:value-type="float" office:value="32.2252158022123">
                <text:p>32.2252158022123</text:p>
              </table:table-cell>
              <table:table-cell office:value-type="float" office:value="32.0794827964614">
                <text:p>32.0794827964614</text:p>
              </table:table-cell>
              <table:table-cell office:value-type="float" office:value="1.53265474463918">
                <text:p>1.53265474463918</text:p>
              </table:table-cell>
              <table:table-cell office:value-type="float" office:value="1.58091963946103">
                <text:p>1.58091963946103</text:p>
              </table:table-cell>
              <table:table-cell office:value-type="float" office:value="32.5817152323365">
                <text:p>32.58171523233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50">
                <text:p>4150</text:p>
              </table:table-cell>
              <table:table-cell office:value-type="float" office:value="32.4710353789945">
                <text:p>32.4710353789945</text:p>
              </table:table-cell>
              <table:table-cell office:value-type="float" office:value="32.3258387647711">
                <text:p>32.3258387647711</text:p>
              </table:table-cell>
              <table:table-cell office:value-type="float" office:value="1.55498912753462">
                <text:p>1.55498912753462</text:p>
              </table:table-cell>
              <table:table-cell office:value-type="float" office:value="1.58968242896032">
                <text:p>1.58968242896032</text:p>
              </table:table-cell>
              <table:table-cell office:value-type="float" office:value="32.0584427138887">
                <text:p>32.05844271388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32.6908976328075">
                <text:p>32.6908976328075</text:p>
              </table:table-cell>
              <table:table-cell office:value-type="float" office:value="32.5441825964025">
                <text:p>32.5441825964025</text:p>
              </table:table-cell>
              <table:table-cell office:value-type="float" office:value="1.61793794985278">
                <text:p>1.61793794985278</text:p>
              </table:table-cell>
              <table:table-cell office:value-type="float" office:value="1.62524927790078">
                <text:p>1.62524927790078</text:p>
              </table:table-cell>
              <table:table-cell office:value-type="float" office:value="31.5217211485771">
                <text:p>31.52172114857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0">
                <text:p>4250</text:p>
              </table:table-cell>
              <table:table-cell office:value-type="float" office:value="32.9285541374025">
                <text:p>32.9285541374025</text:p>
              </table:table-cell>
              <table:table-cell office:value-type="float" office:value="32.7837088122058">
                <text:p>32.7837088122058</text:p>
              </table:table-cell>
              <table:table-cell office:value-type="float" office:value="1.62737645234033">
                <text:p>1.62737645234033</text:p>
              </table:table-cell>
              <table:table-cell office:value-type="float" office:value="1.63565449054366">
                <text:p>1.63565449054366</text:p>
              </table:table-cell>
              <table:table-cell office:value-type="float" office:value="31.0246948989187">
                <text:p>31.0246948989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00">
                <text:p>4300</text:p>
              </table:table-cell>
              <table:table-cell office:value-type="float" office:value="33.139451878809">
                <text:p>33.139451878809</text:p>
              </table:table-cell>
              <table:table-cell office:value-type="float" office:value="32.9972668355132">
                <text:p>32.9972668355132</text:p>
              </table:table-cell>
              <table:table-cell office:value-type="float" office:value="1.66473303422414">
                <text:p>1.66473303422414</text:p>
              </table:table-cell>
              <table:table-cell office:value-type="float" office:value="1.68492201494858">
                <text:p>1.68492201494858</text:p>
              </table:table-cell>
              <table:table-cell office:value-type="float" office:value="30.5136152174314">
                <text:p>30.51361521743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50">
                <text:p>4350</text:p>
              </table:table-cell>
              <table:table-cell office:value-type="float" office:value="33.3686380730375">
                <text:p>33.3686380730375</text:p>
              </table:table-cell>
              <table:table-cell office:value-type="float" office:value="33.2309871387807">
                <text:p>33.2309871387807</text:p>
              </table:table-cell>
              <table:table-cell office:value-type="float" office:value="1.65560649063318">
                <text:p>1.65560649063318</text:p>
              </table:table-cell>
              <table:table-cell office:value-type="float" office:value="1.70585923852547">
                <text:p>1.70585923852547</text:p>
              </table:table-cell>
              <table:table-cell office:value-type="float" office:value="30.0388982133191">
                <text:p>30.03889821331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">
                <text:p>4400</text:p>
              </table:table-cell>
              <table:table-cell office:value-type="float" office:value="33.59266341035">
                <text:p>33.59266341035</text:p>
              </table:table-cell>
              <table:table-cell office:value-type="float" office:value="33.4511505695334">
                <text:p>33.4511505695334</text:p>
              </table:table-cell>
              <table:table-cell office:value-type="float" office:value="1.68824471318739">
                <text:p>1.68824471318739</text:p>
              </table:table-cell>
              <table:table-cell office:value-type="float" office:value="1.69912524587949">
                <text:p>1.69912524587949</text:p>
              </table:table-cell>
              <table:table-cell office:value-type="float" office:value="29.5688053878614">
                <text:p>29.56880538786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0">
                <text:p>4450</text:p>
              </table:table-cell>
              <table:table-cell office:value-type="float" office:value="33.8112945817527">
                <text:p>33.8112945817527</text:p>
              </table:table-cell>
              <table:table-cell office:value-type="float" office:value="33.6741780362456">
                <text:p>33.6741780362456</text:p>
              </table:table-cell>
              <table:table-cell office:value-type="float" office:value="1.68181679406668">
                <text:p>1.68181679406668</text:p>
              </table:table-cell>
              <table:table-cell office:value-type="float" office:value="1.721118158413">
                <text:p>1.721118158413</text:p>
              </table:table-cell>
              <table:table-cell office:value-type="float" office:value="29.1115819236119">
                <text:p>29.11158192361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0">
                <text:p>4500</text:p>
              </table:table-cell>
              <table:table-cell office:value-type="float" office:value="34.0260477123186">
                <text:p>34.0260477123186</text:p>
              </table:table-cell>
              <table:table-cell office:value-type="float" office:value="33.8904543742687">
                <text:p>33.8904543742687</text:p>
              </table:table-cell>
              <table:table-cell office:value-type="float" office:value="1.68736566255035">
                <text:p>1.68736566255035</text:p>
              </table:table-cell>
              <table:table-cell office:value-type="float" office:value="1.73366339844657">
                <text:p>1.73366339844657</text:p>
              </table:table-cell>
              <table:table-cell office:value-type="float" office:value="28.6624584144265">
                <text:p>28.66245841442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0">
                <text:p>4550</text:p>
              </table:table-cell>
              <table:table-cell office:value-type="float" office:value="34.242697624118">
                <text:p>34.242697624118</text:p>
              </table:table-cell>
              <table:table-cell office:value-type="float" office:value="34.1102711615447">
                <text:p>34.1102711615447</text:p>
              </table:table-cell>
              <table:table-cell office:value-type="float" office:value="1.67699226695634">
                <text:p>1.67699226695634</text:p>
              </table:table-cell>
              <table:table-cell office:value-type="float" office:value="1.74058755583482">
                <text:p>1.74058755583482</text:p>
              </table:table-cell>
              <table:table-cell office:value-type="float" office:value="28.2294412079667">
                <text:p>28.2294412079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0">
                <text:p>4600</text:p>
              </table:table-cell>
              <table:table-cell office:value-type="float" office:value="34.4569955669256">
                <text:p>34.4569955669256</text:p>
              </table:table-cell>
              <table:table-cell office:value-type="float" office:value="34.326092147373">
                <text:p>34.326092147373</text:p>
              </table:table-cell>
              <table:table-cell office:value-type="float" office:value="1.67041427200262">
                <text:p>1.67041427200262</text:p>
              </table:table-cell>
              <table:table-cell office:value-type="float" office:value="1.7407140241382">
                <text:p>1.7407140241382</text:p>
              </table:table-cell>
              <table:table-cell office:value-type="float" office:value="27.8057739611263">
                <text:p>27.80577396112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0">
                <text:p>4650</text:p>
              </table:table-cell>
              <table:table-cell office:value-type="float" office:value="34.6548137917311">
                <text:p>34.6548137917311</text:p>
              </table:table-cell>
              <table:table-cell office:value-type="float" office:value="34.5235110646462">
                <text:p>34.5235110646462</text:p>
              </table:table-cell>
              <table:table-cell office:value-type="float" office:value="1.6925029443524">
                <text:p>1.6925029443524</text:p>
              </table:table-cell>
              <table:table-cell office:value-type="float" office:value="1.75125061034321">
                <text:p>1.75125061034321</text:p>
              </table:table-cell>
              <table:table-cell office:value-type="float" office:value="27.3779194132823">
                <text:p>27.37791941328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00">
                <text:p>4700</text:p>
              </table:table-cell>
              <table:table-cell office:value-type="float" office:value="34.8494105688286">
                <text:p>34.8494105688286</text:p>
              </table:table-cell>
              <table:table-cell office:value-type="float" office:value="34.7209707137939">
                <text:p>34.7209707137939</text:p>
              </table:table-cell>
              <table:table-cell office:value-type="float" office:value="1.69727852115174">
                <text:p>1.69727852115174</text:p>
              </table:table-cell>
              <table:table-cell office:value-type="float" office:value="1.77127581927802">
                <text:p>1.77127581927802</text:p>
              </table:table-cell>
              <table:table-cell office:value-type="float" office:value="26.9610546575053">
                <text:p>26.96105465750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50">
                <text:p>4750</text:p>
              </table:table-cell>
              <table:table-cell office:value-type="float" office:value="35.0481412352445">
                <text:p>35.0481412352445</text:p>
              </table:table-cell>
              <table:table-cell office:value-type="float" office:value="34.916672603316">
                <text:p>34.916672603316</text:p>
              </table:table-cell>
              <table:table-cell office:value-type="float" office:value="1.71955570259688">
                <text:p>1.71955570259688</text:p>
              </table:table-cell>
              <table:table-cell office:value-type="float" office:value="1.75826090227904">
                <text:p>1.75826090227904</text:p>
              </table:table-cell>
              <table:table-cell office:value-type="float" office:value="26.5573599872492">
                <text:p>26.55735998724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00">
                <text:p>4800</text:p>
              </table:table-cell>
              <table:table-cell office:value-type="float" office:value="35.2249250208484">
                <text:p>35.2249250208484</text:p>
              </table:table-cell>
              <table:table-cell office:value-type="float" office:value="35.0869371440032">
                <text:p>35.0869371440032</text:p>
              </table:table-cell>
              <table:table-cell office:value-type="float" office:value="1.78568574168529">
                <text:p>1.78568574168529</text:p>
              </table:table-cell>
              <table:table-cell office:value-type="float" office:value="1.75801142544459">
                <text:p>1.75801142544459</text:p>
              </table:table-cell>
              <table:table-cell office:value-type="float" office:value="26.1444324854882">
                <text:p>26.14443248548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50">
                <text:p>4850</text:p>
              </table:table-cell>
              <table:table-cell office:value-type="float" office:value="35.4060810638305">
                <text:p>35.4060810638305</text:p>
              </table:table-cell>
              <table:table-cell office:value-type="float" office:value="35.2690023729064">
                <text:p>35.2690023729064</text:p>
              </table:table-cell>
              <table:table-cell office:value-type="float" office:value="1.80185522480755">
                <text:p>1.80185522480755</text:p>
              </table:table-cell>
              <table:table-cell office:value-type="float" office:value="1.77293230218831">
                <text:p>1.77293230218831</text:p>
              </table:table-cell>
              <table:table-cell office:value-type="float" office:value="25.7501197557599">
                <text:p>25.75011975575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0">
                <text:p>4900</text:p>
              </table:table-cell>
              <table:table-cell office:value-type="float" office:value="35.5766831540094">
                <text:p>35.5766831540094</text:p>
              </table:table-cell>
              <table:table-cell office:value-type="float" office:value="35.4418900639874">
                <text:p>35.4418900639874</text:p>
              </table:table-cell>
              <table:table-cell office:value-type="float" office:value="1.82040198328013">
                <text:p>1.82040198328013</text:p>
              </table:table-cell>
              <table:table-cell office:value-type="float" office:value="1.80249399758771">
                <text:p>1.80249399758771</text:p>
              </table:table-cell>
              <table:table-cell office:value-type="float" office:value="25.3585216691403">
                <text:p>25.35852166914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0">
                <text:p>4950</text:p>
              </table:table-cell>
              <table:table-cell office:value-type="float" office:value="35.7292225975579">
                <text:p>35.7292225975579</text:p>
              </table:table-cell>
              <table:table-cell office:value-type="float" office:value="35.5943483800787">
                <text:p>35.5943483800787</text:p>
              </table:table-cell>
              <table:table-cell office:value-type="float" office:value="1.87151843464274">
                <text:p>1.87151843464274</text:p>
              </table:table-cell>
              <table:table-cell office:value-type="float" office:value="1.84286226451494">
                <text:p>1.84286226451494</text:p>
              </table:table-cell>
              <table:table-cell office:value-type="float" office:value="24.962039335393">
                <text:p>24.9620393353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00">
                <text:p>5000</text:p>
              </table:table-cell>
              <table:table-cell office:value-type="float" office:value="35.8836396720897">
                <text:p>35.8836396720897</text:p>
              </table:table-cell>
              <table:table-cell office:value-type="float" office:value="35.7510997768303">
                <text:p>35.7510997768303</text:p>
              </table:table-cell>
              <table:table-cell office:value-type="float" office:value="1.90268012344299">
                <text:p>1.90268012344299</text:p>
              </table:table-cell>
              <table:table-cell office:value-type="float" office:value="1.88337338542465">
                <text:p>1.88337338542465</text:p>
              </table:table-cell>
              <table:table-cell office:value-type="float" office:value="24.5791981961267">
                <text:p>24.57919819612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Fine_20_Dotted" draw:display-name="Fine Dotted" draw:style="rect" draw:dots1="1" draw:distance="0.457cm"/>
  </office:styles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5050" chart:origin="0" chart:interval-major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0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812cm" svg:height="16.144cm" xlink:href=".." xlink:type="simple" chart:class="chart:scatter" chart:style-name="ch1">
        <chart:title svg:x="12.557cm" svg:y="0.457cm" chart:style-name="ch2">
          <text:p>Si Losses detail</text:p>
        </chart:title>
        <chart:legend chart:legend-position="end" svg:x="24.822cm" svg:y="7.524cm" style:legend-expansion="high" chart:style-name="ch3"/>
        <chart:plot-area chart:style-name="ch4" table:cell-range-address="results_summary.C575:results_summary.C673 results_summary.P575:results_summary.Q673" chart:data-source-has-labels="row" svg:x="1.731cm" svg:y="1.632cm" svg:width="22.515cm" svg:height="13.065cm">
          <chart:coordinate-region svg:x="2.538cm" svg:y="1.831cm" svg:width="21.708cm" svg:height="11.812cm"/>
          <chart:axis chart:dimension="x" chart:name="primary-x" chart:style-name="ch5">
            <chart:title svg:x="12.105cm" svg:y="15.019cm" chart:style-name="ch6">
              <text:p>Load(W)</text:p>
            </chart:title>
            <chart:grid chart:style-name="ch7" chart:class="major"/>
          </chart:axis>
          <chart:axis chart:dimension="y" chart:name="primary-y" chart:style-name="ch8">
            <chart:title svg:x="0.451cm" svg:y="10.026cm" chart:style-name="ch9">
              <text:p>% of total Si losses</text:p>
            </chart:title>
            <chart:grid chart:style-name="ch7" chart:class="major"/>
          </chart:axis>
          <chart:series chart:style-name="ch10" chart:values-cell-range-address="results_summary.P576:results_summary.P673" chart:label-cell-address="results_summary.P575:results_summary.P575" chart:class="chart:scatter">
            <chart:domain table:cell-range-address="results_summary.C576:results_summary.C673"/>
            <chart:data-point chart:repeated="98"/>
          </chart:series>
          <chart:series chart:style-name="ch11" chart:values-cell-range-address="results_summary.Q576:results_summary.Q673" chart:label-cell-address="results_summary.Q575:results_summary.Q575" chart:class="chart:scatter">
            <chart:data-point chart:repeated="9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Si_conduction_%</text:p>
                <draw:g>
                  <svg:desc>results_summary.P575:results_summary.P575</svg:desc>
                </draw:g>
              </table:table-cell>
              <table:table-cell office:value-type="string">
                <text:p>Si_switching_%</text:p>
                <draw:g>
                  <svg:desc>results_summary.Q575:results_summary.Q5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ults_summary.C576:results_summary.C673</svg:desc>
                </draw:g>
              </table:table-cell>
              <table:table-cell office:value-type="float" office:value="94.1524208405444">
                <text:p>94.1524208405444</text:p>
                <draw:g>
                  <svg:desc>results_summary.P576:results_summary.P673</svg:desc>
                </draw:g>
              </table:table-cell>
              <table:table-cell office:value-type="float" office:value="5.84757915952098">
                <text:p>5.84757915952098</text:p>
                <draw:g>
                  <svg:desc>results_summary.Q576:results_summary.Q6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4.7480223021201">
                <text:p>94.7480223021201</text:p>
              </table:table-cell>
              <table:table-cell office:value-type="float" office:value="5.25197769784825">
                <text:p>5.25197769784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95.4930027763453">
                <text:p>95.4930027763453</text:p>
              </table:table-cell>
              <table:table-cell office:value-type="float" office:value="4.5069972234127">
                <text:p>4.5069972234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97.6287982731869">
                <text:p>97.6287982731869</text:p>
              </table:table-cell>
              <table:table-cell office:value-type="float" office:value="2.37120172658986">
                <text:p>2.37120172658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98.089211060246">
                <text:p>98.089211060246</text:p>
              </table:table-cell>
              <table:table-cell office:value-type="float" office:value="1.91078893986107">
                <text:p>1.91078893986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98.4273872498031">
                <text:p>98.4273872498031</text:p>
              </table:table-cell>
              <table:table-cell office:value-type="float" office:value="1.57261275021144">
                <text:p>1.57261275021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98.6693985263906">
                <text:p>98.6693985263906</text:p>
              </table:table-cell>
              <table:table-cell office:value-type="float" office:value="1.33060147355764">
                <text:p>1.33060147355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98.8827301165641">
                <text:p>98.8827301165641</text:p>
              </table:table-cell>
              <table:table-cell office:value-type="float" office:value="1.11726988348515">
                <text:p>1.11726988348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99.1647014313008">
                <text:p>99.1647014313008</text:p>
              </table:table-cell>
              <table:table-cell office:value-type="float" office:value="0.835298569015708">
                <text:p>0.8352985690157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99.4629176701644">
                <text:p>99.4629176701644</text:p>
              </table:table-cell>
              <table:table-cell office:value-type="float" office:value="0.537082329916464">
                <text:p>0.537082329916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">
                <text:p>650</text:p>
              </table:table-cell>
              <table:table-cell office:value-type="float" office:value="99.3778687860963">
                <text:p>99.3778687860963</text:p>
              </table:table-cell>
              <table:table-cell office:value-type="float" office:value="0.622131214138418">
                <text:p>0.6221312141384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99.4295358130873">
                <text:p>99.4295358130873</text:p>
              </table:table-cell>
              <table:table-cell office:value-type="float" office:value="0.570464186726458">
                <text:p>0.570464186726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99.550010228279">
                <text:p>99.550010228279</text:p>
              </table:table-cell>
              <table:table-cell office:value-type="float" office:value="0.449989771725677">
                <text:p>0.4499897717256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99.7067943457729">
                <text:p>99.7067943457729</text:p>
              </table:table-cell>
              <table:table-cell office:value-type="float" office:value="0.293205654414214">
                <text:p>0.293205654414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99.8564544188937">
                <text:p>99.8564544188937</text:p>
              </table:table-cell>
              <table:table-cell office:value-type="float" office:value="0.143545581151742">
                <text:p>0.143545581151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99.9276862553054">
                <text:p>99.9276862553054</text:p>
              </table:table-cell>
              <table:table-cell office:value-type="float" office:value="0.0723137447275831">
                <text:p>0.07231374472758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">
                <text:p>950</text:p>
              </table:table-cell>
              <table:table-cell office:value-type="float" office:value="99.9279058644575">
                <text:p>99.9279058644575</text:p>
              </table:table-cell>
              <table:table-cell office:value-type="float" office:value="0.0720941354749777">
                <text:p>0.07209413547497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99.9267901468067">
                <text:p>99.9267901468067</text:p>
              </table:table-cell>
              <table:table-cell office:value-type="float" office:value="0.0732098533531107">
                <text:p>0.0732098533531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">
                <text:p>1050</text:p>
              </table:table-cell>
              <table:table-cell office:value-type="float" office:value="99.9339488898792">
                <text:p>99.9339488898792</text:p>
              </table:table-cell>
              <table:table-cell office:value-type="float" office:value="0.0660511103126873">
                <text:p>0.06605111031268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">
                <text:p>1100</text:p>
              </table:table-cell>
              <table:table-cell office:value-type="float" office:value="99.9458383056524">
                <text:p>99.9458383056524</text:p>
              </table:table-cell>
              <table:table-cell office:value-type="float" office:value="0.0541616944152745">
                <text:p>0.05416169441527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">
                <text:p>1150</text:p>
              </table:table-cell>
              <table:table-cell office:value-type="float" office:value="99.9533421123879">
                <text:p>99.9533421123879</text:p>
              </table:table-cell>
              <table:table-cell office:value-type="float" office:value="0.0466578875746878">
                <text:p>0.04665788757468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99.9393168116785">
                <text:p>99.9393168116785</text:p>
              </table:table-cell>
              <table:table-cell office:value-type="float" office:value="0.0606831882427903">
                <text:p>0.06068318824279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">
                <text:p>1250</text:p>
              </table:table-cell>
              <table:table-cell office:value-type="float" office:value="99.9346853019834">
                <text:p>99.9346853019834</text:p>
              </table:table-cell>
              <table:table-cell office:value-type="float" office:value="0.0653146980535462">
                <text:p>0.0653146980535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99.9606462066582">
                <text:p>99.9606462066582</text:p>
              </table:table-cell>
              <table:table-cell office:value-type="float" office:value="0.0393537931477265">
                <text:p>0.0393537931477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0">
                <text:p>1350</text:p>
              </table:table-cell>
              <table:table-cell office:value-type="float" office:value="99.9595844291176">
                <text:p>99.9595844291176</text:p>
              </table:table-cell>
              <table:table-cell office:value-type="float" office:value="0.0404155709812984">
                <text:p>0.04041557098129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99.9891160857862">
                <text:p>99.9891160857862</text:p>
              </table:table-cell>
              <table:table-cell office:value-type="float" office:value="0.010883914568298">
                <text:p>0.0108839145682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0">
                <text:p>1450</text:p>
              </table:table-cell>
              <table:table-cell office:value-type="float" office:value="99.9907721830431">
                <text:p>99.9907721830431</text:p>
              </table:table-cell>
              <table:table-cell office:value-type="float" office:value="0.00922781683527564">
                <text:p>0.009227816835275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99.9913565117566">
                <text:p>99.9913565117566</text:p>
              </table:table-cell>
              <table:table-cell office:value-type="float" office:value="0.00864348826449241">
                <text:p>0.008643488264492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0">
                <text:p>1550</text:p>
              </table:table-cell>
              <table:table-cell office:value-type="float" office:value="99.9918873789878">
                <text:p>99.9918873789878</text:p>
              </table:table-cell>
              <table:table-cell office:value-type="float" office:value="0.00811262105366755">
                <text:p>0.008112621053667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">
                <text:p>1600</text:p>
              </table:table-cell>
              <table:table-cell office:value-type="float" office:value="99.9923716986571">
                <text:p>99.9923716986571</text:p>
              </table:table-cell>
              <table:table-cell office:value-type="float" office:value="0.00762830100946287">
                <text:p>0.007628301009462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99.992045328737">
                <text:p>99.992045328737</text:p>
              </table:table-cell>
              <table:table-cell office:value-type="float" office:value="0.00795467122285576">
                <text:p>0.00795467122285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0">
                <text:p>1700</text:p>
              </table:table-cell>
              <table:table-cell office:value-type="float" office:value="99.9747457072573">
                <text:p>99.9747457072573</text:p>
              </table:table-cell>
              <table:table-cell office:value-type="float" office:value="0.0252542926935908">
                <text:p>0.02525429269359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">
                <text:p>1750</text:p>
              </table:table-cell>
              <table:table-cell office:value-type="float" office:value="99.9774233195089">
                <text:p>99.9774233195089</text:p>
              </table:table-cell>
              <table:table-cell office:value-type="float" office:value="0.0225766804003396">
                <text:p>0.02257668040033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99.992797277017">
                <text:p>99.992797277017</text:p>
              </table:table-cell>
              <table:table-cell office:value-type="float" office:value="0.00720272283614784">
                <text:p>0.007202722836147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0">
                <text:p>1850</text:p>
              </table:table-cell>
              <table:table-cell office:value-type="float" office:value="99.9942529619627">
                <text:p>99.9942529619627</text:p>
              </table:table-cell>
              <table:table-cell office:value-type="float" office:value="0.00574703804306826">
                <text:p>0.00574703804306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99.9945456583917">
                <text:p>99.9945456583917</text:p>
              </table:table-cell>
              <table:table-cell office:value-type="float" office:value="0.00545434152132708">
                <text:p>0.005454341521327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">
                <text:p>1950</text:p>
              </table:table-cell>
              <table:table-cell office:value-type="float" office:value="99.9948165385302">
                <text:p>99.9948165385302</text:p>
              </table:table-cell>
              <table:table-cell office:value-type="float" office:value="0.00518346147615767">
                <text:p>0.005183461476157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99.9950676044078">
                <text:p>99.9950676044078</text:p>
              </table:table-cell>
              <table:table-cell office:value-type="float" office:value="0.00493239578508757">
                <text:p>0.004932395785087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">
                <text:p>2050</text:p>
              </table:table-cell>
              <table:table-cell office:value-type="float" office:value="99.9953008423934">
                <text:p>99.9953008423934</text:p>
              </table:table-cell>
              <table:table-cell office:value-type="float" office:value="0.00469915752950592">
                <text:p>0.004699157529505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0">
                <text:p>2100</text:p>
              </table:table-cell>
              <table:table-cell office:value-type="float" office:value="99.9955179382053">
                <text:p>99.9955179382053</text:p>
              </table:table-cell>
              <table:table-cell office:value-type="float" office:value="0.00448206164627354">
                <text:p>0.004482061646273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0">
                <text:p>2150</text:p>
              </table:table-cell>
              <table:table-cell office:value-type="float" office:value="99.9957206845338">
                <text:p>99.9957206845338</text:p>
              </table:table-cell>
              <table:table-cell office:value-type="float" office:value="0.00427931531337927">
                <text:p>0.00427931531337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0">
                <text:p>2200</text:p>
              </table:table-cell>
              <table:table-cell office:value-type="float" office:value="99.995910184429">
                <text:p>99.995910184429</text:p>
              </table:table-cell>
              <table:table-cell office:value-type="float" office:value="0.00408981563663244">
                <text:p>0.004089815636632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0">
                <text:p>2250</text:p>
              </table:table-cell>
              <table:table-cell office:value-type="float" office:value="99.9960874850062">
                <text:p>99.9960874850062</text:p>
              </table:table-cell>
              <table:table-cell office:value-type="float" office:value="0.00391251495953368">
                <text:p>0.003912514959533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0">
                <text:p>2300</text:p>
              </table:table-cell>
              <table:table-cell office:value-type="float" office:value="99.9962532847907">
                <text:p>99.9962532847907</text:p>
              </table:table-cell>
              <table:table-cell office:value-type="float" office:value="0.00374671525052853">
                <text:p>0.003746715250528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0">
                <text:p>2350</text:p>
              </table:table-cell>
              <table:table-cell office:value-type="float" office:value="99.9964081844421">
                <text:p>99.9964081844421</text:p>
              </table:table-cell>
              <table:table-cell office:value-type="float" office:value="0.0035918156213723">
                <text:p>0.00359181562137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0">
                <text:p>2400</text:p>
              </table:table-cell>
              <table:table-cell office:value-type="float" office:value="99.996553422323">
                <text:p>99.996553422323</text:p>
              </table:table-cell>
              <table:table-cell office:value-type="float" office:value="0.00344657762741569">
                <text:p>0.003446577627415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0">
                <text:p>2450</text:p>
              </table:table-cell>
              <table:table-cell office:value-type="float" office:value="99.9966898109385">
                <text:p>99.9966898109385</text:p>
              </table:table-cell>
              <table:table-cell office:value-type="float" office:value="0.00331018906188418">
                <text:p>0.003310189061884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99.9968091814723">
                <text:p>99.9968091814723</text:p>
              </table:table-cell>
              <table:table-cell office:value-type="float" office:value="0.00319081851816827">
                <text:p>0.003190818518168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0">
                <text:p>2550</text:p>
              </table:table-cell>
              <table:table-cell office:value-type="float" office:value="99.9969396656865">
                <text:p>99.9969396656865</text:p>
              </table:table-cell>
              <table:table-cell office:value-type="float" office:value="0.00306033438646636">
                <text:p>0.003060334386466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0">
                <text:p>2600</text:p>
              </table:table-cell>
              <table:table-cell office:value-type="float" office:value="99.9970541994366">
                <text:p>99.9970541994366</text:p>
              </table:table-cell>
              <table:table-cell office:value-type="float" office:value="0.00294580074139244">
                <text:p>0.002945800741392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0">
                <text:p>2650</text:p>
              </table:table-cell>
              <table:table-cell office:value-type="float" office:value="99.9971624327282">
                <text:p>99.9971624327282</text:p>
              </table:table-cell>
              <table:table-cell office:value-type="float" office:value="0.00283756726859189">
                <text:p>0.002837567268591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0">
                <text:p>2700</text:p>
              </table:table-cell>
              <table:table-cell office:value-type="float" office:value="99.9972648334978">
                <text:p>99.9972648334978</text:p>
              </table:table-cell>
              <table:table-cell office:value-type="float" office:value="0.0027351666152159">
                <text:p>0.00273516661521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99.9973619535715">
                <text:p>99.9973619535715</text:p>
              </table:table-cell>
              <table:table-cell office:value-type="float" office:value="0.00263804650452401">
                <text:p>0.002638046504524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0">
                <text:p>2800</text:p>
              </table:table-cell>
              <table:table-cell office:value-type="float" office:value="99.9974539251469">
                <text:p>99.9974539251469</text:p>
              </table:table-cell>
              <table:table-cell office:value-type="float" office:value="0.00254607493548305">
                <text:p>0.002546074935483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0">
                <text:p>2850</text:p>
              </table:table-cell>
              <table:table-cell office:value-type="float" office:value="99.9974091958422">
                <text:p>99.9974091958422</text:p>
              </table:table-cell>
              <table:table-cell office:value-type="float" office:value="0.00259080436602201">
                <text:p>0.002590804366022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0">
                <text:p>2900</text:p>
              </table:table-cell>
              <table:table-cell office:value-type="float" office:value="99.9976241448019">
                <text:p>99.9976241448019</text:p>
              </table:table-cell>
              <table:table-cell office:value-type="float" office:value="0.00237585537920693">
                <text:p>0.002375855379206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0">
                <text:p>2950</text:p>
              </table:table-cell>
              <table:table-cell office:value-type="float" office:value="99.9977030424974">
                <text:p>99.9977030424974</text:p>
              </table:table-cell>
              <table:table-cell office:value-type="float" office:value="0.00229695768128902">
                <text:p>0.002296957681289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">
                <text:p>3000</text:p>
              </table:table-cell>
              <table:table-cell office:value-type="float" office:value="99.9977780778874">
                <text:p>99.9977780778874</text:p>
              </table:table-cell>
              <table:table-cell office:value-type="float" office:value="0.00222192205958805">
                <text:p>0.002221922059588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0">
                <text:p>3050</text:p>
              </table:table-cell>
              <table:table-cell office:value-type="float" office:value="99.9978495890775">
                <text:p>99.9978495890775</text:p>
              </table:table-cell>
              <table:table-cell office:value-type="float" office:value="0.00215041121544011">
                <text:p>0.002150411215440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0">
                <text:p>3100</text:p>
              </table:table-cell>
              <table:table-cell office:value-type="float" office:value="99.9979177002197">
                <text:p>99.9979177002197</text:p>
              </table:table-cell>
              <table:table-cell office:value-type="float" office:value="0.00208229969109595">
                <text:p>0.002082299691095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0">
                <text:p>3150</text:p>
              </table:table-cell>
              <table:table-cell office:value-type="float" office:value="99.9979826414022">
                <text:p>99.9979826414022</text:p>
              </table:table-cell>
              <table:table-cell office:value-type="float" office:value="0.00201735878528308">
                <text:p>0.002017358785283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00">
                <text:p>3200</text:p>
              </table:table-cell>
              <table:table-cell office:value-type="float" office:value="99.9980446375741">
                <text:p>99.9980446375741</text:p>
              </table:table-cell>
              <table:table-cell office:value-type="float" office:value="0.00195536246757339">
                <text:p>0.001955362467573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0">
                <text:p>3250</text:p>
              </table:table-cell>
              <table:table-cell office:value-type="float" office:value="99.9980808995572">
                <text:p>99.9980808995572</text:p>
              </table:table-cell>
              <table:table-cell office:value-type="float" office:value="0.00191910060838889">
                <text:p>0.001919100608388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00">
                <text:p>3300</text:p>
              </table:table-cell>
              <table:table-cell office:value-type="float" office:value="99.9978825401952">
                <text:p>99.9978825401952</text:p>
              </table:table-cell>
              <table:table-cell office:value-type="float" office:value="0.00211745990724263">
                <text:p>0.002117459907242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0">
                <text:p>3350</text:p>
              </table:table-cell>
              <table:table-cell office:value-type="float" office:value="99.998214496861">
                <text:p>99.998214496861</text:p>
              </table:table-cell>
              <table:table-cell office:value-type="float" office:value="0.00178550314075785">
                <text:p>0.001785503140757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00">
                <text:p>3400</text:p>
              </table:table-cell>
              <table:table-cell office:value-type="float" office:value="99.9981248621666">
                <text:p>99.9981248621666</text:p>
              </table:table-cell>
              <table:table-cell office:value-type="float" office:value="0.00187513787669356">
                <text:p>0.001875137876693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0">
                <text:p>3450</text:p>
              </table:table-cell>
              <table:table-cell office:value-type="float" office:value="99.9983157929792">
                <text:p>99.9983157929792</text:p>
              </table:table-cell>
              <table:table-cell office:value-type="float" office:value="0.00168420702924936">
                <text:p>0.001684207029249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0">
                <text:p>3500</text:p>
              </table:table-cell>
              <table:table-cell office:value-type="float" office:value="99.9983633027373">
                <text:p>99.9983633027373</text:p>
              </table:table-cell>
              <table:table-cell office:value-type="float" office:value="0.00163669716819497">
                <text:p>0.001636697168194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0">
                <text:p>3550</text:p>
              </table:table-cell>
              <table:table-cell office:value-type="float" office:value="99.998408813773">
                <text:p>99.998408813773</text:p>
              </table:table-cell>
              <table:table-cell office:value-type="float" office:value="0.00159118611149249">
                <text:p>0.001591186111492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99.99845245809">
                <text:p>99.99845245809</text:p>
              </table:table-cell>
              <table:table-cell office:value-type="float" office:value="0.00154754185901541">
                <text:p>0.001547541859015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0">
                <text:p>3650</text:p>
              </table:table-cell>
              <table:table-cell office:value-type="float" office:value="99.9984943470634">
                <text:p>99.9984943470634</text:p>
              </table:table-cell>
              <table:table-cell office:value-type="float" office:value="0.00150565285656523">
                <text:p>0.001505652856565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0">
                <text:p>3700</text:p>
              </table:table-cell>
              <table:table-cell office:value-type="float" office:value="99.9985345748077">
                <text:p>99.9985345748077</text:p>
              </table:table-cell>
              <table:table-cell office:value-type="float" office:value="0.00146542500365119">
                <text:p>0.001465425003651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50">
                <text:p>3750</text:p>
              </table:table-cell>
              <table:table-cell office:value-type="float" office:value="99.9985732218316">
                <text:p>99.9985732218316</text:p>
              </table:table-cell>
              <table:table-cell office:value-type="float" office:value="0.00142677820598068">
                <text:p>0.001426778205980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0">
                <text:p>3800</text:p>
              </table:table-cell>
              <table:table-cell office:value-type="float" office:value="99.9986103729066">
                <text:p>99.9986103729066</text:p>
              </table:table-cell>
              <table:table-cell office:value-type="float" office:value="0.00138962712730319">
                <text:p>0.001389627127303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50">
                <text:p>3850</text:p>
              </table:table-cell>
              <table:table-cell office:value-type="float" office:value="99.9986461052063">
                <text:p>99.9986461052063</text:p>
              </table:table-cell>
              <table:table-cell office:value-type="float" office:value="0.00135389473500698">
                <text:p>0.001353894735006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0">
                <text:p>3900</text:p>
              </table:table-cell>
              <table:table-cell office:value-type="float" office:value="99.998680474185">
                <text:p>99.998680474185</text:p>
              </table:table-cell>
              <table:table-cell office:value-type="float" office:value="0.00131952574157472">
                <text:p>0.001319525741574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50">
                <text:p>3950</text:p>
              </table:table-cell>
              <table:table-cell office:value-type="float" office:value="99.998713569104">
                <text:p>99.998713569104</text:p>
              </table:table-cell>
              <table:table-cell office:value-type="float" office:value="0.00128643074181398">
                <text:p>0.001286430741813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99.998745441603">
                <text:p>99.998745441603</text:p>
              </table:table-cell>
              <table:table-cell office:value-type="float" office:value="0.00125455829411426">
                <text:p>0.001254558294114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0">
                <text:p>4050</text:p>
              </table:table-cell>
              <table:table-cell office:value-type="float" office:value="99.9987761537029">
                <text:p>99.9987761537029</text:p>
              </table:table-cell>
              <table:table-cell office:value-type="float" office:value="0.00122384621472038">
                <text:p>0.001223846214720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00">
                <text:p>4100</text:p>
              </table:table-cell>
              <table:table-cell office:value-type="float" office:value="99.9988057723986">
                <text:p>99.9988057723986</text:p>
              </table:table-cell>
              <table:table-cell office:value-type="float" office:value="0.00119422762775013">
                <text:p>0.001194227627750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50">
                <text:p>4150</text:p>
              </table:table-cell>
              <table:table-cell office:value-type="float" office:value="99.9988343514797">
                <text:p>99.9988343514797</text:p>
              </table:table-cell>
              <table:table-cell office:value-type="float" office:value="0.00116564864502206">
                <text:p>0.001165648645022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99.9988619190887">
                <text:p>99.9988619190887</text:p>
              </table:table-cell>
              <table:table-cell office:value-type="float" office:value="0.0011380809629532">
                <text:p>0.00113808096295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0">
                <text:p>4250</text:p>
              </table:table-cell>
              <table:table-cell office:value-type="float" office:value="99.9988885125978">
                <text:p>99.9988885125978</text:p>
              </table:table-cell>
              <table:table-cell office:value-type="float" office:value="0.00111148722961086">
                <text:p>0.001111487229610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00">
                <text:p>4300</text:p>
              </table:table-cell>
              <table:table-cell office:value-type="float" office:value="99.9989141957774">
                <text:p>99.9989141957774</text:p>
              </table:table-cell>
              <table:table-cell office:value-type="float" office:value="0.00108580426616054">
                <text:p>0.001085804266160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50">
                <text:p>4350</text:p>
              </table:table-cell>
              <table:table-cell office:value-type="float" office:value="99.998939008952">
                <text:p>99.998939008952</text:p>
              </table:table-cell>
              <table:table-cell office:value-type="float" office:value="0.00106099083877521">
                <text:p>0.00106099083877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">
                <text:p>4400</text:p>
              </table:table-cell>
              <table:table-cell office:value-type="float" office:value="99.9989629827981">
                <text:p>99.9989629827981</text:p>
              </table:table-cell>
              <table:table-cell office:value-type="float" office:value="0.00103701716020583">
                <text:p>0.001037017160205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0">
                <text:p>4450</text:p>
              </table:table-cell>
              <table:table-cell office:value-type="float" office:value="99.99898616663">
                <text:p>99.99898616663</text:p>
              </table:table-cell>
              <table:table-cell office:value-type="float" office:value="0.00101383326392692">
                <text:p>0.001013833263926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0">
                <text:p>4500</text:p>
              </table:table-cell>
              <table:table-cell office:value-type="float" office:value="99.999008591655">
                <text:p>99.999008591655</text:p>
              </table:table-cell>
              <table:table-cell office:value-type="float" office:value="0.000991408088903661">
                <text:p>0.0009914080889036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0">
                <text:p>4550</text:p>
              </table:table-cell>
              <table:table-cell office:value-type="float" office:value="99.9990302800514">
                <text:p>99.9990302800514</text:p>
              </table:table-cell>
              <table:table-cell office:value-type="float" office:value="0.000969719941080609">
                <text:p>0.0009697199410806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0">
                <text:p>4600</text:p>
              </table:table-cell>
              <table:table-cell office:value-type="float" office:value="99.999051276419">
                <text:p>99.999051276419</text:p>
              </table:table-cell>
              <table:table-cell office:value-type="float" office:value="0.000948723482835406">
                <text:p>0.0009487234828354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0">
                <text:p>4650</text:p>
              </table:table-cell>
              <table:table-cell office:value-type="float" office:value="99.9990716018482">
                <text:p>99.9990716018482</text:p>
              </table:table-cell>
              <table:table-cell office:value-type="float" office:value="0.00092839815462805">
                <text:p>0.000928398154628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00">
                <text:p>4700</text:p>
              </table:table-cell>
              <table:table-cell office:value-type="float" office:value="99.9990912853761">
                <text:p>99.9990912853761</text:p>
              </table:table-cell>
              <table:table-cell office:value-type="float" office:value="0.000908714740151451">
                <text:p>0.0009087147401514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50">
                <text:p>4750</text:p>
              </table:table-cell>
              <table:table-cell office:value-type="float" office:value="99.9991103534927">
                <text:p>99.9991103534927</text:p>
              </table:table-cell>
              <table:table-cell office:value-type="float" office:value="0.000889646522540667">
                <text:p>0.000889646522540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00">
                <text:p>4800</text:p>
              </table:table-cell>
              <table:table-cell office:value-type="float" office:value="99.9991288299536">
                <text:p>99.9991288299536</text:p>
              </table:table-cell>
              <table:table-cell office:value-type="float" office:value="0.00087116970548998">
                <text:p>0.000871169705489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50">
                <text:p>4850</text:p>
              </table:table-cell>
              <table:table-cell office:value-type="float" office:value="99.9991467490452">
                <text:p>99.9991467490452</text:p>
              </table:table-cell>
              <table:table-cell office:value-type="float" office:value="0.000853251120566293">
                <text:p>0.0008532511205662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0">
                <text:p>4900</text:p>
              </table:table-cell>
              <table:table-cell office:value-type="float" office:value="99.9991641159246">
                <text:p>99.9991641159246</text:p>
              </table:table-cell>
              <table:table-cell office:value-type="float" office:value="0.000835884367606691">
                <text:p>0.0008358843676066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0">
                <text:p>4950</text:p>
              </table:table-cell>
              <table:table-cell office:value-type="float" office:value="99.999180958029">
                <text:p>99.999180958029</text:p>
              </table:table-cell>
              <table:table-cell office:value-type="float" office:value="0.000819041935956949">
                <text:p>0.0008190419359569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00">
                <text:p>5000</text:p>
              </table:table-cell>
              <table:table-cell office:value-type="float" office:value="99.9991973055593">
                <text:p>99.9991973055593</text:p>
              </table:table-cell>
              <table:table-cell office:value-type="float" office:value="0.00080269444758906">
                <text:p>0.0008026944475890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